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fo:border="thin solid #000000" style:vertical-align="automatic"/>
      <style:text-properties fo:color="#000000"/>
    </style:style>
    <style:style style:name="ce3" style:family="table-cell" style:parent-style-name="Default" style:data-style-name="N0">
      <style:table-cell-properties style:vertical-align="automatic"/>
      <style:text-properties fo:color="#000000"/>
    </style:style>
    <style:style style:name="ce4" style:family="table-cell" style:parent-style-name="Default" style:data-style-name="N0">
      <style:table-cell-properties fo:border="thin solid #000000" style:vertical-align="automatic" fo:background-color="#DDEBF7"/>
      <style:text-properties fo:color="#000000"/>
    </style:style>
    <style:style style:name="ce5" style:family="table-cell" style:parent-style-name="Default" style:data-style-name="N0">
      <style:table-cell-properties fo:border="thin solid #000000" style:vertical-align="automatic" fo:background-color="#DDEBF7" style:repeat-content="false"/>
      <style:paragraph-properties fo:text-align="center"/>
      <style:text-properties fo:color="#000000"/>
    </style:style>
    <style:style style:name="ce6" style:family="table-cell" style:parent-style-name="Default" style:data-style-name="N0">
      <style:table-cell-properties fo:border="thin solid #000000" style:vertical-align="automatic" fo:background-color="#DDEBF7" style:repeat-content="false"/>
      <style:paragraph-properties fo:text-align="center"/>
      <style:text-properties fo:color="#000000" fo:font-weight="bold" style:font-weight-asian="bold" style:font-weight-complex="bold"/>
    </style:style>
    <style:style style:name="ce7" style:family="table-cell" style:parent-style-name="Default" style:data-style-name="N0">
      <style:table-cell-properties fo:border="thin solid #000000" style:vertical-align="automatic" style:repeat-content="false"/>
      <style:paragraph-properties fo:text-align="end" fo:margin-right="0cm"/>
      <style:text-properties fo:color="#000000"/>
    </style:style>
    <style:style style:name="ce8" style:family="table-cell" style:parent-style-name="Default" style:data-style-name="N0">
      <style:table-cell-properties fo:border="thin solid #000000" style:vertical-align="automatic" fo:background-color="#F3F3F3" style:repeat-content="false"/>
      <style:paragraph-properties fo:text-align="end" fo:margin-right="0cm"/>
      <style:text-properties fo:color="#000000" fo:font-weight="bold" style:font-weight-asian="bold" style:font-weight-complex="bold"/>
    </style:style>
    <style:style style:name="ce9" style:family="table-cell" style:parent-style-name="Default" style:data-style-name="N0">
      <style:table-cell-properties fo:border="thin solid #000000" style:vertical-align="automatic" style:repeat-content="false"/>
      <style:paragraph-properties fo:text-align="end" fo:margin-right="0cm"/>
      <style:text-properties fo:color="#000000" fo:font-size="11pt" style:font-size-asian="11pt" style:font-size-complex="11pt"/>
    </style:style>
    <style:style style:name="ce10" style:family="table-cell" style:parent-style-name="Default" style:data-style-name="N0">
      <style:table-cell-properties fo:border="thin solid #000000" style:vertical-align="automatic" fo:background-color="#F3F3F3" style:repeat-content="false"/>
      <style:paragraph-properties fo:text-align="end" fo:margin-right="0cm"/>
      <style:text-properties fo:color="#000000" fo:font-weight="bold" style:font-weight-asian="bold" style:font-weight-complex="bold"/>
    </style:style>
    <style:style style:name="ce11" style:family="table-cell" style:parent-style-name="Default" style:data-style-name="N0">
      <style:table-cell-properties fo:border="thin solid #000000" style:vertical-align="automatic" fo:background-color="#F3F3F3"/>
      <style:text-properties fo:color="#000000"/>
    </style:style>
    <style:style style:name="ce12" style:family="table-cell" style:parent-style-name="Default" style:data-style-name="N0">
      <style:table-cell-properties style:vertical-align="automatic" fo:background-color="#D9D9D9"/>
      <style:text-properties fo:color="#000000" fo:font-weight="bold" style:font-weight-asian="bold" style:font-weight-complex="bold"/>
    </style:style>
    <style:style style:name="ce13" style:family="table-cell" style:parent-style-name="Default" style:data-style-name="N0">
      <style:table-cell-properties style:vertical-align="automatic"/>
      <style:text-properties fo:color="#000000"/>
    </style:style>
    <style:style style:name="ce14" style:family="table-cell" style:parent-style-name="Default" style:data-style-name="N0">
      <style:table-cell-properties style:vertical-align="automatic"/>
      <style:text-properties fo:color="#000000"/>
    </style:style>
    <style:style style:name="ce15" style:family="table-cell" style:parent-style-name="Default" style:data-style-name="N0">
      <style:table-cell-properties style:vertical-align="automatic"/>
    </style:style>
    <style:style style:name="ce16" style:family="table-cell" style:parent-style-name="Default" style:data-style-name="N0">
      <style:table-cell-properties fo:border="thin solid #000000" style:vertical-align="automatic" fo:background-color="#DDEBF7" style:repeat-content="false"/>
      <style:paragraph-properties fo:text-align="center"/>
    </style:style>
    <style:style style:name="ce17" style:family="table-cell" style:parent-style-name="Default" style:data-style-name="N0">
      <style:table-cell-properties fo:border-top="thin solid #000000" fo:border-bottom="thin solid #000000" fo:border-left="none" fo:border-right="thin solid #000000" style:vertical-align="automatic" fo:background-color="#DDEBF7" style:repeat-content="false"/>
      <style:paragraph-properties fo:text-align="center"/>
    </style:style>
    <style:style style:name="ce18"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cm"/>
    </style:style>
    <style:style style:name="ce19" style:family="table-cell" style:parent-style-name="Default" style:data-style-name="N0">
      <style:table-cell-properties fo:border-top="none" fo:border-bottom="thin solid #000000" fo:border-left="none" fo:border-right="thin solid #000000" style:vertical-align="automatic" fo:background-color="#93C47D"/>
    </style:style>
    <style:style style:name="ce20"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end" fo:margin-right="0cm"/>
    </style:style>
    <style:style style:name="ce21" style:family="table-cell" style:parent-style-name="Default" style:data-style-name="N14">
      <style:table-cell-properties fo:border-top="none" fo:border-bottom="thin solid #000000" fo:border-left="none" fo:border-right="thin solid #000000" style:vertical-align="automatic" fo:background-color="#93C47D" style:repeat-content="false"/>
      <style:paragraph-properties fo:text-align="end" fo:margin-right="0cm"/>
    </style:style>
    <style:style style:name="ce22"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end" fo:margin-right="0cm"/>
    </style:style>
    <style:style style:name="ce23" style:family="table-cell" style:parent-style-name="Default" style:data-style-name="N0">
      <style:table-cell-properties fo:border-top="none" fo:border-bottom="thin solid #000000" fo:border-left="none" fo:border-right="thin solid #000000" style:vertical-align="automatic" fo:background-color="#FFFF00"/>
    </style:style>
    <style:style style:name="ce24" style:family="table-cell" style:parent-style-name="Default" style:data-style-name="N14">
      <style:table-cell-properties fo:border-top="none" fo:border-bottom="thin solid #000000" fo:border-left="none" fo:border-right="thin solid #000000" style:vertical-align="automatic" fo:background-color="#FFFF00" style:repeat-content="false"/>
      <style:paragraph-properties fo:text-align="end" fo:margin-right="0cm"/>
    </style:style>
    <style:style style:name="ce25"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end" fo:margin-right="0cm"/>
      <style:text-properties fo:color="#000000"/>
    </style:style>
    <style:style style:name="ce26" style:family="table-cell" style:parent-style-name="Default" style:data-style-name="N0">
      <style:table-cell-properties fo:border-top="none" fo:border-bottom="thin solid #000000" fo:border-left="thin solid #000000" fo:border-right="thin solid #000000" style:vertical-align="automatic" fo:background-color="#EFEFEF"/>
      <style:text-properties fo:font-weight="bold" style:font-weight-asian="bold" style:font-weight-complex="bold"/>
    </style:style>
    <style:style style:name="ce27" style:family="table-cell" style:parent-style-name="Default" style:data-style-name="N0">
      <style:table-cell-properties fo:border-top="none" fo:border-bottom="thin solid #000000" fo:border-left="none" fo:border-right="thin solid #000000" style:vertical-align="automatic" fo:background-color="#EFEFEF"/>
      <style:text-properties fo:font-weight="bold" style:font-weight-asian="bold" style:font-weight-complex="bold"/>
    </style:style>
    <style:style style:name="ce28" style:family="table-cell" style:parent-style-name="Default" style:data-style-name="N0">
      <style:table-cell-properties fo:border-top="none" fo:border-bottom="thin solid #000000" fo:border-left="none" fo:border-right="thin solid #000000" style:vertical-align="automatic" fo:background-color="#EFEFEF" style:repeat-content="false"/>
      <style:paragraph-properties fo:text-align="end" fo:margin-right="0cm"/>
      <style:text-properties fo:font-weight="bold" style:font-weight-asian="bold" style:font-weight-complex="bold"/>
    </style:style>
    <style:style style:name="ce29" style:family="table-cell" style:parent-style-name="Default" style:data-style-name="N0">
      <style:table-cell-properties fo:border="thin solid #000000" style:vertical-align="automatic" fo:background-color="#EFEFEF" style:repeat-content="false"/>
      <style:paragraph-properties fo:text-align="end" fo:margin-right="0cm"/>
      <style:text-properties fo:font-weight="bold" style:font-weight-asian="bold" style:font-weight-complex="bold"/>
    </style:style>
    <style:style style:name="ce30" style:family="table-cell" style:parent-style-name="Default" style:data-style-name="N14">
      <style:table-cell-properties fo:border-top="none" fo:border-bottom="thin solid #000000" fo:border-left="none" fo:border-right="thin solid #000000" style:vertical-align="automatic" fo:background-color="#EFEFEF" style:repeat-content="false"/>
      <style:paragraph-properties fo:text-align="end" fo:margin-right="0cm"/>
      <style:text-properties fo:font-weight="bold" style:font-weight-asian="bold" style:font-weight-complex="bold"/>
    </style:style>
    <style:style style:name="ce31" style:family="table-cell" style:parent-style-name="Default" style:data-style-name="N0">
      <style:table-cell-properties style:vertical-align="automatic" fo:background-color="#EFEFEF"/>
      <style:text-properties fo:font-weight="bold" style:font-weight-asian="bold" style:font-weight-complex="bold"/>
    </style:style>
    <style:style style:name="ce32" style:family="table-cell" style:parent-style-name="Normal_32_2" style:data-style-name="N0">
      <style:table-cell-properties style:vertical-align="automatic" fo:background-color="transparent" style:cell-protect="protected"/>
      <style:text-properties fo:color="#000000"/>
    </style:style>
    <style:style style:name="ce33" style:family="table-cell" style:parent-style-name="Normal_32_2" style:data-style-name="N0">
      <style:table-cell-properties style:vertical-align="automatic" fo:background-color="transparent" style:cell-protect="protected"/>
      <style:text-properties fo:color="#000000" fo:font-weight="bold" style:font-weight-asian="bold" style:font-weight-complex="bold"/>
    </style:style>
    <style:style style:name="ce34" style:family="table-cell" style:parent-style-name="Default" style:data-style-name="N0">
      <style:table-cell-properties fo:border-top="thin solid #000000" fo:border-bottom="thin solid #000000" fo:border-left="thin solid #000000" fo:border-right="none" style:vertical-align="automatic"/>
      <style:text-properties fo:color="#000000" fo:font-weight="bold" style:font-weight-asian="bold" style:font-weight-complex="bold"/>
    </style:style>
    <style:style style:name="ce35" style:family="table-cell" style:parent-style-name="Default" style:data-style-name="N0">
      <style:table-cell-properties fo:border-top="thin solid #000000" fo:border-bottom="thin solid #000000" fo:border-left="none" fo:border-right="thin solid #000000"/>
      <style:text-properties fo:color="#000000"/>
    </style:style>
    <style:style style:name="ce36" style:family="table-cell" style:parent-style-name="Default" style:data-style-name="N0">
      <style:table-cell-properties style:vertical-align="automatic"/>
      <style:text-properties fo:color="#000000"/>
    </style:style>
    <style:style style:name="ce37" style:family="table-cell" style:parent-style-name="Default" style:data-style-name="N0">
      <style:table-cell-properties style:vertical-align="automatic"/>
    </style:style>
    <style:style style:name="ce38" style:family="table-cell" style:parent-style-name="Default" style:data-style-name="N0">
      <style:table-cell-properties style:vertical-align="automatic"/>
      <style:text-properties fo:font-weight="bold" style:font-weight-asian="bold" style:font-weight-complex="bold"/>
    </style:style>
    <style:style style:name="ce39" style:family="table-cell" style:parent-style-name="Default" style:data-style-name="N0">
      <style:table-cell-properties style:vertical-align="automatic"/>
    </style:style>
    <style:style style:name="ce40" style:family="table-cell" style:parent-style-name="Default" style:data-style-name="N0">
      <style:table-cell-properties fo:border="thin solid #000000" style:vertical-align="automatic"/>
      <style:text-properties fo:color="#000000" fo:font-weight="bold" style:font-weight-asian="bold" style:font-weight-complex="bold"/>
    </style:style>
    <style:style style:name="co1" style:family="table-column">
      <style:table-column-properties fo:break-before="auto" style:column-width="3.46604166666667cm"/>
    </style:style>
    <style:style style:name="co2" style:family="table-column">
      <style:table-column-properties fo:break-before="auto" style:column-width="1.08479166666667cm"/>
    </style:style>
    <style:style style:name="co3" style:family="table-column">
      <style:table-column-properties fo:break-before="auto" style:column-width="7.91104166666667cm"/>
    </style:style>
    <style:style style:name="co4" style:family="table-column">
      <style:table-column-properties fo:break-before="auto" style:column-width="40.48125cm"/>
    </style:style>
    <style:style style:name="co5" style:family="table-column">
      <style:table-column-properties fo:break-before="auto" style:column-width="13.5202083333333cm"/>
    </style:style>
    <style:style style:name="co6" style:family="table-column">
      <style:table-column-properties fo:break-before="auto" style:column-width="4.63020833333333cm"/>
    </style:style>
    <style:style style:name="co7" style:family="table-column">
      <style:table-column-properties fo:break-before="auto" style:column-width="4.07458333333333cm"/>
    </style:style>
    <style:style style:name="co8" style:family="table-column">
      <style:table-column-properties fo:break-before="auto" style:column-width="1.40229166666667cm"/>
    </style:style>
    <style:style style:name="co9" style:family="table-column">
      <style:table-column-properties fo:break-before="auto" style:column-width="1.71979166666667cm"/>
    </style:style>
    <style:style style:name="co10" style:family="table-column">
      <style:table-column-properties fo:break-before="auto" style:column-width="3.75708333333333cm"/>
    </style:style>
    <style:style style:name="co11" style:family="table-column">
      <style:table-column-properties fo:break-before="auto" style:column-width="2.91041666666667cm"/>
    </style:style>
    <style:style style:name="co12" style:family="table-column">
      <style:table-column-properties fo:break-before="auto" style:column-width="3.175cm"/>
    </style:style>
    <style:style style:name="co13" style:family="table-column">
      <style:table-column-properties fo:break-before="auto" style:column-width="3.04270833333333cm"/>
    </style:style>
    <style:style style:name="co14" style:family="table-column">
      <style:table-column-properties fo:break-before="auto" style:column-width="5.08cm"/>
    </style:style>
    <style:style style:name="co15" style:family="table-column">
      <style:table-column-properties fo:break-before="auto" style:column-width="3.28083333333333cm"/>
    </style:style>
    <style:style style:name="co16" style:family="table-column">
      <style:table-column-properties fo:break-before="auto" style:column-width="2.72520833333333cm"/>
    </style:style>
    <style:style style:name="co17" style:family="table-column">
      <style:table-column-properties fo:break-before="auto" style:column-width="2.67229166666667cm"/>
    </style:style>
    <style:style style:name="co18" style:family="table-column">
      <style:table-column-properties fo:break-before="auto" style:column-width="2.936875cm"/>
    </style:style>
    <style:style style:name="co19" style:family="table-column">
      <style:table-column-properties fo:break-before="auto" style:column-width="2.01083333333333cm"/>
    </style:style>
    <style:style style:name="ro1" style:family="table-row">
      <style:table-row-properties style:row-height="12.75pt" style:use-optimal-row-height="false" fo:break-before="auto"/>
    </style:style>
    <style:style style:name="ro2" style:family="table-row">
      <style:table-row-properties style:row-height="13pt" style:use-optimal-row-height="true" fo:break-before="auto"/>
    </style:style>
    <style:style style:name="ro3"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20220428_Oct_Nov_Dec_Data" table:style-name="ta1">
        <table:table-column table:style-name="co1" table:default-cell-style-name="ce32"/>
        <table:table-column table:style-name="co2" table:default-cell-style-name="ce32"/>
        <table:table-column table:style-name="co3" table:default-cell-style-name="ce32"/>
        <table:table-column table:style-name="co4" table:default-cell-style-name="ce32"/>
        <table:table-column table:style-name="co5" table:default-cell-style-name="ce32"/>
        <table:table-column table:style-name="co4" table:default-cell-style-name="ce32"/>
        <table:table-column table:style-name="co6" table:default-cell-style-name="ce32"/>
        <table:table-column table:style-name="co7" table:default-cell-style-name="ce32"/>
        <table:table-column table:style-name="co4" table:default-cell-style-name="ce32"/>
        <table:table-column table:style-name="co8" table:number-columns-repeated="247" table:default-cell-style-name="ce32"/>
        <table:table-column table:style-name="co9" table:number-columns-repeated="16128" table:default-cell-style-name="ce32"/>
        <table:table-row table:style-name="ro1">
          <table:table-cell office:value-type="string" table:style-name="ce33">
            <text:p>Quarter</text:p>
          </table:table-cell>
          <table:table-cell office:value-type="string" table:style-name="ce33">
            <text:p>Dept</text:p>
          </table:table-cell>
          <table:table-cell office:value-type="string" table:style-name="ce33">
            <text:p>Business area or arms length body</text:p>
          </table:table-cell>
          <table:table-cell office:value-type="string" table:style-name="ce33">
            <text:p>Contract title and description</text:p>
          </table:table-cell>
          <table:table-cell office:value-type="string" table:style-name="ce33">
            <text:p>Supplier</text:p>
          </table:table-cell>
          <table:table-cell office:value-type="string" table:style-name="ce33">
            <text:p>KPI name and description</text:p>
          </table:table-cell>
          <table:table-cell office:value-type="string" table:style-name="ce33">
            <text:p>Good target</text:p>
          </table:table-cell>
          <table:table-cell office:value-type="string" table:style-name="ce33">
            <text:p>Rating</text:p>
          </table:table-cell>
          <table:table-cell office:value-type="string" table:style-name="ce33">
            <text:p>Com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Clean Heat Directorate - Heat Strategy and Heat Networks</text:p>
          </table:table-cell>
          <table:table-cell office:value-type="string" table:style-name="ce32">
            <text:p>Heat Networks Investment Project (HNIP) Delivery Partner</text:p>
          </table:table-cell>
          <table:table-cell office:value-type="string" table:style-name="ce32">
            <text:p>Triple Point Investment Management</text:p>
          </table:table-cell>
          <table:table-cell office:value-type="string" table:style-name="ce32">
            <text:p>Heat Networks Investment Project funding deployed<text:s/></text:p>
          </table:table-cell>
          <table:table-cell office:value-type="string" table:style-name="ce32">
            <text:p>100%</text:p>
          </table:table-cell>
          <table:table-cell office:value-type="string" table:style-name="ce32">
            <text:p>Requires Improvement</text:p>
          </table:table-cell>
          <table:table-cell office:value-type="string" table:style-name="ce32">
            <text:p>Annual KPI, last captured in April 2021. Performance will be captured again in April 2022. <text:s/>Performance has been impacted by COVID-19 and budgets moving in year. Changes to the budget classification of loans to public sector borrowers has resulted in significantly higher levels of non-fiscal deployment since the last testing date</text:p>
          </table:table-cell>
          <table:table-cell table:number-columns-repeated="16375"/>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Clean Heat Directorate - Heat Strategy and Heat Networks</text:p>
          </table:table-cell>
          <table:table-cell office:value-type="string" table:style-name="ce32">
            <text:p>Heat Networks Investment Project (HNIP) Delivery Partner</text:p>
          </table:table-cell>
          <table:table-cell office:value-type="string" table:style-name="ce32">
            <text:p>Triple Point Investment Management</text:p>
          </table:table-cell>
          <table:table-cell office:value-type="string" table:style-name="ce32">
            <text:p>Milestones Met (Key milestones during operation and monthly reporting milestones).</text:p>
          </table:table-cell>
          <table:table-cell office:value-type="string" table:style-name="ce32">
            <text:p>100%</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Clean Heat Directorate - Heat Strategy and Heat Networks</text:p>
          </table:table-cell>
          <table:table-cell office:value-type="string" table:style-name="ce32">
            <text:p>Heat Networks Investment Project (HNIP) Delivery Partner</text:p>
          </table:table-cell>
          <table:table-cell office:value-type="string" table:style-name="ce32">
            <text:p>Triple Point Investment Management</text:p>
          </table:table-cell>
          <table:table-cell office:value-type="string" table:style-name="ce32">
            <text:p>Positive Stakeholder Feedback</text:p>
          </table:table-cell>
          <table:table-cell office:value-type="string" table:style-name="ce32">
            <text:p>80%</text:p>
          </table:table-cell>
          <table:table-cell office:value-type="string" table:style-name="ce32">
            <text:p>Good</text:p>
          </table:table-cell>
          <table:table-cell office:value-type="string" table:style-name="ce32">
            <text:p>This KPI is tested every 6 months. It was last tested in September 2021 and it was 100%. The next testing date will be March 2022.</text:p>
          </table:table-cell>
          <table:table-cell table:number-columns-repeated="16375"/>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Development &amp; Resilience</text:p>
          </table:table-cell>
          <table:table-cell office:value-type="string" table:style-name="ce32">
            <text:p>Provision of Project Management for the Maintenance of Strategic Environmental Assessments (SEAs), including the provision of a new SEA to support Offshore Energy Licensing / Leasing Rounds</text:p>
          </table:table-cell>
          <table:table-cell office:value-type="string" table:style-name="ce32">
            <text:p>Hartley Anderson</text:p>
          </table:table-cell>
          <table:table-cell office:value-type="string" table:style-name="ce32">
            <text:p>All Sub-contractors to be paid in accordance with the agreed payment terms</text:p>
          </table:table-cell>
          <table:table-cell office:value-type="string" table:style-name="ce32">
            <text:p>8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Development &amp; Resilience</text:p>
          </table:table-cell>
          <table:table-cell office:value-type="string" table:style-name="ce32">
            <text:p>Provision of Project Management for the Maintenance of Strategic Environmental Assessments (SEAs), including the provision of a new SEA to support Offshore Energy Licensing / Leasing Rounds</text:p>
          </table:table-cell>
          <table:table-cell office:value-type="string" table:style-name="ce32">
            <text:p>Hartley Anderson</text:p>
          </table:table-cell>
          <table:table-cell office:value-type="string" table:style-name="ce32">
            <text:p>i) Submission of research project invoices to the Authority within one month of receipt from the Sub-contractors. ii) Submission of management fees invoices to the Authority at a maximum interval of two (2) calendar months, by the 15th day of the following month</text:p>
          </table:table-cell>
          <table:table-cell office:value-type="string" table:style-name="ce32">
            <text:p>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Development &amp; Resilience</text:p>
          </table:table-cell>
          <table:table-cell office:value-type="string" table:style-name="ce32">
            <text:p>Provision of Project Management for the Maintenance of Strategic Environmental Assessments (SEAs), including the provision of a new SEA to support Offshore Energy Licensing / Leasing Rounds</text:p>
          </table:table-cell>
          <table:table-cell office:value-type="string" table:style-name="ce32">
            <text:p>Hartley Anderson</text:p>
          </table:table-cell>
          <table:table-cell office:value-type="string" table:style-name="ce32">
            <text:p>Submission of financial report to the Authority by 21st of each month, with confirmed figures for the month before and estimated figures for the current and following months</text:p>
          </table:table-cell>
          <table:table-cell office:value-type="string" table:style-name="ce32">
            <text:p>80%</text:p>
          </table:table-cell>
          <table:table-cell office:value-type="string" table:style-name="ce32">
            <text:p>Requires Improvement</text:p>
          </table:table-cell>
          <table:table-cell office:value-type="string" table:style-name="ce32">
            <text:p>One month slippage only (delay due to awaiting information from a third-party) - both previous and subsequent months have scored 100%.<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Nuclear</text:p>
          </table:table-cell>
          <table:table-cell office:value-type="string" table:style-name="ce32">
            <text:p>Nuclear Security Culture Programme. Contract to deliver an international capacity-building programme to ensure effective nuclear security culture at facilities holding civil-use nuclear &amp; radioactive materials</text:p>
          </table:table-cell>
          <table:table-cell office:value-type="string" table:style-name="ce32">
            <text:p>Kings College London</text:p>
          </table:table-cell>
          <table:table-cell office:value-type="string" table:style-name="ce32">
            <text:p>Active high-quality contribution to international nuclear security work - high-quality completion of work agreed</text:p>
          </table:table-cell>
          <table:table-cell office:value-type="string" table:style-name="ce32">
            <text:p>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Nuclear</text:p>
          </table:table-cell>
          <table:table-cell office:value-type="string" table:style-name="ce32">
            <text:p>Nuclear Security Culture Programme. Contract to deliver an international capacity-building programme to ensure effective nuclear security culture at facilities holding civil-use nuclear &amp; radioactive materials</text:p>
          </table:table-cell>
          <table:table-cell office:value-type="string" table:style-name="ce32">
            <text:p>Kings College London</text:p>
          </table:table-cell>
          <table:table-cell office:value-type="string" table:style-name="ce32">
            <text:p>Fundamentals of Physical Protection workshops delivered to a high standard at least twice annually. Participant satisfaction %</text:p>
          </table:table-cell>
          <table:table-cell office:value-type="string" table:style-name="ce32">
            <text:p>80%</text:p>
          </table:table-cell>
          <table:table-cell office:value-type="string" table:style-name="ce32">
            <text:p>Approaching Target</text:p>
          </table:table-cell>
          <table:table-cell office:value-type="string" table:style-name="ce32">
            <text:p>October Workshop complete but Decembers was cancelled and was re-scheduled for February. Score was dependent on both workshops being completed.</text:p>
          </table:table-cell>
          <table:table-cell table:number-columns-repeated="16375"/>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Nuclear</text:p>
          </table:table-cell>
          <table:table-cell office:value-type="string" table:style-name="ce32">
            <text:p>Nuclear Security Culture Programme. Contract to deliver an international capacity-building programme to ensure effective nuclear security culture at facilities holding civil-use nuclear &amp; radioactive materials</text:p>
          </table:table-cell>
          <table:table-cell office:value-type="string" table:style-name="ce32">
            <text:p>Kings College London</text:p>
          </table:table-cell>
          <table:table-cell office:value-type="string" table:style-name="ce32">
            <text:p>Workshops or hybrid/remote programme alternatives delivered to a high standard in at least two countries annually - participant satisfaction %</text:p>
          </table:table-cell>
          <table:table-cell office:value-type="string" table:style-name="ce32">
            <text:p>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Science &amp; Innovation for Climate &amp; Energy</text:p>
          </table:table-cell>
          <table:table-cell office:value-type="string" table:style-name="ce32">
            <text:p>Third Party Support for Energy Innovation Portfolio</text:p>
          </table:table-cell>
          <table:table-cell office:value-type="string" table:style-name="ce32">
            <text:p>Mott MacDonald</text:p>
          </table:table-cell>
          <table:table-cell office:value-type="string" table:style-name="ce32">
            <text:p>SME Support: volume of work provided by SMEs by the consortium. Supplier keeps a tracker of SMEs supporting work packages in this contract</text:p>
          </table:table-cell>
          <table:table-cell office:value-type="string" table:style-name="ce32">
            <text:p>20%</text:p>
          </table:table-cell>
          <table:table-cell office:value-type="string" table:style-name="ce32">
            <text:p>Approaching Target</text:p>
          </table:table-cell>
          <table:table-cell office:value-type="string" table:style-name="ce32">
            <text:p>Slight improvement on the previous reporting period (16.21%). SME content can vary dramatically under this contract based on particular technical expertise required to deliver on-going work packages (WP) e.g. if a large value WP is delivered by a non SME consortium partner this will skew the SME content downwards</text:p>
          </table:table-cell>
          <table:table-cell table:number-columns-repeated="16375"/>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Science &amp; Innovation for Climate &amp; Energy</text:p>
          </table:table-cell>
          <table:table-cell office:value-type="string" table:style-name="ce32">
            <text:p>Third Party Support for Energy Innovation Portfolio</text:p>
          </table:table-cell>
          <table:table-cell office:value-type="string" table:style-name="ce32">
            <text:p>Mott MacDonald</text:p>
          </table:table-cell>
          <table:table-cell office:value-type="string" table:style-name="ce32">
            <text:p>The first Energy Innovation Support Programme (EISP) response/input into the draft specification is within 5 working days</text:p>
          </table:table-cell>
          <table:table-cell office:value-type="string" table:style-name="ce32">
            <text:p>95%</text:p>
          </table:table-cell>
          <table:table-cell office:value-type="string" table:style-name="ce32">
            <text:p>Other - Consider returned</text:p>
          </table:table-cell>
          <table:table-cell office:value-type="string" table:style-name="ce32">
            <text:p>Contract is ending on 31 March 2022, therefore is 'winding down', resulting in no new Work Packages in the reporting period so no data collected for this KPI in Q3.</text:p>
          </table:table-cell>
          <table:table-cell table:number-columns-repeated="16375"/>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Science &amp; Innovation for Climate &amp; Energy</text:p>
          </table:table-cell>
          <table:table-cell office:value-type="string" table:style-name="ce32">
            <text:p>Third Party Support for Energy Innovation Portfolio</text:p>
          </table:table-cell>
          <table:table-cell office:value-type="string" table:style-name="ce32">
            <text:p>Mott MacDonald</text:p>
          </table:table-cell>
          <table:table-cell office:value-type="string" table:style-name="ce32">
            <text:p>Work packages completed on time based on agreed end date</text:p>
          </table:table-cell>
          <table:table-cell office:value-type="string" table:style-name="ce32">
            <text:p>95%</text:p>
          </table:table-cell>
          <table:table-cell office:value-type="string" table:style-name="ce32">
            <text:p>Good</text:p>
          </table:table-cell>
          <table:table-cell office:value-type="string" table:style-name="ce32">
            <text:p>6 Work Packages completed in the reporting period.</text:p>
          </table:table-cell>
          <table:table-cell table:number-columns-repeated="16375"/>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Development &amp; Resilience</text:p>
          </table:table-cell>
          <table:table-cell office:value-type="string" table:style-name="ce32">
            <text:p>Purchasing, Distribution &amp; Administration of Solid Fuel Benefits to Former BCC Employees under the National Concessionary Fuel Scheme Agreements</text:p>
          </table:table-cell>
          <table:table-cell office:value-type="string" table:style-name="ce32">
            <text:p>CPL Distribution Ltd</text:p>
          </table:table-cell>
          <table:table-cell office:value-type="string" table:style-name="ce32">
            <text:p>Contract - Delivery of specified solid fuels to concessionaires:</text:p>
            <text:p>- delivery schedule provided/posted to each concessionaire prior to the start of each Fuel Year.</text:p>
            <text:p>Frequency - 9 to 12 deliveries per year.</text:p>
            <text:p/>
          </table:table-cell>
          <table:table-cell office:value-type="string" table:style-name="ce32">
            <text:p>9 Deliverie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Development &amp; Resilience</text:p>
          </table:table-cell>
          <table:table-cell office:value-type="string" table:style-name="ce32">
            <text:p>Purchasing, Distribution &amp; Administration of Solid Fuel Benefits to Former BCC Employees under the National Concessionary Fuel Scheme Agreements</text:p>
          </table:table-cell>
          <table:table-cell office:value-type="string" table:style-name="ce32">
            <text:p>CPL Distribution Ltd</text:p>
          </table:table-cell>
          <table:table-cell office:value-type="string" table:style-name="ce32">
            <text:p>Customer Quality Assurance/Complaints Management<text:s/></text:p>
            <text:p>* dedicated Complaints Department<text:s/></text:p>
            <text:p>* each complaint reported to a Depot Supervisor/manager<text:s/></text:p>
            <text:p>* depot will respond within twenty four hours<text:s/></text:p>
            <text:p>* investigation and management of the complaint through to resolution.</text:p>
            <text:p>Complaints investigated and response provided within 10 days.</text:p>
          </table:table-cell>
          <table:table-cell office:value-type="string" table:style-name="ce32">
            <text:p>10 day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Development &amp; Resilience</text:p>
          </table:table-cell>
          <table:table-cell office:value-type="string" table:style-name="ce32">
            <text:p>Purchasing, Distribution &amp; Administration of Solid Fuel Benefits to Former BCC Employees under the National Concessionary Fuel Scheme Agreements</text:p>
          </table:table-cell>
          <table:table-cell office:value-type="string" table:style-name="ce32">
            <text:p>CPL Distribution Ltd</text:p>
          </table:table-cell>
          <table:table-cell office:value-type="string" table:style-name="ce32">
            <text:p>Monthly data reconciliation.<text:s/></text:p>
            <text:p>CPL / National Concessionary Fuel Office information exchange including details of uplifted and recovered fuel; entitlement level amendments; access to emergency deliverie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Industrial Energy</text:p>
          </table:table-cell>
          <table:table-cell office:value-type="string" table:style-name="ce32">
            <text:p>UK ETS Registry Contract</text:p>
          </table:table-cell>
          <table:table-cell office:value-type="string" table:style-name="ce32">
            <text:p>Trasys UniSystems</text:p>
          </table:table-cell>
          <table:table-cell office:value-type="string" table:style-name="ce32">
            <text:p>Monitor and manage the availability of both the Amazon Web Service and the ETS Registry application service environments on a 24/7/365 basi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Industrial Energy</text:p>
          </table:table-cell>
          <table:table-cell office:value-type="string" table:style-name="ce32">
            <text:p>UK ETS Registry Contract</text:p>
          </table:table-cell>
          <table:table-cell office:value-type="string" table:style-name="ce32">
            <text:p>Trasys UniSystems</text:p>
          </table:table-cell>
          <table:table-cell office:value-type="string" table:style-name="ce32">
            <text:p>Out of hours (24/7) security monitoring, response and remediation for the Registry and infrastructure platform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Industrial Energy</text:p>
          </table:table-cell>
          <table:table-cell office:value-type="string" table:style-name="ce32">
            <text:p>UK ETS Registry Contract</text:p>
          </table:table-cell>
          <table:table-cell office:value-type="string" table:style-name="ce32">
            <text:p>Trasys UniSystems</text:p>
          </table:table-cell>
          <table:table-cell office:value-type="string" table:style-name="ce32">
            <text:p>System outage, security incident, or total data loss of the Registry resolved within 8 hours (business working day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International Energy &amp; Climate Finance</text:p>
          </table:table-cell>
          <table:table-cell office:value-type="string" table:style-name="ce32">
            <text:p>UK Partnering for Accelerated Climate Transitions (“UK PACT”) Lot 1: Bilateral country programming &amp; external communications</text:p>
          </table:table-cell>
          <table:table-cell office:value-type="string" table:style-name="ce32">
            <text:p>Palladium International</text:p>
          </table:table-cell>
          <table:table-cell office:value-type="string" table:style-name="ce32">
            <text:p>Funding Rounds Time management: Published deadlines met: delay measured based on cumulative working days missed from deadlines throughout project</text:p>
          </table:table-cell>
          <table:table-cell office:value-type="string" table:style-name="ce32">
            <text:p>&lt;1 Day</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International Energy &amp; Climate Finance</text:p>
          </table:table-cell>
          <table:table-cell office:value-type="string" table:style-name="ce32">
            <text:p>UK Partnering for Accelerated Climate Transitions (“UK PACT”) Lot 1: Bilateral country programming &amp; external communications</text:p>
          </table:table-cell>
          <table:table-cell office:value-type="string" table:style-name="ce32">
            <text:p>Palladium International</text:p>
          </table:table-cell>
          <table:table-cell office:value-type="string" table:style-name="ce32">
            <text:p>Reporting - provided in a timely, accurate, concise manner: Quarterly narrative/risk/performance management reports submitted on time, unless otherwise agreed with BEIS in advance</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International Energy &amp; Climate Finance</text:p>
          </table:table-cell>
          <table:table-cell office:value-type="string" table:style-name="ce32">
            <text:p>UK Partnering for Accelerated Climate Transitions (“UK PACT”) Lot 1: Bilateral country programming &amp; external communications</text:p>
          </table:table-cell>
          <table:table-cell office:value-type="string" table:style-name="ce32">
            <text:p>Palladium International</text:p>
          </table:table-cell>
          <table:table-cell office:value-type="string" table:style-name="ce32">
            <text:p>Timeliness: Deliverables provided by the agreed timeline.</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International Energy &amp; Climate Finance</text:p>
          </table:table-cell>
          <table:table-cell office:value-type="string" table:style-name="ce32">
            <text:p>UK Partnering for Accelerated Climate Transitions (“UK PACT”) Lot 3: skill-shares and secondments</text:p>
          </table:table-cell>
          <table:table-cell office:value-type="string" table:style-name="ce32">
            <text:p>PA Consulting Services</text:p>
          </table:table-cell>
          <table:table-cell office:value-type="string" table:style-name="ce32">
            <text:p>Counterpart feedback on expertise: Feedback from the counterpart <text:s/>after each deployment via a survey on the competence and expertise of the roster member(s) delivering the Skill-share</text:p>
          </table:table-cell>
          <table:table-cell office:value-type="string" table:style-name="ce32">
            <text:p>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International Energy &amp; Climate Finance</text:p>
          </table:table-cell>
          <table:table-cell office:value-type="string" table:style-name="ce32">
            <text:p>UK Partnering for Accelerated Climate Transitions (“UK PACT”) Lot 3: skill-shares and secondments</text:p>
          </table:table-cell>
          <table:table-cell office:value-type="string" table:style-name="ce32">
            <text:p>PA Consulting Services</text:p>
          </table:table-cell>
          <table:table-cell office:value-type="string" table:style-name="ce32">
            <text:p>Efficiency of Deployments - number of deployments delayed by 1 week or more from finalised start date due to activities that are the direct responsibility of PA Consulting</text:p>
          </table:table-cell>
          <table:table-cell office:value-type="string" table:style-name="ce32">
            <text:p>&lt;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International Energy &amp; Climate Finance</text:p>
          </table:table-cell>
          <table:table-cell office:value-type="string" table:style-name="ce32">
            <text:p>UK Partnering for Accelerated Climate Transitions (“UK PACT”) Lot 3: skill-shares and secondments</text:p>
          </table:table-cell>
          <table:table-cell office:value-type="string" table:style-name="ce32">
            <text:p>PA Consulting Services</text:p>
          </table:table-cell>
          <table:table-cell office:value-type="string" table:style-name="ce32">
            <text:p>Programme Reporting - provided in a timely, accurate and concise manner: Monthly and Quarterly Reports to be submitted on time, 100% within second full week of each month and agreed quarters.<text: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BEIS Digital</text:p>
          </table:table-cell>
          <table:table-cell office:value-type="string" table:style-name="ce32">
            <text:p>Internet Access IPVPN Service</text:p>
          </table:table-cell>
          <table:table-cell office:value-type="string" table:style-name="ce32">
            <text:p>Century Link Communications UK</text:p>
          </table:table-cell>
          <table:table-cell office:value-type="string" table:style-name="ce32">
            <text:p>Availability for sites that are both on-net and off-net as measured per site.</text:p>
            <text:p>•<text:tab/>Service Availability on-net - 99.99% (Lumen fibre connects the site and no other supplier involved)</text:p>
            <text:p>•<text:tab/>Service Availability off-net - 99.9% (using another supplier to connect the site i.e. the local tail circuit)</text:p>
          </table:table-cell>
          <table:table-cell office:value-type="string" table:style-name="ce32">
            <text:p>100.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BEIS Digital</text:p>
          </table:table-cell>
          <table:table-cell office:value-type="string" table:style-name="ce32">
            <text:p>Internet Access IPVPN Service</text:p>
          </table:table-cell>
          <table:table-cell office:value-type="string" table:style-name="ce32">
            <text:p>Century Link Communications UK</text:p>
          </table:table-cell>
          <table:table-cell office:value-type="string" table:style-name="ce32">
            <text:p>Incident Fixed within target i.e. Total Incidents Service restore target – 95%</text:p>
          </table:table-cell>
          <table:table-cell office:value-type="string" table:style-name="ce32">
            <text:p>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BEIS Digital</text:p>
          </table:table-cell>
          <table:table-cell office:value-type="string" table:style-name="ce32">
            <text:p>Internet Access IPVPN Service</text:p>
          </table:table-cell>
          <table:table-cell office:value-type="string" table:style-name="ce32">
            <text:p>Century Link Communications UK</text:p>
          </table:table-cell>
          <table:table-cell office:value-type="string" table:style-name="ce32">
            <text:p>Provide a monthly Service report within 5 working days of every month – target 100%</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International Energy &amp; Climate Finance</text:p>
          </table:table-cell>
          <table:table-cell office:value-type="string" table:style-name="ce32">
            <text:p>Climate Finance Accelerator Delivery Partner</text:p>
          </table:table-cell>
          <table:table-cell office:value-type="string" table:style-name="ce32">
            <text:p>PwC</text:p>
          </table:table-cell>
          <table:table-cell office:value-type="string" table:style-name="ce32">
            <text:p>Adherence to budget: % variance against agreed forecast</text:p>
          </table:table-cell>
          <table:table-cell office:value-type="string" table:style-name="ce32">
            <text:p>&lt;1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International Energy &amp; Climate Finance</text:p>
          </table:table-cell>
          <table:table-cell office:value-type="string" table:style-name="ce32">
            <text:p>Climate Finance Accelerator Delivery Partner</text:p>
          </table:table-cell>
          <table:table-cell office:value-type="string" table:style-name="ce32">
            <text:p>PwC</text:p>
          </table:table-cell>
          <table:table-cell office:value-type="string" table:style-name="ce32">
            <text:p>In-country delivery: % of key stakeholder that participate in workshops</text:p>
          </table:table-cell>
          <table:table-cell office:value-type="string" table:style-name="ce32">
            <text:p>&gt;7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International Energy &amp; Climate Finance</text:p>
          </table:table-cell>
          <table:table-cell office:value-type="string" table:style-name="ce32">
            <text:p>Climate Finance Accelerator Delivery Partner</text:p>
          </table:table-cell>
          <table:table-cell office:value-type="string" table:style-name="ce32">
            <text:p>PwC</text:p>
          </table:table-cell>
          <table:table-cell office:value-type="string" table:style-name="ce32">
            <text:p>In country-delivery: % Of positive feedback from workshop participants measured using a survey</text:p>
          </table:table-cell>
          <table:table-cell office:value-type="string" table:style-name="ce32">
            <text:p>&gt;7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Efficiency &amp; Local</text:p>
          </table:table-cell>
          <table:table-cell office:value-type="string" table:style-name="ce32">
            <text:p>Green Home Grant Voucher Scheme</text:p>
          </table:table-cell>
          <table:table-cell office:value-type="string" table:style-name="ce32">
            <text:p>ICF Consulting Services Ltd</text:p>
          </table:table-cell>
          <table:table-cell office:value-type="string" table:style-name="ce32">
            <text:p>Percentage of voucher redemption requests processed with 6 working days</text:p>
          </table:table-cell>
          <table:table-cell office:value-type="string" table:style-name="ce32">
            <text:p>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Efficiency &amp; Local</text:p>
          </table:table-cell>
          <table:table-cell office:value-type="string" table:style-name="ce32">
            <text:p>Green Home Grant Voucher Scheme</text:p>
          </table:table-cell>
          <table:table-cell office:value-type="string" table:style-name="ce32">
            <text:p>ICF Consulting Services Ltd</text:p>
          </table:table-cell>
          <table:table-cell office:value-type="string" table:style-name="ce32">
            <text:p>The percentage of calls answered within 30 seconds.<text:s/></text:p>
          </table:table-cell>
          <table:table-cell office:value-type="string" table:style-name="ce32">
            <text:p>6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Efficiency &amp; Local</text:p>
          </table:table-cell>
          <table:table-cell office:value-type="string" table:style-name="ce32">
            <text:p>Green Home Grant Voucher Scheme</text:p>
          </table:table-cell>
          <table:table-cell office:value-type="string" table:style-name="ce32">
            <text:p>ICF Consulting Services Ltd</text:p>
          </table:table-cell>
          <table:table-cell office:value-type="string" table:style-name="ce32">
            <text:p>The percentage of calls that result in resolution of the stated enquiry during the first interaction</text:p>
          </table:table-cell>
          <table:table-cell office:value-type="string" table:style-name="ce32">
            <text:p>85%</text:p>
          </table:table-cell>
          <table:table-cell office:value-type="string" table:style-name="ce32">
            <text:p>Requires Improvement</text:p>
          </table:table-cell>
          <table:table-cell office:value-type="string" table:style-name="ce32">
            <text:p>Due to complexity of calls being received, Supplier unable to answer them within first interaction. To rectify this problem an action plan is in place</text:p>
          </table:table-cell>
          <table:table-cell table:number-columns-repeated="16375"/>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Development &amp; Resilience</text:p>
          </table:table-cell>
          <table:table-cell office:value-type="string" table:style-name="ce32">
            <text:p>Administration &amp; Delivery of Benefit Services for Former British Coal Corporation Employees under the National Concessionary Fuel Agreements</text:p>
          </table:table-cell>
          <table:table-cell office:value-type="string" table:style-name="ce32">
            <text:p>The National Concessionary Fuel Office</text:p>
          </table:table-cell>
          <table:table-cell office:value-type="string" table:style-name="ce32">
            <text:p>Average amount of days taken for payment of funds to bank account (in advance of the requirement to pay)</text:p>
          </table:table-cell>
          <table:table-cell office:value-type="string" table:style-name="ce32">
            <text:p>5 day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Development &amp; Resilience</text:p>
          </table:table-cell>
          <table:table-cell office:value-type="string" table:style-name="ce32">
            <text:p>Administration &amp; Delivery of Benefit Services for Former British Coal Corporation Employees under the National Concessionary Fuel Agreements</text:p>
          </table:table-cell>
          <table:table-cell office:value-type="string" table:style-name="ce32">
            <text:p>The National Concessionary Fuel Office</text:p>
          </table:table-cell>
          <table:table-cell office:value-type="string" table:style-name="ce32">
            <text:p>New application for Cash in lieu or Solid Fuel processed within 10 working days</text:p>
          </table:table-cell>
          <table:table-cell office:value-type="string" table:style-name="ce32">
            <text:p>10 day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Development &amp; Resilience</text:p>
          </table:table-cell>
          <table:table-cell office:value-type="string" table:style-name="ce32">
            <text:p>Administration &amp; Delivery of Benefit Services for Former British Coal Corporation Employees under the National Concessionary Fuel Agreements</text:p>
          </table:table-cell>
          <table:table-cell office:value-type="string" table:style-name="ce32">
            <text:p>The National Concessionary Fuel Office</text:p>
          </table:table-cell>
          <table:table-cell office:value-type="string" table:style-name="ce32">
            <text:p>Suspected Fraud: SP will inform the Department immediately or as soon as practicable (within 24 hours) if it suspects any serious fraud relating to the payment of Cash in Lieu or supply of solid fuel or operation of the Service</text:p>
          </table:table-cell>
          <table:table-cell office:value-type="string" table:style-name="ce32">
            <text:p>24hrs</text:p>
          </table:table-cell>
          <table:table-cell office:value-type="string" table:style-name="ce32">
            <text:p>Other - Consider returned</text:p>
          </table:table-cell>
          <table:table-cell office:value-type="string" table:style-name="ce32">
            <text:p>No fraud identified in the period so there is no score</text:p>
          </table:table-cell>
          <table:table-cell table:number-columns-repeated="16375"/>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Science &amp; Innovation for Climate &amp; Energy</text:p>
          </table:table-cell>
          <table:table-cell office:value-type="string" table:style-name="ce32">
            <text:p>NAEI (National Atmospheric Emissions Inventory) Lot 1 - 2021-2025 National Atmospheric Emissions Inventory (formerly titled Greenhouse Gas Inventory Verification Programme)</text:p>
          </table:table-cell>
          <table:table-cell office:value-type="string" table:style-name="ce32">
            <text:p>Ricardo AEA Ltd</text:p>
          </table:table-cell>
          <table:table-cell office:value-type="string" table:style-name="ce32">
            <text:p>Data Quality: Delivery of key deliverables without major errors</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Science &amp; Innovation for Climate &amp; Energy</text:p>
          </table:table-cell>
          <table:table-cell office:value-type="string" table:style-name="ce32">
            <text:p>NAEI (National Atmospheric Emissions Inventory) Lot 1 - 2021-2025 National Atmospheric Emissions Inventory (formerly titled Greenhouse Gas Inventory Verification Programme)</text:p>
          </table:table-cell>
          <table:table-cell office:value-type="string" table:style-name="ce32">
            <text:p>Ricardo AEA Ltd</text:p>
          </table:table-cell>
          <table:table-cell office:value-type="string" table:style-name="ce32">
            <text:p>Deadlines: Delivery of key deliverables on time and to standard</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Science &amp; Innovation for Climate &amp; Energy</text:p>
          </table:table-cell>
          <table:table-cell office:value-type="string" table:style-name="ce32">
            <text:p>NAEI (National Atmospheric Emissions Inventory) Lot 1 - 2021-2025 National Atmospheric Emissions Inventory (formerly titled Greenhouse Gas Inventory Verification Programme)</text:p>
          </table:table-cell>
          <table:table-cell office:value-type="string" table:style-name="ce32">
            <text:p>Ricardo AEA Ltd</text:p>
          </table:table-cell>
          <table:table-cell office:value-type="string" table:style-name="ce32">
            <text:p>Number of risks produced and reviewed.</text:p>
            <text:p>(Supplier outlines risks and mitigating actions associated with the contract)</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BEIS Digital</text:p>
          </table:table-cell>
          <table:table-cell office:value-type="string" table:style-name="ce32">
            <text:p>BEIS Unified Communications</text:p>
          </table:table-cell>
          <table:table-cell office:value-type="string" table:style-name="ce32">
            <text:p>Vodafone</text:p>
          </table:table-cell>
          <table:table-cell office:value-type="string" table:style-name="ce32">
            <text:p>Core Application Availability 24x7x365</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BEIS Digital</text:p>
          </table:table-cell>
          <table:table-cell office:value-type="string" table:style-name="ce32">
            <text:p>BEIS Unified Communications</text:p>
          </table:table-cell>
          <table:table-cell office:value-type="string" table:style-name="ce32">
            <text:p>Vodafone</text:p>
          </table:table-cell>
          <table:table-cell office:value-type="string" table:style-name="ce32">
            <text:p>Mean Opinion Score</text:p>
          </table:table-cell>
          <table:table-cell office:value-type="string" table:style-name="ce32">
            <text:p>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Nuclear</text:p>
          </table:table-cell>
          <table:table-cell office:value-type="string" table:style-name="ce32">
            <text:p>Management of Nuclear Safeguards Programme</text:p>
          </table:table-cell>
          <table:table-cell office:value-type="string" table:style-name="ce32">
            <text:p>NNL</text:p>
          </table:table-cell>
          <table:table-cell office:value-type="string" table:style-name="ce32">
            <text:p>Financial Management: Evidence of scrupulous use of public funds by the Supplier. Measured by the Buyer via the monthly finance report submitted by the Supplier to the Buyer representative by 5pm on last working day of each calendar month. Success percentage measured by timeliness of report and the detail and explanations for spending with below 90% indicating a late report or one which provided inadequate detail on costs and justification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Nuclear</text:p>
          </table:table-cell>
          <table:table-cell office:value-type="string" table:style-name="ce32">
            <text:p>Management of Nuclear Safeguards Programme</text:p>
          </table:table-cell>
          <table:table-cell office:value-type="string" table:style-name="ce32">
            <text:p>NNL</text:p>
          </table:table-cell>
          <table:table-cell office:value-type="string" table:style-name="ce32">
            <text:p>Reporting. Performance measured by the Buyer monthly and reviewed every 3 months. Reporting milestones include quarterly reports and meetings, an annual report, supplier providing a provisional work plan for each year two months from publication by the Department of the Annual Report.<text:s/></text:p>
          </table:table-cell>
          <table:table-cell office:value-type="string" table:style-name="ce32">
            <text:p>100%</text:p>
          </table:table-cell>
          <table:table-cell office:value-type="string" table:style-name="ce32">
            <text:p>Good</text:p>
          </table:table-cell>
          <table:table-cell office:value-type="string" table:style-name="ce32">
            <text:p>Inability to provide the necessary reports and attend quarterly review meetings would lead to an immediate drop below 100%, triggering investigation by buyer to determine why and whether supplier is still able to manage contract.</text:p>
          </table:table-cell>
          <table:table-cell table:number-columns-repeated="16375"/>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Nuclear</text:p>
          </table:table-cell>
          <table:table-cell office:value-type="string" table:style-name="ce32">
            <text:p>Management of Nuclear Safeguards Programme</text:p>
          </table:table-cell>
          <table:table-cell office:value-type="string" table:style-name="ce32">
            <text:p>NNL</text:p>
          </table:table-cell>
          <table:table-cell office:value-type="string" table:style-name="ce32">
            <text:p>Supply Chain Management: Measured by the Supplier via the Sub-contractor satisfaction survey which will be issued by the Supplier annually. The format, content and participant groups for this survey are determined by the Buyer following the award of the Contract. This quarter no additional reportable issues raised by Supply Chain during the reporting period</text:p>
          </table:table-cell>
          <table:table-cell office:value-type="string" table:style-name="ce32">
            <text:p>90%</text:p>
          </table:table-cell>
          <table:table-cell office:value-type="string" table:style-name="ce32">
            <text:p>Good</text:p>
          </table:table-cell>
          <table:table-cell office:value-type="string" table:style-name="ce32">
            <text:p>This is an annual KPI. Performance is captured at the end of each FY therefore current KPI is for end of 2020/21</text:p>
          </table:table-cell>
          <table:table-cell table:number-columns-repeated="16375"/>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BEIS Digital</text:p>
          </table:table-cell>
          <table:table-cell office:value-type="string" table:style-name="ce32">
            <text:p>Operational Support (ServiceOps) Managed Service</text:p>
          </table:table-cell>
          <table:table-cell office:value-type="string" table:style-name="ce32">
            <text:p>Visionist Ltd</text:p>
          </table:table-cell>
          <table:table-cell office:value-type="string" table:style-name="ce32">
            <text:p>2nd Line Operations Tasks completed within 5 Day Service Level Agreement</text:p>
          </table:table-cell>
          <table:table-cell office:value-type="string" table:style-name="ce32">
            <text:p>100%</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BEIS Digital</text:p>
          </table:table-cell>
          <table:table-cell office:value-type="string" table:style-name="ce32">
            <text:p>Operational Support (ServiceOps) Managed Service</text:p>
          </table:table-cell>
          <table:table-cell office:value-type="string" table:style-name="ce32">
            <text:p>Visionist Ltd</text:p>
          </table:table-cell>
          <table:table-cell office:value-type="string" table:style-name="ce32">
            <text:p>Joiners tasks completed within 10 day service level agreement</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BEIS Digital</text:p>
          </table:table-cell>
          <table:table-cell office:value-type="string" table:style-name="ce32">
            <text:p>Operational Support (ServiceOps) Managed Service</text:p>
          </table:table-cell>
          <table:table-cell office:value-type="string" table:style-name="ce32">
            <text:p>Visionist Ltd</text:p>
          </table:table-cell>
          <table:table-cell office:value-type="string" table:style-name="ce32">
            <text:p>Tech Bar First Time Fix</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BEIS Digital</text:p>
          </table:table-cell>
          <table:table-cell office:value-type="string" table:style-name="ce32">
            <text:p>Networks, Telephony &amp; Infrastructure Managed Service</text:p>
          </table:table-cell>
          <table:table-cell office:value-type="string" table:style-name="ce32">
            <text:p>Visionist Ltd</text:p>
          </table:table-cell>
          <table:table-cell office:value-type="string" table:style-name="ce32">
            <text:p>100% Availability of Supported LAN services across all sites (average across all sites)</text:p>
          </table:table-cell>
          <table:table-cell office:value-type="string" table:style-name="ce32">
            <text:p>100%</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BEIS Digital</text:p>
          </table:table-cell>
          <table:table-cell office:value-type="string" table:style-name="ce32">
            <text:p>Networks, Telephony &amp; Infrastructure Managed Service</text:p>
          </table:table-cell>
          <table:table-cell office:value-type="string" table:style-name="ce32">
            <text:p>Visionist Ltd</text:p>
          </table:table-cell>
          <table:table-cell office:value-type="string" table:style-name="ce32">
            <text:p>100% of Technical Changes to be successfully deployed</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BEIS Digital</text:p>
          </table:table-cell>
          <table:table-cell office:value-type="string" table:style-name="ce32">
            <text:p>Networks, Telephony &amp; Infrastructure Managed Service</text:p>
          </table:table-cell>
          <table:table-cell office:value-type="string" table:style-name="ce32">
            <text:p>Visionist Ltd</text:p>
          </table:table-cell>
          <table:table-cell office:value-type="string" table:style-name="ce32">
            <text:p>100% SLA compliance for Severity / Priority 1 (4 hrs) and Severity / Priority 2 (8 hrs) LAN and zero trust service incident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Security, Networks &amp; Markets</text:p>
          </table:table-cell>
          <table:table-cell office:value-type="string" table:style-name="ce32">
            <text:p>Future Systems Operator - Legal Advisory. Legal advisory services to support the negotiations for the future structure of the National Grid Electricity Systems Operator (ESO).</text:p>
          </table:table-cell>
          <table:table-cell office:value-type="string" table:style-name="ce32">
            <text:p>Dentons</text:p>
          </table:table-cell>
          <table:table-cell office:value-type="string" table:style-name="ce32">
            <text:p>Percentage of deadlines met when delivering documents (Deadlines are fluid depending on requirement).</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Security, Networks &amp; Markets</text:p>
          </table:table-cell>
          <table:table-cell office:value-type="string" table:style-name="ce32">
            <text:p>Future Systems Operator - Legal Advisory. Legal advisory services to support the negotiations for the future structure of the National Grid Electricity Systems Operator (ESO).</text:p>
          </table:table-cell>
          <table:table-cell office:value-type="string" table:style-name="ce32">
            <text:p>Dentons</text:p>
          </table:table-cell>
          <table:table-cell office:value-type="string" table:style-name="ce32">
            <text:p>Percentage of deadlines met when delivering work-in-progress financial reports. (The timeliness of financial work-in-progress (WIP) reports)</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Security, Networks &amp; Markets</text:p>
          </table:table-cell>
          <table:table-cell office:value-type="string" table:style-name="ce32">
            <text:p>Future Systems Operator - Legal Advisory. Legal advisory services to support the negotiations for the future structure of the National Grid Electricity Systems Operator (ESO).</text:p>
          </table:table-cell>
          <table:table-cell office:value-type="string" table:style-name="ce32">
            <text:p>Dentons</text:p>
          </table:table-cell>
          <table:table-cell office:value-type="string" table:style-name="ce32">
            <text:p>Percentage of deadlines met when mobilising personnel. (The timeframes within which supplier personnel can be mobilised, following agreement upon a scope of work)</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Security, Networks &amp; Markets</text:p>
          </table:table-cell>
          <table:table-cell office:value-type="string" table:style-name="ce32">
            <text:p>NNL Pilot Skills Campus - 1 Year Pilot Within NNL - Contract for the provision of a pilot for Advanced Nuclear Skills &amp; Innovation Research Campus to BEIS</text:p>
          </table:table-cell>
          <table:table-cell office:value-type="string" table:style-name="ce32">
            <text:p>NNL</text:p>
          </table:table-cell>
          <table:table-cell office:value-type="string" table:style-name="ce32">
            <text:p>Coordinated Facility Access - ' - Lease allows access to industry to work side by side with NNL (National Nuclear Laboratory) - academia and industry <text:s/>- how many access site and who NNL support successful applicants to enable third party access to the Springfields site: Security clearance, Drugs and alcohol testing, User access applications forms, any others - how many 3rd parties supported</text:p>
          </table:table-cell>
          <table:table-cell office:value-type="string" table:style-name="ce32">
            <text:p>&gt;75%</text:p>
          </table:table-cell>
          <table:table-cell office:value-type="string" table:style-name="ce32">
            <text:p>Other - Consider returned</text:p>
          </table:table-cell>
          <table:table-cell office:value-type="string" table:style-name="ce32">
            <text:p>Performance captured when contract ends in March 2022.</text:p>
          </table:table-cell>
          <table:table-cell table:number-columns-repeated="16375"/>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Security, Networks &amp; Markets</text:p>
          </table:table-cell>
          <table:table-cell office:value-type="string" table:style-name="ce32">
            <text:p>NNL Pilot Skills Campus - 1 Year Pilot Within NNL - Contract for the provision of a pilot for Advanced Nuclear Skills &amp; Innovation Research Campus to BEIS</text:p>
          </table:table-cell>
          <table:table-cell office:value-type="string" table:style-name="ce32">
            <text:p>NNL</text:p>
          </table:table-cell>
          <table:table-cell office:value-type="string" table:style-name="ce32">
            <text:p>Number of Energy Innovation projects supported by delivery partner through to successful completion by 31st Mar 2022.</text:p>
          </table:table-cell>
          <table:table-cell office:value-type="string" table:style-name="ce32">
            <text:p>20</text:p>
          </table:table-cell>
          <table:table-cell office:value-type="string" table:style-name="ce32">
            <text:p>Other - Consider returned</text:p>
          </table:table-cell>
          <table:table-cell office:value-type="string" table:style-name="ce32">
            <text:p>Contract ends in March 2022. This KPI is cumulative. It is expected that the target for the Number of Energy Innovation projects supported is reached by the end of the contract.</text:p>
          </table:table-cell>
          <table:table-cell table:number-columns-repeated="16375"/>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Security, Networks &amp; Markets</text:p>
          </table:table-cell>
          <table:table-cell office:value-type="string" table:style-name="ce32">
            <text:p>NNL Pilot Skills Campus - 1 Year Pilot Within NNL - Contract for the provision of a pilot for Advanced Nuclear Skills &amp; Innovation Research Campus to BEIS</text:p>
          </table:table-cell>
          <table:table-cell office:value-type="string" table:style-name="ce32">
            <text:p>NNL</text:p>
          </table:table-cell>
          <table:table-cell office:value-type="string" table:style-name="ce32">
            <text:p>Skills &amp; Resource Demographics - data capture work with partners in education and track data.</text:p>
            <text:p>Includes preparation for Nov Skills workshops, Massive Open Online Course (MOOC) course development , <text:s/>Science &amp; Technology Leadership course (S&amp;T) leadership course kick off, development of secondment opportunities and setting up PhD/PostDoc visits.</text:p>
          </table:table-cell>
          <table:table-cell office:value-type="string" table:style-name="ce32">
            <text:p>&gt;75%</text:p>
          </table:table-cell>
          <table:table-cell office:value-type="string" table:style-name="ce32">
            <text:p>Other - Consider returned</text:p>
          </table:table-cell>
          <table:table-cell office:value-type="string" table:style-name="ce32">
            <text:p>Performance captured when Contract ends in March 2022.</text:p>
          </table:table-cell>
          <table:table-cell table:number-columns-repeated="16375"/>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Development &amp; Resilience</text:p>
          </table:table-cell>
          <table:table-cell office:value-type="string" table:style-name="ce32">
            <text:p>CLU Records Management</text:p>
          </table:table-cell>
          <table:table-cell office:value-type="string" table:style-name="ce32">
            <text:p>Iron Mountain</text:p>
          </table:table-cell>
          <table:table-cell office:value-type="string" table:style-name="ce32">
            <text:p>Data Protection Act (DPA) Requests (40 working days- inform BEIS within 5 working days)</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Development &amp; Resilience</text:p>
          </table:table-cell>
          <table:table-cell office:value-type="string" table:style-name="ce32">
            <text:p>CLU Records Management</text:p>
          </table:table-cell>
          <table:table-cell office:value-type="string" table:style-name="ce32">
            <text:p>Iron Mountain</text:p>
          </table:table-cell>
          <table:table-cell office:value-type="string" table:style-name="ce32">
            <text:p>Delivery of Digital Records Sets (5 day SLA)</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Energy Development &amp; Resilience</text:p>
          </table:table-cell>
          <table:table-cell office:value-type="string" table:style-name="ce32">
            <text:p>CLU Records Management</text:p>
          </table:table-cell>
          <table:table-cell office:value-type="string" table:style-name="ce32">
            <text:p>Iron Mountain</text:p>
          </table:table-cell>
          <table:table-cell office:value-type="string" table:style-name="ce32">
            <text:p>FOI (5 working days)</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BEIS Digital</text:p>
          </table:table-cell>
          <table:table-cell office:value-type="string" table:style-name="ce32">
            <text:p>Managed Print Service</text:p>
          </table:table-cell>
          <table:table-cell office:value-type="string" table:style-name="ce32">
            <text:p>Canon (UK) Ltd</text:p>
          </table:table-cell>
          <table:table-cell office:value-type="string" table:style-name="ce32">
            <text:p>Average Multi-Function Device First Time Fix</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BEIS Digital</text:p>
          </table:table-cell>
          <table:table-cell office:value-type="string" table:style-name="ce32">
            <text:p>Managed Print Service</text:p>
          </table:table-cell>
          <table:table-cell office:value-type="string" table:style-name="ce32">
            <text:p>Canon (UK) Ltd</text:p>
          </table:table-cell>
          <table:table-cell office:value-type="string" table:style-name="ce32">
            <text:p>Average multifunction device response time</text:p>
          </table:table-cell>
          <table:table-cell office:value-type="string" table:style-name="ce32">
            <text:p>4hr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BEIS</text:p>
          </table:table-cell>
          <table:table-cell office:value-type="string" table:style-name="ce32">
            <text:p>BEIS Digital</text:p>
          </table:table-cell>
          <table:table-cell office:value-type="string" table:style-name="ce32">
            <text:p>Managed Print Service</text:p>
          </table:table-cell>
          <table:table-cell office:value-type="string" table:style-name="ce32">
            <text:p>Canon (UK) Ltd</text:p>
          </table:table-cell>
          <table:table-cell office:value-type="string" table:style-name="ce32">
            <text:p>Average Multi-Function Device Uptime</text:p>
          </table:table-cell>
          <table:table-cell office:value-type="string" table:style-name="ce32">
            <text:p>97%</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Portfolio Office</text:p>
          </table:table-cell>
          <table:table-cell office:value-type="string" table:style-name="ce32">
            <text:p>NEWMAT Air Charter<text:s text:c="2"/></text:p>
          </table:table-cell>
          <table:table-cell office:value-type="string" table:style-name="ce32">
            <text:p>CTM</text:p>
          </table:table-cell>
          <table:table-cell office:value-type="string" table:style-name="ce32">
            <text:p>Achieve High Level of Customer Satisfaction</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Portfolio Office</text:p>
          </table:table-cell>
          <table:table-cell office:value-type="string" table:style-name="ce32">
            <text:p>NEWMAT Air Charter<text:s/></text:p>
          </table:table-cell>
          <table:table-cell office:value-type="string" table:style-name="ce32">
            <text:p>CTM</text:p>
          </table:table-cell>
          <table:table-cell office:value-type="string" table:style-name="ce32">
            <text:p>Customer satisfaction regarding accuracy and timeliness of Invoicing</text:p>
          </table:table-cell>
          <table:table-cell office:value-type="string" table:style-name="ce32">
            <text:p>100% customer satisfactio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Portfolio Office</text:p>
          </table:table-cell>
          <table:table-cell office:value-type="string" table:style-name="ce32">
            <text:p>NEWMAT Air Charter<text:s/></text:p>
          </table:table-cell>
          <table:table-cell office:value-type="string" table:style-name="ce32">
            <text:p>CTM</text:p>
          </table:table-cell>
          <table:table-cell office:value-type="string" table:style-name="ce32">
            <text:p>Customer satisfaction with response times and resolution of enquiries</text:p>
          </table:table-cell>
          <table:table-cell office:value-type="string" table:style-name="ce32">
            <text:p>95% customer satisfactio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DIO</text:p>
          </table:table-cell>
          <table:table-cell office:value-type="string" table:style-name="ce32">
            <text:p>Provision of Wide Area Network ("WAN") service across multiple locations</text:p>
          </table:table-cell>
          <table:table-cell office:value-type="string" table:style-name="ce32">
            <text:p>HSO</text:p>
            <text:p/>
          </table:table-cell>
          <table:table-cell office:value-type="string" table:style-name="ce32">
            <text:p>24/7 Service Availability</text:p>
            <text:p/>
          </table:table-cell>
          <table:table-cell office:value-type="string" table:style-name="ce32">
            <text:p>99.00%</text:p>
          </table:table-cell>
          <table:table-cell office:value-type="string" table:style-name="ce32">
            <text:p>Good</text:p>
          </table:table-cell>
          <table:table-cell office:value-type="string" table:style-name="ce32">
            <text:p>The contract currently only has one KPI</text:p>
          </table:table-cell>
          <table:table-cell table:number-columns-repeated="16375"/>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Portfolio Office</text:p>
          </table:table-cell>
          <table:table-cell office:value-type="string" table:style-name="ce32">
            <text:p>GBNI Ministerial Air Travel</text:p>
          </table:table-cell>
          <table:table-cell office:value-type="string" table:style-name="ce32">
            <text:p>CTM</text:p>
          </table:table-cell>
          <table:table-cell office:value-type="string" table:style-name="ce32">
            <text:p>Achieve High Level of Customer Satisfaction</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Portfolio Office</text:p>
          </table:table-cell>
          <table:table-cell office:value-type="string" table:style-name="ce32">
            <text:p>GBNI Ministerial Air Travel</text:p>
          </table:table-cell>
          <table:table-cell office:value-type="string" table:style-name="ce32">
            <text:p>CTM</text:p>
          </table:table-cell>
          <table:table-cell office:value-type="string" table:style-name="ce32">
            <text:p>Customer satisfaction regarding accuracy and timeliness of Invoicing</text:p>
          </table:table-cell>
          <table:table-cell office:value-type="string" table:style-name="ce32">
            <text:p>100% customer satisfactio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Portfolio Office</text:p>
          </table:table-cell>
          <table:table-cell office:value-type="string" table:style-name="ce32">
            <text:p>GBNI Ministerial Air Travel</text:p>
          </table:table-cell>
          <table:table-cell office:value-type="string" table:style-name="ce32">
            <text:p>CTM</text:p>
          </table:table-cell>
          <table:table-cell office:value-type="string" table:style-name="ce32">
            <text:p>Customer satisfaction regarding response times and resolution of enquiries</text:p>
          </table:table-cell>
          <table:table-cell office:value-type="string" table:style-name="ce32">
            <text:p>95% customer satisfactio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DIO</text:p>
          </table:table-cell>
          <table:table-cell office:value-type="string" table:style-name="ce32">
            <text:p>Mobile voice and data service</text:p>
          </table:table-cell>
          <table:table-cell office:value-type="string" table:style-name="ce32">
            <text:p>Telefonica</text:p>
          </table:table-cell>
          <table:table-cell office:value-type="string" table:style-name="ce32">
            <text:p>Data Availability</text:p>
          </table:table-cell>
          <table:table-cell office:value-type="string" table:style-name="ce32">
            <text:p>96.5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DIO</text:p>
          </table:table-cell>
          <table:table-cell office:value-type="string" table:style-name="ce32">
            <text:p>Mobile voice and data service</text:p>
          </table:table-cell>
          <table:table-cell office:value-type="string" table:style-name="ce32">
            <text:p>Telefonica</text:p>
          </table:table-cell>
          <table:table-cell office:value-type="string" table:style-name="ce32">
            <text:p>SMS availability</text:p>
          </table:table-cell>
          <table:table-cell office:value-type="string" table:style-name="ce32">
            <text:p>96.5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DIO</text:p>
          </table:table-cell>
          <table:table-cell office:value-type="string" table:style-name="ce32">
            <text:p>Mobile voice and data service</text:p>
          </table:table-cell>
          <table:table-cell office:value-type="string" table:style-name="ce32">
            <text:p>Telefonica</text:p>
          </table:table-cell>
          <table:table-cell office:value-type="string" table:style-name="ce32">
            <text:p>Voice Service Availability</text:p>
          </table:table-cell>
          <table:table-cell office:value-type="string" table:style-name="ce32">
            <text:p>96.5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DIO</text:p>
          </table:table-cell>
          <table:table-cell office:value-type="string" table:style-name="ce32">
            <text:p>COTS and Microsoft Software Licences</text:p>
          </table:table-cell>
          <table:table-cell office:value-type="string" table:style-name="ce32">
            <text:p>Trustmarque<text:s/></text:p>
          </table:table-cell>
          <table:table-cell office:value-type="string" table:style-name="ce32">
            <text:p>The Supplier shall deliver the software within 1 week from the Customer’s order date.</text:p>
          </table:table-cell>
          <table:table-cell office:value-type="string" table:style-name="ce32">
            <text:p>100.00%</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DIO</text:p>
          </table:table-cell>
          <table:table-cell office:value-type="string" table:style-name="ce32">
            <text:p>COTS and Microsoft Software Licences</text:p>
          </table:table-cell>
          <table:table-cell office:value-type="string" table:style-name="ce32">
            <text:p>Trustmarque<text:s/></text:p>
          </table:table-cell>
          <table:table-cell office:value-type="string" table:style-name="ce32">
            <text:p>The Supplier shall on board any vendors that the Supplier is not familiar with within one week of the Customer’s order date.</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DIO</text:p>
          </table:table-cell>
          <table:table-cell office:value-type="string" table:style-name="ce32">
            <text:p>COTS and Microsoft Software Licences</text:p>
          </table:table-cell>
          <table:table-cell office:value-type="string" table:style-name="ce32">
            <text:p>Trustmarque<text:s/></text:p>
          </table:table-cell>
          <table:table-cell office:value-type="string" table:style-name="ce32">
            <text:p>The Supplier shall provide software quotations within 72 hours from the Customer’s request date.</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ommercial<text:s/></text:p>
          </table:table-cell>
          <table:table-cell office:value-type="string" table:style-name="ce32">
            <text:p>Public Sector Resourcing</text:p>
          </table:table-cell>
          <table:table-cell office:value-type="string" table:style-name="ce32">
            <text:p>Alexander Mann Solutions</text:p>
          </table:table-cell>
          <table:table-cell office:value-type="string" table:style-name="ce32">
            <text:p>Time from Offer to On-board</text:p>
          </table:table-cell>
          <table:table-cell office:value-type="string" table:style-name="ce32">
            <text:p>10 days or les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ommercial<text:s/></text:p>
          </table:table-cell>
          <table:table-cell office:value-type="string" table:style-name="ce32">
            <text:p>Public Sector Resourcing</text:p>
          </table:table-cell>
          <table:table-cell office:value-type="string" table:style-name="ce32">
            <text:p>Alexander Mann Solutions</text:p>
          </table:table-cell>
          <table:table-cell office:value-type="string" table:style-name="ce32">
            <text:p>Time from requirement being approved in supplier portal to offer being made.</text:p>
          </table:table-cell>
          <table:table-cell office:value-type="string" table:style-name="ce32">
            <text:p>12 days or les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ommercial<text:s/></text:p>
          </table:table-cell>
          <table:table-cell office:value-type="string" table:style-name="ce32">
            <text:p>Public Sector Resourcing</text:p>
          </table:table-cell>
          <table:table-cell office:value-type="string" table:style-name="ce32">
            <text:p>Alexander Mann Solutions</text:p>
          </table:table-cell>
          <table:table-cell office:value-type="string" table:style-name="ce32">
            <text:p>Time to shortlist. From Fully Approved Requirement to 2nd CV to Hiring Manager within agreed timescales (72 hrs)</text:p>
          </table:table-cell>
          <table:table-cell office:value-type="string" table:style-name="ce32">
            <text:p>8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Shared Services</text:p>
          </table:table-cell>
          <table:table-cell office:value-type="string" table:style-name="ce32">
            <text:p>ISSC2 Shared Services</text:p>
          </table:table-cell>
          <table:table-cell office:value-type="string" table:style-name="ce32">
            <text:p>SSCL (Shared Services Connected Ltd)</text:p>
          </table:table-cell>
          <table:table-cell office:value-type="string" table:style-name="ce32">
            <text:p>Payment Accuracy:</text:p>
            <text:p/>
            <text:p>The value and volume of accurate payments due to SSCL (Shared Services Connected Ltd) processing identified from analysis of payment file or raised queries (payment error to or from the wrong bank account or for the wrong value)</text:p>
            <text:p/>
            <text:p>(Supplier must meet both targets to pass)</text:p>
          </table:table-cell>
          <table:table-cell office:value-type="string" table:style-name="ce32">
            <text:p>99.70% or more (Value)</text:p>
            <text:p/>
            <text:p>99.9% and less than 70 errors (Volum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Shared Services</text:p>
          </table:table-cell>
          <table:table-cell office:value-type="string" table:style-name="ce32">
            <text:p>ISSC2 Shared Services</text:p>
          </table:table-cell>
          <table:table-cell office:value-type="string" table:style-name="ce32">
            <text:p>SSCL (Shared Services Connected Ltd)</text:p>
          </table:table-cell>
          <table:table-cell office:value-type="string" table:style-name="ce32">
            <text:p>Payroll Accuracy:</text:p>
            <text:p>Measured by number of rectifications to total payroll required each month as a result of actions or errors made by SSCL (Shared Services Connected Ltd); requiring corrective actions in the current month or deferred to a following month.</text:p>
          </table:table-cell>
          <table:table-cell office:value-type="string" table:style-name="ce32">
            <text:p>99.93 or mor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Shared Services</text:p>
          </table:table-cell>
          <table:table-cell office:value-type="string" table:style-name="ce32">
            <text:p>ISSC2 Shared Services</text:p>
          </table:table-cell>
          <table:table-cell office:value-type="string" table:style-name="ce32">
            <text:p>SSCL (Shared Services Connected Ltd)</text:p>
          </table:table-cell>
          <table:table-cell office:value-type="string" table:style-name="ce32">
            <text:p>The Supplier surveys End User satisfaction (EUS) score across all Customers and Service Recipients. The EUS is calculated via the standard "Net Promoter Score" (NPS) calculation and methodology.</text:p>
            <text:p/>
            <text:p>The performance of the End User Score shall be determined based on the increase or decrease of the EUS Score at the end of each Service Measurement Period against that of the previous period</text:p>
          </table:table-cell>
          <table:table-cell office:value-type="string" table:style-name="ce32">
            <text:p>5 point improvement or more</text:p>
          </table:table-cell>
          <table:table-cell office:value-type="string" table:style-name="ce32">
            <text:p>Inadequate</text:p>
          </table:table-cell>
          <table:table-cell office:value-type="string" table:style-name="ce32">
            <text:p>Elements of the measure were not accurately recorded during the period. Plans in place to better capture and more accurately reflect EUS</text:p>
          </table:table-cell>
          <table:table-cell table:number-columns-repeated="16375"/>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eospatial</text:p>
          </table:table-cell>
          <table:table-cell office:value-type="string" table:style-name="ce32">
            <text:p>Public Sector Geospatial Agreement</text:p>
          </table:table-cell>
          <table:table-cell office:value-type="string" table:style-name="ce32">
            <text:p>Ordnance Survey</text:p>
          </table:table-cell>
          <table:table-cell office:value-type="string" table:style-name="ce32">
            <text:p>Data Access – Performance of delivery mechanisms that provide access to the National Geographic Database via both APIs (Application programming Interfaces) and Downloads</text:p>
          </table:table-cell>
          <table:table-cell office:value-type="string" table:style-name="ce32">
            <text:p>99.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eospatial</text:p>
          </table:table-cell>
          <table:table-cell office:value-type="string" table:style-name="ce32">
            <text:p>Public Sector Geospatial Agreement</text:p>
          </table:table-cell>
          <table:table-cell office:value-type="string" table:style-name="ce32">
            <text:p>Ordnance Survey</text:p>
          </table:table-cell>
          <table:table-cell office:value-type="string" table:style-name="ce32">
            <text:p>Data and Services Enhancements -<text:s/></text:p>
            <text:p/>
            <text:p>Delivery of the Key Milestones for further enhancements and developments to both the data and access mechanisms associated with the National Geographic Database.</text:p>
          </table:table-cell>
          <table:table-cell office:value-type="string" table:style-name="ce32">
            <text:p>95.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eospatial</text:p>
          </table:table-cell>
          <table:table-cell office:value-type="string" table:style-name="ce32">
            <text:p>Public Sector Geospatial Agreement</text:p>
          </table:table-cell>
          <table:table-cell office:value-type="string" table:style-name="ce32">
            <text:p>Ordnance Survey</text:p>
          </table:table-cell>
          <table:table-cell office:value-type="string" table:style-name="ce32">
            <text:p>Data relates to the completeness/currency/coverage of the data captured and maintained by Ordnance Survey in the National Geographic Database in line with targets in the service agreement.</text:p>
          </table:table-cell>
          <table:table-cell office:value-type="string" table:style-name="ce32">
            <text:p>88.30%</text:p>
          </table:table-cell>
          <table:table-cell office:value-type="string" table:style-name="ce32">
            <text:p>Good</text:p>
          </table:table-cell>
          <table:table-cell office:value-type="string" table:style-name="ce32">
            <text:p>This is an annual KPI and will next be reported on in March 2022. The rating provided here is from Q4 2020/21.</text:p>
          </table:table-cell>
          <table:table-cell table:number-columns-repeated="16375"/>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Pensions</text:p>
          </table:table-cell>
          <table:table-cell office:value-type="string" table:style-name="ce32">
            <text:p>My CSP Contract (and extension)</text:p>
          </table:table-cell>
          <table:table-cell office:value-type="string" table:style-name="ce32">
            <text:p>MY CSP</text:p>
          </table:table-cell>
          <table:table-cell office:value-type="string" table:style-name="ce32">
            <text:p>Benefits accuracy (have you paid the right amount to the right people).</text:p>
          </table:table-cell>
          <table:table-cell office:value-type="string" table:style-name="ce32">
            <text:p>98% (6 month rolling averag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Pensions</text:p>
          </table:table-cell>
          <table:table-cell office:value-type="string" table:style-name="ce32">
            <text:p>My CSP Contract (and extension)</text:p>
          </table:table-cell>
          <table:table-cell office:value-type="string" table:style-name="ce32">
            <text:p>MY CSP</text:p>
          </table:table-cell>
          <table:table-cell office:value-type="string" table:style-name="ce32">
            <text:p>Retirement - Managing people through the retirement process.</text:p>
            <text:p/>
            <text:p/>
            <text:p/>
          </table:table-cell>
          <table:table-cell office:value-type="string" table:style-name="ce32">
            <text:p>100% Finalised and paid 1 day after retirement (if submitted on time, otherwise 10 days after instruction)</text:p>
            <text:p/>
            <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Pensions</text:p>
          </table:table-cell>
          <table:table-cell office:value-type="string" table:style-name="ce32">
            <text:p>My CSP Contract (and extension)</text:p>
          </table:table-cell>
          <table:table-cell office:value-type="string" table:style-name="ce32">
            <text:p>MY CSP</text:p>
          </table:table-cell>
          <table:table-cell office:value-type="string" table:style-name="ce32">
            <text:p>SL3 Member Records Maintained and updated within targets in the service agreement (within 5 working days)</text:p>
          </table:table-cell>
          <table:table-cell office:value-type="string" table:style-name="ce32">
            <text:p>100% in 5 day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Pensions</text:p>
          </table:table-cell>
          <table:table-cell office:value-type="string" table:style-name="ce32">
            <text:p>Pension Administration Services Agreement (Royal Mail Statutory Pension Scheme)</text:p>
          </table:table-cell>
          <table:table-cell office:value-type="string" table:style-name="ce32">
            <text:p>Capita Group PLC</text:p>
          </table:table-cell>
          <table:table-cell office:value-type="string" table:style-name="ce32">
            <text:p>Completing all pension payroll on the due date</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Pensions</text:p>
          </table:table-cell>
          <table:table-cell office:value-type="string" table:style-name="ce32">
            <text:p>Pension Administration Services Agreement (Royal Mail Statutory Pension Scheme)</text:p>
          </table:table-cell>
          <table:table-cell office:value-type="string" table:style-name="ce32">
            <text:p>Capita Group PLC</text:p>
          </table:table-cell>
          <table:table-cell office:value-type="string" table:style-name="ce32">
            <text:p>Retirement Settlement (Early and Normal) within the contracted timeframes (Active Dual Members).</text:p>
          </table:table-cell>
          <table:table-cell office:value-type="string" table:style-name="ce32">
            <text:p>&gt;/= 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Pensions</text:p>
          </table:table-cell>
          <table:table-cell office:value-type="string" table:style-name="ce32">
            <text:p>Pension Administration Services Agreement (Royal Mail Statutory Pension Scheme)</text:p>
          </table:table-cell>
          <table:table-cell office:value-type="string" table:style-name="ce32">
            <text:p>Capita Group PLC</text:p>
          </table:table-cell>
          <table:table-cell office:value-type="string" table:style-name="ce32">
            <text:p>Retirement Settlement (Early and Normal) within the contracted timeframes (Single Members &amp; Deferred Dual Members)</text:p>
          </table:table-cell>
          <table:table-cell office:value-type="string" table:style-name="ce32">
            <text:p>&gt;/=99 %</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SHR</text:p>
          </table:table-cell>
          <table:table-cell office:value-type="string" table:style-name="ce32">
            <text:p>Application Tracking System</text:p>
          </table:table-cell>
          <table:table-cell office:value-type="string" table:style-name="ce32">
            <text:p>Oleeo</text:p>
          </table:table-cell>
          <table:table-cell office:value-type="string" table:style-name="ce32">
            <text:p>Candidate support</text:p>
          </table:table-cell>
          <table:table-cell office:value-type="string" table:style-name="ce32">
            <text:p>95% or higher receive a response email within 3</text:p>
            <text:p>working days and 100% receive a response email</text:p>
            <text:p>within 4 working day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SHR</text:p>
          </table:table-cell>
          <table:table-cell office:value-type="string" table:style-name="ce32">
            <text:p>Application Tracking System</text:p>
          </table:table-cell>
          <table:table-cell office:value-type="string" table:style-name="ce32">
            <text:p>Oleeo</text:p>
          </table:table-cell>
          <table:table-cell office:value-type="string" table:style-name="ce32">
            <text:p>Client helpdesk and support.</text:p>
            <text:p/>
          </table:table-cell>
          <table:table-cell office:value-type="string" table:style-name="ce32">
            <text:p>95% or higher receive an initial review within 1.5</text:p>
            <text:p>hours and 100% receiving an initial review</text:p>
            <text:p>within 2 hour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SHR</text:p>
          </table:table-cell>
          <table:table-cell office:value-type="string" table:style-name="ce32">
            <text:p>Application Tracking System</text:p>
          </table:table-cell>
          <table:table-cell office:value-type="string" table:style-name="ce32">
            <text:p>Oleeo</text:p>
          </table:table-cell>
          <table:table-cell office:value-type="string" table:style-name="ce32">
            <text:p>Solution availability</text:p>
          </table:table-cell>
          <table:table-cell office:value-type="string" table:style-name="ce32">
            <text:p>24/7 over 99.5% of <text:s/>the tim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RS</text:p>
          </table:table-cell>
          <table:table-cell office:value-type="string" table:style-name="ce32">
            <text:p>Recruitment Advertising &amp; Media Buying</text:p>
          </table:table-cell>
          <table:table-cell office:value-type="string" table:style-name="ce32">
            <text:p>TMP Worldwide</text:p>
          </table:table-cell>
          <table:table-cell office:value-type="string" table:style-name="ce32">
            <text:p>Achievement of all Key Milestones and Deliverables as stated in the service agreement.</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RS</text:p>
          </table:table-cell>
          <table:table-cell office:value-type="string" table:style-name="ce32">
            <text:p>Recruitment Advertising &amp; Media Buying</text:p>
          </table:table-cell>
          <table:table-cell office:value-type="string" table:style-name="ce32">
            <text:p>TMP Worldwide</text:p>
          </table:table-cell>
          <table:table-cell office:value-type="string" table:style-name="ce32">
            <text:p>Activate the link to external media, upon receipt of the link from the Customer, within; 2 days - when there is no tracking / 5 days when there is tracking</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RS</text:p>
          </table:table-cell>
          <table:table-cell office:value-type="string" table:style-name="ce32">
            <text:p>Recruitment Advertising &amp; Media Buying</text:p>
          </table:table-cell>
          <table:table-cell office:value-type="string" table:style-name="ce32">
            <text:p>TMP Worldwide</text:p>
          </table:table-cell>
          <table:table-cell office:value-type="string" table:style-name="ce32">
            <text:p>Promotional materials need to be free of spelling errors, colour bleeding.</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RS</text:p>
          </table:table-cell>
          <table:table-cell office:value-type="string" table:style-name="ce32">
            <text:p>Surge Capacity Recruitment Services</text:p>
          </table:table-cell>
          <table:table-cell office:value-type="string" table:style-name="ce32">
            <text:p>Capita Business Services</text:p>
          </table:table-cell>
          <table:table-cell office:value-type="string" table:style-name="ce32">
            <text:p>Complete all Pre-Employment Checking activities within 17 working days and without error. (Consideration will be given where delays have arisen due to candidates).</text:p>
          </table:table-cell>
          <table:table-cell office:value-type="string" table:style-name="ce32">
            <text:p>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RS</text:p>
          </table:table-cell>
          <table:table-cell office:value-type="string" table:style-name="ce32">
            <text:p>Surge Capacity Recruitment Services</text:p>
          </table:table-cell>
          <table:table-cell office:value-type="string" table:style-name="ce32">
            <text:p>Capita Business Services</text:p>
          </table:table-cell>
          <table:table-cell office:value-type="string" table:style-name="ce32">
            <text:p>Conduct all necessary sifting actions within pre-agreed timelines as set by the customer and without error.</text:p>
          </table:table-cell>
          <table:table-cell office:value-type="string" table:style-name="ce32">
            <text:p>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RS</text:p>
          </table:table-cell>
          <table:table-cell office:value-type="string" table:style-name="ce32">
            <text:p>Surge Capacity Recruitment Services</text:p>
          </table:table-cell>
          <table:table-cell office:value-type="string" table:style-name="ce32">
            <text:p>Capita Business Services</text:p>
          </table:table-cell>
          <table:table-cell office:value-type="string" table:style-name="ce32">
            <text:p>Work commissions received by supplier directly from Government Recruitment Service in line with service agreement. Commissions should not be submitted directly from individual Vacancy Holders or Department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DIO</text:p>
          </table:table-cell>
          <table:table-cell office:value-type="string" table:style-name="ce32">
            <text:p>Managed Print Services</text:p>
          </table:table-cell>
          <table:table-cell office:value-type="string" table:style-name="ce32">
            <text:p>Canon</text:p>
          </table:table-cell>
          <table:table-cell office:value-type="string" table:style-name="ce32">
            <text:p>Device Uptime</text:p>
          </table:table-cell>
          <table:table-cell office:value-type="string" table:style-name="ce32">
            <text:p>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DIO</text:p>
          </table:table-cell>
          <table:table-cell office:value-type="string" table:style-name="ce32">
            <text:p>Managed Print Services</text:p>
          </table:table-cell>
          <table:table-cell office:value-type="string" table:style-name="ce32">
            <text:p>Canon</text:p>
          </table:table-cell>
          <table:table-cell office:value-type="string" table:style-name="ce32">
            <text:p>First Time Fix</text:p>
          </table:table-cell>
          <table:table-cell office:value-type="string" table:style-name="ce32">
            <text:p>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DIO</text:p>
          </table:table-cell>
          <table:table-cell office:value-type="string" table:style-name="ce32">
            <text:p>Managed Print Services</text:p>
          </table:table-cell>
          <table:table-cell office:value-type="string" table:style-name="ce32">
            <text:p>Canon</text:p>
          </table:table-cell>
          <table:table-cell office:value-type="string" table:style-name="ce32">
            <text:p>Response Time</text:p>
          </table:table-cell>
          <table:table-cell office:value-type="string" table:style-name="ce32">
            <text:p>4hr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SHR</text:p>
          </table:table-cell>
          <table:table-cell office:value-type="string" table:style-name="ce32">
            <text:p>Learning&amp;Development</text:p>
          </table:table-cell>
          <table:table-cell office:value-type="string" table:style-name="ce32">
            <text:p>KPMG</text:p>
          </table:table-cell>
          <table:table-cell office:value-type="string" table:style-name="ce32">
            <text:p>Cumulative delegate evaluation scores show that course published objectives / outcomes were met.<text:s/></text:p>
          </table:table-cell>
          <table:table-cell office:value-type="string" table:style-name="ce32">
            <text:p>At least 80% at all time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SHR</text:p>
          </table:table-cell>
          <table:table-cell office:value-type="string" table:style-name="ce32">
            <text:p>Learning&amp;Development</text:p>
          </table:table-cell>
          <table:table-cell office:value-type="string" table:style-name="ce32">
            <text:p>KPMG</text:p>
          </table:table-cell>
          <table:table-cell office:value-type="string" table:style-name="ce32">
            <text:p>Cumulative delegate evaluation scores show that the course was of good quality overall</text:p>
          </table:table-cell>
          <table:table-cell office:value-type="string" table:style-name="ce32">
            <text:p>Average score above 8 out of 10<text: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SHR</text:p>
          </table:table-cell>
          <table:table-cell office:value-type="string" table:style-name="ce32">
            <text:p>Learning&amp;Development</text:p>
          </table:table-cell>
          <table:table-cell office:value-type="string" table:style-name="ce32">
            <text:p>KPMG</text:p>
          </table:table-cell>
          <table:table-cell office:value-type="string" table:style-name="ce32">
            <text:p>Resolution of enquiries to Customer's and/or Buyer's satisfaction within 5 working days of receipt, where within their delivery area.</text:p>
          </table:table-cell>
          <table:table-cell office:value-type="string" table:style-name="ce32">
            <text:p>At least 90% at all time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SHR</text:p>
          </table:table-cell>
          <table:table-cell office:value-type="string" table:style-name="ce32">
            <text:p>Learning Design and Delivery; Subject Matter Expertise and Coaching</text:p>
          </table:table-cell>
          <table:table-cell office:value-type="string" table:style-name="ce32">
            <text:p>EY</text:p>
            <text:p/>
          </table:table-cell>
          <table:table-cell office:value-type="string" table:style-name="ce32">
            <text:p>Cumulative delegate evaluation scores show that course published objectives/outcomes were met.</text:p>
          </table:table-cell>
          <table:table-cell office:value-type="string" table:style-name="ce32">
            <text:p>80.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SHR</text:p>
          </table:table-cell>
          <table:table-cell office:value-type="string" table:style-name="ce32">
            <text:p>Learning Design and Delivery; Subject Matter Expertise and Coaching</text:p>
          </table:table-cell>
          <table:table-cell office:value-type="string" table:style-name="ce32">
            <text:p>EY</text:p>
            <text:p/>
          </table:table-cell>
          <table:table-cell office:value-type="string" table:style-name="ce32">
            <text:p>Cumulative delegate evaluation scores show that the course was of good quality overall</text:p>
          </table:table-cell>
          <table:table-cell office:value-type="string" table:style-name="ce32">
            <text:p>Average score above 8 out of 1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CSHR</text:p>
          </table:table-cell>
          <table:table-cell office:value-type="string" table:style-name="ce32">
            <text:p>Learning Design and Delivery; Subject Matter Expertise and Coaching</text:p>
          </table:table-cell>
          <table:table-cell office:value-type="string" table:style-name="ce32">
            <text:p>EY</text:p>
            <text:p/>
          </table:table-cell>
          <table:table-cell office:value-type="string" table:style-name="ce32">
            <text:p>Resolution of enquiries to Customer's and/or Buyer's satisfaction within 5 working days of receipt, where within their delivery area.</text:p>
          </table:table-cell>
          <table:table-cell office:value-type="string" table:style-name="ce32">
            <text:p>90.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DS</text:p>
          </table:table-cell>
          <table:table-cell office:value-type="string" table:style-name="ce32">
            <text:p>Credit and Debit Card supplier</text:p>
          </table:table-cell>
          <table:table-cell office:value-type="string" table:style-name="ce32">
            <text:p>Stripe Payments Europe Limited</text:p>
          </table:table-cell>
          <table:table-cell office:value-type="string" table:style-name="ce32">
            <text:p>Stripe support initial response time within 72 hours</text:p>
          </table:table-cell>
          <table:table-cell office:value-type="string" table:style-name="ce32">
            <text:p>100% in 72 hour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DS</text:p>
          </table:table-cell>
          <table:table-cell office:value-type="string" table:style-name="ce32">
            <text:p>Credit and Debit Card supplier</text:p>
          </table:table-cell>
          <table:table-cell office:value-type="string" table:style-name="ce32">
            <text:p>Stripe Payments Europe Limited</text:p>
          </table:table-cell>
          <table:table-cell office:value-type="string" table:style-name="ce32">
            <text:p>Supplier API (application programming interface) uptime, available for use 24/7/365</text:p>
          </table:table-cell>
          <table:table-cell office:value-type="string" table:style-name="ce32">
            <text:p>99.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DS</text:p>
          </table:table-cell>
          <table:table-cell office:value-type="string" table:style-name="ce32">
            <text:p>Cloud Hosting, Infrastructure and Support</text:p>
          </table:table-cell>
          <table:table-cell office:value-type="string" table:style-name="ce32">
            <text:p>Amazon Web Services</text:p>
          </table:table-cell>
          <table:table-cell office:value-type="string" table:style-name="ce32">
            <text:p>Enterprise Support - Business-critical system down response time.</text:p>
          </table:table-cell>
          <table:table-cell office:value-type="string" table:style-name="ce32">
            <text:p>Within 15 min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DS</text:p>
          </table:table-cell>
          <table:table-cell office:value-type="string" table:style-name="ce32">
            <text:p>Cloud Hosting, Infrastructure and Support</text:p>
          </table:table-cell>
          <table:table-cell office:value-type="string" table:style-name="ce32">
            <text:p>Amazon Web Services</text:p>
          </table:table-cell>
          <table:table-cell office:value-type="string" table:style-name="ce32">
            <text:p>General Service Monthly uptime</text:p>
          </table:table-cell>
          <table:table-cell office:value-type="string" table:style-name="ce32">
            <text:p>Monthly uptime percentage of at least 9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DS</text:p>
          </table:table-cell>
          <table:table-cell office:value-type="string" table:style-name="ce32">
            <text:p>Cloud Hosting, Infrastructure and Support</text:p>
          </table:table-cell>
          <table:table-cell office:value-type="string" table:style-name="ce32">
            <text:p>Amazon Web Services</text:p>
          </table:table-cell>
          <table:table-cell office:value-type="string" table:style-name="ce32">
            <text:p>Single Elastic Compute Cloud instance hourly uptime</text:p>
          </table:table-cell>
          <table:table-cell office:value-type="string" table:style-name="ce32">
            <text:p>Hourly uptime percentage of at least 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DS</text:p>
          </table:table-cell>
          <table:table-cell office:value-type="string" table:style-name="ce32">
            <text:p>SMS Provider for GOV.UK Notify</text:p>
          </table:table-cell>
          <table:table-cell office:value-type="string" table:style-name="ce32">
            <text:p>FireText</text:p>
          </table:table-cell>
          <table:table-cell office:value-type="string" table:style-name="ce32">
            <text:p>Availability of Service</text:p>
          </table:table-cell>
          <table:table-cell office:value-type="string" table:style-name="ce32">
            <text:p>98% between 8:00am and 11:00pm</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DS</text:p>
          </table:table-cell>
          <table:table-cell office:value-type="string" table:style-name="ce32">
            <text:p>SMS Provider for GOV.UK Notify</text:p>
          </table:table-cell>
          <table:table-cell office:value-type="string" table:style-name="ce32">
            <text:p>FireText</text:p>
          </table:table-cell>
          <table:table-cell office:value-type="string" table:style-name="ce32">
            <text:p>Support response times during office hours Monday to Friday 0900-1730</text:p>
          </table:table-cell>
          <table:table-cell office:value-type="string" table:style-name="ce32">
            <text:p>Within one hou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DS</text:p>
          </table:table-cell>
          <table:table-cell office:value-type="string" table:style-name="ce32">
            <text:p>SMS Provider for GOV.UK Notify</text:p>
          </table:table-cell>
          <table:table-cell office:value-type="string" table:style-name="ce32">
            <text:p>FireText</text:p>
          </table:table-cell>
          <table:table-cell office:value-type="string" table:style-name="ce32">
            <text:p>Support response times out of hours.</text:p>
          </table:table-cell>
          <table:table-cell office:value-type="string" table:style-name="ce32">
            <text:p>within 4 hours</text:p>
          </table:table-cell>
          <table:table-cell office:value-type="string" table:style-name="ce32">
            <text:p>Other - Consider returned</text:p>
          </table:table-cell>
          <table:table-cell office:value-type="string" table:style-name="ce32">
            <text:p>No support out of hours requests required (KPI 3) this quarter.</text:p>
          </table:table-cell>
          <table:table-cell table:number-columns-repeated="16375"/>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DS</text:p>
          </table:table-cell>
          <table:table-cell office:value-type="string" table:style-name="ce32">
            <text:p>SMS Provider for GOV.UK Notify</text:p>
          </table:table-cell>
          <table:table-cell office:value-type="string" table:style-name="ce32">
            <text:p>MMG - Mobile Marketing Group</text:p>
          </table:table-cell>
          <table:table-cell office:value-type="string" table:style-name="ce32">
            <text:p>Access to messaging platform</text:p>
          </table:table-cell>
          <table:table-cell office:value-type="string" table:style-name="ce32">
            <text:p>99.9% 24/7/36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DS</text:p>
          </table:table-cell>
          <table:table-cell office:value-type="string" table:style-name="ce32">
            <text:p>SMS Provider for GOV.UK Notify</text:p>
          </table:table-cell>
          <table:table-cell office:value-type="string" table:style-name="ce32">
            <text:p>MMG - Mobile Marketing Group</text:p>
          </table:table-cell>
          <table:table-cell office:value-type="string" table:style-name="ce32">
            <text:p>Maximum duration of any unplanned outage.</text:p>
            <text:p/>
          </table:table-cell>
          <table:table-cell office:value-type="string" table:style-name="ce32">
            <text:p>6hrs</text:p>
          </table:table-cell>
          <table:table-cell office:value-type="string" table:style-name="ce32">
            <text:p>Other - Consider returned</text:p>
          </table:table-cell>
          <table:table-cell office:value-type="string" table:style-name="ce32">
            <text:p>No unplanned outages (KPI 2) or priority one outages (KPI 3) this quarter.</text:p>
          </table:table-cell>
          <table:table-cell table:number-columns-repeated="16375"/>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DS</text:p>
          </table:table-cell>
          <table:table-cell office:value-type="string" table:style-name="ce32">
            <text:p>SMS Provider for GOV.UK Notify</text:p>
          </table:table-cell>
          <table:table-cell office:value-type="string" table:style-name="ce32">
            <text:p>MMG - Mobile Marketing Group</text:p>
          </table:table-cell>
          <table:table-cell office:value-type="string" table:style-name="ce32">
            <text:p>Priority One fault response time</text:p>
          </table:table-cell>
          <table:table-cell office:value-type="string" table:style-name="ce32">
            <text:p>Initial response time 15 mins</text:p>
            <text:p>Target restoration (work around) 30 mins</text:p>
            <text:p>Target resolution 1 working day</text:p>
            <text:p/>
          </table:table-cell>
          <table:table-cell office:value-type="string" table:style-name="ce32">
            <text:p>Other - Consider returned</text:p>
          </table:table-cell>
          <table:table-cell office:value-type="string" table:style-name="ce32">
            <text:p>No unplanned outages (KPI 2) or priority one outages (KPI 3) this quarter.</text:p>
          </table:table-cell>
          <table:table-cell table:number-columns-repeated="16375"/>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DS</text:p>
          </table:table-cell>
          <table:table-cell office:value-type="string" table:style-name="ce32">
            <text:p>Identity Assurance for GOV.UK Verify</text:p>
          </table:table-cell>
          <table:table-cell office:value-type="string" table:style-name="ce32">
            <text:p>Post Office</text:p>
          </table:table-cell>
          <table:table-cell office:value-type="string" table:style-name="ce32">
            <text:p>Operational performance for priority incidents:</text:p>
            <text:p>To ensure priority incidents are reported to the Government Digital Service within the timeframes as outlined in the framework agreement.</text:p>
            <text:p/>
          </table:table-cell>
          <table:table-cell office:value-type="string" table:style-name="ce32">
            <text:p>Performance is in adherence to all the priority incident KPIs (97% or high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DS</text:p>
          </table:table-cell>
          <table:table-cell office:value-type="string" table:style-name="ce32">
            <text:p>Identity Assurance for GOV.UK Verify</text:p>
          </table:table-cell>
          <table:table-cell office:value-type="string" table:style-name="ce32">
            <text:p>Post Office</text:p>
          </table:table-cell>
          <table:table-cell office:value-type="string" table:style-name="ce32">
            <text:p>Operational performance for users:</text:p>
            <text:p>To deliver the level of service to users as outlined in the framework agreement<text:s/></text:p>
            <text:p/>
          </table:table-cell>
          <table:table-cell office:value-type="string" table:style-name="ce32">
            <text:p>Performance is in adherence to all the operational performance KPIs relating to users as set out in the service agreement (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DS</text:p>
          </table:table-cell>
          <table:table-cell office:value-type="string" table:style-name="ce32">
            <text:p>Identity Assurance for GOV.UK Verify</text:p>
          </table:table-cell>
          <table:table-cell office:value-type="string" table:style-name="ce32">
            <text:p>Post Office</text:p>
          </table:table-cell>
          <table:table-cell office:value-type="string" table:style-name="ce32">
            <text:p>Service Delivery Requirements (SDR): To deliver the service according to the service delivery requirements for GOV.UK Verify</text:p>
          </table:table-cell>
          <table:table-cell office:value-type="string" table:style-name="ce32">
            <text:p>Performance and delivery is in adherence to 100% of the SD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DS</text:p>
          </table:table-cell>
          <table:table-cell office:value-type="string" table:style-name="ce32">
            <text:p>Identity Assurance for GOV.UK Verify</text:p>
          </table:table-cell>
          <table:table-cell office:value-type="string" table:style-name="ce32">
            <text:p>Digidentity</text:p>
          </table:table-cell>
          <table:table-cell office:value-type="string" table:style-name="ce32">
            <text:p>Operational performance for priority incidents:</text:p>
            <text:p>To ensure priority incidents are reported to the Government Digital Service within the timeframes as outlined in the framework agreement.</text:p>
            <text:p/>
          </table:table-cell>
          <table:table-cell office:value-type="string" table:style-name="ce32">
            <text:p>Performance is in adherence to all the priority incident KPIs (97% or high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DS</text:p>
          </table:table-cell>
          <table:table-cell office:value-type="string" table:style-name="ce32">
            <text:p>Identity Assurance for GOV.UK Verify</text:p>
          </table:table-cell>
          <table:table-cell office:value-type="string" table:style-name="ce32">
            <text:p>Digidentity</text:p>
          </table:table-cell>
          <table:table-cell office:value-type="string" table:style-name="ce32">
            <text:p>Operational performance for users:</text:p>
            <text:p>To deliver the level of service to users as outlined in the framework agreement<text:s/></text:p>
            <text:p/>
          </table:table-cell>
          <table:table-cell office:value-type="string" table:style-name="ce32">
            <text:p>Performance is in adherence to all the operational performance KPIs relating to users as set out in the service agreement (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CO</text:p>
          </table:table-cell>
          <table:table-cell office:value-type="string" table:style-name="ce32">
            <text:p>GDS</text:p>
          </table:table-cell>
          <table:table-cell office:value-type="string" table:style-name="ce32">
            <text:p>Identity Assurance for GOV.UK Verify</text:p>
          </table:table-cell>
          <table:table-cell office:value-type="string" table:style-name="ce32">
            <text:p>Digidentity</text:p>
          </table:table-cell>
          <table:table-cell office:value-type="string" table:style-name="ce32">
            <text:p>Service Delivery Requirements (SDR): To deliver the service according to the service delivery requirements for GOV.UK Verify</text:p>
          </table:table-cell>
          <table:table-cell office:value-type="string" table:style-name="ce32">
            <text:p>Performance and delivery is in adherence to the SDR 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CMS</text:p>
          </table:table-cell>
          <table:table-cell office:value-type="string" table:style-name="ce32">
            <text:p>Ceremonials</text:p>
          </table:table-cell>
          <table:table-cell office:value-type="string" table:style-name="ce32">
            <text:p>Ceremonials Event Management Services</text:p>
          </table:table-cell>
          <table:table-cell office:value-type="string" table:style-name="ce32">
            <text:p>Arcadis UK Limited</text:p>
          </table:table-cell>
          <table:table-cell office:value-type="string" table:style-name="ce32">
            <text:p>New tasks/ projects undertaken as instructed by the Authority</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CMS</text:p>
          </table:table-cell>
          <table:table-cell office:value-type="string" table:style-name="ce32">
            <text:p>Ceremonials</text:p>
          </table:table-cell>
          <table:table-cell office:value-type="string" table:style-name="ce32">
            <text:p>Ceremonials Event Management Services</text:p>
          </table:table-cell>
          <table:table-cell office:value-type="string" table:style-name="ce32">
            <text:p>Arcadis UK Limited</text:p>
          </table:table-cell>
          <table:table-cell office:value-type="string" table:style-name="ce32">
            <text:p>Production of a three-year costed programme of work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CMS</text:p>
          </table:table-cell>
          <table:table-cell office:value-type="string" table:style-name="ce32">
            <text:p>Ceremonials</text:p>
          </table:table-cell>
          <table:table-cell office:value-type="string" table:style-name="ce32">
            <text:p>Ceremonials Event Management Services</text:p>
          </table:table-cell>
          <table:table-cell office:value-type="string" table:style-name="ce32">
            <text:p>Arcadis UK Limited</text:p>
          </table:table-cell>
          <table:table-cell office:value-type="string" table:style-name="ce32">
            <text:p>Provide DCMS with a comprehensive summary of cost of annual programme of works and events covering all ceremonies for the relevant year.</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CMS</text:p>
          </table:table-cell>
          <table:table-cell office:value-type="string" table:style-name="ce32">
            <text:p>Commercial<text:s/></text:p>
          </table:table-cell>
          <table:table-cell office:value-type="string" table:style-name="ce32">
            <text:p>Public Sector Resourcing - Provide a fully managed end-to-end service model through which hiring managers can access their contingent worker requirements (contractors and temporary workers)</text:p>
          </table:table-cell>
          <table:table-cell office:value-type="string" table:style-name="ce32">
            <text:p>Alexander Mann Solutions</text:p>
          </table:table-cell>
          <table:table-cell office:value-type="string" table:style-name="ce32">
            <text:p>% of starters within the period must be placed at or below rate card</text:p>
          </table:table-cell>
          <table:table-cell office:value-type="string" table:style-name="ce32">
            <text:p>100-8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CMS</text:p>
          </table:table-cell>
          <table:table-cell office:value-type="string" table:style-name="ce32">
            <text:p>Commercial<text:s/></text:p>
          </table:table-cell>
          <table:table-cell office:value-type="string" table:style-name="ce32">
            <text:p>Public Sector Resourcing - Provide a fully managed end-to-end service model through which hiring managers can access their contingent worker requirements (contractors and temporary workers)</text:p>
          </table:table-cell>
          <table:table-cell office:value-type="string" table:style-name="ce32">
            <text:p>Alexander Mann Solutions</text:p>
          </table:table-cell>
          <table:table-cell office:value-type="string" table:style-name="ce32">
            <text:p>Average time for offer to be made within 12 days (or less) of requirement approval</text:p>
          </table:table-cell>
          <table:table-cell office:value-type="string" table:style-name="ce32">
            <text:p>12 day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CMS</text:p>
          </table:table-cell>
          <table:table-cell office:value-type="string" table:style-name="ce32">
            <text:p>Commercial<text:s/></text:p>
          </table:table-cell>
          <table:table-cell office:value-type="string" table:style-name="ce32">
            <text:p>Public Sector Resourcing - Provide a fully managed end-to-end service model through which hiring managers can access their contingent worker requirements (contractors and temporary workers)</text:p>
          </table:table-cell>
          <table:table-cell office:value-type="string" table:style-name="ce32">
            <text:p>Alexander Mann Solutions</text:p>
          </table:table-cell>
          <table:table-cell office:value-type="string" table:style-name="ce32">
            <text:p>Average time for the completion of on-boarding to be made within 10 days (or less) from work order approval<text:s text:c="2"/></text:p>
          </table:table-cell>
          <table:table-cell office:value-type="string" table:style-name="ce32">
            <text:p>1-10 day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CMS</text:p>
          </table:table-cell>
          <table:table-cell office:value-type="string" table:style-name="ce32">
            <text:p>BDUK</text:p>
          </table:table-cell>
          <table:table-cell office:value-type="string" table:style-name="ce32">
            <text:p>Superfast State Aid Evaluation 2018/21 Commission<text:s/></text:p>
          </table:table-cell>
          <table:table-cell office:value-type="string" table:style-name="ce32">
            <text:p>Ipsos MORI</text:p>
          </table:table-cell>
          <table:table-cell office:value-type="string" table:style-name="ce32">
            <text:p>1: Communication of slippages and risks to timetable.</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CMS</text:p>
          </table:table-cell>
          <table:table-cell office:value-type="string" table:style-name="ce32">
            <text:p>BDUK</text:p>
          </table:table-cell>
          <table:table-cell office:value-type="string" table:style-name="ce32">
            <text:p>Superfast State Aid Evaluation 2018/21 Commission<text:s/></text:p>
          </table:table-cell>
          <table:table-cell office:value-type="string" table:style-name="ce32">
            <text:p>Ipsos MORI</text:p>
          </table:table-cell>
          <table:table-cell office:value-type="string" table:style-name="ce32">
            <text:p>2: Resourcing - availability of core staff members. Supplier to allow for 20% absence of core staff members as risk mitigation.<text:s/></text:p>
            <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CMS</text:p>
          </table:table-cell>
          <table:table-cell office:value-type="string" table:style-name="ce32">
            <text:p>BDUK</text:p>
          </table:table-cell>
          <table:table-cell office:value-type="string" table:style-name="ce32">
            <text:p>Superfast State Aid Evaluation 2018/21 Commission<text:s/></text:p>
          </table:table-cell>
          <table:table-cell office:value-type="string" table:style-name="ce32">
            <text:p>Ipsos MORI</text:p>
          </table:table-cell>
          <table:table-cell office:value-type="string" table:style-name="ce32">
            <text:p>3: Accountability - Project Director to ensure on-time delivery of detailed project plan and management information in the agreed formats.</text:p>
            <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CMS</text:p>
          </table:table-cell>
          <table:table-cell office:value-type="string" table:style-name="ce32">
            <text:p>Ceremonials</text:p>
          </table:table-cell>
          <table:table-cell office:value-type="string" table:style-name="ce32">
            <text:p>State Pavilions Storage and Maintenance</text:p>
          </table:table-cell>
          <table:table-cell office:value-type="string" table:style-name="ce32">
            <text:p>Arena Events Services Group Ltd</text:p>
          </table:table-cell>
          <table:table-cell office:value-type="string" table:style-name="ce32">
            <text:p>Deliver goods to site on time for a State Event</text:p>
          </table:table-cell>
          <table:table-cell office:value-type="string" table:style-name="ce32">
            <text:p>100%</text:p>
          </table:table-cell>
          <table:table-cell office:value-type="string" table:style-name="ce32">
            <text:p>Other - Consider returned</text:p>
          </table:table-cell>
          <table:table-cell office:value-type="string" table:style-name="ce32">
            <text:p>Due to the suspension of state events during the Covid period this KPI is not reportable or applicable during this period.</text:p>
          </table:table-cell>
          <table:table-cell table:number-columns-repeated="16375"/>
        </table:table-row>
        <table:table-row table:style-name="ro1">
          <table:table-cell office:value-type="string" table:style-name="ce32">
            <text:p>FY21-22 Q3 Oct-Nov-Dec</text:p>
          </table:table-cell>
          <table:table-cell office:value-type="string" table:style-name="ce32">
            <text:p>DCMS</text:p>
          </table:table-cell>
          <table:table-cell office:value-type="string" table:style-name="ce32">
            <text:p>Ceremonials</text:p>
          </table:table-cell>
          <table:table-cell office:value-type="string" table:style-name="ce32">
            <text:p>State Pavilions Storage and Maintenance</text:p>
          </table:table-cell>
          <table:table-cell office:value-type="string" table:style-name="ce32">
            <text:p>Arena Events Services Group Ltd</text:p>
          </table:table-cell>
          <table:table-cell office:value-type="string" table:style-name="ce32">
            <text:p>Ensure goods held in storage at the Premises are secure at all times and free from damage</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CMS</text:p>
          </table:table-cell>
          <table:table-cell office:value-type="string" table:style-name="ce32">
            <text:p>Ceremonials</text:p>
          </table:table-cell>
          <table:table-cell office:value-type="string" table:style-name="ce32">
            <text:p>State Pavilions Storage and Maintenance</text:p>
          </table:table-cell>
          <table:table-cell office:value-type="string" table:style-name="ce32">
            <text:p>Arena Events Services Group Ltd</text:p>
          </table:table-cell>
          <table:table-cell office:value-type="string" table:style-name="ce32">
            <text:p>Provide a condition report within 10 working days of inspection of the goods following a State Visit</text:p>
          </table:table-cell>
          <table:table-cell office:value-type="string" table:style-name="ce32">
            <text:p>100%</text:p>
          </table:table-cell>
          <table:table-cell office:value-type="string" table:style-name="ce32">
            <text:p>Other - Consider returned</text:p>
          </table:table-cell>
          <table:table-cell office:value-type="string" table:style-name="ce32">
            <text:p>Due to the suspension of state events during the Covid period this KPI is not reportable or applicable during this period.</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The Enabling Contract</text:p>
          </table:table-cell>
          <table:table-cell office:value-type="string" table:style-name="ce32">
            <text:p>IBM United Kingdom Ltd</text:p>
          </table:table-cell>
          <table:table-cell office:value-type="string" table:style-name="ce32">
            <text:p>Application and Corporate System Availability (all Applications and Corporate Systems available to users (%) hours per month)</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The Enabling Contract</text:p>
          </table:table-cell>
          <table:table-cell office:value-type="string" table:style-name="ce32">
            <text:p>IBM United Kingdom Ltd</text:p>
          </table:table-cell>
          <table:table-cell office:value-type="string" table:style-name="ce32">
            <text:p>Incident Resolution <text:s/>(percentage of incidents resolved within target resolution time)</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The Enabling Contract</text:p>
          </table:table-cell>
          <table:table-cell office:value-type="string" table:style-name="ce32">
            <text:p>IBM United Kingdom Ltd</text:p>
          </table:table-cell>
          <table:table-cell office:value-type="string" table:style-name="ce32">
            <text:p>Security Breaches - (No security Breaches per month)</text:p>
            <text:p/>
            <text:p>Where no security breaches occur the KPI performance is recorded as 100% compliance with the contract. Where security breaches occur a lower percentage will be recorded.</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Provision of the Manufacture and Supply of Avian and Bovine Tuberculin</text:p>
          </table:table-cell>
          <table:table-cell office:value-type="string" table:style-name="ce32">
            <text:p>Prionics AG</text:p>
          </table:table-cell>
          <table:table-cell office:value-type="string" table:style-name="ce32">
            <text:p>Contractor delivers goods to timetable agreed on award of contract<text:s/></text:p>
          </table:table-cell>
          <table:table-cell office:value-type="string" table:style-name="ce32">
            <text:p>≥97%</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Provision of the Manufacture and Supply of Avian and Bovine Tuberculin</text:p>
          </table:table-cell>
          <table:table-cell office:value-type="string" table:style-name="ce32">
            <text:p>Prionics AG</text:p>
          </table:table-cell>
          <table:table-cell office:value-type="string" table:style-name="ce32">
            <text:p>Percentage of time that the goods suffer failure</text:p>
          </table:table-cell>
          <table:table-cell office:value-type="string" table:style-name="ce32">
            <text:p>96%-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Provision of the Manufacture and Supply of Avian and Bovine Tuberculin</text:p>
          </table:table-cell>
          <table:table-cell office:value-type="string" table:style-name="ce32">
            <text:p>Prionics AG</text:p>
          </table:table-cell>
          <table:table-cell office:value-type="string" table:style-name="ce32">
            <text:p>The goods accepted as suitable by the authority</text:p>
          </table:table-cell>
          <table:table-cell office:value-type="string" table:style-name="ce32">
            <text:p>≥97%</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Application Development for the Genesis IT Application Contract</text:p>
          </table:table-cell>
          <table:table-cell office:value-type="string" table:style-name="ce32">
            <text:p>Atos IT Services UK Limited<text:s/></text:p>
          </table:table-cell>
          <table:table-cell office:value-type="string" table:style-name="ce32">
            <text:p>Deployment incidents (Number of incidents arising from deployment of Change) <text:s text:c="61"/>a) Zero Severity 1 Incidents<text:s/></text:p>
            <text:p>b) Zero Severity 2 Incidents</text:p>
            <text:p/>
            <text:p/>
          </table:table-cell>
          <table:table-cell office:value-type="string" table:style-name="ce32">
            <text:p>0 incident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Application Development for the Genesis IT Application Contract</text:p>
          </table:table-cell>
          <table:table-cell office:value-type="string" table:style-name="ce32">
            <text:p>Atos IT Services UK Limited<text:s/></text:p>
          </table:table-cell>
          <table:table-cell office:value-type="string" table:style-name="ce32">
            <text:p>Recurrent Severity 1 or Severity 2 incidents (The number of Severity 1 Incidents with the same or substantially similar root cause) - zero recurrent Severity 1or Severity 2 Incidents within any 3 month period</text:p>
          </table:table-cell>
          <table:table-cell office:value-type="string" table:style-name="ce32">
            <text:p>0 incident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Application Development for the Genesis IT Application Contract</text:p>
          </table:table-cell>
          <table:table-cell office:value-type="string" table:style-name="ce32">
            <text:p>Atos IT Services UK Limited<text:s/></text:p>
          </table:table-cell>
          <table:table-cell office:value-type="string" table:style-name="ce32">
            <text:p>Service Requests (Delivery of Service Requests) - 100% Service Requests delivered to agreed timescales within the Measurement Period</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Application Maintenance and Support with Systems and Service Integration for the Genesis IT Application</text:p>
          </table:table-cell>
          <table:table-cell office:value-type="string" table:style-name="ce32">
            <text:p>Atos IT Services UK Limited</text:p>
          </table:table-cell>
          <table:table-cell office:value-type="string" table:style-name="ce32">
            <text:p>Delivery of Service Requests. The system encompasses a wide range of activities, and as such requests for information or specific services are included in the service scope. These are requests from the end users of the system for ad-hoc information that is not available within the existing system reporting tool.<text:s text:c="2"/></text:p>
            <text:p><text:s text:c="126"/>a) All Service Requests responded to within 1 hour of receipt</text:p>
            <text:p/>
            <text:p>b) All Service Requests allocated to appropriate supplier for dealing and confirmation to Authority of time for completion within 1 day.</text:p>
            <text:p/>
            <text:p>c) 100% Service Requests delivered to agreed timescales within the measurement period.</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Application Maintenance and Support with Systems and Service Integration for the Genesis IT Application</text:p>
          </table:table-cell>
          <table:table-cell office:value-type="string" table:style-name="ce32">
            <text:p>Atos IT Services UK Limited</text:p>
          </table:table-cell>
          <table:table-cell office:value-type="string" table:style-name="ce32">
            <text:p>Provision of Management Information (MI). By 7am on each Working Day, the MI data on the system must be updated to reflect the 'source systems' from the end of the previous working day.<text:s text:c="28"/></text:p>
            <text:p/>
            <text:p>a) Data from previous working day is available by 07:00 every Working Day.</text:p>
            <text:p/>
            <text:p>b) Data from previous working day is available by 10:00 every working day.</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Application Maintenance and Support with Systems and Service Integration for the Genesis IT Application</text:p>
          </table:table-cell>
          <table:table-cell office:value-type="string" table:style-name="ce32">
            <text:p>Atos IT Services UK Limited</text:p>
          </table:table-cell>
          <table:table-cell office:value-type="string" table:style-name="ce32">
            <text:p>Resolution of Severity 3 Incidents. These are disruptions to system processes that can impact upon decision making and create inefficient working practices. Whilst these issues don't lead to system downtime, they can lead to real frustration for the individuals that use the system on a day to day basis.<text:s text:c="4"/></text:p>
            <text:p/>
            <text:p>a) 80% of severity 3 incidents resolved within 4 working days.</text:p>
            <text:p/>
            <text:p>b) 100% of severity 3 incidents resolved within 4 working day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Mitie (was Interserve Contract Service</text:p>
          </table:table-cell>
          <table:table-cell office:value-type="string" table:style-name="ce32">
            <text:p>Interserve (Facilities Management) Ltd</text:p>
          </table:table-cell>
          <table:table-cell office:value-type="string" table:style-name="ce32">
            <text:p>Adherence to Cleaning Standards as required under the contract</text:p>
          </table:table-cell>
          <table:table-cell office:value-type="string" table:style-name="ce32">
            <text:p>≥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Mitie (was Interserve Contract Service</text:p>
          </table:table-cell>
          <table:table-cell office:value-type="string" table:style-name="ce32">
            <text:p>Interserve (Facilities Management) Ltd</text:p>
          </table:table-cell>
          <table:table-cell office:value-type="string" table:style-name="ce32">
            <text:p>Planned Maintenance Statutory (PMS) Completion</text:p>
          </table:table-cell>
          <table:table-cell office:value-type="string" table:style-name="ce32">
            <text:p>≥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Mitie (was Interserve Contract Service</text:p>
          </table:table-cell>
          <table:table-cell office:value-type="string" table:style-name="ce32">
            <text:p>Interserve (Facilities Management) Ltd</text:p>
          </table:table-cell>
          <table:table-cell office:value-type="string" table:style-name="ce32">
            <text:p>Priority 1 (Emergency) Reactive Work Completion</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Thames Estuary Phase 1 Programme (TEP1)/TEAM2100 (Thames Estuary Asset Management 2100)</text:p>
          </table:table-cell>
          <table:table-cell office:value-type="string" table:style-name="ce32">
            <text:p>CH2M HILL</text:p>
          </table:table-cell>
          <table:table-cell office:value-type="string" table:style-name="ce32">
            <text:p>Delivering Efficiency Through Project (Annually), please see comments,</text:p>
          </table:table-cell>
          <table:table-cell office:value-type="string" table:style-name="ce32">
            <text:p>25% efficiency savings</text:p>
          </table:table-cell>
          <table:table-cell office:value-type="string" table:style-name="ce32">
            <text:p>Requires Improvement</text:p>
          </table:table-cell>
          <table:table-cell office:value-type="string" table:style-name="ce32">
            <text:p>The KPI ‘requires improvement’ due to efficiency reporting being paused nationally whilst IPA guidance and categorisation was agreed, preventing efficiencies being claimed. To remediate efficiency reporting has re-started and is being developed IAW the new guidance.<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Thames Estuary Phase 1 Programme (TEP1)/TEAM2100 (Thames Estuary Asset Management 2100)</text:p>
          </table:table-cell>
          <table:table-cell office:value-type="string" table:style-name="ce32">
            <text:p>CH2M HILL</text:p>
          </table:table-cell>
          <table:table-cell office:value-type="string" table:style-name="ce32">
            <text:p>Health and Safety Maintained on Site (Zero Incidents to be reported within Financial Year) (Recorded Annually)</text:p>
          </table:table-cell>
          <table:table-cell office:value-type="string" table:style-name="ce32">
            <text:p>0</text:p>
          </table:table-cell>
          <table:table-cell office:value-type="string" table:style-name="ce32">
            <text:p>Good</text:p>
          </table:table-cell>
          <table:table-cell office:value-type="string" table:style-name="ce32">
            <text:p>KPI 1 (Health &amp; Safety Score) has increased by 4% compared to previous quarter.</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Thames Estuary Phase 1 Programme (TEP1)/TEAM2100 (Thames Estuary Asset Management 2100)</text:p>
          </table:table-cell>
          <table:table-cell office:value-type="string" table:style-name="ce32">
            <text:p>CH2M HILL</text:p>
          </table:table-cell>
          <table:table-cell office:value-type="string" table:style-name="ce32">
            <text:p>Improving sustainability of construction activities (Recorded Annually), an increase in sustainability reduces the impact on natural available resources used for the construction activities, and reduces the environmental impact.</text:p>
          </table:table-cell>
          <table:table-cell office:value-type="string" table:style-name="ce32">
            <text:p>75%</text:p>
          </table:table-cell>
          <table:table-cell office:value-type="string" table:style-name="ce32">
            <text:p>Other - Consider returned</text:p>
          </table:table-cell>
          <table:table-cell office:value-type="string" table:style-name="ce32">
            <text:p>No Task Orders were completed in period so score is not recorded. Score will be determined in Q4, after projects have completed.</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Provision of an ICT contractor resource using RM971 Lot 5 IT Professionals Supply</text:p>
          </table:table-cell>
          <table:table-cell office:value-type="string" table:style-name="ce32">
            <text:p>Hays Specialist Recruitment Ltd</text:p>
          </table:table-cell>
          <table:table-cell office:value-type="string" table:style-name="ce32">
            <text:p>Fulfilment Rate: % of roles advertised in the period that have been filled within required period monitored against data held on the 3SS system (tool used for the request and acceptance of temporary workers)</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Provision of an ICT contractor resource using RM971 Lot 5 IT Professionals Supply</text:p>
          </table:table-cell>
          <table:table-cell office:value-type="string" table:style-name="ce32">
            <text:p>Hays Specialist Recruitment Ltd</text:p>
          </table:table-cell>
          <table:table-cell office:value-type="string" table:style-name="ce32">
            <text:p>Rate Card Alignment: Temporary Workers starting (identified temporary workers commencing employment) <text:s/>within rates at or below the agreed Rate Card pricing model</text:p>
          </table:table-cell>
          <table:table-cell office:value-type="string" table:style-name="ce32">
            <text:p>≥85%</text:p>
          </table:table-cell>
          <table:table-cell office:value-type="string" table:style-name="ce32">
            <text:p>Inadequate</text:p>
          </table:table-cell>
          <table:table-cell office:value-type="string" table:style-name="ce32">
            <text:p>Decline in KPI performance is linked to current market conditions where demand for workers is far outstripping supply, leading to rate inflation. We are working with the supplier to monitor our rate cards and are benchmarking rates against the current market to enable us to make any needed changes.</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Provision of an ICT contractor resource using RM971 Lot 5 IT Professionals Supply</text:p>
          </table:table-cell>
          <table:table-cell office:value-type="string" table:style-name="ce32">
            <text:p>Hays Specialist Recruitment Ltd</text:p>
          </table:table-cell>
          <table:table-cell office:value-type="string" table:style-name="ce32">
            <text:p>Time to Offer: Calendar Days between role released date and offer made</text:p>
          </table:table-cell>
          <table:table-cell office:value-type="string" table:style-name="ce32">
            <text:p>12 calender days or les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Master Services Agreement for Service Procurement</text:p>
          </table:table-cell>
          <table:table-cell office:value-type="string" table:style-name="ce32">
            <text:p>Capgemini UK plc</text:p>
          </table:table-cell>
          <table:table-cell office:value-type="string" table:style-name="ce32">
            <text:p>Application of virus updates. Over a monthly period the number of devices successfully updated for anti-virus within timescales agreed by both parties (days) as a % of all targeted device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Master Services Agreement for Service Procurement</text:p>
          </table:table-cell>
          <table:table-cell office:value-type="string" table:style-name="ce32">
            <text:p>Capgemini UK plc</text:p>
          </table:table-cell>
          <table:table-cell office:value-type="string" table:style-name="ce32">
            <text:p>Maintain availability of Flood Warning Direct App 24 hours a day, 7 days a week</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Master Services Agreement for Service Procurement</text:p>
          </table:table-cell>
          <table:table-cell office:value-type="string" table:style-name="ce32">
            <text:p>Capgemini UK plc</text:p>
          </table:table-cell>
          <table:table-cell office:value-type="string" table:style-name="ce32">
            <text:p>Maintain availability of website services 24 hours a day, 7 days a week (except during times of maintenance/update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Defra - UnITy Programme - Managed Print Service</text:p>
          </table:table-cell>
          <table:table-cell office:value-type="string" table:style-name="ce32">
            <text:p>Xerox (UK) Limited</text:p>
          </table:table-cell>
          <table:table-cell office:value-type="string" table:style-name="ce32">
            <text:p>P1 Incident Resolution <text:s/>(incidents resolved within target resolution time)</text:p>
          </table:table-cell>
          <table:table-cell office:value-type="string" table:style-name="ce32">
            <text:p>&lt;2 hrs</text:p>
          </table:table-cell>
          <table:table-cell office:value-type="string" table:style-name="ce32">
            <text:p>Other - Consider returned</text:p>
          </table:table-cell>
          <table:table-cell office:value-type="string" table:style-name="ce32">
            <text:p>No P1 incidents during reporting period</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Defra - UnITy Programme - Managed Print Service</text:p>
          </table:table-cell>
          <table:table-cell office:value-type="string" table:style-name="ce32">
            <text:p>Xerox (UK) Limited</text:p>
          </table:table-cell>
          <table:table-cell office:value-type="string" table:style-name="ce32">
            <text:p>P2 Incident Resolution <text:s/>(incidents resolved within target resolution time)</text:p>
          </table:table-cell>
          <table:table-cell office:value-type="string" table:style-name="ce32">
            <text:p>≤4 hrs</text:p>
          </table:table-cell>
          <table:table-cell office:value-type="string" table:style-name="ce32">
            <text:p>Approaching Target</text:p>
          </table:table-cell>
          <table:table-cell office:value-type="string" table:style-name="ce32">
            <text:p>A total of 10 P2 incidents were raised during the reporting period. 3 KPI failures were recorded. A solution to address these performance failures is being assessed as part of contract extension negoti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Defra - UnITy Programme - Managed Print Service</text:p>
          </table:table-cell>
          <table:table-cell office:value-type="string" table:style-name="ce32">
            <text:p>Xerox (UK) Limited</text:p>
          </table:table-cell>
          <table:table-cell office:value-type="string" table:style-name="ce32">
            <text:p>Service Availability</text:p>
          </table:table-cell>
          <table:table-cell office:value-type="string" table:style-name="ce32">
            <text:p>≥99.6%</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Defra - UnITy Programme - Service Desk</text:p>
          </table:table-cell>
          <table:table-cell office:value-type="string" table:style-name="ce32">
            <text:p>Capgemini UK plc</text:p>
          </table:table-cell>
          <table:table-cell office:value-type="string" table:style-name="ce32">
            <text:p>SD001 Suppliers Telephone System Availability</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Defra - UnITy Programme - Service Desk</text:p>
          </table:table-cell>
          <table:table-cell office:value-type="string" table:style-name="ce32">
            <text:p>Capgemini UK plc</text:p>
          </table:table-cell>
          <table:table-cell office:value-type="string" table:style-name="ce32">
            <text:p>SD002 Speed to Answer</text:p>
          </table:table-cell>
          <table:table-cell office:value-type="string" table:style-name="ce32">
            <text:p>80%</text:p>
          </table:table-cell>
          <table:table-cell office:value-type="string" table:style-name="ce32">
            <text:p>Inadequate</text:p>
          </table:table-cell>
          <table:table-cell office:value-type="string" table:style-name="ce32">
            <text:p>Performance dip was due to the contractor reducing the workforce and challenges training new personnel during home working. <text:s/>A contractual rectification plan has been running and this KPI has now reported green on the last 3 measure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Defra - UnITy Programme - Service Desk</text:p>
          </table:table-cell>
          <table:table-cell office:value-type="string" table:style-name="ce32">
            <text:p>Capgemini UK plc</text:p>
          </table:table-cell>
          <table:table-cell office:value-type="string" table:style-name="ce32">
            <text:p>SD004 Mean time from receipt of End User's initial Webchat message to the supplier to the first non-automated Supplier response</text:p>
          </table:table-cell>
          <table:table-cell office:value-type="string" table:style-name="ce32">
            <text:p>6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Secure Enterprise Mobile Management</text:p>
          </table:table-cell>
          <table:table-cell office:value-type="string" table:style-name="ce32">
            <text:p>Boxxe</text:p>
          </table:table-cell>
          <table:table-cell office:value-type="string" table:style-name="ce32">
            <text:p>Device Security Compliance - Managed Defra mobile devices are fully compliant and connecting/reporting to management platform</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Secure Enterprise Mobile Management</text:p>
          </table:table-cell>
          <table:table-cell office:value-type="string" table:style-name="ce32">
            <text:p>Boxxe</text:p>
          </table:table-cell>
          <table:table-cell office:value-type="string" table:style-name="ce32">
            <text:p>Major Incident Resolution - Priority 1 and Priority 2 incidents resolved within target (4 and 8 hours respectively)</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Secure Enterprise Mobile Management</text:p>
          </table:table-cell>
          <table:table-cell office:value-type="string" table:style-name="ce32">
            <text:p>Boxxe</text:p>
          </table:table-cell>
          <table:table-cell office:value-type="string" table:style-name="ce32">
            <text:p>Service Availability - Workspace One management platform and secure connectivity to Defra mobile business services</text:p>
          </table:table-cell>
          <table:table-cell office:value-type="string" table:style-name="ce32">
            <text:p>&gt;99.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UnITy Programme - <text:s/>Connectivity - WAN/LAN Call Off Contract</text:p>
          </table:table-cell>
          <table:table-cell office:value-type="string" table:style-name="ce32">
            <text:p>Vodafone Ltd</text:p>
          </table:table-cell>
          <table:table-cell office:value-type="string" table:style-name="ce32">
            <text:p>Network Performance Service Level Thresholds Round Trip Delay (Based on a 60 Byte packet Latency)</text:p>
          </table:table-cell>
          <table:table-cell office:value-type="string" table:style-name="ce32">
            <text:p>≤75m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UnITy Programme - <text:s/>Connectivity - WAN/LAN Call Off Contract</text:p>
          </table:table-cell>
          <table:table-cell office:value-type="string" table:style-name="ce32">
            <text:p>Vodafone Ltd</text:p>
          </table:table-cell>
          <table:table-cell office:value-type="string" table:style-name="ce32">
            <text:p>Percentage of Service Requests Completed Per Month within "set time"</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UnITy Programme - <text:s/>Connectivity - WAN/LAN Call Off Contract</text:p>
          </table:table-cell>
          <table:table-cell office:value-type="string" table:style-name="ce32">
            <text:p>Vodafone Ltd</text:p>
          </table:table-cell>
          <table:table-cell office:value-type="string" table:style-name="ce32">
            <text:p>Service Availability (Service Maintenance Tier 1)</text:p>
          </table:table-cell>
          <table:table-cell office:value-type="string" table:style-name="ce32">
            <text:p>≥9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Hosting and Application Support</text:p>
          </table:table-cell>
          <table:table-cell office:value-type="string" table:style-name="ce32">
            <text:p>Atos IT Services UK Limited</text:p>
          </table:table-cell>
          <table:table-cell office:value-type="string" table:style-name="ce32">
            <text:p>Change management: percentage of changes implemented successfully in accordance with the change policies and requirements set out within the contract</text:p>
          </table:table-cell>
          <table:table-cell office:value-type="string" table:style-name="ce32">
            <text:p>≥90%</text:p>
          </table:table-cell>
          <table:table-cell office:value-type="string" table:style-name="ce32">
            <text:p>Good</text:p>
          </table:table-cell>
          <table:table-cell office:value-type="string" table:style-name="ce32">
            <text:p> </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Hosting and Application Support</text:p>
          </table:table-cell>
          <table:table-cell office:value-type="string" table:style-name="ce32">
            <text:p>Atos IT Services UK Limited</text:p>
          </table:table-cell>
          <table:table-cell office:value-type="string" table:style-name="ce32">
            <text:p>H002 – Tier 2 Business Application Availability ensuring access as required</text:p>
          </table:table-cell>
          <table:table-cell office:value-type="string" table:style-name="ce32">
            <text:p>≥99.6%</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Hosting and Application Support</text:p>
          </table:table-cell>
          <table:table-cell office:value-type="string" table:style-name="ce32">
            <text:p>Atos IT Services UK Limited</text:p>
          </table:table-cell>
          <table:table-cell office:value-type="string" table:style-name="ce32">
            <text:p>H015 – Tier 2 P1 Incident Resolution</text:p>
          </table:table-cell>
          <table:table-cell office:value-type="string" table:style-name="ce32">
            <text:p>&lt;2 hours</text:p>
          </table:table-cell>
          <table:table-cell office:value-type="string" table:style-name="ce32">
            <text:p>Approaching Target</text:p>
          </table:table-cell>
          <table:table-cell office:value-type="string" table:style-name="ce32">
            <text:p>A single instance resulted in not meeting this SLA target in October 2021, this SLA was otherwise met through the entirety of 2021. Full RCA undertaken and mitigation implemented to prevent recurrence. Root cause identified and rectified. In subsequent months the performance returned to 100%.<text:s/></text:p>
            <text:p/>
            <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End User Environment Services</text:p>
          </table:table-cell>
          <table:table-cell office:value-type="string" table:style-name="ce32">
            <text:p>CSC Computer Sciences Limited - (DXC Technology)</text:p>
          </table:table-cell>
          <table:table-cell office:value-type="string" table:style-name="ce32">
            <text:p>(EU008) Priority 3 Incident Resolution with required time period (under 12 hours)</text:p>
          </table:table-cell>
          <table:table-cell office:value-type="string" table:style-name="ce32">
            <text:p>95%</text:p>
          </table:table-cell>
          <table:table-cell office:value-type="string" table:style-name="ce32">
            <text:p>Other - Consider not returned</text:p>
          </table:table-cell>
          <table:table-cell office:value-type="string" table:style-name="ce32">
            <text:p>No Q3 KPI performance updates avail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End User Environment Services</text:p>
          </table:table-cell>
          <table:table-cell office:value-type="string" table:style-name="ce32">
            <text:p>CSC Computer Sciences Limited - (DXC Technology)</text:p>
          </table:table-cell>
          <table:table-cell office:value-type="string" table:style-name="ce32">
            <text:p>(EU010) Priority 1 Security Incident Resolution (Response Time in Minutes)</text:p>
          </table:table-cell>
          <table:table-cell office:value-type="string" table:style-name="ce32">
            <text:p>30 Service Minutes</text:p>
          </table:table-cell>
          <table:table-cell office:value-type="string" table:style-name="ce32">
            <text:p>Other - Consider not returned</text:p>
          </table:table-cell>
          <table:table-cell office:value-type="string" table:style-name="ce32">
            <text:p>No Q3 KPI performance updates avail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End User Environment Services</text:p>
          </table:table-cell>
          <table:table-cell office:value-type="string" table:style-name="ce32">
            <text:p>CSC Computer Sciences Limited - (DXC Technology)</text:p>
          </table:table-cell>
          <table:table-cell office:value-type="string" table:style-name="ce32">
            <text:p>(EU018c) Top 5 Individual Service Request by volume, 95% to be fulfilled within lead time as set out in the Service Catalogue</text:p>
          </table:table-cell>
          <table:table-cell office:value-type="string" table:style-name="ce32">
            <text:p>95%<text:s/></text:p>
          </table:table-cell>
          <table:table-cell office:value-type="string" table:style-name="ce32">
            <text:p>Other - Consider not returned</text:p>
          </table:table-cell>
          <table:table-cell office:value-type="string" table:style-name="ce32">
            <text:p>No Q3 KPI performance updates avail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Public <text:s/>Sector Resourcing</text:p>
          </table:table-cell>
          <table:table-cell office:value-type="string" table:style-name="ce32">
            <text:p>Alexander Mann Solutions</text:p>
          </table:table-cell>
          <table:table-cell office:value-type="string" table:style-name="ce32">
            <text:p>Agreed Fulfilment Rate</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Public <text:s/>Sector Resourcing</text:p>
          </table:table-cell>
          <table:table-cell office:value-type="string" table:style-name="ce32">
            <text:p>Alexander Mann Solutions</text:p>
          </table:table-cell>
          <table:table-cell office:value-type="string" table:style-name="ce32">
            <text:p>Rate Card Alignment: Temporary Workers starting (identified temporary workers commencing employment) <text:s/>within rates at or below the agreed Rate Card pricing model</text:p>
          </table:table-cell>
          <table:table-cell office:value-type="string" table:style-name="ce32">
            <text:p>8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Public <text:s/>Sector Resourcing</text:p>
          </table:table-cell>
          <table:table-cell office:value-type="string" table:style-name="ce32">
            <text:p>Alexander Mann Solutions</text:p>
          </table:table-cell>
          <table:table-cell office:value-type="string" table:style-name="ce32">
            <text:p>Time to Offer: Calendar Days between role released date and offer made</text:p>
          </table:table-cell>
          <table:table-cell office:value-type="string" table:style-name="ce32">
            <text:p>12 calender days or less</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Telecoms - Mobiles Services Contract</text:p>
          </table:table-cell>
          <table:table-cell office:value-type="string" table:style-name="ce32">
            <text:p>Vodafone UK</text:p>
          </table:table-cell>
          <table:table-cell office:value-type="string" table:style-name="ce32">
            <text:p>Incident Resolution <text:s/>(percentage of incidents resolved within target resolution time)</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Telecoms - Mobiles Services Contract</text:p>
          </table:table-cell>
          <table:table-cell office:value-type="string" table:style-name="ce32">
            <text:p>Vodafone UK</text:p>
          </table:table-cell>
          <table:table-cell office:value-type="string" table:style-name="ce32">
            <text:p>Network Availability</text:p>
          </table:table-cell>
          <table:table-cell office:value-type="string" table:style-name="ce32">
            <text:p>9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Telecoms - Mobiles Services Contract</text:p>
          </table:table-cell>
          <table:table-cell office:value-type="string" table:style-name="ce32">
            <text:p>Vodafone UK</text:p>
          </table:table-cell>
          <table:table-cell office:value-type="string" table:style-name="ce32">
            <text:p>Order dispatch - 95% of orders received via email before 12pm shall be despatched within 24 Working Hours subject to a maximum of 25 orders per Working Day. Where there is an Unplanned Absence</text:p>
            <text:p>95% of orders received via email before 12pm shall be despatched within 72 Working Hours</text:p>
            <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Water Environment Worker Apprenticeship Training</text:p>
          </table:table-cell>
          <table:table-cell office:value-type="string" table:style-name="ce32">
            <text:p>Bridgwater College</text:p>
          </table:table-cell>
          <table:table-cell office:value-type="string" table:style-name="ce32">
            <text:p>Off the Job - This KPI measures the percentage of the time the apprentices have spent in ‘off the job’ training. It is an aggregate measure across the cohort of apprentices.<text:s/></text:p>
          </table:table-cell>
          <table:table-cell office:value-type="string" table:style-name="ce32">
            <text:p>≥20%</text:p>
          </table:table-cell>
          <table:table-cell office:value-type="string" table:style-name="ce32">
            <text:p>Requires Improvement</text:p>
          </table:table-cell>
          <table:table-cell office:value-type="string" table:style-name="ce32">
            <text:p>The supplier recognises the original reporting method did not effectively demonstrate 'Off the Job' experiences. The reporting method has been updated so 'Off the Job' experiences can be more accurately measured moving forward.</text:p>
            <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Water Environment Worker Apprenticeship Training</text:p>
          </table:table-cell>
          <table:table-cell office:value-type="string" table:style-name="ce32">
            <text:p>Bridgwater College</text:p>
          </table:table-cell>
          <table:table-cell office:value-type="string" table:style-name="ce32">
            <text:p>Retention - This KPI measures the percentage of apprentices who sign up to a course that go on to complete the course.</text:p>
          </table:table-cell>
          <table:table-cell office:value-type="string" table:style-name="ce32">
            <text:p>≥6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Water Environment Worker Apprenticeship Training</text:p>
          </table:table-cell>
          <table:table-cell office:value-type="string" table:style-name="ce32">
            <text:p>Bridgwater College</text:p>
          </table:table-cell>
          <table:table-cell office:value-type="string" table:style-name="ce32">
            <text:p>Timely reviews - Apprentices are required to complete progress reviews every twelve weeks. This KPI measures the percentage of apprentices that have completed their reviews.</text:p>
          </table:table-cell>
          <table:table-cell office:value-type="string" table:style-name="ce32">
            <text:p>≥6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Water and Environment Land Management (WEM) Lot 4 Call-Off: Design and Construction of Avonmouth Severnside Enterprise Area Flood Defence Scheme</text:p>
          </table:table-cell>
          <table:table-cell office:value-type="string" table:style-name="ce32">
            <text:p>BMM JV Limited</text:p>
          </table:table-cell>
          <table:table-cell office:value-type="string" table:style-name="ce32">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32">
            <text:p>&lt;100%</text:p>
          </table:table-cell>
          <table:table-cell office:value-type="string" table:style-name="ce32">
            <text:p>Good</text:p>
          </table:table-cell>
          <table:table-cell office:value-type="string" table:style-name="ce32">
            <text:p> </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Water and Environment Land Management (WEM) Lot 4 Call-Off: Design and Construction of Avonmouth Severnside Enterprise Area Flood Defence Scheme</text:p>
          </table:table-cell>
          <table:table-cell office:value-type="string" table:style-name="ce32">
            <text:p>BMM JV Limited</text:p>
          </table:table-cell>
          <table:table-cell office:value-type="string" table:style-name="ce32">
            <text:p>Gateway (delivery of work) achievement - Forecast and actual gateway dates are compared to the baseline</text:p>
          </table:table-cell>
          <table:table-cell office:value-type="string" table:style-name="ce32">
            <text:p>90% of gateways achieved</text:p>
          </table:table-cell>
          <table:table-cell office:value-type="string" table:style-name="ce32">
            <text:p>Good</text:p>
          </table:table-cell>
          <table:table-cell office:value-type="string" table:style-name="ce32">
            <text:p> </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Water and Environment Land Management (WEM) Lot 4 Call-Off: Design and Construction of Avonmouth Severnside Enterprise Area Flood Defence Scheme</text:p>
          </table:table-cell>
          <table:table-cell office:value-type="string" table:style-name="ce32">
            <text:p>BMM JV Limited</text:p>
          </table:table-cell>
          <table:table-cell office:value-type="string" table:style-name="ce32">
            <text:p>Time Variance - Delivery of required project commission completions (work on the scheme) achieved/or anticipated to be completed by the latest commission completion date</text:p>
          </table:table-cell>
          <table:table-cell office:value-type="string" table:style-name="ce32">
            <text:p>Within 1 month of the latest Completion Date</text:p>
          </table:table-cell>
          <table:table-cell office:value-type="string" table:style-name="ce32">
            <text:p>Requires Improvement</text:p>
          </table:table-cell>
          <table:table-cell office:value-type="string" table:style-name="ce32">
            <text:p>The KPI ‘requires improvement’ due to delays establishing agreements to access the relevant site. To remediate the EA is prioritising work to complete these agree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Oxford Flood Alleviation Scheme ECC</text:p>
          </table:table-cell>
          <table:table-cell office:value-type="string" table:style-name="ce32">
            <text:p>VBA</text:p>
          </table:table-cell>
          <table:table-cell office:value-type="string" table:style-name="ce32">
            <text:p>Contract is required to be delivered below the contractual cost target. The target set varies by individual projects commissioned as part of the Alleviation Scheme, however the aim is to identify efficiencies in the delivery which reduce costs.</text:p>
          </table:table-cell>
          <table:table-cell office:value-type="string" table:style-name="ce32">
            <text:p>Contract delivered below the contractual cost target</text:p>
          </table:table-cell>
          <table:table-cell office:value-type="string" table:style-name="ce32">
            <text:p>Other - Consider returned</text:p>
          </table:table-cell>
          <table:table-cell office:value-type="string" table:style-name="ce32">
            <text:p>The project is on hold until Oxfordshire County Council replace the A423 Kennington Railway Bridge (Oxford Southern Bypass), and the associated Compulsory Purchase Orders are in place.</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Oxford Flood Alleviation Scheme ECC</text:p>
          </table:table-cell>
          <table:table-cell office:value-type="string" table:style-name="ce32">
            <text:p>VBA</text:p>
          </table:table-cell>
          <table:table-cell office:value-type="string" table:style-name="ce32">
            <text:p>Gateway (delivery of work) achievement - Forecast and actual gateway dates are compared to the baseline</text:p>
          </table:table-cell>
          <table:table-cell office:value-type="string" table:style-name="ce32">
            <text:p>90% of gateways achieved</text:p>
          </table:table-cell>
          <table:table-cell office:value-type="string" table:style-name="ce32">
            <text:p>Other - Consider returned</text:p>
          </table:table-cell>
          <table:table-cell office:value-type="string" table:style-name="ce32">
            <text:p>The project is on hold until Oxfordshire County Council replace the A423 Kennington Railway Bridge (Oxford Southern Bypass), and the associated Compulsory Purchase Orders are in place.</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Oxford Flood Alleviation Scheme ECC</text:p>
          </table:table-cell>
          <table:table-cell office:value-type="string" table:style-name="ce32">
            <text:p>VBA</text:p>
          </table:table-cell>
          <table:table-cell office:value-type="string" table:style-name="ce32">
            <text:p>Time Variance - Delivery of required project commission completions (work on the Flood alleviation scheme) achieved/or anticipated to be completed by the latest commission completion date</text:p>
          </table:table-cell>
          <table:table-cell office:value-type="string" table:style-name="ce32">
            <text:p>Within 1 month of the latest Completion Date</text:p>
          </table:table-cell>
          <table:table-cell office:value-type="string" table:style-name="ce32">
            <text:p>Other - Consider returned</text:p>
          </table:table-cell>
          <table:table-cell office:value-type="string" table:style-name="ce32">
            <text:p>The project is on hold until Oxfordshire County Council replace the A423 Kennington Railway Bridge (Oxford Southern Bypass), and the associated Compulsory Purchase Orders are in place.</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WEM Lot 4 - Skeffling Managed Realignment Scheme</text:p>
          </table:table-cell>
          <table:table-cell office:value-type="string" table:style-name="ce32">
            <text:p>JBA Bentley Ltd</text:p>
          </table:table-cell>
          <table:table-cell office:value-type="string" table:style-name="ce32">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32">
            <text:p>&lt;100%</text:p>
          </table:table-cell>
          <table:table-cell office:value-type="string" table:style-name="ce32">
            <text:p>Approaching Target</text:p>
          </table:table-cell>
          <table:table-cell office:value-type="string" table:style-name="ce32">
            <text:p> </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WEM Lot 4 - Skeffling Managed Realignment Scheme</text:p>
          </table:table-cell>
          <table:table-cell office:value-type="string" table:style-name="ce32">
            <text:p>JBA Bentley Ltd</text:p>
          </table:table-cell>
          <table:table-cell office:value-type="string" table:style-name="ce32">
            <text:p>Gateway (delivery of work) achievement - Forecast and actual gateway dates are compared to the baseline</text:p>
          </table:table-cell>
          <table:table-cell office:value-type="string" table:style-name="ce32">
            <text:p>90% of gateways achieved</text:p>
          </table:table-cell>
          <table:table-cell office:value-type="string" table:style-name="ce32">
            <text:p>Good</text:p>
          </table:table-cell>
          <table:table-cell office:value-type="string" table:style-name="ce32">
            <text:p> </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WEM Lot 4 - Skeffling Managed Realignment Scheme</text:p>
          </table:table-cell>
          <table:table-cell office:value-type="string" table:style-name="ce32">
            <text:p>JBA Bentley Ltd</text:p>
          </table:table-cell>
          <table:table-cell office:value-type="string" table:style-name="ce32">
            <text:p>Time Variance - Delivery of required project commission completions (work on the scheme) achieved/or anticipated to be completed by the latest commission completion date</text:p>
          </table:table-cell>
          <table:table-cell office:value-type="string" table:style-name="ce32">
            <text:p>Within 1 month of the latest Completion Date</text:p>
          </table:table-cell>
          <table:table-cell office:value-type="string" table:style-name="ce32">
            <text:p>Good</text:p>
          </table:table-cell>
          <table:table-cell office:value-type="string" table:style-name="ce32">
            <text:p> </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Rural Payments Policy Engine Support</text:p>
          </table:table-cell>
          <table:table-cell office:value-type="string" table:style-name="ce32">
            <text:p>Abaco SpA</text:p>
          </table:table-cell>
          <table:table-cell office:value-type="string" table:style-name="ce32">
            <text:p>Service Availability<text:s/></text:p>
          </table:table-cell>
          <table:table-cell office:value-type="string" table:style-name="ce32">
            <text:p>≥98.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Rural Payments Policy Engine Support</text:p>
          </table:table-cell>
          <table:table-cell office:value-type="string" table:style-name="ce32">
            <text:p>Abaco SpA</text:p>
          </table:table-cell>
          <table:table-cell office:value-type="string" table:style-name="ce32">
            <text:p>Severity 1 Incidents Resolved Within 1 working Day</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Rural Payments Policy Engine Support</text:p>
          </table:table-cell>
          <table:table-cell office:value-type="string" table:style-name="ce32">
            <text:p>Abaco SpA</text:p>
          </table:table-cell>
          <table:table-cell office:value-type="string" table:style-name="ce32">
            <text:p>Severity 2 Incidents Resolved Within 1 Working Day</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Lydd Ranges Sea Defences</text:p>
          </table:table-cell>
          <table:table-cell office:value-type="string" table:style-name="ce32">
            <text:p>Van Oord UK Limited</text:p>
          </table:table-cell>
          <table:table-cell office:value-type="string" table:style-name="ce32">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32">
            <text:p>&lt;100%</text:p>
          </table:table-cell>
          <table:table-cell office:value-type="string" table:style-name="ce32">
            <text:p>Good</text:p>
          </table:table-cell>
          <table:table-cell office:value-type="string" table:style-name="ce32">
            <text:p> </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Lydd Ranges Sea Defences</text:p>
          </table:table-cell>
          <table:table-cell office:value-type="string" table:style-name="ce32">
            <text:p>Van Oord UK Limited</text:p>
          </table:table-cell>
          <table:table-cell office:value-type="string" table:style-name="ce32">
            <text:p>Gateway (delivery of work) achievement - Forecast and actual gateway dates are compared to the baseline</text:p>
          </table:table-cell>
          <table:table-cell office:value-type="string" table:style-name="ce32">
            <text:p>90% of gateways achieved</text:p>
          </table:table-cell>
          <table:table-cell office:value-type="string" table:style-name="ce32">
            <text:p>Good</text:p>
          </table:table-cell>
          <table:table-cell office:value-type="string" table:style-name="ce32">
            <text:p> </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Lydd Ranges Sea Defences</text:p>
          </table:table-cell>
          <table:table-cell office:value-type="string" table:style-name="ce32">
            <text:p>Van Oord UK Limited</text:p>
          </table:table-cell>
          <table:table-cell office:value-type="string" table:style-name="ce32">
            <text:p>Time Variance - Delivery of required project commission completions (work on the scheme) achieved/or anticipated to be completed by the latest commission completion date</text:p>
          </table:table-cell>
          <table:table-cell office:value-type="string" table:style-name="ce32">
            <text:p>Within 1 month of the latest Completion Date</text:p>
          </table:table-cell>
          <table:table-cell office:value-type="string" table:style-name="ce32">
            <text:p>Good</text:p>
          </table:table-cell>
          <table:table-cell office:value-type="string" table:style-name="ce32">
            <text:p> </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Application Mgt and Support RPA's Land Management System and Customer Portal</text:p>
          </table:table-cell>
          <table:table-cell office:value-type="string" table:style-name="ce32">
            <text:p>Version 1 Solutions Ltd</text:p>
          </table:table-cell>
          <table:table-cell office:value-type="string" table:style-name="ce32">
            <text:p>Network availability</text:p>
          </table:table-cell>
          <table:table-cell office:value-type="string" table:style-name="ce32">
            <text:p>≥98.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Application Mgt and Support RPA's Land Management System and Customer Portal</text:p>
          </table:table-cell>
          <table:table-cell office:value-type="string" table:style-name="ce32">
            <text:p>Version 1 Solutions Ltd</text:p>
          </table:table-cell>
          <table:table-cell office:value-type="string" table:style-name="ce32">
            <text:p>Support Services - Fix Times - The number of incidents that are fixed within the contracted timeframes as a percentage of the number of incidents that occurred within the period.</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Application Mgt and Support RPA's Land Management System and Customer Portal</text:p>
          </table:table-cell>
          <table:table-cell office:value-type="string" table:style-name="ce32">
            <text:p>Version 1 Solutions Ltd</text:p>
          </table:table-cell>
          <table:table-cell office:value-type="string" table:style-name="ce32">
            <text:p>Support Services - Response Times - The number of incidents that are responded to within the contracted timeframes as a percentage of the number of incidents that occurred within the period.</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Veterinary Delivery Partnership Services A-C Geographic Lot 6 - Northern England</text:p>
          </table:table-cell>
          <table:table-cell office:value-type="string" table:style-name="ce32">
            <text:p>Farmcare North Ltd</text:p>
          </table:table-cell>
          <table:table-cell office:value-type="string" table:style-name="ce32">
            <text:p>Service A (Bovine): All TB Test results for Bovines are submitted on Sam within five (5) Working Days of the TT2 date.</text:p>
          </table:table-cell>
          <table:table-cell office:value-type="string" table:style-name="ce32">
            <text:p>≥97%</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Veterinary Delivery Partnership Services A-C Geographic Lot 6 - Northern England</text:p>
          </table:table-cell>
          <table:table-cell office:value-type="string" table:style-name="ce32">
            <text:p>Farmcare North Ltd</text:p>
          </table:table-cell>
          <table:table-cell office:value-type="string" table:style-name="ce32">
            <text:p>Service A (Data Quality): All data input and submitted on Sam is accurate.</text:p>
          </table:table-cell>
          <table:table-cell office:value-type="string" table:style-name="ce32">
            <text:p>≥9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Veterinary Delivery Partnership Services A-C Geographic Lot 6 - Northern England</text:p>
          </table:table-cell>
          <table:table-cell office:value-type="string" table:style-name="ce32">
            <text:p>Farmcare North Ltd</text:p>
          </table:table-cell>
          <table:table-cell office:value-type="string" table:style-name="ce32">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32">
            <text:p>≥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Veterinary Delivery Partnership Services A-C Geographic Lot 5 - South &amp; Eastern England</text:p>
          </table:table-cell>
          <table:table-cell office:value-type="string" table:style-name="ce32">
            <text:p>Farmcare Central Ltd</text:p>
          </table:table-cell>
          <table:table-cell office:value-type="string" table:style-name="ce32">
            <text:p>Service A (Bovine): All TB Test results for Bovines are submitted on Sam within five (5) Working Days of the TT2 date.</text:p>
          </table:table-cell>
          <table:table-cell office:value-type="string" table:style-name="ce32">
            <text:p>≥9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Veterinary Delivery Partnership Services A-C Geographic Lot 5 - South &amp; Eastern England</text:p>
          </table:table-cell>
          <table:table-cell office:value-type="string" table:style-name="ce32">
            <text:p>Farmcare Central Ltd</text:p>
          </table:table-cell>
          <table:table-cell office:value-type="string" table:style-name="ce32">
            <text:p>Service A (Bovine): TB Test results for Bovines, where Reactors / IRs are disclosed, are submitted on Sam within one (1) Working Day of the TT2 date.</text:p>
          </table:table-cell>
          <table:table-cell office:value-type="string" table:style-name="ce32">
            <text:p>≥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Veterinary Delivery Partnership Services A-C Geographic Lot 5 - South &amp; Eastern England</text:p>
          </table:table-cell>
          <table:table-cell office:value-type="string" table:style-name="ce32">
            <text:p>Farmcare Central Ltd</text:p>
          </table:table-cell>
          <table:table-cell office:value-type="string" table:style-name="ce32">
            <text:p>Service A (Data Quality): All data input and submitted on Sam is accurate.</text:p>
          </table:table-cell>
          <table:table-cell office:value-type="string" table:style-name="ce32">
            <text:p>≥9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Veterinary Delivery Partnership Services A-C Geographic Lot 4 - Western England</text:p>
          </table:table-cell>
          <table:table-cell office:value-type="string" table:style-name="ce32">
            <text:p>Farmcare West Ltd<text:s/></text:p>
          </table:table-cell>
          <table:table-cell office:value-type="string" table:style-name="ce32">
            <text:p>Service A (Bovine): All TB Test results for Bovines are submitted on SAM within five (5) Working Days of the TT2 date.</text:p>
          </table:table-cell>
          <table:table-cell office:value-type="string" table:style-name="ce32">
            <text:p>≥9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Veterinary Delivery Partnership Services A-C Geographic Lot 4 - Western England</text:p>
          </table:table-cell>
          <table:table-cell office:value-type="string" table:style-name="ce32">
            <text:p>Farmcare West Ltd<text:s/></text:p>
          </table:table-cell>
          <table:table-cell office:value-type="string" table:style-name="ce32">
            <text:p>Service A (Bovine): TB Test results for Bovines, where Reactors / IRs are disclosed, are submitted on Sam within one (1) Working Day of the TT2 date.</text:p>
          </table:table-cell>
          <table:table-cell office:value-type="string" table:style-name="ce32">
            <text:p>≥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Veterinary Delivery Partnership Services A-C Geographic Lot 4 - Western England</text:p>
          </table:table-cell>
          <table:table-cell office:value-type="string" table:style-name="ce32">
            <text:p>Farmcare West Ltd<text:s/></text:p>
          </table:table-cell>
          <table:table-cell office:value-type="string" table:style-name="ce32">
            <text:p>Service A (Data Quality): All data input and submitted on Sam is accurate.</text:p>
          </table:table-cell>
          <table:table-cell office:value-type="string" table:style-name="ce32">
            <text:p>≥9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Veterinary Delivery Partnership Services A-C Geographic Lot 3 - Devon &amp; Cornwall</text:p>
          </table:table-cell>
          <table:table-cell office:value-type="string" table:style-name="ce32">
            <text:p>Farmcare Devon &amp; Cornwall Ltd</text:p>
          </table:table-cell>
          <table:table-cell office:value-type="string" table:style-name="ce32">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string" table:style-name="ce32">
            <text:p>≥9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Veterinary Delivery Partnership Services A-C Geographic Lot 3 - Devon &amp; Cornwall</text:p>
          </table:table-cell>
          <table:table-cell office:value-type="string" table:style-name="ce32">
            <text:p>Farmcare Devon &amp; Cornwall Ltd</text:p>
          </table:table-cell>
          <table:table-cell office:value-type="string" table:style-name="ce32">
            <text:p>Service A (Data Quality): All data input and submitted on Sam is accurate.</text:p>
          </table:table-cell>
          <table:table-cell office:value-type="string" table:style-name="ce32">
            <text:p>≥9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Veterinary Delivery Partnership Services A-C Geographic Lot 3 - Devon &amp; Cornwall</text:p>
          </table:table-cell>
          <table:table-cell office:value-type="string" table:style-name="ce32">
            <text:p>Farmcare Devon &amp; Cornwall Ltd</text:p>
          </table:table-cell>
          <table:table-cell office:value-type="string" table:style-name="ce32">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32">
            <text:p>≥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Veterinary Delivery Partnership Services A-C Geographic Lot 2 - South Wales</text:p>
          </table:table-cell>
          <table:table-cell office:value-type="string" table:style-name="ce32">
            <text:p>Iechyd Da (Gwledig)</text:p>
          </table:table-cell>
          <table:table-cell office:value-type="string" table:style-name="ce32">
            <text:p>Service A (Bovine): All TB Test results for Bovines are submitted on SAM within five (5) Working Days of the TT2 date.</text:p>
          </table:table-cell>
          <table:table-cell office:value-type="string" table:style-name="ce32">
            <text:p>≥9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Veterinary Delivery Partnership Services A-C Geographic Lot 2 - South Wales</text:p>
          </table:table-cell>
          <table:table-cell office:value-type="string" table:style-name="ce32">
            <text:p>Iechyd Da (Gwledig)</text:p>
          </table:table-cell>
          <table:table-cell office:value-type="string" table:style-name="ce32">
            <text:p>Service A (Bovine): TB Test results for Bovines, where Reactors / IRs are disclosed, are submitted on Sam within one (1) Working Day of the TT2 date.</text:p>
          </table:table-cell>
          <table:table-cell office:value-type="string" table:style-name="ce32">
            <text:p>≥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Veterinary Delivery Partnership Services A-C Geographic Lot 2 - South Wales</text:p>
          </table:table-cell>
          <table:table-cell office:value-type="string" table:style-name="ce32">
            <text:p>Iechyd Da (Gwledig)</text:p>
          </table:table-cell>
          <table:table-cell office:value-type="string" table:style-name="ce32">
            <text:p>Service A (Data Quality): All data input and submitted on Sam is accurate.</text:p>
          </table:table-cell>
          <table:table-cell office:value-type="string" table:style-name="ce32">
            <text:p>≥9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Veterinary Delivery Partnership Services Lot 1 - North Wales</text:p>
          </table:table-cell>
          <table:table-cell office:value-type="string" table:style-name="ce32">
            <text:p>Menter a Busnes</text:p>
          </table:table-cell>
          <table:table-cell office:value-type="string" table:style-name="ce32">
            <text:p>Service A (Bovine): All TB Test results for Bovines are submitted on SAM within five (5) Working Days of the TT2 date.</text:p>
          </table:table-cell>
          <table:table-cell office:value-type="string" table:style-name="ce32">
            <text:p>≥9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Veterinary Delivery Partnership Services Lot 1 - North Wales</text:p>
          </table:table-cell>
          <table:table-cell office:value-type="string" table:style-name="ce32">
            <text:p>Menter a Busnes</text:p>
          </table:table-cell>
          <table:table-cell office:value-type="string" table:style-name="ce32">
            <text:p>Service A (Bovine): TB Test results for Bovines, where Reactors / IRs are disclosed, are submitted on SAM within one (1) Working Day of the TT2 date.<text:s/></text:p>
          </table:table-cell>
          <table:table-cell office:value-type="string" table:style-name="ce32">
            <text:p>≥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Veterinary Delivery Partnership Services Lot 1 - North Wales</text:p>
          </table:table-cell>
          <table:table-cell office:value-type="string" table:style-name="ce32">
            <text:p>Menter a Busnes</text:p>
          </table:table-cell>
          <table:table-cell office:value-type="string" table:style-name="ce32">
            <text:p>Service A (Data Quality): All data input and submitted on Sam is accurate.</text:p>
          </table:table-cell>
          <table:table-cell office:value-type="string" table:style-name="ce32">
            <text:p>≥97%</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Saltfleet to Gibraltar Point Strategy – Beach Management</text:p>
          </table:table-cell>
          <table:table-cell office:value-type="string" table:style-name="ce32">
            <text:p>Van Oord UK Limited</text:p>
          </table:table-cell>
          <table:table-cell office:value-type="string" table:style-name="ce32">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32">
            <text:p>&lt;100%</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Saltfleet to Gibraltar Point Strategy – Beach Management</text:p>
          </table:table-cell>
          <table:table-cell office:value-type="string" table:style-name="ce32">
            <text:p>Van Oord UK Limited</text:p>
          </table:table-cell>
          <table:table-cell office:value-type="string" table:style-name="ce32">
            <text:p>Gateway (delivery of work) achievement - Forecast and actual gateway dates are compared to the baseline</text:p>
          </table:table-cell>
          <table:table-cell office:value-type="string" table:style-name="ce32">
            <text:p>90% of gateways achieve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Saltfleet to Gibraltar Point Strategy – Beach Management</text:p>
          </table:table-cell>
          <table:table-cell office:value-type="string" table:style-name="ce32">
            <text:p>Van Oord UK Limited</text:p>
          </table:table-cell>
          <table:table-cell office:value-type="string" table:style-name="ce32">
            <text:p>Time Variance - Delivery of required project commission completions (work on the scheme) achieved/or anticipated to be completed by the latest commission completion date</text:p>
          </table:table-cell>
          <table:table-cell office:value-type="string" table:style-name="ce32">
            <text:p>Within 1 month of the latest Completion Dat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Par St Blazey Construction ECC Contract Kier</text:p>
          </table:table-cell>
          <table:table-cell office:value-type="string" table:style-name="ce32">
            <text:p>Kier Integrated Services Limited</text:p>
          </table:table-cell>
          <table:table-cell office:value-type="string" table:style-name="ce32">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32">
            <text:p>&lt;100%</text:p>
          </table:table-cell>
          <table:table-cell office:value-type="string" table:style-name="ce32">
            <text:p>Approaching Target</text:p>
          </table:table-cell>
          <table:table-cell office:value-type="string" table:style-name="ce32">
            <text:p> </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Par St Blazey Construction ECC Contract Kier</text:p>
          </table:table-cell>
          <table:table-cell office:value-type="string" table:style-name="ce32">
            <text:p>Kier Integrated Services Limited</text:p>
          </table:table-cell>
          <table:table-cell office:value-type="string" table:style-name="ce32">
            <text:p>Gateway (delivery of work) achievement - Forecast and actual gateway dates are compared to the baseline</text:p>
          </table:table-cell>
          <table:table-cell office:value-type="string" table:style-name="ce32">
            <text:p>90% of gateways achieved</text:p>
          </table:table-cell>
          <table:table-cell office:value-type="string" table:style-name="ce32">
            <text:p>Good</text:p>
          </table:table-cell>
          <table:table-cell office:value-type="string" table:style-name="ce32">
            <text:p> </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Par St Blazey Construction ECC Contract Kier</text:p>
          </table:table-cell>
          <table:table-cell office:value-type="string" table:style-name="ce32">
            <text:p>Kier Integrated Services Limited</text:p>
          </table:table-cell>
          <table:table-cell office:value-type="string" table:style-name="ce32">
            <text:p>Time Variance - Delivery of required project commission completions (work on the Flood alleviation scheme) achieved/or anticipated to be completed by the latest commission completion date</text:p>
          </table:table-cell>
          <table:table-cell office:value-type="string" table:style-name="ce32">
            <text:p>Within 1 month of the latest Completion Date</text:p>
          </table:table-cell>
          <table:table-cell office:value-type="string" table:style-name="ce32">
            <text:p>Good</text:p>
          </table:table-cell>
          <table:table-cell office:value-type="string" table:style-name="ce32">
            <text:p> </text:p>
          </table:table-cell>
          <table:table-cell table:number-columns-repeated="16375"/>
        </table:table-row>
        <table:table-row table:number-rows-repeated="3"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Defra Digital Delivery</text:p>
          </table:table-cell>
          <table:table-cell office:value-type="string" table:style-name="ce32">
            <text:p>Kainos Software Limited</text:p>
          </table:table-cell>
          <table:table-cell office:value-type="string" table:style-name="ce32">
            <text:p>N/A</text:p>
          </table:table-cell>
          <table:table-cell office:value-type="string" table:style-name="ce32">
            <text:p>N/A</text:p>
          </table:table-cell>
          <table:table-cell office:value-type="string" table:style-name="ce32">
            <text:p>Other - Consider not returned</text:p>
          </table:table-cell>
          <table:table-cell office:value-type="string" table:style-name="ce32">
            <text:p>Newly in scope, KPIs not ready to be reported on yet.</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Mobile Voice and Data Services</text:p>
          </table:table-cell>
          <table:table-cell office:value-type="string" table:style-name="ce32">
            <text:p>Vodafone Ltd</text:p>
          </table:table-cell>
          <table:table-cell office:value-type="string" table:style-name="ce32">
            <text:p>Incident Resolution <text:s/>(percentage of incidents resolved within target resolution time)</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Mobile Voice and Data Services</text:p>
          </table:table-cell>
          <table:table-cell office:value-type="string" table:style-name="ce32">
            <text:p>Vodafone Ltd</text:p>
          </table:table-cell>
          <table:table-cell office:value-type="string" table:style-name="ce32">
            <text:p>Network Availability</text:p>
          </table:table-cell>
          <table:table-cell office:value-type="string" table:style-name="ce32">
            <text:p>≥9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Mobile Voice and Data Services</text:p>
          </table:table-cell>
          <table:table-cell office:value-type="string" table:style-name="ce32">
            <text:p>Vodafone Ltd</text:p>
          </table:table-cell>
          <table:table-cell office:value-type="string" table:style-name="ce32">
            <text:p>Order dispatch - 95% of orders received via email before 12pm shall be despatched within 24 Working Hours subject to a maximum of 25 orders per Working Day. Where there is an Unplanned Absence</text:p>
            <text:p>95% of orders received via email before 12pm shall be despatched within 72 Working Hours</text:p>
            <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number-rows-repeated="4"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Automatic Urban and Rural Network Management (Central Management and Co-Ordination Unit (CMCU)) – Management of National AURN sites (Lot 1)</text:p>
          </table:table-cell>
          <table:table-cell office:value-type="string" table:style-name="ce32">
            <text:p>Bureau Veritas UK Limited</text:p>
          </table:table-cell>
          <table:table-cell office:value-type="string" table:style-name="ce32">
            <text:p>KPI - Service SLA</text:p>
          </table:table-cell>
          <table:table-cell office:value-type="string" table:style-name="ce32">
            <text:p>N/A</text:p>
          </table:table-cell>
          <table:table-cell office:value-type="string" table:style-name="ce32">
            <text:p>Other - Consider not returned</text:p>
          </table:table-cell>
          <table:table-cell office:value-type="string" table:style-name="ce32">
            <text:p>Newly in scope, KPIs not ready to be reported on yet.</text:p>
          </table:table-cell>
          <table:table-cell table:number-columns-repeated="16375"/>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Strategic Modelling Partner</text:p>
          </table:table-cell>
          <table:table-cell office:value-type="string" table:style-name="ce32">
            <text:p>Gutteridge, Haskins and Davey Limited</text:p>
          </table:table-cell>
          <table:table-cell office:value-type="string" table:style-name="ce32">
            <text:p>Completion of Mobilisation with no more than 5% of the financial year 21/22 budget</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Strategic Modelling Partner</text:p>
          </table:table-cell>
          <table:table-cell office:value-type="string" table:style-name="ce32">
            <text:p>Gutteridge, Haskins and Davey Limited</text:p>
          </table:table-cell>
          <table:table-cell office:value-type="string" table:style-name="ce32">
            <text:p>Data Input - Coding for modelling work undertaken and uploaded to GitHub repositories</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Strategic Modelling Partner</text:p>
          </table:table-cell>
          <table:table-cell office:value-type="string" table:style-name="ce32">
            <text:p>Gutteridge, Haskins and Davey Limited</text:p>
          </table:table-cell>
          <table:table-cell office:value-type="string" table:style-name="ce32">
            <text:p>Reporting - All fortnightly reports are submitted on time highlighting progress against Milestones and risks</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EFRA</text:p>
          </table:table-cell>
          <table:table-cell office:value-type="string" table:style-name="ce32">
            <text:p>Defra</text:p>
          </table:table-cell>
          <table:table-cell office:value-type="string" table:style-name="ce32">
            <text:p>Strategic Modelling Partner</text:p>
          </table:table-cell>
          <table:table-cell office:value-type="string" table:style-name="ce32">
            <text:p>Gutteridge, Haskins and Davey Limited</text:p>
          </table:table-cell>
          <table:table-cell office:value-type="string" table:style-name="ce32">
            <text:p>To maintain compliance with the annual reporting requirements contained within Section 54 of the Act 2015.</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Student Loans Company</text:p>
          </table:table-cell>
          <table:table-cell office:value-type="string" table:style-name="ce32">
            <text:p>Transactional Print Services</text:p>
          </table:table-cell>
          <table:table-cell office:value-type="string" table:style-name="ce32">
            <text:p>WILLIAMS LEA CCM LIMITED</text:p>
          </table:table-cell>
          <table:table-cell office:value-type="string" table:style-name="ce32">
            <text:p>Service Reviews - Completion of service review meetings according to the agreed schedule</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Student Loans Company</text:p>
          </table:table-cell>
          <table:table-cell office:value-type="string" table:style-name="ce32">
            <text:p>Transactional Print Services</text:p>
          </table:table-cell>
          <table:table-cell office:value-type="string" table:style-name="ce32">
            <text:p>WILLIAMS LEA CCM LIMITED</text:p>
          </table:table-cell>
          <table:table-cell office:value-type="string" table:style-name="ce32">
            <text:p>Service Support - Provision of service support between the hours of 09:00 and 17:30 on each business day</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Student Loans Company</text:p>
          </table:table-cell>
          <table:table-cell office:value-type="string" table:style-name="ce32">
            <text:p>Student Loans Contact Centre Services</text:p>
          </table:table-cell>
          <table:table-cell office:value-type="string" table:style-name="ce32">
            <text:p>Teleperformance UK</text:p>
          </table:table-cell>
          <table:table-cell office:value-type="string" table:style-name="ce32">
            <text:p>From November 2021 The supplier will achieve satisfactory call quality measured by risk on Student Loans Company internal quality sample scoring each month</text:p>
          </table:table-cell>
          <table:table-cell office:value-type="string" table:style-name="ce32">
            <text:p>12.00%</text:p>
          </table:table-cell>
          <table:table-cell office:value-type="string" table:style-name="ce32">
            <text:p>Good</text:p>
          </table:table-cell>
          <table:table-cell office:value-type="string" table:style-name="ce32">
            <text:p>Implemented from November 2021</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Student Loans Company</text:p>
          </table:table-cell>
          <table:table-cell office:value-type="string" table:style-name="ce32">
            <text:p>Student Loans Contact Centre Services</text:p>
          </table:table-cell>
          <table:table-cell office:value-type="string" table:style-name="ce32">
            <text:p>Teleperformance UK</text:p>
          </table:table-cell>
          <table:table-cell office:value-type="string" table:style-name="ce32">
            <text:p>The supplier will provide the required level of advisors according to the 8 week requirement forecast</text:p>
          </table:table-cell>
          <table:table-cell office:value-type="string" table:style-name="ce32">
            <text:p>9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Student Loans Company</text:p>
          </table:table-cell>
          <table:table-cell office:value-type="string" table:style-name="ce32">
            <text:p>Infrastructure, Iteration Management, DevOps, Cloud and TG Project Services</text:p>
          </table:table-cell>
          <table:table-cell office:value-type="string" table:style-name="ce32">
            <text:p>Exception Limited</text:p>
          </table:table-cell>
          <table:table-cell office:value-type="string" table:style-name="ce32">
            <text:p>Quality of deliverables achieved as agreed in the Statements of Work.</text:p>
          </table:table-cell>
          <table:table-cell office:value-type="string" table:style-name="ce32">
            <text:p>Gree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Student Loans Company</text:p>
          </table:table-cell>
          <table:table-cell office:value-type="string" table:style-name="ce32">
            <text:p>Infrastructure, Iteration Management, DevOps, Cloud and TG Project Services</text:p>
          </table:table-cell>
          <table:table-cell office:value-type="string" table:style-name="ce32">
            <text:p>Exception Limited</text:p>
          </table:table-cell>
          <table:table-cell office:value-type="string" table:style-name="ce32">
            <text:p>Service Employee capacity targets met: Service Request Notices are met with the Service commencing on the agreed start with a minimum of 20 Working Days’ notice provided by Buyer to Supplier</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Student Loans Company</text:p>
          </table:table-cell>
          <table:table-cell office:value-type="string" table:style-name="ce32">
            <text:p>Provision Of Postal Services</text:p>
          </table:table-cell>
          <table:table-cell office:value-type="string" table:style-name="ce32">
            <text:p>Whistl UK Limited</text:p>
          </table:table-cell>
          <table:table-cell office:value-type="string" table:style-name="ce32">
            <text:p>On time and accurate mailing collection</text:p>
          </table:table-cell>
          <table:table-cell office:value-type="string" table:style-name="ce32">
            <text:p>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Student Loans Company</text:p>
          </table:table-cell>
          <table:table-cell office:value-type="string" table:style-name="ce32">
            <text:p>Provision Of Postal Services</text:p>
          </table:table-cell>
          <table:table-cell office:value-type="string" table:style-name="ce32">
            <text:p>Whistl UK Limited</text:p>
          </table:table-cell>
          <table:table-cell office:value-type="string" table:style-name="ce32">
            <text:p>On time mailing delivery from Down Stream Access Company to Royal Mail Inland Mail Centre within delivery window</text:p>
            <text:p/>
            <text:p>Note: Down Stream Access Company is a term for a private postal company that collects, sorts and processes a business customer’s mail, and then utilises the Royal Mail network by delivering (handing over) this mail into Royal Mail’s network of Inland Mail Centres.</text:p>
          </table:table-cell>
          <table:table-cell office:value-type="string" table:style-name="ce32">
            <text:p>98%</text:p>
          </table:table-cell>
          <table:table-cell office:value-type="string" table:style-name="ce32">
            <text:p>Inadequate</text:p>
          </table:table-cell>
          <table:table-cell office:value-type="string" table:style-name="ce32">
            <text:p>Whistl work to continue to minimise impact from Covid and maintain consistent service levels via ensuring all depots have remained open throughout the pandemic ,and continued <text:s/>processing .Improvement / return to consistency has taken place <text:s/>,with some small declines and managed dips , due to further challenges of impact.</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2021 Full Induction Programme cohort of the National Roll-Out of the Early Career Framework (Ambition Institute)</text:p>
          </table:table-cell>
          <table:table-cell office:value-type="string" table:style-name="ce32">
            <text:p>Ambition Institute</text:p>
          </table:table-cell>
          <table:table-cell office:value-type="string" table:style-name="ce32">
            <text:p>A minimum of 75% of the Participants that start the training are retained by the end of year 2 of delivery.</text:p>
          </table:table-cell>
          <table:table-cell office:value-type="string" table:style-name="ce32">
            <text:p>Above 75%</text:p>
          </table:table-cell>
          <table:table-cell office:value-type="string" table:style-name="ce32">
            <text:p>Other - Consider returned</text:p>
          </table:table-cell>
          <table:table-cell office:value-type="string" table:style-name="ce32">
            <text:p>Due to be reported FY22/23 Q2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2021 Full Induction Programme cohort of the National Roll-Out of the Early Career Framework (Ambition Institute)</text:p>
          </table:table-cell>
          <table:table-cell office:value-type="string" table:style-name="ce32">
            <text:p>Ambition Institute</text:p>
          </table:table-cell>
          <table:table-cell office:value-type="string" table:style-name="ce32">
            <text:p>A minimum of 80% of the Participants rate the training good or above at the end of year 1 and 2<text:s/></text:p>
          </table:table-cell>
          <table:table-cell office:value-type="string" table:style-name="ce32">
            <text:p>Above 80%</text:p>
          </table:table-cell>
          <table:table-cell office:value-type="string" table:style-name="ce32">
            <text:p>Other - Consider returned</text:p>
          </table:table-cell>
          <table:table-cell office:value-type="string" table:style-name="ce32">
            <text:p>Due to be reported FY22/23 Q2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2021 Full Induction Programme cohort of the National Roll-Out of the Early Career Framework (Ambition Institute)</text:p>
          </table:table-cell>
          <table:table-cell office:value-type="string" table:style-name="ce32">
            <text:p>Ambition Institute</text:p>
          </table:table-cell>
          <table:table-cell office:value-type="string" table:style-name="ce32">
            <text:p>Recruit the target number of ECTs and their assigned Mentors onto the programme by the end of October 2021.</text:p>
          </table:table-cell>
          <table:table-cell office:value-type="string" table:style-name="ce32">
            <text:p>Above 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2021 Full Induction Programme cohort of the National Roll-Out of the Early Career Framework (Best Practice Network)</text:p>
          </table:table-cell>
          <table:table-cell office:value-type="string" table:style-name="ce32">
            <text:p>Best Practice Network</text:p>
          </table:table-cell>
          <table:table-cell office:value-type="string" table:style-name="ce32">
            <text:p>A minimum of 75% of the Participants that start the training are retained by the end of year 2 of delivery.</text:p>
          </table:table-cell>
          <table:table-cell office:value-type="string" table:style-name="ce32">
            <text:p>Above 75%</text:p>
          </table:table-cell>
          <table:table-cell office:value-type="string" table:style-name="ce32">
            <text:p>Other - Consider returned</text:p>
          </table:table-cell>
          <table:table-cell office:value-type="string" table:style-name="ce32">
            <text:p>Due to be reported FY22/23 Q2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2021 Full Induction Programme cohort of the National Roll-Out of the Early Career Framework (Best Practice Network)</text:p>
          </table:table-cell>
          <table:table-cell office:value-type="string" table:style-name="ce32">
            <text:p>Best Practice Network</text:p>
          </table:table-cell>
          <table:table-cell office:value-type="string" table:style-name="ce32">
            <text:p>A minimum of 80% of the Participants rate the training good or above at the end of year 1 and 2</text:p>
          </table:table-cell>
          <table:table-cell office:value-type="string" table:style-name="ce32">
            <text:p>Above 80%</text:p>
          </table:table-cell>
          <table:table-cell office:value-type="string" table:style-name="ce32">
            <text:p>Other - Consider returned</text:p>
          </table:table-cell>
          <table:table-cell office:value-type="string" table:style-name="ce32">
            <text:p>Due to be reported FY22/23 Q2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2021 Full Induction Programme cohort of the National Roll-Out of the Early Career Framework (Best Practice Network)</text:p>
          </table:table-cell>
          <table:table-cell office:value-type="string" table:style-name="ce32">
            <text:p>Best Practice Network</text:p>
          </table:table-cell>
          <table:table-cell office:value-type="string" table:style-name="ce32">
            <text:p>Recruit the target number of ECTs and their assigned Mentors onto the programme by the end of October 2021.</text:p>
          </table:table-cell>
          <table:table-cell office:value-type="string" table:style-name="ce32">
            <text:p>Above 95%</text:p>
          </table:table-cell>
          <table:table-cell office:value-type="string" table:style-name="ce32">
            <text:p>Requires Improvement</text:p>
          </table:table-cell>
          <table:table-cell office:value-type="string" table:style-name="ce32">
            <text:p>Recruitment impacted by Covid restrictions - Supplier being supported to improve 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2021 Full Induction Programme cohort of the National Roll-Out of the Early Career Framework (Education Development Trust)</text:p>
          </table:table-cell>
          <table:table-cell office:value-type="string" table:style-name="ce32">
            <text:p>Education Development Trust</text:p>
          </table:table-cell>
          <table:table-cell office:value-type="string" table:style-name="ce32">
            <text:p>A minimum of 75% of the Participants that start the training are retained by the end of year 2 of delivery.</text:p>
          </table:table-cell>
          <table:table-cell office:value-type="string" table:style-name="ce32">
            <text:p>Above 75%</text:p>
          </table:table-cell>
          <table:table-cell office:value-type="string" table:style-name="ce32">
            <text:p>Other - Consider returned</text:p>
          </table:table-cell>
          <table:table-cell office:value-type="string" table:style-name="ce32">
            <text:p>Due to be reported FY22/23 Q2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2021 Full Induction Programme cohort of the National Roll-Out of the Early Career Framework (Education Development Trust)</text:p>
          </table:table-cell>
          <table:table-cell office:value-type="string" table:style-name="ce32">
            <text:p>Education Development Trust</text:p>
          </table:table-cell>
          <table:table-cell office:value-type="string" table:style-name="ce32">
            <text:p>A minimum of 80% of the Participants rate the training good or above at the end of year 1 and 2</text:p>
          </table:table-cell>
          <table:table-cell office:value-type="string" table:style-name="ce32">
            <text:p>Above 80%</text:p>
          </table:table-cell>
          <table:table-cell office:value-type="string" table:style-name="ce32">
            <text:p>Other - Consider returned</text:p>
          </table:table-cell>
          <table:table-cell office:value-type="string" table:style-name="ce32">
            <text:p>Due to be reported FY22/23 Q2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2021 Full Induction Programme cohort of the National Roll-Out of the Early Career Framework (Education Development Trust)</text:p>
          </table:table-cell>
          <table:table-cell office:value-type="string" table:style-name="ce32">
            <text:p>Education Development Trust</text:p>
          </table:table-cell>
          <table:table-cell office:value-type="string" table:style-name="ce32">
            <text:p>Recruit the target number of ECTs and their assigned Mentors onto the programme by the end of October 2021.</text:p>
          </table:table-cell>
          <table:table-cell office:value-type="string" table:style-name="ce32">
            <text:p>Above 95%</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2021 Full Induction Programme cohort of the National Roll-Out of the Early Career Framework (Teach First)</text:p>
          </table:table-cell>
          <table:table-cell office:value-type="string" table:style-name="ce32">
            <text:p>Teach First</text:p>
          </table:table-cell>
          <table:table-cell office:value-type="string" table:style-name="ce32">
            <text:p>A minimum of 75% of the Participants that start the training are retained by the end of year 2 of delivery.</text:p>
          </table:table-cell>
          <table:table-cell office:value-type="string" table:style-name="ce32">
            <text:p>Above 75%</text:p>
          </table:table-cell>
          <table:table-cell office:value-type="string" table:style-name="ce32">
            <text:p>Other - Consider returned</text:p>
          </table:table-cell>
          <table:table-cell office:value-type="string" table:style-name="ce32">
            <text:p>Due to be reported FY 22/23 Q2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2021 Full Induction Programme cohort of the National Roll-Out of the Early Career Framework (Teach First)</text:p>
          </table:table-cell>
          <table:table-cell office:value-type="string" table:style-name="ce32">
            <text:p>Teach First</text:p>
          </table:table-cell>
          <table:table-cell office:value-type="string" table:style-name="ce32">
            <text:p>A minimum of 80% of the Participants rate the training good or above at the end of year 1 and 2</text:p>
          </table:table-cell>
          <table:table-cell office:value-type="string" table:style-name="ce32">
            <text:p>Above 80%</text:p>
          </table:table-cell>
          <table:table-cell office:value-type="string" table:style-name="ce32">
            <text:p>Other - Consider returned</text:p>
          </table:table-cell>
          <table:table-cell office:value-type="string" table:style-name="ce32">
            <text:p>Due to be reported FY 22/23 Q2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2021 Full Induction Programme cohort of the National Roll-Out of the Early Career Framework (Teach First)</text:p>
          </table:table-cell>
          <table:table-cell office:value-type="string" table:style-name="ce32">
            <text:p>Teach First</text:p>
          </table:table-cell>
          <table:table-cell office:value-type="string" table:style-name="ce32">
            <text:p>Recruit the target number of ECTs and their assigned Mentors onto the programme by the end of October 2021.</text:p>
          </table:table-cell>
          <table:table-cell office:value-type="string" table:style-name="ce32">
            <text:p>Above 95%</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2021 Full Induction Programme cohort of the National Roll-Out of the Early Career Framework (UCL Consultants)</text:p>
          </table:table-cell>
          <table:table-cell office:value-type="string" table:style-name="ce32">
            <text:p>UCL Consultants Ltd</text:p>
          </table:table-cell>
          <table:table-cell office:value-type="string" table:style-name="ce32">
            <text:p>A minimum of 75% of the Participants that start the training are retained by the end of year 2 of delivery.</text:p>
          </table:table-cell>
          <table:table-cell office:value-type="string" table:style-name="ce32">
            <text:p>Above 75%</text:p>
          </table:table-cell>
          <table:table-cell office:value-type="string" table:style-name="ce32">
            <text:p>Other - Consider returned</text:p>
          </table:table-cell>
          <table:table-cell office:value-type="string" table:style-name="ce32">
            <text:p>Due to be reported FY 22/23 Q2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2021 Full Induction Programme cohort of the National Roll-Out of the Early Career Framework (UCL Consultants)</text:p>
          </table:table-cell>
          <table:table-cell office:value-type="string" table:style-name="ce32">
            <text:p>UCL Consultants Ltd</text:p>
          </table:table-cell>
          <table:table-cell office:value-type="string" table:style-name="ce32">
            <text:p>A minimum of 80% of the Participants rate the training good or above at the end of year 1 and 2<text:s/></text:p>
          </table:table-cell>
          <table:table-cell office:value-type="string" table:style-name="ce32">
            <text:p>Above 80%</text:p>
          </table:table-cell>
          <table:table-cell office:value-type="string" table:style-name="ce32">
            <text:p>Other - Consider returned</text:p>
          </table:table-cell>
          <table:table-cell office:value-type="string" table:style-name="ce32">
            <text:p>Due to be reported FY 22/23 Q2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2021 Full Induction Programme cohort of the National Roll-Out of the Early Career Framework (UCL Consultants)</text:p>
          </table:table-cell>
          <table:table-cell office:value-type="string" table:style-name="ce32">
            <text:p>UCL Consultants Ltd</text:p>
          </table:table-cell>
          <table:table-cell office:value-type="string" table:style-name="ce32">
            <text:p>Recruit the target number of ECTs and their assigned Mentors onto the programme by the end of October 2021.</text:p>
          </table:table-cell>
          <table:table-cell office:value-type="string" table:style-name="ce32">
            <text:p>Above 95%</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Microsoft CSP Agreement 2021</text:p>
          </table:table-cell>
          <table:table-cell office:value-type="string" table:style-name="ce32">
            <text:p>Bytes Software Services LTD</text:p>
          </table:table-cell>
          <table:table-cell office:value-type="string" table:style-name="ce32">
            <text:p>Accurate and timely billing of buyer before 1st working day of every month</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Microsoft CSP Agreement 2021</text:p>
          </table:table-cell>
          <table:table-cell office:value-type="string" table:style-name="ce32">
            <text:p>Bytes Software Services LTD</text:p>
          </table:table-cell>
          <table:table-cell office:value-type="string" table:style-name="ce32">
            <text:p>Reseller portal availability. Target of 96% at all times</text:p>
          </table:table-cell>
          <table:table-cell office:value-type="string" table:style-name="ce32">
            <text:p>98% to 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Microsoft CSP Agreement 2021</text:p>
          </table:table-cell>
          <table:table-cell office:value-type="string" table:style-name="ce32">
            <text:p>Bytes Software Services LTD</text:p>
          </table:table-cell>
          <table:table-cell office:value-type="string" table:style-name="ce32">
            <text:p>Response to account queries within 1 working day</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Ambition Institute)</text:p>
          </table:table-cell>
          <table:table-cell office:value-type="string" table:style-name="ce32">
            <text:p>Ambition Institute</text:p>
          </table:table-cell>
          <table:table-cell office:value-type="string" table:style-name="ce32">
            <text:p>National Professional Qualifications (NPQ) Assessment Quality - Accuracy level of Summative Assessments undertaken by Teachers completing NPQs, within the Call Off Contract Cohort Windows.</text:p>
          </table:table-cell>
          <table:table-cell office:value-type="string" table:style-name="ce32">
            <text:p>95% or Above</text:p>
          </table:table-cell>
          <table:table-cell office:value-type="string" table:style-name="ce32">
            <text:p>Other - Consider returned</text:p>
          </table:table-cell>
          <table:table-cell office:value-type="string" table:style-name="ce32">
            <text:p>Due to be reported FY22/23 Q4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Ambition Institute)</text:p>
          </table:table-cell>
          <table:table-cell office:value-type="string" table:style-name="ce32">
            <text:p>Ambition Institute</text:p>
          </table:table-cell>
          <table:table-cell office:value-type="string" table:style-name="ce32">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32">
            <text:p>95% or Above</text:p>
          </table:table-cell>
          <table:table-cell office:value-type="string" table:style-name="ce32">
            <text:p>Other - Consider returned</text:p>
          </table:table-cell>
          <table:table-cell office:value-type="string" table:style-name="ce32">
            <text:p>Due to be reported FY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Ambition Institute)</text:p>
          </table:table-cell>
          <table:table-cell office:value-type="string" table:style-name="ce32">
            <text:p>Ambition Institute</text:p>
          </table:table-cell>
          <table:table-cell office:value-type="string" table:style-name="ce32">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32">
            <text:p>80% 0r Above</text:p>
          </table:table-cell>
          <table:table-cell office:value-type="string" table:style-name="ce32">
            <text:p>Other - Consider returned</text:p>
          </table:table-cell>
          <table:table-cell office:value-type="string" table:style-name="ce32">
            <text:p>Due to be reported FY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Church of England)</text:p>
          </table:table-cell>
          <table:table-cell office:value-type="string" table:style-name="ce32">
            <text:p>Church of England<text:s/></text:p>
          </table:table-cell>
          <table:table-cell office:value-type="string" table:style-name="ce32">
            <text:p>National Professional Qualifications (NPQ) Assessment Quality - Accuracy level of Summative Assessments undertaken by Teachers completing NPQs, within the Call Off Contract Cohort Windows.</text:p>
          </table:table-cell>
          <table:table-cell office:value-type="string" table:style-name="ce32">
            <text:p>95% or Above</text:p>
          </table:table-cell>
          <table:table-cell office:value-type="string" table:style-name="ce32">
            <text:p>Other - Consider returned</text:p>
          </table:table-cell>
          <table:table-cell office:value-type="string" table:style-name="ce32">
            <text:p>Due to be reported FY22/23 Q4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Church of England)</text:p>
          </table:table-cell>
          <table:table-cell office:value-type="string" table:style-name="ce32">
            <text:p>Church of England<text:s/></text:p>
          </table:table-cell>
          <table:table-cell office:value-type="string" table:style-name="ce32">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32">
            <text:p>95% or Above</text:p>
          </table:table-cell>
          <table:table-cell office:value-type="string" table:style-name="ce32">
            <text:p>Other - Consider returned</text:p>
          </table:table-cell>
          <table:table-cell office:value-type="string" table:style-name="ce32">
            <text:p>Due to be reported FY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Church of England)</text:p>
          </table:table-cell>
          <table:table-cell office:value-type="string" table:style-name="ce32">
            <text:p>Church of England<text:s/></text:p>
          </table:table-cell>
          <table:table-cell office:value-type="string" table:style-name="ce32">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32">
            <text:p>80% 0r Above</text:p>
          </table:table-cell>
          <table:table-cell office:value-type="string" table:style-name="ce32">
            <text:p>Other - Consider returned</text:p>
          </table:table-cell>
          <table:table-cell office:value-type="string" table:style-name="ce32">
            <text:p>Due to be reported FY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Best Practice Network)</text:p>
          </table:table-cell>
          <table:table-cell office:value-type="string" table:style-name="ce32">
            <text:p>Best Practice Network</text:p>
          </table:table-cell>
          <table:table-cell office:value-type="string" table:style-name="ce32">
            <text:p>National Professional Qualifications (NPQ) Assessment Quality - Accuracy level of Summative Assessments undertaken by Teachers completing NPQs, within the Call Off Contract Cohort Windows.</text:p>
          </table:table-cell>
          <table:table-cell office:value-type="string" table:style-name="ce32">
            <text:p>95% or Above</text:p>
          </table:table-cell>
          <table:table-cell office:value-type="string" table:style-name="ce32">
            <text:p>Other - Consider returned</text:p>
          </table:table-cell>
          <table:table-cell office:value-type="string" table:style-name="ce32">
            <text:p>Due to be reported FY22/23 Q4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Best Practice Network)</text:p>
          </table:table-cell>
          <table:table-cell office:value-type="string" table:style-name="ce32">
            <text:p>Best Practice Network</text:p>
          </table:table-cell>
          <table:table-cell office:value-type="string" table:style-name="ce32">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32">
            <text:p>95% or Above</text:p>
          </table:table-cell>
          <table:table-cell office:value-type="string" table:style-name="ce32">
            <text:p>Other - Consider returned</text:p>
          </table:table-cell>
          <table:table-cell office:value-type="string" table:style-name="ce32">
            <text:p>Due to be reported FY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Best Practice Network)</text:p>
          </table:table-cell>
          <table:table-cell office:value-type="string" table:style-name="ce32">
            <text:p>Best Practice Network</text:p>
          </table:table-cell>
          <table:table-cell office:value-type="string" table:style-name="ce32">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32">
            <text:p>80% 0r Above</text:p>
          </table:table-cell>
          <table:table-cell office:value-type="string" table:style-name="ce32">
            <text:p>Other - Consider returned</text:p>
          </table:table-cell>
          <table:table-cell office:value-type="string" table:style-name="ce32">
            <text:p>Due to be reported FY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UCL)</text:p>
          </table:table-cell>
          <table:table-cell office:value-type="string" table:style-name="ce32">
            <text:p>UCL Consultants Ltd</text:p>
          </table:table-cell>
          <table:table-cell office:value-type="string" table:style-name="ce32">
            <text:p>National Professional Qualifications (NPQ) Assessment Quality - Accuracy level of Summative Assessments undertaken by Teachers completing NPQs, within the Call Off Contract Cohort Windows.</text:p>
          </table:table-cell>
          <table:table-cell office:value-type="string" table:style-name="ce32">
            <text:p>95% or Above</text:p>
          </table:table-cell>
          <table:table-cell office:value-type="string" table:style-name="ce32">
            <text:p>Other - Consider returned</text:p>
          </table:table-cell>
          <table:table-cell office:value-type="string" table:style-name="ce32">
            <text:p>Due to be reported FY22/23 Q4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UCL)</text:p>
          </table:table-cell>
          <table:table-cell office:value-type="string" table:style-name="ce32">
            <text:p>UCL Consultants Ltd</text:p>
          </table:table-cell>
          <table:table-cell office:value-type="string" table:style-name="ce32">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32">
            <text:p>95% or Above</text:p>
          </table:table-cell>
          <table:table-cell office:value-type="string" table:style-name="ce32">
            <text:p>Other - Consider returned</text:p>
          </table:table-cell>
          <table:table-cell office:value-type="string" table:style-name="ce32">
            <text:p>Due to be reported FY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UCL)</text:p>
          </table:table-cell>
          <table:table-cell office:value-type="string" table:style-name="ce32">
            <text:p>UCL Consultants Ltd</text:p>
          </table:table-cell>
          <table:table-cell office:value-type="string" table:style-name="ce32">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32">
            <text:p>80% 0r Above</text:p>
          </table:table-cell>
          <table:table-cell office:value-type="string" table:style-name="ce32">
            <text:p>Other - Consider returned</text:p>
          </table:table-cell>
          <table:table-cell office:value-type="string" table:style-name="ce32">
            <text:p>Due to be reported FY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Teacher Development Trust)</text:p>
          </table:table-cell>
          <table:table-cell office:value-type="string" table:style-name="ce32">
            <text:p>Teacher Development Trust</text:p>
          </table:table-cell>
          <table:table-cell office:value-type="string" table:style-name="ce32">
            <text:p>National Professional Qualifications (NPQ) Assessment Quality - Accuracy level of Summative Assessments undertaken by Teachers completing NPQs, within the Call Off Contract Cohort Windows.</text:p>
          </table:table-cell>
          <table:table-cell office:value-type="string" table:style-name="ce32">
            <text:p>95% or Above</text:p>
          </table:table-cell>
          <table:table-cell office:value-type="string" table:style-name="ce32">
            <text:p>Other - Consider returned</text:p>
          </table:table-cell>
          <table:table-cell office:value-type="string" table:style-name="ce32">
            <text:p>Due to be reported FY22/23 Q4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Teacher Development Trust)</text:p>
          </table:table-cell>
          <table:table-cell office:value-type="string" table:style-name="ce32">
            <text:p>Teacher Development Trust</text:p>
          </table:table-cell>
          <table:table-cell office:value-type="string" table:style-name="ce32">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32">
            <text:p>95% or Above</text:p>
          </table:table-cell>
          <table:table-cell office:value-type="string" table:style-name="ce32">
            <text:p>Other - Consider returned</text:p>
          </table:table-cell>
          <table:table-cell office:value-type="string" table:style-name="ce32">
            <text:p>Due to be reported FY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Teacher Development Trust)</text:p>
          </table:table-cell>
          <table:table-cell office:value-type="string" table:style-name="ce32">
            <text:p>Teacher Development Trust</text:p>
          </table:table-cell>
          <table:table-cell office:value-type="string" table:style-name="ce32">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32">
            <text:p>80% 0r Above</text:p>
          </table:table-cell>
          <table:table-cell office:value-type="string" table:style-name="ce32">
            <text:p>Other - Consider returned</text:p>
          </table:table-cell>
          <table:table-cell office:value-type="string" table:style-name="ce32">
            <text:p>Due to be reported FY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Education Development Trust)</text:p>
          </table:table-cell>
          <table:table-cell office:value-type="string" table:style-name="ce32">
            <text:p>Education Development Trust</text:p>
          </table:table-cell>
          <table:table-cell office:value-type="string" table:style-name="ce32">
            <text:p>National Professional Qualifications (NPQ) Assessment Quality - Accuracy level of Summative Assessments undertaken by Teachers completing NPQs, within the Call Off Contract Cohort Windows.</text:p>
          </table:table-cell>
          <table:table-cell office:value-type="string" table:style-name="ce32">
            <text:p>95% or Above</text:p>
          </table:table-cell>
          <table:table-cell office:value-type="string" table:style-name="ce32">
            <text:p>Other - Consider returned</text:p>
          </table:table-cell>
          <table:table-cell office:value-type="string" table:style-name="ce32">
            <text:p>Due to be reported FY22/23 Q4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Education Development Trust)</text:p>
          </table:table-cell>
          <table:table-cell office:value-type="string" table:style-name="ce32">
            <text:p>Education Development Trust</text:p>
          </table:table-cell>
          <table:table-cell office:value-type="string" table:style-name="ce32">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32">
            <text:p>95% or Above</text:p>
          </table:table-cell>
          <table:table-cell office:value-type="string" table:style-name="ce32">
            <text:p>Other - Consider returned</text:p>
          </table:table-cell>
          <table:table-cell office:value-type="string" table:style-name="ce32">
            <text:p>Due to be reported FY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Education Development Trust)</text:p>
          </table:table-cell>
          <table:table-cell office:value-type="string" table:style-name="ce32">
            <text:p>Education Development Trust</text:p>
          </table:table-cell>
          <table:table-cell office:value-type="string" table:style-name="ce32">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32">
            <text:p>80% 0r Above</text:p>
          </table:table-cell>
          <table:table-cell office:value-type="string" table:style-name="ce32">
            <text:p>Other - Consider returned</text:p>
          </table:table-cell>
          <table:table-cell office:value-type="string" table:style-name="ce32">
            <text:p>Due to be reported FY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Teach First)</text:p>
          </table:table-cell>
          <table:table-cell office:value-type="string" table:style-name="ce32">
            <text:p>Teach First</text:p>
          </table:table-cell>
          <table:table-cell office:value-type="string" table:style-name="ce32">
            <text:p>National Professional Qualifications (NPQ) Assessment Quality - Accuracy level of Summative Assessments undertaken by Teachers completing NPQs, within the Call Off Contract Cohort Windows.</text:p>
          </table:table-cell>
          <table:table-cell office:value-type="string" table:style-name="ce32">
            <text:p>95% or Above</text:p>
          </table:table-cell>
          <table:table-cell office:value-type="string" table:style-name="ce32">
            <text:p>Other - Consider returned</text:p>
          </table:table-cell>
          <table:table-cell office:value-type="string" table:style-name="ce32">
            <text:p>Due to be reported FY22/23 Q4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Teach First)</text:p>
          </table:table-cell>
          <table:table-cell office:value-type="string" table:style-name="ce32">
            <text:p>Teach First</text:p>
          </table:table-cell>
          <table:table-cell office:value-type="string" table:style-name="ce32">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32">
            <text:p>95% or Above</text:p>
          </table:table-cell>
          <table:table-cell office:value-type="string" table:style-name="ce32">
            <text:p>Other - Consider returned</text:p>
          </table:table-cell>
          <table:table-cell office:value-type="string" table:style-name="ce32">
            <text:p>Due to be reported FY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rofessional Qualifications NPQ Framework Call-Off Contract 02 (2021 Cohort) (Teach First)</text:p>
          </table:table-cell>
          <table:table-cell office:value-type="string" table:style-name="ce32">
            <text:p>Teach First</text:p>
          </table:table-cell>
          <table:table-cell office:value-type="string" table:style-name="ce32">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32">
            <text:p>80% 0r Above</text:p>
          </table:table-cell>
          <table:table-cell office:value-type="string" table:style-name="ce32">
            <text:p>Other - Consider returned</text:p>
          </table:table-cell>
          <table:table-cell office:value-type="string" table:style-name="ce32">
            <text:p>Due to be reported FY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Mandarin Excellence Programme</text:p>
          </table:table-cell>
          <table:table-cell office:value-type="string" table:style-name="ce32">
            <text:p>UCL Consultants Ltd</text:p>
          </table:table-cell>
          <table:table-cell office:value-type="string" table:style-name="ce32">
            <text:p>Offer at least 20 PGCE language places to post-graduates who apply to participate in the IOE Mandarin Chinese PGCE each year</text:p>
          </table:table-cell>
          <table:table-cell office:value-type="string" table:style-name="ce32">
            <text:p>More than 2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Mandarin Excellence Programme</text:p>
          </table:table-cell>
          <table:table-cell office:value-type="string" table:style-name="ce32">
            <text:p>UCL Consultants Ltd</text:p>
          </table:table-cell>
          <table:table-cell office:value-type="string" table:style-name="ce32">
            <text:p>Recruitment of 2,000 participating pupils per Year 7 cohort from 2021-2024.</text:p>
          </table:table-cell>
          <table:table-cell office:value-type="string" table:style-name="ce32">
            <text:p>More than 2000</text:p>
          </table:table-cell>
          <table:table-cell office:value-type="string" table:style-name="ce32">
            <text:p>Other - Consider returned</text:p>
          </table:table-cell>
          <table:table-cell office:value-type="string" table:style-name="ce32">
            <text:p>Due to be reported FY21/22 Q4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Mandarin Excellence Programme</text:p>
          </table:table-cell>
          <table:table-cell office:value-type="string" table:style-name="ce32">
            <text:p>UCL Consultants Ltd</text:p>
          </table:table-cell>
          <table:table-cell office:value-type="string" table:style-name="ce32">
            <text:p>Retention of 75 schools and 90% of their pupils each year in Years 8-11 throughout the lifecycle of the programme.</text:p>
          </table:table-cell>
          <table:table-cell office:value-type="string" table:style-name="ce32">
            <text:p>More than 75</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RM6074 call off-DfE CO2 monitors for Educational Settings phase2 - REXEL con_11705</text:p>
          </table:table-cell>
          <table:table-cell office:value-type="string" table:style-name="ce32">
            <text:p>Rexel UK Ltd</text:p>
          </table:table-cell>
          <table:table-cell office:value-type="string" table:style-name="ce32">
            <text:p>Customer service response - Availability and timing of response/resolution</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RM6074 call off-DfE CO2 monitors for Educational Settings phase2 - REXEL con_11705</text:p>
          </table:table-cell>
          <table:table-cell office:value-type="string" table:style-name="ce32">
            <text:p>Rexel UK Ltd</text:p>
          </table:table-cell>
          <table:table-cell office:value-type="string" table:style-name="ce32">
            <text:p>Delivery performance - Total volume of CO2 monitors due to be received each period (excluding delays caused by factors outside of the Supplier’s control) *educational setting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RM6074 call off-DfE CO2 monitors for Educational Settings phase2 - REXEL con_11705</text:p>
          </table:table-cell>
          <table:table-cell office:value-type="string" table:style-name="ce32">
            <text:p>Rexel UK Ltd</text:p>
          </table:table-cell>
          <table:table-cell office:value-type="string" table:style-name="ce32">
            <text:p>Number of faulty devices - % of devices returned under warranty/DOA<text:s/></text:p>
          </table:table-cell>
          <table:table-cell office:value-type="string" table:style-name="ce32">
            <text:p>Less than 0.1%</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Erasmus+ (2014-2020)</text:p>
          </table:table-cell>
          <table:table-cell office:value-type="string" table:style-name="ce32">
            <text:p>British Council</text:p>
          </table:table-cell>
          <table:table-cell office:value-type="string" table:style-name="ce32">
            <text:p>Debt Recovery of Grant : Debt Recovery of grant payments issued to beneficiaries for Erasmus+ and European Solidarity Corporations projects in call years 2018 to 2020, and future year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Erasmus+ (2014-2020)</text:p>
          </table:table-cell>
          <table:table-cell office:value-type="string" table:style-name="ce32">
            <text:p>British Council</text:p>
          </table:table-cell>
          <table:table-cell office:value-type="string" table:style-name="ce32">
            <text:p>Performance Management : Risk, Exit and Contract Management plans of the Erasmus+ programme are accurate.</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Erasmus+ (2014-2020)</text:p>
          </table:table-cell>
          <table:table-cell office:value-type="string" table:style-name="ce32">
            <text:p>British Council</text:p>
          </table:table-cell>
          <table:table-cell office:value-type="string" table:style-name="ce32">
            <text:p>Performance Management <text:s/>: Submission of Performance Reports to National Authority including Quantification. As referenced in Interim Half Yearly and Annual Performance Report including Quantification data (section 14) within the residual specification.</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Level 3 Mathematics Support Programme - Largest Sub contractor Tribal</text:p>
          </table:table-cell>
          <table:table-cell office:value-type="string" table:style-name="ce32">
            <text:p>Mathematics in Education and Industry</text:p>
          </table:table-cell>
          <table:table-cell office:value-type="string" table:style-name="ce32">
            <text:p>3a - Support at least 1250 students (including at least 250 from schools/colleges in Opportunity Areas or Low Participation Areas) on a course providing a minimum of 20 hours’ support for higher-level mathematics problem-solving and preparation for university mathematics entrance tests in the 2020-21 academic year.<text:s text:c="2"/></text:p>
          </table:table-cell>
          <table:table-cell office:value-type="string" table:style-name="ce32">
            <text:p>1</text:p>
          </table:table-cell>
          <table:table-cell office:value-type="string" table:style-name="ce32">
            <text:p>Other - Consider returned</text:p>
          </table:table-cell>
          <table:table-cell office:value-type="string" table:style-name="ce32">
            <text:p>Due to be reported FY 21/22 Q4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Level 3 Mathematics Support Programme - Largest Sub contractor Tribal</text:p>
          </table:table-cell>
          <table:table-cell office:value-type="string" table:style-name="ce32">
            <text:p>Mathematics in Education and Industry</text:p>
          </table:table-cell>
          <table:table-cell office:value-type="string" table:style-name="ce32">
            <text:p>4b - Provide capacity for a minimum of 2425 teacher days (of which 155 are for teachers from schools/colleges in Opportunity Areas, Low Participation Areas or on Priority Lists) of professional development for A level further maths or A level maths, and ensure that a minimum of 2305 teachers days are completed (of which 145 are for teachers from schools/colleges in Opportunity Areas, Low Participation Areas or on Priority Lists).<text:s/></text:p>
          </table:table-cell>
          <table:table-cell office:value-type="string" table:style-name="ce32">
            <text:p>1</text:p>
          </table:table-cell>
          <table:table-cell office:value-type="string" table:style-name="ce32">
            <text:p>Other - Consider returned</text:p>
          </table:table-cell>
          <table:table-cell office:value-type="string" table:style-name="ce32">
            <text:p>Due to be reported FY 21/22 Q4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Level 3 Mathematics Support Programme - Largest Sub contractor Tribal</text:p>
          </table:table-cell>
          <table:table-cell office:value-type="string" table:style-name="ce32">
            <text:p>Mathematics in Education and Industry</text:p>
          </table:table-cell>
          <table:table-cell office:value-type="string" table:style-name="ce32">
            <text:p>4d - Provide capacity for a minimum of 2055 teacher days (of which 155 are for teachers from schools/colleges in Opportunity Areas, Low Participation Areas or on Priority Lists) of professional development for Level 3 core maths, and ensure that a minimum of 1950 teachers days are completed (of which 145 are for teachers from schools/colleges in Opportunity Areas, Low Participation Areas or on Priority Lists). <text:s/>Including training to develop the capacity and confidence of a minimum of 150 teachers across other quantitative subjects, geography, biology and psychology.<text:s/></text:p>
          </table:table-cell>
          <table:table-cell office:value-type="string" table:style-name="ce32">
            <text:p>1</text:p>
          </table:table-cell>
          <table:table-cell office:value-type="string" table:style-name="ce32">
            <text:p>Other - Consider returned</text:p>
          </table:table-cell>
          <table:table-cell office:value-type="string" table:style-name="ce32">
            <text:p>Due to be reported FY 21/22 Q4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Workday</text:p>
          </table:table-cell>
          <table:table-cell office:value-type="string" table:style-name="ce32">
            <text:p>WORKDAY</text:p>
          </table:table-cell>
          <table:table-cell office:value-type="string" table:style-name="ce32">
            <text:p>Response to Severity Levels – Levels 1-5 (range from 30mins to 24 hours): <text:s/>Response to Severity Levels:</text:p>
            <text:p>•<text:tab/>Level 1 Supplier will respond within thirty (30) minutes of receipt of case and Supplier shall remain accessible for troubleshooting from the time a Severity 1 issue is logged until such time as it is resolved.<text:s/></text:p>
            <text:p>•<text:tab/>Level 2 Supplier will respond within one (1) hour of receipt of case and Supplier shall remain accessible for troubleshooting from the time a Severity 2 issue is logged until such time as it is resolved.<text:s/></text:p>
            <text:p>•<text:tab/>Level 3 Supplier will respond within four (4) hours of receipt of case.<text:s/></text:p>
            <text:p>•<text:tab/>Level 4 Supplier will respond within twenty-four (24) hours of receipt of case.<text:s/></text:p>
            <text:p>•<text:tab/>Level 5 Supplier will respond within twenty-four (24) hours of receipt of case.</text:p>
          </table:table-cell>
          <table:table-cell office:value-type="string" table:style-name="ce32">
            <text:p>All response levels have been me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Workday</text:p>
          </table:table-cell>
          <table:table-cell office:value-type="string" table:style-name="ce32">
            <text:p>WORKDAY</text:p>
          </table:table-cell>
          <table:table-cell office:value-type="string" table:style-name="ce32">
            <text:p>Workday HR system service availability commitment for a given calendar month is 99.7%</text:p>
          </table:table-cell>
          <table:table-cell office:value-type="string" table:style-name="ce32">
            <text:p>99.7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Workday</text:p>
          </table:table-cell>
          <table:table-cell office:value-type="string" table:style-name="ce32">
            <text:p>WORKDAY</text:p>
          </table:table-cell>
          <table:table-cell office:value-type="string" table:style-name="ce32">
            <text:p>Workday’s Service Response commitment is: (i) not less than 50% of (online) transactions in one (1) second or less and (ii) not more than 10% in two and a half (2.5) seconds or more.</text:p>
          </table:table-cell>
          <table:table-cell office:value-type="string" table:style-name="ce32">
            <text:p>both measures are exceede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Havas - Get Into Teaching creative agency</text:p>
          </table:table-cell>
          <table:table-cell office:value-type="string" table:style-name="ce32">
            <text:p>Havas Worldwide London Limited</text:p>
          </table:table-cell>
          <table:table-cell office:value-type="string" table:style-name="ce32">
            <text:p>Average client satisfaction score with agency performance across a range of measures</text:p>
          </table:table-cell>
          <table:table-cell office:value-type="string" table:style-name="ce32">
            <text:p>Score 7-10 out of 10</text:p>
          </table:table-cell>
          <table:table-cell office:value-type="string" table:style-name="ce32">
            <text:p>Other - Consider returned</text:p>
          </table:table-cell>
          <table:table-cell office:value-type="string" table:style-name="ce32">
            <text:p>Due to be reported FY22-23 Q2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TPS Administration Services Contract</text:p>
          </table:table-cell>
          <table:table-cell office:value-type="string" table:style-name="ce32">
            <text:p>Capita Business Services</text:p>
          </table:table-cell>
          <table:table-cell office:value-type="string" table:style-name="ce32">
            <text:p>SLA 1 (1) Retirement Benefit Payments:</text:p>
            <text:p>Target is 100% by payable date or if late application, 100% within 10 working days of receiving an application form. Volume actioned or any outstanding failed cases above 45 days</text:p>
          </table:table-cell>
          <table:table-cell office:value-type="string" table:style-name="ce32">
            <text:p>100% of volume actioned</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TPS Administration Services Contract</text:p>
          </table:table-cell>
          <table:table-cell office:value-type="string" table:style-name="ce32">
            <text:p>Capita Business Services</text:p>
          </table:table-cell>
          <table:table-cell office:value-type="string" table:style-name="ce32">
            <text:p>SLA 2 (2) Pension Payments</text:p>
            <text:p>Target is 100% on due Date.</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TPS Administration Services Contract</text:p>
          </table:table-cell>
          <table:table-cell office:value-type="string" table:style-name="ce32">
            <text:p>Capita Business Services</text:p>
          </table:table-cell>
          <table:table-cell office:value-type="string" table:style-name="ce32">
            <text:p>SLA 3 (4b) Death Benefit Payments (continuing entitlement)</text:p>
            <text:p>Target is 100% within 7 working days of receipt of the completed application form.</text:p>
          </table:table-cell>
          <table:table-cell office:value-type="string" table:style-name="ce32">
            <text:p>100% within 7 days of receipt of the completed application form.</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High Potential Middle Leaders (combined) Programme</text:p>
          </table:table-cell>
          <table:table-cell office:value-type="string" table:style-name="ce32">
            <text:p>Ambition Institute</text:p>
          </table:table-cell>
          <table:table-cell office:value-type="string" table:style-name="ce32">
            <text:p>Impact - 90% Service Users successfully completed a school based initiative</text:p>
          </table:table-cell>
          <table:table-cell office:value-type="string" table:style-name="ce32">
            <text:p>90% or high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High Potential Middle Leaders (combined) Programme</text:p>
          </table:table-cell>
          <table:table-cell office:value-type="string" table:style-name="ce32">
            <text:p>Ambition Institute</text:p>
          </table:table-cell>
          <table:table-cell office:value-type="string" table:style-name="ce32">
            <text:p>Retention - 95% of Service Users complete the programme<text:s/></text:p>
          </table:table-cell>
          <table:table-cell office:value-type="string" table:style-name="ce32">
            <text:p>95% or high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High Potential Middle Leaders (combined) Programme</text:p>
          </table:table-cell>
          <table:table-cell office:value-type="string" table:style-name="ce32">
            <text:p>Ambition Institute</text:p>
          </table:table-cell>
          <table:table-cell office:value-type="string" table:style-name="ce32">
            <text:p>Satisfaction - 85% of Service Users rate the overall Programme as good or above at the end of the second year</text:p>
          </table:table-cell>
          <table:table-cell office:value-type="string" table:style-name="ce32">
            <text:p>85% or high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High Potential Senior Leaders Programme<text:s/></text:p>
          </table:table-cell>
          <table:table-cell office:value-type="string" table:style-name="ce32">
            <text:p>Ambition Institute</text:p>
          </table:table-cell>
          <table:table-cell office:value-type="string" table:style-name="ce32">
            <text:p>Pupil Impact - Successful completion of a school-based improvement initiative (to be completed by the end of the programme).<text:s/></text:p>
          </table:table-cell>
          <table:table-cell office:value-type="string" table:style-name="ce32">
            <text:p>90% or high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High Potential Senior Leaders Programme<text:s/></text:p>
          </table:table-cell>
          <table:table-cell office:value-type="string" table:style-name="ce32">
            <text:p>Ambition Institute</text:p>
          </table:table-cell>
          <table:table-cell office:value-type="string" table:style-name="ce32">
            <text:p>Retention - Retention rates will be measured for each cohort from the start of the programme each year through to the end of the academic year, for each year of the programme</text:p>
          </table:table-cell>
          <table:table-cell office:value-type="string" table:style-name="ce32">
            <text:p>90% or higher</text:p>
          </table:table-cell>
          <table:table-cell office:value-type="string" table:style-name="ce32">
            <text:p>Good</text:p>
          </table:table-cell>
          <table:table-cell table:number-columns-repeated="16376" table:style-name="ce32"/>
        </table:table-row>
        <table:table-row table:number-rows-repeated="3"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Call-off from PSN Connectivity Framework Agreement (RM860) BT WAN</text:p>
          </table:table-cell>
          <table:table-cell office:value-type="string" table:style-name="ce32">
            <text:p>BT (WAN)</text:p>
          </table:table-cell>
          <table:table-cell office:value-type="string" table:style-name="ce32">
            <text:p>0</text:p>
          </table:table-cell>
          <table:table-cell office:value-type="string" table:style-name="ce32">
            <text:p>Target not set</text:p>
          </table:table-cell>
          <table:table-cell office:value-type="string" table:style-name="ce32">
            <text:p>Other - Consider not returned</text:p>
          </table:table-cell>
          <table:table-cell office:value-type="string" table:style-name="ce32">
            <text:p>Contract ended in October 2021</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etwork of Science Learning Partnerships + Extension to 2022</text:p>
          </table:table-cell>
          <table:table-cell office:value-type="string" table:style-name="ce32">
            <text:p>STEM Learning Ltd.</text:p>
          </table:table-cell>
          <table:table-cell office:value-type="string" table:style-name="ce32">
            <text:p>Number of Continuous Professional Development (CPD) days each year</text:p>
          </table:table-cell>
          <table:table-cell office:value-type="string" table:style-name="ce32">
            <text:p>412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etwork of Science Learning Partnerships + Extension to 2022</text:p>
          </table:table-cell>
          <table:table-cell office:value-type="string" table:style-name="ce32">
            <text:p>STEM Learning Ltd.</text:p>
          </table:table-cell>
          <table:table-cell office:value-type="string" table:style-name="ce32">
            <text:p>Total number of primary schools engaging with the programme each year</text:p>
          </table:table-cell>
          <table:table-cell office:value-type="string" table:style-name="ce32">
            <text:p>871</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etwork of Science Learning Partnerships + Extension to 2022</text:p>
          </table:table-cell>
          <table:table-cell office:value-type="string" table:style-name="ce32">
            <text:p>STEM Learning Ltd.</text:p>
          </table:table-cell>
          <table:table-cell office:value-type="string" table:style-name="ce32">
            <text:p>Total number of secondary schools engaging with the programme each year</text:p>
          </table:table-cell>
          <table:table-cell office:value-type="string" table:style-name="ce32">
            <text:p>546</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To manage the Adoption Support Fund</text:p>
          </table:table-cell>
          <table:table-cell office:value-type="string" table:style-name="ce32">
            <text:p>Mott MacDonald Ltd</text:p>
          </table:table-cell>
          <table:table-cell office:value-type="string" table:style-name="ce32">
            <text:p>All correctly completed applications above the Fair Access Limits are assessed and sent to the Department for approval within 3 working days</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To manage the Adoption Support Fund</text:p>
          </table:table-cell>
          <table:table-cell office:value-type="string" table:style-name="ce32">
            <text:p>Mott MacDonald Ltd</text:p>
          </table:table-cell>
          <table:table-cell office:value-type="string" table:style-name="ce32">
            <text:p>Applications under the current Fair Access Limits (£5k for therapy and £2.5k for specialist assessment), correctly completed by the Local Authority / Regional Adoption Agency, are processed within 20 days.</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To manage the Adoption Support Fund</text:p>
          </table:table-cell>
          <table:table-cell office:value-type="string" table:style-name="ce32">
            <text:p>Mott MacDonald Ltd</text:p>
          </table:table-cell>
          <table:table-cell office:value-type="string" table:style-name="ce32">
            <text:p>Percentage of the fund distributed in line with demand of each financial year in accordance with government accounting rules (and by building on the existing Government Internal Audit Agency audited proces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Accountancy Service and Automated Data Collection</text:p>
          </table:table-cell>
          <table:table-cell office:value-type="string" table:style-name="ce32">
            <text:p>Deloitte LLP</text:p>
          </table:table-cell>
          <table:table-cell office:value-type="string" table:style-name="ce32">
            <text:p>1.1.1<text:tab/>Transfer of existing service plans, collateral and documentation in line with the contract exit management plan to be completed by 28th April 2022.<text:s/></text:p>
          </table:table-cell>
          <table:table-cell office:value-type="string" table:style-name="ce32">
            <text:p>On-time</text:p>
          </table:table-cell>
          <table:table-cell office:value-type="string" table:style-name="ce32">
            <text:p>Good</text:p>
          </table:table-cell>
          <table:table-cell office:value-type="string" table:style-name="ce32">
            <text:p>Contract service completed</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Accountancy Service and Automated Data Collection</text:p>
          </table:table-cell>
          <table:table-cell office:value-type="string" table:style-name="ce32">
            <text:p>Deloitte LLP</text:p>
          </table:table-cell>
          <table:table-cell office:value-type="string" table:style-name="ce32">
            <text:p>1.1.2<text:tab/>Retirement of existing Oracle HfM solution to be completed by 30th June 2022<text:s/></text:p>
          </table:table-cell>
          <table:table-cell office:value-type="string" table:style-name="ce32">
            <text:p>On-time</text:p>
          </table:table-cell>
          <table:table-cell office:value-type="string" table:style-name="ce32">
            <text:p>Good</text:p>
          </table:table-cell>
          <table:table-cell office:value-type="string" table:style-name="ce32">
            <text:p>Contract service completed</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Accountancy Service and Automated Data Collection</text:p>
          </table:table-cell>
          <table:table-cell office:value-type="string" table:style-name="ce32">
            <text:p>Deloitte LLP</text:p>
          </table:table-cell>
          <table:table-cell office:value-type="string" table:style-name="ce32">
            <text:p>1.1.3<text:tab/>SME support on a time basis to DfE team for the HFM replacement implementation to be completed by 30th June 2022</text:p>
          </table:table-cell>
          <table:table-cell office:value-type="string" table:style-name="ce32">
            <text:p>On-time</text:p>
          </table:table-cell>
          <table:table-cell office:value-type="string" table:style-name="ce32">
            <text:p>Good</text:p>
          </table:table-cell>
          <table:table-cell office:value-type="string" table:style-name="ce32">
            <text:p>Contract service completed</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GiTIS Contact Centre Solution/Advisory Service</text:p>
          </table:table-cell>
          <table:table-cell office:value-type="string" table:style-name="ce32">
            <text:p>Teleperformance Ltd</text:p>
          </table:table-cell>
          <table:table-cell office:value-type="string" table:style-name="ce32">
            <text:p>SLA2 - Percentage of Ineffective Calls, Abandoned Calls, Ineffective Webchat Sessions and Abandoned Webchat Sessions<text:s/></text:p>
          </table:table-cell>
          <table:table-cell office:value-type="string" table:style-name="ce32">
            <text:p>up to 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GiTIS Contact Centre Solution/Advisory Service</text:p>
          </table:table-cell>
          <table:table-cell office:value-type="string" table:style-name="ce32">
            <text:p>Teleperformance Ltd</text:p>
          </table:table-cell>
          <table:table-cell office:value-type="string" table:style-name="ce32">
            <text:p>SLA7 - Percentage of actual Registrants supported by an Adviser that apply to Initial Teacher Training against number of Registrants forecasted to apply to Initial Teacher Training.</text:p>
          </table:table-cell>
          <table:table-cell office:value-type="string" table:style-name="ce32">
            <text:p>99% to 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GiTIS Contact Centre Solution/Advisory Service</text:p>
          </table:table-cell>
          <table:table-cell office:value-type="string" table:style-name="ce32">
            <text:p>Teleperformance Ltd</text:p>
          </table:table-cell>
          <table:table-cell office:value-type="string" table:style-name="ce32">
            <text:p>SLA8 - Percentage of actual Registrants supported by an Adviser that successfully apply to Initial Teacher against number of Registrants forecasted to apply to Initial Teacher Training.</text:p>
          </table:table-cell>
          <table:table-cell office:value-type="string" table:style-name="ce32">
            <text:p>99% to 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Stimulating Physics Network + Extension to 2022</text:p>
          </table:table-cell>
          <table:table-cell office:value-type="string" table:style-name="ce32">
            <text:p>The Institute of Physics</text:p>
          </table:table-cell>
          <table:table-cell office:value-type="string" table:style-name="ce32">
            <text:p>Mean response for participants feedback in the Inclusion Project, which targets schools with low progression rates of girls and underrepresented groups to A level Physics</text:p>
          </table:table-cell>
          <table:table-cell office:value-type="string" table:style-name="ce32">
            <text:p>7 or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Stimulating Physics Network + Extension to 2022</text:p>
          </table:table-cell>
          <table:table-cell office:value-type="string" table:style-name="ce32">
            <text:p>The Institute of Physics</text:p>
          </table:table-cell>
          <table:table-cell office:value-type="string" table:style-name="ce32">
            <text:p>Number of Continuous Professional Development (CPD) hours delivered to partner and non-partner schools. Partner schools are schools which have low rates of progression to Physics A Level.</text:p>
          </table:table-cell>
          <table:table-cell office:value-type="string" table:style-name="ce32">
            <text:p>25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High Potential Initial Teacher Training (HPITT) programme</text:p>
          </table:table-cell>
          <table:table-cell office:value-type="string" table:style-name="ce32">
            <text:p>Teach First</text:p>
          </table:table-cell>
          <table:table-cell office:value-type="string" table:style-name="ce32">
            <text:p>The Contractor will ensure that 90% of recruits that start Summer Institute achieve Qualified Teacher Status excluding those trainees who begin on a probation period and leave the programme.</text:p>
          </table:table-cell>
          <table:table-cell office:value-type="string" table:style-name="ce32">
            <text:p>90%</text:p>
          </table:table-cell>
          <table:table-cell office:value-type="string" table:style-name="ce32">
            <text:p>Other - Consider returned</text:p>
          </table:table-cell>
          <table:table-cell office:value-type="string" table:style-name="ce32">
            <text:p>Due to be reported FY 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High Potential Initial Teacher Training (HPITT) programme</text:p>
          </table:table-cell>
          <table:table-cell office:value-type="string" table:style-name="ce32">
            <text:p>Teach First</text:p>
          </table:table-cell>
          <table:table-cell office:value-type="string" table:style-name="ce32">
            <text:p>The Contractor will ensure that 94% of those that achieve Qualified Teacher Status complete year 2 as teachers.</text:p>
          </table:table-cell>
          <table:table-cell office:value-type="string" table:style-name="ce32">
            <text:p>94%</text:p>
          </table:table-cell>
          <table:table-cell office:value-type="string" table:style-name="ce32">
            <text:p>Other - Consider returned</text:p>
          </table:table-cell>
          <table:table-cell office:value-type="string" table:style-name="ce32">
            <text:p>Due to be reported FY 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Future Teaching Scholars</text:p>
          </table:table-cell>
          <table:table-cell office:value-type="string" table:style-name="ce32">
            <text:p>CFBT Education Trust</text:p>
          </table:table-cell>
          <table:table-cell office:value-type="string" table:style-name="ce32">
            <text:p>KPI 6 - 100% of candidates participate fully in undergraduate phase programme. 90% is the minimum level after which financial penalties would be considered in line with the agreed milestone payment schedule</text:p>
          </table:table-cell>
          <table:table-cell office:value-type="string" table:style-name="ce32">
            <text:p>90% to 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Future Teaching Scholars</text:p>
          </table:table-cell>
          <table:table-cell office:value-type="string" table:style-name="ce32">
            <text:p>CFBT Education Trust</text:p>
          </table:table-cell>
          <table:table-cell office:value-type="string" table:style-name="ce32">
            <text:p>KPI 7 - 100% of candidates are matched to maths and physics teaching roles in secondary schools. 90% is the minimum level after which penalties would be considered in line with the agreed</text:p>
          </table:table-cell>
          <table:table-cell office:value-type="string" table:style-name="ce32">
            <text:p>90% to 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Future Teaching Scholars</text:p>
          </table:table-cell>
          <table:table-cell office:value-type="string" table:style-name="ce32">
            <text:p>CFBT Education Trust</text:p>
          </table:table-cell>
          <table:table-cell office:value-type="string" table:style-name="ce32">
            <text:p>KPI 8 - A minimum of 95% of candidates who complete ITT accept a teaching post</text:p>
          </table:table-cell>
          <table:table-cell office:value-type="string" table:style-name="ce32">
            <text:p>95% to 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General Qualifications &amp; National Curriculum Assessment Logistics<text:s/></text:p>
          </table:table-cell>
          <table:table-cell office:value-type="string" table:style-name="ce32">
            <text:p>Parcelforce Worldwide</text:p>
          </table:table-cell>
          <table:table-cell office:value-type="string" table:style-name="ce32">
            <text:p>No packages are to be confirmed as lost at the “terminally lost” date for each exam series due to mishandling by the Supplier</text:p>
          </table:table-cell>
          <table:table-cell office:value-type="string" table:style-name="ce32">
            <text:p>99.998% or Above</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General Qualifications &amp; National Curriculum Assessment Logistics<text:s/></text:p>
          </table:table-cell>
          <table:table-cell office:value-type="string" table:style-name="ce32">
            <text:p>Parcelforce Worldwide</text:p>
          </table:table-cell>
          <table:table-cell office:value-type="string" table:style-name="ce32">
            <text:p>No packages destroyed (i.e. contents rendered unfit for marking) while in the Supplier’s care, including through theft, or negligent handling.</text:p>
          </table:table-cell>
          <table:table-cell office:value-type="string" table:style-name="ce32">
            <text:p>99.998% or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General Qualifications &amp; National Curriculum Assessment Logistics<text:s/></text:p>
          </table:table-cell>
          <table:table-cell office:value-type="string" table:style-name="ce32">
            <text:p>Parcelforce Worldwide</text:p>
          </table:table-cell>
          <table:table-cell office:value-type="string" table:style-name="ce32">
            <text:p>No packages to be delivered to the wrong recipient or found by a member of public.</text:p>
          </table:table-cell>
          <table:table-cell office:value-type="string" table:style-name="ce32">
            <text:p>99.998% or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Centre for Excellence in the Teaching of Mathematics</text:p>
          </table:table-cell>
          <table:table-cell office:value-type="string" table:style-name="ce32">
            <text:p>Tribal Group plc</text:p>
          </table:table-cell>
          <table:table-cell office:value-type="string" table:style-name="ce32">
            <text:p>Maintaining a high-quality service. Monitor Maths Hub performance regularly, putting in place interventions and support to maintain a high-quality service for teachers and schools and report to DfE on progress.</text:p>
          </table:table-cell>
          <table:table-cell office:value-type="string" table:style-name="ce32">
            <text:p>Above 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Centre for Excellence in the Teaching of Mathematics</text:p>
          </table:table-cell>
          <table:table-cell office:value-type="string" table:style-name="ce32">
            <text:p>Tribal Group plc</text:p>
          </table:table-cell>
          <table:table-cell office:value-type="string" table:style-name="ce32">
            <text:p>Primary Teaching for Mastery Programme participation. Work with the Maths Hubs to continue the roll-out of the Teaching for Mastery programme to primary schools across England.</text:p>
          </table:table-cell>
          <table:table-cell office:value-type="string" table:style-name="ce32">
            <text:p>Above 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Centre for Excellence in the Teaching of Mathematics</text:p>
          </table:table-cell>
          <table:table-cell office:value-type="string" table:style-name="ce32">
            <text:p>Tribal Group plc</text:p>
          </table:table-cell>
          <table:table-cell office:value-type="string" table:style-name="ce32">
            <text:p>Quality of the Teaching for Mastery programme. Collect management information to ensure high-quality training with a positive impact on improving teachers’ skills and confidence in the teaching of mathematics.</text:p>
          </table:table-cell>
          <table:table-cell office:value-type="string" table:style-name="ce32">
            <text:p>Above 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Fast-Track Social Work Programme - Frontline cohorts '20 &amp; '21</text:p>
          </table:table-cell>
          <table:table-cell office:value-type="string" table:style-name="ce32">
            <text:p>The Frontline Organisation</text:p>
          </table:table-cell>
          <table:table-cell office:value-type="string" table:style-name="ce32">
            <text:p>Cohort 20 - Year 1 participant satisfaction: % of participants satisfied/very satisfied with the programme</text:p>
          </table:table-cell>
          <table:table-cell office:value-type="string" table:style-name="ce32">
            <text:p>&gt;75.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Test Operations Services (TOpS)</text:p>
          </table:table-cell>
          <table:table-cell office:value-type="string" table:style-name="ce32">
            <text:p>Capita Plc</text:p>
          </table:table-cell>
          <table:table-cell office:value-type="string" table:style-name="ce32">
            <text:p>Helpdesk response to calls, enquiries and complaints</text:p>
            <text:p/>
            <text:p>•<text:tab/> the abandoned call rate will not exceed 5% of the total calls each day<text:s/></text:p>
            <text:p>•<text:tab/> at least 99% of inbound queries and complaints will be resolved within 5 Business Days<text:s/></text:p>
            <text:p>•<text:tab/> 100% of inbound enquiries and complaints will be resolved within 8 Business Days.<text:s/></text:p>
            <text:p>•<text:tab/> 85% of all enquiries must be resolved at first point of contact<text:s/></text:p>
            <text:p>•<text:tab/> at least 99% of all complaints are acknowledged by email and forwarded (where appropriate) within 1 Business Day of receipt<text:s/></text:p>
            <text:p>•<text:tab/> at least 99% of all complaints to the Helpdesk must be resolved within 15 Business Days of receipt<text:s/></text:p>
            <text:p>•<text:tab/> 100% of emails, faxes, and letters and text enquiries must be acknowledged within 1 Business Day of receipt<text:s/></text:p>
            <text:p>•<text:tab/> availability of the Helpdesk as set out in Goal 12 in Schedule 4 (Services) Part 1 (Statement of Requirements)</text:p>
            <text:p/>
          </table:table-cell>
          <table:table-cell office:value-type="string" table:style-name="ce32">
            <text:p>All 8 measures achieve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Test Operations Services (TOpS)</text:p>
          </table:table-cell>
          <table:table-cell office:value-type="string" table:style-name="ce32">
            <text:p>Capita Plc</text:p>
          </table:table-cell>
          <table:table-cell office:value-type="string" table:style-name="ce32">
            <text:p>Management of operational delivery for the annual testing cycle</text:p>
            <text:p/>
            <text:p>• <text:tab/>Progress of Goal 10 delivery milestones in the agreed Operational Delivery Plan, with KPI Service Thresholds of:<text:s/></text:p>
            <text:p>o<text:tab/> Green – delivery milestones have been met<text:s/></text:p>
            <text:p>o<text:tab/> Amber – some delivery milestones have been missed but these do not affect the critical path<text:s/></text:p>
            <text:p>o<text:tab/> Red – missed delivery milestones impact the critical path and contingency measures are required<text:s/></text:p>
            <text:p/>
            <text:p/>
          </table:table-cell>
          <table:table-cell office:value-type="string" table:style-name="ce32">
            <text:p>Delivery milestones have been me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Test Operations Services (TOpS)</text:p>
          </table:table-cell>
          <table:table-cell office:value-type="string" table:style-name="ce32">
            <text:p>Capita Plc</text:p>
          </table:table-cell>
          <table:table-cell office:value-type="string" table:style-name="ce32">
            <text:p>Testing portal system availability: System availability of 99.8% for production</text:p>
          </table:table-cell>
          <table:table-cell office:value-type="string" table:style-name="ce32">
            <text:p>99.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Vinci TFM - LocatED Portfolio</text:p>
          </table:table-cell>
          <table:table-cell office:value-type="string" table:style-name="ce32">
            <text:p>VINCI Construction UK Limited</text:p>
          </table:table-cell>
          <table:table-cell office:value-type="string" table:style-name="ce32">
            <text:p>CCTV Monitoring Service: Security technology deployed to vacant sites. Technology to be available 95% of the time, monitored effectively, repaired and replaced in a timely manner</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Vinci TFM - LocatED Portfolio</text:p>
          </table:table-cell>
          <table:table-cell office:value-type="string" table:style-name="ce32">
            <text:p>VINCI Construction UK Limited</text:p>
          </table:table-cell>
          <table:table-cell office:value-type="string" table:style-name="ce32">
            <text:p>Guarding Deployment: The required number of guards must be provided in accordance with the contract. Guards should be uniformed as required. <text:s/>(Manned Guarding and Dog Handling).</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Vinci TFM - LocatED Portfolio</text:p>
          </table:table-cell>
          <table:table-cell office:value-type="string" table:style-name="ce32">
            <text:p>VINCI Construction UK Limited</text:p>
          </table:table-cell>
          <table:table-cell office:value-type="string" table:style-name="ce32">
            <text:p>Statutory Compliance: Statutory compliance in accordance with contractual requirements completed by specified dates @ 100%</text:p>
          </table:table-cell>
          <table:table-cell office:value-type="string" table:style-name="ce32">
            <text:p>100%</text:p>
          </table:table-cell>
          <table:table-cell office:value-type="string" table:style-name="ce32">
            <text:p>Approaching Target</text:p>
          </table:table-cell>
          <table:table-cell office:value-type="string" table:style-name="ce32">
            <text:p>Two annual inspections were not completed on time due to squatters. This is seen as a ‘no-fault’ event against the contractor and is not demonstrative of poor contract performance or a cause for concern</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The National Centre for Computing Education (NCCE) Lot 1</text:p>
          </table:table-cell>
          <table:table-cell office:value-type="string" table:style-name="ce32">
            <text:p>STEM Learning Ltd.</text:p>
          </table:table-cell>
          <table:table-cell office:value-type="string" table:style-name="ce32">
            <text:p>Target percentage of 60% non-priority schools that are engaged each year.<text:s/></text:p>
          </table:table-cell>
          <table:table-cell office:value-type="string" table:style-name="ce32">
            <text:p>95% of KPI targe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The National Centre for Computing Education (NCCE) Lot 1</text:p>
          </table:table-cell>
          <table:table-cell office:value-type="string" table:style-name="ce32">
            <text:p>STEM Learning Ltd.</text:p>
          </table:table-cell>
          <table:table-cell office:value-type="string" table:style-name="ce32">
            <text:p>Target percentage of 82% Primary priority schools that are engaged each year.<text:s/></text:p>
          </table:table-cell>
          <table:table-cell office:value-type="string" table:style-name="ce32">
            <text:p>95% of KPI target</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The National Centre for Computing Education (NCCE) Lot 1</text:p>
          </table:table-cell>
          <table:table-cell office:value-type="string" table:style-name="ce32">
            <text:p>STEM Learning Ltd.</text:p>
          </table:table-cell>
          <table:table-cell office:value-type="string" table:style-name="ce32">
            <text:p>Target percentage of 92% of Secondary priority schools that are engaged each year.</text:p>
          </table:table-cell>
          <table:table-cell office:value-type="string" table:style-name="ce32">
            <text:p>95% of KPI target</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The National Centre for Computing Education (NCCE) Lot 2</text:p>
          </table:table-cell>
          <table:table-cell office:value-type="string" table:style-name="ce32">
            <text:p>STEM Learning Ltd.</text:p>
          </table:table-cell>
          <table:table-cell office:value-type="string" table:style-name="ce32">
            <text:p>A target of 3594 engaged teachers.</text:p>
          </table:table-cell>
          <table:table-cell office:value-type="string" table:style-name="ce32">
            <text:p>95% of KPI target</text:p>
          </table:table-cell>
          <table:table-cell office:value-type="string" table:style-name="ce32">
            <text:p>Approaching Target</text:p>
          </table:table-cell>
          <table:table-cell table:number-columns-repeated="16376"/>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The National Centre for Computing Education (NCCE) Lot 2</text:p>
          </table:table-cell>
          <table:table-cell office:value-type="string" table:style-name="ce32">
            <text:p>STEM Learning Ltd.</text:p>
          </table:table-cell>
          <table:table-cell office:value-type="string" table:style-name="ce32">
            <text:p>A target of 5260 teachers who have made positive start to their CSA journey.</text:p>
          </table:table-cell>
          <table:table-cell office:value-type="string" table:style-name="ce32">
            <text:p>95% of KPI target</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The National Centre for Computing Education (NCCE) Lot 2</text:p>
          </table:table-cell>
          <table:table-cell office:value-type="string" table:style-name="ce32">
            <text:p>STEM Learning Ltd.</text:p>
          </table:table-cell>
          <table:table-cell office:value-type="string" table:style-name="ce32">
            <text:p>Target of 61% of engaged teachers that become upskilled.<text:s text:c="2"/></text:p>
          </table:table-cell>
          <table:table-cell office:value-type="string" table:style-name="ce32">
            <text:p>95% of KPI target</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Public Sector Resourcing (PSR)</text:p>
          </table:table-cell>
          <table:table-cell office:value-type="string" table:style-name="ce32">
            <text:p>Alexander Mann Solutions Limited</text:p>
          </table:table-cell>
          <table:table-cell office:value-type="string" table:style-name="ce32">
            <text:p>KPI 2 - CV to Interview Ratio - Minimum number of CVs submitted for each interview arranged<text:s/></text:p>
            <text:p>Measurement: total number of CVs submitted to total number of interviews held for all roles filled within the previous month</text:p>
          </table:table-cell>
          <table:table-cell office:value-type="string" table:style-name="ce32">
            <text:p>3:1 or Les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Public Sector Resourcing (PSR)</text:p>
          </table:table-cell>
          <table:table-cell office:value-type="string" table:style-name="ce32">
            <text:p>Alexander Mann Solutions Limited</text:p>
          </table:table-cell>
          <table:table-cell office:value-type="string" table:style-name="ce32">
            <text:p>KPI 4 - Time to Offer (working days) - Time from approved requirements submission to offer made for all roles filled within the previous month. </text:p>
          </table:table-cell>
          <table:table-cell office:value-type="string" table:style-name="ce32">
            <text:p>Less than 12</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Public Sector Resourcing (PSR)</text:p>
          </table:table-cell>
          <table:table-cell office:value-type="string" table:style-name="ce32">
            <text:p>Alexander Mann Solutions Limited</text:p>
          </table:table-cell>
          <table:table-cell office:value-type="string" table:style-name="ce32">
            <text:p>KPI 6 - Hiring Manager Satisfaction rate scored through survey questionnaire.</text:p>
          </table:table-cell>
          <table:table-cell office:value-type="string" table:style-name="ce32">
            <text:p>80.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T Levels PD</text:p>
          </table:table-cell>
          <table:table-cell office:value-type="string" table:style-name="ce32">
            <text:p>Education and Training Foundation</text:p>
          </table:table-cell>
          <table:table-cell office:value-type="string" table:style-name="ce32">
            <text:p>KPI 1 - Every teacher has timely access to high quality T Level Professional Development support they require by 31st July 2021</text:p>
          </table:table-cell>
          <table:table-cell office:value-type="string" table:style-name="ce32">
            <text:p>On-tim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T Levels PD</text:p>
          </table:table-cell>
          <table:table-cell office:value-type="string" table:style-name="ce32">
            <text:p>Education and Training Foundation</text:p>
          </table:table-cell>
          <table:table-cell office:value-type="string" table:style-name="ce32">
            <text:p>KPI 2 - Anyone who has a role in T Level delivery can access Understanding T Levels by 31st July 2021.</text:p>
          </table:table-cell>
          <table:table-cell office:value-type="string" table:style-name="ce32">
            <text:p>On-tim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T Levels PD</text:p>
          </table:table-cell>
          <table:table-cell office:value-type="string" table:style-name="ce32">
            <text:p>Education and Training Foundation</text:p>
          </table:table-cell>
          <table:table-cell office:value-type="string" table:style-name="ce32">
            <text:p>KPI 3- Teachers teaching T Levels can interact and collaborate with each other on a regional and/or subject specific basis so that they can reflect on and embed their professional development by 31st July 2021</text:p>
          </table:table-cell>
          <table:table-cell office:value-type="string" table:style-name="ce32">
            <text:p>On-tim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upil Data Achievement and Attainment Tables (NPDAAT) Service</text:p>
          </table:table-cell>
          <table:table-cell office:value-type="string" table:style-name="ce32">
            <text:p>RM Education Resources</text:p>
          </table:table-cell>
          <table:table-cell office:value-type="string" table:style-name="ce32">
            <text:p>Data collection platform availability: The Supplier’s online platform is available for 99.8% of the time (this is based upon 24/7 availability in the key collection periods which are outlined in the Department’s annual Data Submission specification).</text:p>
            <text:p/>
            <text:p>The term “available” in this KPI means that the platform is functioning so that users are able to upload the relevant data (this does however exclude any temporary issues with the Internet itself and/or connectivity, any periods of Agreed Downtime and any other issues that are beyond the control of the Supplier).</text:p>
            <text:p/>
          </table:table-cell>
          <table:table-cell office:value-type="string" table:style-name="ce32">
            <text:p>99.8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upil Data Achievement and Attainment Tables (NPDAAT) Service</text:p>
          </table:table-cell>
          <table:table-cell office:value-type="string" table:style-name="ce32">
            <text:p>RM Education Resources</text:p>
          </table:table-cell>
          <table:table-cell office:value-type="string" table:style-name="ce32">
            <text:p>The Supplier will meet of 100% of Key Milestones and Key Deliverables (for which it is responsible) to the agreed dates (as set out in Statement of Works).<text:s/></text:p>
            <text:p/>
            <text:p>A Key Milestone or Key Deliverable will not be defined as missed if an exception is agreed in advance or the Key Milestone or Key Deliverable is not the responsibility of the Supplier.</text:p>
            <text:p/>
          </table:table-cell>
          <table:table-cell office:value-type="string" table:style-name="ce32">
            <text:p>100% delivered on tim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National Pupil Data Achievement and Attainment Tables (NPDAAT) Service</text:p>
          </table:table-cell>
          <table:table-cell office:value-type="string" table:style-name="ce32">
            <text:p>RM Education Resources</text:p>
          </table:table-cell>
          <table:table-cell office:value-type="string" table:style-name="ce32">
            <text:p>The Supplier will undertake 100% of agreed data matching activities on the data collected (including late results data and data received following the schools checking exercise) as defined by the Statement of Works (SoW).</text:p>
          </table:table-cell>
          <table:table-cell office:value-type="string" table:style-name="ce32">
            <text:p>100% delivered on tim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Microsoft Azure</text:p>
          </table:table-cell>
          <table:table-cell office:value-type="string" table:style-name="ce32">
            <text:p>Bytes Software Services LTD</text:p>
          </table:table-cell>
          <table:table-cell office:value-type="string" table:style-name="ce32">
            <text:p>Reseller Portal Availability. Target of 98% availability at all times.</text:p>
          </table:table-cell>
          <table:table-cell office:value-type="string" table:style-name="ce32">
            <text:p>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Microsoft Azure</text:p>
          </table:table-cell>
          <table:table-cell office:value-type="string" table:style-name="ce32">
            <text:p>Bytes Software Services LTD</text:p>
          </table:table-cell>
          <table:table-cell office:value-type="string" table:style-name="ce32">
            <text:p>Response to account queries within one working day</text:p>
          </table:table-cell>
          <table:table-cell office:value-type="string" table:style-name="ce32">
            <text:p>100%</text:p>
          </table:table-cell>
          <table:table-cell office:value-type="string" table:style-name="ce32">
            <text:p>Good</text:p>
          </table:table-cell>
          <table:table-cell table:number-columns-repeated="16376"/>
        </table:table-row>
        <table:table-row table:number-rows-repeated="3"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Agile Development Services</text:p>
          </table:table-cell>
          <table:table-cell office:value-type="string" table:style-name="ce32">
            <text:p>Solirius Consulting</text:p>
          </table:table-cell>
          <table:table-cell office:value-type="string" table:style-name="ce32">
            <text:p>0</text:p>
          </table:table-cell>
          <table:table-cell office:value-type="string" table:style-name="ce32">
            <text:p>Target not set</text:p>
          </table:table-cell>
          <table:table-cell office:value-type="string" table:style-name="ce32">
            <text:p>Other - Consider not returned</text:p>
          </table:table-cell>
          <table:table-cell office:value-type="string" table:style-name="ce32">
            <text:p>No data received to report on contract 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Aggregated User Centred Design</text:p>
          </table:table-cell>
          <table:table-cell office:value-type="string" table:style-name="ce32">
            <text:p>Methods Business and Digital Technology Limited</text:p>
          </table:table-cell>
          <table:table-cell office:value-type="string" table:style-name="ce32">
            <text:p>0</text:p>
          </table:table-cell>
          <table:table-cell office:value-type="string" table:style-name="ce32">
            <text:p>Target not set</text:p>
          </table:table-cell>
          <table:table-cell office:value-type="string" table:style-name="ce32">
            <text:p>Other - Consider not returned</text:p>
          </table:table-cell>
          <table:table-cell office:value-type="string" table:style-name="ce32">
            <text:p>No data received to report on contract performance</text:p>
          </table:table-cell>
          <table:table-cell table:number-columns-repeated="16375"/>
        </table:table-row>
        <table:table-row table:number-rows-repeated="3"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SERVICE CONTRACT: <text:s/>SCHOLARSHIP FUNDING FOR <text:s/>NATIONAL PROFESSIONAL QUALIFICATIONS (NPQs)</text:p>
          </table:table-cell>
          <table:table-cell office:value-type="string" table:style-name="ce32">
            <text:p>Ambition Institute</text:p>
          </table:table-cell>
          <table:table-cell office:value-type="string" table:style-name="ce32">
            <text:p>0</text:p>
          </table:table-cell>
          <table:table-cell office:value-type="string" table:style-name="ce32">
            <text:p>Target not set</text:p>
          </table:table-cell>
          <table:table-cell office:value-type="string" table:style-name="ce32">
            <text:p>Other - Consider not returned</text:p>
          </table:table-cell>
          <table:table-cell office:value-type="string" table:style-name="ce32">
            <text:p>Budget has been spent - No more funding available</text:p>
          </table:table-cell>
          <table:table-cell table:number-columns-repeated="16375"/>
        </table:table-row>
        <table:table-row table:number-rows-repeated="3"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SERVICE CONTRACT: <text:s/>SCHOLARSHIP FUNDING FOR <text:s/>NATIONAL PROFESSIONAL QUALIFICATIONS (NPQs)</text:p>
          </table:table-cell>
          <table:table-cell office:value-type="string" table:style-name="ce32">
            <text:p>Best Practice Network</text:p>
          </table:table-cell>
          <table:table-cell office:value-type="string" table:style-name="ce32">
            <text:p>0</text:p>
          </table:table-cell>
          <table:table-cell office:value-type="string" table:style-name="ce32">
            <text:p>Target not set</text:p>
          </table:table-cell>
          <table:table-cell office:value-type="string" table:style-name="ce32">
            <text:p>Other - Consider not returned</text:p>
          </table:table-cell>
          <table:table-cell office:value-type="string" table:style-name="ce32">
            <text:p>Budget has been spent - No more funding avail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SEND Initial Training for Educational Psychologists - NORMID - 2019-25 Cohort</text:p>
          </table:table-cell>
          <table:table-cell office:value-type="string" table:style-name="ce32">
            <text:p>The University of Manchester</text:p>
          </table:table-cell>
          <table:table-cell office:value-type="string" table:style-name="ce32">
            <text:p>100% (123) of all ITEP scheme places successfully filled by the provider for each yearly intake in each cohort</text:p>
          </table:table-cell>
          <table:table-cell office:value-type="string" table:style-name="ce32">
            <text:p>120 to 123</text:p>
          </table:table-cell>
          <table:table-cell office:value-type="string" table:style-name="ce32">
            <text:p>Other - Consider returned</text:p>
          </table:table-cell>
          <table:table-cell office:value-type="string" table:style-name="ce32">
            <text:p>Due to be reported FY24/25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SEND Initial Training for Educational Psychologists - NORMID - 2019-25 Cohort</text:p>
          </table:table-cell>
          <table:table-cell office:value-type="string" table:style-name="ce32">
            <text:p>The University of Manchester</text:p>
          </table:table-cell>
          <table:table-cell office:value-type="string" table:style-name="ce32">
            <text:p>95% (351) of Graduates remain employed as Educational Psychologists by an English Local Authority for at least 2 years full time</text:p>
          </table:table-cell>
          <table:table-cell office:value-type="string" table:style-name="ce32">
            <text:p>345 to 351</text:p>
          </table:table-cell>
          <table:table-cell office:value-type="string" table:style-name="ce32">
            <text:p>Other - Consider returned</text:p>
          </table:table-cell>
          <table:table-cell office:value-type="string" table:style-name="ce32">
            <text:p>Due to be reported FY24/25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SEND Initial Training for Educational Psychologists - NORMID - 2019-25 Cohort</text:p>
          </table:table-cell>
          <table:table-cell office:value-type="string" table:style-name="ce32">
            <text:p>The University of Manchester</text:p>
          </table:table-cell>
          <table:table-cell office:value-type="string" table:style-name="ce32">
            <text:p>At least 92% (339) of trainees will qualify upon completion of their respective course</text:p>
          </table:table-cell>
          <table:table-cell office:value-type="string" table:style-name="ce32">
            <text:p>330 to 339</text:p>
          </table:table-cell>
          <table:table-cell office:value-type="string" table:style-name="ce32">
            <text:p>Other - Consider returned</text:p>
          </table:table-cell>
          <table:table-cell office:value-type="string" table:style-name="ce32">
            <text:p>Due to be reported FY24/25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SEND Initial Training for Educational Psychologists - SEEL - 2019-25 Cohort</text:p>
          </table:table-cell>
          <table:table-cell office:value-type="string" table:style-name="ce32">
            <text:p>University College London</text:p>
          </table:table-cell>
          <table:table-cell office:value-type="string" table:style-name="ce32">
            <text:p>100% (80) of all ITEP scheme places successfully filled by the Contractor for each early intake in each cohort.</text:p>
          </table:table-cell>
          <table:table-cell office:value-type="string" table:style-name="ce32">
            <text:p>75 to 80</text:p>
          </table:table-cell>
          <table:table-cell office:value-type="string" table:style-name="ce32">
            <text:p>Other - Consider returned</text:p>
          </table:table-cell>
          <table:table-cell office:value-type="string" table:style-name="ce32">
            <text:p>Due to be reported FY24/25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SEND Initial Training for Educational Psychologists - SEEL - 2019-25 Cohort</text:p>
          </table:table-cell>
          <table:table-cell office:value-type="string" table:style-name="ce32">
            <text:p>University College London</text:p>
          </table:table-cell>
          <table:table-cell office:value-type="string" table:style-name="ce32">
            <text:p>95% (228) of Graduates remain employed as Educational Psychologists by an English Local Authority for at least 2 years full time</text:p>
          </table:table-cell>
          <table:table-cell office:value-type="string" table:style-name="ce32">
            <text:p>225 to 228</text:p>
          </table:table-cell>
          <table:table-cell office:value-type="string" table:style-name="ce32">
            <text:p>Other - Consider returned</text:p>
          </table:table-cell>
          <table:table-cell office:value-type="string" table:style-name="ce32">
            <text:p>Due to be reported FY24/25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SEND Initial Training for Educational Psychologists - SEEL - 2019-25 Cohort</text:p>
          </table:table-cell>
          <table:table-cell office:value-type="string" table:style-name="ce32">
            <text:p>University College London</text:p>
          </table:table-cell>
          <table:table-cell office:value-type="string" table:style-name="ce32">
            <text:p>At least 92% (228) of trainees will qualify upon completion of their respective course.</text:p>
          </table:table-cell>
          <table:table-cell office:value-type="string" table:style-name="ce32">
            <text:p>225 to 228</text:p>
          </table:table-cell>
          <table:table-cell office:value-type="string" table:style-name="ce32">
            <text:p>Other - Consider returned</text:p>
          </table:table-cell>
          <table:table-cell office:value-type="string" table:style-name="ce32">
            <text:p>Due to be reported FY24/25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High Potential Initial Teacher Training and Leadership Development Programme (2021 cohort) - Original Contract ref: 6002</text:p>
          </table:table-cell>
          <table:table-cell office:value-type="string" table:style-name="ce32">
            <text:p>Teach First</text:p>
          </table:table-cell>
          <table:table-cell office:value-type="string" table:style-name="ce32">
            <text:p>The supplier will ensure that 86% of Participants who start Year 1 of the Programme will complete Year 2 of the Programme</text:p>
          </table:table-cell>
          <table:table-cell office:value-type="string" table:style-name="ce32">
            <text:p>94%</text:p>
          </table:table-cell>
          <table:table-cell office:value-type="string" table:style-name="ce32">
            <text:p>Other - Consider returned</text:p>
          </table:table-cell>
          <table:table-cell office:value-type="string" table:style-name="ce32">
            <text:p>Due to be reported FY 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High Potential Initial Teacher Training and Leadership Development Programme (2021 cohort) - Original Contract ref: 6002</text:p>
          </table:table-cell>
          <table:table-cell office:value-type="string" table:style-name="ce32">
            <text:p>Teach First</text:p>
          </table:table-cell>
          <table:table-cell office:value-type="string" table:style-name="ce32">
            <text:p>The supplier will ensure that 90% of Participants who start Year 1 of the Programme will achieve QTS by the end of the Programme<text:s text:c="2"/></text:p>
          </table:table-cell>
          <table:table-cell office:value-type="string" table:style-name="ce32">
            <text:p>90%</text:p>
          </table:table-cell>
          <table:table-cell office:value-type="string" table:style-name="ce32">
            <text:p>Other - Consider returned</text:p>
          </table:table-cell>
          <table:table-cell office:value-type="string" table:style-name="ce32">
            <text:p>Due to be reported FY 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Centres for Excellence in Maths</text:p>
          </table:table-cell>
          <table:table-cell office:value-type="string" table:style-name="ce32">
            <text:p>The Education and Training Foundation</text:p>
          </table:table-cell>
          <table:table-cell office:value-type="string" table:style-name="ce32">
            <text:p>KPI 5c Maths Networks (Teacher Reach and Satisfaction) By the end of Y3 3,150 teachers will have received CPD delivered through their local CfEM network.</text:p>
          </table:table-cell>
          <table:table-cell office:value-type="string" table:style-name="ce32">
            <text:p>Above 4200</text:p>
          </table:table-cell>
          <table:table-cell office:value-type="string" table:style-name="ce32">
            <text:p>Requires Improvement</text:p>
          </table:table-cell>
          <table:table-cell office:value-type="string" table:style-name="ce32">
            <text:p>Covid has impacted on outcome - Supplier being supported to improve 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Centres for Excellence in Maths</text:p>
          </table:table-cell>
          <table:table-cell office:value-type="string" table:style-name="ce32">
            <text:p>The Education and Training Foundation</text:p>
          </table:table-cell>
          <table:table-cell office:value-type="string" table:style-name="ce32">
            <text:p>KPI8b Maths Networks Students Reached</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Centres for Excellence in Maths</text:p>
          </table:table-cell>
          <table:table-cell office:value-type="string" table:style-name="ce32">
            <text:p>The Education and Training Foundation</text:p>
          </table:table-cell>
          <table:table-cell office:value-type="string" table:style-name="ce32">
            <text:p>KPI9 Improvement in Attainment by the end of financial year 5 (by 31 March 2023) Centres will, on average, demonstrate an improvement.</text:p>
          </table:table-cell>
          <table:table-cell office:value-type="string" table:style-name="ce32">
            <text:p>Above 8</text:p>
          </table:table-cell>
          <table:table-cell office:value-type="string" table:style-name="ce32">
            <text:p>Other - Consider returned</text:p>
          </table:table-cell>
          <table:table-cell office:value-type="string" table:style-name="ce32">
            <text:p>Due to be reported FY24/25</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UK NARIC/ENIC</text:p>
          </table:table-cell>
          <table:table-cell office:value-type="string" table:style-name="ce32">
            <text:p>ECCTIS Limited</text:p>
          </table:table-cell>
          <table:table-cell office:value-type="string" table:style-name="ce32">
            <text:p>1 - 99.9% of non-fast track cases dispatched to the applicant within 10-15 working days.</text:p>
          </table:table-cell>
          <table:table-cell office:value-type="string" table:style-name="ce32">
            <text:p>&gt;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UK NARIC/ENIC</text:p>
          </table:table-cell>
          <table:table-cell office:value-type="string" table:style-name="ce32">
            <text:p>ECCTIS Limited</text:p>
          </table:table-cell>
          <table:table-cell office:value-type="string" table:style-name="ce32">
            <text:p>2 - 99% of fast-track cases dispatched to the applicant within 24-48 hours.</text:p>
          </table:table-cell>
          <table:table-cell office:value-type="string" table:style-name="ce32">
            <text:p>&gt;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UK NARIC/ENIC</text:p>
          </table:table-cell>
          <table:table-cell office:value-type="string" table:style-name="ce32">
            <text:p>ECCTIS Limited</text:p>
          </table:table-cell>
          <table:table-cell office:value-type="string" table:style-name="ce32">
            <text:p>3 - Less than 2% of applications result in complaints about the service provided.</text:p>
          </table:table-cell>
          <table:table-cell office:value-type="string" table:style-name="ce32">
            <text:p>&lt;2%</text:p>
          </table:table-cell>
          <table:table-cell office:value-type="string" table:style-name="ce32">
            <text:p>Good</text:p>
          </table:table-cell>
          <table:table-cell table:number-columns-repeated="16376" table:style-name="ce32"/>
        </table:table-row>
        <table:table-row table:number-rows-repeated="3"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GHWT Wave 7 Spot Buy</text:p>
          </table:table-cell>
          <table:table-cell office:value-type="string" table:style-name="ce32">
            <text:p>Computacenter UK LTD</text:p>
          </table:table-cell>
          <table:table-cell office:value-type="string" table:style-name="ce32">
            <text:p>0</text:p>
          </table:table-cell>
          <table:table-cell office:value-type="string" table:style-name="ce32">
            <text:p>Target not set</text:p>
          </table:table-cell>
          <table:table-cell office:value-type="string" table:style-name="ce32">
            <text:p>Other - Consider not returned</text:p>
          </table:table-cell>
          <table:table-cell office:value-type="string" table:style-name="ce32">
            <text:p>Contract has delivered all goods as required</text:p>
          </table:table-cell>
          <table:table-cell table:number-columns-repeated="16375"/>
        </table:table-row>
        <table:table-row table:number-rows-repeated="3"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GHWT Wave 7 Spot Buy</text:p>
          </table:table-cell>
          <table:table-cell office:value-type="string" table:style-name="ce32">
            <text:p>XMA Limited</text:p>
          </table:table-cell>
          <table:table-cell office:value-type="string" table:style-name="ce32">
            <text:p>0</text:p>
          </table:table-cell>
          <table:table-cell office:value-type="string" table:style-name="ce32">
            <text:p>Target not set</text:p>
          </table:table-cell>
          <table:table-cell office:value-type="string" table:style-name="ce32">
            <text:p>Other - Consider not returned</text:p>
          </table:table-cell>
          <table:table-cell office:value-type="string" table:style-name="ce32">
            <text:p>Contract has delivered all goods as required</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Business Central services Partner - Harmonisation, CI developments, licences, interfaces and support and breakfix</text:p>
          </table:table-cell>
          <table:table-cell office:value-type="string" table:style-name="ce32">
            <text:p>Total Enterprise Solutions Limited</text:p>
          </table:table-cell>
          <table:table-cell office:value-type="string" table:style-name="ce32">
            <text:p>Total Enterprise Solutions (TES) response and resolution of P2 Severity Levels calls<text:s/></text:p>
            <text:p>The supplier will respond to P2 support calls within one (1) hour of receipt of case, and will resolve P2 support calls resolved within 1 day of receipt of case</text:p>
          </table:table-cell>
          <table:table-cell office:value-type="string" table:style-name="ce32">
            <text:p>both measures are exceede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Business Central services Partner - Harmonisation, CI developments, licences, interfaces and support and breakfix</text:p>
          </table:table-cell>
          <table:table-cell office:value-type="string" table:style-name="ce32">
            <text:p>Total Enterprise Solutions Limited</text:p>
          </table:table-cell>
          <table:table-cell office:value-type="string" table:style-name="ce32">
            <text:p>Total Enterprise Solutions (TES) service 'up' time for a given calendar month is xx %</text:p>
            <text:p/>
          </table:table-cell>
          <table:table-cell office:value-type="string" table:style-name="ce32">
            <text:p>99.7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Business Central services Partner - Harmonisation, CI developments, licences, interfaces and support and breakfix</text:p>
          </table:table-cell>
          <table:table-cell office:value-type="string" table:style-name="ce32">
            <text:p>Total Enterprise Solutions Limited</text:p>
          </table:table-cell>
          <table:table-cell office:value-type="string" table:style-name="ce32">
            <text:p>Total Enterprise Solutions (TES) Support calls - response and resolution of P1 Severity Levels calls The supplier will respond to P1 support calls within thirty (30) minutes of receipt of case, and resolve P1 support calls within 4 hours of receipt of case</text:p>
          </table:table-cell>
          <table:table-cell office:value-type="string" table:style-name="ce32">
            <text:p>both measures are exceede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High Potential Initial Teacher Training and Leadership Development Programme 2022/23 (con8379) _con 8477</text:p>
          </table:table-cell>
          <table:table-cell office:value-type="string" table:style-name="ce32">
            <text:p>Teach First</text:p>
          </table:table-cell>
          <table:table-cell office:value-type="string" table:style-name="ce32">
            <text:p>The supplier will ensure that 86% of Participants who start Year 1 of the Programme will complete Year 2 of the Programme</text:p>
          </table:table-cell>
          <table:table-cell office:value-type="string" table:style-name="ce32">
            <text:p>83% to 86%</text:p>
          </table:table-cell>
          <table:table-cell office:value-type="string" table:style-name="ce32">
            <text:p>Other - Consider returned</text:p>
          </table:table-cell>
          <table:table-cell office:value-type="string" table:style-name="ce32">
            <text:p>Due for reporting FY24/25 Q4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High Potential Initial Teacher Training and Leadership Development Programme 2022/23 (con8379) _con 8477</text:p>
          </table:table-cell>
          <table:table-cell office:value-type="string" table:style-name="ce32">
            <text:p>Teach First</text:p>
          </table:table-cell>
          <table:table-cell office:value-type="string" table:style-name="ce32">
            <text:p>The supplier will ensure that 90% of Participants who start Year 1 of the Programme will achieve QTS by the end of the Programme<text:s text:c="2"/></text:p>
          </table:table-cell>
          <table:table-cell office:value-type="string" table:style-name="ce32">
            <text:p>90%</text:p>
          </table:table-cell>
          <table:table-cell office:value-type="string" table:style-name="ce32">
            <text:p>Other - Consider returned</text:p>
          </table:table-cell>
          <table:table-cell office:value-type="string" table:style-name="ce32">
            <text:p>Due for reporting FY24/25 Q4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E</text:p>
          </table:table-cell>
          <table:table-cell office:value-type="string" table:style-name="ce32">
            <text:p>DfE</text:p>
          </table:table-cell>
          <table:table-cell office:value-type="string" table:style-name="ce32">
            <text:p>High Potential Initial Teacher Training and Leadership Development Programme 2022/23 (con8379) _con 8477</text:p>
          </table:table-cell>
          <table:table-cell office:value-type="string" table:style-name="ce32">
            <text:p>Teach First</text:p>
          </table:table-cell>
          <table:table-cell office:value-type="string" table:style-name="ce32">
            <text:p>The supplier will recruit at least 1750 Participants to Start Year 1 of the Programme</text:p>
          </table:table-cell>
          <table:table-cell office:value-type="string" table:style-name="ce32">
            <text:p>1750</text:p>
          </table:table-cell>
          <table:table-cell office:value-type="string" table:style-name="ce32">
            <text:p>Other - Consider returned</text:p>
          </table:table-cell>
          <table:table-cell office:value-type="string" table:style-name="ce32">
            <text:p>Due for reporting FY22/23 Q3 - Reporting cycle for KPI not du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Chiltern 2002 rail franchise agreement</text:p>
          </table:table-cell>
          <table:table-cell office:value-type="string" table:style-name="ce32">
            <text:p>Chiltern Railways (DB Regio/Arriva UK Trains)</text:p>
          </table:table-cell>
          <table:table-cell office:value-type="string" table:style-name="ce32">
            <text:p>CaSL: Cancelled or 30 or more minutes late</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Chiltern 2002 rail franchise agreement</text:p>
          </table:table-cell>
          <table:table-cell office:value-type="string" table:style-name="ce32">
            <text:p>Chiltern Railways (DB Regio/Arriva UK Trains)</text:p>
          </table:table-cell>
          <table:table-cell office:value-type="string" table:style-name="ce3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3cez36w5wymxj.cloudfront.net/wp-content/uploads/2020/07/16180916/Main-Report-Spring-2020.pdf</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Chiltern 2002 rail franchise agreement</text:p>
          </table:table-cell>
          <table:table-cell office:value-type="string" table:style-name="ce32">
            <text:p>Chiltern Railways (DB Regio/Arriva UK Trains)</text:p>
          </table:table-cell>
          <table:table-cell office:value-type="string" table:style-name="ce32">
            <text:p>PPM: Arrived at terminating stations within 5 minute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Cross Country 2016 rail franchise agreement</text:p>
          </table:table-cell>
          <table:table-cell office:value-type="string" table:style-name="ce32">
            <text:p>CrossCountry</text:p>
          </table:table-cell>
          <table:table-cell office:value-type="string" table:style-name="ce32">
            <text:p>CaSL: Cancelled or 30 or more minutes late</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Cross Country 2016 rail franchise agreement</text:p>
          </table:table-cell>
          <table:table-cell office:value-type="string" table:style-name="ce32">
            <text:p>CrossCountry</text:p>
          </table:table-cell>
          <table:table-cell office:value-type="string" table:style-name="ce3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3cez36w5wymxj.cloudfront.net/wp-content/uploads/2020/07/16180916/Main-Report-Spring-2020.pdf</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Cross Country 2016 rail franchise agreement</text:p>
          </table:table-cell>
          <table:table-cell office:value-type="string" table:style-name="ce32">
            <text:p>CrossCountry</text:p>
          </table:table-cell>
          <table:table-cell office:value-type="string" table:style-name="ce32">
            <text:p>PPM: Arrived at terminating stations within 5 minute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East Anglia 2016 rail franchise agreement</text:p>
          </table:table-cell>
          <table:table-cell office:value-type="string" table:style-name="ce32">
            <text:p>(Abellio) Greater Anglia</text:p>
          </table:table-cell>
          <table:table-cell office:value-type="string" table:style-name="ce32">
            <text:p>CaSL: Cancelled or 30 or more minutes late</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East Anglia 2016 rail franchise agreement</text:p>
          </table:table-cell>
          <table:table-cell office:value-type="string" table:style-name="ce32">
            <text:p>(Abellio) Greater Anglia</text:p>
          </table:table-cell>
          <table:table-cell office:value-type="string" table:style-name="ce3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3cez36w5wymxj.cloudfront.net/wp-content/uploads/2020/07/16180916/Main-Report-Spring-2020.pdf</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East Anglia 2016 rail franchise agreement</text:p>
          </table:table-cell>
          <table:table-cell office:value-type="string" table:style-name="ce32">
            <text:p>(Abellio) Greater Anglia</text:p>
          </table:table-cell>
          <table:table-cell office:value-type="string" table:style-name="ce32">
            <text:p>PPM: Arrived at terminating stations within 5 minute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East Coast 2014 rail franchise agreement</text:p>
          </table:table-cell>
          <table:table-cell office:value-type="string" table:style-name="ce32">
            <text:p>London North Eastern Railway</text:p>
          </table:table-cell>
          <table:table-cell office:value-type="string" table:style-name="ce32">
            <text:p>CaSL: Cancelled or 30 or more minutes late</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East Coast 2014 rail franchise agreement</text:p>
          </table:table-cell>
          <table:table-cell office:value-type="string" table:style-name="ce32">
            <text:p>London North Eastern Railway</text:p>
          </table:table-cell>
          <table:table-cell office:value-type="string" table:style-name="ce3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3cez36w5wymxj.cloudfront.net/wp-content/uploads/2020/07/16180916/Main-Report-Spring-2020.pdf</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East Coast 2014 rail franchise agreement</text:p>
          </table:table-cell>
          <table:table-cell office:value-type="string" table:style-name="ce32">
            <text:p>London North Eastern Railway</text:p>
          </table:table-cell>
          <table:table-cell office:value-type="string" table:style-name="ce32">
            <text:p>PPM: Arrived at terminating stations within 5 minute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East Midlands 2015 rail franchise agreement</text:p>
          </table:table-cell>
          <table:table-cell office:value-type="string" table:style-name="ce32">
            <text:p>East Midlands Railway</text:p>
          </table:table-cell>
          <table:table-cell office:value-type="string" table:style-name="ce32">
            <text:p>CaSL: Cancelled or 30 or more minutes late</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East Midlands 2015 rail franchise agreement</text:p>
          </table:table-cell>
          <table:table-cell office:value-type="string" table:style-name="ce32">
            <text:p>East Midlands Railway</text:p>
          </table:table-cell>
          <table:table-cell office:value-type="string" table:style-name="ce3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3cez36w5wymxj.cloudfront.net/wp-content/uploads/2020/07/16180916/Main-Report-Spring-2020.pdf</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East Midlands 2015 rail franchise agreement</text:p>
          </table:table-cell>
          <table:table-cell office:value-type="string" table:style-name="ce32">
            <text:p>East Midlands Railway</text:p>
          </table:table-cell>
          <table:table-cell office:value-type="string" table:style-name="ce32">
            <text:p>PPM: Arrived at terminating stations within 5 minute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Essex Thameside 2014 rail franchise agreement</text:p>
          </table:table-cell>
          <table:table-cell office:value-type="string" table:style-name="ce32">
            <text:p>c2c (National Express)</text:p>
          </table:table-cell>
          <table:table-cell office:value-type="string" table:style-name="ce32">
            <text:p>CaSL: Cancelled or 30 or more minutes late</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Essex Thameside 2014 rail franchise agreement</text:p>
          </table:table-cell>
          <table:table-cell office:value-type="string" table:style-name="ce32">
            <text:p>c2c (National Express)</text:p>
          </table:table-cell>
          <table:table-cell office:value-type="string" table:style-name="ce3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3cez36w5wymxj.cloudfront.net/wp-content/uploads/2020/07/16180916/Main-Report-Spring-2020.pdf</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Essex Thameside 2014 rail franchise agreement</text:p>
          </table:table-cell>
          <table:table-cell office:value-type="string" table:style-name="ce32">
            <text:p>c2c (National Express)</text:p>
          </table:table-cell>
          <table:table-cell office:value-type="string" table:style-name="ce32">
            <text:p>PPM: Arrived at terminating stations within 5 minute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Great Western 2015 rail franchise agreement</text:p>
          </table:table-cell>
          <table:table-cell office:value-type="string" table:style-name="ce32">
            <text:p>Great Western Railway</text:p>
          </table:table-cell>
          <table:table-cell office:value-type="string" table:style-name="ce32">
            <text:p>CaSL: Cancelled or 30 or more minutes late</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Great Western 2015 rail franchise agreement</text:p>
          </table:table-cell>
          <table:table-cell office:value-type="string" table:style-name="ce32">
            <text:p>Great Western Railway</text:p>
          </table:table-cell>
          <table:table-cell office:value-type="string" table:style-name="ce3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3cez36w5wymxj.cloudfront.net/wp-content/uploads/2020/07/16180916/Main-Report-Spring-2020.pdf</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Great Western 2015 rail franchise agreement</text:p>
          </table:table-cell>
          <table:table-cell office:value-type="string" table:style-name="ce32">
            <text:p>Great Western Railway</text:p>
          </table:table-cell>
          <table:table-cell office:value-type="string" table:style-name="ce32">
            <text:p>PPM: Arrived at terminating stations within 5 minute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Northern 2015 rail franchise agreement</text:p>
          </table:table-cell>
          <table:table-cell office:value-type="string" table:style-name="ce32">
            <text:p>Northern Trains</text:p>
          </table:table-cell>
          <table:table-cell office:value-type="string" table:style-name="ce32">
            <text:p>CaSL: Cancelled or 30 or more minutes late</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Northern 2015 rail franchise agreement</text:p>
          </table:table-cell>
          <table:table-cell office:value-type="string" table:style-name="ce32">
            <text:p>Northern Trains</text:p>
          </table:table-cell>
          <table:table-cell office:value-type="string" table:style-name="ce3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3cez36w5wymxj.cloudfront.net/wp-content/uploads/2020/07/16180916/Main-Report-Spring-2020.pdf</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Northern 2015 rail franchise agreement</text:p>
          </table:table-cell>
          <table:table-cell office:value-type="string" table:style-name="ce32">
            <text:p>Northern Trains</text:p>
          </table:table-cell>
          <table:table-cell office:value-type="string" table:style-name="ce32">
            <text:p>PPM: Arrived at terminating stations within 5 minute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South Eastern 2014 rail franchise agreement</text:p>
          </table:table-cell>
          <table:table-cell office:value-type="string" table:style-name="ce32">
            <text:p>Southeastern</text:p>
          </table:table-cell>
          <table:table-cell office:value-type="string" table:style-name="ce32">
            <text:p>CaSL: Cancelled or 30 or more minutes late</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South Eastern 2014 rail franchise agreement</text:p>
          </table:table-cell>
          <table:table-cell office:value-type="string" table:style-name="ce32">
            <text:p>Southeastern</text:p>
          </table:table-cell>
          <table:table-cell office:value-type="string" table:style-name="ce3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3cez36w5wymxj.cloudfront.net/wp-content/uploads/2020/07/16180916/Main-Report-Spring-2020.pdf</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South Eastern 2014 rail franchise agreement</text:p>
          </table:table-cell>
          <table:table-cell office:value-type="string" table:style-name="ce32">
            <text:p>Southeastern</text:p>
          </table:table-cell>
          <table:table-cell office:value-type="string" table:style-name="ce32">
            <text:p>PPM: Arrived at terminating stations within 5 minute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South Western Railways 2017 rail franchise agreement</text:p>
          </table:table-cell>
          <table:table-cell office:value-type="string" table:style-name="ce32">
            <text:p>South Western Railway</text:p>
          </table:table-cell>
          <table:table-cell office:value-type="string" table:style-name="ce32">
            <text:p>CaSL: Cancelled or 30 or more minutes late</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South Western Railways 2017 rail franchise agreement</text:p>
          </table:table-cell>
          <table:table-cell office:value-type="string" table:style-name="ce32">
            <text:p>South Western Railway</text:p>
          </table:table-cell>
          <table:table-cell office:value-type="string" table:style-name="ce3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3cez36w5wymxj.cloudfront.net/wp-content/uploads/2020/07/16180916/Main-Report-Spring-2020.pdf</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South Western Railways 2017 rail franchise agreement</text:p>
          </table:table-cell>
          <table:table-cell office:value-type="string" table:style-name="ce32">
            <text:p>South Western Railway</text:p>
          </table:table-cell>
          <table:table-cell office:value-type="string" table:style-name="ce32">
            <text:p>PPM: Arrived at terminating stations within 5 minute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Thameslink, Southern and Great Northern franchise</text:p>
          </table:table-cell>
          <table:table-cell office:value-type="string" table:style-name="ce32">
            <text:p>Govia Thameslink Railway</text:p>
          </table:table-cell>
          <table:table-cell office:value-type="string" table:style-name="ce32">
            <text:p>CaSL: Cancelled or 30 or more minutes late</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Thameslink, Southern and Great Northern franchise</text:p>
          </table:table-cell>
          <table:table-cell office:value-type="string" table:style-name="ce32">
            <text:p>Govia Thameslink Railway</text:p>
          </table:table-cell>
          <table:table-cell office:value-type="string" table:style-name="ce3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3cez36w5wymxj.cloudfront.net/wp-content/uploads/2020/07/16180916/Main-Report-Spring-2020.pdf</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Thameslink, Southern and Great Northern franchise</text:p>
          </table:table-cell>
          <table:table-cell office:value-type="string" table:style-name="ce32">
            <text:p>Govia Thameslink Railway</text:p>
          </table:table-cell>
          <table:table-cell office:value-type="string" table:style-name="ce32">
            <text:p>PPM: Arrived at terminating stations within 5 minute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TransPennine Express 2015 rail franchise agreement</text:p>
          </table:table-cell>
          <table:table-cell office:value-type="string" table:style-name="ce32">
            <text:p>TransPennine Express</text:p>
          </table:table-cell>
          <table:table-cell office:value-type="string" table:style-name="ce32">
            <text:p>CaSL: Cancelled or 30 or more minutes late</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TransPennine Express 2015 rail franchise agreement</text:p>
          </table:table-cell>
          <table:table-cell office:value-type="string" table:style-name="ce32">
            <text:p>TransPennine Express</text:p>
          </table:table-cell>
          <table:table-cell office:value-type="string" table:style-name="ce3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3cez36w5wymxj.cloudfront.net/wp-content/uploads/2020/07/16180916/Main-Report-Spring-2020.pdf</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TransPennine Express 2015 rail franchise agreement</text:p>
          </table:table-cell>
          <table:table-cell office:value-type="string" table:style-name="ce32">
            <text:p>TransPennine Express</text:p>
          </table:table-cell>
          <table:table-cell office:value-type="string" table:style-name="ce32">
            <text:p>PPM: Arrived at terminating stations within 5 minute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West Coast 2018 rail franchise agreement</text:p>
          </table:table-cell>
          <table:table-cell office:value-type="string" table:style-name="ce32">
            <text:p>Avanti West Coast</text:p>
          </table:table-cell>
          <table:table-cell office:value-type="string" table:style-name="ce32">
            <text:p>CaSL: Cancelled or 30 or more minutes late</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West Coast 2018 rail franchise agreement</text:p>
          </table:table-cell>
          <table:table-cell office:value-type="string" table:style-name="ce32">
            <text:p>Avanti West Coast</text:p>
          </table:table-cell>
          <table:table-cell office:value-type="string" table:style-name="ce3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3cez36w5wymxj.cloudfront.net/wp-content/uploads/2020/07/16180916/Main-Report-Spring-2020.pdf</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West Coast 2018 rail franchise agreement</text:p>
          </table:table-cell>
          <table:table-cell office:value-type="string" table:style-name="ce32">
            <text:p>Avanti West Coast</text:p>
          </table:table-cell>
          <table:table-cell office:value-type="string" table:style-name="ce32">
            <text:p>PPM: Arrived at terminating stations within 5 minute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West Midlands 2016 rail franchise agreement</text:p>
          </table:table-cell>
          <table:table-cell office:value-type="string" table:style-name="ce32">
            <text:p>West Midlands Trains</text:p>
          </table:table-cell>
          <table:table-cell office:value-type="string" table:style-name="ce32">
            <text:p>CaSL: Cancelled or 30 or more minutes late</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West Midlands 2016 rail franchise agreement</text:p>
          </table:table-cell>
          <table:table-cell office:value-type="string" table:style-name="ce32">
            <text:p>West Midlands Trains</text:p>
          </table:table-cell>
          <table:table-cell office:value-type="string" table:style-name="ce3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3cez36w5wymxj.cloudfront.net/wp-content/uploads/2020/07/16180916/Main-Report-Spring-2020.pdf</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Passenger Services</text:p>
          </table:table-cell>
          <table:table-cell office:value-type="string" table:style-name="ce32">
            <text:p>West Midlands 2016 rail franchise agreement</text:p>
          </table:table-cell>
          <table:table-cell office:value-type="string" table:style-name="ce32">
            <text:p>West Midlands Trains</text:p>
          </table:table-cell>
          <table:table-cell office:value-type="string" table:style-name="ce32">
            <text:p>PPM: Arrived at terminating stations within 5 minutes</text:p>
          </table:table-cell>
          <table:table-cell office:value-type="string" table:style-name="ce32">
            <text:p>See comments</text:p>
          </table:table-cell>
          <table:table-cell office:value-type="string" table:style-name="ce32">
            <text:p>Recorded Elsewhere</text:p>
          </table:table-cell>
          <table:table-cell office:value-type="string" table:style-name="ce32">
            <text:p>https://dataportal.orr.gov.uk/statistics/performance/passenger-rail-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Department For Transport UK Vehicle Hire</text:p>
          </table:table-cell>
          <table:table-cell office:value-type="string" table:style-name="ce32">
            <text:p>Enterprise Rent-A-Car UK Ltd</text:p>
          </table:table-cell>
          <table:table-cell office:value-type="string" table:style-name="ce32">
            <text:p>The availability of vehicles requested against the response times in the contract</text:p>
          </table:table-cell>
          <table:table-cell office:value-type="string" table:style-name="ce32">
            <text:p>&gt;=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Department For Transport UK Vehicle Hire</text:p>
          </table:table-cell>
          <table:table-cell office:value-type="string" table:style-name="ce32">
            <text:p>Enterprise Rent-A-Car UK Ltd</text:p>
          </table:table-cell>
          <table:table-cell office:value-type="string" table:style-name="ce32">
            <text:p>The proportion of bookings which (do not) generate a complaint</text:p>
          </table:table-cell>
          <table:table-cell office:value-type="string" table:style-name="ce32">
            <text:p>&gt;=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Department For Transport UK Vehicle Hire</text:p>
          </table:table-cell>
          <table:table-cell office:value-type="string" table:style-name="ce32">
            <text:p>Enterprise Rent-A-Car UK Ltd</text:p>
          </table:table-cell>
          <table:table-cell office:value-type="string" table:style-name="ce32">
            <text:p>The proportion of complaints which are resolved to the customer's satisfaction</text:p>
          </table:table-cell>
          <table:table-cell office:value-type="string" table:style-name="ce32">
            <text:p>&gt;=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HS2 Phase 2b Parliamentary Agents</text:p>
          </table:table-cell>
          <table:table-cell office:value-type="string" table:style-name="ce32">
            <text:p>WINCKWORTH SHERWOOD LLP</text:p>
          </table:table-cell>
          <table:table-cell office:value-type="string" table:style-name="ce32">
            <text:p>Bill Instructions Issued - <text:tab/>Supplier delivers on: <text:s/>Working with DfT in-house lawyers, the DfT Bill team, and HS2 Ltd to prepare a comprehensive set of Bill instructions, based on the Phase One and Phase 2a Bill work, for the Office of the Parliamentary Counsel. Score out of 10.</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HS2 Phase 2b Parliamentary Agents</text:p>
          </table:table-cell>
          <table:table-cell office:value-type="string" table:style-name="ce32">
            <text:p>WINCKWORTH SHERWOOD LLP</text:p>
          </table:table-cell>
          <table:table-cell office:value-type="string" table:style-name="ce32">
            <text:p>Bill Issues Dealt With - Supplier delivers on: <text:s/>Providing advice on various issues relating to the Bill and its accompanying documents. Score out of 10.</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HS2 Phase 2b Parliamentary Agents</text:p>
          </table:table-cell>
          <table:table-cell office:value-type="string" table:style-name="ce32">
            <text:p>WINCKWORTH SHERWOOD LLP</text:p>
          </table:table-cell>
          <table:table-cell office:value-type="string" table:style-name="ce32">
            <text:p>Deposit Plan Sections - Supplier delivers on: <text:s/>Providing advice on the development and deposit of the plans and sections, the Book of Reference and the Environmental Statement, documents which accompany the introduction of the Bill itself to Parliament. Score out of 10.</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Crossrail Project Representative</text:p>
          </table:table-cell>
          <table:table-cell office:value-type="string" table:style-name="ce32">
            <text:p>Jacobs UK Limited</text:p>
          </table:table-cell>
          <table:table-cell office:value-type="string" table:style-name="ce32">
            <text:p>Mobilisation, and Delivery to<text:s/></text:p>
            <text:p>Programme / Project Deadlines</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Crossrail Project Representative</text:p>
          </table:table-cell>
          <table:table-cell office:value-type="string" table:style-name="ce32">
            <text:p>Jacobs UK Limited</text:p>
          </table:table-cell>
          <table:table-cell office:value-type="string" table:style-name="ce32">
            <text:p>Overall Project Deliverables</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Crossrail Project Representative</text:p>
          </table:table-cell>
          <table:table-cell office:value-type="string" table:style-name="ce32">
            <text:p>Jacobs UK Limited</text:p>
          </table:table-cell>
          <table:table-cell office:value-type="string" table:style-name="ce32">
            <text:p>Resource Competence</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OLR Technical Advisors - (7 Work Packages) WP01</text:p>
          </table:table-cell>
          <table:table-cell office:value-type="string" table:style-name="ce32">
            <text:p>Ove Arup &amp; Partners Limited</text:p>
          </table:table-cell>
          <table:table-cell office:value-type="string" table:style-name="ce32">
            <text:p>Mobilisation, and Delivery to<text:s/></text:p>
            <text:p>Programme / Project Deadlines</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OLR Technical Advisors - (7 Work Packages) WP01</text:p>
          </table:table-cell>
          <table:table-cell office:value-type="string" table:style-name="ce32">
            <text:p>Ove Arup &amp; Partners Limited</text:p>
          </table:table-cell>
          <table:table-cell office:value-type="string" table:style-name="ce32">
            <text:p>Overall Project Deliverables</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OLR Technical Advisors - (7 Work Packages) WP01</text:p>
          </table:table-cell>
          <table:table-cell office:value-type="string" table:style-name="ce32">
            <text:p>Ove Arup &amp; Partners Limited</text:p>
          </table:table-cell>
          <table:table-cell office:value-type="string" table:style-name="ce32">
            <text:p>Resource Competence</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OLR Technical Advisors - (7 Work Packages) WP03</text:p>
          </table:table-cell>
          <table:table-cell office:value-type="string" table:style-name="ce32">
            <text:p>ATKINS LIMITED</text:p>
          </table:table-cell>
          <table:table-cell office:value-type="string" table:style-name="ce32">
            <text:p>Mobilisation, and Delivery to<text:s/></text:p>
            <text:p>Programme / Project Deadlines</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OLR Technical Advisors - (7 Work Packages) WP03</text:p>
          </table:table-cell>
          <table:table-cell office:value-type="string" table:style-name="ce32">
            <text:p>ATKINS LIMITED</text:p>
          </table:table-cell>
          <table:table-cell office:value-type="string" table:style-name="ce32">
            <text:p>Overall Project Deliverables</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OLR Technical Advisors - (7 Work Packages) WP03</text:p>
          </table:table-cell>
          <table:table-cell office:value-type="string" table:style-name="ce32">
            <text:p>ATKINS LIMITED</text:p>
          </table:table-cell>
          <table:table-cell office:value-type="string" table:style-name="ce32">
            <text:p>Resource Competence</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OLR Technical Advisors - (7 Work Packages) WP04</text:p>
          </table:table-cell>
          <table:table-cell office:value-type="string" table:style-name="ce32">
            <text:p>Gutteridge, Haskins and Davey Limited</text:p>
          </table:table-cell>
          <table:table-cell office:value-type="string" table:style-name="ce32">
            <text:p>Mobilisation, and Delivery to<text:s/></text:p>
            <text:p>Programme / Project Deadlines</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OLR Technical Advisors - (7 Work Packages) WP04</text:p>
          </table:table-cell>
          <table:table-cell office:value-type="string" table:style-name="ce32">
            <text:p>Gutteridge, Haskins and Davey Limited</text:p>
          </table:table-cell>
          <table:table-cell office:value-type="string" table:style-name="ce32">
            <text:p>Overall Project Deliverables</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OLR Technical Advisors - (7 Work Packages) WP04</text:p>
          </table:table-cell>
          <table:table-cell office:value-type="string" table:style-name="ce32">
            <text:p>Gutteridge, Haskins and Davey Limited</text:p>
          </table:table-cell>
          <table:table-cell office:value-type="string" table:style-name="ce32">
            <text:p>Resource Competence</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OLR Technical Advisors - (7 Work Packages) WP06</text:p>
          </table:table-cell>
          <table:table-cell office:value-type="string" table:style-name="ce32">
            <text:p>Ove Arup &amp; Partners Limited</text:p>
          </table:table-cell>
          <table:table-cell office:value-type="string" table:style-name="ce32">
            <text:p>Mobilisation, and Delivery to<text:s/></text:p>
            <text:p>Programme / Project Deadlines</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OLR Technical Advisors - (7 Work Packages) WP06</text:p>
          </table:table-cell>
          <table:table-cell office:value-type="string" table:style-name="ce32">
            <text:p>Ove Arup &amp; Partners Limited</text:p>
          </table:table-cell>
          <table:table-cell office:value-type="string" table:style-name="ce32">
            <text:p>Overall Project Deliverables</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OLR Technical Advisors - (7 Work Packages) WP06</text:p>
          </table:table-cell>
          <table:table-cell office:value-type="string" table:style-name="ce32">
            <text:p>Ove Arup &amp; Partners Limited</text:p>
          </table:table-cell>
          <table:table-cell office:value-type="string" table:style-name="ce32">
            <text:p>Resource Competence</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End User Computing devices and a fully managed service desk</text:p>
          </table:table-cell>
          <table:table-cell office:value-type="string" table:style-name="ce32">
            <text:p>XMA LTD</text:p>
          </table:table-cell>
          <table:table-cell office:value-type="string" table:style-name="ce32">
            <text:p>End users are satisfied that assets/services have been delivered to contracted scope and quality. Score out of 10.</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End User Computing devices and a fully managed service desk</text:p>
          </table:table-cell>
          <table:table-cell office:value-type="string" table:style-name="ce32">
            <text:p>XMA LTD</text:p>
          </table:table-cell>
          <table:table-cell office:value-type="string" table:style-name="ce32">
            <text:p>Services Delivered to the specified service levels/quality. Scored out of 10.<text:s/></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End User Computing devices and a fully managed service desk</text:p>
          </table:table-cell>
          <table:table-cell office:value-type="string" table:style-name="ce32">
            <text:p>XMA LTD</text:p>
          </table:table-cell>
          <table:table-cell office:value-type="string" table:style-name="ce32">
            <text:p>Supplier complies with the contracted budget management &amp; reporting requirements regarding resource use and transparency. Scored out of 10.</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TTWO0130 - Rail Station Accessibility Audit (National)</text:p>
          </table:table-cell>
          <table:table-cell office:value-type="string" table:style-name="ce32">
            <text:p>Atkins Limited</text:p>
          </table:table-cell>
          <table:table-cell office:value-type="string" table:style-name="ce32">
            <text:p>Mobilisation, and Delivery to<text:s/></text:p>
            <text:p>Programme / Project Deadlines</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TTWO0130 - Rail Station Accessibility Audit (National)</text:p>
          </table:table-cell>
          <table:table-cell office:value-type="string" table:style-name="ce32">
            <text:p>Atkins Limited</text:p>
          </table:table-cell>
          <table:table-cell office:value-type="string" table:style-name="ce32">
            <text:p>Overall Project Deliverables</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TTWO0130 - Rail Station Accessibility Audit (National)</text:p>
          </table:table-cell>
          <table:table-cell office:value-type="string" table:style-name="ce32">
            <text:p>Atkins Limited</text:p>
          </table:table-cell>
          <table:table-cell office:value-type="string" table:style-name="ce32">
            <text:p>Resource Competence</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HS2 Project Representative <text:s/>(PPRO 04/101/054)</text:p>
          </table:table-cell>
          <table:table-cell office:value-type="string" table:style-name="ce32">
            <text:p>KPMG LLP</text:p>
          </table:table-cell>
          <table:table-cell office:value-type="string" table:style-name="ce32">
            <text:p>Services are delivered to the specified scope in the contract. Scored out of 10.<text:s/></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HS2 Project Representative <text:s/>(PPRO 04/101/054)</text:p>
          </table:table-cell>
          <table:table-cell office:value-type="string" table:style-name="ce32">
            <text:p>KPMG LLP</text:p>
          </table:table-cell>
          <table:table-cell office:value-type="string" table:style-name="ce32">
            <text:p>Services Delivered to the specified service levels/quality. Scored out of 10.<text:s/></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HS2 Project Representative <text:s/>(PPRO 04/101/054)</text:p>
          </table:table-cell>
          <table:table-cell office:value-type="string" table:style-name="ce32">
            <text:p>KPMG LLP</text:p>
          </table:table-cell>
          <table:table-cell office:value-type="string" table:style-name="ce32">
            <text:p>Supplier complies with the contracted budget management &amp; reporting requirements regarding resource use and transparency. Scored out of 10.</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DfT Creative Marketing Agency</text:p>
          </table:table-cell>
          <table:table-cell office:value-type="string" table:style-name="ce32">
            <text:p>VMLY&amp;R<text:s/></text:p>
          </table:table-cell>
          <table:table-cell office:value-type="string" table:style-name="ce32">
            <text:p>Deliver against agreed time schedules and budgets</text:p>
          </table:table-cell>
          <table:table-cell office:value-type="string" table:style-name="ce32">
            <text:p>&gt;=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DfT Creative Marketing Agency</text:p>
          </table:table-cell>
          <table:table-cell office:value-type="string" table:style-name="ce32">
            <text:p>VMLY&amp;R<text:s/></text:p>
          </table:table-cell>
          <table:table-cell office:value-type="string" table:style-name="ce32">
            <text:p>Ideas to be bold yet rooted in insight with a flexible and agile approach to delivery</text:p>
          </table:table-cell>
          <table:table-cell office:value-type="string" table:style-name="ce32">
            <text:p>&gt;=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DfT Creative Marketing Agency</text:p>
          </table:table-cell>
          <table:table-cell office:value-type="string" table:style-name="ce32">
            <text:p>VMLY&amp;R<text:s/></text:p>
          </table:table-cell>
          <table:table-cell office:value-type="string" table:style-name="ce32">
            <text:p>Work collaboratively as part of a truly integrated agency group to set and deliver against campaign objectives and KPIs.</text:p>
          </table:table-cell>
          <table:table-cell office:value-type="string" table:style-name="ce32">
            <text:p>&gt;=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TROO0139- Extension OLR Financial Advisors</text:p>
          </table:table-cell>
          <table:table-cell office:value-type="string" table:style-name="ce32">
            <text:p>Ernst &amp; Young LLP</text:p>
          </table:table-cell>
          <table:table-cell office:value-type="string" table:style-name="ce32">
            <text:p>How Satisfied is the client with the Consultant's staff appointed to the project competent and suitably qualified to perform the work required of them by the project? <text:s/>Do the staff communicate effectively, attend regular meetings/conference calls and follow-up accordingly, as required by the project? Are the staff's deliverables consistent with the required reporting/ evaluations expected by the Client team? <text:s/>Where SMEs are engaged, has the competency and performance of the staff from the SME met with the required expectations?</text:p>
          </table:table-cell>
          <table:table-cell office:value-type="string" table:style-name="ce32">
            <text:p>&gt;=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TROO0139- Extension OLR Financial Advisors</text:p>
          </table:table-cell>
          <table:table-cell office:value-type="string" table:style-name="ce32">
            <text:p>Ernst &amp; Young LLP</text:p>
          </table:table-cell>
          <table:table-cell office:value-type="string" table:style-name="ce32">
            <text:p>Team members active and volume of days/hours worked that week (8:00h working day); Narrative of tasks completed by team member; Day rate for that team member;Total cost for the week</text:p>
          </table:table-cell>
          <table:table-cell office:value-type="string" table:style-name="ce32">
            <text:p>&gt;=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FTc</text:p>
          </table:table-cell>
          <table:table-cell office:value-type="string" table:style-name="ce32">
            <text:p>TROO0139- Extension OLR Financial Advisors</text:p>
          </table:table-cell>
          <table:table-cell office:value-type="string" table:style-name="ce32">
            <text:p>Ernst &amp; Young LLP</text:p>
          </table:table-cell>
          <table:table-cell office:value-type="string" table:style-name="ce32">
            <text:p>The client is responsible for the internal reporting on project costs, which is supported by regular consultant updates on billing and forecasts. <text:s/>How satisfied is the client with the consultant's billing process and forecast updates? Is the client satisfied that it clears GRNs and the Department duly pays the approved invoices?</text:p>
          </table:table-cell>
          <table:table-cell office:value-type="string" table:style-name="ce32">
            <text:p>&gt;=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VLA</text:p>
          </table:table-cell>
          <table:table-cell office:value-type="string" table:style-name="ce32">
            <text:p>Private Finance Initiative - Project Agreement</text:p>
          </table:table-cell>
          <table:table-cell office:value-type="string" table:style-name="ce32">
            <text:p>Telereal Trillium<text:s/></text:p>
          </table:table-cell>
          <table:table-cell office:value-type="string" table:style-name="ce32">
            <text:p>Accommodation Helpdesk - Helpdesk Performance</text:p>
          </table:table-cell>
          <table:table-cell office:value-type="string" table:style-name="ce32">
            <text:p>&gt;=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VLA</text:p>
          </table:table-cell>
          <table:table-cell office:value-type="string" table:style-name="ce32">
            <text:p>Private Finance Initiative - Project Agreement</text:p>
          </table:table-cell>
          <table:table-cell office:value-type="string" table:style-name="ce32">
            <text:p>Telereal Trillium<text:s/></text:p>
          </table:table-cell>
          <table:table-cell office:value-type="string" table:style-name="ce32">
            <text:p>CCTV- Service Response Time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VLA</text:p>
          </table:table-cell>
          <table:table-cell office:value-type="string" table:style-name="ce32">
            <text:p>Private Finance Initiative - Project Agreement</text:p>
          </table:table-cell>
          <table:table-cell office:value-type="string" table:style-name="ce32">
            <text:p>Telereal Trillium<text:s/></text:p>
          </table:table-cell>
          <table:table-cell office:value-type="string" table:style-name="ce32">
            <text:p>M&amp;E Long Stop Rectify Times</text:p>
          </table:table-cell>
          <table:table-cell office:value-type="string" table:style-name="ce32">
            <text:p>&gt;=98%</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VLA</text:p>
          </table:table-cell>
          <table:table-cell office:value-type="string" table:style-name="ce32">
            <text:p>Agreement for the Provision of Front Office Counter Services</text:p>
          </table:table-cell>
          <table:table-cell office:value-type="string" table:style-name="ce32">
            <text:p>Post Office Ltd</text:p>
          </table:table-cell>
          <table:table-cell office:value-type="string" table:style-name="ce32">
            <text:p>Accuracy of transaction information contained within batch files<text:s text:c="2"/></text:p>
          </table:table-cell>
          <table:table-cell office:value-type="string" table:style-name="ce32">
            <text:p>&gt;=9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VLA</text:p>
          </table:table-cell>
          <table:table-cell office:value-type="string" table:style-name="ce32">
            <text:p>Agreement for the Provision of Front Office Counter Services</text:p>
          </table:table-cell>
          <table:table-cell office:value-type="string" table:style-name="ce32">
            <text:p>Post Office Ltd</text:p>
          </table:table-cell>
          <table:table-cell office:value-type="string" table:style-name="ce32">
            <text:p>Percentage of advertised hours during which the Contractor is able to process and complete Customer transactions across the agreed network</text:p>
          </table:table-cell>
          <table:table-cell office:value-type="string" table:style-name="ce32">
            <text:p>&gt;=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VLA</text:p>
          </table:table-cell>
          <table:table-cell office:value-type="string" table:style-name="ce32">
            <text:p>Agreement for the Provision of Front Office Counter Services</text:p>
          </table:table-cell>
          <table:table-cell office:value-type="string" table:style-name="ce32">
            <text:p>Post Office Ltd</text:p>
          </table:table-cell>
          <table:table-cell office:value-type="string" table:style-name="ce32">
            <text:p>Percentage of transactions or processes undertaken by the Contractor which do not contain Errors</text:p>
          </table:table-cell>
          <table:table-cell office:value-type="string" table:style-name="ce32">
            <text:p>&gt;=99.2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VLA</text:p>
          </table:table-cell>
          <table:table-cell office:value-type="string" table:style-name="ce32">
            <text:p>Agreement for the Provision of Vehicle Enforcement Services</text:p>
          </table:table-cell>
          <table:table-cell office:value-type="string" table:style-name="ce32">
            <text:p>NSL Limited</text:p>
          </table:table-cell>
          <table:table-cell office:value-type="string" table:style-name="ce32">
            <text:p>Clean Enforcement Actions and Non-Compliant Vehicles issued with a Warning Notice (i.e. an immobilisation or instant removal or the issue of an enforcement notice (being a notice provided by the DVLA to the supplier which to be placed on the window of a vehicle) in respect of a vehicle which is required to have vehicle excise duty paid in respect of it).</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VLA</text:p>
          </table:table-cell>
          <table:table-cell office:value-type="string" table:style-name="ce32">
            <text:p>Agreement for the Provision of Vehicle Enforcement Services</text:p>
          </table:table-cell>
          <table:table-cell office:value-type="string" table:style-name="ce32">
            <text:p>NSL Limited</text:p>
          </table:table-cell>
          <table:table-cell office:value-type="string" table:style-name="ce32">
            <text:p>Failing to release an immobilised or impounded Category 1 Vehicle<text:s/></text:p>
          </table:table-cell>
          <table:table-cell office:value-type="string" table:style-name="ce32">
            <text:p>0 breache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FT</text:p>
          </table:table-cell>
          <table:table-cell office:value-type="string" table:style-name="ce32">
            <text:p>DVLA</text:p>
          </table:table-cell>
          <table:table-cell office:value-type="string" table:style-name="ce32">
            <text:p>Agreement for the Provision of Vehicle Enforcement Services</text:p>
          </table:table-cell>
          <table:table-cell office:value-type="string" table:style-name="ce32">
            <text:p>NSL Limited</text:p>
          </table:table-cell>
          <table:table-cell office:value-type="string" table:style-name="ce32">
            <text:p>Time taken to pay over any monies owed to the DVLA</text:p>
          </table:table-cell>
          <table:table-cell office:value-type="string" table:style-name="ce32">
            <text:p>0 breache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Clinical advice regarding applications for early access to pensions benefits</text:p>
          </table:table-cell>
          <table:table-cell office:value-type="string" table:style-name="ce32">
            <text:p>Medigold Health Consultancy Limited</text:p>
          </table:table-cell>
          <table:table-cell office:value-type="string" table:style-name="ce32">
            <text:p>KPI1 Ill Health Retirement Benefit/Allocations, Incapacitated Child and Widowers measured by % of these type of cases where the supplier has provided a decision within the required time period.</text:p>
          </table:table-cell>
          <table:table-cell office:value-type="string" table:style-name="ce32">
            <text:p>100.00%</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Clinical advice regarding applications for early access to pensions benefits</text:p>
          </table:table-cell>
          <table:table-cell office:value-type="string" table:style-name="ce32">
            <text:p>Medigold Health Consultancy Limited</text:p>
          </table:table-cell>
          <table:table-cell office:value-type="string" table:style-name="ce32">
            <text:p>KPI 2 Early Payment of Deferred Benefit</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Clinical advice regarding applications for early access to pensions benefits</text:p>
          </table:table-cell>
          <table:table-cell office:value-type="string" table:style-name="ce32">
            <text:p>Medigold Health Consultancy Limited</text:p>
          </table:table-cell>
          <table:table-cell office:value-type="string" table:style-name="ce32">
            <text:p>KPI6 Quality measured by % of audited Decisions and/or Advice provided by supplier which are compliant with agreed quality plans</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Hard Facilities Management</text:p>
          </table:table-cell>
          <table:table-cell office:value-type="string" table:style-name="ce32">
            <text:p>Kier</text:p>
          </table:table-cell>
          <table:table-cell office:value-type="string" table:style-name="ce32">
            <text:p>BM K1 Planned and Reactive Building Maintenance - including the number and percentage of works and repairs completed in the month within the agreed Service Delivery Response times.</text:p>
          </table:table-cell>
          <table:table-cell office:value-type="string" table:style-name="ce32">
            <text:p>95%-100% </text:p>
          </table:table-cell>
          <table:table-cell office:value-type="string" table:style-name="ce32">
            <text:p>Inadequate</text:p>
          </table:table-cell>
          <table:table-cell office:value-type="string" table:style-name="ce32">
            <text:p>KPI has been improving each month however the KPI will not reach an acceptable standard until the Supplier provides an updated, accepted PPM Planner from the CAFM system. <text:s/>Contract is in exit and will terminate 31/03/22.</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Hard Facilities Management</text:p>
          </table:table-cell>
          <table:table-cell office:value-type="string" table:style-name="ce32">
            <text:p>Kier</text:p>
          </table:table-cell>
          <table:table-cell office:value-type="string" table:style-name="ce32">
            <text:p>CFM K1 Computer Aided Facilities Management/Helpdesk Service - including the percentage of calls, service requests, complaints raised and completed within the month against the agreed Service Delivery Response Times.</text:p>
          </table:table-cell>
          <table:table-cell office:value-type="string" table:style-name="ce32">
            <text:p> 95%-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Hard Facilities Management</text:p>
          </table:table-cell>
          <table:table-cell office:value-type="string" table:style-name="ce32">
            <text:p>Kier</text:p>
          </table:table-cell>
          <table:table-cell office:value-type="string" table:style-name="ce32">
            <text:p>MAN K1 Management Enablers - including updates on spend against agreed budgets, tasks going beyond deadlines, staff availability at meetings and provision of accurate MI reports</text:p>
          </table:table-cell>
          <table:table-cell office:value-type="string" table:style-name="ce32">
            <text:p> 90%-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Soft Facilities Management</text:p>
          </table:table-cell>
          <table:table-cell office:value-type="string" table:style-name="ce32">
            <text:p>Compass</text:p>
          </table:table-cell>
          <table:table-cell office:value-type="string" table:style-name="ce32">
            <text:p>CAT K1 Catering Service - including the provision of a Service Delivery Plan and the percentage of complaints received for each of the services provided.</text:p>
          </table:table-cell>
          <table:table-cell office:value-type="string" table:style-name="ce32">
            <text:p>95%-100% </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Soft Facilities Management</text:p>
          </table:table-cell>
          <table:table-cell office:value-type="string" table:style-name="ce32">
            <text:p>Compass</text:p>
          </table:table-cell>
          <table:table-cell office:value-type="string" table:style-name="ce32">
            <text:p>CLG K1 Cleaning Services - including the provision of the service in line with the Service Requirements and the percentage of complaints received per service</text:p>
          </table:table-cell>
          <table:table-cell office:value-type="string" table:style-name="ce32">
            <text:p>95%-100% </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Soft Facilities Management</text:p>
          </table:table-cell>
          <table:table-cell office:value-type="string" table:style-name="ce32">
            <text:p>Compass</text:p>
          </table:table-cell>
          <table:table-cell office:value-type="string" table:style-name="ce32">
            <text:p>SY K1 Security Services - including the percentage of occasions where the CCTV monitoring service and the required security guards were not provided and the time taken to attend emergencies against the agreed requirements and Service Delivery Response times.</text:p>
          </table:table-cell>
          <table:table-cell office:value-type="string" table:style-name="ce32">
            <text:p>95%-100% </text:p>
          </table:table-cell>
          <table:table-cell office:value-type="string" table:style-name="ce32">
            <text:p>Requires Improvement</text:p>
          </table:table-cell>
          <table:table-cell office:value-type="string" table:style-name="ce32">
            <text:p><text:s/>Supplier is working through security issues with subcontractors to ensure continued improvement.</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Building &amp; Construction Works for all Sites</text:p>
          </table:table-cell>
          <table:table-cell office:value-type="string" table:style-name="ce32">
            <text:p>Integrated Health Projects</text:p>
          </table:table-cell>
          <table:table-cell office:value-type="string" table:style-name="ce32">
            <text:p>Client Satisfaction for management and approach to construction supervision</text:p>
          </table:table-cell>
          <table:table-cell office:value-type="string" table:style-name="ce32">
            <text:p>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Building &amp; Construction Works for all Sites</text:p>
          </table:table-cell>
          <table:table-cell office:value-type="string" table:style-name="ce32">
            <text:p>Integrated Health Projects</text:p>
          </table:table-cell>
          <table:table-cell office:value-type="string" table:style-name="ce32">
            <text:p>Number of defects at Client Handover upon completion of projects</text:p>
          </table:table-cell>
          <table:table-cell office:value-type="string" table:style-name="ce32">
            <text:p>0 defect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Building &amp; Construction Works for all Sites</text:p>
          </table:table-cell>
          <table:table-cell office:value-type="string" table:style-name="ce32">
            <text:p>Integrated Health Projects</text:p>
          </table:table-cell>
          <table:table-cell office:value-type="string" table:style-name="ce32">
            <text:p>Number of RIDDOR reportable accidents</text:p>
          </table:table-cell>
          <table:table-cell office:value-type="string" table:style-name="ce32">
            <text:p>0 Accident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Enterprise wide Work Management Solution</text:p>
          </table:table-cell>
          <table:table-cell office:value-type="string" table:style-name="ce32">
            <text:p>Verint Systems UK Limited</text:p>
          </table:table-cell>
          <table:table-cell office:value-type="string" table:style-name="ce32">
            <text:p>Uptime Percentage: Workforce Management</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Enterprise wide Work Management Solution</text:p>
          </table:table-cell>
          <table:table-cell office:value-type="string" table:style-name="ce32">
            <text:p>Verint Systems UK Limited</text:p>
          </table:table-cell>
          <table:table-cell office:value-type="string" table:style-name="ce32">
            <text:p>Uptime Percentage: Work Manager - Other</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Enterprise wide Work Management Solution</text:p>
          </table:table-cell>
          <table:table-cell office:value-type="string" table:style-name="ce32">
            <text:p>Verint Systems UK Limited</text:p>
          </table:table-cell>
          <table:table-cell office:value-type="string" table:style-name="ce32">
            <text:p>Uptime Percentage: Work Manager - Pensions</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National Institute for Health Research Support Services: The NIHR Dissemination Centre; and, The NIHR Co-ordination Centre for Patient and Public Involvement, Participation and Engagement in Research  </text:p>
          </table:table-cell>
          <table:table-cell office:value-type="string" table:style-name="ce32">
            <text:p>LGC Ltd</text:p>
          </table:table-cell>
          <table:table-cell office:value-type="string" table:style-name="ce32">
            <text:p>Delivery of Thematic Summaries - overview of research topics or themes that have been highlighted as being of interest by members of the community: 3 per quarter</text:p>
          </table:table-cell>
          <table:table-cell office:value-type="string" table:style-name="ce32">
            <text:p>3 delivere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National Institute for Health Research Support Services: The NIHR Dissemination Centre; and, The NIHR Co-ordination Centre for Patient and Public Involvement, Participation and Engagement in Research  </text:p>
          </table:table-cell>
          <table:table-cell office:value-type="string" table:style-name="ce32">
            <text:p>LGC Ltd</text:p>
          </table:table-cell>
          <table:table-cell office:value-type="string" table:style-name="ce32">
            <text:p>Delivery of ‘Alerts’ - summaries of the latest health research presented in plain English: 25 per quarter</text:p>
          </table:table-cell>
          <table:table-cell office:value-type="string" table:style-name="ce32">
            <text:p>≥2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National Institute for Health Research Support Services: The NIHR Dissemination Centre; and, The NIHR Co-ordination Centre for Patient and Public Involvement, Participation and Engagement in Research  </text:p>
          </table:table-cell>
          <table:table-cell office:value-type="string" table:style-name="ce32">
            <text:p>LGC Ltd</text:p>
          </table:table-cell>
          <table:table-cell office:value-type="string" table:style-name="ce32">
            <text:p>Public Partnerships: Stakeholder engagement events (3 per quarter)</text:p>
          </table:table-cell>
          <table:table-cell office:value-type="string" table:style-name="ce32">
            <text:p>3 delivere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Health Family e-commercial System</text:p>
          </table:table-cell>
          <table:table-cell office:value-type="string" table:style-name="ce32">
            <text:p>Atamis</text:p>
          </table:table-cell>
          <table:table-cell office:value-type="string" table:style-name="ce32">
            <text:p>95% of initial responses provided within the following:</text:p>
            <text:p>• PL1: 30 mins</text:p>
            <text:p>• PL2: 1 hour</text:p>
            <text:p>• PL3: 2 hours</text:p>
            <text:p>• PL4: 4 hours</text:p>
          </table:table-cell>
          <table:table-cell office:value-type="string" table:style-name="ce32">
            <text:p>95.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Health Family e-commercial System</text:p>
          </table:table-cell>
          <table:table-cell office:value-type="string" table:style-name="ce32">
            <text:p>Atamis</text:p>
          </table:table-cell>
          <table:table-cell office:value-type="string" table:style-name="ce32">
            <text:p>95% of PL4 issues resolved within 36 working hours</text:p>
          </table:table-cell>
          <table:table-cell office:value-type="string" table:style-name="ce32">
            <text:p>95.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Health Family e-commercial System</text:p>
          </table:table-cell>
          <table:table-cell office:value-type="string" table:style-name="ce32">
            <text:p>Atamis</text:p>
          </table:table-cell>
          <table:table-cell office:value-type="string" table:style-name="ce32">
            <text:p>95% of support tickets acknowledged within 2 hours, including a tracking number. </text:p>
          </table:table-cell>
          <table:table-cell office:value-type="string" table:style-name="ce32">
            <text:p>95.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NHS Jobs</text:p>
          </table:table-cell>
          <table:table-cell office:value-type="string" table:style-name="ce32">
            <text:p>Methods Business &amp; Digital Technology Ltd</text:p>
          </table:table-cell>
          <table:table-cell office:value-type="string" table:style-name="ce32">
            <text:p>Display Search Results - Within 20 Seconds 99.5% of the time</text:p>
          </table:table-cell>
          <table:table-cell office:value-type="string" table:style-name="ce32">
            <text:p>99.5% - 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NHS Jobs</text:p>
          </table:table-cell>
          <table:table-cell office:value-type="string" table:style-name="ce32">
            <text:p>Methods Business &amp; Digital Technology Ltd</text:p>
          </table:table-cell>
          <table:table-cell office:value-type="string" table:style-name="ce32">
            <text:p>Display Web Page - Within 10 Seconds 99.5% of the time</text:p>
          </table:table-cell>
          <table:table-cell office:value-type="string" table:style-name="ce32">
            <text:p>99.5% - 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NHS Jobs</text:p>
          </table:table-cell>
          <table:table-cell office:value-type="string" table:style-name="ce32">
            <text:p>Methods Business &amp; Digital Technology Ltd</text:p>
          </table:table-cell>
          <table:table-cell office:value-type="string" table:style-name="ce32">
            <text:p>NHS Jobs Availability - 24/7 Availability 99.9% of the time</text:p>
          </table:table-cell>
          <table:table-cell office:value-type="string" table:style-name="ce32">
            <text:p>99.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Public Sector Resourcing</text:p>
          </table:table-cell>
          <table:table-cell office:value-type="string" table:style-name="ce32">
            <text:p>Alexander Mann Solutions</text:p>
          </table:table-cell>
          <table:table-cell office:value-type="string" table:style-name="ce32">
            <text:p>Time from offer to onboard</text:p>
          </table:table-cell>
          <table:table-cell office:value-type="string" table:style-name="ce32">
            <text:p>&gt;= 100% of correspondanc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Testing of Citizens - FM - Test Sites</text:p>
          </table:table-cell>
          <table:table-cell office:value-type="string" table:style-name="ce32">
            <text:p>Sodexo Ltd</text:p>
          </table:table-cell>
          <table:table-cell office:value-type="string" table:style-name="ce32">
            <text:p>Availability of Operation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Testing of Citizens - FM - Test Sites</text:p>
          </table:table-cell>
          <table:table-cell office:value-type="string" table:style-name="ce32">
            <text:p>Sodexo Ltd</text:p>
          </table:table-cell>
          <table:table-cell office:value-type="string" table:style-name="ce32">
            <text:p>Clinical Compliance - Infection Prevention Control (IPC)</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Testing of Citizens - FM - Test Sites</text:p>
          </table:table-cell>
          <table:table-cell office:value-type="string" table:style-name="ce32">
            <text:p>Sodexo Ltd</text:p>
          </table:table-cell>
          <table:table-cell office:value-type="string" table:style-name="ce32">
            <text:p>Clinical Reporting Compliance<text:s text:c="2"/></text:p>
          </table:table-cell>
          <table:table-cell office:value-type="string" table:style-name="ce32">
            <text:p>100%</text:p>
          </table:table-cell>
          <table:table-cell office:value-type="string" table:style-name="ce32">
            <text:p>Approaching Target</text:p>
          </table:table-cell>
          <table:table-cell table:number-columns-repeated="16376"/>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Testing of Citizens - FM - Test Sites</text:p>
          </table:table-cell>
          <table:table-cell office:value-type="string" table:style-name="ce32">
            <text:p>Serco Limited</text:p>
          </table:table-cell>
          <table:table-cell office:value-type="string" table:style-name="ce32">
            <text:p>Clinical Compliance - Infection Prevention Control (IPC)</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Testing of Citizens - FM - Test Sites</text:p>
          </table:table-cell>
          <table:table-cell office:value-type="string" table:style-name="ce32">
            <text:p>Serco Limited</text:p>
          </table:table-cell>
          <table:table-cell office:value-type="string" table:style-name="ce32">
            <text:p>Availability of Operation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Testing of Citizens - FM - Test Sites</text:p>
          </table:table-cell>
          <table:table-cell office:value-type="string" table:style-name="ce32">
            <text:p>Serco Limited</text:p>
          </table:table-cell>
          <table:table-cell office:value-type="string" table:style-name="ce32">
            <text:p>Clinical Reporting Compliance<text:s text:c="2"/></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Testing of Citizens - FM - Test Sites</text:p>
          </table:table-cell>
          <table:table-cell office:value-type="string" table:style-name="ce32">
            <text:p>Mitie Security Limited</text:p>
          </table:table-cell>
          <table:table-cell office:value-type="string" table:style-name="ce32">
            <text:p>Availability of Operations</text:p>
          </table:table-cell>
          <table:table-cell office:value-type="string" table:style-name="ce32">
            <text:p>100%</text:p>
          </table:table-cell>
          <table:table-cell office:value-type="string" table:style-name="ce32">
            <text:p>Approaching Target</text:p>
          </table:table-cell>
          <table:table-cell table:number-columns-repeated="16376"/>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Testing of Citizens - FM - Test Sites</text:p>
          </table:table-cell>
          <table:table-cell office:value-type="string" table:style-name="ce32">
            <text:p>Mitie Security Limited</text:p>
          </table:table-cell>
          <table:table-cell office:value-type="string" table:style-name="ce32">
            <text:p>Clinical Compliance - Infection Prevention Control (IPC)</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Testing of Citizens - FM - Test Sites</text:p>
          </table:table-cell>
          <table:table-cell office:value-type="string" table:style-name="ce32">
            <text:p>Mitie Security Limited</text:p>
          </table:table-cell>
          <table:table-cell office:value-type="string" table:style-name="ce32">
            <text:p>Clinical Reporting Compliance<text:s text:c="2"/></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Testing of Citizens - FM - Test Sites</text:p>
          </table:table-cell>
          <table:table-cell office:value-type="string" table:style-name="ce32">
            <text:p>G4S Facilities Management (UK) Ltd</text:p>
          </table:table-cell>
          <table:table-cell office:value-type="string" table:style-name="ce32">
            <text:p>Availability of Operations</text:p>
          </table:table-cell>
          <table:table-cell office:value-type="string" table:style-name="ce32">
            <text:p>100%</text:p>
          </table:table-cell>
          <table:table-cell office:value-type="string" table:style-name="ce32">
            <text:p>Approaching Target</text:p>
          </table:table-cell>
          <table:table-cell table:number-columns-repeated="16376"/>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Testing of Citizens - FM - Test Sites</text:p>
          </table:table-cell>
          <table:table-cell office:value-type="string" table:style-name="ce32">
            <text:p>G4S Facilities Management (UK) Ltd</text:p>
          </table:table-cell>
          <table:table-cell office:value-type="string" table:style-name="ce32">
            <text:p>Clinical Compliance - Infection Prevention Control (IPC)</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Testing of Citizens - FM - Test Sites</text:p>
          </table:table-cell>
          <table:table-cell office:value-type="string" table:style-name="ce32">
            <text:p>G4S Facilities Management (UK) Ltd</text:p>
          </table:table-cell>
          <table:table-cell office:value-type="string" table:style-name="ce32">
            <text:p>Clinical Reporting Compliance<text:s text:c="2"/></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Health Start Reimbursement Unit</text:p>
          </table:table-cell>
          <table:table-cell office:value-type="string" table:style-name="ce32">
            <text:p>Multi Resource Marketing LTD</text:p>
          </table:table-cell>
          <table:table-cell office:value-type="string" table:style-name="ce32">
            <text:p>Applications process within 2 working day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Health Start Reimbursement Unit</text:p>
          </table:table-cell>
          <table:table-cell office:value-type="string" table:style-name="ce32">
            <text:p>Multi Resource Marketing LTD</text:p>
          </table:table-cell>
          <table:table-cell office:value-type="string" table:style-name="ce32">
            <text:p>Claims paid within 7 working days</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Health Start Reimbursement Unit</text:p>
          </table:table-cell>
          <table:table-cell office:value-type="string" table:style-name="ce32">
            <text:p>Multi Resource Marketing LTD</text:p>
          </table:table-cell>
          <table:table-cell office:value-type="string" table:style-name="ce32">
            <text:p>Email enquiries completed within 5 working day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Fast-Track Mental Health Social Work Graduate Programme</text:p>
          </table:table-cell>
          <table:table-cell office:value-type="string" table:style-name="ce32">
            <text:p>Think Ahead</text:p>
          </table:table-cell>
          <table:table-cell office:value-type="string" table:style-name="ce32">
            <text:p>TA participants to have regular contact with Practice Specialists made up of a variety of interactions i.e group case consultation meetings and individual placement learning agreements.</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Fast-Track Mental Health Social Work Graduate Programme</text:p>
          </table:table-cell>
          <table:table-cell office:value-type="string" table:style-name="ce32">
            <text:p>Think Ahead</text:p>
          </table:table-cell>
          <table:table-cell office:value-type="string" table:style-name="ce32">
            <text:p>Think Ahead to ensure delivery of teaching within the financial year- a quarterly assurance to show scheduled teaching is on track to meet 100% during the financial year.</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Fast-Track Mental Health Social Work Graduate Programme</text:p>
          </table:table-cell>
          <table:table-cell office:value-type="string" table:style-name="ce32">
            <text:p>Think Ahead</text:p>
          </table:table-cell>
          <table:table-cell office:value-type="string" table:style-name="ce32">
            <text:p>Think Ahead to maintain and provide financial reporting within three weeks of quarter end i.e January, April, July and October for the whole of the contractual period</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England &amp; Improvement</text:p>
          </table:table-cell>
          <table:table-cell office:value-type="string" table:style-name="ce32">
            <text:p>National Ambulance Resilience Unit</text:p>
          </table:table-cell>
          <table:table-cell office:value-type="string" table:style-name="ce32">
            <text:p>West Midlands Ambulance Service NHS FT</text:p>
          </table:table-cell>
          <table:table-cell office:value-type="string" table:style-name="ce32">
            <text:p>Reporting - Electronic reports</text:p>
          </table:table-cell>
          <table:table-cell office:value-type="string" table:style-name="ce32">
            <text:p>100% completed Monthly</text:p>
          </table:table-cell>
          <table:table-cell office:value-type="string" table:style-name="ce32">
            <text:p>Other - Consider not returned</text:p>
          </table:table-cell>
          <table:table-cell office:value-type="string" table:style-name="ce32">
            <text:p>The average for quarter data has not been provided by NHSEI on this contract</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England &amp; Improvement</text:p>
          </table:table-cell>
          <table:table-cell office:value-type="string" table:style-name="ce32">
            <text:p>National Ambulance Resilience Unit</text:p>
          </table:table-cell>
          <table:table-cell office:value-type="string" table:style-name="ce32">
            <text:p>West Midlands Ambulance Service NHS FT</text:p>
          </table:table-cell>
          <table:table-cell office:value-type="string" table:style-name="ce32">
            <text:p>Service availability - The provider must operate a 24/7 on call rota</text:p>
          </table:table-cell>
          <table:table-cell office:value-type="string" table:style-name="ce32">
            <text:p>9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COVID-19: S&amp;I - CIS - Oxford</text:p>
          </table:table-cell>
          <table:table-cell office:value-type="string" table:style-name="ce32">
            <text:p>University of Oxford</text:p>
          </table:table-cell>
          <table:table-cell office:value-type="string" table:style-name="ce32">
            <text:p>Percentage of Samples returned in 1 Business Day ( N Protein )</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COVID-19: S&amp;I - CIS - Oxford</text:p>
          </table:table-cell>
          <table:table-cell office:value-type="string" table:style-name="ce32">
            <text:p>University of Oxford</text:p>
          </table:table-cell>
          <table:table-cell office:value-type="string" table:style-name="ce32">
            <text:p>Percentage of Samples returned in 1 Business Day ( S Protein )</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COVID-19: S&amp;I - CIS - Oxford</text:p>
          </table:table-cell>
          <table:table-cell office:value-type="string" table:style-name="ce32">
            <text:p>University of Oxford</text:p>
          </table:table-cell>
          <table:table-cell office:value-type="string" table:style-name="ce32">
            <text:p>Weekly MI Report Provided in Required Timescale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D365 Service Support, Maintenance and Application Development </text:p>
          </table:table-cell>
          <table:table-cell office:value-type="string" table:style-name="ce32">
            <text:p>Hitachi Solutions Europe LTD</text:p>
          </table:table-cell>
          <table:table-cell office:value-type="string" table:style-name="ce32">
            <text:p>P3 - Incident Resolution within 3 days</text:p>
          </table:table-cell>
          <table:table-cell office:value-type="string" table:style-name="ce32">
            <text:p>90% Incident Resolution within 3 days (24 work hour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D365 Service Support, Maintenance and Application Development </text:p>
          </table:table-cell>
          <table:table-cell office:value-type="string" table:style-name="ce32">
            <text:p>Hitachi Solutions Europe LTD</text:p>
          </table:table-cell>
          <table:table-cell office:value-type="string" table:style-name="ce32">
            <text:p>P3 - Incident Response within 4 hours</text:p>
          </table:table-cell>
          <table:table-cell office:value-type="string" table:style-name="ce32">
            <text:p>&gt;90% of cases responsed to within 4 hour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D365 Service Support, Maintenance and Application Development </text:p>
          </table:table-cell>
          <table:table-cell office:value-type="string" table:style-name="ce32">
            <text:p>Hitachi Solutions Europe LTD</text:p>
          </table:table-cell>
          <table:table-cell office:value-type="string" table:style-name="ce32">
            <text:p>User Admin Requests</text:p>
          </table:table-cell>
          <table:table-cell office:value-type="string" table:style-name="ce32">
            <text:p>90% within 1 day (same day)</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e-PCR Machines and Reagents</text:p>
          </table:table-cell>
          <table:table-cell office:value-type="string" table:style-name="ce32">
            <text:p>LGC GENOMICS LIMITED</text:p>
          </table:table-cell>
          <table:table-cell office:value-type="string" table:style-name="ce32">
            <text:p>100% Instrument Delivery to specified site by specified date</text:p>
          </table:table-cell>
          <table:table-cell office:value-type="string" table:style-name="ce32">
            <text:p>Within 2 day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e-PCR Machines and Reagents</text:p>
          </table:table-cell>
          <table:table-cell office:value-type="string" table:style-name="ce32">
            <text:p>LGC GENOMICS LIMITED</text:p>
          </table:table-cell>
          <table:table-cell office:value-type="string" table:style-name="ce32">
            <text:p>Maintenance of Buffer Stock of Materials to 100% of agreed levels</text:p>
          </table:table-cell>
          <table:table-cell office:value-type="string" table:style-name="ce32">
            <text:p>Buffer as agree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e-PCR Machines and Reagents</text:p>
          </table:table-cell>
          <table:table-cell office:value-type="string" table:style-name="ce32">
            <text:p>LGC GENOMICS LIMITED</text:p>
          </table:table-cell>
          <table:table-cell office:value-type="string" table:style-name="ce32">
            <text:p>Maintenance of instrument and consumable levels to enable 100% completion of test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Labs - Provision of laboratory testing centre</text:p>
          </table:table-cell>
          <table:table-cell office:value-type="string" table:style-name="ce32">
            <text:p>University Of Glasgow Court</text:p>
          </table:table-cell>
          <table:table-cell office:value-type="string" table:style-name="ce32">
            <text:p>Lab Voids – i.e. <text:s/>resulting from the <text:s/>performance of the <text:s/>Services, not <text:s/>identified on Sample receipt and outside of <text:s/>the control of the <text:s/>laboratory</text:p>
          </table:table-cell>
          <table:table-cell office:value-type="string" table:style-name="ce32">
            <text:p>&lt;1.2%</text:p>
          </table:table-cell>
          <table:table-cell office:value-type="string" table:style-name="ce32">
            <text:p>Other - Consider returned</text:p>
          </table:table-cell>
          <table:table-cell office:value-type="string" table:style-name="ce32">
            <text:p>During the period Oct-Dec, this KPI is not reportable due to a number of operational dependencies that incorrectly skewed the performance figures.</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Development of a Hampshire &amp; Isle of Wight Covid-19 Testing Hub</text:p>
          </table:table-cell>
          <table:table-cell office:value-type="string" table:style-name="ce32">
            <text:p>University Hospital Southampton NHS Foundation Trust</text:p>
          </table:table-cell>
          <table:table-cell office:value-type="string" table:style-name="ce32">
            <text:p>Lab Voids - <text:s/>i.e. resulting from the <text:s/>performance of the <text:s/>services, not <text:s/>identified on sample<text:s/></text:p>
            <text:p>receipt.</text:p>
          </table:table-cell>
          <table:table-cell office:value-type="string" table:style-name="ce32">
            <text:p>&lt;1.2%</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Development of a Hampshire &amp; Isle of Wight Covid-19 Testing Hub</text:p>
          </table:table-cell>
          <table:table-cell office:value-type="string" table:style-name="ce32">
            <text:p>University Hospital Southampton NHS Foundation Trust</text:p>
          </table:table-cell>
          <table:table-cell office:value-type="string" table:style-name="ce32">
            <text:p>Reporting of testing - uploading sample data onto the LIMS twice a day</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Development of a Hampshire &amp; Isle of Wight Covid-19 Testing Hub</text:p>
          </table:table-cell>
          <table:table-cell office:value-type="string" table:style-name="ce32">
            <text:p>University Hospital Southampton NHS Foundation Trust</text:p>
          </table:table-cell>
          <table:table-cell office:value-type="string" table:style-name="ce32">
            <text:p>Sample process speed within 48 hours<text:s/></text:p>
          </table:table-cell>
          <table:table-cell office:value-type="string" table:style-name="ce32">
            <text:p>&gt;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Innovation - Samba COVID19 Testing equipment and consumables</text:p>
          </table:table-cell>
          <table:table-cell office:value-type="string" table:style-name="ce32">
            <text:p>DIAGNOSTICS FOR THE REAL WORLD (EUROPE) LTD</text:p>
          </table:table-cell>
          <table:table-cell office:value-type="string" table:style-name="ce32">
            <text:p>Delivery of Samba II SARS-CoV-2 tests including accessories</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Innovation - Samba COVID19 Testing equipment and consumables</text:p>
          </table:table-cell>
          <table:table-cell office:value-type="string" table:style-name="ce32">
            <text:p>DIAGNOSTICS FOR THE REAL WORLD (EUROPE) LTD</text:p>
          </table:table-cell>
          <table:table-cell office:value-type="string" table:style-name="ce32">
            <text:p>Quality Assurance - Sensitivity &amp; Specificity of reagents<text: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Innovation - Samba COVID19 Testing equipment and consumables</text:p>
          </table:table-cell>
          <table:table-cell office:value-type="string" table:style-name="ce32">
            <text:p>DIAGNOSTICS FOR THE REAL WORLD (EUROPE) LTD</text:p>
          </table:table-cell>
          <table:table-cell office:value-type="string" table:style-name="ce32">
            <text:p>Quality Management - Customer Satisfaction Survey</text:p>
          </table:table-cell>
          <table:table-cell office:value-type="string" table:style-name="ce32">
            <text:p>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Lab Workforce</text:p>
          </table:table-cell>
          <table:table-cell office:value-type="string" table:style-name="ce32">
            <text:p>Medacs Healthcare PLC</text:p>
          </table:table-cell>
          <table:table-cell office:value-type="string" table:style-name="ce32">
            <text:p>"Ongoing" roles filled by Supplier within the agreed timeframes</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Lab Workforce</text:p>
          </table:table-cell>
          <table:table-cell office:value-type="string" table:style-name="ce32">
            <text:p>Medacs Healthcare PLC</text:p>
          </table:table-cell>
          <table:table-cell office:value-type="string" table:style-name="ce32">
            <text:p>Workers start on start date as agreed in contract - Band 5 &amp; Below</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Lab Workforce</text:p>
          </table:table-cell>
          <table:table-cell office:value-type="string" table:style-name="ce32">
            <text:p>Medacs Healthcare PLC</text:p>
          </table:table-cell>
          <table:table-cell office:value-type="string" table:style-name="ce32">
            <text:p>Workers start on start date as agreed in contract - Band 6 &amp; Above</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PCR testing services</text:p>
          </table:table-cell>
          <table:table-cell office:value-type="string" table:style-name="ce32">
            <text:p>Berkshire and Surrey Pathology Services</text:p>
          </table:table-cell>
          <table:table-cell office:value-type="string" table:style-name="ce32">
            <text:p>Lab Voids – i.e. <text:s/>resulting from the <text:s/>performance of the <text:s/>Services, not <text:s/>identified on Sample receipt and outside of <text:s/>the control of the <text:s/>laboratory</text:p>
          </table:table-cell>
          <table:table-cell office:value-type="string" table:style-name="ce32">
            <text:p>&lt;2%</text:p>
          </table:table-cell>
          <table:table-cell office:value-type="string" table:style-name="ce32">
            <text:p>Other - Consider returned</text:p>
          </table:table-cell>
          <table:table-cell office:value-type="string" table:style-name="ce32">
            <text:p>During the period Oct-Dec, this KPI is not reportable due to a number of operational dependencies that incorrectly skewed the performance figures.</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PCR testing services</text:p>
          </table:table-cell>
          <table:table-cell office:value-type="string" table:style-name="ce32">
            <text:p>Berkshire and Surrey Pathology Services</text:p>
          </table:table-cell>
          <table:table-cell office:value-type="string" table:style-name="ce32">
            <text:p>Physical test site TAT; <text:s/>Turnaround Time (TAT) within 12 hours: when <text:s/>operating at or below 80% of Contracted <text:s/>Capacity AND test site allocation below 40%.Based on the time from sample receipt at the laboratory to the time when the relevant result has been uploaded to the system.<text:s/></text:p>
          </table:table-cell>
          <table:table-cell office:value-type="string" table:style-name="ce32">
            <text:p>80%</text:p>
          </table:table-cell>
          <table:table-cell office:value-type="string" table:style-name="ce32">
            <text:p>Other - Consider returned</text:p>
          </table:table-cell>
          <table:table-cell office:value-type="string" table:style-name="ce32">
            <text:p>KPIs are only applicable when daily allocation is &lt;80% of overall capacity and test site allocation is &lt;40% of total capacity. Throughout this period, due to high demand laboratories were routinely overloaded and therefore the KPIs are not applic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PCR testing services</text:p>
          </table:table-cell>
          <table:table-cell office:value-type="string" table:style-name="ce32">
            <text:p>Berkshire and Surrey Pathology Services</text:p>
          </table:table-cell>
          <table:table-cell office:value-type="string" table:style-name="ce32">
            <text:p>Satellite/home test site Turnaround Time (TAT) within 24 hours; <text:s/>when <text:s/>operating at or below 80% of Contracted <text:s/>Capacity. Based on the time from sample receipt at the laboratory to the time when the relevant result has been uploaded to the system.<text:s/></text:p>
            <text:p/>
          </table:table-cell>
          <table:table-cell office:value-type="string" table:style-name="ce32">
            <text:p>&gt;60%</text:p>
          </table:table-cell>
          <table:table-cell office:value-type="string" table:style-name="ce32">
            <text:p>Other - Consider returned</text:p>
          </table:table-cell>
          <table:table-cell office:value-type="string" table:style-name="ce32">
            <text:p>KPIs are only applicable when daily allocation is &lt;80% of overall capacity and test site allocation is &lt;40% of total capacity. Throughout this period, due to high demand laboratories were routinely overloaded and therefore the KPIs are not applic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PCR Testing for Welsh tests in Newport Wales (IP5)</text:p>
          </table:table-cell>
          <table:table-cell office:value-type="string" table:style-name="ce32">
            <text:p>PERKINELMER LAS (UK) LIMITED</text:p>
          </table:table-cell>
          <table:table-cell office:value-type="string" table:style-name="ce32">
            <text:p>Physical test site Turnaround Time (TAT) within 12 hours; when <text:s/>operating at or below 80% of Contracted <text:s/>Capacity AND test site allocation below 40%. Based on the time from sample receipt at the laboratory to the time when the relevant result has been uploaded to the system.<text:s/></text:p>
          </table:table-cell>
          <table:table-cell office:value-type="string" table:style-name="ce32">
            <text:p>80%</text:p>
          </table:table-cell>
          <table:table-cell office:value-type="string" table:style-name="ce32">
            <text:p>Other - Consider returned</text:p>
          </table:table-cell>
          <table:table-cell office:value-type="string" table:style-name="ce32">
            <text:p>KPIs are only applicable when daily allocation is &lt;80% of overall capacity and test site allocation is &lt;40% of total capacity. Throughout this period, due to high demand laboratories were routinely overloaded and therefore the KPIs are not applic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PCR Testing for Welsh tests in Newport Wales (IP5)</text:p>
          </table:table-cell>
          <table:table-cell office:value-type="string" table:style-name="ce32">
            <text:p>PERKINELMER LAS (UK) LIMITED</text:p>
          </table:table-cell>
          <table:table-cell office:value-type="string" table:style-name="ce32">
            <text:p>Satellite/home test site Turnaround Time (TAT) within 24 hours ; when <text:s/>operating at or below 80% of Contracted <text:s/>Capacity. Based on the time from sample receipt at the laboratory to the time when the relevant result has been uploaded to the system.<text:s/></text:p>
          </table:table-cell>
          <table:table-cell office:value-type="string" table:style-name="ce32">
            <text:p>&gt;60%</text:p>
          </table:table-cell>
          <table:table-cell office:value-type="string" table:style-name="ce32">
            <text:p>Other - Consider returned</text:p>
          </table:table-cell>
          <table:table-cell office:value-type="string" table:style-name="ce32">
            <text:p>KPIs are only applicable when daily allocation is &lt;80% of overall capacity and test site allocation is &lt;40% of total capacity. Throughout this period, due to high demand laboratories were routinely overloaded and therefore the KPIs are not applic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PCR Testing for Welsh tests in Newport Wales (IP5)</text:p>
          </table:table-cell>
          <table:table-cell office:value-type="string" table:style-name="ce32">
            <text:p>PERKINELMER LAS (UK) LIMITED</text:p>
          </table:table-cell>
          <table:table-cell office:value-type="string" table:style-name="ce32">
            <text:p>Supplier Voids - <text:s text:c="2"/>resulting from the <text:s/>performance of the <text:s/>Services, not <text:s/>identified on sample receipt and outside of <text:s/>the control of the <text:s/>laboratory</text:p>
            <text:p/>
          </table:table-cell>
          <table:table-cell office:value-type="string" table:style-name="ce32">
            <text:p>&lt;2%</text:p>
          </table:table-cell>
          <table:table-cell office:value-type="string" table:style-name="ce32">
            <text:p>Other - Consider returned</text:p>
          </table:table-cell>
          <table:table-cell office:value-type="string" table:style-name="ce32">
            <text:p>During the period Oct-Dec, this KPI is not reportable due to a number of operational dependencies that incorrectly skewed the performance figures.</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PCR testing services, services for an innovation lab and CRE.</text:p>
          </table:table-cell>
          <table:table-cell office:value-type="string" table:style-name="ce32">
            <text:p>THE NEWCASTLE UPON TYNE NHS FOUNDATION TRUST</text:p>
          </table:table-cell>
          <table:table-cell office:value-type="string" table:style-name="ce32">
            <text:p>Lab Voids – i.e. <text:s/>resulting from the <text:s/>performance of the <text:s/>Services, not <text:s/>identified on Sample <text:s/>receipt and outside of the control of the <text:s/>laboratory</text:p>
          </table:table-cell>
          <table:table-cell office:value-type="string" table:style-name="ce32">
            <text:p>&lt;1.2%</text:p>
          </table:table-cell>
          <table:table-cell office:value-type="string" table:style-name="ce32">
            <text:p>Other - Consider returned</text:p>
          </table:table-cell>
          <table:table-cell office:value-type="string" table:style-name="ce32">
            <text:p>During the period Oct-Dec, this KPI is not reportable due to a number of operational dependencies that incorrectly skewed the performance figures.</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PCR testing services, services for an innovation lab and CRE.</text:p>
          </table:table-cell>
          <table:table-cell office:value-type="string" table:style-name="ce32">
            <text:p>THE NEWCASTLE UPON TYNE NHS FOUNDATION TRUST</text:p>
          </table:table-cell>
          <table:table-cell office:value-type="string" table:style-name="ce32">
            <text:p>Physical site Process Speed; Target within 18 hours. Process Speed based on the time results on the NPEx system within 18 hours of the sample being received by the lab up to the maximum agreed volume</text:p>
          </table:table-cell>
          <table:table-cell office:value-type="string" table:style-name="ce32">
            <text:p>&gt;99%</text:p>
          </table:table-cell>
          <table:table-cell office:value-type="string" table:style-name="ce32">
            <text:p>Other - Consider returned</text:p>
          </table:table-cell>
          <table:table-cell office:value-type="string" table:style-name="ce32">
            <text:p>KPIs are only applicable when daily allocation is &lt;80% of overall capacity and test site allocation is &lt;40% of total capacity. Throughout this period, due to high demand laboratories were routinely overloaded and therefore the KPIs are not applic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Covid-19 Home Testing Fulfilment Services</text:p>
          </table:table-cell>
          <table:table-cell office:value-type="string" table:style-name="ce32">
            <text:p>ROYAL MAIL PLC</text:p>
          </table:table-cell>
          <table:table-cell office:value-type="string" table:style-name="ce32">
            <text:p>Capacity - refers to the amount of stock i.e. test kits that the supplier holds.<text:s/></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Covid-19 Home Testing Fulfilment Services</text:p>
          </table:table-cell>
          <table:table-cell office:value-type="string" table:style-name="ce32">
            <text:p>ROYAL MAIL PLC</text:p>
          </table:table-cell>
          <table:table-cell office:value-type="string" table:style-name="ce32">
            <text:p>Quality of Service - Delivery</text:p>
          </table:table-cell>
          <table:table-cell office:value-type="string" table:style-name="ce32">
            <text:p>98.0%</text:p>
          </table:table-cell>
          <table:table-cell office:value-type="string" table:style-name="ce32">
            <text:p>Requires Improvement</text:p>
          </table:table-cell>
          <table:table-cell office:value-type="string" table:style-name="ce32">
            <text:p>Service Levels were waived in December due a spike in volumes related to the Omicron outbreak. Royal Mail increased their service provision significantly beyond the agreed contractual capacity.</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Covid-19 Home Testing Fulfilment Services</text:p>
          </table:table-cell>
          <table:table-cell office:value-type="string" table:style-name="ce32">
            <text:p>ROYAL MAIL PLC</text:p>
          </table:table-cell>
          <table:table-cell office:value-type="string" table:style-name="ce32">
            <text:p>Stock Availability</text:p>
          </table:table-cell>
          <table:table-cell office:value-type="string" table:style-name="ce32">
            <text:p>98.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DRW Samba Reagent</text:p>
          </table:table-cell>
          <table:table-cell office:value-type="string" table:style-name="ce32">
            <text:p>DIAGNOSTICS FOR THE REAL WORLD (EUROPE) LTD</text:p>
          </table:table-cell>
          <table:table-cell office:value-type="string" table:style-name="ce32">
            <text:p>Delivery on time and in full.<text:s/></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DRW Samba Reagent</text:p>
          </table:table-cell>
          <table:table-cell office:value-type="string" table:style-name="ce32">
            <text:p>DIAGNOSTICS FOR THE REAL WORLD (EUROPE) LTD</text:p>
          </table:table-cell>
          <table:table-cell office:value-type="string" table:style-name="ce32">
            <text:p>Invoicing Quality<text: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DRW Samba Reagent</text:p>
          </table:table-cell>
          <table:table-cell office:value-type="string" table:style-name="ce32">
            <text:p>DIAGNOSTICS FOR THE REAL WORLD (EUROPE) LTD</text:p>
          </table:table-cell>
          <table:table-cell office:value-type="string" table:style-name="ce32">
            <text:p>Quality Management - Customer Satisfaction Survey</text:p>
          </table:table-cell>
          <table:table-cell office:value-type="string" table:style-name="ce32">
            <text:p>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End to End Home Antibody Testing Service</text:p>
          </table:table-cell>
          <table:table-cell office:value-type="string" table:style-name="ce32">
            <text:p>THRIVA LTD</text:p>
          </table:table-cell>
          <table:table-cell office:value-type="string" table:style-name="ce32">
            <text:p>Digital Platform Uptime</text:p>
          </table:table-cell>
          <table:table-cell office:value-type="string" table:style-name="ce32">
            <text:p>99.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End to End Home Antibody Testing Service</text:p>
          </table:table-cell>
          <table:table-cell office:value-type="string" table:style-name="ce32">
            <text:p>THRIVA LTD</text:p>
          </table:table-cell>
          <table:table-cell office:value-type="string" table:style-name="ce32">
            <text:p>Fulfilment Turnaround Time within 24hr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End to End Home Antibody Testing Service</text:p>
          </table:table-cell>
          <table:table-cell office:value-type="string" table:style-name="ce32">
            <text:p>THRIVA LTD</text:p>
          </table:table-cell>
          <table:table-cell office:value-type="string" table:style-name="ce32">
            <text:p>Order Fulfilment Accuracy</text:p>
          </table:table-cell>
          <table:table-cell office:value-type="string" table:style-name="ce32">
            <text:p>99.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Services for test analysis to be provided from Apr 21 to Mar 22</text:p>
          </table:table-cell>
          <table:table-cell office:value-type="string" table:style-name="ce32">
            <text:p>RANDOX LABORATORIES LIMITED</text:p>
          </table:table-cell>
          <table:table-cell office:value-type="string" table:style-name="ce32">
            <text:p>Lab Voids – i.e. <text:s/>resulting from the <text:s/>performance of the <text:s/>Services, not <text:s/>identified on Sample receipt and outside of <text:s/>the control of the <text:s/>laboratory</text:p>
          </table:table-cell>
          <table:table-cell office:value-type="string" table:style-name="ce32">
            <text:p>&lt;2%</text:p>
          </table:table-cell>
          <table:table-cell office:value-type="string" table:style-name="ce32">
            <text:p>Other - Consider returned</text:p>
          </table:table-cell>
          <table:table-cell office:value-type="string" table:style-name="ce32">
            <text:p>During the period Oct-Dec, this KPI is not reportable due to a number of operational dependencies that incorrectly skewed the performance figures.</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Services for test analysis to be provided from Apr 21 to Mar 22</text:p>
          </table:table-cell>
          <table:table-cell office:value-type="string" table:style-name="ce32">
            <text:p>RANDOX LABORATORIES LIMITED</text:p>
          </table:table-cell>
          <table:table-cell office:value-type="string" table:style-name="ce32">
            <text:p>Physical test site Turnaround Time (TAT) within 12 hours: when <text:s/>operating at or below 80% of Contracted <text:s/>Capacity AND test site allocation below 40%. Based on the time from sample receipt at the laboratory to the time when the relevant result has been uploaded to the system.<text:s/></text:p>
          </table:table-cell>
          <table:table-cell office:value-type="string" table:style-name="ce32">
            <text:p>80%</text:p>
          </table:table-cell>
          <table:table-cell office:value-type="string" table:style-name="ce32">
            <text:p>Other - Consider returned</text:p>
          </table:table-cell>
          <table:table-cell office:value-type="string" table:style-name="ce32">
            <text:p>KPIs are only applicable when daily allocation is &lt;80% of overall capacity and test site allocation is &lt;40% of total capacity. Throughout this period, due to high demand laboratories were routinely overloaded and therefore the KPIs are not applic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Services for test analysis to be provided from Apr 21 to Mar 22</text:p>
          </table:table-cell>
          <table:table-cell office:value-type="string" table:style-name="ce32">
            <text:p>RANDOX LABORATORIES LIMITED</text:p>
          </table:table-cell>
          <table:table-cell office:value-type="string" table:style-name="ce32">
            <text:p>Satellite/home test site Turnaround Time (TAT) within 24 hours: when <text:s/>operating at or below 80% of Contracted <text:s/>Capacity. Based on the time from sample receipt at the laboratory to the time when the relevant result has been uploaded to the system.<text:s/></text:p>
          </table:table-cell>
          <table:table-cell office:value-type="string" table:style-name="ce32">
            <text:p>100%</text:p>
          </table:table-cell>
          <table:table-cell office:value-type="string" table:style-name="ce32">
            <text:p>Other - Consider returned</text:p>
          </table:table-cell>
          <table:table-cell office:value-type="string" table:style-name="ce32">
            <text:p>KPIs are only applicable when daily allocation is &lt;80% of overall capacity and test site allocation is &lt;40% of total capacity. Throughout this period, due to high demand laboratories were routinely overloaded and therefore the KPIs are not applic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Services for test analysis to be provided to Mar 22</text:p>
          </table:table-cell>
          <table:table-cell office:value-type="string" table:style-name="ce32">
            <text:p>UK BIOCENTRE LTD</text:p>
          </table:table-cell>
          <table:table-cell office:value-type="string" table:style-name="ce32">
            <text:p>Cycle-Time - average time sample registered in LIMS to sample data upload.</text:p>
          </table:table-cell>
          <table:table-cell office:value-type="string" table:style-name="ce32">
            <text:p>&lt;10 hrs</text:p>
          </table:table-cell>
          <table:table-cell office:value-type="string" table:style-name="ce32">
            <text:p>Other - Consider returned</text:p>
          </table:table-cell>
          <table:table-cell office:value-type="string" table:style-name="ce32">
            <text:p>KPIs are only applicable when daily allocation is &lt;80% of overall capacity and test site allocation is &lt;40% of total capacity. Throughout this period, due to high demand laboratories were routinely overloaded and therefore the KPIs are not applic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Services for test analysis to be provided to Mar 22</text:p>
          </table:table-cell>
          <table:table-cell office:value-type="string" table:style-name="ce32">
            <text:p>UK BIOCENTRE LTD</text:p>
          </table:table-cell>
          <table:table-cell office:value-type="string" table:style-name="ce32">
            <text:p>Lab Voids – i.e. <text:s/>resulting from the <text:s/>performance of the <text:s/>Services, not <text:s/>identified on Sample <text:s/>receipt and outside of the control of the <text:s/>laboratory</text:p>
          </table:table-cell>
          <table:table-cell office:value-type="string" table:style-name="ce32">
            <text:p>&lt;2%</text:p>
          </table:table-cell>
          <table:table-cell office:value-type="string" table:style-name="ce32">
            <text:p>Other - Consider returned</text:p>
          </table:table-cell>
          <table:table-cell office:value-type="string" table:style-name="ce32">
            <text:p>During the period Oct-Dec, this KPI is not reportable due to a number of operational dependencies that incorrectly skewed the performance figures.</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Labs - Covid Testing</text:p>
          </table:table-cell>
          <table:table-cell office:value-type="string" table:style-name="ce32">
            <text:p>University Hospitals Plymouth</text:p>
          </table:table-cell>
          <table:table-cell office:value-type="string" table:style-name="ce32">
            <text:p>Lab Voids – i.e. resulting from the performance of the Services, not identified on sample receipt or outside of the control of the laboratory</text:p>
          </table:table-cell>
          <table:table-cell office:value-type="string" table:style-name="ce32">
            <text:p>&lt;2%</text:p>
          </table:table-cell>
          <table:table-cell office:value-type="string" table:style-name="ce32">
            <text:p>Other - Consider returned</text:p>
          </table:table-cell>
          <table:table-cell office:value-type="string" table:style-name="ce32">
            <text:p>During the period Oct-Dec, this KPI is not reportable due to a number of operational dependencies that incorrectly skewed the performance figures.</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Labs - Covid Testing</text:p>
          </table:table-cell>
          <table:table-cell office:value-type="string" table:style-name="ce32">
            <text:p>University Hospitals Plymouth</text:p>
          </table:table-cell>
          <table:table-cell office:value-type="string" table:style-name="ce32">
            <text:p><text:s/>Physical test site Turnaround Time (TAT) within 12 hours; when <text:s/>operating at or below 80% of Contracted <text:s/>Capacity AND test site allocation below 40%. Based on the time from sample receipt at the laboratory to the time when the relevant result has been uploaded to the system.<text:s/></text:p>
          </table:table-cell>
          <table:table-cell office:value-type="string" table:style-name="ce32">
            <text:p>80%</text:p>
          </table:table-cell>
          <table:table-cell office:value-type="string" table:style-name="ce32">
            <text:p>Other - Consider returned</text:p>
          </table:table-cell>
          <table:table-cell office:value-type="string" table:style-name="ce32">
            <text:p>KPIs are only applicable when daily allocation is &lt;80% of overall capacity and test site allocation is &lt;40% of total capacity. Throughout this period, due to high demand laboratories were routinely overloaded and therefore the KPIs are not applic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Labs - Covid Testing</text:p>
          </table:table-cell>
          <table:table-cell office:value-type="string" table:style-name="ce32">
            <text:p>University Hospitals Plymouth</text:p>
          </table:table-cell>
          <table:table-cell office:value-type="string" table:style-name="ce32">
            <text:p>Satellite/home test site Turnaround Time within 24 hours: when <text:s/>operating at or below 80% of Contracted <text:s/>Capacity. Based on the time from sample receipt at the laboratory to the time when the relevant result has been uploaded to the system.<text:s/></text:p>
          </table:table-cell>
          <table:table-cell office:value-type="string" table:style-name="ce32">
            <text:p>&gt;60%</text:p>
          </table:table-cell>
          <table:table-cell office:value-type="string" table:style-name="ce32">
            <text:p>Other - Consider returned</text:p>
          </table:table-cell>
          <table:table-cell office:value-type="string" table:style-name="ce32">
            <text:p>KPIs are only applicable when daily allocation is &lt;80% of overall capacity and test site allocation is &lt;40% of total capacity. Throughout this period, due to high demand laboratories were routinely overloaded and therefore the KPIs are not applic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HSL Pathology Service agreement for services until March 2022 - PCR Testing</text:p>
          </table:table-cell>
          <table:table-cell office:value-type="string" table:style-name="ce32">
            <text:p>HEALTH SERVICES LABORATORIES LLP</text:p>
          </table:table-cell>
          <table:table-cell office:value-type="string" table:style-name="ce32">
            <text:p>Lab Voids – i.e. resulting from the performance of the Services, not identified on sample receipt or outside of the control of the laboratory.<text:s/></text:p>
          </table:table-cell>
          <table:table-cell office:value-type="string" table:style-name="ce32">
            <text:p>&lt;1.3%</text:p>
          </table:table-cell>
          <table:table-cell office:value-type="string" table:style-name="ce32">
            <text:p>Other - Consider returned</text:p>
          </table:table-cell>
          <table:table-cell office:value-type="string" table:style-name="ce32">
            <text:p>During the period Oct-Dec, this KPI is not reportable due to a number of operational dependencies that incorrectly skewed the performance figures.</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HSL Pathology Service agreement for services until March 2022 - PCR Testing</text:p>
          </table:table-cell>
          <table:table-cell office:value-type="string" table:style-name="ce32">
            <text:p>HEALTH SERVICES LABORATORIES LLP</text:p>
          </table:table-cell>
          <table:table-cell office:value-type="string" table:style-name="ce32">
            <text:p>Physical test site Turnaround Time (TAT) within 12 hours; <text:s/>when <text:s/>operating at or below 80% of Contracted <text:s/>Capacity AND test site allocation below 40%. Based on the time from sample receipt at the laboratory to the time when the relevant result has been uploaded to the system.<text:s/></text:p>
          </table:table-cell>
          <table:table-cell office:value-type="string" table:style-name="ce32">
            <text:p>&gt;80%</text:p>
          </table:table-cell>
          <table:table-cell office:value-type="string" table:style-name="ce32">
            <text:p>Other - Consider returned</text:p>
          </table:table-cell>
          <table:table-cell office:value-type="string" table:style-name="ce32">
            <text:p>KPIs are only applicable when daily allocation is &lt;80% of overall capacity and test site allocation is &lt;40% of total capacity. Throughout this period, due to high demand laboratories were routinely overloaded and therefore the KPIs are not applic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HSL Pathology Service agreement for services until March 2022 - PCR Testing</text:p>
          </table:table-cell>
          <table:table-cell office:value-type="string" table:style-name="ce32">
            <text:p>HEALTH SERVICES LABORATORIES LLP</text:p>
          </table:table-cell>
          <table:table-cell office:value-type="string" table:style-name="ce32">
            <text:p>Satellite/home test site Turnaround Time (TAT) within 24 hours; <text:s text:c="2"/>when <text:s/>operating at or below 80% of Contracted <text:s/>Capacity. Based on the time from sample receipt at the laboratory to the time when the relevant result has been uploaded to the system.<text:s/></text:p>
          </table:table-cell>
          <table:table-cell office:value-type="string" table:style-name="ce32">
            <text:p>&gt;60%</text:p>
          </table:table-cell>
          <table:table-cell office:value-type="string" table:style-name="ce32">
            <text:p>Other - Consider returned</text:p>
          </table:table-cell>
          <table:table-cell office:value-type="string" table:style-name="ce32">
            <text:p>KPIs are only applicable when daily allocation is &lt;80% of overall capacity and test site allocation is &lt;40% of total capacity. Throughout this period, due to high demand laboratories were routinely overloaded and therefore the KPIs are not applic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Drop Off Points, Collection and Delivery of Completed Tests</text:p>
          </table:table-cell>
          <table:table-cell office:value-type="string" table:style-name="ce32">
            <text:p>ROYAL MAIL GROUP LIMITED</text:p>
          </table:table-cell>
          <table:table-cell office:value-type="string" table:style-name="ce32">
            <text:p>Priority Post Box Returns <text:s/>- Delivery of samples to designated laboratories.</text:p>
          </table:table-cell>
          <table:table-cell office:value-type="string" table:style-name="ce32">
            <text:p>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Contact Tracing Call Centre-Providing 50% of the capacity for Tier 3 calls from CTAS</text:p>
          </table:table-cell>
          <table:table-cell office:value-type="string" table:style-name="ce32">
            <text:p>Sitel LTD</text:p>
          </table:table-cell>
          <table:table-cell office:value-type="string" table:style-name="ce32">
            <text:p>90% availability of agents</text:p>
          </table:table-cell>
          <table:table-cell office:value-type="string" table:style-name="ce32">
            <text:p>90%</text:p>
          </table:table-cell>
          <table:table-cell office:value-type="string" table:style-name="ce32">
            <text:p>Requires Improvement</text:p>
          </table:table-cell>
          <table:table-cell office:value-type="string" table:style-name="ce32">
            <text:p>Sitel received a number of ramp down requests during this quarter which stimulated attrition run rates above typical levels impacting FTE delivery. External factors such as society/the economy opening back up and the associated buoyancy of the jobs market during this period challenged their ability to recruit and retain staff at the required levels. No corrective action required.</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Contact Tracing Call Centre-Providing 50% of the capacity for Tier 3 calls from CTAS</text:p>
          </table:table-cell>
          <table:table-cell office:value-type="string" table:style-name="ce32">
            <text:p>Sitel LTD</text:p>
          </table:table-cell>
          <table:table-cell office:value-type="string" table:style-name="ce32">
            <text:p>90% Quality of Agents monitored</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Contact Tracing Call Centre-Providing 50% of the capacity for Tier 3 calls from CTAS</text:p>
          </table:table-cell>
          <table:table-cell office:value-type="string" table:style-name="ce32">
            <text:p>Sitel LTD</text:p>
          </table:table-cell>
          <table:table-cell office:value-type="string" table:style-name="ce32">
            <text:p>99% Availability of telephony platform</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Test and Trace Minimum Viable Product (MVP) Build and MVP operational support</text:p>
          </table:table-cell>
          <table:table-cell office:value-type="string" table:style-name="ce32">
            <text:p>IBM UK Ltd</text:p>
          </table:table-cell>
          <table:table-cell office:value-type="string" table:style-name="ce32">
            <text:p>Resolution of Priority 2 Incidents<text: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Test and Trace Minimum Viable Product (MVP) Build and MVP operational support</text:p>
          </table:table-cell>
          <table:table-cell office:value-type="string" table:style-name="ce32">
            <text:p>IBM UK Ltd</text:p>
          </table:table-cell>
          <table:table-cell office:value-type="string" table:style-name="ce32">
            <text:p>Resolution of Priority 3 Incidents<text:s/></text:p>
          </table:table-cell>
          <table:table-cell office:value-type="string" table:style-name="ce32">
            <text:p>98%</text:p>
          </table:table-cell>
          <table:table-cell office:value-type="string" table:style-name="ce32">
            <text:p>Approaching Target</text:p>
          </table:table-cell>
          <table:table-cell office:value-type="string" table:style-name="ce32">
            <text:p>The Suppliers Level 2 team has been operating with reduced capacity since October due to delays in security clearances. This has impacted the teams ability to meet the Good Target<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Test and Trace Minimum Viable Product (MVP) Build and MVP operational support</text:p>
          </table:table-cell>
          <table:table-cell office:value-type="string" table:style-name="ce32">
            <text:p>IBM UK Ltd</text:p>
          </table:table-cell>
          <table:table-cell office:value-type="string" table:style-name="ce32">
            <text:p>Response to P2 Incident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Large Scale Covid-19 Sequencing Research</text:p>
          </table:table-cell>
          <table:table-cell office:value-type="string" table:style-name="ce32">
            <text:p>GENOME RESEARCH LTD</text:p>
          </table:table-cell>
          <table:table-cell office:value-type="string" table:style-name="ce32">
            <text:p>Available capacity - Guaranteed daily capacity at 9,143 per day</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Large Scale Covid-19 Sequencing Research</text:p>
          </table:table-cell>
          <table:table-cell office:value-type="string" table:style-name="ce32">
            <text:p>GENOME RESEARCH LTD</text:p>
          </table:table-cell>
          <table:table-cell office:value-type="string" table:style-name="ce32">
            <text:p>Sequencing success rate</text:p>
          </table:table-cell>
          <table:table-cell office:value-type="string" table:style-name="ce32">
            <text:p>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Large Scale Covid-19 Sequencing Research</text:p>
          </table:table-cell>
          <table:table-cell office:value-type="string" table:style-name="ce32">
            <text:p>GENOME RESEARCH LTD</text:p>
          </table:table-cell>
          <table:table-cell office:value-type="string" table:style-name="ce32">
            <text:p>Turnaround time (120 hours)</text:p>
          </table:table-cell>
          <table:table-cell office:value-type="string" table:style-name="ce32">
            <text:p>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Large Scale Covid-19 Sequencing Research</text:p>
          </table:table-cell>
          <table:table-cell office:value-type="string" table:style-name="ce32">
            <text:p>GENOME RESEARCH LTD</text:p>
          </table:table-cell>
          <table:table-cell office:value-type="string" table:style-name="ce32">
            <text:p>Turnaround time - repeats (288 hours)</text:p>
          </table:table-cell>
          <table:table-cell office:value-type="string" table:style-name="ce32">
            <text:p>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Winter Surge Capacity (21/22)</text:p>
          </table:table-cell>
          <table:table-cell office:value-type="string" table:style-name="ce32">
            <text:p>MEDICINES DISCOVERY CATAPULT SERVICES LIMITED</text:p>
          </table:table-cell>
          <table:table-cell office:value-type="string" table:style-name="ce32">
            <text:p>Lab Voids – i.e. resulting from the performance of the Services, not identified on sample receipt or outside of the control of the laboratory.</text:p>
          </table:table-cell>
          <table:table-cell office:value-type="string" table:style-name="ce32">
            <text:p>&lt;2%</text:p>
          </table:table-cell>
          <table:table-cell office:value-type="string" table:style-name="ce32">
            <text:p>Other - Consider returned</text:p>
          </table:table-cell>
          <table:table-cell office:value-type="string" table:style-name="ce32">
            <text:p>During the period Oct-Dec, this KPI is not reportable due to a number of operational dependencies that incorrectly skewed the performance figures.</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Winter Surge Capacity (21/22)</text:p>
          </table:table-cell>
          <table:table-cell office:value-type="string" table:style-name="ce32">
            <text:p>MEDICINES DISCOVERY CATAPULT SERVICES LIMITED</text:p>
          </table:table-cell>
          <table:table-cell office:value-type="string" table:style-name="ce32">
            <text:p>Physical test site Turnaround Time (TAT) within 12 hours; when <text:s/>operating at or below 80% of Contracted <text:s/>Capacity AND test site allocation below 40%. Based on the time from sample receipt at the laboratory to the time when the relevant result has been uploaded to the system.<text:s/></text:p>
          </table:table-cell>
          <table:table-cell office:value-type="string" table:style-name="ce32">
            <text:p>80%</text:p>
          </table:table-cell>
          <table:table-cell office:value-type="string" table:style-name="ce32">
            <text:p>Other - Consider returned</text:p>
          </table:table-cell>
          <table:table-cell office:value-type="string" table:style-name="ce32">
            <text:p>KPIs are only applicable when daily allocation is &lt;80% of overall capacity and test site allocation is &lt;40% of total capacity. Throughout this period, due to high demand laboratories were routinely overloaded and therefore the KPIs are not applic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Winter Surge Capacity (21/22)</text:p>
          </table:table-cell>
          <table:table-cell office:value-type="string" table:style-name="ce32">
            <text:p>MEDICINES DISCOVERY CATAPULT SERVICES LIMITED</text:p>
          </table:table-cell>
          <table:table-cell office:value-type="string" table:style-name="ce32">
            <text:p>Satellite/home test site Turnaround Time (TAT) within 24 hours; when <text:s/>operating at or below 80% of Contracted <text:s/>Capacity. Based on the time from sample receipt at the laboratory to the time when the relevant result has been uploaded to the system.<text:s/></text:p>
          </table:table-cell>
          <table:table-cell office:value-type="string" table:style-name="ce32">
            <text:p>&gt;60%</text:p>
          </table:table-cell>
          <table:table-cell office:value-type="string" table:style-name="ce32">
            <text:p>Other - Consider returned</text:p>
          </table:table-cell>
          <table:table-cell office:value-type="string" table:style-name="ce32">
            <text:p>KPIs are only applicable when daily allocation is &lt;80% of overall capacity and test site allocation is &lt;40% of total capacity. Throughout this period, due to high demand laboratories were routinely overloaded and therefore the KPIs are not applic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Winter <text:s/>Capacity (21/22)</text:p>
          </table:table-cell>
          <table:table-cell office:value-type="string" table:style-name="ce32">
            <text:p>MEDICINES DISCOVERY CATAPULT SERVICES LIMITED</text:p>
          </table:table-cell>
          <table:table-cell office:value-type="string" table:style-name="ce32">
            <text:p>Lab Voids – i.e. resulting from the performance of the Services, not identified on sample receipt or outside of the control of the laboratory</text:p>
          </table:table-cell>
          <table:table-cell office:value-type="string" table:style-name="ce32">
            <text:p>&lt;2%</text:p>
          </table:table-cell>
          <table:table-cell office:value-type="string" table:style-name="ce32">
            <text:p>Other - Consider returned</text:p>
          </table:table-cell>
          <table:table-cell office:value-type="string" table:style-name="ce32">
            <text:p>During the period Oct-Dec, this KPI is not reportable due to a number of operational dependencies that incorrectly skewed the performance figures.</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Winter Capacity (21/22)</text:p>
          </table:table-cell>
          <table:table-cell office:value-type="string" table:style-name="ce32">
            <text:p>MEDICINES DISCOVERY CATAPULT SERVICES LIMITED</text:p>
          </table:table-cell>
          <table:table-cell office:value-type="string" table:style-name="ce32">
            <text:p>Physical test site Turnaround Time (TAT) within 12 hours; when operating at or below 80% of Contracted <text:s/>Capacity AND test site allocation below 40%. Based on the time from sample receipt at the laboratory to the time when the relevant result has been uploaded to the system.<text:s/></text:p>
          </table:table-cell>
          <table:table-cell office:value-type="string" table:style-name="ce32">
            <text:p>80%</text:p>
          </table:table-cell>
          <table:table-cell office:value-type="string" table:style-name="ce32">
            <text:p>Other - Consider returned</text:p>
          </table:table-cell>
          <table:table-cell office:value-type="string" table:style-name="ce32">
            <text:p>KPIs are only applicable when daily allocation is &lt;80% of overall capacity and test site allocation is &lt;40% of total capacity. Throughout this period, due to high demand laboratories were routinely overloaded and therefore the KPIs are not applic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Winter Capacity (21/22)</text:p>
          </table:table-cell>
          <table:table-cell office:value-type="string" table:style-name="ce32">
            <text:p>MEDICINES DISCOVERY CATAPULT SERVICES LIMITED</text:p>
          </table:table-cell>
          <table:table-cell office:value-type="string" table:style-name="ce32">
            <text:p>Satellite/home test site Turnaround Time (TAT) within 24 hours; when <text:s/>operating at or below 80% of Contracted <text:s/>Capacity. Based on the time from sample receipt at the laboratory to the time when the relevant result has been uploaded to the system.<text:s/></text:p>
          </table:table-cell>
          <table:table-cell office:value-type="string" table:style-name="ce32">
            <text:p>&gt;60%</text:p>
          </table:table-cell>
          <table:table-cell office:value-type="string" table:style-name="ce32">
            <text:p>Other - Consider returned</text:p>
          </table:table-cell>
          <table:table-cell office:value-type="string" table:style-name="ce32">
            <text:p>KPIs are only applicable when daily allocation is &lt;80% of overall capacity and test site allocation is &lt;40% of total capacity. Throughout this period, due to high demand laboratories were routinely overloaded and therefore the KPIs are not applicable.</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Contact Tracing Call Centre</text:p>
          </table:table-cell>
          <table:table-cell office:value-type="string" table:style-name="ce32">
            <text:p>Serco Limited</text:p>
          </table:table-cell>
          <table:table-cell office:value-type="string" table:style-name="ce32">
            <text:p>90% availability of agents</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Contact Tracing Call Centre</text:p>
          </table:table-cell>
          <table:table-cell office:value-type="string" table:style-name="ce32">
            <text:p>Serco Limited</text:p>
          </table:table-cell>
          <table:table-cell office:value-type="string" table:style-name="ce32">
            <text:p>90% Quality of Agents monitored (100% of calls Monitored)</text:p>
          </table:table-cell>
          <table:table-cell office:value-type="string" table:style-name="ce32">
            <text:p>90%</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Contact Tracing Call Centre</text:p>
          </table:table-cell>
          <table:table-cell office:value-type="string" table:style-name="ce32">
            <text:p>Serco Limited</text:p>
          </table:table-cell>
          <table:table-cell office:value-type="string" table:style-name="ce32">
            <text:p>99% Availability of telephony platform</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Contact Centre</text:p>
          </table:table-cell>
          <table:table-cell office:value-type="string" table:style-name="ce32">
            <text:p>TELEPERFORMANCE LTD</text:p>
          </table:table-cell>
          <table:table-cell office:value-type="string" table:style-name="ce32">
            <text:p>90% availability of agents</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UKHSA</text:p>
          </table:table-cell>
          <table:table-cell office:value-type="string" table:style-name="ce32">
            <text:p>Contact Centre</text:p>
          </table:table-cell>
          <table:table-cell office:value-type="string" table:style-name="ce32">
            <text:p>TELEPERFORMANCE LTD</text:p>
          </table:table-cell>
          <table:table-cell office:value-type="string" table:style-name="ce32">
            <text:p>99% Availability of telephony platform</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DHSC Facilities Management</text:p>
          </table:table-cell>
          <table:table-cell office:value-type="string" table:style-name="ce32">
            <text:p>EMCOR Group UK (plc)</text:p>
          </table:table-cell>
          <table:table-cell office:value-type="string" table:style-name="ce32">
            <text:p>CAFM/Helpdesk Services - Provide a fully functioning and always available Helpdesk system in accordance with the contractual requirement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DHSC Facilities Management</text:p>
          </table:table-cell>
          <table:table-cell office:value-type="string" table:style-name="ce32">
            <text:p>EMCOR Group UK (plc)</text:p>
          </table:table-cell>
          <table:table-cell office:value-type="string" table:style-name="ce32">
            <text:p>Maintenance Services - Develop, implement and maintain a Planned Maintenance Schedule in accordance with the contractual requirements</text:p>
          </table:table-cell>
          <table:table-cell office:value-type="string" table:style-name="ce32">
            <text:p>100%</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DHSC Facilities Management</text:p>
          </table:table-cell>
          <table:table-cell office:value-type="string" table:style-name="ce32">
            <text:p>EMCOR Group UK (plc)</text:p>
          </table:table-cell>
          <table:table-cell office:value-type="string" table:style-name="ce32">
            <text:p>Security Services - Provide a CCTV Monitoring Service in accordance with the contract (and SLR requirements if applicable)</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DXC Local Service Provider (LSP) North, Midlands and East</text:p>
          </table:table-cell>
          <table:table-cell office:value-type="string" table:style-name="ce32">
            <text:p>DXC</text:p>
          </table:table-cell>
          <table:table-cell office:value-type="string" table:style-name="ce32">
            <text:p>Number of Contractor Response Time (CRT) Operating Service Level Multiplier Weighting Points that are accrued in each month</text:p>
          </table:table-cell>
          <table:table-cell office:value-type="string" table:style-name="ce32">
            <text:p>43-84</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DXC Local Service Provider (LSP) North, Midlands and East</text:p>
          </table:table-cell>
          <table:table-cell office:value-type="string" table:style-name="ce32">
            <text:p>DXC</text:p>
          </table:table-cell>
          <table:table-cell office:value-type="string" table:style-name="ce32">
            <text:p>Service Failure Management - time taken to fix failures defined as Severity Level 2</text:p>
          </table:table-cell>
          <table:table-cell office:value-type="string" table:style-name="ce32">
            <text:p>&lt;=4 hr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DXC Local Service Provider (LSP) North, Midlands and East</text:p>
          </table:table-cell>
          <table:table-cell office:value-type="string" table:style-name="ce32">
            <text:p>DXC</text:p>
          </table:table-cell>
          <table:table-cell office:value-type="string" table:style-name="ce32">
            <text:p>System Availability Percentage</text:p>
          </table:table-cell>
          <table:table-cell office:value-type="string" table:style-name="ce32">
            <text:p>&gt;=99.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IMS3 Open Service</text:p>
          </table:table-cell>
          <table:table-cell office:value-type="string" table:style-name="ce32">
            <text:p>Atos IT Services UK Limited</text:p>
          </table:table-cell>
          <table:table-cell office:value-type="string" table:style-name="ce32">
            <text:p>B1F - Incident Resolution P1</text:p>
            <text:p>within 4 Core Hour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IMS3 Open Service</text:p>
          </table:table-cell>
          <table:table-cell office:value-type="string" table:style-name="ce32">
            <text:p>Atos IT Services UK Limited</text:p>
          </table:table-cell>
          <table:table-cell office:value-type="string" table:style-name="ce32">
            <text:p>B1G - Incident Resolution P2</text:p>
            <text:p>within 8 Core Hours</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IMS3 Open Service</text:p>
          </table:table-cell>
          <table:table-cell office:value-type="string" table:style-name="ce32">
            <text:p>Atos IT Services UK Limited</text:p>
          </table:table-cell>
          <table:table-cell office:value-type="string" table:style-name="ce32">
            <text:p>B1H - Incident Resolution P3</text:p>
            <text:p>within 24 Core Hours</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Healthy Start Issuing Unit</text:p>
          </table:table-cell>
          <table:table-cell office:value-type="string" table:style-name="ce32">
            <text:p>Serco Limited</text:p>
          </table:table-cell>
          <table:table-cell office:value-type="string" table:style-name="ce32">
            <text:p>&lt;30secs - Average Speed of telephone answer</text:p>
          </table:table-cell>
          <table:table-cell office:value-type="string" table:style-name="ce32">
            <text:p>&lt; 30 seconds</text:p>
          </table:table-cell>
          <table:table-cell office:value-type="string" table:style-name="ce32">
            <text:p>Inadequate</text:p>
          </table:table-cell>
          <table:table-cell office:value-type="string" table:style-name="ce32">
            <text:p>There was a much higher volume of contacts across all channels during this transitional period.<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Healthy Start Issuing Unit</text:p>
          </table:table-cell>
          <table:table-cell office:value-type="string" table:style-name="ce32">
            <text:p>Serco Limited</text:p>
          </table:table-cell>
          <table:table-cell office:value-type="string" table:style-name="ce32">
            <text:p>100% of info requested responded to in 5 day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Healthy Start Issuing Unit</text:p>
          </table:table-cell>
          <table:table-cell office:value-type="string" table:style-name="ce32">
            <text:p>Serco Limited</text:p>
          </table:table-cell>
          <table:table-cell office:value-type="string" table:style-name="ce32">
            <text:p>98% of Vouchers issued in 4 days</text:p>
          </table:table-cell>
          <table:table-cell office:value-type="string" table:style-name="ce32">
            <text:p>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Nursery Milk Reimbursement Unit</text:p>
          </table:table-cell>
          <table:table-cell office:value-type="string" table:style-name="ce32">
            <text:p>Wider Plan Limited</text:p>
          </table:table-cell>
          <table:table-cell office:value-type="string" table:style-name="ce32">
            <text:p>99.5% of BACS payments in respect of correct and compliant claims will be made to the verified bank account of a childcare setting or agent within 3 working day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Nursery Milk Reimbursement Unit</text:p>
          </table:table-cell>
          <table:table-cell office:value-type="string" table:style-name="ce32">
            <text:p>Wider Plan Limited</text:p>
          </table:table-cell>
          <table:table-cell office:value-type="string" table:style-name="ce32">
            <text:p>Calls handled in the first instance by an automated telephony system should be referred to an agent for handling within 5 minutes of pick up at least 95% of the time and within 10 minutes 100% of the time.</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Nursery Milk Reimbursement Unit</text:p>
          </table:table-cell>
          <table:table-cell office:value-type="string" table:style-name="ce32">
            <text:p>Wider Plan Limited</text:p>
          </table:table-cell>
          <table:table-cell office:value-type="string" table:style-name="ce32">
            <text:p>Customer service enquiries (including those arising from complex telephone queries and those arising directly from incoming emails) will receive a first response within 5 working days 97% of the time and within 10 working days 100% of the time.</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Ambulance Radio Services (ARP)</text:p>
          </table:table-cell>
          <table:table-cell office:value-type="string" table:style-name="ce32">
            <text:p>CP3/4 COTS2</text:p>
          </table:table-cell>
          <table:table-cell office:value-type="string" table:style-name="ce32">
            <text:p>Insight Direct (UK) LTD</text:p>
          </table:table-cell>
          <table:table-cell office:value-type="string" table:style-name="ce32">
            <text:p>Timely &amp; accurate delivery and/or replacement of goods, equipment and software</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Ambulance Radio Services (ARP)</text:p>
          </table:table-cell>
          <table:table-cell office:value-type="string" table:style-name="ce32">
            <text:p>Network Services</text:p>
          </table:table-cell>
          <table:table-cell office:value-type="string" table:style-name="ce32">
            <text:p>Vysiion</text:p>
          </table:table-cell>
          <table:table-cell office:value-type="string" table:style-name="ce32">
            <text:p>Fix Times subject to different severity levels</text:p>
          </table:table-cell>
          <table:table-cell office:value-type="string" table:style-name="ce32">
            <text:p>Severity 1, 2 - &gt;=100%; <text:s/>Severity 3, 4 <text:s/>&amp; all other change Categories - &lt;99.99% but =/&gt;95.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Ambulance Radio Services (ARP)</text:p>
          </table:table-cell>
          <table:table-cell office:value-type="string" table:style-name="ce32">
            <text:p>Network Services</text:p>
          </table:table-cell>
          <table:table-cell office:value-type="string" table:style-name="ce32">
            <text:p>Vysiion</text:p>
          </table:table-cell>
          <table:table-cell office:value-type="string" table:style-name="ce32">
            <text:p>Individual Service Recipient (e.g. Trust, ARP) Service Availability</text:p>
          </table:table-cell>
          <table:table-cell office:value-type="string" table:style-name="ce32">
            <text:p>&gt;=99.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Ambulance Radio Services (ARP)</text:p>
          </table:table-cell>
          <table:table-cell office:value-type="string" table:style-name="ce32">
            <text:p>Network Services</text:p>
          </table:table-cell>
          <table:table-cell office:value-type="string" table:style-name="ce32">
            <text:p>Vysiion</text:p>
          </table:table-cell>
          <table:table-cell office:value-type="string" table:style-name="ce32">
            <text:p>Network Service Availability of all Services</text:p>
          </table:table-cell>
          <table:table-cell office:value-type="string" table:style-name="ce32">
            <text:p>&gt;=99.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Ambulance Radio Services (ARP)</text:p>
          </table:table-cell>
          <table:table-cell office:value-type="string" table:style-name="ce32">
            <text:p>CP7 Crown Hosting</text:p>
          </table:table-cell>
          <table:table-cell office:value-type="string" table:style-name="ce32">
            <text:p>Crown Hosting Data Centres LTD</text:p>
          </table:table-cell>
          <table:table-cell office:value-type="string" table:style-name="ce32">
            <text:p>Severity 1 Resolution to Data Centre incidents</text:p>
          </table:table-cell>
          <table:table-cell office:value-type="string" table:style-name="ce32">
            <text:p>&gt;=9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Ambulance Radio Services (ARP)</text:p>
          </table:table-cell>
          <table:table-cell office:value-type="string" table:style-name="ce32">
            <text:p>CP7 Crown Hosting</text:p>
          </table:table-cell>
          <table:table-cell office:value-type="string" table:style-name="ce32">
            <text:p>Crown Hosting Data Centres LTD</text:p>
          </table:table-cell>
          <table:table-cell office:value-type="string" table:style-name="ce32">
            <text:p>Severity 1 Response to Data Centres</text:p>
          </table:table-cell>
          <table:table-cell office:value-type="string" table:style-name="ce32">
            <text:p>&gt;=9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Ambulance Radio Services (ARP)</text:p>
          </table:table-cell>
          <table:table-cell office:value-type="string" table:style-name="ce32">
            <text:p>CP7 Crown Hosting</text:p>
          </table:table-cell>
          <table:table-cell office:value-type="string" table:style-name="ce32">
            <text:p>Crown Hosting Data Centres LTD</text:p>
          </table:table-cell>
          <table:table-cell office:value-type="string" table:style-name="ce32">
            <text:p>Severity 2 Response to Data Centres</text:p>
          </table:table-cell>
          <table:table-cell office:value-type="string" table:style-name="ce32">
            <text:p>&gt;=9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Care Quality Commission</text:p>
          </table:table-cell>
          <table:table-cell office:value-type="string" table:style-name="ce32">
            <text:p>Operations Centre and Digital Workplace</text:p>
          </table:table-cell>
          <table:table-cell office:value-type="string" table:style-name="ce32">
            <text:p>Littlefish</text:p>
          </table:table-cell>
          <table:table-cell office:value-type="string" table:style-name="ce32">
            <text:p>Customer Satisfaction - Service desk customer satisfaction score</text:p>
          </table:table-cell>
          <table:table-cell office:value-type="string" table:style-name="ce32">
            <text:p>8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Care Quality Commission</text:p>
          </table:table-cell>
          <table:table-cell office:value-type="string" table:style-name="ce32">
            <text:p>Operations Centre and Digital Workplace</text:p>
          </table:table-cell>
          <table:table-cell office:value-type="string" table:style-name="ce32">
            <text:p>Littlefish</text:p>
          </table:table-cell>
          <table:table-cell office:value-type="string" table:style-name="ce32">
            <text:p>First Time Fix - Service desk first time fix (FTF) of resolvable calls</text:p>
          </table:table-cell>
          <table:table-cell office:value-type="string" table:style-name="ce32">
            <text:p>8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Care Quality Commission</text:p>
          </table:table-cell>
          <table:table-cell office:value-type="string" table:style-name="ce32">
            <text:p>Operations Centre and Digital Workplace</text:p>
          </table:table-cell>
          <table:table-cell office:value-type="string" table:style-name="ce32">
            <text:p>Littlefish</text:p>
          </table:table-cell>
          <table:table-cell office:value-type="string" table:style-name="ce32">
            <text:p>Service Desk Availability - % availability of service desk</text:p>
          </table:table-cell>
          <table:table-cell office:value-type="string" table:style-name="ce32">
            <text:p>99.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Care Quality Commission</text:p>
          </table:table-cell>
          <table:table-cell office:value-type="string" table:style-name="ce32">
            <text:p>Security Operations Centre</text:p>
          </table:table-cell>
          <table:table-cell office:value-type="string" table:style-name="ce32">
            <text:p>Cap Gemini</text:p>
          </table:table-cell>
          <table:table-cell office:value-type="string" table:style-name="ce32">
            <text:p>Incident Notification - The number of Priority 1 Incidents that are Notified to the Customer within 30 minute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Care Quality Commission</text:p>
          </table:table-cell>
          <table:table-cell office:value-type="string" table:style-name="ce32">
            <text:p>Security Operations Centre</text:p>
          </table:table-cell>
          <table:table-cell office:value-type="string" table:style-name="ce32">
            <text:p>Cap Gemini</text:p>
          </table:table-cell>
          <table:table-cell office:value-type="string" table:style-name="ce32">
            <text:p>Incident Notification - The number of Priority 2 Incidents that are Notified to the Customer within 1 hour.</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Care Quality Commission</text:p>
          </table:table-cell>
          <table:table-cell office:value-type="string" table:style-name="ce32">
            <text:p>Security Operations Centre</text:p>
          </table:table-cell>
          <table:table-cell office:value-type="string" table:style-name="ce32">
            <text:p>Cap Gemini</text:p>
          </table:table-cell>
          <table:table-cell office:value-type="string" table:style-name="ce32">
            <text:p>Incident Notification - The number of Priority 3 Incidents that are Notified to the Customer within 4 hours.</text:p>
          </table:table-cell>
          <table:table-cell office:value-type="string" table:style-name="ce32">
            <text:p>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Care Quality Commission</text:p>
          </table:table-cell>
          <table:table-cell office:value-type="string" table:style-name="ce32">
            <text:p>Experts by Experience - helping CQC to hear experiences of care from people who use services to assist in judgements about quality and safety</text:p>
          </table:table-cell>
          <table:table-cell office:value-type="string" table:style-name="ce32">
            <text:p>Choice Support</text:p>
          </table:table-cell>
          <table:table-cell office:value-type="string" table:style-name="ce32">
            <text:p>Fulfilment: Deployment of ExE to events requested</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Care Quality Commission</text:p>
          </table:table-cell>
          <table:table-cell office:value-type="string" table:style-name="ce32">
            <text:p>Experts by Experience - helping CQC to hear experiences of care from people who use services to assist in judgements about quality and safety</text:p>
          </table:table-cell>
          <table:table-cell office:value-type="string" table:style-name="ce32">
            <text:p>Choice Support</text:p>
          </table:table-cell>
          <table:table-cell office:value-type="string" table:style-name="ce32">
            <text:p>Timeliness: Identification of a suitable ExE 5</text:p>
            <text:p>working days prior to event commencement</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Care Quality Commission</text:p>
          </table:table-cell>
          <table:table-cell office:value-type="string" table:style-name="ce32">
            <text:p>Experts by Experience - helping CQC to hear experiences of care from people who use services to assist in judgements about quality and safety</text:p>
          </table:table-cell>
          <table:table-cell office:value-type="string" table:style-name="ce32">
            <text:p>Choice Support</text:p>
          </table:table-cell>
          <table:table-cell office:value-type="string" table:style-name="ce32">
            <text:p>Urgent events: Provide ExE for all Events requested 2 working days or more in advance of the first day of the Event</text:p>
          </table:table-cell>
          <table:table-cell office:value-type="string" table:style-name="ce32">
            <text:p>8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Ambulance Radio Programme (ARP)</text:p>
          </table:table-cell>
          <table:table-cell office:value-type="string" table:style-name="ce32">
            <text:p>Ambulance Radio Services (ARP)</text:p>
          </table:table-cell>
          <table:table-cell office:value-type="string" table:style-name="ce32">
            <text:p>Airwave Solutions Ltd</text:p>
          </table:table-cell>
          <table:table-cell office:value-type="string" table:style-name="ce32">
            <text:p>Average ICCS (Integrated Communication Control System) Availability (Central Equipment)</text:p>
          </table:table-cell>
          <table:table-cell office:value-type="string" table:style-name="ce32">
            <text:p>&gt;=99.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Ambulance Radio Programme (ARP)</text:p>
          </table:table-cell>
          <table:table-cell office:value-type="string" table:style-name="ce32">
            <text:p>Ambulance Radio Services (ARP)</text:p>
          </table:table-cell>
          <table:table-cell office:value-type="string" table:style-name="ce32">
            <text:p>Airwave Solutions Ltd</text:p>
          </table:table-cell>
          <table:table-cell office:value-type="string" table:style-name="ce32">
            <text:p>Average Network Availability (Availability of Component Systems providing Voice Call Service for those calls involving direct access to the network )</text:p>
          </table:table-cell>
          <table:table-cell office:value-type="string" table:style-name="ce32">
            <text:p>&gt;=99.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Food Standards Agency</text:p>
          </table:table-cell>
          <table:table-cell office:value-type="string" table:style-name="ce32">
            <text:p>FS101227 - Lot 1 North Area 1 &amp; 3 - FSA Delivered Official Controls in England and Wales</text:p>
          </table:table-cell>
          <table:table-cell office:value-type="string" table:style-name="ce32">
            <text:p>Eville &amp; Jones (GB) Ltd</text:p>
          </table:table-cell>
          <table:table-cell office:value-type="string" table:style-name="ce32">
            <text:p>Assessment of supplier delivery of official controls in line with legislation, guidance and contract specification. This includes following Manual for Official Controls instructions, completion of all required reporting, undertaking all inspection duties and following other policies and procedures</text:p>
          </table:table-cell>
          <table:table-cell office:value-type="string" table:style-name="ce32">
            <text:p>&gt;99%</text:p>
          </table:table-cell>
          <table:table-cell office:value-type="string" table:style-name="ce32">
            <text:p>Requires Improvement</text:p>
          </table:table-cell>
          <table:table-cell office:value-type="string" table:style-name="ce32">
            <text:p>Performance levels are a result of EU Exit impact on veterinary resources in the UK.</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Food Standards Agency</text:p>
          </table:table-cell>
          <table:table-cell office:value-type="string" table:style-name="ce32">
            <text:p>FS101227 - Lot 1 North Area 1 &amp; 3 - FSA Delivered Official Controls in England and Wales</text:p>
          </table:table-cell>
          <table:table-cell office:value-type="string" table:style-name="ce32">
            <text:p>Eville &amp; Jones (GB) Ltd</text:p>
          </table:table-cell>
          <table:table-cell office:value-type="string" table:style-name="ce32">
            <text:p>Assessment of supplier management systems to deliver required level of service such as current and accurate system to match staff competency vs plant complexity and effective information cascade process. This is an assessment of supplier corporate management activity at a local level</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Food Standards Agency</text:p>
          </table:table-cell>
          <table:table-cell office:value-type="string" table:style-name="ce32">
            <text:p>FS101227 - Lot 1 North Area 1 &amp; 3 - FSA Delivered Official Controls in England and Wales</text:p>
          </table:table-cell>
          <table:table-cell office:value-type="string" table:style-name="ce32">
            <text:p>Eville &amp; Jones (GB) Ltd</text:p>
          </table:table-cell>
          <table:table-cell office:value-type="string" table:style-name="ce32">
            <text:p>Assessment of supplier performance at stage of resource requests including flexibility to change requests such as plant openings and religious festivals. To include all contracted services including unannounced inspections, dairy hygiene inspections and Food Business Operator Audits</text:p>
          </table:table-cell>
          <table:table-cell office:value-type="string" table:style-name="ce32">
            <text:p>99%</text:p>
          </table:table-cell>
          <table:table-cell office:value-type="string" table:style-name="ce32">
            <text:p>Inadequate</text:p>
          </table:table-cell>
          <table:table-cell office:value-type="string" table:style-name="ce32">
            <text:p>Performance levels are a result of EU Exit impact on veterinary resources in the UK.</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GP IT Futures (GPITF)</text:p>
          </table:table-cell>
          <table:table-cell office:value-type="string" table:style-name="ce32">
            <text:p>EMIS</text:p>
          </table:table-cell>
          <table:table-cell office:value-type="string" table:style-name="ce32">
            <text:p>Availability of the Catalogue Solution, i.e. GP Foundation Clinical Systems</text:p>
          </table:table-cell>
          <table:table-cell office:value-type="string" table:style-name="ce32">
            <text:p>&gt;=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GP IT Futures (GPITF)</text:p>
          </table:table-cell>
          <table:table-cell office:value-type="string" table:style-name="ce32">
            <text:p>EMIS</text:p>
          </table:table-cell>
          <table:table-cell office:value-type="string" table:style-name="ce32">
            <text:p>Overall Service Availability Percentage 24/7/365 minus any agreed down time for scheduled maintenance as required.</text:p>
          </table:table-cell>
          <table:table-cell office:value-type="string" table:style-name="ce32">
            <text:p>&gt;=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GP IT Futures (GPITF)</text:p>
          </table:table-cell>
          <table:table-cell office:value-type="string" table:style-name="ce32">
            <text:p>EMIS</text:p>
          </table:table-cell>
          <table:table-cell office:value-type="string" table:style-name="ce32">
            <text:p>Percentage of all Service Desk calls for Severity-3 incidents resolved within 16 hours</text:p>
          </table:table-cell>
          <table:table-cell office:value-type="string" table:style-name="ce32">
            <text:p>&gt;=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GP IT Futures (GPITF)</text:p>
          </table:table-cell>
          <table:table-cell office:value-type="string" table:style-name="ce32">
            <text:p>TPP</text:p>
          </table:table-cell>
          <table:table-cell office:value-type="string" table:style-name="ce32">
            <text:p>Number of High Severity Service Incident's opened and closed in reporting period</text:p>
          </table:table-cell>
          <table:table-cell office:value-type="string" table:style-name="ce32">
            <text:p>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GP IT Futures (GPITF)</text:p>
          </table:table-cell>
          <table:table-cell office:value-type="string" table:style-name="ce32">
            <text:p>TPP</text:p>
          </table:table-cell>
          <table:table-cell office:value-type="string" table:style-name="ce32">
            <text:p>Overall Service Availability Percentage 24/7/365 minus any agreed down time for scheduled maintenance as required.</text:p>
          </table:table-cell>
          <table:table-cell office:value-type="string" table:style-name="ce32">
            <text:p>&gt;=99.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DHSC</text:p>
          </table:table-cell>
          <table:table-cell office:value-type="string" table:style-name="ce32">
            <text:p>GP IT Futures (GPITF)</text:p>
          </table:table-cell>
          <table:table-cell office:value-type="string" table:style-name="ce32">
            <text:p>TPP</text:p>
          </table:table-cell>
          <table:table-cell office:value-type="string" table:style-name="ce32">
            <text:p>Percentage of all Service Desk calls answered in &lt;180s</text:p>
          </table:table-cell>
          <table:table-cell office:value-type="string" table:style-name="ce32">
            <text:p>&gt;=97.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Healthy Start Vitamins - Women's</text:p>
          </table:table-cell>
          <table:table-cell office:value-type="string" table:style-name="ce32">
            <text:p>IVC Brunel</text:p>
          </table:table-cell>
          <table:table-cell office:value-type="string" table:style-name="ce32">
            <text:p>12 Week Contingency Stock  </text:p>
          </table:table-cell>
          <table:table-cell office:value-type="string" table:style-name="ce32">
            <text:p>12 week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Healthy Start Vitamins - Women's</text:p>
          </table:table-cell>
          <table:table-cell office:value-type="string" table:style-name="ce32">
            <text:p>IVC Brunel</text:p>
          </table:table-cell>
          <table:table-cell office:value-type="string" table:style-name="ce32">
            <text:p>On time delivery of stock</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Healthy Start Vitamins - Women's</text:p>
          </table:table-cell>
          <table:table-cell office:value-type="string" table:style-name="ce32">
            <text:p>IVC Brunel</text:p>
          </table:table-cell>
          <table:table-cell office:value-type="string" table:style-name="ce32">
            <text:p>Product Quality measured by provision of testing report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Healthy Start Vitamins - Children's</text:p>
          </table:table-cell>
          <table:table-cell office:value-type="string" table:style-name="ce32">
            <text:p>Cuttlefish</text:p>
          </table:table-cell>
          <table:table-cell office:value-type="string" table:style-name="ce32">
            <text:p>12 Week Contingency Stock  </text:p>
          </table:table-cell>
          <table:table-cell office:value-type="string" table:style-name="ce32">
            <text:p>12 week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Healthy Start Vitamins - Children's</text:p>
          </table:table-cell>
          <table:table-cell office:value-type="string" table:style-name="ce32">
            <text:p>Cuttlefish</text:p>
          </table:table-cell>
          <table:table-cell office:value-type="string" table:style-name="ce32">
            <text:p>On time delivery of stock</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Healthy Start Vitamins - Children's</text:p>
          </table:table-cell>
          <table:table-cell office:value-type="string" table:style-name="ce32">
            <text:p>Cuttlefish</text:p>
          </table:table-cell>
          <table:table-cell office:value-type="string" table:style-name="ce32">
            <text:p>Product Quality measured by provision of testing report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Insight Cloud Services</text:p>
          </table:table-cell>
          <table:table-cell office:value-type="string" table:style-name="ce32">
            <text:p>Oracle</text:p>
          </table:table-cell>
          <table:table-cell office:value-type="string" table:style-name="ce32">
            <text:p>Availability of the system</text:p>
          </table:table-cell>
          <table:table-cell office:value-type="string" table:style-name="ce32">
            <text:p>&gt;=99.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Provision of Electronic Staff Record</text:p>
          </table:table-cell>
          <table:table-cell office:value-type="string" table:style-name="ce32">
            <text:p>IBM Ltd</text:p>
          </table:table-cell>
          <table:table-cell office:value-type="string" table:style-name="ce32">
            <text:p>HSCN eBusiness Availability – Core Hours</text:p>
          </table:table-cell>
          <table:table-cell office:value-type="string" table:style-name="ce32">
            <text:p>99.6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Provision of Electronic Staff Record</text:p>
          </table:table-cell>
          <table:table-cell office:value-type="string" table:style-name="ce32">
            <text:p>IBM Ltd</text:p>
          </table:table-cell>
          <table:table-cell office:value-type="string" table:style-name="ce32">
            <text:p>HSCN Portal Availability – Core Hours</text:p>
          </table:table-cell>
          <table:table-cell office:value-type="string" table:style-name="ce32">
            <text:p>99.6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Provision of Electronic Staff Record</text:p>
          </table:table-cell>
          <table:table-cell office:value-type="string" table:style-name="ce32">
            <text:p>IBM Ltd</text:p>
          </table:table-cell>
          <table:table-cell office:value-type="string" table:style-name="ce32">
            <text:p>World Wide Web <text:s/>(W3) - the Internet facing side of the ESR Service) Availability – ALL</text:p>
          </table:table-cell>
          <table:table-cell office:value-type="string" table:style-name="ce32">
            <text:p>99.6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NHS Forms, Print, Ex-emptions, Cards &amp; EHIC (FPECE) Framework</text:p>
          </table:table-cell>
          <table:table-cell office:value-type="string" table:style-name="ce32">
            <text:p>Xerox (UK) Ltd</text:p>
          </table:table-cell>
          <table:table-cell office:value-type="string" table:style-name="ce32">
            <text:p>Delivery Timescale Met - across all product lines</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NHS Forms, Print, Ex-emptions, Cards &amp; EHIC (FPECE) Framework</text:p>
          </table:table-cell>
          <table:table-cell office:value-type="string" table:style-name="ce32">
            <text:p>Xerox (UK) Ltd</text:p>
          </table:table-cell>
          <table:table-cell office:value-type="string" table:style-name="ce32">
            <text:p>Online Ordering Portal Availability</text:p>
          </table:table-cell>
          <table:table-cell office:value-type="string" table:style-name="ce32">
            <text:p>97%</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NHS Forms, Print, Ex-emptions, Cards &amp; EHIC (FPECE) Framework</text:p>
          </table:table-cell>
          <table:table-cell office:value-type="string" table:style-name="ce32">
            <text:p>Xerox (UK) Ltd</text:p>
          </table:table-cell>
          <table:table-cell office:value-type="string" table:style-name="ce32">
            <text:p>Product Acceptance - across all product lines</text:p>
          </table:table-cell>
          <table:table-cell office:value-type="string" table:style-name="ce32">
            <text:p>99.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Managed Infrastructure Services</text:p>
          </table:table-cell>
          <table:table-cell office:value-type="string" table:style-name="ce32">
            <text:p>Agilisys Limited</text:p>
          </table:table-cell>
          <table:table-cell office:value-type="string" table:style-name="ce32">
            <text:p>Resolution Time for Severity 1 Service Incidents (Maximum Resolution Time = 2 hours)</text:p>
          </table:table-cell>
          <table:table-cell office:value-type="string" table:style-name="ce32">
            <text:p>Zero Severity 1 Service Incidents not resolved in Maximum Resolution Time</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Managed Infrastructure Services</text:p>
          </table:table-cell>
          <table:table-cell office:value-type="string" table:style-name="ce32">
            <text:p>Agilisys Limited</text:p>
          </table:table-cell>
          <table:table-cell office:value-type="string" table:style-name="ce32">
            <text:p>Resolution Time for Severity 2 Service Incidents (Maximum Resolution Time = 4 hours)</text:p>
          </table:table-cell>
          <table:table-cell office:value-type="string" table:style-name="ce32">
            <text:p>Zero Severity 2 Service Incidents not resolved in Maximum Resolution Tim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Managed Infrastructure Services</text:p>
          </table:table-cell>
          <table:table-cell office:value-type="string" table:style-name="ce32">
            <text:p>Agilisys Limited</text:p>
          </table:table-cell>
          <table:table-cell office:value-type="string" table:style-name="ce32">
            <text:p>Service Availability of Infrastructure that support Business Services</text:p>
          </table:table-cell>
          <table:table-cell office:value-type="string" table:style-name="ce32">
            <text:p>99.5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Network Services Telephony</text:p>
          </table:table-cell>
          <table:table-cell office:value-type="string" table:style-name="ce32">
            <text:p>KCOM Group PLC</text:p>
          </table:table-cell>
          <table:table-cell office:value-type="string" table:style-name="ce32">
            <text:p>Number of Incidents Resolved within Maximum Resolution Time (where 39 or less incidents raised in Service Period): - Severity 1 &amp; 2 Maximum Resolution Time = 6 hours - Severity 3 Maximum Resolution Time = End of next Working Day</text:p>
          </table:table-cell>
          <table:table-cell office:value-type="string" table:style-name="ce32">
            <text:p>No more than two Incidents are Resolved in excess of the Maximum Resolution Tim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Network Services Telephony</text:p>
          </table:table-cell>
          <table:table-cell office:value-type="string" table:style-name="ce32">
            <text:p>KCOM Group PLC</text:p>
          </table:table-cell>
          <table:table-cell office:value-type="string" table:style-name="ce32">
            <text:p>Service Availability of Network Services</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Network Services WAN &amp; LAN</text:p>
          </table:table-cell>
          <table:table-cell office:value-type="string" table:style-name="ce32">
            <text:p>Virgin Media Business Ltd</text:p>
          </table:table-cell>
          <table:table-cell office:value-type="string" table:style-name="ce32">
            <text:p>Number of Incidents Resolved within Maximum Resolution Time (where 39 or less incidents raised in Service Period): - Severity 1 &amp; 2 Maximum Resolution Time = 6 hours - Severity 3 Maximum Resolution Time = End of next Working Day</text:p>
          </table:table-cell>
          <table:table-cell office:value-type="string" table:style-name="ce32">
            <text:p>No more than two Incidents are Resolved in excess of the Maximum Resolution Tim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Network Services WAN &amp; LAN</text:p>
          </table:table-cell>
          <table:table-cell office:value-type="string" table:style-name="ce32">
            <text:p>Virgin Media Business Ltd</text:p>
          </table:table-cell>
          <table:table-cell office:value-type="string" table:style-name="ce32">
            <text:p>Service Availability of Network Services</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Debt Recovery</text:p>
          </table:table-cell>
          <table:table-cell office:value-type="string" table:style-name="ce32">
            <text:p>Indesser</text:p>
          </table:table-cell>
          <table:table-cell office:value-type="string" table:style-name="ce32">
            <text:p>Collections Service Line - Accurate electronic data files detailing individual payments sent to the Customer in accordance with the Customer's schedule</text:p>
          </table:table-cell>
          <table:table-cell office:value-type="string" table:style-name="ce32">
            <text:p>Zero Failures</text:p>
          </table:table-cell>
          <table:table-cell office:value-type="string" table:style-name="ce32">
            <text:p>Other - Consider returned</text:p>
          </table:table-cell>
          <table:table-cell office:value-type="string" table:style-name="ce32">
            <text:p>We are working with Indesser to resume debt recovery work and anticipate having live performance data to report in Q1 22/23</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Debt Recovery</text:p>
          </table:table-cell>
          <table:table-cell office:value-type="string" table:style-name="ce32">
            <text:p>Indesser</text:p>
          </table:table-cell>
          <table:table-cell office:value-type="string" table:style-name="ce32">
            <text:p>Collections Service Line - Supplier shall conduct a minimum of 10 Call Audits per DCA, per month, per Customer</text:p>
          </table:table-cell>
          <table:table-cell office:value-type="string" table:style-name="ce32">
            <text:p>95%</text:p>
          </table:table-cell>
          <table:table-cell office:value-type="string" table:style-name="ce32">
            <text:p>Other - Consider returned</text:p>
          </table:table-cell>
          <table:table-cell office:value-type="string" table:style-name="ce32">
            <text:p>We are working with Indesser to resume debt recovery work and anticipate having live performance data to report in Q1 22/23</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Debt Recovery</text:p>
          </table:table-cell>
          <table:table-cell office:value-type="string" table:style-name="ce32">
            <text:p>Indesser</text:p>
          </table:table-cell>
          <table:table-cell office:value-type="string" table:style-name="ce32">
            <text:p>Collections Service Line - The Supplier will provide Process Integrity metrics across all qualifying accounts monthly</text:p>
          </table:table-cell>
          <table:table-cell office:value-type="string" table:style-name="ce32">
            <text:p>Zero Failures</text:p>
          </table:table-cell>
          <table:table-cell office:value-type="string" table:style-name="ce32">
            <text:p>Other - Consider returned</text:p>
          </table:table-cell>
          <table:table-cell office:value-type="string" table:style-name="ce32">
            <text:p>We are working with Indesser to resume debt recovery work and anticipate having live performance data to report in Q1 22/23</text:p>
          </table:table-cell>
          <table:table-cell table:number-columns-repeated="16375"/>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Provision of Data Centre Co-location Services</text:p>
          </table:table-cell>
          <table:table-cell office:value-type="string" table:style-name="ce32">
            <text:p>Crown Hosting</text:p>
          </table:table-cell>
          <table:table-cell office:value-type="string" table:style-name="ce32">
            <text:p>Power Outage of power supply to single cabinet in Data Centre</text:p>
          </table:table-cell>
          <table:table-cell office:value-type="string" table:style-name="ce32">
            <text:p>Less than 3 outages simultaneously on both A and B supplies in Service Perio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Provision of Data Centre Co-location Services</text:p>
          </table:table-cell>
          <table:table-cell office:value-type="string" table:style-name="ce32">
            <text:p>Crown Hosting</text:p>
          </table:table-cell>
          <table:table-cell office:value-type="string" table:style-name="ce32">
            <text:p>Power Uptime in Data Centre Achieved</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HSC</text:p>
          </table:table-cell>
          <table:table-cell office:value-type="string" table:style-name="ce32">
            <text:p>NHS Business Services Authority</text:p>
          </table:table-cell>
          <table:table-cell office:value-type="string" table:style-name="ce32">
            <text:p>Provision of Data Centre Co-location Services</text:p>
          </table:table-cell>
          <table:table-cell office:value-type="string" table:style-name="ce32">
            <text:p>Crown Hosting</text:p>
          </table:table-cell>
          <table:table-cell office:value-type="string" table:style-name="ce32">
            <text:p>Wide Area Network Uptime for Inter Data Centre Connection Achieved</text:p>
          </table:table-cell>
          <table:table-cell office:value-type="string" table:style-name="ce32">
            <text:p>9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US Trade Legal Services</text:p>
          </table:table-cell>
          <table:table-cell office:value-type="string" table:style-name="ce32">
            <text:p>Linklaters LLP</text:p>
          </table:table-cell>
          <table:table-cell office:value-type="string" table:style-name="ce32">
            <text:p>Delivery and Support: 100% of legal advice received within agreed timescales.</text:p>
          </table:table-cell>
          <table:table-cell office:value-type="string" table:style-name="ce32">
            <text:p>100%</text:p>
          </table:table-cell>
          <table:table-cell office:value-type="string" table:style-name="ce32">
            <text:p>Other - Consider returned</text:p>
          </table:table-cell>
          <table:table-cell office:value-type="string" table:style-name="ce32">
            <text:p>There has been no work through the contract in the past 3 month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US Trade Legal Services</text:p>
          </table:table-cell>
          <table:table-cell office:value-type="string" table:style-name="ce32">
            <text:p>Linklaters LLP</text:p>
          </table:table-cell>
          <table:table-cell office:value-type="string" table:style-name="ce32">
            <text:p>Quality of Advice: Thoroughness of research, clarity of written work alongside clear and frequent communications methods. <text:s/>A 100% score indicates that the work successfully meets all specifications set out by the team and fulfils the business need within cost cap.<text:s text:c="2"/></text:p>
          </table:table-cell>
          <table:table-cell office:value-type="string" table:style-name="ce32">
            <text:p>100%</text:p>
          </table:table-cell>
          <table:table-cell office:value-type="string" table:style-name="ce32">
            <text:p>Other - Consider returned</text:p>
          </table:table-cell>
          <table:table-cell office:value-type="string" table:style-name="ce32">
            <text:p>There was no activity on this contract during the reporting period.</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US Trade Legal Services</text:p>
          </table:table-cell>
          <table:table-cell office:value-type="string" table:style-name="ce32">
            <text:p>Linklaters LLP</text:p>
          </table:table-cell>
          <table:table-cell office:value-type="string" table:style-name="ce32">
            <text:p>Variance in cost estimates and actual costs submitted lower than 10%.</text:p>
          </table:table-cell>
          <table:table-cell office:value-type="string" table:style-name="ce32">
            <text:p>100%</text:p>
          </table:table-cell>
          <table:table-cell office:value-type="string" table:style-name="ce32">
            <text:p>Other - Consider returned</text:p>
          </table:table-cell>
          <table:table-cell office:value-type="string" table:style-name="ce32">
            <text:p>there was no activity on this contract during the reporting period.’</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ESIF Internationalisation Fund Administration</text:p>
          </table:table-cell>
          <table:table-cell office:value-type="string" table:style-name="ce32">
            <text:p>Capita Business Service Ltd</text:p>
          </table:table-cell>
          <table:table-cell office:value-type="string" table:style-name="ce32">
            <text:p>Timely issuing of offer letters within 2 working days of grant award approval</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ESIF Internationalisation Fund Administration</text:p>
          </table:table-cell>
          <table:table-cell office:value-type="string" table:style-name="ce32">
            <text:p>Capita Business Service Ltd</text:p>
          </table:table-cell>
          <table:table-cell office:value-type="string" table:style-name="ce32">
            <text:p>Timely processing of SME Applications - following receipt of a completed application confirmation of decision to be received within 3 working day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ESIF Internationalisation Fund Administration</text:p>
          </table:table-cell>
          <table:table-cell office:value-type="string" table:style-name="ce32">
            <text:p>Capita Business Service Ltd</text:p>
          </table:table-cell>
          <table:table-cell office:value-type="string" table:style-name="ce32">
            <text:p>Timely processing of SME  - Approval or Error notifications sent to SME Applicants within five (5) day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DIT Marketing: Strategic &amp; Specialist Services</text:p>
          </table:table-cell>
          <table:table-cell office:value-type="string" table:style-name="ce32">
            <text:p>M&amp;C Saatchi (UK) Ltd</text:p>
          </table:table-cell>
          <table:table-cell office:value-type="string" table:style-name="ce32">
            <text:p>% of projects delivered to agreed final budgets and agreed final schedule</text:p>
          </table:table-cell>
          <table:table-cell office:value-type="string" table:style-name="ce32">
            <text:p>&gt;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DIT Marketing: Strategic &amp; Specialist Services</text:p>
          </table:table-cell>
          <table:table-cell office:value-type="string" table:style-name="ce32">
            <text:p>M&amp;C Saatchi (UK) Ltd</text:p>
          </table:table-cell>
          <table:table-cell office:value-type="string" table:style-name="ce32">
            <text:p>Brief Response - Full Proposal delivered to the client within 5 working days, unless otherwise agreed by the client</text:p>
          </table:table-cell>
          <table:table-cell office:value-type="string" table:style-name="ce32">
            <text:p>&gt;8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DIT Marketing: Strategic &amp; Specialist Services</text:p>
          </table:table-cell>
          <table:table-cell office:value-type="string" table:style-name="ce32">
            <text:p>M&amp;C Saatchi (UK) Ltd</text:p>
          </table:table-cell>
          <table:table-cell office:value-type="string" table:style-name="ce32">
            <text:p>Payment to Subcontractors of any undisputed invoices within 30 days.</text:p>
          </table:table-cell>
          <table:table-cell office:value-type="string" table:style-name="ce32">
            <text:p>100%</text:p>
          </table:table-cell>
          <table:table-cell office:value-type="string" table:style-name="ce32">
            <text:p>Inadequate</text:p>
          </table:table-cell>
          <table:table-cell office:value-type="string" table:style-name="ce32">
            <text:p>The Agency missed the target this quarter due to late payments from DIT and payment runs being delayed due to Bank Holidays over the Christmas period. This has been discussed internally at DIT and with the supplier to ensure targets are met going forward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Legal services in relation to CPTPP, Canada and Mexico trade negotiations<text:s/></text:p>
          </table:table-cell>
          <table:table-cell office:value-type="string" table:style-name="ce32">
            <text:p>TLT LLP</text:p>
          </table:table-cell>
          <table:table-cell office:value-type="string" table:style-name="ce32">
            <text:p>Delivery and Support: 100% of legal advice received within agreed timescales.</text:p>
          </table:table-cell>
          <table:table-cell office:value-type="string" table:style-name="ce32">
            <text:p>100%</text:p>
          </table:table-cell>
          <table:table-cell office:value-type="string" table:style-name="ce32">
            <text:p>Good</text:p>
          </table:table-cell>
          <table:table-cell office:value-type="string" table:style-name="ce32">
            <text:p>Performance is managed and reported on a monthly basi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Legal services in relation to CPTPP, Canada and Mexico trade negotiations<text:s/></text:p>
          </table:table-cell>
          <table:table-cell office:value-type="string" table:style-name="ce32">
            <text:p>TLT LLP</text:p>
          </table:table-cell>
          <table:table-cell office:value-type="string" table:style-name="ce32">
            <text:p>Quality of Advice: Thoroughness of research, clarity of written work alongside clear and frequent communications methods. <text:s/>A 100% score indicates that the work successfully meets all specifications set out by the team and fulfils the business need within cost cap.<text:s text:c="2"/></text:p>
          </table:table-cell>
          <table:table-cell office:value-type="string" table:style-name="ce32">
            <text:p>100%</text:p>
          </table:table-cell>
          <table:table-cell office:value-type="string" table:style-name="ce32">
            <text:p>Good</text:p>
          </table:table-cell>
          <table:table-cell office:value-type="string" table:style-name="ce32">
            <text:p>Performance is managed and reported on a monthly basi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Legal services in relation to CPTPP, Canada and Mexico trade negotiations<text:s/></text:p>
          </table:table-cell>
          <table:table-cell office:value-type="string" table:style-name="ce32">
            <text:p>TLT LLP</text:p>
          </table:table-cell>
          <table:table-cell office:value-type="string" table:style-name="ce32">
            <text:p>Variance in cost estimates and actual costs submitted lower than 10%.</text:p>
          </table:table-cell>
          <table:table-cell office:value-type="string" table:style-name="ce32">
            <text:p>100%</text:p>
          </table:table-cell>
          <table:table-cell office:value-type="string" table:style-name="ce32">
            <text:p>Good</text:p>
          </table:table-cell>
          <table:table-cell office:value-type="string" table:style-name="ce32">
            <text:p>Performance is managed and reported on a monthly basi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Export Support Service (ESS) Contact Centre</text:p>
          </table:table-cell>
          <table:table-cell office:value-type="string" table:style-name="ce32">
            <text:p>HGS UK</text:p>
          </table:table-cell>
          <table:table-cell office:value-type="string" table:style-name="ce32">
            <text:p>The percentage of calls answered by the helpline within 30 seconds (after users selects to speak to an agent).<text:s/></text:p>
          </table:table-cell>
          <table:table-cell office:value-type="string" table:style-name="ce32">
            <text:p>&gt;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Export Support Service (ESS) Contact Centre</text:p>
          </table:table-cell>
          <table:table-cell office:value-type="string" table:style-name="ce32">
            <text:p>HGS UK</text:p>
          </table:table-cell>
          <table:table-cell office:value-type="string" table:style-name="ce32">
            <text:p>The percentage of calls that are offered which are answered by the helpline on a monthly basis</text:p>
          </table:table-cell>
          <table:table-cell office:value-type="string" table:style-name="ce32">
            <text:p>=&lt;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Export Support Service (ESS) Contact Centre</text:p>
          </table:table-cell>
          <table:table-cell office:value-type="string" table:style-name="ce32">
            <text:p>HGS UK</text:p>
          </table:table-cell>
          <table:table-cell office:value-type="string" table:style-name="ce32">
            <text:p>The percentage of customers which responded positively to a customer satisfaction survey following an interaction with the helpline.</text:p>
          </table:table-cell>
          <table:table-cell office:value-type="string" table:style-name="ce32">
            <text:p>=&gt;95%</text:p>
          </table:table-cell>
          <table:table-cell office:value-type="string" table:style-name="ce32">
            <text:p>Requires Improvement</text:p>
          </table:table-cell>
          <table:table-cell office:value-type="string" table:style-name="ce32">
            <text:p>Customer Satisfaction Survey under review and methodology due to be changed from 01 April 2022. This change will allow us to measure the overall performance of the supplier more effectively.</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Core Events (Lots 2-7) - Event Management Services</text:p>
          </table:table-cell>
          <table:table-cell office:value-type="string" table:style-name="ce32">
            <text:p>Bray Leino</text:p>
          </table:table-cell>
          <table:table-cell office:value-type="string" table:style-name="ce32">
            <text:p>Clear and accurate linking of monthly and quarterly invoices and associated report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Core Events (Lots 2-7) - Event Management Services</text:p>
          </table:table-cell>
          <table:table-cell office:value-type="string" table:style-name="ce32">
            <text:p>Bray Leino</text:p>
          </table:table-cell>
          <table:table-cell office:value-type="string" table:style-name="ce32">
            <text:p>Events delivered within 5% of agreed final event charge</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Core Events (Lots 2-7) - Event Management Services</text:p>
          </table:table-cell>
          <table:table-cell office:value-type="string" table:style-name="ce32">
            <text:p>Bray Leino</text:p>
          </table:table-cell>
          <table:table-cell office:value-type="string" table:style-name="ce32">
            <text:p>Stakeholder Event Quality Rating encompassing 3 measures – meeting project milestones, all documentation complete within timeframe, fit for purpose design of in-event DIT stand.</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Specialist Live Events</text:p>
          </table:table-cell>
          <table:table-cell office:value-type="string" table:style-name="ce32">
            <text:p>Bray Leino</text:p>
          </table:table-cell>
          <table:table-cell office:value-type="string" table:style-name="ce32">
            <text:p>Events delivered within 5% of agreed final event charge</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Specialist Live Events</text:p>
          </table:table-cell>
          <table:table-cell office:value-type="string" table:style-name="ce32">
            <text:p>Bray Leino</text:p>
          </table:table-cell>
          <table:table-cell office:value-type="string" table:style-name="ce32">
            <text:p>Recruitment against Target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table:style-name="ce32"/>
          <table:table-cell office:value-type="string" table:style-name="ce32">
            <text:p>Specialist Live Events</text:p>
          </table:table-cell>
          <table:table-cell office:value-type="string" table:style-name="ce32">
            <text:p>Bray Leino</text:p>
          </table:table-cell>
          <table:table-cell office:value-type="string" table:style-name="ce32">
            <text:p>Stakeholder Event Quality Rating encompassing 3 measures – meeting project milestones, all documentation complete within timeframe, fit for purpose design of in-event DIT stand.</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Enhanced international support service North America</text:p>
          </table:table-cell>
          <table:table-cell office:value-type="string" table:style-name="ce32">
            <text:p>OCO Global</text:p>
          </table:table-cell>
          <table:table-cell office:value-type="string" table:style-name="ce32">
            <text:p>% of Clients introduced to the selected provider(s) from the Overseas Referral Network within five local working days of the request from the client being received<text:s/></text:p>
          </table:table-cell>
          <table:table-cell office:value-type="string" table:style-name="ce32">
            <text:p>100%</text:p>
          </table:table-cell>
          <table:table-cell office:value-type="string" table:style-name="ce32">
            <text:p>Good</text:p>
          </table:table-cell>
          <table:table-cell office:value-type="string" table:style-name="ce32">
            <text:p>Performance is managed and reported on a monthly basi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Enhanced international support service North America</text:p>
          </table:table-cell>
          <table:table-cell office:value-type="string" table:style-name="ce32">
            <text:p>OCO Global</text:p>
          </table:table-cell>
          <table:table-cell office:value-type="string" table:style-name="ce32">
            <text:p>Follow up on the in-market service - % of clients that received a follow up from EISS adviser within 2 months after ORN introduction</text:p>
          </table:table-cell>
          <table:table-cell office:value-type="string" table:style-name="ce32">
            <text:p>100%</text:p>
          </table:table-cell>
          <table:table-cell office:value-type="string" table:style-name="ce32">
            <text:p>Good</text:p>
          </table:table-cell>
          <table:table-cell office:value-type="string" table:style-name="ce32">
            <text:p>Performance is managed and reported on a monthly basi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Enhanced international support service North America</text:p>
          </table:table-cell>
          <table:table-cell office:value-type="string" table:style-name="ce32">
            <text:p>OCO Global</text:p>
          </table:table-cell>
          <table:table-cell office:value-type="string" table:style-name="ce32">
            <text:p>Timely engagement with client - 1) % of client which received a receipt confirmation of enquiry or referral via email within 2 working days 2) received arrangements for a follow-up appointment within 5 local working days</text:p>
          </table:table-cell>
          <table:table-cell office:value-type="string" table:style-name="ce32">
            <text:p>100%</text:p>
          </table:table-cell>
          <table:table-cell office:value-type="string" table:style-name="ce32">
            <text:p>Good</text:p>
          </table:table-cell>
          <table:table-cell office:value-type="string" table:style-name="ce32">
            <text:p>Performance is managed and reported on a monthly basi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Enhanced international support service China</text:p>
          </table:table-cell>
          <table:table-cell office:value-type="string" table:style-name="ce32">
            <text:p>Grant Thornton</text:p>
          </table:table-cell>
          <table:table-cell office:value-type="string" table:style-name="ce32">
            <text:p>% of Clients introduced to the selected provider(s) from the Overseas Referral Network within five local working days of the request from the client being received<text:s/></text:p>
          </table:table-cell>
          <table:table-cell office:value-type="string" table:style-name="ce32">
            <text:p>100%</text:p>
          </table:table-cell>
          <table:table-cell office:value-type="string" table:style-name="ce32">
            <text:p>Good</text:p>
          </table:table-cell>
          <table:table-cell office:value-type="string" table:style-name="ce32">
            <text:p>Performance is managed and reported on a monthly basi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Enhanced international support service China</text:p>
          </table:table-cell>
          <table:table-cell office:value-type="string" table:style-name="ce32">
            <text:p>Grant Thornton</text:p>
          </table:table-cell>
          <table:table-cell office:value-type="string" table:style-name="ce32">
            <text:p>Follow up on the in-market service - % of clients that received a follow up from EISS adviser within 2 months after ORN introduction.</text:p>
          </table:table-cell>
          <table:table-cell office:value-type="string" table:style-name="ce32">
            <text:p>100%</text:p>
          </table:table-cell>
          <table:table-cell office:value-type="string" table:style-name="ce32">
            <text:p>Good</text:p>
          </table:table-cell>
          <table:table-cell office:value-type="string" table:style-name="ce32">
            <text:p>Performance is managed and reported on a monthly basi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Enhanced international support service China</text:p>
          </table:table-cell>
          <table:table-cell office:value-type="string" table:style-name="ce32">
            <text:p>Grant Thornton</text:p>
          </table:table-cell>
          <table:table-cell office:value-type="string" table:style-name="ce32">
            <text:p>Timely engagement with client - 1) % of client which received a receipt confirmation of enquiry or referral via email within 2 working days 2) received arrangements for a follow-up appointment within 5 local working days</text:p>
          </table:table-cell>
          <table:table-cell office:value-type="string" table:style-name="ce32">
            <text:p>100%</text:p>
          </table:table-cell>
          <table:table-cell office:value-type="string" table:style-name="ce32">
            <text:p>Good</text:p>
          </table:table-cell>
          <table:table-cell office:value-type="string" table:style-name="ce32">
            <text:p>Performance is managed and reported on a monthly basi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Expo 2020 Dubai UK Pavilion Build, Fit-Out, Maintain, Takedown &amp; Legacy (known as Construction)</text:p>
          </table:table-cell>
          <table:table-cell office:value-type="string" table:style-name="ce32">
            <text:p>PICO</text:p>
          </table:table-cell>
          <table:table-cell office:value-type="string" table:style-name="ce32">
            <text:p>Facilities Management phase - Emergency Failures &amp; Faults made safe within 10 mins, rectified within two hour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Expo 2020 Dubai UK Pavilion Build, Fit-Out, Maintain, Takedown &amp; Legacy (known as Construction)</text:p>
          </table:table-cell>
          <table:table-cell office:value-type="string" table:style-name="ce32">
            <text:p>PICO</text:p>
          </table:table-cell>
          <table:table-cell office:value-type="string" table:style-name="ce32">
            <text:p>Facilities Management phase - Routine Failures &amp; Faults made safe within 1 hour, rectified overnight</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Expo 2020 Dubai UK Pavilion Build, Fit-Out, Maintain, Takedown &amp; Legacy (known as Construction)</text:p>
          </table:table-cell>
          <table:table-cell office:value-type="string" table:style-name="ce32">
            <text:p>PICO</text:p>
          </table:table-cell>
          <table:table-cell office:value-type="string" table:style-name="ce32">
            <text:p>Facilities Management phase - Urgent Failures &amp; Faults made safe within 30 mins, rectified within four hour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Contract for the Provision of Expo 2020 Dubai UK Pavilion HR Staffing Services</text:p>
          </table:table-cell>
          <table:table-cell office:value-type="string" table:style-name="ce32">
            <text:p>ServeU LLC</text:p>
          </table:table-cell>
          <table:table-cell office:value-type="string" table:style-name="ce32">
            <text:p>Adherence to Standard Operating Procedures this KPI reflects the % of escalations for non-adherence with SOPs in the reporting period.</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Contract for the Provision of Expo 2020 Dubai UK Pavilion HR Staffing Services</text:p>
          </table:table-cell>
          <table:table-cell office:value-type="string" table:style-name="ce32">
            <text:p>ServeU LLC</text:p>
          </table:table-cell>
          <table:table-cell office:value-type="string" table:style-name="ce32">
            <text:p>Supply staff for the UK Pavilion as per the Specification of Requirements,  including maintaining shift staffing levels, qualified  shift management, cover for holidays/sickness/special leave and any overtime requirements to ensure continuity of contracted hour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Contract for the Provision of Expo 2020 Dubai UK Pavilion HR Staffing Services</text:p>
          </table:table-cell>
          <table:table-cell office:value-type="string" table:style-name="ce32">
            <text:p>ServeU LLC</text:p>
          </table:table-cell>
          <table:table-cell office:value-type="string" table:style-name="ce32">
            <text:p>Worker Welfare. Percentage of issues closed within the agreed response time</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DIT Media Buying 2019</text:p>
          </table:table-cell>
          <table:table-cell office:value-type="string" table:style-name="ce32">
            <text:p>Manning Gottlieb OMD</text:p>
          </table:table-cell>
          <table:table-cell office:value-type="string" table:style-name="ce32">
            <text:p>The Agency must ensure accurate financial information reporting (including invoicing and billing)</text:p>
          </table:table-cell>
          <table:table-cell office:value-type="string" table:style-name="ce32">
            <text:p>&gt;85%</text:p>
          </table:table-cell>
          <table:table-cell office:value-type="string" table:style-name="ce32">
            <text:p>Approaching Target</text:p>
          </table:table-cell>
          <table:table-cell office:value-type="string" table:style-name="ce32">
            <text:p>Domestic: We need the supplier to consistently send invoices direct to the marketing team rather than finance to allow for efficient receipting and unnecessary queries. This has been raised several times but has not been properly implemented. We are not regularly receiving weekly debtors reports on time without chasing.<text:s/></text:p>
            <text:p/>
            <text:p>International: We are continuing to work with the supplier to improve financial reporting. Whilst it has improved, there are still accuracy issues and ongoing financial issues that have not been resolved.<text:s/></text:p>
            <text:p>This contract is now in the exit period, with the new contract commencing in May 2022. <text:s/>We are working closely with the supplier via our monthly performance reviews to ensure improvement on the above. <text:s/>We have agreed that these will be an area of focus for KPIs for the new contract.<text:s/></text:p>
            <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DIT Media Buying 2019</text:p>
          </table:table-cell>
          <table:table-cell office:value-type="string" table:style-name="ce32">
            <text:p>Manning Gottlieb OMD</text:p>
          </table:table-cell>
          <table:table-cell office:value-type="string" table:style-name="ce32">
            <text:p>The Agency must provide in-campaign analysis, inclusive of weekly status reports on agreed 2 week schedule, and post campaign analysis including budget vs. actual spend, buying strategy, target vs. actual coverage, and post-campaign learning within the agreed 6 week period.</text:p>
          </table:table-cell>
          <table:table-cell office:value-type="string" table:style-name="ce32">
            <text:p>&gt;85%</text:p>
          </table:table-cell>
          <table:table-cell office:value-type="string" table:style-name="ce32">
            <text:p>Approaching Target</text:p>
          </table:table-cell>
          <table:table-cell office:value-type="string" table:style-name="ce32">
            <text:p>Domestic: Overall very happy with standard of reporting, metrics included and insights/learnings that have been provided and were incorporated into Q4 planning.</text:p>
            <text:p/>
            <text:p>International: The quality of reporting and analysis dropped this quarter, this was partly due to issues around campaign setup, which meant the reporting focused on the wrong objectives, metrics and budgets. We have been working closely with the supplier to rectify this and by the end of the quarter, we were in a much stronger position.</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DIT Media Buying 2019</text:p>
          </table:table-cell>
          <table:table-cell office:value-type="string" table:style-name="ce32">
            <text:p>Manning Gottlieb OMD</text:p>
          </table:table-cell>
          <table:table-cell office:value-type="string" table:style-name="ce32">
            <text:p>The Agency will work to agreed timescales set at the campaign planning stage, and will notify the Authority of any potential disruption to those timelines within the agreed 2 week timeframe.</text:p>
          </table:table-cell>
          <table:table-cell office:value-type="string" table:style-name="ce32">
            <text:p>&gt;85%</text:p>
          </table:table-cell>
          <table:table-cell office:value-type="string" table:style-name="ce32">
            <text:p>Approaching Target</text:p>
          </table:table-cell>
          <table:table-cell office:value-type="string" table:style-name="ce32">
            <text:p>Domestic: Supplier worked to timelines that were condensed from those set out in the SLA but were agreed to meet specific DIT campaign requirements. Due to this there were a few issues getting the campaign live with errors in UTMs (tracking links). <text:s/>This will be managed via monthly performance reviews for the remainder of this contract and will be an area of focus for the new contract commencing May 2022.<text:s/></text:p>
            <text:p/>
            <text:p>International: At the beginning of the quarter there were a lot of setup issues and delays that weren't fully explained by the supplier. We worked collaboratively with the supplier throughout the quarter to improve this.</text:p>
            <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Investment Support Services</text:p>
          </table:table-cell>
          <table:table-cell office:value-type="string" table:style-name="ce32">
            <text:p>EY</text:p>
          </table:table-cell>
          <table:table-cell office:value-type="string" table:style-name="ce32">
            <text:p>See comments<text:s/></text:p>
          </table:table-cell>
          <table:table-cell office:value-type="string" table:style-name="ce32">
            <text:p>See comments</text:p>
          </table:table-cell>
          <table:table-cell office:value-type="string" table:style-name="ce32">
            <text:p>Recorded Elsewhere</text:p>
          </table:table-cell>
          <table:table-cell office:value-type="string" table:style-name="ce32">
            <text:p>Official Statistics on inward investment programmes is published on an annual basis <text:s/>- https://www.gov.uk/government/collections/dit-inward-investment-results</text:p>
          </table:table-cell>
          <table:table-cell table:number-columns-repeated="16375"/>
        </table:table-row>
        <table:table-row table:number-rows-repeated="2"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Investment Support Services</text:p>
          </table:table-cell>
          <table:table-cell office:value-type="string" table:style-name="ce32">
            <text:p>EY</text:p>
          </table:table-cell>
          <table:table-cell office:value-type="string" table:style-name="ce32">
            <text:p>See comments<text:s/></text:p>
          </table:table-cell>
          <table:table-cell office:value-type="string" table:style-name="ce32">
            <text:p>See comments<text:s/></text:p>
          </table:table-cell>
          <table:table-cell office:value-type="string" table:style-name="ce32">
            <text:p>Recorded Elsewhere</text:p>
          </table:table-cell>
          <table:table-cell office:value-type="string" table:style-name="ce32">
            <text:p>Official Statistics on inward investment programmes is published on an annual basis <text:s/>- https://www.gov.uk/government/collections/dit-inward-investment-result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Events Build Services Lot 8 Edge Exhibition / DSO - DIT</text:p>
          </table:table-cell>
          <table:table-cell office:value-type="string" table:style-name="ce32">
            <text:p>Edge Exhibition Design Limited</text:p>
          </table:table-cell>
          <table:table-cell office:value-type="string" table:style-name="ce32">
            <text:p>Budget compliance – event costs must not exceed total agreed budget, with any additional costs to be agreed in writing before they are incurred.<text: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Events Build Services Lot 8 Edge Exhibition / DSO - DIT</text:p>
          </table:table-cell>
          <table:table-cell office:value-type="string" table:style-name="ce32">
            <text:p>Edge Exhibition Design Limited</text:p>
          </table:table-cell>
          <table:table-cell office:value-type="string" table:style-name="ce32">
            <text:p>Stand build quality – stand delivered on time, to agreed specifications, including management and delivery of further event-time stand requirement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Events Build Services Lot 8 Edge Exhibition / DSO - DIT</text:p>
          </table:table-cell>
          <table:table-cell office:value-type="string" table:style-name="ce32">
            <text:p>Edge Exhibition Design Limited</text:p>
          </table:table-cell>
          <table:table-cell office:value-type="string" table:style-name="ce32">
            <text:p>The percentage ratings for stand design encompassing both the level of delivery against needs required at specific events, and the level of reflection of brand guideline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a Specialist Project Management and Cost Control Service for the UK Pavilion at Dubai Expo 2020</text:p>
          </table:table-cell>
          <table:table-cell office:value-type="string" table:style-name="ce32">
            <text:p>Mace Consult Limited</text:p>
          </table:table-cell>
          <table:table-cell office:value-type="string" table:style-name="ce32">
            <text:p>Delivery of right first time cost and management information data in line with Contract Management Framework and Specification of Requirements<text:s/></text:p>
          </table:table-cell>
          <table:table-cell office:value-type="string" table:style-name="ce32">
            <text:p>&gt;95%</text:p>
          </table:table-cell>
          <table:table-cell office:value-type="string" table:style-name="ce32">
            <text:p>Other - Consider returned</text:p>
          </table:table-cell>
          <table:table-cell office:value-type="string" table:style-name="ce32">
            <text:p>Mace KPIs are no longer applicable as the project has moved out of construction phase. Though Mace have been retained on the project, they are on a "call-off" basis so are no longer fully engaged.<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a Specialist Project Management and Cost Control Service for the UK Pavilion at Dubai Expo 2020</text:p>
          </table:table-cell>
          <table:table-cell office:value-type="string" table:style-name="ce32">
            <text:p>Mace Consult Limited</text:p>
          </table:table-cell>
          <table:table-cell office:value-type="string" table:style-name="ce32">
            <text:p>Delivery to Programme - Delivery of the Build project at a time consistent with the pre-agreed schedule.</text:p>
          </table:table-cell>
          <table:table-cell office:value-type="string" table:style-name="ce32">
            <text:p>&gt;95%</text:p>
          </table:table-cell>
          <table:table-cell office:value-type="string" table:style-name="ce32">
            <text:p>Other - Consider returned</text:p>
          </table:table-cell>
          <table:table-cell office:value-type="string" table:style-name="ce32">
            <text:p>Mace KPIs are no longer applicable as the project has moved out of construction phase. Though Mace have been retained on the project, they are on a "call-off" basis so are no longer fully engaged.<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a Specialist Project Management and Cost Control Service for the UK Pavilion at Dubai Expo 2020</text:p>
          </table:table-cell>
          <table:table-cell office:value-type="string" table:style-name="ce32">
            <text:p>Mace Consult Limited</text:p>
          </table:table-cell>
          <table:table-cell office:value-type="string" table:style-name="ce32">
            <text:p><text:s/>Delivery to Programme - Delivery of the Design project at a time consistent with the pre-agreed schedule.</text:p>
          </table:table-cell>
          <table:table-cell office:value-type="string" table:style-name="ce32">
            <text:p>&gt;95%</text:p>
          </table:table-cell>
          <table:table-cell office:value-type="string" table:style-name="ce32">
            <text:p>Other - Consider returned</text:p>
          </table:table-cell>
          <table:table-cell office:value-type="string" table:style-name="ce32">
            <text:p>Mace KPIs are no longer applicable as the project has moved out of construction phase. Though Mace have been retained on the project, they are on a "call-off" basis so are no longer fully engaged.<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Supply of Specialist and Generalist Interim Labour</text:p>
          </table:table-cell>
          <table:table-cell office:value-type="string" table:style-name="ce32">
            <text:p>Green Park Interim &amp; Executive Search</text:p>
          </table:table-cell>
          <table:table-cell office:value-type="string" table:style-name="ce32">
            <text:p>Percentage of recruitments where CV to job offer is a ratio of 5:1 (i.e. 5 CVs to every one job offer)</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Supply of Specialist and Generalist Interim Labour</text:p>
          </table:table-cell>
          <table:table-cell office:value-type="string" table:style-name="ce32">
            <text:p>Green Park Interim &amp; Executive Search</text:p>
          </table:table-cell>
          <table:table-cell office:value-type="string" table:style-name="ce32">
            <text:p>Submission of generalist shortlist of two suitable CVs per role within five working day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Supply of Specialist and Generalist Interim Labour</text:p>
          </table:table-cell>
          <table:table-cell office:value-type="string" table:style-name="ce32">
            <text:p>Green Park Interim &amp; Executive Search</text:p>
          </table:table-cell>
          <table:table-cell office:value-type="string" table:style-name="ce32">
            <text:p>Submission of specialist shortlist of two suitable CVs per role within fifteen working day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South East Region</text:p>
          </table:table-cell>
          <table:table-cell office:value-type="string" table:style-name="ce32">
            <text:p>NEWABLE TRADE (SOUTH EAST) LTD</text:p>
          </table:table-cell>
          <table:table-cell office:value-type="string" table:style-name="ce32">
            <text:p>Number of Export Wins (unique UK Based Businesses including New Exporter Export Wins), as a percentage of contractual target</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South East Region</text:p>
          </table:table-cell>
          <table:table-cell office:value-type="string" table:style-name="ce32">
            <text:p>NEWABLE TRADE (SOUTH EAST) LTD</text:p>
          </table:table-cell>
          <table:table-cell office:value-type="string" table:style-name="ce32">
            <text:p>Number of Export Wins which need to be New Exporters Export Wins as a percentage of contractual target</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South East Region</text:p>
          </table:table-cell>
          <table:table-cell office:value-type="string" table:style-name="ce32">
            <text:p>NEWABLE TRADE (SOUTH EAST) LTD</text:p>
          </table:table-cell>
          <table:table-cell office:value-type="string" table:style-name="ce32">
            <text:p>Value of exports achieved as a percentage of contractual target value (£)</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West Midlands Region</text:p>
          </table:table-cell>
          <table:table-cell office:value-type="string" table:style-name="ce32">
            <text:p>West Midlands International Trade Limited</text:p>
          </table:table-cell>
          <table:table-cell office:value-type="string" table:style-name="ce32">
            <text:p>Number of Export Wins (unique UK Based Businesses including New Exporter Export Wins), as a percentage of contractual target</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West Midlands Region</text:p>
          </table:table-cell>
          <table:table-cell office:value-type="string" table:style-name="ce32">
            <text:p>West Midlands International Trade Limited</text:p>
          </table:table-cell>
          <table:table-cell office:value-type="string" table:style-name="ce32">
            <text:p>Number of Export Wins which need to be New Exporters Export Wins as a percentage of contractual target</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West Midlands Region</text:p>
          </table:table-cell>
          <table:table-cell office:value-type="string" table:style-name="ce32">
            <text:p>West Midlands International Trade Limited</text:p>
          </table:table-cell>
          <table:table-cell office:value-type="string" table:style-name="ce32">
            <text:p>Value of exports achieved as a percentage of contractual target value (£)</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North West Region</text:p>
          </table:table-cell>
          <table:table-cell office:value-type="string" table:style-name="ce32">
            <text:p>Chamberlink Ltd T/a Business Support Solutions</text:p>
          </table:table-cell>
          <table:table-cell office:value-type="string" table:style-name="ce32">
            <text:p>Number of Export Wins (unique UK Based Businesses including New Exporter Export Wins), as a percentage of contractual target</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North West Region</text:p>
          </table:table-cell>
          <table:table-cell office:value-type="string" table:style-name="ce32">
            <text:p>Chamberlink Ltd T/a Business Support Solutions</text:p>
          </table:table-cell>
          <table:table-cell office:value-type="string" table:style-name="ce32">
            <text:p>Number of Export Wins which need to be New Exporters Export Wins as a percentage of contractual target</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North West Region</text:p>
          </table:table-cell>
          <table:table-cell office:value-type="string" table:style-name="ce32">
            <text:p>Chamberlink Ltd T/a Business Support Solutions</text:p>
          </table:table-cell>
          <table:table-cell office:value-type="string" table:style-name="ce32">
            <text:p>Value of exports achieved as a percentage of contractual target value (£)</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Yorkshire and Humberside Region</text:p>
          </table:table-cell>
          <table:table-cell office:value-type="string" table:style-name="ce32">
            <text:p>Enterprise Growth Solutions Ltd</text:p>
          </table:table-cell>
          <table:table-cell office:value-type="string" table:style-name="ce32">
            <text:p>Number of Export Wins (unique UK Based Businesses including New Exporter Export Wins), as a percentage of contractual target</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Yorkshire and Humberside Region</text:p>
          </table:table-cell>
          <table:table-cell office:value-type="string" table:style-name="ce32">
            <text:p>Enterprise Growth Solutions Ltd</text:p>
          </table:table-cell>
          <table:table-cell office:value-type="string" table:style-name="ce32">
            <text:p>Number of Export Wins which need to be New Exporters Export Wins as a percentage of contractual target</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Yorkshire and Humberside Region</text:p>
          </table:table-cell>
          <table:table-cell office:value-type="string" table:style-name="ce32">
            <text:p>Enterprise Growth Solutions Ltd</text:p>
          </table:table-cell>
          <table:table-cell office:value-type="string" table:style-name="ce32">
            <text:p>Value of exports achieved as a percentage of contractual target value (£)</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East Region</text:p>
          </table:table-cell>
          <table:table-cell office:value-type="string" table:style-name="ce32">
            <text:p>Exemplas Trade Services Limited</text:p>
          </table:table-cell>
          <table:table-cell office:value-type="string" table:style-name="ce32">
            <text:p>Number of Export Wins (unique UK Based Businesses including New Exporter Export Wins), as a percentage of contractual target</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East Region</text:p>
          </table:table-cell>
          <table:table-cell office:value-type="string" table:style-name="ce32">
            <text:p>Exemplas Trade Services Limited</text:p>
          </table:table-cell>
          <table:table-cell office:value-type="string" table:style-name="ce32">
            <text:p>Number of Export Wins which need to be New Exporters Export Wins as a percentage of contractual target</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East Region</text:p>
          </table:table-cell>
          <table:table-cell office:value-type="string" table:style-name="ce32">
            <text:p>Exemplas Trade Services Limited</text:p>
          </table:table-cell>
          <table:table-cell office:value-type="string" table:style-name="ce32">
            <text:p>Value of exports achieved as a percentage of contractual target value (£)</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South West Region</text:p>
          </table:table-cell>
          <table:table-cell office:value-type="string" table:style-name="ce32">
            <text:p>GWE Business West Ltd</text:p>
          </table:table-cell>
          <table:table-cell office:value-type="string" table:style-name="ce32">
            <text:p>Number of Export Wins (unique UK Based Businesses including New Exporter Export Wins), as a percentage of contractual target</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South West Region</text:p>
          </table:table-cell>
          <table:table-cell office:value-type="string" table:style-name="ce32">
            <text:p>GWE Business West Ltd</text:p>
          </table:table-cell>
          <table:table-cell office:value-type="string" table:style-name="ce32">
            <text:p>Number of Export Wins which need to be New Exporters Export Wins as a percentage of contractual target</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South West Region</text:p>
          </table:table-cell>
          <table:table-cell office:value-type="string" table:style-name="ce32">
            <text:p>GWE Business West Ltd</text:p>
          </table:table-cell>
          <table:table-cell office:value-type="string" table:style-name="ce32">
            <text:p>Value of exports achieved as a percentage of contractual target value (£)</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East Midlands Region</text:p>
          </table:table-cell>
          <table:table-cell office:value-type="string" table:style-name="ce32">
            <text:p>East Midlands Business Ltd</text:p>
          </table:table-cell>
          <table:table-cell office:value-type="string" table:style-name="ce32">
            <text:p>Number of Export Wins (unique UK Based Businesses including New Exporter Export Wins), as a percentage of contractual target</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East Midlands Region</text:p>
          </table:table-cell>
          <table:table-cell office:value-type="string" table:style-name="ce32">
            <text:p>East Midlands Business Ltd</text:p>
          </table:table-cell>
          <table:table-cell office:value-type="string" table:style-name="ce32">
            <text:p>Number of Export Wins which need to be New Exporters Export Wins as a percentage of contractual target</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East Midlands Region</text:p>
          </table:table-cell>
          <table:table-cell office:value-type="string" table:style-name="ce32">
            <text:p>East Midlands Business Ltd</text:p>
          </table:table-cell>
          <table:table-cell office:value-type="string" table:style-name="ce32">
            <text:p>Value of exports achieved as a percentage of contractual target value (£)</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North East Region</text:p>
          </table:table-cell>
          <table:table-cell office:value-type="string" table:style-name="ce32">
            <text:p>NORTH EAST WORLDWIDE LTD</text:p>
          </table:table-cell>
          <table:table-cell office:value-type="string" table:style-name="ce32">
            <text:p>Number of Export Wins (unique UK Based Businesses including New Exporter Export Wins), as a percentage of contractual target</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North East Region</text:p>
          </table:table-cell>
          <table:table-cell office:value-type="string" table:style-name="ce32">
            <text:p>NORTH EAST WORLDWIDE LTD</text:p>
          </table:table-cell>
          <table:table-cell office:value-type="string" table:style-name="ce32">
            <text:p>Number of Export Wins which need to be New Exporters Export Wins as a percentage of contractual target</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IT</text:p>
          </table:table-cell>
          <table:table-cell office:value-type="string" table:style-name="ce32">
            <text:p>DIT</text:p>
          </table:table-cell>
          <table:table-cell office:value-type="string" table:style-name="ce32">
            <text:p>Provision of International Trade Services to businesses in the North East Region</text:p>
          </table:table-cell>
          <table:table-cell office:value-type="string" table:style-name="ce32">
            <text:p>NORTH EAST WORLDWIDE LTD</text:p>
          </table:table-cell>
          <table:table-cell office:value-type="string" table:style-name="ce32">
            <text:p>Value of exports achieved as a percentage of contractual target value (£)</text:p>
          </table:table-cell>
          <table:table-cell office:value-type="string" table:style-name="ce32">
            <text:p>&gt;95%</text:p>
          </table:table-cell>
          <table:table-cell office:value-type="string" table:style-name="ce32">
            <text:p>Good</text:p>
          </table:table-cell>
          <table:table-cell office:value-type="string" table:style-name="ce32">
            <text:p>Performance is managed and reported on annually for this contract. <text:s/>Performance data for the period Oct-Dec 2021 has been reviewed and agreed to meet DITs quarterly transparency oblig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Service Concession Agreement relating to the Administration of the Custodial Tenancy Deposit Scheme - legacy Pool</text:p>
          </table:table-cell>
          <table:table-cell office:value-type="string" table:style-name="ce32">
            <text:p>Computershare Investor Services PLC</text:p>
          </table:table-cell>
          <table:table-cell office:value-type="string" table:style-name="ce32">
            <text:p>Initial response to helpline calls within the defined hours of operations (Target within 60 seconds). The score for the KPI has been taken as an "average"</text:p>
          </table:table-cell>
          <table:table-cell office:value-type="string" table:style-name="ce32">
            <text:p>&lt;60 second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Service Concession Agreement relating to the Administration of the Custodial Tenancy Deposit Scheme - legacy Pool</text:p>
          </table:table-cell>
          <table:table-cell office:value-type="string" table:style-name="ce32">
            <text:p>Computershare Investor Services PLC</text:p>
          </table:table-cell>
          <table:table-cell office:value-type="string" table:style-name="ce32">
            <text:p>Resolution of disputes by Alternative Dispute resolution (ADR) measured by day adjudicator receives papers (Target within 28 calendar days)</text:p>
          </table:table-cell>
          <table:table-cell office:value-type="string" table:style-name="ce32">
            <text:p>&lt;28 days</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Service Concession Agreement relating to the Administration of the Custodial Tenancy Deposit Scheme - legacy Pool</text:p>
          </table:table-cell>
          <table:table-cell office:value-type="string" table:style-name="ce32">
            <text:p>Computershare Investor Services PLC</text:p>
          </table:table-cell>
          <table:table-cell office:value-type="string" table:style-name="ce32">
            <text:p>Substantive Response to written, email or web-based enquiries ((Target within 3 business days (BD)).The score for the KPI has been taken as an "average".<text:s/></text:p>
          </table:table-cell>
          <table:table-cell office:value-type="string" table:style-name="ce32">
            <text:p>3 B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Service Concession Agreement relating to the Administration of the Custodial Tenancy Deposit Scheme - New Business</text:p>
          </table:table-cell>
          <table:table-cell office:value-type="string" table:style-name="ce32">
            <text:p>Tenancy Deposit Solutions Ltd (MyDeposits)</text:p>
          </table:table-cell>
          <table:table-cell office:value-type="string" table:style-name="ce32">
            <text:p>Initial response to helpline calls within the defined hours of operations (Target within 60 seconds). The score for the KPI has been taken as an "average"</text:p>
          </table:table-cell>
          <table:table-cell office:value-type="string" table:style-name="ce32">
            <text:p>&lt;60 second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Service Concession Agreement relating to the Administration of the Custodial Tenancy Deposit Scheme - New Business</text:p>
          </table:table-cell>
          <table:table-cell office:value-type="string" table:style-name="ce32">
            <text:p>Tenancy Deposit Solutions Ltd (MyDeposits)</text:p>
          </table:table-cell>
          <table:table-cell office:value-type="string" table:style-name="ce32">
            <text:p>Resolution of disputes by ADR measured by day adjudicator receives papers (Target within 28 calendar days)</text:p>
          </table:table-cell>
          <table:table-cell office:value-type="string" table:style-name="ce32">
            <text:p>&lt;28 day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Service Concession Agreement relating to the Administration of the Custodial Tenancy Deposit Scheme - New Business</text:p>
          </table:table-cell>
          <table:table-cell office:value-type="string" table:style-name="ce32">
            <text:p>Tenancy Deposit Solutions Ltd (MyDeposits)</text:p>
          </table:table-cell>
          <table:table-cell office:value-type="string" table:style-name="ce32">
            <text:p>Substantive Response to written, email or web-based enquiries (Target within 3 business days (BD)).The score for the KPI has been taken as an "average".<text:s/></text:p>
          </table:table-cell>
          <table:table-cell office:value-type="string" table:style-name="ce32">
            <text:p>3 BD</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Service Concession Agreement relating to the Administration of the Custodial Tenancy Deposit Scheme - New Business</text:p>
          </table:table-cell>
          <table:table-cell office:value-type="string" table:style-name="ce32">
            <text:p>The Dispute Service (TDS)</text:p>
          </table:table-cell>
          <table:table-cell office:value-type="string" table:style-name="ce32">
            <text:p>Initial response to helpline calls within the defined hours of operations (Target within 60 seconds). The score for the KPI has been taken as an "average"</text:p>
          </table:table-cell>
          <table:table-cell office:value-type="string" table:style-name="ce32">
            <text:p>&lt;60 second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Service Concession Agreement relating to the Administration of the Custodial Tenancy Deposit Scheme - New Business</text:p>
          </table:table-cell>
          <table:table-cell office:value-type="string" table:style-name="ce32">
            <text:p>The Dispute Service (TDS)</text:p>
          </table:table-cell>
          <table:table-cell office:value-type="string" table:style-name="ce32">
            <text:p>Resolution of disputes by ADR measured by day adjudicator receives papers (Target within 28 calendar days)</text:p>
          </table:table-cell>
          <table:table-cell office:value-type="string" table:style-name="ce32">
            <text:p>&lt;28 day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Service Concession Agreement relating to the Administration of the Custodial Tenancy Deposit Scheme - New Business</text:p>
          </table:table-cell>
          <table:table-cell office:value-type="string" table:style-name="ce32">
            <text:p>The Dispute Service (TDS)</text:p>
          </table:table-cell>
          <table:table-cell office:value-type="string" table:style-name="ce32">
            <text:p>Substantive Response to written, email or web-based enquiries (Target within 3 business days (BD)).The score for the KPI has been taken as an "average".<text:s/></text:p>
          </table:table-cell>
          <table:table-cell office:value-type="string" table:style-name="ce32">
            <text:p>3 BD</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Insurance- based Tenancy Deposit Protection Scheme</text:p>
          </table:table-cell>
          <table:table-cell office:value-type="string" table:style-name="ce32">
            <text:p>Computershare Investor Services PLC</text:p>
          </table:table-cell>
          <table:table-cell office:value-type="string" table:style-name="ce32">
            <text:p>Initial response to helpline calls within the defined hours of operations (Target within 60 seconds). The score for the KPI has been taken as an "average"</text:p>
          </table:table-cell>
          <table:table-cell office:value-type="string" table:style-name="ce32">
            <text:p>&lt;60 second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Insurance- based Tenancy Deposit Protection Scheme</text:p>
          </table:table-cell>
          <table:table-cell office:value-type="string" table:style-name="ce32">
            <text:p>Computershare Investor Services PLC</text:p>
          </table:table-cell>
          <table:table-cell office:value-type="string" table:style-name="ce32">
            <text:p>Resolution of disputes by ADR measured by day adjudicator receives papers (Target within 28 calendar days)</text:p>
          </table:table-cell>
          <table:table-cell office:value-type="string" table:style-name="ce32">
            <text:p>&lt;28 day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Insurance- based Tenancy Deposit Protection Scheme</text:p>
          </table:table-cell>
          <table:table-cell office:value-type="string" table:style-name="ce32">
            <text:p>Computershare Investor Services PLC</text:p>
          </table:table-cell>
          <table:table-cell office:value-type="string" table:style-name="ce32">
            <text:p>Substantive Response to written, email or web-based enquiries (Target within 3 business days (BD)).The score for the KPI has been taken as an "average".<text:s/></text:p>
          </table:table-cell>
          <table:table-cell office:value-type="string" table:style-name="ce32">
            <text:p>3 BD</text:p>
          </table:table-cell>
          <table:table-cell office:value-type="string" table:style-name="ce32">
            <text:p>Approaching Target</text:p>
          </table:table-cell>
          <table:table-cell table:number-columns-repeated="16376"/>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Insurance- based Tenancy Deposit Protection Scheme</text:p>
          </table:table-cell>
          <table:table-cell office:value-type="string" table:style-name="ce32">
            <text:p>The Dispute Service (TDS)</text:p>
          </table:table-cell>
          <table:table-cell office:value-type="string" table:style-name="ce32">
            <text:p>Initial response to helpline calls within the defined hours of operations (Target within 60 seconds). The score for the KPI has been taken as an "average"</text:p>
          </table:table-cell>
          <table:table-cell office:value-type="string" table:style-name="ce32">
            <text:p>&lt;60 second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Insurance- based Tenancy Deposit Protection Scheme</text:p>
          </table:table-cell>
          <table:table-cell office:value-type="string" table:style-name="ce32">
            <text:p>The Dispute Service (TDS)</text:p>
          </table:table-cell>
          <table:table-cell office:value-type="string" table:style-name="ce32">
            <text:p>Resolution of disputes by ADR measured by day adjudicator receives papers (Target within 28 calendar days)</text:p>
          </table:table-cell>
          <table:table-cell office:value-type="string" table:style-name="ce32">
            <text:p>&lt;28 day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Insurance- based Tenancy Deposit Protection Scheme</text:p>
          </table:table-cell>
          <table:table-cell office:value-type="string" table:style-name="ce32">
            <text:p>The Dispute Service (TDS)</text:p>
          </table:table-cell>
          <table:table-cell office:value-type="string" table:style-name="ce32">
            <text:p>Substantive Response to written, email or web-based enquiries (Target within 3 business days (BD)).The score for the KPI has been taken as an "average".<text:s/></text:p>
          </table:table-cell>
          <table:table-cell office:value-type="string" table:style-name="ce32">
            <text:p>3 BD</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Insurance- based Tenancy Deposit Protection Scheme</text:p>
          </table:table-cell>
          <table:table-cell office:value-type="string" table:style-name="ce32">
            <text:p>Tenancy Deposit Solutions Ltd (MyDeposits)</text:p>
          </table:table-cell>
          <table:table-cell office:value-type="string" table:style-name="ce32">
            <text:p>Initial response to helpline calls within the defined hours of operations (Target within 60 seconds). The score for the KPI has been taken as an "average"</text:p>
          </table:table-cell>
          <table:table-cell office:value-type="string" table:style-name="ce32">
            <text:p>&lt;60 second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Insurance- based Tenancy Deposit Protection Scheme</text:p>
          </table:table-cell>
          <table:table-cell office:value-type="string" table:style-name="ce32">
            <text:p>Tenancy Deposit Solutions Ltd (MyDeposits)</text:p>
          </table:table-cell>
          <table:table-cell office:value-type="string" table:style-name="ce32">
            <text:p>Resolution of disputes by ADR measured by day adjudicator receives papers (Target within 28 calendar days)</text:p>
          </table:table-cell>
          <table:table-cell office:value-type="string" table:style-name="ce32">
            <text:p>&lt;28 day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Insurance- based Tenancy Deposit Protection Scheme</text:p>
          </table:table-cell>
          <table:table-cell office:value-type="string" table:style-name="ce32">
            <text:p>Tenancy Deposit Solutions Ltd (MyDeposits)</text:p>
          </table:table-cell>
          <table:table-cell office:value-type="string" table:style-name="ce32">
            <text:p>Substantive Response to written, email or web-based enquiries (Target within 3 business days (BD)).The score for the KPI has been taken as an "average".<text:s/></text:p>
          </table:table-cell>
          <table:table-cell office:value-type="string" table:style-name="ce32">
            <text:p>3 BD</text:p>
          </table:table-cell>
          <table:table-cell office:value-type="string" table:style-name="ce32">
            <text:p>Approaching Target</text:p>
          </table:table-cell>
          <table:table-cell table:number-columns-repeated="16376"/>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Neighbourhood Planning Support Services 2018 - 2022</text:p>
          </table:table-cell>
          <table:table-cell office:value-type="string" table:style-name="ce32">
            <text:p>Locality</text:p>
          </table:table-cell>
          <table:table-cell office:value-type="string" table:style-name="ce32">
            <text:p>% of Grant applications processed within 15 days</text:p>
          </table:table-cell>
          <table:table-cell office:value-type="string" table:style-name="ce32">
            <text:p>100.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Neighbourhood Planning Support Services 2018 - 2022</text:p>
          </table:table-cell>
          <table:table-cell office:value-type="string" table:style-name="ce32">
            <text:p>Locality</text:p>
          </table:table-cell>
          <table:table-cell office:value-type="string" table:style-name="ce32">
            <text:p>Customer Queries responded to within 2 working days</text:p>
          </table:table-cell>
          <table:table-cell office:value-type="string" table:style-name="ce32">
            <text:p>95.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Neighbourhood Planning Support Services 2018 - 2022</text:p>
          </table:table-cell>
          <table:table-cell office:value-type="string" table:style-name="ce32">
            <text:p>Locality</text:p>
          </table:table-cell>
          <table:table-cell office:value-type="string" table:style-name="ce32">
            <text:p>Technical Support assessment decisions made, in conjunction with MHCLG, and communicated to the Customer within 35 (thirty five) working days from receipt of a completed application</text:p>
          </table:table-cell>
          <table:table-cell office:value-type="string" table:style-name="ce32">
            <text:p>80.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Chief Finance Officer and Corporate</text:p>
          </table:table-cell>
          <table:table-cell office:value-type="string" table:style-name="ce32">
            <text:p>Amazon Web Services (AWS) Managed Application Platform Services</text:p>
          </table:table-cell>
          <table:table-cell office:value-type="string" table:style-name="ce32">
            <text:p>Arcus Cloud Services Ltd</text:p>
          </table:table-cell>
          <table:table-cell office:value-type="string" table:style-name="ce32">
            <text:p>Datamart issue resolution against Service Levels: The supplier shall resolve any identified issues within specified times dependent on the severity of the issue. Critical issues &lt;2 hours, High Priority issues &lt;4 hours, Moderate priority issues &lt;8 hours and Low priority issues &lt;16 hours</text:p>
          </table:table-cell>
          <table:table-cell office:value-type="string" table:style-name="ce32">
            <text:p>95% of all issues resolved within service level<text: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Chief Finance Officer and Corporate</text:p>
          </table:table-cell>
          <table:table-cell office:value-type="string" table:style-name="ce32">
            <text:p>Amazon Web Services (AWS) Managed Application Platform Services</text:p>
          </table:table-cell>
          <table:table-cell office:value-type="string" table:style-name="ce32">
            <text:p>Arcus Cloud Services Ltd</text:p>
          </table:table-cell>
          <table:table-cell office:value-type="string" table:style-name="ce32">
            <text:p>Key customer service satisfaction: The supplier will undertake customer satisfaction surveys for work undertaken, achieving a rating of Good or higher</text:p>
          </table:table-cell>
          <table:table-cell office:value-type="string" table:style-name="ce32">
            <text:p>80% of surveys rate supplier performance as Good or higher</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Chief Finance Officer and Corporate</text:p>
          </table:table-cell>
          <table:table-cell office:value-type="string" table:style-name="ce32">
            <text:p>Amazon Web Services (AWS) Managed Application Platform Services</text:p>
          </table:table-cell>
          <table:table-cell office:value-type="string" table:style-name="ce32">
            <text:p>Arcus Cloud Services Ltd</text:p>
          </table:table-cell>
          <table:table-cell office:value-type="string" table:style-name="ce32">
            <text:p>Provide quote to new requirements within 10 days (responsive and accurate with estimates)</text:p>
          </table:table-cell>
          <table:table-cell office:value-type="string" table:style-name="ce32">
            <text:p>100.00%<text: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Chief Finance Officer and Corporate</text:p>
          </table:table-cell>
          <table:table-cell office:value-type="string" table:style-name="ce32">
            <text:p>VoIP Telephony &amp; Video Service (DCLG &amp; PINS)</text:p>
          </table:table-cell>
          <table:table-cell office:value-type="string" table:style-name="ce32">
            <text:p>DAISY CORPORATE SERVICES TRADING LT</text:p>
          </table:table-cell>
          <table:table-cell office:value-type="string" table:style-name="ce32">
            <text:p>Management and the resolution of security breaches and prevention of their occurrence - 99% of security breaches reported or discovered will be investigated by the Service Provider and an interim report delivered to the DLUHC security manager within the timescales of a P2 incident.</text:p>
          </table:table-cell>
          <table:table-cell office:value-type="string" table:style-name="ce32">
            <text:p>99%</text:p>
          </table:table-cell>
          <table:table-cell office:value-type="string" table:style-name="ce32">
            <text:p>Other - Consider returned</text:p>
          </table:table-cell>
          <table:table-cell office:value-type="string" table:style-name="ce32">
            <text:p>No security breaches logged in Qtr</text:p>
          </table:table-cell>
          <table:table-cell table:number-columns-repeated="16375"/>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Chief Finance Officer and Corporate</text:p>
          </table:table-cell>
          <table:table-cell office:value-type="string" table:style-name="ce32">
            <text:p>VoIP Telephony &amp; Video Service (DCLG &amp; PINS)</text:p>
          </table:table-cell>
          <table:table-cell office:value-type="string" table:style-name="ce32">
            <text:p>DAISY CORPORATE SERVICES TRADING LT</text:p>
          </table:table-cell>
          <table:table-cell office:value-type="string" table:style-name="ce32">
            <text:p>Service desk availability (This measures the availability of Service Providers service desk) - 95% of offered calls answered within 20 seconds and no more than 1% of offered calls abandoned (&gt;10 secs) Incidents or information requests logged through the Service Portal should be receipted within 15 minutes of being received.</text:p>
          </table:table-cell>
          <table:table-cell office:value-type="string" table:style-name="ce32">
            <text:p>95%</text:p>
          </table:table-cell>
          <table:table-cell office:value-type="string" table:style-name="ce32">
            <text:p>Requires Improvement</text:p>
          </table:table-cell>
          <table:table-cell office:value-type="string" table:style-name="ce32">
            <text:p>There have been a number of staff absences which could have affected the perform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Chief Finance Officer and Corporate</text:p>
          </table:table-cell>
          <table:table-cell office:value-type="string" table:style-name="ce32">
            <text:p>VoIP Telephony &amp; Video Service (DCLG &amp; PINS)</text:p>
          </table:table-cell>
          <table:table-cell office:value-type="string" table:style-name="ce32">
            <text:p>DAISY CORPORATE SERVICES TRADING LT</text:p>
          </table:table-cell>
          <table:table-cell office:value-type="string" table:style-name="ce32">
            <text:p>Telephone orders are fulfilled by the Service Provider within the timescales specified in the service catalogue - 95% of orders to be fulfilled</text:p>
          </table:table-cell>
          <table:table-cell office:value-type="string" table:style-name="ce32">
            <text:p>95%</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Building Remediation &amp; Grenfell</text:p>
          </table:table-cell>
          <table:table-cell office:value-type="string" table:style-name="ce32">
            <text:p>Stabilisation and Enabling Works at Grenfell Tower</text:p>
          </table:table-cell>
          <table:table-cell office:value-type="string" table:style-name="ce32">
            <text:p>Deconstruct (UK) Limited</text:p>
          </table:table-cell>
          <table:table-cell office:value-type="string" table:style-name="ce32">
            <text:p>Health &amp; Safety and Environment - Meet the five measures of compliance including zero safety incidents occurring each month. This measures are:1 The Supplier achieves 1 critical or 3 non-critical non-compliance observations or less for each independent safety inspection.</text:p>
            <text:p>2 The Supplier achieves 3 non-compliances observations or less from each independent environmental review including the monthly environmental site report.<text:s/></text:p>
            <text:p>3 All non- compliances rectified within 3 working days of notification<text:s/></text:p>
            <text:p>4 The Supplier achieve zero accidents or incidents in the month<text:s/></text:p>
            <text:p>5 The Supplier complete weekly Health, Safety and Wellbeing inspections and provide report to client<text:s/></text:p>
          </table:table-cell>
          <table:table-cell office:value-type="string" table:style-name="ce32">
            <text:p>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Building Remediation &amp; Grenfell</text:p>
          </table:table-cell>
          <table:table-cell office:value-type="string" table:style-name="ce32">
            <text:p>Stabilisation and Enabling Works at Grenfell Tower</text:p>
          </table:table-cell>
          <table:table-cell office:value-type="string" table:style-name="ce32">
            <text:p>Deconstruct (UK) Limited</text:p>
          </table:table-cell>
          <table:table-cell office:value-type="string" table:style-name="ce32">
            <text:p>Maintenance and Safety Works - Meet the five measures of site perimeter, hoardings and scaffolding inspection and maintenance. These are:1 All hoardings, paths and signage surrounding site to be kept clean and tidy at all times<text:s/></text:p>
            <text:p>2 Security patrols to maintain secure site with zero incidents in month<text:s/></text:p>
            <text:p>3 Scaffold inspections to be carried out minimum weekly and reporting shared with client team<text:s/></text:p>
            <text:p>4 The Supplier to complete at least two senior management safety and perimeter inspection tours per month<text:s/></text:p>
            <text:p>5 The Supplier to have completed at least one on-site training session which is also open to the community<text:s/></text:p>
          </table:table-cell>
          <table:table-cell office:value-type="string" table:style-name="ce32">
            <text:p>5</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Building Remediation &amp; Grenfell</text:p>
          </table:table-cell>
          <table:table-cell office:value-type="string" table:style-name="ce32">
            <text:p>Stabilisation and Enabling Works at Grenfell Tower</text:p>
          </table:table-cell>
          <table:table-cell office:value-type="string" table:style-name="ce32">
            <text:p>Deconstruct (UK) Limited</text:p>
          </table:table-cell>
          <table:table-cell office:value-type="string" table:style-name="ce32">
            <text:p>Quality Assurance of Structural Works - Meet the five measures of inspection, defect identification and resolution. These are:1 Quality Assurance procedure maintained updated and available for audit weekly<text:s/></text:p>
            <text:p>2 The Supplier to carryout engineers inspection of works, sign-off each month and share the report with MHCLG</text:p>
            <text:p>3 Zero new defects identified within period.</text:p>
            <text:p>4 All critical defects to be resolved within 24 hours and all non-critical defects corrected in 10 days from point of identification.<text:s/></text:p>
            <text:p>5 All props throughout the tower to be checked twice weekly<text:s/></text:p>
          </table:table-cell>
          <table:table-cell office:value-type="string" table:style-name="ce32">
            <text:p>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Building Remediation &amp; Grenfell</text:p>
          </table:table-cell>
          <table:table-cell office:value-type="string" table:style-name="ce32">
            <text:p>Stabilisation and Enabling Works at Grenfell Tower</text:p>
          </table:table-cell>
          <table:table-cell office:value-type="string" table:style-name="ce32">
            <text:p>Deconstruct (UK) Limited</text:p>
          </table:table-cell>
          <table:table-cell office:value-type="string" table:style-name="ce32">
            <text:p>Social Value Commitments - Meet the five measures of community engagement including providing apprenticeships and community skills training. These are: 1 The Supplier to have held one open-door community walk-in event in month<text:s/></text:p>
            <text:p>2 The Supplier to have provided content for community newsletter bi-monthly</text:p>
            <text:p>3 The Supplier to have provided 2 local street clean sessions per month<text:s/></text:p>
            <text:p>4 The Supplier to have provided 2 community spaces for skills training per month and to work proactively with the DLUHC Communications &amp; Engagement team to help ensure the places are filled<text:s/></text:p>
            <text:p>5 The Supplier to have provided an apprenticeship place every two months<text:s/></text:p>
          </table:table-cell>
          <table:table-cell office:value-type="string" table:style-name="ce32">
            <text:p>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English Housing Survey</text:p>
          </table:table-cell>
          <table:table-cell office:value-type="string" table:style-name="ce32">
            <text:p>National Centre for Social Research</text:p>
          </table:table-cell>
          <table:table-cell office:value-type="string" table:style-name="ce32">
            <text:p>Average number of interview surveys achieved in the previous two quarters. This KPI is based on the number rather than percentage achieved because it is important that the contractor delivers the number of interviews we need. The English Housing Survey aims to achieve 13,300 interview surveys a year. Data collection takes place over eight fieldwork waves so the average number of interviews achieved will be calculated using four fieldwork waves.<text:s/></text:p>
          </table:table-cell>
          <table:table-cell office:value-type="string" table:style-name="ce32">
            <text:p>3325 or more</text:p>
          </table:table-cell>
          <table:table-cell office:value-type="string" table:style-name="ce32">
            <text:p>Other - Consider returned</text:p>
          </table:table-cell>
          <table:table-cell office:value-type="string" table:style-name="ce32">
            <text:p>Paused – KPI not measured because face-to-face data collection was suspended due to the COVID-19 lockdown</text:p>
          </table:table-cell>
          <table:table-cell table:number-columns-repeated="16375"/>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English Housing Survey</text:p>
          </table:table-cell>
          <table:table-cell office:value-type="string" table:style-name="ce32">
            <text:p>National Centre for Social Research</text:p>
          </table:table-cell>
          <table:table-cell office:value-type="string" table:style-name="ce32">
            <text:p>Number of times a data delivery or the final draft of an annual report is rescheduled with less than 2 weeks' notice. (As the EHS has few such deliveries a quarter - between 7 and 9, the thresholds are based on absolute numbers rather than percentages because absolute number gives a fairer and less misleading guide to performance)</text:p>
          </table:table-cell>
          <table:table-cell office:value-type="string" table:style-name="ce32">
            <text:p>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LUHC</text:p>
          </table:table-cell>
          <table:table-cell office:value-type="string" table:style-name="ce32">
            <text:p>Housing and Planning</text:p>
          </table:table-cell>
          <table:table-cell office:value-type="string" table:style-name="ce32">
            <text:p>English Housing Survey</text:p>
          </table:table-cell>
          <table:table-cell office:value-type="string" table:style-name="ce32">
            <text:p>National Centre for Social Research</text:p>
          </table:table-cell>
          <table:table-cell office:value-type="string" table:style-name="ce32">
            <text:p>Number of times a data delivery or the final draft of an annual report misses the scheduled or, where applicable, the revised delivery date. (As the EHS has few such deliveries a quarter - between 7 and 9, the thresholds are based on absolute numbers rather than percentages because absolute number gives a fairer and less misleading guide to performance.)</text:p>
          </table:table-cell>
          <table:table-cell office:value-type="string" table:style-name="ce32">
            <text:p>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Shared Services (Provision of HR, IT, Payroll and finance and accounting services)</text:p>
          </table:table-cell>
          <table:table-cell office:value-type="string" table:style-name="ce32">
            <text:p>Shared Services Connected Limited</text:p>
          </table:table-cell>
          <table:table-cell office:value-type="string" table:style-name="ce32">
            <text:p>KPI to be confirmed</text:p>
          </table:table-cell>
          <table:table-cell office:value-type="string" table:style-name="ce32">
            <text:p>TBC</text:p>
          </table:table-cell>
          <table:table-cell office:value-type="string" table:style-name="ce32">
            <text:p>Other - Consider not returned</text:p>
          </table:table-cell>
          <table:table-cell office:value-type="string" table:style-name="ce32">
            <text:p>KPI to be confirmed with Supplier</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Shared Services (Provision of HR, IT, Payroll and finance and accounting services)</text:p>
          </table:table-cell>
          <table:table-cell office:value-type="string" table:style-name="ce32">
            <text:p>Shared Services Connected Limited</text:p>
          </table:table-cell>
          <table:table-cell office:value-type="string" table:style-name="ce32">
            <text:p>Payment accuracy - Errors</text:p>
          </table:table-cell>
          <table:table-cell office:value-type="string" table:style-name="ce32">
            <text:p>99.5%<text: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Shared Services (Provision of HR, IT, Payroll and finance and accounting services)</text:p>
          </table:table-cell>
          <table:table-cell office:value-type="string" table:style-name="ce32">
            <text:p>Shared Services Connected Limited</text:p>
          </table:table-cell>
          <table:table-cell office:value-type="string" table:style-name="ce32">
            <text:p>Payroll Accuracy - Rectifications</text:p>
          </table:table-cell>
          <table:table-cell office:value-type="string" table:style-name="ce32">
            <text:p>100% - Less than 200 errors</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AS IS Contract (Assessment Services Information System) (Provision of managed IT services for new health assessments)</text:p>
          </table:table-cell>
          <table:table-cell office:value-type="string" table:style-name="ce32">
            <text:p>Atos IT Services UK Limited</text:p>
          </table:table-cell>
          <table:table-cell office:value-type="string" table:style-name="ce32">
            <text:p>Severity 1 - Incident Fix resolution time</text:p>
          </table:table-cell>
          <table:table-cell office:value-type="string" table:style-name="ce32">
            <text:p>Less than 4 hour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AS IS Contract (Assessment Services Information System) (Provision of managed IT services for new health assessments)</text:p>
          </table:table-cell>
          <table:table-cell office:value-type="string" table:style-name="ce32">
            <text:p>Atos IT Services UK Limited</text:p>
          </table:table-cell>
          <table:table-cell office:value-type="string" table:style-name="ce32">
            <text:p>System availability (24/7)</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AS IS Contract (Assessment Services Information System) (Provision of managed IT services for new health assessments)</text:p>
          </table:table-cell>
          <table:table-cell office:value-type="string" table:style-name="ce32">
            <text:p>Atos IT Services UK Limited</text:p>
          </table:table-cell>
          <table:table-cell office:value-type="string" table:style-name="ce32">
            <text:p>System Usability (transaction response time)</text:p>
          </table:table-cell>
          <table:table-cell office:value-type="string" table:style-name="ce32">
            <text:p>Within 2 second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Postal Services - Bulk Mail</text:p>
          </table:table-cell>
          <table:table-cell office:value-type="string" table:style-name="ce32">
            <text:p>DHL Parcel UK Limited</text:p>
          </table:table-cell>
          <table:table-cell office:value-type="string" table:style-name="ce32">
            <text:p>Compliant and timely billing of Customer.</text:p>
          </table:table-cell>
          <table:table-cell office:value-type="string" table:style-name="ce32">
            <text:p>100%</text:p>
          </table:table-cell>
          <table:table-cell office:value-type="string" table:style-name="ce32">
            <text:p>Inadequate</text:p>
          </table:table-cell>
          <table:table-cell office:value-type="string" table:style-name="ce32">
            <text:p>MI Pack issued in error to HMRC rather than DWP by Key Account Manager. MI Pack contained incorrect costings. Issues raised with Key Account Director, and now resolved.</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Postal Services - Bulk Mail</text:p>
          </table:table-cell>
          <table:table-cell office:value-type="string" table:style-name="ce32">
            <text:p>DHL Parcel UK Limited</text:p>
          </table:table-cell>
          <table:table-cell office:value-type="string" table:style-name="ce32">
            <text:p>On time and accurate mailing collection</text:p>
          </table:table-cell>
          <table:table-cell office:value-type="string" table:style-name="ce32">
            <text:p>98%</text:p>
          </table:table-cell>
          <table:table-cell office:value-type="string" table:style-name="ce32">
            <text:p>Good</text:p>
          </table:table-cell>
          <table:table-cell office:value-type="string" table:style-name="ce32">
            <text:p><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Postal Services - Bulk Mail</text:p>
          </table:table-cell>
          <table:table-cell office:value-type="string" table:style-name="ce32">
            <text:p>DHL Parcel UK Limited</text:p>
          </table:table-cell>
          <table:table-cell office:value-type="string" table:style-name="ce32">
            <text:p>On time mailing delivery: Suppliers offering DSA services shall deliver to the Royal Mail Access Point (IMC) within sorted and unsorted delivery window.</text:p>
          </table:table-cell>
          <table:table-cell office:value-type="string" table:style-name="ce32">
            <text:p>98%</text:p>
          </table:table-cell>
          <table:table-cell office:value-type="string" table:style-name="ce32">
            <text:p>Inadequate</text:p>
          </table:table-cell>
          <table:table-cell office:value-type="string" table:style-name="ce32">
            <text:p>Formatting anomalies with data provided in excel files over Q3 period, issue raised with supplier's Senior Credit Controller to resolve. Issue not apparent during Q4 period.</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Health</text:p>
          </table:table-cell>
          <table:table-cell office:value-type="string" table:style-name="ce32">
            <text:p>Health &amp; Disability Assessment Services (Provision of health and disability assessments)</text:p>
          </table:table-cell>
          <table:table-cell office:value-type="string" table:style-name="ce32">
            <text:p>Maximus UK Services Limited</text:p>
          </table:table-cell>
          <table:table-cell office:value-type="string" table:style-name="ce32">
            <text:p>Claimant satisfaction rate</text:p>
          </table:table-cell>
          <table:table-cell office:value-type="string" table:style-name="ce32">
            <text:p>92% via telephone survey</text:p>
          </table:table-cell>
          <table:table-cell office:value-type="string" table:style-name="ce32">
            <text:p>Good</text:p>
          </table:table-cell>
          <table:table-cell office:value-type="string" table:style-name="ce32">
            <text:p><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Health</text:p>
          </table:table-cell>
          <table:table-cell office:value-type="string" table:style-name="ce32">
            <text:p>Health &amp; Disability Assessment Services (Provision of health and disability assessments)</text:p>
          </table:table-cell>
          <table:table-cell office:value-type="string" table:style-name="ce32">
            <text:p>Maximus UK Services Limited</text:p>
          </table:table-cell>
          <table:table-cell office:value-type="string" table:style-name="ce32">
            <text:p>Work Capability Assessment reports for each rolling 3 month period</text:p>
          </table:table-cell>
          <table:table-cell office:value-type="string" table:style-name="ce32">
            <text:p>95%</text:p>
          </table:table-cell>
          <table:table-cell office:value-type="string" table:style-name="ce32">
            <text:p>Good</text:p>
          </table:table-cell>
          <table:table-cell office:value-type="string" table:style-name="ce32">
            <text:p><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Telephony Services PSN</text:p>
          </table:table-cell>
          <table:table-cell office:value-type="string" table:style-name="ce32">
            <text:p>Vodaphone Ltd</text:p>
          </table:table-cell>
          <table:table-cell office:value-type="string" table:style-name="ce32">
            <text:p>Availability of public access telephony service - The Availability of the Public Telephony Access Services within a Service Measurement Period (SMP).</text:p>
          </table:table-cell>
          <table:table-cell office:value-type="string" table:style-name="ce32">
            <text:p>99.99% - 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Telephony Services PSN</text:p>
          </table:table-cell>
          <table:table-cell office:value-type="string" table:style-name="ce32">
            <text:p>Vodaphone Ltd</text:p>
          </table:table-cell>
          <table:table-cell office:value-type="string" table:style-name="ce32">
            <text:p>Availability of the Voice Service - A measure of the percentage Availability of the Voice Service within a Service Measurement Period (SMP).</text:p>
          </table:table-cell>
          <table:table-cell office:value-type="string" table:style-name="ce32">
            <text:p>99.99% - 100%</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Telephony Services PSN</text:p>
          </table:table-cell>
          <table:table-cell office:value-type="string" table:style-name="ce32">
            <text:p>Vodaphone Ltd</text:p>
          </table:table-cell>
          <table:table-cell office:value-type="string" table:style-name="ce32">
            <text:p>Service Requests Implemented - A measure of the percentage of Service Requests for Telephony Services implemented in accordance with the Request Categorisation And Lead Time Matrix in Appendix 1 of Schedule 6.11 (Service Requests, Projects and Consultancy) within a Service Measurement Period (SMP).vice Request Implemented -</text:p>
          </table:table-cell>
          <table:table-cell office:value-type="string" table:style-name="ce32">
            <text:p>95% - 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Application Deployment Services (ADep) - Lot 1 (Customer Facing Systems)</text:p>
          </table:table-cell>
          <table:table-cell office:value-type="string" table:style-name="ce32">
            <text:p>Accenture (UK) Limited</text:p>
          </table:table-cell>
          <table:table-cell office:value-type="string" table:style-name="ce32">
            <text:p>Availability of Business Critical Applications</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Application Deployment Services (ADep) - Lot 1 (Customer Facing Systems)</text:p>
          </table:table-cell>
          <table:table-cell office:value-type="string" table:style-name="ce32">
            <text:p>Accenture (UK) LImited</text:p>
          </table:table-cell>
          <table:table-cell office:value-type="string" table:style-name="ce32">
            <text:p>Priority Incidents Resolution</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Application Deployment Services (ADep) - Lot 1 (Customer Facing Systems)</text:p>
          </table:table-cell>
          <table:table-cell office:value-type="string" table:style-name="ce32">
            <text:p>Accenture (UK) Limited</text:p>
          </table:table-cell>
          <table:table-cell office:value-type="string" table:style-name="ce32">
            <text:p>Urgent System Repairs</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Application Deployment Services - Lot 3</text:p>
          </table:table-cell>
          <table:table-cell office:value-type="string" table:style-name="ce32">
            <text:p>IBM UK Limited</text:p>
          </table:table-cell>
          <table:table-cell office:value-type="string" table:style-name="ce32">
            <text:p>Availability of Business Critical Applications</text:p>
          </table:table-cell>
          <table:table-cell office:value-type="string" table:style-name="ce32">
            <text:p>99% or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Application Deployment Services - Lot 3</text:p>
          </table:table-cell>
          <table:table-cell office:value-type="string" table:style-name="ce32">
            <text:p>IBM UK Limited</text:p>
          </table:table-cell>
          <table:table-cell office:value-type="string" table:style-name="ce32">
            <text:p>Priority Incident Resolution</text:p>
          </table:table-cell>
          <table:table-cell office:value-type="string" table:style-name="ce32">
            <text:p>95% or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Application Deployment Services - Lot 3</text:p>
          </table:table-cell>
          <table:table-cell office:value-type="string" table:style-name="ce32">
            <text:p>IBM UK Limited</text:p>
          </table:table-cell>
          <table:table-cell office:value-type="string" table:style-name="ce32">
            <text:p>Urgent Systems Repair</text:p>
          </table:table-cell>
          <table:table-cell office:value-type="string" table:style-name="ce32">
            <text:p>95% or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Transactional Print Services</text:p>
          </table:table-cell>
          <table:table-cell office:value-type="string" table:style-name="ce32">
            <text:p>Williams Lea Limited</text:p>
          </table:table-cell>
          <table:table-cell office:value-type="string" table:style-name="ce32">
            <text:p>Delivery of Agreed Changes - Provide sufficient resource, equipment, etc. to deliver agreed changes to the service and deliver these within agreed timescale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Transactional Print Services</text:p>
          </table:table-cell>
          <table:table-cell office:value-type="string" table:style-name="ce32">
            <text:p>Williams Lea Limited</text:p>
          </table:table-cell>
          <table:table-cell office:value-type="string" table:style-name="ce32">
            <text:p>Royal Mail 1st Class - Percentage of total items actually printed and handed over to Royal Mail for 1st Class delivery compared to what has been scheduled for printing</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Transactional Print Services</text:p>
          </table:table-cell>
          <table:table-cell office:value-type="string" table:style-name="ce32">
            <text:p>Williams Lea Limited</text:p>
          </table:table-cell>
          <table:table-cell office:value-type="string" table:style-name="ce32">
            <text:p>Royal Mail 2nd Class - Percentage of total items actually printed and handed over to DWPs postal service provider for 2nd Class delivery compared to what has been scheduled for printing"</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Post Office Card Account</text:p>
          </table:table-cell>
          <table:table-cell office:value-type="string" table:style-name="ce32">
            <text:p>Post Office Limited</text:p>
          </table:table-cell>
          <table:table-cell office:value-type="string" table:style-name="ce32">
            <text:p>BACS Processing - BACS processed enabling customers payments to be available in their account</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Post Office Card Account</text:p>
          </table:table-cell>
          <table:table-cell office:value-type="string" table:style-name="ce32">
            <text:p>Post Office Limited</text:p>
          </table:table-cell>
          <table:table-cell office:value-type="string" table:style-name="ce32">
            <text:p>The general Helpline shall be available to Account Holders to enable them to make enquiries/requests 100% between 08.15 and 18.00 (UK time) Monday to Friday and between 08.30 and 19.15 (UK time) on Saturday.</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Post Office Card Account</text:p>
          </table:table-cell>
          <table:table-cell office:value-type="string" table:style-name="ce32">
            <text:p>Post Office Limited</text:p>
          </table:table-cell>
          <table:table-cell office:value-type="string" table:style-name="ce32">
            <text:p>Unapplied credits - Unapplied credits from processing the BACS data file are returned to the departments sponsor bank without deduction.</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Transition to GBS Money Transmission Services Lot 2</text:p>
          </table:table-cell>
          <table:table-cell office:value-type="string" table:style-name="ce32">
            <text:p>Royal Bank of Scotland</text:p>
          </table:table-cell>
          <table:table-cell office:value-type="string" table:style-name="ce32">
            <text:p>Calls answered within 3 rings between 08.00 hours to 18.00 hours Monday to Friday</text:p>
          </table:table-cell>
          <table:table-cell office:value-type="string" table:style-name="ce32">
            <text:p>95.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Transition to GBS Money Transmission Services Lot 2</text:p>
          </table:table-cell>
          <table:table-cell office:value-type="string" table:style-name="ce32">
            <text:p>Royal Bank of Scotland</text:p>
          </table:table-cell>
          <table:table-cell office:value-type="string" table:style-name="ce32">
            <text:p>Electronic Banking System available between 06.30 and 18.00 hours on working days</text:p>
          </table:table-cell>
          <table:table-cell office:value-type="string" table:style-name="ce32">
            <text:p>99.6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Transition to GBS Money Transmission Services Lot 2</text:p>
          </table:table-cell>
          <table:table-cell office:value-type="string" table:style-name="ce32">
            <text:p>Royal Bank of Scotland</text:p>
          </table:table-cell>
          <table:table-cell office:value-type="string" table:style-name="ce32">
            <text:p>End of day data provided to customer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PSN contact centre services (Public Services Network)</text:p>
          </table:table-cell>
          <table:table-cell office:value-type="string" table:style-name="ce32">
            <text:p>BT plc</text:p>
          </table:table-cell>
          <table:table-cell office:value-type="string" table:style-name="ce32">
            <text:p>Contact Centre service availability of voice agent (Service shall be measured 07:00 - 21:00 Monday - Friday (excluding Bank Holidays), 07:00 - 17:15 Saturdays, Sundays and Bank Holiday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PSN contact centre services (Public Services Network)</text:p>
          </table:table-cell>
          <table:table-cell office:value-type="string" table:style-name="ce32">
            <text:p>BT plc</text:p>
          </table:table-cell>
          <table:table-cell office:value-type="string" table:style-name="ce32">
            <text:p>Contact Centre Service Availability - Outbound Agents (Service shall be measured 07:00 - 21:00 Monday - Friday (excluding Bank Holidays), 07:00 - 17:15 Saturdays, Sundays and Bank Holidays)</text:p>
          </table:table-cell>
          <table:table-cell office:value-type="string" table:style-name="ce32">
            <text:p>9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PSN contact centre services (Public Services Network)</text:p>
          </table:table-cell>
          <table:table-cell office:value-type="string" table:style-name="ce32">
            <text:p>BT plc</text:p>
          </table:table-cell>
          <table:table-cell office:value-type="string" table:style-name="ce32">
            <text:p>Customer Interaction Service Availability</text:p>
          </table:table-cell>
          <table:table-cell office:value-type="string" table:style-name="ce32">
            <text:p>99.99% availability</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DWP Call off From Debt Market Integrator (DMI) Framework</text:p>
          </table:table-cell>
          <table:table-cell office:value-type="string" table:style-name="ce32">
            <text:p>Indesser</text:p>
          </table:table-cell>
          <table:table-cell office:value-type="string" table:style-name="ce32">
            <text:p>Accurate Financial Processing - Money transfers from the Supplier to DWP are processed at the right time and for the correct amount.</text:p>
          </table:table-cell>
          <table:table-cell office:value-type="string" table:style-name="ce32">
            <text:p>Zero failures</text:p>
          </table:table-cell>
          <table:table-cell office:value-type="string" table:style-name="ce32">
            <text:p>Good</text:p>
          </table:table-cell>
          <table:table-cell office:value-type="string" table:style-name="ce32">
            <text:p><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DWP Call off From Debt Market Integrator (DMI) Framework</text:p>
          </table:table-cell>
          <table:table-cell office:value-type="string" table:style-name="ce32">
            <text:p>Indesser</text:p>
          </table:table-cell>
          <table:table-cell office:value-type="string" table:style-name="ce32">
            <text:p>Media or Parliamentary Interest - Case reports provided by the Supplier within 24 hours of DWP request (or longer if specified by DWP). KPI subject to 10 requests for a case report per service period.</text:p>
          </table:table-cell>
          <table:table-cell office:value-type="string" table:style-name="ce32">
            <text:p>Zero failures</text:p>
          </table:table-cell>
          <table:table-cell office:value-type="string" table:style-name="ce32">
            <text:p>Good</text:p>
          </table:table-cell>
          <table:table-cell office:value-type="string" table:style-name="ce32">
            <text:p><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DWP Call off From Debt Market Integrator (DMI) Framework</text:p>
          </table:table-cell>
          <table:table-cell office:value-type="string" table:style-name="ce32">
            <text:p>Indesser</text:p>
          </table:table-cell>
          <table:table-cell office:value-type="string" table:style-name="ce32">
            <text:p>Urgent Cases - Percentage of urgent cases, over a 12 month rolling period, where recovery action is ceased by the Supplier by the end of the following Working Day after 3pm receipt of <text:s text:c="2"/>DWP notification to stop/suspend recovery.</text:p>
          </table:table-cell>
          <table:table-cell office:value-type="string" table:style-name="ce32">
            <text:p>99%</text:p>
          </table:table-cell>
          <table:table-cell office:value-type="string" table:style-name="ce32">
            <text:p>Good</text:p>
          </table:table-cell>
          <table:table-cell office:value-type="string" table:style-name="ce32">
            <text:p><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Access to Work Holistic Assessments</text:p>
          </table:table-cell>
          <table:table-cell office:value-type="string" table:style-name="ce32">
            <text:p>Royal British Legion Industries</text:p>
          </table:table-cell>
          <table:table-cell office:value-type="string" table:style-name="ce32">
            <text:p>Initial contact made - 96% of initial contact and appointment made within two (2) Working Days of referral by DWP and is recorded on PRaP within two (2) Working Days of the initial referral</text:p>
          </table:table-cell>
          <table:table-cell office:value-type="string" table:style-name="ce32">
            <text:p>99.95% and above</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Access to Work Holistic Assessments</text:p>
          </table:table-cell>
          <table:table-cell office:value-type="string" table:style-name="ce32">
            <text:p>Royal British Legion Industries</text:p>
          </table:table-cell>
          <table:table-cell office:value-type="string" table:style-name="ce32">
            <text:p>Return of Needs Assessment Report to Required Quality - 90% of Needs Assessment reports to be with the specified AtW Adviser within eight (8) Working Days of initial referral by the Authority to the required quality.</text:p>
          </table:table-cell>
          <table:table-cell office:value-type="string" table:style-name="ce32">
            <text:p>90%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Access to Work Holistic Assessments</text:p>
          </table:table-cell>
          <table:table-cell office:value-type="string" table:style-name="ce32">
            <text:p>Royal British Legion Industries</text:p>
          </table:table-cell>
          <table:table-cell office:value-type="string" table:style-name="ce32">
            <text:p>Return of Needs Assessment Report with 8 Days - 90% of Needs Assessment reports to be sent and received by the specified AtW Adviser within eight (8) Working Days of referral by the Authority and recorded on PRaP within 15 Working Days.</text:p>
          </table:table-cell>
          <table:table-cell office:value-type="string" table:style-name="ce32">
            <text:p>90%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Access to Work Holistic Assessments</text:p>
          </table:table-cell>
          <table:table-cell office:value-type="string" table:style-name="ce32">
            <text:p>People Plus Group</text:p>
          </table:table-cell>
          <table:table-cell office:value-type="string" table:style-name="ce32">
            <text:p>Initial contact made - 96% of initial contact and appointment made within two (2) Working Days of referral by DWP and is recorded on PRaP within two (2) Working Days of the initial referral</text:p>
          </table:table-cell>
          <table:table-cell office:value-type="string" table:style-name="ce32">
            <text:p>96% and above</text:p>
          </table:table-cell>
          <table:table-cell office:value-type="string" table:style-name="ce32">
            <text:p>Requires Improvement</text:p>
          </table:table-cell>
          <table:table-cell office:value-type="string" table:style-name="ce32">
            <text:p>The performance of this contract KPI is measured on a rolling 12 month basis. The KPI performance figures achieved during the period Oct - Dec are skewed because a performance waiver was in place with the supplier for the previous months of April, June and July. Since July performance has been and continues to be 'Good'.</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Access to Work Holistic Assessments</text:p>
          </table:table-cell>
          <table:table-cell office:value-type="string" table:style-name="ce32">
            <text:p>People Plus Group</text:p>
          </table:table-cell>
          <table:table-cell office:value-type="string" table:style-name="ce32">
            <text:p>Return of Needs Assessment Report to Required Quality</text:p>
          </table:table-cell>
          <table:table-cell office:value-type="string" table:style-name="ce32">
            <text:p>90%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Access to Work Holistic Assessments</text:p>
          </table:table-cell>
          <table:table-cell office:value-type="string" table:style-name="ce32">
            <text:p>People Plus Group</text:p>
          </table:table-cell>
          <table:table-cell office:value-type="string" table:style-name="ce32">
            <text:p>Return of Needs Assessment Report within 8 Days</text:p>
          </table:table-cell>
          <table:table-cell office:value-type="string" table:style-name="ce32">
            <text:p>90%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states</text:p>
          </table:table-cell>
          <table:table-cell office:value-type="string" table:style-name="ce32">
            <text:p>DWP Estates Supply Chain Integrator Services (Acting impartially to ensure DWPs Estates supply chain is managed effectively and efficiently)</text:p>
          </table:table-cell>
          <table:table-cell office:value-type="string" table:style-name="ce32">
            <text:p>Sodexo</text:p>
          </table:table-cell>
          <table:table-cell office:value-type="string" table:style-name="ce32">
            <text:p><text:s/>Management of Statutory Testing <text:s/>- ensuring the Authority Supply Chain undertakes all required statutory testing is undertaken within the agreed timeframe.</text:p>
          </table:table-cell>
          <table:table-cell office:value-type="string" table:style-name="ce32">
            <text:p>95% and above complianc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states</text:p>
          </table:table-cell>
          <table:table-cell office:value-type="string" table:style-name="ce32">
            <text:p>DWP Estates Supply Chain Integrator Services (Acting impartially to ensure DWPs Estates supply chain is managed effectively and efficiently)</text:p>
          </table:table-cell>
          <table:table-cell office:value-type="string" table:style-name="ce32">
            <text:p>Sodexo</text:p>
          </table:table-cell>
          <table:table-cell office:value-type="string" table:style-name="ce32">
            <text:p>Management of the Asset Register - Register Accuracy</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states</text:p>
          </table:table-cell>
          <table:table-cell office:value-type="string" table:style-name="ce32">
            <text:p>DWP Estates Supply Chain Integrator Services (Acting impartially to ensure DWPs Estates supply chain is managed effectively and efficiently)</text:p>
          </table:table-cell>
          <table:table-cell office:value-type="string" table:style-name="ce32">
            <text:p>Sodexo</text:p>
          </table:table-cell>
          <table:table-cell office:value-type="string" table:style-name="ce32">
            <text:p>Management of the Authority Supply Chain Member responsible for Facilities Management - provision of services in line with the suppliers Performance Management System targets</text:p>
          </table:table-cell>
          <table:table-cell office:value-type="string" table:style-name="ce32">
            <text:p>98.10% - 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Document and Data Management Service (Provision of mail opening, scanning and indexing/filing services)</text:p>
          </table:table-cell>
          <table:table-cell office:value-type="string" table:style-name="ce32">
            <text:p>Engie</text:p>
          </table:table-cell>
          <table:table-cell office:value-type="string" table:style-name="ce32">
            <text:p>Accurately index all scanned documents with the National Insurance Number or other relevant reference</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Document and Data Management Service (Provision of mail opening, scanning and indexing/filing services)</text:p>
          </table:table-cell>
          <table:table-cell office:value-type="string" table:style-name="ce32">
            <text:p>Engie</text:p>
          </table:table-cell>
          <table:table-cell office:value-type="string" table:style-name="ce32">
            <text:p>Bankable documents processed on the day of receipt for banking and are ready for collection by the Authority's nominated carrier.</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Document and Data Management Service (Provision of mail opening, scanning and indexing/filing services)</text:p>
          </table:table-cell>
          <table:table-cell office:value-type="string" table:style-name="ce32">
            <text:p>Engie</text:p>
          </table:table-cell>
          <table:table-cell office:value-type="string" table:style-name="ce32">
            <text:p>Scanned and indexed images shall be issued to the Authority's appropriate systems</text:p>
          </table:table-cell>
          <table:table-cell office:value-type="string" table:style-name="ce32">
            <text:p>100% of the agreed daily flow <text:s/>and 100% of the resulting scanned and indexed images shall be issued to the Authority's appropriate systems by 17:00 daily.</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states</text:p>
          </table:table-cell>
          <table:table-cell office:value-type="string" table:style-name="ce32">
            <text:p>Provision of Total Facilities Management Services (Provision of building and asset management)</text:p>
          </table:table-cell>
          <table:table-cell office:value-type="string" table:style-name="ce32">
            <text:p>Mitie FM Ltd</text:p>
          </table:table-cell>
          <table:table-cell office:value-type="string" table:style-name="ce32">
            <text:p>Planned Preventative Maintenance tasks delivered to scheduled dates (Plan agreed with DWP)</text:p>
          </table:table-cell>
          <table:table-cell office:value-type="string" table:style-name="ce32">
            <text:p>95%</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states</text:p>
          </table:table-cell>
          <table:table-cell office:value-type="string" table:style-name="ce32">
            <text:p>Provision of Total Facilities Management Services (Provision of building and asset management)</text:p>
          </table:table-cell>
          <table:table-cell office:value-type="string" table:style-name="ce32">
            <text:p>Mitie FM Ltd</text:p>
          </table:table-cell>
          <table:table-cell office:value-type="string" table:style-name="ce32">
            <text:p>Reactive response and completion times for cleaning and pest control</text:p>
          </table:table-cell>
          <table:table-cell office:value-type="string" table:style-name="ce32">
            <text:p>93.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states</text:p>
          </table:table-cell>
          <table:table-cell office:value-type="string" table:style-name="ce32">
            <text:p>Provision of Total Facilities Management Services (Provision of building and asset management)</text:p>
          </table:table-cell>
          <table:table-cell office:value-type="string" table:style-name="ce32">
            <text:p>Mitie FM Ltd</text:p>
          </table:table-cell>
          <table:table-cell office:value-type="string" table:style-name="ce32">
            <text:p>Response and completion times for reactive calls responded to within timescales</text:p>
          </table:table-cell>
          <table:table-cell office:value-type="string" table:style-name="ce32">
            <text:p>93.00%</text:p>
          </table:table-cell>
          <table:table-cell office:value-type="string" table:style-name="ce32">
            <text:p>Requires Improvement</text:p>
          </table:table-cell>
          <table:table-cell office:value-type="string" table:style-name="ce32">
            <text:p>There are a number of Issues that have created resource gaps, which in turn have impacted the operating model</text:p>
            <text:p>DWP continue to monitor performance and progress of the improvement plan.</text:p>
            <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Health</text:p>
          </table:table-cell>
          <table:table-cell office:value-type="string" table:style-name="ce32">
            <text:p>Personal Independence Payment (PIP) Lot 1: North West, North East and England<text:s/></text:p>
          </table:table-cell>
          <table:table-cell office:value-type="string" table:style-name="ce32">
            <text:p>Atos IT Services UK Limited</text:p>
          </table:table-cell>
          <table:table-cell office:value-type="string" table:style-name="ce32">
            <text:p>Compared to set target, number of Normal Rules clearances per month<text:s/></text:p>
          </table:table-cell>
          <table:table-cell office:value-type="string" table:style-name="ce32">
            <text:p>Above 99.95%</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Health</text:p>
          </table:table-cell>
          <table:table-cell office:value-type="string" table:style-name="ce32">
            <text:p>Personal Independence Payment (PIP) Lot 1: North West, North East and England<text:s/></text:p>
          </table:table-cell>
          <table:table-cell office:value-type="string" table:style-name="ce32">
            <text:p>Atos IT Services UK Limited</text:p>
          </table:table-cell>
          <table:table-cell office:value-type="string" table:style-name="ce32">
            <text:p>The claimant satisfaction rate</text:p>
          </table:table-cell>
          <table:table-cell office:value-type="string" table:style-name="ce32">
            <text:p>More than 90% via telephone survey</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Health</text:p>
          </table:table-cell>
          <table:table-cell office:value-type="string" table:style-name="ce32">
            <text:p>Personal Independence Payment (PIP) Lot 1: North West, North East and England<text:s/></text:p>
          </table:table-cell>
          <table:table-cell office:value-type="string" table:style-name="ce32">
            <text:p>Atos IT Services UK Limited</text:p>
          </table:table-cell>
          <table:table-cell office:value-type="string" table:style-name="ce32">
            <text:p>Unacceptable grade Personal Independence Payment assessment following audit</text:p>
          </table:table-cell>
          <table:table-cell office:value-type="string" table:style-name="ce32">
            <text:p>Less than 3%</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Health</text:p>
          </table:table-cell>
          <table:table-cell office:value-type="string" table:style-name="ce32">
            <text:p>Personal Independence Payment (PIP) Assessment Service Lot 2: Central England and Wales<text:s/></text:p>
          </table:table-cell>
          <table:table-cell office:value-type="string" table:style-name="ce32">
            <text:p>Capita Business Services Ltd</text:p>
          </table:table-cell>
          <table:table-cell office:value-type="string" table:style-name="ce32">
            <text:p>N/A</text:p>
          </table:table-cell>
          <table:table-cell office:value-type="string" table:style-name="ce32">
            <text:p>N/A</text:p>
          </table:table-cell>
          <table:table-cell office:value-type="string" table:style-name="ce32">
            <text:p>Other - Consider not returned</text:p>
          </table:table-cell>
          <table:table-cell office:value-type="string" table:style-name="ce32">
            <text:p>TBC</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Health</text:p>
          </table:table-cell>
          <table:table-cell office:value-type="string" table:style-name="ce32">
            <text:p>Personal Independence Payment (PIP) Assessment Service Lot 2: Central England and Wales<text:s/></text:p>
          </table:table-cell>
          <table:table-cell office:value-type="string" table:style-name="ce32">
            <text:p>Capita Business Services Ltd</text:p>
          </table:table-cell>
          <table:table-cell office:value-type="string" table:style-name="ce32">
            <text:p>The claimant satisfaction rate</text:p>
          </table:table-cell>
          <table:table-cell office:value-type="string" table:style-name="ce32">
            <text:p>More than 90% via telephone survey</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Health</text:p>
          </table:table-cell>
          <table:table-cell office:value-type="string" table:style-name="ce32">
            <text:p>Personal Independence Payment (PIP) Assessment Service Lot 2: Central England and Wales<text:s/></text:p>
          </table:table-cell>
          <table:table-cell office:value-type="string" table:style-name="ce32">
            <text:p>Capita Business Services Ltd</text:p>
          </table:table-cell>
          <table:table-cell office:value-type="string" table:style-name="ce32">
            <text:p>Unacceptable grade Personal Independence Payment assessment following audit</text:p>
          </table:table-cell>
          <table:table-cell office:value-type="string" table:style-name="ce32">
            <text:p>Less than 3%</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Health</text:p>
          </table:table-cell>
          <table:table-cell office:value-type="string" table:style-name="ce32">
            <text:p>Personal Independence Payment (PIP) Lot 3: London, South<text:s/></text:p>
          </table:table-cell>
          <table:table-cell office:value-type="string" table:style-name="ce32">
            <text:p>Atos IT Services UK Limited</text:p>
          </table:table-cell>
          <table:table-cell office:value-type="string" table:style-name="ce32">
            <text:p>Compared to set target, number of Normal Rules clearances per month</text:p>
          </table:table-cell>
          <table:table-cell office:value-type="string" table:style-name="ce32">
            <text:p>Above 99.95%</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Health</text:p>
          </table:table-cell>
          <table:table-cell office:value-type="string" table:style-name="ce32">
            <text:p>Personal Independence Payment (PIP) Lot 3: London, South<text:s/></text:p>
          </table:table-cell>
          <table:table-cell office:value-type="string" table:style-name="ce32">
            <text:p>Atos IT Services UK Limited</text:p>
          </table:table-cell>
          <table:table-cell office:value-type="string" table:style-name="ce32">
            <text:p>The claimant satisfaction rate</text:p>
          </table:table-cell>
          <table:table-cell office:value-type="string" table:style-name="ce32">
            <text:p>More than 90% via telephone survey</text:p>
          </table:table-cell>
          <table:table-cell office:value-type="string" table:style-name="ce32">
            <text:p>Good</text:p>
          </table:table-cell>
          <table:table-cell office:value-type="string" table:style-name="ce32">
            <text:p><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Health</text:p>
          </table:table-cell>
          <table:table-cell office:value-type="string" table:style-name="ce32">
            <text:p>Personal Independence Payment (PIP) Lot 3: London, South<text:s/></text:p>
          </table:table-cell>
          <table:table-cell office:value-type="string" table:style-name="ce32">
            <text:p>Atos IT Services UK Limited</text:p>
          </table:table-cell>
          <table:table-cell office:value-type="string" table:style-name="ce32">
            <text:p>Unacceptable grade Personal Independence Payment assessment following audit</text:p>
          </table:table-cell>
          <table:table-cell office:value-type="string" table:style-name="ce32">
            <text:p>Less than 3%</text:p>
          </table:table-cell>
          <table:table-cell office:value-type="string" table:style-name="ce32">
            <text:p>Approaching Target</text:p>
          </table:table-cell>
          <table:table-cell office:value-type="string" table:style-name="ce32">
            <text:p><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states</text:p>
          </table:table-cell>
          <table:table-cell office:value-type="string" table:style-name="ce32">
            <text:p>DWP Estates Lease and Landlord Management (LLM)</text:p>
          </table:table-cell>
          <table:table-cell office:value-type="string" table:style-name="ce32">
            <text:p>Cushman and Wakefield</text:p>
          </table:table-cell>
          <table:table-cell office:value-type="string" table:style-name="ce32">
            <text:p>Provision of accurate annual financial forecast - The provision of accurate annual financial forecast for the Departments Commercial Estate for those costs managed and within the control of the Supplier.</text:p>
          </table:table-cell>
          <table:table-cell office:value-type="string" table:style-name="ce32">
            <text:p>Less than 0.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states</text:p>
          </table:table-cell>
          <table:table-cell office:value-type="string" table:style-name="ce32">
            <text:p>DWP Estates Lease and Landlord Management (LLM)</text:p>
          </table:table-cell>
          <table:table-cell office:value-type="string" table:style-name="ce32">
            <text:p>Cushman and Wakefield</text:p>
          </table:table-cell>
          <table:table-cell office:value-type="string" table:style-name="ce32">
            <text:p>Provision of accurate monthly Critical Events Diary - Provision of accurate monthly "Critical Events Diary" detailing rent reviews, lease expiries, break options (landlord, tenant or mutual) or any other significant date where it is listed in the lease documentation.</text:p>
          </table:table-cell>
          <table:table-cell office:value-type="string" table:style-name="ce32">
            <text:p>No failure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states</text:p>
          </table:table-cell>
          <table:table-cell office:value-type="string" table:style-name="ce32">
            <text:p>DWP Estates Lease and Landlord Management (LLM)</text:p>
          </table:table-cell>
          <table:table-cell office:value-type="string" table:style-name="ce32">
            <text:p>Cushman and Wakefield</text:p>
          </table:table-cell>
          <table:table-cell office:value-type="string" table:style-name="ce32">
            <text:p>Provision of accurate planned funding request - The provision of accurate planned funding request to be issued to the Integrator, in line with the agreed funding request schedules. For the avoidance of doubt this measure does not apply to ad-hoc unscheduled funding requests.</text:p>
          </table:table-cell>
          <table:table-cell office:value-type="string" table:style-name="ce32">
            <text:p>No error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Work + Health Programme Contract Package Area 1</text:p>
          </table:table-cell>
          <table:table-cell office:value-type="string" table:style-name="ce32">
            <text:p>Shaw Trust</text:p>
          </table:table-cell>
          <table:table-cell office:value-type="string" table:style-name="ce32">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32">
            <text:p>Above 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Work + Health Programme Contract Package Area 1</text:p>
          </table:table-cell>
          <table:table-cell office:value-type="string" table:style-name="ce32">
            <text:p>Shaw Trust</text:p>
          </table:table-cell>
          <table:table-cell office:value-type="string" table:style-name="ce32">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32">
            <text:p>Above 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Work + Health Programme Contract Package Area 1</text:p>
          </table:table-cell>
          <table:table-cell office:value-type="string" table:style-name="ce32">
            <text:p>Shaw Trust</text:p>
          </table:table-cell>
          <table:table-cell office:value-type="string" table:style-name="ce32">
            <text:p>Prompt Payment - Performance against the Provider's compliance to pay any undisputed sums which are due from it to a Sub-contractor within 30 days from the receipt of a valid invoice.</text:p>
          </table:table-cell>
          <table:table-cell office:value-type="string" table:style-name="ce32">
            <text:p>Above 99.5%</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Work + Health Programme Contract Package Area 2</text:p>
          </table:table-cell>
          <table:table-cell office:value-type="string" table:style-name="ce32">
            <text:p>Reed in Partnership</text:p>
          </table:table-cell>
          <table:table-cell office:value-type="string" table:style-name="ce32">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32">
            <text:p>Above 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Work + Health Programme Contract Package Area 2</text:p>
          </table:table-cell>
          <table:table-cell office:value-type="string" table:style-name="ce32">
            <text:p>Reed in Partnership</text:p>
          </table:table-cell>
          <table:table-cell office:value-type="string" table:style-name="ce32">
            <text:p>Participant Start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32">
            <text:p>Above 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Work + Health Programme Contract Package Area 2</text:p>
          </table:table-cell>
          <table:table-cell office:value-type="string" table:style-name="ce32">
            <text:p>Reed in Partnership</text:p>
          </table:table-cell>
          <table:table-cell office:value-type="string" table:style-name="ce32">
            <text:p>Prompt Payment - Performance against the Provider's compliance to pay any undisputed sums which are due from it to a Sub-contractor within 30 days from the receipt of a valid invoice.</text:p>
          </table:table-cell>
          <table:table-cell office:value-type="string" table:style-name="ce32">
            <text:p>Above 9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Work + Health Programme Contract Package Area 3</text:p>
          </table:table-cell>
          <table:table-cell office:value-type="string" table:style-name="ce32">
            <text:p>Ingeus UK Ltd</text:p>
          </table:table-cell>
          <table:table-cell office:value-type="string" table:style-name="ce32">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32">
            <text:p>Above 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Work + Health Programme Contract Package Area 3</text:p>
          </table:table-cell>
          <table:table-cell office:value-type="string" table:style-name="ce32">
            <text:p>Ingeus UK Ltd</text:p>
          </table:table-cell>
          <table:table-cell office:value-type="string" table:style-name="ce32">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32">
            <text:p>Above 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Work + Health Programme Contract Package Area 3</text:p>
          </table:table-cell>
          <table:table-cell office:value-type="string" table:style-name="ce32">
            <text:p>Ingeus UK Ltd</text:p>
          </table:table-cell>
          <table:table-cell office:value-type="string" table:style-name="ce32">
            <text:p>Prompt Payment - Performance against the Provider's compliance to pay any undisputed sums which are due from it to a Sub-contractor within 30 days from the receipt of a valid invoice.</text:p>
          </table:table-cell>
          <table:table-cell office:value-type="string" table:style-name="ce32">
            <text:p>Above 9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Work + Health Programme Contract Package Area 4</text:p>
          </table:table-cell>
          <table:table-cell office:value-type="string" table:style-name="ce32">
            <text:p>Seetec Plus ltd</text:p>
          </table:table-cell>
          <table:table-cell office:value-type="string" table:style-name="ce32">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32">
            <text:p>Above 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Work + Health Programme Contract Package Area 4</text:p>
          </table:table-cell>
          <table:table-cell office:value-type="string" table:style-name="ce32">
            <text:p>Seetec Plus ltd</text:p>
          </table:table-cell>
          <table:table-cell office:value-type="string" table:style-name="ce32">
            <text:p>Participant Start Customer Service Standard - Work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32">
            <text:p>Above 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Work + Health Programme Contract Package Area 4</text:p>
          </table:table-cell>
          <table:table-cell office:value-type="string" table:style-name="ce32">
            <text:p>Seetec Plus ltd</text:p>
          </table:table-cell>
          <table:table-cell office:value-type="string" table:style-name="ce32">
            <text:p>Prompt Payment - Performance against the Provider's compliance to pay any undisputed sums which are due from it to a Sub-contractor within 30 days from the receipt of a valid invoice.</text:p>
          </table:table-cell>
          <table:table-cell office:value-type="string" table:style-name="ce32">
            <text:p>Above 9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Work + Health Programme Contract Package Area 5</text:p>
          </table:table-cell>
          <table:table-cell office:value-type="string" table:style-name="ce32">
            <text:p>Shaw Trust</text:p>
          </table:table-cell>
          <table:table-cell office:value-type="string" table:style-name="ce32">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32">
            <text:p>Above 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Work + Health Programme Contract Package Area 5</text:p>
          </table:table-cell>
          <table:table-cell office:value-type="string" table:style-name="ce32">
            <text:p>Shaw Trust</text:p>
          </table:table-cell>
          <table:table-cell office:value-type="string" table:style-name="ce32">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32">
            <text:p>Above 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Work + Health Programme Contract Package Area 5</text:p>
          </table:table-cell>
          <table:table-cell office:value-type="string" table:style-name="ce32">
            <text:p>Shaw Trust</text:p>
          </table:table-cell>
          <table:table-cell office:value-type="string" table:style-name="ce32">
            <text:p>Prompt Payment - Performance against the Provider's compliance to pay any undisputed sums which are due from it to a Sub-contractor within 30 days from the receipt of a valid invoice.</text:p>
          </table:table-cell>
          <table:table-cell office:value-type="string" table:style-name="ce32">
            <text:p>Above 99.5%</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Work + Health Programme Contract Package Area 6</text:p>
          </table:table-cell>
          <table:table-cell office:value-type="string" table:style-name="ce32">
            <text:p>Maximus UK Services Limited</text:p>
          </table:table-cell>
          <table:table-cell office:value-type="string" table:style-name="ce32">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32">
            <text:p>Above 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Work + Health Programme Contract Package Area 6</text:p>
          </table:table-cell>
          <table:table-cell office:value-type="string" table:style-name="ce32">
            <text:p>Maximus UK Services Limited</text:p>
          </table:table-cell>
          <table:table-cell office:value-type="string" table:style-name="ce32">
            <text:p>Participant Start Customer Service Standard - Work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32">
            <text:p>Above 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Work + Health Programme Contract Package Area 6</text:p>
          </table:table-cell>
          <table:table-cell office:value-type="string" table:style-name="ce32">
            <text:p>Maximus UK Services Limited</text:p>
          </table:table-cell>
          <table:table-cell office:value-type="string" table:style-name="ce32">
            <text:p>Prompt Payment - Performance against the Provider's compliance to pay any undisputed sums which are due from it to a Sub-contractor within 30 days from the receipt of a valid invoice.</text:p>
          </table:table-cell>
          <table:table-cell office:value-type="string" table:style-name="ce32">
            <text:p>Above 9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states</text:p>
          </table:table-cell>
          <table:table-cell office:value-type="string" table:style-name="ce32">
            <text:p>Estates Security Services</text:p>
          </table:table-cell>
          <table:table-cell office:value-type="string" table:style-name="ce32">
            <text:p>G4S Secure Solutions (UK) Limited</text:p>
          </table:table-cell>
          <table:table-cell office:value-type="string" table:style-name="ce32">
            <text:p>In line with the relevant security plan and statement of requirements, all Critical Security Systems failures to be rectified within 16 hours.</text:p>
            <text:p/>
            <text:p/>
          </table:table-cell>
          <table:table-cell office:value-type="string" table:style-name="ce32">
            <text:p>16 hours or les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states</text:p>
          </table:table-cell>
          <table:table-cell office:value-type="string" table:style-name="ce32">
            <text:p>Estates Security Services</text:p>
          </table:table-cell>
          <table:table-cell office:value-type="string" table:style-name="ce32">
            <text:p>G4S Secure Solutions (UK) Limited</text:p>
          </table:table-cell>
          <table:table-cell office:value-type="string" table:style-name="ce32">
            <text:p>Notification to the Authority via the Supply Chain Integrator's Helpdesk of any Serious Incident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states</text:p>
          </table:table-cell>
          <table:table-cell office:value-type="string" table:style-name="ce32">
            <text:p>Estates Security Services</text:p>
          </table:table-cell>
          <table:table-cell office:value-type="string" table:style-name="ce32">
            <text:p>G4S Secure Solutions (UK) Limited</text:p>
          </table:table-cell>
          <table:table-cell office:value-type="string" table:style-name="ce32">
            <text:p>Security Officer Posts delivered in accordance with the relevant Security Plan</text:p>
          </table:table-cell>
          <table:table-cell office:value-type="string" table:style-name="ce32">
            <text:p>99.79% - 100%</text:p>
          </table:table-cell>
          <table:table-cell office:value-type="string" table:style-name="ce32">
            <text:p>Inadequate</text:p>
          </table:table-cell>
          <table:table-cell office:value-type="string" table:style-name="ce32">
            <text:p>Inadequate performance caused by a number of factors including. COVID, BREXIT, low pay and recruitment challenges. CMs are working with the supplier to understand how current issues can be addressed, and in the long-term, rectified.<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Transcription and Equipment Maintenance Service<text:s text:c="3"/></text:p>
          </table:table-cell>
          <table:table-cell office:value-type="string" table:style-name="ce32">
            <text:p>Engie Services Limited</text:p>
          </table:table-cell>
          <table:table-cell office:value-type="string" table:style-name="ce32">
            <text:p>MI Supply - The Contractor must supply all MI as required by the Customer within seven (7) working days of the end of the month.</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Transcription and Equipment Maintenance Service<text:s text:c="3"/></text:p>
          </table:table-cell>
          <table:table-cell office:value-type="string" table:style-name="ce32">
            <text:p>Engie Services Limited</text:p>
          </table:table-cell>
          <table:table-cell office:value-type="string" table:style-name="ce32">
            <text:p>Priority Case Transcription Activity - The Contractor must complete 100% of transcription activity, for Priority cases, with-in three (3) working days of receipt.</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Transcription and Equipment Maintenance Service<text:s text:c="3"/></text:p>
          </table:table-cell>
          <table:table-cell office:value-type="string" table:style-name="ce32">
            <text:p>Engie Services Limited</text:p>
          </table:table-cell>
          <table:table-cell office:value-type="string" table:style-name="ce32">
            <text:p>Standard Case Transcription Activity - The Contractor must complete 100% of transcription activity, for Priority cases, with-in three (3) working days of receipt.</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Public Sector Resourcing</text:p>
          </table:table-cell>
          <table:table-cell office:value-type="string" table:style-name="ce32">
            <text:p>Alexander Mann Solutions Limited</text:p>
          </table:table-cell>
          <table:table-cell office:value-type="string" table:style-name="ce32">
            <text:p>Candidates at or below the rate set out on the rate card.<text:s text:c="85"/></text:p>
            <text:p>The Public Sector Resourcing rate card is owned by Crown Commercial Service and details the Maximum rates for each of the 700 roles contained within.<text:s/></text:p>
          </table:table-cell>
          <table:table-cell office:value-type="string" table:style-name="ce32">
            <text:p>85% - 100%</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Public Sector Resourcing</text:p>
          </table:table-cell>
          <table:table-cell office:value-type="string" table:style-name="ce32">
            <text:p>Alexander Mann Solutions Limited</text:p>
          </table:table-cell>
          <table:table-cell office:value-type="string" table:style-name="ce32">
            <text:p>The average time for a job offer made to a worker from requirement approval.</text:p>
          </table:table-cell>
          <table:table-cell office:value-type="string" table:style-name="ce32">
            <text:p>0 - 12 Day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Public Sector Resourcing</text:p>
          </table:table-cell>
          <table:table-cell office:value-type="string" table:style-name="ce32">
            <text:p>Alexander Mann Solutions Limited</text:p>
          </table:table-cell>
          <table:table-cell office:value-type="string" table:style-name="ce32">
            <text:p>The average time from job offer extended to the completion of verification checks (issue of verification record)</text:p>
          </table:table-cell>
          <table:table-cell office:value-type="string" table:style-name="ce32">
            <text:p>0 - 10 Day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Contact Centre Services Package A<text:s text:c="20"/></text:p>
          </table:table-cell>
          <table:table-cell office:value-type="string" table:style-name="ce32">
            <text:p>G4S</text:p>
          </table:table-cell>
          <table:table-cell office:value-type="string" table:style-name="ce32">
            <text:p>Percentage of all calls answered that are offered to the queue (Refer to annex 1 service level 2 of the contract)</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Contact Centre Services Package A<text:s text:c="21"/></text:p>
          </table:table-cell>
          <table:table-cell office:value-type="string" table:style-name="ce32">
            <text:p>G4S</text:p>
          </table:table-cell>
          <table:table-cell office:value-type="string" table:style-name="ce32">
            <text:p>Quality of calls (2 x live calls per agent are checked per month against DWP script/checklist)</text:p>
          </table:table-cell>
          <table:table-cell office:value-type="string" table:style-name="ce32">
            <text:p>9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Contact Centre Services Package A<text:s text:c="17"/></text:p>
          </table:table-cell>
          <table:table-cell office:value-type="string" table:style-name="ce32">
            <text:p>G4S</text:p>
          </table:table-cell>
          <table:table-cell office:value-type="string" table:style-name="ce32">
            <text:p>Supplier Telephony Infrastructure available during DWP operational hours</text:p>
          </table:table-cell>
          <table:table-cell office:value-type="string" table:style-name="ce32">
            <text:p>99.96% to 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Contact Centre Services Package B<text:s text:c="16"/></text:p>
          </table:table-cell>
          <table:table-cell office:value-type="string" table:style-name="ce32">
            <text:p>Serco Limited</text:p>
          </table:table-cell>
          <table:table-cell office:value-type="string" table:style-name="ce32">
            <text:p>Percentage of all calls answered that are offered to the queue (Refer to annex 1 service level 2 of the contract)</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Contact Centre Services Package B<text:s text:c="15"/></text:p>
          </table:table-cell>
          <table:table-cell office:value-type="string" table:style-name="ce32">
            <text:p>Serco Limited</text:p>
          </table:table-cell>
          <table:table-cell office:value-type="string" table:style-name="ce32">
            <text:p>Quality of calls (2 x live calls per agent are checked per month against DWP script/checklist)</text:p>
          </table:table-cell>
          <table:table-cell office:value-type="string" table:style-name="ce32">
            <text:p>9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Contact Centre Services Package B<text:s text:c="16"/></text:p>
          </table:table-cell>
          <table:table-cell office:value-type="string" table:style-name="ce32">
            <text:p>Serco Limited</text:p>
          </table:table-cell>
          <table:table-cell office:value-type="string" table:style-name="ce32">
            <text:p>Supplier Telephony Infrastructure available during DWP operational hours</text:p>
          </table:table-cell>
          <table:table-cell office:value-type="string" table:style-name="ce32">
            <text:p>99.96% to 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The Provision of Vehicle Leasing and Fleet Management</text:p>
          </table:table-cell>
          <table:table-cell office:value-type="string" table:style-name="ce32">
            <text:p>Kinto Uk Limited</text:p>
          </table:table-cell>
          <table:table-cell office:value-type="string" table:style-name="ce32">
            <text:p>Consolidated Invoices - Monthly Consolidated Invoice is provided on time with full data support. Within 10 working day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The Provision of Vehicle Leasing and Fleet Management</text:p>
          </table:table-cell>
          <table:table-cell office:value-type="string" table:style-name="ce32">
            <text:p>Kinto Uk Limited</text:p>
          </table:table-cell>
          <table:table-cell office:value-type="string" table:style-name="ce32">
            <text:p>Monthly MI Reports - Agreed Monthly reports provided on time, accurate and distributed correctly. Within 10 working day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The Provision of Vehicle Leasing and Fleet Management</text:p>
          </table:table-cell>
          <table:table-cell office:value-type="string" table:style-name="ce32">
            <text:p>Kinto Uk Limited</text:p>
          </table:table-cell>
          <table:table-cell office:value-type="string" table:style-name="ce32">
            <text:p>Weekly MI Reports - Agreed Weekly reports provided on time, accurate and distributed correctly. Within 2 working day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Access to Work Mental Health Support Services</text:p>
          </table:table-cell>
          <table:table-cell office:value-type="string" table:style-name="ce32">
            <text:p>Ingeus UK Ltd</text:p>
          </table:table-cell>
          <table:table-cell office:value-type="string" table:style-name="ce32">
            <text:p>Submission of MHSS 6 Month Report - 90% of reports to be returned to the designated AtW Adviser within 10 working days of the end of the 6 month support period to the required quality standard with confirmation that the Customer is still in employment.</text:p>
          </table:table-cell>
          <table:table-cell office:value-type="string" table:style-name="ce32">
            <text:p>90% and above</text:p>
          </table:table-cell>
          <table:table-cell office:value-type="string" table:style-name="ce32">
            <text:p>Requires Improvement</text:p>
          </table:table-cell>
          <table:table-cell office:value-type="string" table:style-name="ce32">
            <text:p>The performance of this contract KPI is measured on a rolling 12 month basis. The KPI performance figures achieved during the period Oct - Dec are skewed because a performance waiver was in place with the supplier for the previous months of April, June and July. Since July performance has been and continues to Good.</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Access to Work Mental Health Support Services</text:p>
          </table:table-cell>
          <table:table-cell office:value-type="string" table:style-name="ce32">
            <text:p>Ingeus UK Ltd</text:p>
          </table:table-cell>
          <table:table-cell office:value-type="string" table:style-name="ce32">
            <text:p>Submission of MHSS Exit Report - 90% of reports to be returned to the designated AtW Adviser within 10 working days of the end of the 3 month sustainment period with confirmation that the Customer is still in employment.</text:p>
          </table:table-cell>
          <table:table-cell office:value-type="string" table:style-name="ce32">
            <text:p>90%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Access to Work Mental Health Support Services</text:p>
          </table:table-cell>
          <table:table-cell office:value-type="string" table:style-name="ce32">
            <text:p>Ingeus UK Ltd</text:p>
          </table:table-cell>
          <table:table-cell office:value-type="string" table:style-name="ce32">
            <text:p>Submission of MHSS Support Plan - 90% of reports to be returned within 1 calendar month of referral by the Authority to the designated AtW Adviser to the required quality standard the required standard.</text:p>
          </table:table-cell>
          <table:table-cell office:value-type="string" table:style-name="ce32">
            <text:p>90%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Access to Work Mental Health Support Services</text:p>
          </table:table-cell>
          <table:table-cell office:value-type="string" table:style-name="ce32">
            <text:p>Maximus UK Services Limited</text:p>
          </table:table-cell>
          <table:table-cell office:value-type="string" table:style-name="ce32">
            <text:p>Submission of MHSS 6 Month Report - 90% of reports to be returned to the designated AtW Adviser within 10 working days of the end of the 6 month support period to the required quality standard with confirmation that the Customer is still in employment.</text:p>
          </table:table-cell>
          <table:table-cell office:value-type="string" table:style-name="ce32">
            <text:p>90%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Access to Work Mental Health Support Services</text:p>
          </table:table-cell>
          <table:table-cell office:value-type="string" table:style-name="ce32">
            <text:p>Maximus UK Services Limited</text:p>
          </table:table-cell>
          <table:table-cell office:value-type="string" table:style-name="ce32">
            <text:p>Submission of MHSS Exit Report - 90% of reports to be returned to the designated AtW Adviser within 10 working days of the end of the 3 month sustainment period with confirmation that the Customer is still in employment.</text:p>
          </table:table-cell>
          <table:table-cell office:value-type="string" table:style-name="ce32">
            <text:p>90%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Access to Work Mental Health Support Services</text:p>
          </table:table-cell>
          <table:table-cell office:value-type="string" table:style-name="ce32">
            <text:p>Maximus UK Services Limited</text:p>
          </table:table-cell>
          <table:table-cell office:value-type="string" table:style-name="ce32">
            <text:p>Submission of MHSS Support Plan - 90% of reports to be returned within 1 calendar month of referral by the Authority to the designated AtW Adviser to the required quality standard the required standard.</text:p>
          </table:table-cell>
          <table:table-cell office:value-type="string" table:style-name="ce32">
            <text:p>90%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Multi-Functional Device &amp; Reprographic Service</text:p>
          </table:table-cell>
          <table:table-cell office:value-type="string" table:style-name="ce32">
            <text:p>Xerox UK Limited</text:p>
          </table:table-cell>
          <table:table-cell office:value-type="string" table:style-name="ce32">
            <text:p>MFD - Prioritised incidents (SEV1/2/3/4#) resolved within contractual timescales (severity ratings are scored independently)</text:p>
          </table:table-cell>
          <table:table-cell office:value-type="string" table:style-name="ce32">
            <text:p>99%</text:p>
          </table:table-cell>
          <table:table-cell office:value-type="string" table:style-name="ce32">
            <text:p>Good</text:p>
          </table:table-cell>
          <table:table-cell office:value-type="string" table:style-name="ce32">
            <text:p><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Multi-Functional Device &amp; Reprographic Service</text:p>
          </table:table-cell>
          <table:table-cell office:value-type="string" table:style-name="ce32">
            <text:p>Xerox UK Limited</text:p>
          </table:table-cell>
          <table:table-cell office:value-type="string" table:style-name="ce32">
            <text:p>Reprographic jobs completed and dispatched within 24 hours / 72 hours <text:s/>from receipt of job by the Contractor (2 KPIs combined for Reprographics)</text:p>
          </table:table-cell>
          <table:table-cell office:value-type="string" table:style-name="ce32">
            <text:p>99.50%</text:p>
          </table:table-cell>
          <table:table-cell office:value-type="string" table:style-name="ce32">
            <text:p>Good</text:p>
          </table:table-cell>
          <table:table-cell office:value-type="string" table:style-name="ce32">
            <text:p><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Multi-Functional Device &amp; Reprographic Service</text:p>
          </table:table-cell>
          <table:table-cell office:value-type="string" table:style-name="ce32">
            <text:p>Xerox UK Limited</text:p>
          </table:table-cell>
          <table:table-cell office:value-type="string" table:style-name="ce32">
            <text:p>Reprographic jobs to meet quality standards</text:p>
          </table:table-cell>
          <table:table-cell office:value-type="string" table:style-name="ce32">
            <text:p>100%</text:p>
          </table:table-cell>
          <table:table-cell office:value-type="string" table:style-name="ce32">
            <text:p>Approaching Target</text:p>
          </table:table-cell>
          <table:table-cell office:value-type="string" table:style-name="ce32">
            <text:p><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Media Buying Call Off 2018 -2021</text:p>
          </table:table-cell>
          <table:table-cell office:value-type="string" table:style-name="ce32">
            <text:p>Manning Gottlieb OMD</text:p>
          </table:table-cell>
          <table:table-cell office:value-type="string" table:style-name="ce32">
            <text:p>Costings for media briefings - Supplier provides detailed costings for each Media Brief prior to commencement and in-line with the SLA</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Media Buying Call Off 2018 -2021</text:p>
          </table:table-cell>
          <table:table-cell office:value-type="string" table:style-name="ce32">
            <text:p>Manning Gottlieb OMD</text:p>
          </table:table-cell>
          <table:table-cell office:value-type="string" table:style-name="ce32">
            <text:p>Staffing Changes - The supplier will provide updates on any staffing changes that affect the DWP contract as soon possible or 5 working days after change.</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Media Buying Call Off 2018 -2021</text:p>
          </table:table-cell>
          <table:table-cell office:value-type="string" table:style-name="ce32">
            <text:p>Manning Gottlieb OMD</text:p>
          </table:table-cell>
          <table:table-cell office:value-type="string" table:style-name="ce32">
            <text:p>Supplier will provide end of campaign/activity evaluation report within 10 working days of the end of each piece of activity.<text:s/></text:p>
          </table:table-cell>
          <table:table-cell office:value-type="string" table:style-name="ce32">
            <text:p>10 Days or les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Network Services (RM1045) Lot 4 - Inbound Calls Non-Geographic Numbers</text:p>
          </table:table-cell>
          <table:table-cell office:value-type="string" table:style-name="ce32">
            <text:p>Vodafone Limited</text:p>
          </table:table-cell>
          <table:table-cell office:value-type="string" table:style-name="ce32">
            <text:p>Incident Resolution</text:p>
          </table:table-cell>
          <table:table-cell office:value-type="string" table:style-name="ce32">
            <text:p>95%</text:p>
          </table:table-cell>
          <table:table-cell office:value-type="string" table:style-name="ce32">
            <text:p>Requires Improvement</text:p>
          </table:table-cell>
          <table:table-cell office:value-type="string" table:style-name="ce32">
            <text:p>An Inbound Call Reporting incident brought the Service Level Agreement down to 75% . This has now been resolved and data has been corrected. DWP problem management have agreed Problem tickets PRB's can be closed down.<text:s text:c="23"/></text:p>
            <text:p>The thresholds set for this KPI are being reviewed with a view to updating inline with the low number of incidents raised.<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Network Services (RM1045) Lot 4 - Inbound Calls Non-Geographic Numbers</text:p>
          </table:table-cell>
          <table:table-cell office:value-type="string" table:style-name="ce32">
            <text:p>Vodafone Limited</text:p>
          </table:table-cell>
          <table:table-cell office:value-type="string" table:style-name="ce32">
            <text:p>Service availability (excluding service desk)</text:p>
          </table:table-cell>
          <table:table-cell office:value-type="string" table:style-name="ce32">
            <text:p>9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Network Services (RM1045) Lot 4 - Inbound Calls Non-Geographic Numbers</text:p>
          </table:table-cell>
          <table:table-cell office:value-type="string" table:style-name="ce32">
            <text:p>Vodafone Limited</text:p>
          </table:table-cell>
          <table:table-cell office:value-type="string" table:style-name="ce32">
            <text:p>Service Desk Availability</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DWP Courier Services</text:p>
          </table:table-cell>
          <table:table-cell office:value-type="string" table:style-name="ce32">
            <text:p>Royal Mail Group</text:p>
          </table:table-cell>
          <table:table-cell office:value-type="string" table:style-name="ce32">
            <text:p>Ad Hoc - on-time Visit for the collection/delivery</text:p>
          </table:table-cell>
          <table:table-cell office:value-type="string" table:style-name="ce32">
            <text:p>99%</text:p>
          </table:table-cell>
          <table:table-cell office:value-type="string" table:style-name="ce32">
            <text:p>Inadequate</text:p>
          </table:table-cell>
          <table:table-cell office:value-type="string" table:style-name="ce32">
            <text:p>Inadequate performance score was due to the supplier failing to collect/deliver a single sameday courier consignment within the pre-agreed timescales. <text:s/>The issue was investigated by the supplier and a findings report issued to the Department with further discussions at the monthly performance reviews and service credits applied in-line with the contract.</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DWP Courier Services</text:p>
          </table:table-cell>
          <table:table-cell office:value-type="string" table:style-name="ce32">
            <text:p>Royal Mail Group</text:p>
          </table:table-cell>
          <table:table-cell office:value-type="string" table:style-name="ce32">
            <text:p>On-time Visit for collection and/or delivery</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DWP Courier Services</text:p>
          </table:table-cell>
          <table:table-cell office:value-type="string" table:style-name="ce32">
            <text:p>Royal Mail Group</text:p>
          </table:table-cell>
          <table:table-cell office:value-type="string" table:style-name="ce32">
            <text:p>Supplier IT On-Line Portal uptime</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The Provision of Travel Solutions for DWP</text:p>
          </table:table-cell>
          <table:table-cell office:value-type="string" table:style-name="ce32">
            <text:p>Corporate Travel Management</text:p>
          </table:table-cell>
          <table:table-cell office:value-type="string" table:style-name="ce32">
            <text:p>Accommodation MI - Supplier shall make available the Accommodation MI to the Customer by the 7th working day of each subsequent month.</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The Provision of Travel Solutions for DWP</text:p>
          </table:table-cell>
          <table:table-cell office:value-type="string" table:style-name="ce32">
            <text:p>Corporate Travel Management</text:p>
          </table:table-cell>
          <table:table-cell office:value-type="string" table:style-name="ce32">
            <text:p>Executive summary report - Supplier shall make available the Executive summary to the Customer by the 7th working day of each subsequent month</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The Provision of Travel Solutions for DWP</text:p>
          </table:table-cell>
          <table:table-cell office:value-type="string" table:style-name="ce32">
            <text:p>Corporate Travel Management</text:p>
          </table:table-cell>
          <table:table-cell office:value-type="string" table:style-name="ce32">
            <text:p>Rail, Coach, Air and Ferry MI - Supplier shall make available all Rail, coach, Air &amp; Ferry MI to the Customer by the 7th working day of each subsequent month</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Family Resources Survey 2019 - 2023</text:p>
          </table:table-cell>
          <table:table-cell office:value-type="string" table:style-name="ce32">
            <text:p>Office for National Statistics</text:p>
          </table:table-cell>
          <table:table-cell office:value-type="string" table:style-name="ce32">
            <text:p>FRS achieved sample is at desired target - Measures the number of interviews achieved, versus target. From October 2021, ONS are ramping the issued sample up, to a level from April 2022 which will see 45,000 UK households in the achieved sample. Good: This is the target as agreed between DWP and ONS. The target is monitored monthly, in terms of interviews achieved.</text:p>
          </table:table-cell>
          <table:table-cell office:value-type="string" table:style-name="ce32">
            <text:p>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Family Resources Survey 2019 - 2023</text:p>
          </table:table-cell>
          <table:table-cell office:value-type="string" table:style-name="ce32">
            <text:p>Office for National Statistics</text:p>
          </table:table-cell>
          <table:table-cell office:value-type="string" table:style-name="ce32">
            <text:p>FRS data deliveries are on schedule - Measures the timeliness of data processing. Good: Data deliveries are being made on the scheduled date, or within 2 working days of that date, as agreed between ONS and DWP primary contacts</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Family Resources Survey 2019 - 2023</text:p>
          </table:table-cell>
          <table:table-cell office:value-type="string" table:style-name="ce32">
            <text:p>Office for National Statistics</text:p>
          </table:table-cell>
          <table:table-cell office:value-type="string" table:style-name="ce32">
            <text:p>FRS interview timings remain within the allowed corridor - Measures the length of FRS interviews. Good: Mean interview timings should remain inside the 55-65 minute window. This is monitored on a monthly basis.</text:p>
          </table:table-cell>
          <table:table-cell office:value-type="string" table:style-name="ce32">
            <text:p>92%</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Intensive Personalised Employment Support Contract Package Area CPA1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32">
            <text:p>Shaw Trust</text:p>
          </table:table-cell>
          <table:table-cell office:value-type="string" table:style-name="ce32">
            <text:p>Number of Higher Threshold Outcomes Against Profile -<text:s/></text:p>
            <text:p>"A higher threshold Outcome Payment will be</text:p>
            <text:p>achieved when the Participant’s earnings reach an earnings threshold</text:p>
            <text:p>equivalent to the Participant working at the National Living Wage NWL for the over 25s for 16 hours</text:p>
            <text:p>per week for 182 days. "</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Intensive Personalised Employment Support Contract Package Area CPA1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32">
            <text:p>Shaw Trust</text:p>
          </table:table-cell>
          <table:table-cell office:value-type="string" table:style-name="ce32">
            <text:p>Number of Lower Threshold Outcomes Against Profile -<text:s/></text:p>
            <text:p>"For those in employment, a lower threshold Outcome Payment will be achieved</text:p>
            <text:p>when a Participant’s earnings reach an earnings threshold equivalent to the</text:p>
            <text:p>Participant working at the National Living Wage NLW for the over 25s for 8</text:p>
            <text:p>hours per week for 182 day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Intensive Personalised Employment Support Contract Package Area CPA1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32">
            <text:p>Shaw Trust</text:p>
          </table:table-cell>
          <table:table-cell office:value-type="string" table:style-name="ce32">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32">
            <text:p>95% or mor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Intensive Personalised Employment Support Contract Package Area CPA2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32">
            <text:p>Reed in Partnership</text:p>
          </table:table-cell>
          <table:table-cell office:value-type="string" table:style-name="ce32">
            <text:p>Number of Higher Threshold Outcomes Against Profile -<text:s/></text:p>
            <text:p>"A higher threshold Outcome Payment will be</text:p>
            <text:p>achieved when the Participant’s earnings reach an earnings threshold</text:p>
            <text:p>equivalent to the Participant working at the National Living Wage NWL for the over 25s for 16 hours</text:p>
            <text:p>per week for 182 days. "</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Intensive Personalised Employment Support Contract Package Area CPA2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32">
            <text:p>Reed in Partnership</text:p>
          </table:table-cell>
          <table:table-cell office:value-type="string" table:style-name="ce32">
            <text:p>Number of Lower Threshold Outcomes Against Profile -<text:s/></text:p>
            <text:p>"For those in employment, a lower threshold Outcome Payment will be achieved</text:p>
            <text:p>when a Participant’s earnings reach an earnings threshold equivalent to the</text:p>
            <text:p>Participant working at the National Living Wage NLW for the over 25s for 8</text:p>
            <text:p>hours per week for 182 day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Intensive Personalised Employment Support Contract Package Area CPA2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32">
            <text:p>Reed in Partnership</text:p>
          </table:table-cell>
          <table:table-cell office:value-type="string" table:style-name="ce32">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32">
            <text:p>95% or mor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Intensive Personalised Employment Support Contract Package Area CPA3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32">
            <text:p>The Growth Company Limited</text:p>
          </table:table-cell>
          <table:table-cell office:value-type="string" table:style-name="ce32">
            <text:p>Number of Higher Threshold Outcomes Against Profile -<text:s/></text:p>
            <text:p>"A higher threshold Outcome Payment will be</text:p>
            <text:p>achieved when the Participant’s earnings reach an earnings threshold equivalent to the Participant working at the National Living Wage NWL for the over 25s for 16 hours</text:p>
            <text:p>per week for 182 days. "</text:p>
          </table:table-cell>
          <table:table-cell office:value-type="string" table:style-name="ce32">
            <text:p>100%</text:p>
          </table:table-cell>
          <table:table-cell office:value-type="string" table:style-name="ce32">
            <text:p>Inadequate</text:p>
          </table:table-cell>
          <table:table-cell office:value-type="string" table:style-name="ce32">
            <text:p>Due to the impact of Covid-19, The Growth Company (TGC) struggled at the beginning of 2021 to generate a sufficient First Job Entry pipeline, impacting their ability to subsequently achieve their Lower Threshold Outcome (LTO) and Higher Threshold Outcome (HTO) profiles. For this reason, TGC were escalated to a higher level of the Performance Management Intervention Regime (PMIR Level 2) in November. This escalation included an increased level of Senior Management scrutiny on TGC’s performance improvement measures whilst providing extra tailored support.<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Intensive Personalised Employment Support Contract Package Area CPA3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32">
            <text:p>The Growth Company Limited</text:p>
          </table:table-cell>
          <table:table-cell office:value-type="string" table:style-name="ce32">
            <text:p>Number of Lower Threshold Outcomes Against Profile -<text:s/></text:p>
            <text:p>"For those in employment, a lower threshold Outcome Payment will be achieved when a Participant’s earnings reach an earnings threshold equivalent to the</text:p>
            <text:p>Participant working at the National Living Wage NLW for the over 25s for 8</text:p>
            <text:p>hours per week for 182 days."</text:p>
          </table:table-cell>
          <table:table-cell office:value-type="string" table:style-name="ce32">
            <text:p>100%</text:p>
          </table:table-cell>
          <table:table-cell office:value-type="string" table:style-name="ce32">
            <text:p>Inadequate</text:p>
          </table:table-cell>
          <table:table-cell office:value-type="string" table:style-name="ce32">
            <text:p>Due to the impact of Covid-19, The Growth Company (TGC) struggled at the beginning of 2021 to generate a sufficient First Job Entry pipeline, impacting their ability to subsequently achieve their Lower Threshold Outcome (LTO) and Higher Threshold Outcome (HTO) profiles. For this reason, TGC were escalated to a higher level of the Performance Management Intervention Regime (PMIR Level 2) in November. This escalation included an increased level of Senior Management scrutiny on TGC’s performance improvement measures whilst providing extra tailored support.<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Intensive Personalised Employment Support Contract Package Area CPA3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32">
            <text:p>The Growth Company Limited</text:p>
          </table:table-cell>
          <table:table-cell office:value-type="string" table:style-name="ce32">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32">
            <text:p>95% or mor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Intensive Personalised Employment Support Contract Package Area CPA4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32">
            <text:p>Fedcap Employment Limited</text:p>
          </table:table-cell>
          <table:table-cell office:value-type="string" table:style-name="ce32">
            <text:p>Number of Higher Threshold Outcomes Against Profile -<text:s/></text:p>
            <text:p>"A higher threshold Outcome Payment will be</text:p>
            <text:p>achieved when the Participant’s earnings reach an earnings threshold</text:p>
            <text:p>equivalent to the Participant working at the National Living Wage NWL for the over 25s for 16 hours</text:p>
            <text:p>per week for 182 days. "</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Intensive Personalised Employment Support Contract Package Area CPA4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32">
            <text:p>Fedcap Employment Limited</text:p>
          </table:table-cell>
          <table:table-cell office:value-type="string" table:style-name="ce32">
            <text:p>Number of Lower Threshold Outcomes Against Profile -<text:s/></text:p>
            <text:p>"For those in employment, a lower threshold Outcome Payment will be achieved</text:p>
            <text:p>when a Participant’s earnings reach an earnings threshold equivalent to the</text:p>
            <text:p>Participant working at the National Living Wage NLW for the over 25s for 8</text:p>
            <text:p>hours per week for 182 day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Intensive Personalised Employment Support Contract Package Area CPA4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32">
            <text:p>Fedcap Employment Limited</text:p>
          </table:table-cell>
          <table:table-cell office:value-type="string" table:style-name="ce32">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32">
            <text:p>95% or mor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Intensive Personalised Employment Support Contract Package Area CPA5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32">
            <text:p>Shaw Trust</text:p>
          </table:table-cell>
          <table:table-cell office:value-type="string" table:style-name="ce32">
            <text:p>Number of Higher Threshold Outcomes Against Profile -<text:s/></text:p>
            <text:p>"A higher threshold Outcome Payment will be</text:p>
            <text:p>achieved when the Participant’s earnings reach an earnings threshold</text:p>
            <text:p>equivalent to the Participant working at the National Living Wage NWL for the over 25s for 16 hours</text:p>
            <text:p>per week for 182 days. "</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Intensive Personalised Employment Support Contract Package Area CPA5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32">
            <text:p>Shaw Trust</text:p>
          </table:table-cell>
          <table:table-cell office:value-type="string" table:style-name="ce32">
            <text:p>Number of Lower Threshold Outcomes Against Profile -<text:s/></text:p>
            <text:p>"For those in employment, a lower threshold Outcome Payment will be achieved</text:p>
            <text:p>when a Participant’s earnings reach an earnings threshold equivalent to the</text:p>
            <text:p>Participant working at the National Living Wage NLW for the over 25s for 8</text:p>
            <text:p>hours per week for 182 day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Intensive Personalised Employment Support Contract Package Area CPA5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32">
            <text:p>Shaw Trust</text:p>
          </table:table-cell>
          <table:table-cell office:value-type="string" table:style-name="ce32">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32">
            <text:p>95% or mor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Order form_Microsoft ESA 2020</text:p>
          </table:table-cell>
          <table:table-cell office:value-type="string" table:style-name="ce32">
            <text:p>Softcat Limited</text:p>
          </table:table-cell>
          <table:table-cell office:value-type="string" table:style-name="ce32">
            <text:p>Cloud Services - Two Data Centres online 24/7</text:p>
          </table:table-cell>
          <table:table-cell office:value-type="string" table:style-name="ce32">
            <text:p>99.99%</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Order form_Microsoft ESA 2020</text:p>
          </table:table-cell>
          <table:table-cell office:value-type="string" table:style-name="ce32">
            <text:p>Softcat Limited</text:p>
          </table:table-cell>
          <table:table-cell office:value-type="string" table:style-name="ce32">
            <text:p>Exchange Online - Users able to send and receive emails utilising Outlook Web Access 24/7.<text:s/></text:p>
          </table:table-cell>
          <table:table-cell office:value-type="string" table:style-name="ce32">
            <text:p>99.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Order form_Microsoft ESA 2020</text:p>
          </table:table-cell>
          <table:table-cell office:value-type="string" table:style-name="ce32">
            <text:p>Softcat Limited</text:p>
          </table:table-cell>
          <table:table-cell office:value-type="string" table:style-name="ce32">
            <text:p>Office 365 Business - Users able to access and utilise Office 365 applications 24/7.<text:s/></text:p>
          </table:table-cell>
          <table:table-cell office:value-type="string" table:style-name="ce32">
            <text:p>99.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text:s/>Microsoft Azure - Strategic Contract</text:p>
          </table:table-cell>
          <table:table-cell office:value-type="string" table:style-name="ce32">
            <text:p>Softcat Limited</text:p>
          </table:table-cell>
          <table:table-cell office:value-type="string" table:style-name="ce32">
            <text:p>Virtual Machines Availability - Monthly uptime availability for Customers use of Virtual Machines in an Availability Set, or same Dedicated Host Group</text:p>
          </table:table-cell>
          <table:table-cell office:value-type="string" table:style-name="ce32">
            <text:p>99.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text:s/>Microsoft Azure - Strategic Contract</text:p>
          </table:table-cell>
          <table:table-cell office:value-type="string" table:style-name="ce32">
            <text:p>Softcat Limited</text:p>
          </table:table-cell>
          <table:table-cell office:value-type="string" table:style-name="ce32">
            <text:p>Virtual Machines Single Instance Monthly uptime availability for Customer use of Single-Instance Virtual Machin</text:p>
          </table:table-cell>
          <table:table-cell office:value-type="string" table:style-name="ce32">
            <text:p>99.99%</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text:s/>Microsoft Azure - Strategic Contract</text:p>
          </table:table-cell>
          <table:table-cell office:value-type="string" table:style-name="ce32">
            <text:p>Softcat Limited</text:p>
          </table:table-cell>
          <table:table-cell office:value-type="string" table:style-name="ce32">
            <text:p>Virtual Machines Uptime - Monthly uptime availability for Customers use of Virtual Machines, deployed across two or more Availability Zones in the same region:</text:p>
          </table:table-cell>
          <table:table-cell office:value-type="string" table:style-name="ce32">
            <text:p>99.99%</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Digital</text:p>
          </table:table-cell>
          <table:table-cell office:value-type="string" table:style-name="ce32">
            <text:p>AWS CO OGVA Hyperscale Cloud Call-Off</text:p>
            <text:p/>
          </table:table-cell>
          <table:table-cell office:value-type="string" table:style-name="ce32">
            <text:p>Amazon Web Services, Inc</text:p>
          </table:table-cell>
          <table:table-cell office:value-type="string" table:style-name="ce32">
            <text:p>Service Availability</text:p>
          </table:table-cell>
          <table:table-cell office:value-type="string" table:style-name="ce32">
            <text:p>Above 9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Job Entry: Targeted Support (JETS) Scotland</text:p>
          </table:table-cell>
          <table:table-cell office:value-type="string" table:style-name="ce32">
            <text:p>Capita Group PLC</text:p>
          </table:table-cell>
          <table:table-cell office:value-type="string" table:style-name="ce32">
            <text:p>Minimum Performance Levels - this is the headline job outcome performance target; a Contract Package Area (CPA) -level % conversion rate taken from the tender offers, set at 20% of profiled starts. Performance will be measured and managed on a cohort and cohort profile basis.</text:p>
          </table:table-cell>
          <table:table-cell office:value-type="string" table:style-name="ce32">
            <text:p>100% or mor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Job Entry: Targeted Support (JETS) Scotland</text:p>
          </table:table-cell>
          <table:table-cell office:value-type="string" table:style-name="ce32">
            <text:p>Capita Group PLC</text:p>
          </table:table-cell>
          <table:table-cell office:value-type="string" table:style-name="ce32">
            <text:p>Participant Start - The initial appointment will take place within 15 (fifteen) Working Days of the Provider receiving the Referral.</text:p>
          </table:table-cell>
          <table:table-cell office:value-type="string" table:style-name="ce32">
            <text:p>99% or mor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mployment</text:p>
          </table:table-cell>
          <table:table-cell office:value-type="string" table:style-name="ce32">
            <text:p>Job Entry: Targeted Support (JETS) Scotland</text:p>
          </table:table-cell>
          <table:table-cell office:value-type="string" table:style-name="ce32">
            <text:p>Capita Group PLC</text:p>
          </table:table-cell>
          <table:table-cell office:value-type="string" table:style-name="ce32">
            <text:p>Prompt Payment - Performance against the Providers compliance to pay any undisputed sums which are due from it to a Sub-contractor within 30 days from the receipt of a valid invoice.</text:p>
          </table:table-cell>
          <table:table-cell office:value-type="string" table:style-name="ce32">
            <text:p>99.5% or mor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New Payment Exception Services NPES - Provision of a New Payment Exception Service NPES for DWP -</text:p>
          </table:table-cell>
          <table:table-cell office:value-type="string" table:style-name="ce32">
            <text:p>i-movo</text:p>
          </table:table-cell>
          <table:table-cell office:value-type="string" table:style-name="ce32">
            <text:p>High Priority Systems Failure - inability to issue or redeem</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New Payment Exception Services NPES - Provision of a New Payment Exception Service NPES for DWP -</text:p>
          </table:table-cell>
          <table:table-cell office:value-type="string" table:style-name="ce32">
            <text:p>i-movo</text:p>
          </table:table-cell>
          <table:table-cell office:value-type="string" table:style-name="ce32">
            <text:p>Payment via BACS- availability to authorised customer</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New Payment Exception Services NPES - Provision of a New Payment Exception Service NPES for DWP -</text:p>
          </table:table-cell>
          <table:table-cell office:value-type="string" table:style-name="ce32">
            <text:p>i-movo</text:p>
          </table:table-cell>
          <table:table-cell office:value-type="string" table:style-name="ce32">
            <text:p>Payment via the Fast Payment Service FPS - availability to authorised customer</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states</text:p>
          </table:table-cell>
          <table:table-cell office:value-type="string" table:style-name="ce32">
            <text:p>Life System Services 2</text:p>
          </table:table-cell>
          <table:table-cell office:value-type="string" table:style-name="ce32">
            <text:p>Mitie Ltd</text:p>
          </table:table-cell>
          <table:table-cell office:value-type="string" table:style-name="ce32">
            <text:p>Complete Planned Preventative Maintenance (PPM) as per the PPM Plan - 98% of PPM tasks completed as per the PPM schedule either on the due date or up to [14 days] prior</text:p>
          </table:table-cell>
          <table:table-cell office:value-type="string" table:style-name="ce32">
            <text:p>100% - 98%</text:p>
          </table:table-cell>
          <table:table-cell office:value-type="string" table:style-name="ce32">
            <text:p>Inadequate</text:p>
          </table:table-cell>
          <table:table-cell office:value-type="string" table:style-name="ce32">
            <text:p>The performance level is attracting a service credit deduction of 6% of the invoice value each month. Authority and Supplier teams are working collaboratively together to identify causes of poor performance and steps to address including realignment of several maintenance task due dates.<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states</text:p>
          </table:table-cell>
          <table:table-cell office:value-type="string" table:style-name="ce32">
            <text:p>Life System Services 2</text:p>
          </table:table-cell>
          <table:table-cell office:value-type="string" table:style-name="ce32">
            <text:p>Mitie Ltd</text:p>
          </table:table-cell>
          <table:table-cell office:value-type="string" table:style-name="ce32">
            <text:p>Documentation Uploaded - 100% Upload all Relevant Documentation to the Computer Aided Facilities Management system within the required time period of one calendar month of each completed Planned Preventative Maintenance Task.</text:p>
          </table:table-cell>
          <table:table-cell office:value-type="string" table:style-name="ce32">
            <text:p>100%</text:p>
          </table:table-cell>
          <table:table-cell office:value-type="string" table:style-name="ce32">
            <text:p>Inadequate</text:p>
          </table:table-cell>
          <table:table-cell office:value-type="string" table:style-name="ce32">
            <text:p>The performance level is attracting a service credit deduction of 6% of the invoice value each month. Authority and Supplier teams are working collaboratively together to identify causes of poor performance and steps to address including realignment of several maintenance task due dates.<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Estates</text:p>
          </table:table-cell>
          <table:table-cell office:value-type="string" table:style-name="ce32">
            <text:p>Life System Services 2</text:p>
          </table:table-cell>
          <table:table-cell office:value-type="string" table:style-name="ce32">
            <text:p>Mitie Ltd</text:p>
          </table:table-cell>
          <table:table-cell office:value-type="string" table:style-name="ce32">
            <text:p>Remedial Work Completion - 95% of Remedial Works tasks that have achieved Completion in accordance with the Remedial Work Programme</text:p>
          </table:table-cell>
          <table:table-cell office:value-type="string" table:style-name="ce32">
            <text:p>100% - 95%</text:p>
          </table:table-cell>
          <table:table-cell office:value-type="string" table:style-name="ce32">
            <text:p>Inadequate</text:p>
          </table:table-cell>
          <table:table-cell office:value-type="string" table:style-name="ce32">
            <text:p>The performance level is attracting a service credit deduction of 6% of the invoice value each month. Authority and Supplier teams are working collaboratively together to identify causes of poor performance and steps to address including realignment of several maintenance task due dates.<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DWP Records Management Services</text:p>
          </table:table-cell>
          <table:table-cell office:value-type="string" table:style-name="ce32">
            <text:p>Restore Plc Document Management Services Division</text:p>
          </table:table-cell>
          <table:table-cell office:value-type="string" table:style-name="ce32">
            <text:p>Destruction - The Supplier shall ensure all Items are prepared for Destruction within 30 calendar days of the scheduled Destruction date or as agreed by both partie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DWP Records Management Services</text:p>
          </table:table-cell>
          <table:table-cell office:value-type="string" table:style-name="ce32">
            <text:p>Restore Plc Document Management Services Division</text:p>
          </table:table-cell>
          <table:table-cell office:value-type="string" table:style-name="ce32">
            <text:p>Item Intake - Indexed &amp; Non-Indexed (includes Returns) - The Supplier shall ensure that all Items received into File Store are individually Receipted (within 6hrs), Indexed where required, Put Away in a Unique Location and entered into the RM System within 24hrs of Receipt by the Supplier.</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DWP</text:p>
          </table:table-cell>
          <table:table-cell office:value-type="string" table:style-name="ce32">
            <text:p>Corporate Services</text:p>
          </table:table-cell>
          <table:table-cell office:value-type="string" table:style-name="ce32">
            <text:p>DWP Records Management Services</text:p>
          </table:table-cell>
          <table:table-cell office:value-type="string" table:style-name="ce32">
            <text:p>Restore Plc Document Management Services Division</text:p>
          </table:table-cell>
          <table:table-cell office:value-type="string" table:style-name="ce32">
            <text:p>Item Retrieval - The Supplier shall Retrieve Items from the File Store upon request of a User. The Supplier shall ensure each requested Item(s) will be made available for collection by the Courier on the day after the request was made. The Supplier shall ensure that the RM System is updated in Real Time to reflect the movement of the File during the Retrieval proces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NCCSP 2,Climate Fund Management &amp; Climate Finance Capacity Building</text:p>
          </table:table-cell>
          <table:table-cell office:value-type="string" table:style-name="ce32">
            <text:p>Chemonics</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4984/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ROJ10017: Skills for Prosperity - Lot 1: Global Education and Skills Hub (GBESH)</text:p>
          </table:table-cell>
          <table:table-cell office:value-type="string" table:style-name="ce32">
            <text:p>Palladium International Limite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310/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ROJ10013: Skills for Prosperity - Lot 2: Delivery Partner Mexico</text:p>
          </table:table-cell>
          <table:table-cell office:value-type="string" table:style-name="ce32">
            <text:p>DAI Global UK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310/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pporting Pastoralism &amp; Agriculture in Recurrent &amp; Protracted Crises (SPARC)</text:p>
          </table:table-cell>
          <table:table-cell office:value-type="string" table:style-name="ce32">
            <text:p>Cowatersogema International Inc</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655/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ROJ10011 Independent evaluation contract for the Girls’ Education Challenge Fund Phase II (GEC II)</text:p>
          </table:table-cell>
          <table:table-cell office:value-type="string" table:style-name="ce32">
            <text:p>Tetra Tech International Development</text:p>
          </table:table-cell>
          <table:table-cell office:value-type="string" table:style-name="ce32">
            <text:p>Extent to which supplier is responsive and flexible to FCDO and other stakeholder needs.</text:p>
            <text:p>Percentage of KPI is measured by taking in consideration supplier’s achievement in quarterly scoring system done by FCDO:<text:s/></text:p>
            <text:p>• <text:s text:c="11"/>6 = 100% Outstanding delivery with innovation and outstanding execution, well exceeding contractual requirements.</text:p>
            <text:p>• <text:s text:c="11"/>5 = 83% Proactive supplier delivering efficiently and effectively above contractual expectations.</text:p>
            <text:p>• <text:s text:c="11"/>4 = 66% Supplier delivering efficiently and effectively. Very few or no improvements needed.</text:p>
            <text:p>• <text:s text:c="11"/>3 = 50% Most responsibilities are delivered efficiently and effectively. Some improvements should be made.</text:p>
            <text:p>• <text:s text:c="11"/>2 = 33% Some criteria met but significant improvements needed.</text:p>
            <text:p>• <text:s text:c="11"/>1 = 16% Serious under performance. Not meeting requirements. Immediate and major changes needed</text:p>
            <text:p>– KPI description is a summarised version of a more detailed indicator embedded in the contract</text:p>
            <text:p/>
          </table:table-cell>
          <table:table-cell office:value-type="string" table:style-name="ce32">
            <text:p>83%</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ROJ10011 Independent evaluation contract for the Girls’ Education Challenge Fund Phase II (GEC II)</text:p>
          </table:table-cell>
          <table:table-cell office:value-type="string" table:style-name="ce32">
            <text:p>Tetra Tech International Development</text:p>
          </table:table-cell>
          <table:table-cell office:value-type="string" table:style-name="ce32">
            <text:p>Provider actively captures and shares lessons learned on own performance and has sought to improve on the last reporting period's performance.</text:p>
            <text:p>Percentage of KPI is measured by taking in consideration supplier’s achievement in quarterly scoring system done by FCDO:<text:s/></text:p>
            <text:p>•<text:tab/>6 = 100% Outstanding delivery with innovation and outstanding execution, well exceeding contractual requirements.</text:p>
            <text:p>•<text:tab/>5 = 83% Proactive supplier delivering efficiently and effectively above contractual expectations.</text:p>
            <text:p>•<text:tab/>4 = 66% Supplier delivering efficiently and effectively. Very few or no improvements needed.</text:p>
            <text:p>•<text:tab/>3 = 50% Most responsibilities are delivered efficiently and effectively. Some improvements should be made.</text:p>
            <text:p>•<text:tab/>2 = 33% Some criteria met but significant improvements needed.</text:p>
            <text:p>• <text:s text:c="4"/>1 = 16% Serious under performance. Not meeting requirements. Immediate and major changes needed</text:p>
            <text:p>– KPI description is a summarised version of a more detailed indicator embedded in the contract</text:p>
            <text:p/>
          </table:table-cell>
          <table:table-cell office:value-type="string" table:style-name="ce32">
            <text:p>83%</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ROJ10011 Independent evaluation contract for the Girls’ Education Challenge Fund Phase II (GEC II)</text:p>
          </table:table-cell>
          <table:table-cell office:value-type="string" table:style-name="ce32">
            <text:p>Tetra Tech International Development</text:p>
          </table:table-cell>
          <table:table-cell office:value-type="string" table:style-name="ce32">
            <text:p>Quality of programme deliverables and activities, and alignment of project outputs to target stakeholders’ learning and evidence needs. Percentage of KPI is measured by taking in consideration supplier’s achievement in quarterly scoring system done by FCDO:<text:s/></text:p>
            <text:p>•<text:tab/>6 = 100% Outstanding delivery with innovation and outstanding execution, well exceeding contractual requirements.</text:p>
            <text:p>•<text:tab/>5 = 83% Proactive supplier delivering efficiently and effectively above contractual expectations.</text:p>
            <text:p>•<text:tab/>4 = 66% Supplier delivering efficiently and effectively. Very few or no improvements needed.</text:p>
            <text:p>•<text:tab/>3 = 50% Most responsibilities are delivered efficiently and effectively. Some improvements should be made.</text:p>
            <text:p>•<text:tab/>2 = 33% Some criteria met but significant improvements needed.</text:p>
            <text:p>•<text:tab/>1 = 16% Serious under performance. Not meeting requirements. Immediate and major changes needed</text:p>
            <text:p>– KPI description is a summarised version of a more detailed indicator embedded in the contract</text:p>
          </table:table-cell>
          <table:table-cell office:value-type="string" table:style-name="ce32">
            <text:p>83%</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ROJ10009 Yemen Peacebuilding</text:p>
          </table:table-cell>
          <table:table-cell office:value-type="string" table:style-name="ce32">
            <text:p>Chemonics</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665/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trengthening the teaching of primary school mathematics in Malawi</text:p>
          </table:table-cell>
          <table:table-cell office:value-type="string" table:style-name="ce32">
            <text:p>Mott Macdonald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075/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ROJ 10056 <text:s/>DFID Nigeria: Human Development Evaluation, Learning and Verification Service (DELVe)</text:p>
          </table:table-cell>
          <table:table-cell office:value-type="string" table:style-name="ce32">
            <text:p>Ecorys UK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495/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Accelerated COVID 19 Economic Support (ACES)</text:p>
          </table:table-cell>
          <table:table-cell office:value-type="string" table:style-name="ce32">
            <text:p>The Boston Consulting Group UK LLP</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1188/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Girls Education Challenge Fund Manager</text:p>
          </table:table-cell>
          <table:table-cell office:value-type="string" table:style-name="ce32">
            <text:p>Pricewaterhousecoopers</text:p>
          </table:table-cell>
          <table:table-cell office:value-type="string" table:style-name="ce32">
            <text:p>FM performance Satisfaction rating</text:p>
          </table:table-cell>
          <table:table-cell office:value-type="string" table:style-name="ce32">
            <text:p>83%</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Girls Education Challenge Fund Manager</text:p>
          </table:table-cell>
          <table:table-cell office:value-type="string" table:style-name="ce32">
            <text:p>Pricewaterhousecoopers</text:p>
          </table:table-cell>
          <table:table-cell office:value-type="string" table:style-name="ce32">
            <text:p>Fund financial management satisfaction rating</text:p>
          </table:table-cell>
          <table:table-cell office:value-type="string" table:style-name="ce32">
            <text:p>83%</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Girls Education Challenge Fund Manager</text:p>
          </table:table-cell>
          <table:table-cell office:value-type="string" table:style-name="ce32">
            <text:p>Pricewaterhousecoopers</text:p>
          </table:table-cell>
          <table:table-cell office:value-type="string" table:style-name="ce32">
            <text:p>Project risk management Satisfaction rating</text:p>
          </table:table-cell>
          <table:table-cell office:value-type="string" table:style-name="ce32">
            <text:p>83%</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pport to Africa-Led Movements to End Female Genital Mutilation (FGM): Technical Support</text:p>
          </table:table-cell>
          <table:table-cell office:value-type="string" table:style-name="ce32">
            <text:p>Options Consultancy</text:p>
          </table:table-cell>
          <table:table-cell office:value-type="string" table:style-name="ce32">
            <text:p>Adherence to Schedule: Degree to which deliverables are completed within agreed schedule</text:p>
          </table:table-cell>
          <table:table-cell office:value-type="string" table:style-name="ce32">
            <text:p>5 and above (out of 7)</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pport to Africa-Led Movements to End Female Genital Mutilation (FGM): Technical Support</text:p>
          </table:table-cell>
          <table:table-cell office:value-type="string" table:style-name="ce32">
            <text:p>Options Consultancy</text:p>
          </table:table-cell>
          <table:table-cell office:value-type="string" table:style-name="ce32">
            <text:p>Deliverable quality: Agreed and defined deliverables are completed with a high level of quality, professionalism, and attention to detail.</text:p>
          </table:table-cell>
          <table:table-cell office:value-type="string" table:style-name="ce32">
            <text:p>5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pport to Africa-Led Movements to End Female Genital Mutilation (FGM): Technical Support</text:p>
          </table:table-cell>
          <table:table-cell office:value-type="string" table:style-name="ce32">
            <text:p>Options Consultancy</text:p>
          </table:table-cell>
          <table:table-cell office:value-type="string" table:style-name="ce32">
            <text:p>Responsiveness: Degree to which the supply partner's management team quickly responds and adopts to changing contexts or results</text:p>
          </table:table-cell>
          <table:table-cell office:value-type="string" table:style-name="ce32">
            <text:p>5 and above (to 7)</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Green Growth Equity Fund (GGEF)</text:p>
          </table:table-cell>
          <table:table-cell office:value-type="string" table:style-name="ce32">
            <text:p>Oxford Policy Management</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418/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ROJ10028: Better Assistance in Crises (BASIC) Research</text:p>
          </table:table-cell>
          <table:table-cell office:value-type="string" table:style-name="ce32">
            <text:p>The Institute Of Development Studie</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467/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O10054 - Improving Trade Facilitation and Customs in the Occupied Palestinian Territories</text:p>
          </table:table-cell>
          <table:table-cell office:value-type="string" table:style-name="ce32">
            <text:p>Cowatersogema International Inc</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667/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Transparency and Accountability for Inclusive Development (TAcID) in Mozambique</text:p>
          </table:table-cell>
          <table:table-cell office:value-type="string" table:style-name="ce32">
            <text:p>Chemonics</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210/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ROJ 10147: TA Facility to strengthen Rwanda's Social Protection Sector:EPR Programme</text:p>
          </table:table-cell>
          <table:table-cell office:value-type="string" table:style-name="ce32">
            <text:p>Cowatersogema International Inc</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4477/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ROJ10168 MOBILIST Product Platform</text:p>
          </table:table-cell>
          <table:table-cell office:value-type="string" table:style-name="ce32">
            <text:p>Palladium International Limite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921/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entre for Disaster Protection</text:p>
          </table:table-cell>
          <table:table-cell office:value-type="string" table:style-name="ce32">
            <text:p>DAI Global UK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5231/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The Growth Gateway</text:p>
          </table:table-cell>
          <table:table-cell office:value-type="string" table:style-name="ce32">
            <text:p>The Boston Consulting Group UK LLP</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812/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artnership for Learning for All in Nigeria (PLANE)</text:p>
          </table:table-cell>
          <table:table-cell office:value-type="string" table:style-name="ce32">
            <text:p>DAI</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416/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ROJ10132 TA for Strengthening Climate Resilient Systems for Sustainable Delivery of SCRS-WASH</text:p>
          </table:table-cell>
          <table:table-cell office:value-type="string" table:style-name="ce32">
            <text:p>LTS International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237/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Improving Agriculture and Rural Markets in Northern Nigeria</text:p>
          </table:table-cell>
          <table:table-cell office:value-type="string" table:style-name="ce32">
            <text:p>Palladium</text:p>
          </table:table-cell>
          <table:table-cell office:value-type="string" table:style-name="ce32">
            <text:p>Achievement against target set of 10,000 smallholder farmers to have improved income</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Improving Agriculture and Rural Markets in Northern Nigeria</text:p>
          </table:table-cell>
          <table:table-cell office:value-type="string" table:style-name="ce32">
            <text:p>Palladium</text:p>
          </table:table-cell>
          <table:table-cell office:value-type="string" table:style-name="ce32">
            <text:p>Delivery Satisfaction Rating - Timeliness of Milestone delivery over the previous 6 month period scored 1-5</text:p>
          </table:table-cell>
          <table:table-cell office:value-type="string" table:style-name="ce32">
            <text:p>3</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Improving Agriculture and Rural Markets in Northern Nigeria</text:p>
          </table:table-cell>
          <table:table-cell office:value-type="string" table:style-name="ce32">
            <text:p>Palladium</text:p>
          </table:table-cell>
          <table:table-cell office:value-type="string" table:style-name="ce32">
            <text:p>Value and Innovation Satisfaction Rating - Over the previous 6 month period how well has the supplier demonstrate that they are providing value (through efficiency and effectiveness) and innovation (by presenting new ideas or solutions to existing problems) in their delivery. Scored 1-5</text:p>
          </table:table-cell>
          <table:table-cell office:value-type="string" table:style-name="ce32">
            <text:p>3</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Implementation Research for Scaling-Up of Integrated NTD Control Initiatives</text:p>
          </table:table-cell>
          <table:table-cell office:value-type="string" table:style-name="ce32">
            <text:p>Liverpool School of Tropical Medicine</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3089/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Improving Water Security for Poor People – Research (IWSP)</text:p>
          </table:table-cell>
          <table:table-cell office:value-type="string" table:style-name="ce32">
            <text:p>Oxford University</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1880/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Management of the Flexible Facility for the Private Sector Development Programme in DRC</text:p>
          </table:table-cell>
          <table:table-cell office:value-type="string" table:style-name="ce32">
            <text:p>Pricewaterhousecoopers</text:p>
          </table:table-cell>
          <table:table-cell office:value-type="string" table:style-name="ce32">
            <text:p>Accurate and timely submission of financial forecasting. Percentage is calculated by the variance in actual expenditure compared to forecast,<text:s/></text:p>
            <text:p>&gt;20% variance = Inadequate</text:p>
            <text:p>&lt;20% variance <text:s/>=Good<text:s/></text:p>
          </table:table-cell>
          <table:table-cell office:value-type="string" table:style-name="ce32">
            <text:p>Less than 20% variance of the forecas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Management of the Flexible Facility for the Private Sector Development Programme in DRC</text:p>
          </table:table-cell>
          <table:table-cell office:value-type="string" table:style-name="ce32">
            <text:p>Pricewaterhousecoopers</text:p>
          </table:table-cell>
          <table:table-cell office:value-type="string" table:style-name="ce32">
            <text:p>Results being achieved against project logframe indicators<text:s/></text:p>
            <text:p/>
            <text:p>(measured by Annual Review performance and scoring).</text:p>
            <text:p/>
            <text:p>A-<text:tab/>For results achieved &gt;95% of targets expected up to quality/standards set it contract<text:s/></text:p>
            <text:p>B-<text:tab/>Results achieved 85% of targets, with opportunity areas in quality or standards<text:s/></text:p>
            <text:p>C-<text:tab/>Results achieved &lt;85% of targets, with serious concerns over quality or standards</text:p>
          </table:table-cell>
          <table:table-cell office:value-type="string" table:style-name="ce32">
            <text:p>A</text:p>
          </table:table-cell>
          <table:table-cell office:value-type="string" table:style-name="ce32">
            <text:p>Other - Consider not returned</text:p>
          </table:table-cell>
          <table:table-cell office:value-type="string" table:style-name="ce32">
            <text:p>For review next quarter</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Management of the Flexible Facility for the Private Sector Development Programme in DRC</text:p>
          </table:table-cell>
          <table:table-cell office:value-type="string" table:style-name="ce32">
            <text:p>Pricewaterhousecoopers</text:p>
          </table:table-cell>
          <table:table-cell office:value-type="string" table:style-name="ce32">
            <text:p>The supplier achieved the agreed deliverables to the agreed timescale.<text:s/></text:p>
            <text:p>Eligible outputs/deliverables were completed and accepted by FCDO within ten working days of agreed due date, allowing projects to continue within the planned project plan.<text:s text:c="2"/></text:p>
            <text:p/>
          </table:table-cell>
          <table:table-cell office:value-type="string" table:style-name="ce32">
            <text:p>100% products submitted within agreed timefram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rogramme Directorate for the Effective Education Systems Research Programme (RISE)</text:p>
          </table:table-cell>
          <table:table-cell office:value-type="string" table:style-name="ce32">
            <text:p>Oxford Policy Management</text:p>
          </table:table-cell>
          <table:table-cell office:value-type="string" table:style-name="ce32">
            <text:p>1.Quality of deliverables and alignment of project outputs to project need.<text:s/></text:p>
            <text:p><text:s text:c="3"/></text:p>
            <text:p><text:s text:c="3"/>Scoring: In the last 6 months, supplier has completed deliverables to a high standard and aligned with project need?</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32">
            <text:p>3 to 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rogramme Directorate for the Effective Education Systems Research Programme (RISE)</text:p>
          </table:table-cell>
          <table:table-cell office:value-type="string" table:style-name="ce32">
            <text:p>Oxford Policy Management</text:p>
          </table:table-cell>
          <table:table-cell office:value-type="string" table:style-name="ce32">
            <text:p>2. Timeliness of milestone deliverables of the RISE Directorate<text:s/></text:p>
            <text:p><text:s text:c="3"/></text:p>
            <text:p><text:s text:c="3"/>Scoring: In the last 6 months has the supplier achieved the agreed deliverables to the agreed timescale? (Wording from FCDO Supplier Scorecard)<text:s/></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32">
            <text:p>3 to 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rogramme Directorate for the Effective Education Systems Research Programme (RISE)</text:p>
          </table:table-cell>
          <table:table-cell office:value-type="string" table:style-name="ce32">
            <text:p>Oxford Policy Management</text:p>
          </table:table-cell>
          <table:table-cell office:value-type="string" table:style-name="ce32">
            <text:p>3. Supplier proactively promotes innovation in programme</text:p>
            <text:p><text:s text:c="3"/></text:p>
            <text:p><text:s text:c="3"/>Scoring: Over the performance period, has the supply partner demonstrated that they are providing value (through efficiency and effectiveness) and innovation (by presenting new ideas or solutions to existing problems) in their delivery? (Wording from FCDO Supplier Scorecard)<text:s/></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32">
            <text:p>3 to 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Gender and adolescence global evidence programme</text:p>
          </table:table-cell>
          <table:table-cell office:value-type="string" table:style-name="ce32">
            <text:p>ODI</text:p>
          </table:table-cell>
          <table:table-cell office:value-type="string" table:style-name="ce32">
            <text:p>2 knowledge products co-written by southern research partners, one of which is led or co-led by a southern research partner</text:p>
          </table:table-cell>
          <table:table-cell office:value-type="string" table:style-name="ce32">
            <text:p>2</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Gender and adolescence global evidence programme</text:p>
          </table:table-cell>
          <table:table-cell office:value-type="string" table:style-name="ce32">
            <text:p>ODI</text:p>
          </table:table-cell>
          <table:table-cell office:value-type="string" table:style-name="ce32">
            <text:p>3 citations of peer-reviewed journal articles per quarter</text:p>
          </table:table-cell>
          <table:table-cell office:value-type="string" table:style-name="ce32">
            <text:p>3</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Gender and adolescence global evidence programme</text:p>
          </table:table-cell>
          <table:table-cell office:value-type="string" table:style-name="ce32">
            <text:p>ODI</text:p>
          </table:table-cell>
          <table:table-cell office:value-type="string" table:style-name="ce32">
            <text:p>5 events or speaking engagements attended to share policy relevant findings with government and UN partners per quarter</text:p>
          </table:table-cell>
          <table:table-cell office:value-type="string" table:style-name="ce32">
            <text:p>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Accelerating Private and Public Investment and Infrastructure in Nepal - (AIIN)</text:p>
          </table:table-cell>
          <table:table-cell office:value-type="string" table:style-name="ce32">
            <text:p>IMC Worldwide Ltd</text:p>
          </table:table-cell>
          <table:table-cell office:value-type="string" table:style-name="ce32">
            <text:p>1.Quarterly progress on institutional strengthening of IBN<text:s/></text:p>
            <text:p><text:s text:c="3"/>Scoring: In the last 3 months, supplier has completed deliverables to a high standard and aligned with project need?</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32">
            <text:p>3 to 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Accelerating Private and Public Investment and Infrastructure in Nepal - (AIIN)</text:p>
          </table:table-cell>
          <table:table-cell office:value-type="string" table:style-name="ce32">
            <text:p>IMC Worldwide Ltd</text:p>
          </table:table-cell>
          <table:table-cell office:value-type="string" table:style-name="ce32">
            <text:p>2. Quarterly milestones submitted/delivered within agreed timeframe and quality standard<text:s/></text:p>
            <text:p><text:s text:c="3"/>Scoring: In the last 3 months has the supplier achieved the agreed deliverables to the agreed timescale?<text:s/></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32">
            <text:p>3 to 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Accelerating Private and Public Investment and Infrastructure in Nepal - (AIIN)</text:p>
          </table:table-cell>
          <table:table-cell office:value-type="string" table:style-name="ce32">
            <text:p>IMC Worldwide Ltd</text:p>
          </table:table-cell>
          <table:table-cell office:value-type="string" table:style-name="ce32">
            <text:p>3. Monthly Submission of accurate invoicing and forecast variance within 10%<text:s/></text:p>
            <text:p><text:s text:c="3"/>Scoring: In the last 3 months has the supplier achieved the agreed deliverables to the agreed timescale?<text:s/></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32">
            <text:p>3 to 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Improved Governance and Accountability in the Education Sector in Democratic Republic of Congo</text:p>
          </table:table-cell>
          <table:table-cell office:value-type="string" table:style-name="ce32">
            <text:p>Mott Macdonald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3154/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Investments in Forests and Sustainable Land Use <text:s/>("Partnerships for Forests")</text:p>
          </table:table-cell>
          <table:table-cell office:value-type="string" table:style-name="ce32">
            <text:p>Palladium</text:p>
          </table:table-cell>
          <table:table-cell office:value-type="string" table:style-name="ce32">
            <text:p>Area of land under improved (sustainable land use) management (measured through reporting against programme logframe outcome-level KPI)</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Investments in Forests and Sustainable Land Use <text:s/>("Partnerships for Forests")</text:p>
          </table:table-cell>
          <table:table-cell office:value-type="string" table:style-name="ce32">
            <text:p>Palladium</text:p>
          </table:table-cell>
          <table:table-cell office:value-type="string" table:style-name="ce32">
            <text:p>Level of private investment mobilised (measured through reporting against programme logframe outcome-level KPI).</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Investments in Forests and Sustainable Land Use <text:s/>("Partnerships for Forests")</text:p>
          </table:table-cell>
          <table:table-cell office:value-type="string" table:style-name="ce32">
            <text:p>Palladium</text:p>
          </table:table-cell>
          <table:table-cell office:value-type="string" table:style-name="ce32">
            <text:p>Results being achieved against project logframe indicators (measured by Annual Review performance and scoring).</text:p>
          </table:table-cell>
          <table:table-cell office:value-type="string" table:style-name="ce32">
            <text:p>A</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ublic Sector Accountability and Governance Programme-</text:p>
          </table:table-cell>
          <table:table-cell office:value-type="string" table:style-name="ce32">
            <text:p>DAI</text:p>
          </table:table-cell>
          <table:table-cell office:value-type="string" table:style-name="ce32">
            <text:p>Achievement against target set of 3 partner states to use scientific tools to improve linkage between policy planning documents and annual budget</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ublic Sector Accountability and Governance Programme-</text:p>
          </table:table-cell>
          <table:table-cell office:value-type="string" table:style-name="ce32">
            <text:p>DAI</text:p>
          </table:table-cell>
          <table:table-cell office:value-type="string" table:style-name="ce32">
            <text:p>Achievement against target set of at least two partner states carrying out public financial management assessments to support achievement of SFTAS disbursement criteria linked indicator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ublic Sector Accountability and Governance Programme-</text:p>
          </table:table-cell>
          <table:table-cell office:value-type="string" table:style-name="ce32">
            <text:p>DAI</text:p>
          </table:table-cell>
          <table:table-cell office:value-type="string" table:style-name="ce32">
            <text:p>Achievement against target set of strategic plans in at least 2 states are developed and linked to multi-year budget and coordination framework for health and education sectors developed.</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Khyber Pakhtunkhwa Education Sector Programme (KESP) 2</text:p>
          </table:table-cell>
          <table:table-cell office:value-type="string" table:style-name="ce32">
            <text:p>Adam Smith International Ltd</text:p>
          </table:table-cell>
          <table:table-cell office:value-type="string" table:style-name="ce32">
            <text:p>•<text:tab/>KPI 1: &gt;95% of outputs specified in the Policy Group for “Teaching and Learning” due by the relevant quarter are delivered on time, complying with provisions and quality standards set by FCDO.</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Khyber Pakhtunkhwa Education Sector Programme (KESP) 2</text:p>
          </table:table-cell>
          <table:table-cell office:value-type="string" table:style-name="ce32">
            <text:p>Adam Smith International Ltd</text:p>
          </table:table-cell>
          <table:table-cell office:value-type="string" table:style-name="ce32">
            <text:p>•<text:tab/>KPI 2: &gt;95% of outputs in specified in the Policy Group for “Equity and Access” due by the relevant quarter are delivered on time, complying with provisions and quality standards set by FCDO.</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Khyber Pakhtunkhwa Education Sector Programme (KESP) 2</text:p>
          </table:table-cell>
          <table:table-cell office:value-type="string" table:style-name="ce32">
            <text:p>Adam Smith International Ltd</text:p>
          </table:table-cell>
          <table:table-cell office:value-type="string" table:style-name="ce32">
            <text:p>•<text:tab/>KPI 3: &gt;95% of outputs in specified in the Policy Group for “Governance and Management” and “Communications” due by the relevant quarter are delivered on time, complying with specifications and quality standards set by FCDO.</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acility for Oil sector Transparency and Reform - Phase II</text:p>
          </table:table-cell>
          <table:table-cell office:value-type="string" table:style-name="ce32">
            <text:p>Oxford Policy Management</text:p>
          </table:table-cell>
          <table:table-cell office:value-type="string" table:style-name="ce32">
            <text:p>KPI 1</text:p>
            <text:p><text:s text:c="3"/>Policy analysis products</text:p>
            <text:p><text:s text:c="3"/>Progress towards no. of products as per logframe milestones (1=good, 2=approaching target, 3=requires improvement, inadequate)</text:p>
          </table:table-cell>
          <table:table-cell office:value-type="string" table:style-name="ce32">
            <text:p>1</text:p>
          </table:table-cell>
          <table:table-cell office:value-type="string" table:style-name="ce32">
            <text:p>Other - Consider returned</text:p>
          </table:table-cell>
          <table:table-cell office:value-type="string" table:style-name="ce32">
            <text:p>Project activities started in Q3 with milestones set for end Q4. No progress against milestones was anticipated during Q3. Reporting will commence in Q4</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acility for Oil sector Transparency and Reform - Phase II</text:p>
          </table:table-cell>
          <table:table-cell office:value-type="string" table:style-name="ce32">
            <text:p>Oxford Policy Management</text:p>
          </table:table-cell>
          <table:table-cell office:value-type="string" table:style-name="ce32">
            <text:p>KPI 2</text:p>
            <text:p><text:s text:c="3"/>Improved understanding in relevant stakeholders</text:p>
            <text:p><text:s text:c="3"/>Progress towards no. of advocacy events etc as per logframe milestones (1=good, 2=approaching target, 3=requires improvement, inadequate)</text:p>
          </table:table-cell>
          <table:table-cell office:value-type="string" table:style-name="ce32">
            <text:p>1</text:p>
          </table:table-cell>
          <table:table-cell office:value-type="string" table:style-name="ce32">
            <text:p>Other - Consider returned</text:p>
          </table:table-cell>
          <table:table-cell office:value-type="string" table:style-name="ce32">
            <text:p>Project activities started in Q3 with milestones set for end Q4. No progress against milestones was anticipated during Q3. Reporting will commence in Q4</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acility for Oil sector Transparency and Reform - Phase II</text:p>
          </table:table-cell>
          <table:table-cell office:value-type="string" table:style-name="ce32">
            <text:p>Oxford Policy Management</text:p>
          </table:table-cell>
          <table:table-cell office:value-type="string" table:style-name="ce32">
            <text:p>KPI 3</text:p>
            <text:p><text:s text:c="3"/>Strategies developed by MDAs and other stakeholders</text:p>
            <text:p><text:s text:c="3"/>Progress towards no. of strategies committed to as per logframe milestones (1=good, 2=approaching target, 3=requires improvement, inadequate)</text:p>
          </table:table-cell>
          <table:table-cell office:value-type="string" table:style-name="ce32">
            <text:p>1</text:p>
          </table:table-cell>
          <table:table-cell office:value-type="string" table:style-name="ce32">
            <text:p>Other - Consider returned</text:p>
          </table:table-cell>
          <table:table-cell office:value-type="string" table:style-name="ce32">
            <text:p>Project activities started in Q3 with milestones set for end Q4. No progress against milestones was anticipated during Q3. Reporting will commence in Q4</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UK Aid Direct - Fund Manager</text:p>
          </table:table-cell>
          <table:table-cell office:value-type="string" table:style-name="ce32">
            <text:p>Mannion Daniels Limited</text:p>
          </table:table-cell>
          <table:table-cell office:value-type="string" table:style-name="ce32">
            <text:p>Effective and Efficient Grant Management: 90% of eligible disbursements to grant holders completed within five working days of receiving funds from the FCDO, enabling projects to continue planned implementation</text:p>
          </table:table-cell>
          <table:table-cell office:value-type="string" table:style-name="ce32">
            <text:p>&gt;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UK Aid Direct - Fund Manager</text:p>
          </table:table-cell>
          <table:table-cell office:value-type="string" table:style-name="ce32">
            <text:p>Mannion Daniels Limited</text:p>
          </table:table-cell>
          <table:table-cell office:value-type="string" table:style-name="ce32">
            <text:p>Effective capacity development and learning across the fund: 80% of grant holder participants agree or strongly agree that learning and capacity building sessions run by the fund are useful</text:p>
          </table:table-cell>
          <table:table-cell office:value-type="string" table:style-name="ce32">
            <text:p>&gt;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UK Aid Direct - Fund Manager</text:p>
          </table:table-cell>
          <table:table-cell office:value-type="string" table:style-name="ce32">
            <text:p>Mannion Daniels Limited</text:p>
          </table:table-cell>
          <table:table-cell office:value-type="string" table:style-name="ce32">
            <text:p>Grant Performance to Deliver Results: 70% of grants are demonstrating effective progress towards their outcomes by being assessed as ‘on track’/’A’ or above in quarterly/annual reporting</text:p>
          </table:table-cell>
          <table:table-cell office:value-type="string" table:style-name="ce32">
            <text:p>&gt;7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Governance in Action</text:p>
          </table:table-cell>
          <table:table-cell office:value-type="string" table:style-name="ce32">
            <text:p>Palladium International Limite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4613/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und Manager and Technical Assistance for the Somalia Stability Fund II</text:p>
          </table:table-cell>
          <table:table-cell office:value-type="string" table:style-name="ce32">
            <text:p>Adam Smith International Ltd</text:p>
          </table:table-cell>
          <table:table-cell office:value-type="string" table:style-name="ce32">
            <text:p>Monthly submission of accurate invoicing and forecast variance within 10% of budget</text:p>
          </table:table-cell>
          <table:table-cell office:value-type="string" table:style-name="ce32">
            <text:p>&gt;7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und Manager and Technical Assistance for the Somalia Stability Fund II</text:p>
          </table:table-cell>
          <table:table-cell office:value-type="string" table:style-name="ce32">
            <text:p>Adam Smith International Ltd</text:p>
          </table:table-cell>
          <table:table-cell office:value-type="string" table:style-name="ce32">
            <text:p>Risks are appropriately and effectively identified and submitted monthly to the head of SSF</text:p>
          </table:table-cell>
          <table:table-cell office:value-type="string" table:style-name="ce32">
            <text:p>&gt;7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und Manager and Technical Assistance for the Somalia Stability Fund II</text:p>
          </table:table-cell>
          <table:table-cell office:value-type="string" table:style-name="ce32">
            <text:p>Adam Smith International Ltd</text:p>
          </table:table-cell>
          <table:table-cell office:value-type="string" table:style-name="ce32">
            <text:p>Submission of Quarterly Progress and Financial Report to FCDO, and JDC according to agreed timeframes</text:p>
          </table:table-cell>
          <table:table-cell office:value-type="string" table:style-name="ce32">
            <text:p>&gt;7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pport to the Establishment of Public financial Management system in the Emerging Federal Member States</text:p>
          </table:table-cell>
          <table:table-cell office:value-type="string" table:style-name="ce32">
            <text:p>Adam Smith International Ltd</text:p>
          </table:table-cell>
          <table:table-cell office:value-type="string" table:style-name="ce32">
            <text:p>Enhanced nationally led training: Counterparts from each FMS lead workshop or training event. Provide one example of FMS-led and delivered training across each of the following workstreams: Financial Management, External Audit and Civil Service</text:p>
          </table:table-cell>
          <table:table-cell office:value-type="string" table:style-name="ce32">
            <text:p>Ye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pport to the Establishment of Public financial Management system in the Emerging Federal Member States</text:p>
          </table:table-cell>
          <table:table-cell office:value-type="string" table:style-name="ce32">
            <text:p>Adam Smith International Ltd</text:p>
          </table:table-cell>
          <table:table-cell office:value-type="string" table:style-name="ce32">
            <text:p>Learning briefs: <text:s/>At least three learning briefs produced, including one on gender issues in the public sector, one on inter-governmental fiscal transfers, revenue and budget capture, and/or one related to learning from PREMIS’ experience of funding SPGs/Use of Country Systems.</text:p>
          </table:table-cell>
          <table:table-cell office:value-type="string" table:style-name="ce32">
            <text:p>Ye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pport to the Establishment of Public financial Management system in the Emerging Federal Member States</text:p>
          </table:table-cell>
          <table:table-cell office:value-type="string" table:style-name="ce32">
            <text:p>Adam Smith International Ltd</text:p>
          </table:table-cell>
          <table:table-cell office:value-type="string" table:style-name="ce32">
            <text:p>Policy making and budgeting: Coaching, mentoring and technical capacity building is given to improve inter-departmental collaboration between FMS macro, revenue and budget functions during FY22</text:p>
            <text:p><text:s text:c="3"/>Yes if supplier delivers the coaching, mentoring and technical capacity building within the set timeline which results to improved inter-departmental collaboration between FMS macro, revenue and budget functions in the 22FY</text:p>
            <text:p><text:s text:c="3"/>No if milestone delivery is delayed impacting business, collaboration is not improved and did not remain within allocated budget or submitted in a format not agreed on and is of poor quality</text:p>
          </table:table-cell>
          <table:table-cell office:value-type="string" table:style-name="ce32">
            <text:p>Ye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DFID DRC Decision Support Unit</text:p>
          </table:table-cell>
          <table:table-cell office:value-type="string" table:style-name="ce32">
            <text:p>Oxford Policy Management</text:p>
          </table:table-cell>
          <table:table-cell office:value-type="string" table:style-name="ce32">
            <text:p>Accurate and timely submission of financial forecasting. Percentage is calculated by the variance in actual expenditure compared to forecast,<text:s/></text:p>
            <text:p>&gt;20% variance = Inadequate</text:p>
            <text:p>&lt;20% variance <text:s/>=Good.</text:p>
          </table:table-cell>
          <table:table-cell office:value-type="string" table:style-name="ce32">
            <text:p>Less than 20% variance of the forecas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DFID DRC Decision Support Unit</text:p>
          </table:table-cell>
          <table:table-cell office:value-type="string" table:style-name="ce32">
            <text:p>Oxford Policy Management</text:p>
          </table:table-cell>
          <table:table-cell office:value-type="string" table:style-name="ce32">
            <text:p>Results being achieved against project logframe indicators (measured by Annual Review performance and scoring).</text:p>
          </table:table-cell>
          <table:table-cell office:value-type="string" table:style-name="ce32">
            <text:p>A</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DFID DRC Decision Support Unit</text:p>
          </table:table-cell>
          <table:table-cell office:value-type="string" table:style-name="ce32">
            <text:p>Oxford Policy Management</text:p>
          </table:table-cell>
          <table:table-cell office:value-type="string" table:style-name="ce32">
            <text:p>The supplier achieved the agreed deliverables to the agreed timescale.<text:s/></text:p>
            <text:p>Eligible outputs/deliverables were completed and accepted by FCDO within ten working days of agreed due date, allowing projects to continue within the planned project plan.<text:s text:c="2"/></text:p>
            <text:p/>
          </table:table-cell>
          <table:table-cell office:value-type="string" table:style-name="ce32">
            <text:p>100% products submitted within agreed timefram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ublic Sector Accountability and Governance Programme - Lot 2 - Engaged Citizens Programme</text:p>
          </table:table-cell>
          <table:table-cell office:value-type="string" table:style-name="ce32">
            <text:p>Palladium</text:p>
          </table:table-cell>
          <table:table-cell office:value-type="string" table:style-name="ce32">
            <text:p>Achievement against target of CSO partners engaging with and influencing sector policies on Girls Education and Basic health care in at least 3 state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ublic Sector Accountability and Governance Programme - Lot 2 - Engaged Citizens Programme</text:p>
          </table:table-cell>
          <table:table-cell office:value-type="string" table:style-name="ce32">
            <text:p>Palladium</text:p>
          </table:table-cell>
          <table:table-cell office:value-type="string" table:style-name="ce32">
            <text:p>Achievement against target set of 15 states to pass/implement the autonomy of States Houses of Assembly commissions</text:p>
          </table:table-cell>
          <table:table-cell office:value-type="string" table:style-name="ce32">
            <text:p>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ublic Sector Accountability and Governance Programme - Lot 2 - Engaged Citizens Programme</text:p>
          </table:table-cell>
          <table:table-cell office:value-type="string" table:style-name="ce32">
            <text:p>Palladium</text:p>
          </table:table-cell>
          <table:table-cell office:value-type="string" table:style-name="ce32">
            <text:p>Achievement against target set of citizens participating in the planning, preparation and scrutiny of budget in 3 of our partner state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rogramme Management Unit for an Applied Research Programme in High Volume Transport</text:p>
          </table:table-cell>
          <table:table-cell office:value-type="string" table:style-name="ce32">
            <text:p>IMC Worldwide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3844/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ierra Leone Secondary Education Improvement Programme (SSEIP)</text:p>
          </table:table-cell>
          <table:table-cell office:value-type="string" table:style-name="ce32">
            <text:p>Mott Macdonald Ltd</text:p>
          </table:table-cell>
          <table:table-cell office:value-type="string" table:style-name="ce32">
            <text:p>Achievement of 3 disbursement linked Milestones</text:p>
          </table:table-cell>
          <table:table-cell office:value-type="string" table:style-name="ce32">
            <text:p>3</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ierra Leone Secondary Education Improvement Programme (SSEIP)</text:p>
          </table:table-cell>
          <table:table-cell office:value-type="string" table:style-name="ce32">
            <text:p>Mott Macdonald Ltd</text:p>
          </table:table-cell>
          <table:table-cell office:value-type="string" table:style-name="ce32">
            <text:p>Achievement of school enrolment targets; <text:s/>400,000 (Girls) 8000 (Boys with disabilities 8000 (Girls with disabilities)</text:p>
          </table:table-cell>
          <table:table-cell office:value-type="string" table:style-name="ce32">
            <text:p>100%</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ierra Leone Secondary Education Improvement Programme (SSEIP)</text:p>
          </table:table-cell>
          <table:table-cell office:value-type="string" table:style-name="ce32">
            <text:p>Mott Macdonald Ltd</text:p>
          </table:table-cell>
          <table:table-cell office:value-type="string" table:style-name="ce32">
            <text:p>Percentage variance in actual expenditure compared to forecast</text:p>
          </table:table-cell>
          <table:table-cell office:value-type="string" table:style-name="ce32">
            <text:p>&lt;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trengthening Education Systems for Improved Learning (SESIL)</text:p>
          </table:table-cell>
          <table:table-cell office:value-type="string" table:style-name="ce32">
            <text:p>Mott Macdonald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4641/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Trade and Investment Advocacy Fund - TAF2 Plus</text:p>
          </table:table-cell>
          <table:table-cell office:value-type="string" table:style-name="ce32">
            <text:p>Cowater UK</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4715/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RAP3 Mugu-Humla Link Road Project, Nepal</text:p>
          </table:table-cell>
          <table:table-cell office:value-type="string" table:style-name="ce32">
            <text:p>IMC Worldwide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3186/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Technical Assistance for Implementation of DFID Nepal's National Health Sector Programme 3</text:p>
          </table:table-cell>
          <table:table-cell office:value-type="string" table:style-name="ce32">
            <text:p>Options Consultancy Services Limite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5145/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Delivering UK Support to Post Earthquake Reconstruction in Nepal</text:p>
          </table:table-cell>
          <table:table-cell office:value-type="string" table:style-name="ce32">
            <text:p>Mott Macdonald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5138/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Reducing high fertility rates and Improving Sexual reproductive health outcomes in Uganda (RISE)</text:p>
          </table:table-cell>
          <table:table-cell office:value-type="string" table:style-name="ce32">
            <text:p>MSI Reproductive Choices (MSI)</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4633/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Delivery - Fund Manager</text:p>
          </table:table-cell>
          <table:table-cell office:value-type="string" table:style-name="ce32">
            <text:p>Mott Macdonald Ltd</text:p>
          </table:table-cell>
          <table:table-cell office:value-type="string" table:style-name="ce32">
            <text:p>1.Programme leadership and delivery <text:s text:c="141"/>• Flexibility in responding to and adapting to changing operational contexts. <text:s text:c="246"/>• <text:s/>Quality of deliverables. <text:s text:c="277"/>• Personnel <text:s text:c="341"/>• Financial management</text:p>
          </table:table-cell>
          <table:table-cell office:value-type="string" table:style-name="ce32">
            <text:p>5 to 7</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Delivery - Fund Manager</text:p>
          </table:table-cell>
          <table:table-cell office:value-type="string" table:style-name="ce32">
            <text:p>Mott Macdonald Ltd</text:p>
          </table:table-cell>
          <table:table-cell office:value-type="string" table:style-name="ce32">
            <text:p>2.Compliance and risk management:</text:p>
            <text:p><text:s text:c="3"/></text:p>
            <text:p><text:s text:c="3"/>• Risk Management (including appropriate escalation of issues and risks) <text:s text:c="246"/>• Compliance with FCDO terms and conditions, including fraud reporting, safeguarding, audit and information security requirements etc.</text:p>
          </table:table-cell>
          <table:table-cell office:value-type="string" table:style-name="ce32">
            <text:p>5 to 7</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Delivery - Fund Manager</text:p>
          </table:table-cell>
          <table:table-cell office:value-type="string" table:style-name="ce32">
            <text:p>Mott Macdonald Ltd</text:p>
          </table:table-cell>
          <table:table-cell office:value-type="string" table:style-name="ce32">
            <text:p>3. Results delivery</text:p>
            <text:p><text:s text:c="3"/></text:p>
            <text:p><text:s text:c="3"/>• Implementation of planned activities on track. <text:s text:c="193"/>• Establishment of coherent approaches that support long-term operation and maintenance of programme initiatives. <text:s text:c="242"/>• Identification and proactive implementation of community engagement activities aimed at fostering greater acceptance and participation by SDF2 stakeholders including local communities.</text:p>
          </table:table-cell>
          <table:table-cell office:value-type="string" table:style-name="ce32">
            <text:p>5 to 7</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P for implementing GEGP for Papua Provinces in Indonesia</text:p>
          </table:table-cell>
          <table:table-cell office:value-type="string" table:style-name="ce32">
            <text:p>LTS International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5258/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Non Malaria Fevers Research Study</text:p>
          </table:table-cell>
          <table:table-cell office:value-type="string" table:style-name="ce32">
            <text:p>London School Of Hygiene And Tropical Medicine</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342/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Work and Opportunities for Women(WOW)</text:p>
          </table:table-cell>
          <table:table-cell office:value-type="string" table:style-name="ce32">
            <text:p>Pricewaterhousecoopers</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4531/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Humanitarian Emergency Response Operations and Stabilisation Programme (HEROS)</text:p>
          </table:table-cell>
          <table:table-cell office:value-type="string" table:style-name="ce32">
            <text:p>Palladium International Limited</text:p>
          </table:table-cell>
          <table:table-cell office:value-type="string" table:style-name="ce32">
            <text:p>Adherence to schedule:</text:p>
            <text:p><text:s text:c="3"/>i) CHASE: Provision of capability to deploy right resources and expertise within agreed timeframe to Country Offices.</text:p>
            <text:p><text:s text:c="3"/>ii) Stabilisation Unit: Efficiency of Deployments. Measured as number of deployments delayed by factors within Palladium control.</text:p>
          </table:table-cell>
          <table:table-cell office:value-type="string" table:style-name="ce32">
            <text:p>Score of 4 or higher on KPI scoring matrix</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Humanitarian Emergency Response Operations and Stabilisation Programme (HEROS)</text:p>
          </table:table-cell>
          <table:table-cell office:value-type="string" table:style-name="ce32">
            <text:p>Palladium International Limited</text:p>
          </table:table-cell>
          <table:table-cell office:value-type="string" table:style-name="ce32">
            <text:p>Deliverable quality: Agreed and defined deliverables are completed with a high level of quality, professionalism, and attention to detail</text:p>
          </table:table-cell>
          <table:table-cell office:value-type="string" table:style-name="ce32">
            <text:p>Score of 4 or higher on KPI scoring matrix</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Humanitarian Emergency Response Operations and Stabilisation Programme (HEROS)</text:p>
          </table:table-cell>
          <table:table-cell office:value-type="string" table:style-name="ce32">
            <text:p>Palladium International Limited</text:p>
          </table:table-cell>
          <table:table-cell office:value-type="string" table:style-name="ce32">
            <text:p>Responsiveness: Degree to which the supply partner's management team quickly responds and adapts to changing contexts or requests</text:p>
          </table:table-cell>
          <table:table-cell office:value-type="string" table:style-name="ce32">
            <text:p>Score of 4 or higher on KPI scoring matrix</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stainable Urban Economic Development Programme</text:p>
          </table:table-cell>
          <table:table-cell office:value-type="string" table:style-name="ce32">
            <text:p>Tetratech</text:p>
          </table:table-cell>
          <table:table-cell office:value-type="string" table:style-name="ce32">
            <text:p>Number of Investment Attraction deliverables (including Project Selection reports, workshop reports, Pre-Feasibility Studies, Due Diligence Reports, Investor Packs)</text:p>
          </table:table-cell>
          <table:table-cell office:value-type="string" table:style-name="ce32">
            <text:p>6</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stainable Urban Economic Development Programme</text:p>
          </table:table-cell>
          <table:table-cell office:value-type="string" table:style-name="ce32">
            <text:p>Tetratech</text:p>
          </table:table-cell>
          <table:table-cell office:value-type="string" table:style-name="ce32">
            <text:p>Number of knowledge products developed and disseminated to stakeholders (defined as Success Stories, Best Practice Documents, Lesson Learned Pieces, Blogs, Thought-Pieces, Case Study, Conferences)</text:p>
          </table:table-cell>
          <table:table-cell office:value-type="string" table:style-name="ce32">
            <text:p>4</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stainable Urban Economic Development Programme</text:p>
          </table:table-cell>
          <table:table-cell office:value-type="string" table:style-name="ce32">
            <text:p>Tetratech</text:p>
          </table:table-cell>
          <table:table-cell office:value-type="string" table:style-name="ce32">
            <text:p>Timely delivery of Urban Economic Plan (UEP) Deliverables</text:p>
          </table:table-cell>
          <table:table-cell office:value-type="string" table:style-name="ce32">
            <text:p>On or before deadline</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Burma Humanitarian And Resilience Programme (HARP) - Facility Manager</text:p>
          </table:table-cell>
          <table:table-cell office:value-type="string" table:style-name="ce32">
            <text:p>Crown Agents Ltd</text:p>
          </table:table-cell>
          <table:table-cell office:value-type="string" table:style-name="ce32">
            <text:p>Immediate humanitarian needs are met through the delivery of aid for food assistance, WASH and nutrition support</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Burma Humanitarian And Resilience Programme (HARP) - Facility Manager</text:p>
          </table:table-cell>
          <table:table-cell office:value-type="string" table:style-name="ce32">
            <text:p>Crown Agents Ltd</text:p>
          </table:table-cell>
          <table:table-cell office:value-type="string" table:style-name="ce32">
            <text:p>Knowledge sharing around programmatic evidence based and innovations is enhanced</text:p>
          </table:table-cell>
          <table:table-cell office:value-type="string" table:style-name="ce32">
            <text:p>80%</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Burma Humanitarian And Resilience Programme (HARP) - Facility Manager</text:p>
          </table:table-cell>
          <table:table-cell office:value-type="string" table:style-name="ce32">
            <text:p>Crown Agents Ltd</text:p>
          </table:table-cell>
          <table:table-cell office:value-type="string" table:style-name="ce32">
            <text:p>Local humanitarian organizations/CSO have improved operational and organizational systems</text:p>
          </table:table-cell>
          <table:table-cell office:value-type="string" table:style-name="ce32">
            <text:p>7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Health Pool Fund 3</text:p>
          </table:table-cell>
          <table:table-cell office:value-type="string" table:style-name="ce32">
            <text:p>Crown Agents Bank Limited</text:p>
          </table:table-cell>
          <table:table-cell office:value-type="string" table:style-name="ce32">
            <text:p>1. Number of new users of modern family planning methods</text:p>
            <text:p><text:s text:c="3"/></text:p>
            <text:p><text:s text:c="3"/>Scoring: In the last 6 months, supplier has completed deliverables to a high standard and aligned with project need?</text:p>
          </table:table-cell>
          <table:table-cell office:value-type="string" table:style-name="ce32">
            <text:p>20531</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Health Pool Fund 3</text:p>
          </table:table-cell>
          <table:table-cell office:value-type="string" table:style-name="ce32">
            <text:p>Crown Agents Bank Limited</text:p>
          </table:table-cell>
          <table:table-cell office:value-type="string" table:style-name="ce32">
            <text:p>2. Percentage of health facilities receiving commodities within a defined time period</text:p>
            <text:p><text:s text:c="3"/></text:p>
            <text:p><text:s text:c="3"/>Scoring: In the last 6 months has the supplier achieved the agreed deliverables to the agreed timescale? (Wording from FCDO Supplier Scorecard)</text:p>
          </table:table-cell>
          <table:table-cell office:value-type="string" table:style-name="ce32">
            <text:p>&gt;87%</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Health Pool Fund 3</text:p>
          </table:table-cell>
          <table:table-cell office:value-type="string" table:style-name="ce32">
            <text:p>Crown Agents Bank Limited</text:p>
          </table:table-cell>
          <table:table-cell office:value-type="string" table:style-name="ce32">
            <text:p>3. Number of children vaccinated with 3 doses of pentavalent vaccine</text:p>
            <text:p><text:s text:c="3"/></text:p>
            <text:p><text:s text:c="3"/>Scoring: Over the performance period, has the supply partner demonstrated that they are providing value (through efficiency and effectiveness) and innovation (by presenting new ideas or solutions to existing problems) in their delivery? (Wording from FCDO Supplier Scorecard)</text:p>
          </table:table-cell>
          <table:table-cell office:value-type="string" table:style-name="ce32">
            <text:p>80054</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Women's Integrated Sexual Health (WISH) Lot 1</text:p>
          </table:table-cell>
          <table:table-cell office:value-type="string" table:style-name="ce32">
            <text:p>MSI Reproductive Choices (MSI)</text:p>
          </table:table-cell>
          <table:table-cell office:value-type="string" table:style-name="ce32">
            <text:p>Accurate and timely submission of partner financial and narrative reporting</text:p>
          </table:table-cell>
          <table:table-cell office:value-type="string" table:style-name="ce32">
            <text:p>&lt;2% unexpected financial variance (excl variances previously flagged to FCDO); reporting meets deadline; report is well structured and narrative is easy to rea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Women's Integrated Sexual Health (WISH) Lot 1</text:p>
          </table:table-cell>
          <table:table-cell office:value-type="string" table:style-name="ce32">
            <text:p>MSI Reproductive Choices (MSI)</text:p>
          </table:table-cell>
          <table:table-cell office:value-type="string" table:style-name="ce32">
            <text:p>Number of couple years' of protection (CYPs) generated by WISH family planning services</text:p>
          </table:table-cell>
          <table:table-cell office:value-type="string" table:style-name="ce32">
            <text:p>95-100% of targe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Women's Integrated Sexual Health (WISH) Lot 1</text:p>
          </table:table-cell>
          <table:table-cell office:value-type="string" table:style-name="ce32">
            <text:p>MSI Reproductive Choices (MSI)</text:p>
          </table:table-cell>
          <table:table-cell office:value-type="string" table:style-name="ce32">
            <text:p>Number of WISH countries that have improved the enabling environment for SRH/FP through the achievement of the sustainability annual indicator in: <text:s/>Lot 1 – at least 2 pathways in countries which have more than one enabling environment pathway</text:p>
          </table:table-cell>
          <table:table-cell office:value-type="string" table:style-name="ce32">
            <text:p>2 pathway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ities and Infrastructure for Growth (CIG) - Uganda</text:p>
          </table:table-cell>
          <table:table-cell office:value-type="string" table:style-name="ce32">
            <text:p>Cardno Emerging Markets (UK)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5222/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ities and Infrastructure for Growth (CIG) - Zambia</text:p>
          </table:table-cell>
          <table:table-cell office:value-type="string" table:style-name="ce32">
            <text:p>Cowater UK</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5222/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DFID Nepal Skills for Employment Programme (SEP)</text:p>
          </table:table-cell>
          <table:table-cell office:value-type="string" table:style-name="ce32">
            <text:p>WSP USA Solutions Inc.</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4857/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Transparency and Accountability to Improve Economic Development and Service Delivery (Traction) — Ma</text:p>
          </table:table-cell>
          <table:table-cell office:value-type="string" table:style-name="ce32">
            <text:p>Palladium International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035/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SRP- Support to the Palestinian Authority to Build Stability,Deliver Services,Promote Reform in OPT</text:p>
          </table:table-cell>
          <table:table-cell office:value-type="string" table:style-name="ce32">
            <text:p>Tetra Tech International Development</text:p>
          </table:table-cell>
          <table:table-cell office:value-type="string" table:style-name="ce32">
            <text:p>Capturing knowledge, learning and adapting: If at least 2 actionable lessons are captured during the quarter under review the KPI scores 6. If at least one actionable lesson is captured during the quarter under review, the KPI scores 3. if no lessons are captured, the KPI scores 0. All actionable lessons should be captured with evidence of how these have been applied to the programme to date and how they will inform implementation in the next quarter.</text:p>
          </table:table-cell>
          <table:table-cell office:value-type="string" table:style-name="ce32">
            <text:p>at least 2 actionable lessons capture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SRP- Support to the Palestinian Authority to Build Stability,Deliver Services,Promote Reform in OPT</text:p>
          </table:table-cell>
          <table:table-cell office:value-type="string" table:style-name="ce32">
            <text:p>Tetra Tech International Development</text:p>
          </table:table-cell>
          <table:table-cell office:value-type="string" table:style-name="ce32">
            <text:p>Effective Risk management: Risks proactively identified, treated and managed during the quarter under review. Programme risk register is updated and submitted to the programme team on a quarterly basis. Scoring is done as follows: if at least 90% of the programme risk are managed with effective mitigation, the KPI is scored 6, if at least 60% and less than 90% (non inclusive) of programme risks are managed with effective mitigation the KPI scores 3. If less that 60% of risks are managed with effective mitigation, the KPI scores 0</text:p>
          </table:table-cell>
          <table:table-cell office:value-type="string" table:style-name="ce32">
            <text:p>&gt;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SRP- Support to the Palestinian Authority to Build Stability,Deliver Services,Promote Reform in OPT</text:p>
          </table:table-cell>
          <table:table-cell office:value-type="string" table:style-name="ce32">
            <text:p>Tetra Tech International Development</text:p>
          </table:table-cell>
          <table:table-cell office:value-type="string" table:style-name="ce32">
            <text:p>Maximising value for money: an updated value for money assessment should be submitted with the supplier quarterly reports to indicate that the supplier has proactively sought out and (where possible) implemented opportunities to deliver the project more efficiently, effectively or economically in the quarter under review. scoring is done as follows: if the quarterly VfM assessment evidences the identification of at least 3 new opportunities for the year of which at least 3 new opportunities are being implemented then the KPI scores 6. If the quarterly VfM assessment evidences identification of at least 2 new opportunities for the year of which 1 is being implemented then the KPI scores 3. If no new opportunities are identified, the KPI scores 0.</text:p>
          </table:table-cell>
          <table:table-cell office:value-type="string" table:style-name="ce32">
            <text:p>3 annual VfM opportunities identified, out of which at least 2 are being implemente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Implementation of the Multi-stakeholder Forestry Programme Phase 4 (MFP4)</text:p>
          </table:table-cell>
          <table:table-cell office:value-type="string" table:style-name="ce32">
            <text:p>Palladium International Limite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1724/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Manufacturing Africa</text:p>
          </table:table-cell>
          <table:table-cell office:value-type="string" table:style-name="ce32">
            <text:p>McKinsey Development Partners</text:p>
          </table:table-cell>
          <table:table-cell office:value-type="string" table:style-name="ce32">
            <text:p>85% of final outputs, including quarterly reports, receive an 'A' grading from FCDO country and central advisers.</text:p>
          </table:table-cell>
          <table:table-cell office:value-type="string" table:style-name="ce32">
            <text:p>&gt;8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Manufacturing Africa</text:p>
          </table:table-cell>
          <table:table-cell office:value-type="string" table:style-name="ce32">
            <text:p>McKinsey Development Partners</text:p>
          </table:table-cell>
          <table:table-cell office:value-type="string" table:style-name="ce32">
            <text:p>Effectiveness - A+ performance attributed to the consortium as part of the FCDO annual review.</text:p>
          </table:table-cell>
          <table:table-cell office:value-type="string" table:style-name="ce32">
            <text:p>A+</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Manufacturing Africa</text:p>
          </table:table-cell>
          <table:table-cell office:value-type="string" table:style-name="ce32">
            <text:p>McKinsey Development Partners</text:p>
          </table:table-cell>
          <table:table-cell office:value-type="string" table:style-name="ce32">
            <text:p>Efficiency - 75% of investment deals submitted to the Support Approval Committee are approved.</text:p>
          </table:table-cell>
          <table:table-cell office:value-type="string" table:style-name="ce32">
            <text:p>&gt;7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Manufacturing Africa</text:p>
          </table:table-cell>
          <table:table-cell office:value-type="string" table:style-name="ce32">
            <text:p>McKinsey Development Partners</text:p>
          </table:table-cell>
          <table:table-cell office:value-type="string" table:style-name="ce32">
            <text:p>Number of deals supported which qualify as "highly economically transformative"</text:p>
          </table:table-cell>
          <table:table-cell office:value-type="string" table:style-name="ce32">
            <text:p>4.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omprehensive Sexual and Reproductive Health and Rights Programme</text:p>
          </table:table-cell>
          <table:table-cell office:value-type="string" table:style-name="ce32">
            <text:p>MSI Reproductive Choices</text:p>
          </table:table-cell>
          <table:table-cell office:value-type="string" table:style-name="ce32">
            <text:p>Accurate and timely submission of financial forecasting</text:p>
          </table:table-cell>
          <table:table-cell office:value-type="string" table:style-name="ce32">
            <text:p>Less than 10% variance of the forecas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omprehensive Sexual and Reproductive Health and Rights Programme</text:p>
          </table:table-cell>
          <table:table-cell office:value-type="string" table:style-name="ce32">
            <text:p>MSI Reproductive Choices</text:p>
          </table:table-cell>
          <table:table-cell office:value-type="string" table:style-name="ce32">
            <text:p>Quarterly updates on how the programme has successfully reach the most marginalised with SRHR services including young people before having children, refugees and the poorest</text:p>
          </table:table-cell>
          <table:table-cell office:value-type="string" table:style-name="ce32">
            <text:p>Quarterly report including progress on reaching the most marginalise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omprehensive Sexual and Reproductive Health and Rights Programme</text:p>
          </table:table-cell>
          <table:table-cell office:value-type="string" table:style-name="ce32">
            <text:p>MSI Reproductive Choices</text:p>
          </table:table-cell>
          <table:table-cell office:value-type="string" table:style-name="ce32">
            <text:p>Total number of Couple years of protection (CYPs) delivered by the programme outreach activities</text:p>
          </table:table-cell>
          <table:table-cell office:value-type="string" table:style-name="ce32">
            <text:p>&gt;7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Business Case, Design and Implement Accountability in Tanzania (AcT2) Programme</text:p>
          </table:table-cell>
          <table:table-cell office:value-type="string" table:style-name="ce32">
            <text:p>KPMG Advisory Limite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4804/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Enterprise and Innovation Programme (EIP) Kyrgyzstan and Tajikistan</text:p>
          </table:table-cell>
          <table:table-cell office:value-type="string" table:style-name="ce32">
            <text:p>DAI Global UK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4989/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BRILHO - Energy Africa Mozambique</text:p>
          </table:table-cell>
          <table:table-cell office:value-type="string" table:style-name="ce32">
            <text:p>SNV Netherlands Development Organisation</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4837/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Disability Inclusive Development Programme (DID)</text:p>
          </table:table-cell>
          <table:table-cell office:value-type="string" table:style-name="ce32">
            <text:p>Sightsavers</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397/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ommercial Agriculture for Smallholders and Agriculture (CASA) Lot 1</text:p>
          </table:table-cell>
          <table:table-cell office:value-type="string" table:style-name="ce32">
            <text:p>NIRAS A/S</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5118/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UK Aid Match II</text:p>
          </table:table-cell>
          <table:table-cell office:value-type="string" table:style-name="ce32">
            <text:p>Mannion Daniels Limited</text:p>
          </table:table-cell>
          <table:table-cell office:value-type="string" table:style-name="ce32">
            <text:p>Effective and Efficient Grant Management: 90% of eligible disbursements to grant holders completed within five working days of receiving funds from the FCDO, enabling projects to continue planned implementation</text:p>
          </table:table-cell>
          <table:table-cell office:value-type="string" table:style-name="ce32">
            <text:p>&gt;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UK Aid Match II</text:p>
          </table:table-cell>
          <table:table-cell office:value-type="string" table:style-name="ce32">
            <text:p>Mannion Daniels Limited</text:p>
          </table:table-cell>
          <table:table-cell office:value-type="string" table:style-name="ce32">
            <text:p>Effective sharing of lessons across the fund: 80% of grant holder participants agree or strongly agree that learning sessions run by the fund are useful</text:p>
          </table:table-cell>
          <table:table-cell office:value-type="string" table:style-name="ce32">
            <text:p>&gt;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UK Aid Match II</text:p>
          </table:table-cell>
          <table:table-cell office:value-type="string" table:style-name="ce32">
            <text:p>Mannion Daniels Limited</text:p>
          </table:table-cell>
          <table:table-cell office:value-type="string" table:style-name="ce32">
            <text:p>Grant Performance to Deliver Results: 60% of grants are demonstrating effective progress towards their outcomes by being assessed as ‘on track’/’A’ or above in quarterly/annual/final reporting</text:p>
          </table:table-cell>
          <table:table-cell office:value-type="string" table:style-name="ce32">
            <text:p>&gt;6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Reducing Insecurity and Violent extremism in Northern and Coastal regions of Kenya (RE-INVENT) Prog</text:p>
          </table:table-cell>
          <table:table-cell office:value-type="string" table:style-name="ce32">
            <text:p>Tetra Tech International Development</text:p>
          </table:table-cell>
          <table:table-cell office:value-type="string" table:style-name="ce32">
            <text:p>Quality of reporting, deliverables and personnel Satisfaction Rating - Determine by review of a number of measures which assess the timeliness and quality of reporting</text:p>
          </table:table-cell>
          <table:table-cell office:value-type="string" table:style-name="ce32">
            <text:p>&gt;=4</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Reducing Insecurity and Violent extremism in Northern and Coastal regions of Kenya (RE-INVENT) Prog</text:p>
          </table:table-cell>
          <table:table-cell office:value-type="string" table:style-name="ce32">
            <text:p>Tetra Tech International Development</text:p>
          </table:table-cell>
          <table:table-cell office:value-type="string" table:style-name="ce32">
            <text:p>Responsiveness Satisfaction Rating - Determined by review of a number of measures which assess the supplier's ability to responde quickly and adapt to change</text:p>
          </table:table-cell>
          <table:table-cell office:value-type="string" table:style-name="ce32">
            <text:p>&gt;=4</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Reducing Insecurity and Violent extremism in Northern and Coastal regions of Kenya (RE-INVENT) Prog</text:p>
          </table:table-cell>
          <table:table-cell office:value-type="string" table:style-name="ce32">
            <text:p>Tetra Tech International Development</text:p>
          </table:table-cell>
          <table:table-cell office:value-type="string" table:style-name="ce32">
            <text:p>Risk management Satisfaction Rating - Determined by review of a number of measures which assess the supplier's management of risk and appropraite escalation</text:p>
          </table:table-cell>
          <table:table-cell office:value-type="string" table:style-name="ce32">
            <text:p>&gt;=4</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AAWAZ II Pakistan - Inclusion, Accountability and</text:p>
          </table:table-cell>
          <table:table-cell office:value-type="string" table:style-name="ce32">
            <text:p>British Council (UK)</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4605/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trengthening Host and Refugee Populations in Ethiopia (SHARPE)</text:p>
          </table:table-cell>
          <table:table-cell office:value-type="string" table:style-name="ce32">
            <text:p>DAI Global UK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5143/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Tackling Deadly Diseases in Africa Programme (TDDAP)</text:p>
          </table:table-cell>
          <table:table-cell office:value-type="string" table:style-name="ce32">
            <text:p>DAI Global UK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5242/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Management Agent for Building Resilience in Ethiopia (BRE)</text:p>
          </table:table-cell>
          <table:table-cell office:value-type="string" table:style-name="ce32">
            <text:p>Oxford Policy Management</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363/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Monitoring and Evaluation <text:s/>for the Somalia Humanitarian, Health and Resilience Programmes</text:p>
          </table:table-cell>
          <table:table-cell office:value-type="string" table:style-name="ce32">
            <text:p>Cowater International S.A. formerly Transtec</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5128/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Tax Systems Transformation Programme</text:p>
          </table:table-cell>
          <table:table-cell office:value-type="string" table:style-name="ce32">
            <text:p>Cowatersogema International Inc</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553/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Delivering Accelerated Family Planning in Pakistan - Behaviour Change Communication</text:p>
          </table:table-cell>
          <table:table-cell office:value-type="string" table:style-name="ce32">
            <text:p>M&amp;C Saatchi World Services</text:p>
          </table:table-cell>
          <table:table-cell office:value-type="string" table:style-name="ce32">
            <text:p>Comprehensive <text:s/>quarterly progress report submitted <text:s/>45 days after the end of each quarter. Target +/- 2 days</text:p>
          </table:table-cell>
          <table:table-cell office:value-type="string" table:style-name="ce32">
            <text:p>1-2 days’ delay from target date.</text:p>
          </table:table-cell>
          <table:table-cell office:value-type="string" table:style-name="ce32">
            <text:p>Inadequate</text:p>
          </table:table-cell>
          <table:table-cell office:value-type="string" table:style-name="ce32">
            <text:p>The delay was due to changes in personnel. Revised Quarterly Report submissions have <text:s/>been placed in diaries for relevant team members for the duration of the programme to ensure timely submission.</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Delivering Accelerated Family Planning in Pakistan - Behaviour Change Communication</text:p>
          </table:table-cell>
          <table:table-cell office:value-type="string" table:style-name="ce32">
            <text:p>M&amp;C Saatchi World Services</text:p>
          </table:table-cell>
          <table:table-cell office:value-type="string" table:style-name="ce32">
            <text:p>Delivery on a quarterly updated ‘Reporting Year Workplan’, meeting agreed campaign live dates, timely completion of fieldwork, and delivery of log frame indicator result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Delivering Accelerated Family Planning in Pakistan - Behaviour Change Communication</text:p>
          </table:table-cell>
          <table:table-cell office:value-type="string" table:style-name="ce32">
            <text:p>M&amp;C Saatchi World Services</text:p>
          </table:table-cell>
          <table:table-cell office:value-type="string" table:style-name="ce32">
            <text:p>Detailed financials along with updated risk and asset registers submitted within 45 days following the end of each quarter.</text:p>
          </table:table-cell>
          <table:table-cell office:value-type="string" table:style-name="ce32">
            <text:p>1-2 days’ delay from target date.</text:p>
          </table:table-cell>
          <table:table-cell office:value-type="string" table:style-name="ce32">
            <text:p>Inadequate</text:p>
          </table:table-cell>
          <table:table-cell office:value-type="string" table:style-name="ce32">
            <text:p>The delay was due to changes in personnel. Revised Quarterly Report submissions have <text:s/>been placed in diaries for relevant team members for the duration of the programme to ensure timely submission.</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Delivering Accelerated Family Planning in Pakistan Public Sector Service Delivery</text:p>
          </table:table-cell>
          <table:table-cell office:value-type="string" table:style-name="ce32">
            <text:p>Palladium International Ltd</text:p>
          </table:table-cell>
          <table:table-cell office:value-type="string" table:style-name="ce32">
            <text:p>Budgets expended as planned and quarterly variances from forecasts kept to 3%(+,-) or below.</text:p>
          </table:table-cell>
          <table:table-cell office:value-type="string" table:style-name="ce32">
            <text:p>&gt;95%</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Delivering Accelerated Family Planning in Pakistan Public Sector Service Delivery</text:p>
          </table:table-cell>
          <table:table-cell office:value-type="string" table:style-name="ce32">
            <text:p>Palladium International Ltd</text:p>
          </table:table-cell>
          <table:table-cell office:value-type="string" table:style-name="ce32">
            <text:p>Comprehensive <text:s/>quarterly progress report submitted <text:s/>45 days after the end of each quarter.</text:p>
          </table:table-cell>
          <table:table-cell office:value-type="string" table:style-name="ce32">
            <text:p>1-2 days’ delay from target dat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Delivering Accelerated Family Planning in Pakistan Public Sector Service Delivery</text:p>
          </table:table-cell>
          <table:table-cell office:value-type="string" table:style-name="ce32">
            <text:p>Palladium International Ltd</text:p>
          </table:table-cell>
          <table:table-cell office:value-type="string" table:style-name="ce32">
            <text:p>Detailed financials along with updated risk and asset registers submitted within 45 days following the end of each quarter.</text:p>
          </table:table-cell>
          <table:table-cell office:value-type="string" table:style-name="ce32">
            <text:p>1-2 days’ delay from target dat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LINKS – Powering Economic Growth in Northern Nigeria</text:p>
          </table:table-cell>
          <table:table-cell office:value-type="string" table:style-name="ce32">
            <text:p>Tetratech</text:p>
          </table:table-cell>
          <table:table-cell office:value-type="string" table:style-name="ce32">
            <text:p>Achievement against target set of 6 firms to be provided investment facilitation support. Percentage based on number of firms that received investment facilitation support</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LINKS – Powering Economic Growth in Northern Nigeria</text:p>
          </table:table-cell>
          <table:table-cell office:value-type="string" table:style-name="ce32">
            <text:p>Tetratech</text:p>
          </table:table-cell>
          <table:table-cell office:value-type="string" table:style-name="ce32">
            <text:p>Achievement against target set of delivering 3 advisory / capacity building events provided to Investment Promotion Agencies (IPAs) - Percentage based on number of events provided to IPA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LINKS – Powering Economic Growth in Northern Nigeria</text:p>
          </table:table-cell>
          <table:table-cell office:value-type="string" table:style-name="ce32">
            <text:p>Tetratech</text:p>
          </table:table-cell>
          <table:table-cell office:value-type="string" table:style-name="ce32">
            <text:p>Achievement against target set of delivering 3 awareness raising/market sensitization/knowledge products on climate smart agriculture work. Percentage based on total number of product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Women's Integrated Sexual Health (WISH) Lot 2</text:p>
          </table:table-cell>
          <table:table-cell office:value-type="string" table:style-name="ce32">
            <text:p>International Planned Parenthood Federation</text:p>
          </table:table-cell>
          <table:table-cell office:value-type="string" table:style-name="ce32">
            <text:p>Accurate and timely submission of partner financial and narrative reporting</text:p>
          </table:table-cell>
          <table:table-cell office:value-type="string" table:style-name="ce32">
            <text:p>&lt;2% unexpected financial variance (excl variances previously flagged to FCDO); reporting meets deadline; report is well structured and narrative is easy to rea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Women's Integrated Sexual Health (WISH) Lot 2</text:p>
          </table:table-cell>
          <table:table-cell office:value-type="string" table:style-name="ce32">
            <text:p>International Planned Parenthood Federation</text:p>
          </table:table-cell>
          <table:table-cell office:value-type="string" table:style-name="ce32">
            <text:p>Number of couple years' of protection (CYPs) generated by WISH family planning services</text:p>
          </table:table-cell>
          <table:table-cell office:value-type="string" table:style-name="ce32">
            <text:p>95-100% of targe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Women's Integrated Sexual Health (WISH) Lot 2</text:p>
          </table:table-cell>
          <table:table-cell office:value-type="string" table:style-name="ce32">
            <text:p>International Planned Parenthood Federation</text:p>
          </table:table-cell>
          <table:table-cell office:value-type="string" table:style-name="ce32">
            <text:p>Number of WISH2ACTION countries that have improved the enabling environment for SRH/FP through the achievement of the sustainability annual indicator in: <text:s/>Lot 2 - at least 2 of the 4 enabling environment path-ways to change</text:p>
          </table:table-cell>
          <table:table-cell office:value-type="string" table:style-name="ce32">
            <text:p>2 pathway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Directorate for a Research and Innovation Hub on Technology for Education</text:p>
          </table:table-cell>
          <table:table-cell office:value-type="string" table:style-name="ce32">
            <text:p>Results for Development Institute</text:p>
          </table:table-cell>
          <table:table-cell office:value-type="string" table:style-name="ce32">
            <text:p>Average views of EdTech Hub knowledge products on their website Evidence Library</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Directorate for a Research and Innovation Hub on Technology for Education</text:p>
          </table:table-cell>
          <table:table-cell office:value-type="string" table:style-name="ce32">
            <text:p>Results for Development Institute</text:p>
          </table:table-cell>
          <table:table-cell office:value-type="string" table:style-name="ce32">
            <text:p>Percentage of knowledge products produced jointly with partners</text:p>
          </table:table-cell>
          <table:table-cell office:value-type="string" table:style-name="ce32">
            <text:p>90 - 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Directorate for a Research and Innovation Hub on Technology for Education</text:p>
          </table:table-cell>
          <table:table-cell office:value-type="string" table:style-name="ce32">
            <text:p>Results for Development Institute</text:p>
          </table:table-cell>
          <table:table-cell office:value-type="string" table:style-name="ce32">
            <text:p>Percentage of variance from the forecasted financial values</text:p>
          </table:table-cell>
          <table:table-cell office:value-type="string" table:style-name="ce32">
            <text:p>&lt;4%</text:p>
          </table:table-cell>
          <table:table-cell office:value-type="string" table:style-name="ce32">
            <text:p>Requires Improvement</text:p>
          </table:table-cell>
          <table:table-cell office:value-type="string" table:style-name="ce32">
            <text:p>The Hub continues to refine its finance systems and reporting, and improve its ability to scope work. A range of factors influenced the ability to forecast accurately in 2021, including 1) Receiving the annual budget settlement towards the end of Q1 and not before ; 2) The longer than anticipated time to agree the research portfolio; 3) Delays from partners in negotiating the ASR work plans; 4) Lack of adequate capacity within the Central Services and technical teams to appropriately scope and budget work; 5) The introduction of output-based budgeting which required a cultural change. The Hub now has a new Finance Manager in place, has developed new budgeting and reporting tools, is providing greater support and guidance to technical teams in scoping and budgeting, and has moved to monthly (not quarterly) forecasting.</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b-National Governance Programme II (SNG II)</text:p>
          </table:table-cell>
          <table:table-cell office:value-type="string" table:style-name="ce32">
            <text:p>Oxford Policy Management</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4607/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Better Aid in Conflict Programme, South Sudan</text:p>
          </table:table-cell>
          <table:table-cell office:value-type="string" table:style-name="ce32">
            <text:p>Saferworl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587/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pport to the facilitation of forest governance reforms in Guyana, Liberia, Ghana, Republic of Cong</text:p>
          </table:table-cell>
          <table:table-cell office:value-type="string" table:style-name="ce32">
            <text:p>Palladium International Limite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1724/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Technical Assistance to Reinforce GEQIP-E Ethiopia</text:p>
          </table:table-cell>
          <table:table-cell office:value-type="string" table:style-name="ce32">
            <text:p>Education Development Trust</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236/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tructural Change and Economic Growth (STEG)</text:p>
          </table:table-cell>
          <table:table-cell office:value-type="string" table:style-name="ce32">
            <text:p>CENTRE FOR ECONOMIC POLICY RESEARCH</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656/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International Growth Centre Phase 3</text:p>
          </table:table-cell>
          <table:table-cell office:value-type="string" table:style-name="ce32">
            <text:p>London School of Economics</text:p>
          </table:table-cell>
          <table:table-cell office:value-type="string" table:style-name="ce32">
            <text:p>% of impact cases achieved relative to annually agreed target, where impact case refers to instances of policy influenced by IGC research and analysi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International Growth Centre Phase 3</text:p>
          </table:table-cell>
          <table:table-cell office:value-type="string" table:style-name="ce32">
            <text:p>London School of Economics</text:p>
          </table:table-cell>
          <table:table-cell office:value-type="string" table:style-name="ce32">
            <text:p>% of quarterly budget forecast spent on delivering programme objectives</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International Growth Centre Phase 3</text:p>
          </table:table-cell>
          <table:table-cell office:value-type="string" table:style-name="ce32">
            <text:p>London School of Economics</text:p>
          </table:table-cell>
          <table:table-cell office:value-type="string" table:style-name="ce32">
            <text:p>Quarterly reports delivered in a timely fashion that demonstrate progress is on track and that regular risk reviews are taking place and feeding back into strategic decisions</text:p>
          </table:table-cell>
          <table:table-cell office:value-type="string" table:style-name="ce32">
            <text:p>Pas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Girls’ Education South Sudan phase 2 (GESS2)</text:p>
          </table:table-cell>
          <table:table-cell office:value-type="string" table:style-name="ce32">
            <text:p>Mott Macdonald Ltd</text:p>
          </table:table-cell>
          <table:table-cell office:value-type="string" table:style-name="ce32">
            <text:p>Completeness and timeliness of quarterly narrative reporting from Fund Manager</text:p>
            <text:p><text:s text:c="3"/></text:p>
            <text:p><text:s text:c="3"/>Scoring: In the last 6 months, supplier has completed the deliverables to a high standard and aligned with project need</text:p>
            <text:p><text:s text:c="3"/>Scoring is determined on the basis of supplier performance in FCDO's KPI agreed assessment and as a percentage of meeting the logframe goals for the 1st KPI</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Girls’ Education South Sudan phase 2 (GESS2)</text:p>
          </table:table-cell>
          <table:table-cell office:value-type="string" table:style-name="ce32">
            <text:p>Mott Macdonald Ltd</text:p>
          </table:table-cell>
          <table:table-cell office:value-type="string" table:style-name="ce32">
            <text:p>Management of the Quarterly Steering Committee meetings<text:s/></text:p>
            <text:p><text:s text:c="3"/>Scoring is determined on the basis of supplier performance in FCDO's KPI agreed assessment and as a percentage of meeting the logframe goals for the 1st KPI</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Girls’ Education South Sudan phase 2 (GESS2)</text:p>
          </table:table-cell>
          <table:table-cell office:value-type="string" table:style-name="ce32">
            <text:p>Mott Macdonald Ltd</text:p>
          </table:table-cell>
          <table:table-cell office:value-type="string" table:style-name="ce32">
            <text:p>Number of girls reached with cash transfers<text:s/></text:p>
            <text:p><text:s text:c="3"/>Scoring is determined on the basis of supplier performance in FCDO's KPI agreed assessment and as a percentage of meeting the logframe goals for the 1st KPI</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Investment Mobilisation for Prosperity and Catalytic Transformation (IMPACT)</text:p>
          </table:table-cell>
          <table:table-cell office:value-type="string" table:style-name="ce32">
            <text:p>Palladium International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2939/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United Kingdom Nigeria Infrastructure Advisory Facility (UKNIAF) infrastructure improvement works</text:p>
          </table:table-cell>
          <table:table-cell office:value-type="string" table:style-name="ce32">
            <text:p>Tetratech</text:p>
          </table:table-cell>
          <table:table-cell office:value-type="string" table:style-name="ce32">
            <text:p>Delivery Satisfaction Rating - Timeliness of Milestone delivery over the previous 6 month period scored 1-5</text:p>
          </table:table-cell>
          <table:table-cell office:value-type="string" table:style-name="ce32">
            <text:p>3</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United Kingdom Nigeria Infrastructure Advisory Facility (UKNIAF) infrastructure improvement works</text:p>
          </table:table-cell>
          <table:table-cell office:value-type="string" table:style-name="ce32">
            <text:p>Tetratech</text:p>
          </table:table-cell>
          <table:table-cell office:value-type="string" table:style-name="ce32">
            <text:p>Quality Satisfaction rating - Quality of deliverables and alignment of project outputs to project need scored 1-5</text:p>
          </table:table-cell>
          <table:table-cell office:value-type="string" table:style-name="ce32">
            <text:p>3</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United Kingdom Nigeria Infrastructure Advisory Facility (UKNIAF) infrastructure improvement works</text:p>
          </table:table-cell>
          <table:table-cell office:value-type="string" table:style-name="ce32">
            <text:p>Tetratech</text:p>
          </table:table-cell>
          <table:table-cell office:value-type="string" table:style-name="ce32">
            <text:p>Value and Innovation Satisfaction Rating - Over the previous 6 month period how well has the supplier demonstrate that they are providing value (through efficiency and effectiveness) and innovation (by presenting new ideas or solutions to existing problems) in their delivery. Scored 1-5</text:p>
          </table:table-cell>
          <table:table-cell office:value-type="string" table:style-name="ce32">
            <text:p>3</text:p>
          </table:table-cell>
          <table:table-cell office:value-type="string" table:style-name="ce32">
            <text:p>Requires Improvement</text:p>
          </table:table-cell>
          <table:table-cell office:value-type="string" table:style-name="ce32">
            <text:p>The supplier has generally demonstrated effectiveness, value and innovation, but requires improvement in specific areas: infrastructure finance and climate. This has been discussed in contract management meetings, and the supplier is currently implementing measures to address the issues. This includes changes to the staffing of technical delivery teams, to bring in experts with new thinking to enhance value and innovation, and ensure the necessary climate expertise is in place.</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trengthening Public Financial Management in Tanzania</text:p>
          </table:table-cell>
          <table:table-cell office:value-type="string" table:style-name="ce32">
            <text:p>Ecorys UK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379/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P for CSD&amp;UR for Nepal, Lot 2 – NREP</text:p>
          </table:table-cell>
          <table:table-cell office:value-type="string" table:style-name="ce32">
            <text:p>DAI Global UK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4984/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rogramme addressing unsafe irregular migration</text:p>
          </table:table-cell>
          <table:table-cell office:value-type="string" table:style-name="ce32">
            <text:p>DANISH REFUGEE COUNCIL</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5143/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Invest Salone</text:p>
          </table:table-cell>
          <table:table-cell office:value-type="string" table:style-name="ce32">
            <text:p>Nathan Associates</text:p>
          </table:table-cell>
          <table:table-cell office:value-type="string" table:style-name="ce32">
            <text:p>Firms receiving support to either become export and/or investment ready, or achieve accelerated growth (percentage against agreed logframe number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Invest Salone</text:p>
          </table:table-cell>
          <table:table-cell office:value-type="string" table:style-name="ce32">
            <text:p>Nathan Associates</text:p>
          </table:table-cell>
          <table:table-cell office:value-type="string" table:style-name="ce32">
            <text:p>Reform-oriented products developed and used to inform investment climate activity <text:s/>such as policy recommendations, public-private dialogue, media engagement, accountability strengthening, etc. (percentage against agreed logframe number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Invest Salone</text:p>
          </table:table-cell>
          <table:table-cell office:value-type="string" table:style-name="ce32">
            <text:p>Nathan Associates</text:p>
          </table:table-cell>
          <table:table-cell office:value-type="string" table:style-name="ce32">
            <text:p>Substantive working relationships generated between ISL and international or domestic buyers or investors (percentage against agreed logframe number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ommercial Agriculture for Smallholders and Agribusiness Lot 2 (CASA)</text:p>
          </table:table-cell>
          <table:table-cell office:value-type="string" table:style-name="ce32">
            <text:p>TechnoServe Incorporate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5118/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ross Border Conflict Research Programme <text:s/>- Lot 1</text:p>
          </table:table-cell>
          <table:table-cell office:value-type="string" table:style-name="ce32">
            <text:p>Chemonics</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100/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ross Border Conflict Research Programme Lot 2</text:p>
          </table:table-cell>
          <table:table-cell office:value-type="string" table:style-name="ce32">
            <text:p>Chemonics</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100/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Extreme Poverty - Building Evidence for Effective Action</text:p>
          </table:table-cell>
          <table:table-cell office:value-type="string" table:style-name="ce32">
            <text:p>Oxford Policy Management</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4836/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pport to the Health System in DRC Programme (Appui au Systeme de Sante en RDC (ASSR)</text:p>
          </table:table-cell>
          <table:table-cell office:value-type="string" table:style-name="ce32">
            <text:p>IMA World Health</text:p>
          </table:table-cell>
          <table:table-cell office:value-type="string" table:style-name="ce32">
            <text:p>Number of children under 1 year of age that have received the measles vaccine</text:p>
            <text:p><text:s text:c="3"/>Percentages are based on achievement demonstrated against agreed logframe number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pport to the Health System in DRC Programme (Appui au Systeme de Sante en RDC (ASSR)</text:p>
          </table:table-cell>
          <table:table-cell office:value-type="string" table:style-name="ce32">
            <text:p>IMA World Health</text:p>
          </table:table-cell>
          <table:table-cell office:value-type="string" table:style-name="ce32">
            <text:p>Number of couple years of protection (CYPs) achieved through the provision of family planning services<text:s/></text:p>
            <text:p><text:s text:c="3"/>Percentages are based on achievement demonstrated against agreed logframe number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pport to the Health System in DRC Programme (Appui au Systeme de Sante en RDC (ASSR)</text:p>
          </table:table-cell>
          <table:table-cell office:value-type="string" table:style-name="ce32">
            <text:p>IMA World Health</text:p>
          </table:table-cell>
          <table:table-cell office:value-type="string" table:style-name="ce32">
            <text:p>Number of pregnant women who received three doses of IPT while attending antenatal care</text:p>
            <text:p><text:s text:c="3"/>Percentages are based on achievement demonstrated against agreed logframe number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African Cities Research</text:p>
          </table:table-cell>
          <table:table-cell office:value-type="string" table:style-name="ce32">
            <text:p>University of Manchester Research</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180/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Improved Provincial Economic and Urban Development Planning in KPK (Pakistan) (SEED)</text:p>
          </table:table-cell>
          <table:table-cell office:value-type="string" table:style-name="ce32">
            <text:p>Adam Smith International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141/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topping Abuse and Female Exploitation (SAFE) Programme: Zimbabwe</text:p>
          </table:table-cell>
          <table:table-cell office:value-type="string" table:style-name="ce32">
            <text:p>Ecorys UK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024/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tronger Health Partnerships for Stronger Health Systems</text:p>
          </table:table-cell>
          <table:table-cell office:value-type="string" table:style-name="ce32">
            <text:p>Tropical Health And Education Trust</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5243/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Lafiya Contract: UK Support for Health in Nigeria</text:p>
          </table:table-cell>
          <table:table-cell office:value-type="string" table:style-name="ce32">
            <text:p>Palladium</text:p>
          </table:table-cell>
          <table:table-cell office:value-type="string" table:style-name="ce32">
            <text:p>1. Establishment and Functionality of the RMNCAH coordination committee at State level</text:p>
            <text:p><text:s text:c="3"/></text:p>
            <text:p><text:s text:c="3"/>Scoring: Based on average scores of 5 States. Lafiya is investing technical and financial resources in close collaboration with the National Family Health Department to put in place and ensure RMNCAH+N coordination committees in all LGAs and the 5 focus States.</text:p>
            <text:p><text:s text:c="3"/>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text:p>
          </table:table-cell>
          <table:table-cell office:value-type="string" table:style-name="ce32">
            <text:p>&gt;80%</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Lafiya Contract: UK Support for Health in Nigeria</text:p>
          </table:table-cell>
          <table:table-cell office:value-type="string" table:style-name="ce32">
            <text:p>Palladium</text:p>
          </table:table-cell>
          <table:table-cell office:value-type="string" table:style-name="ce32">
            <text:p>2. Proportion of States with Functional Logistics Management Coordinating Units (LMCU)<text:s/></text:p>
            <text:p><text:s text:c="3"/></text:p>
            <text:p><text:s text:c="3"/>Scoring: LMCUs are considered to be operational if they are regularly performing their roles and responsibilities as outlined in the National Health Product Supply Chain Strategic Development and Implementation Plan (2021-2025). At the state level, LMCUs are expected to develop and implement an integrated health commodity forecasting and distribution plan and to cascade the LMCU structures at LGA level.</text:p>
            <text:p><text:s text:c="3"/>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text:p>
          </table:table-cell>
          <table:table-cell office:value-type="string" table:style-name="ce32">
            <text:p>&gt;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Lafiya Contract: UK Support for Health in Nigeria</text:p>
          </table:table-cell>
          <table:table-cell office:value-type="string" table:style-name="ce32">
            <text:p>Palladium</text:p>
          </table:table-cell>
          <table:table-cell office:value-type="string" table:style-name="ce32">
            <text:p>3. Proportion of States with adequately trained PHC master trainers for Community Health Influencers Promoters and Services (CHIPS).<text:s/></text:p>
            <text:p><text:s text:c="3"/></text:p>
            <text:p><text:s text:c="3"/></text:p>
            <text:p><text:s text:c="3"/>Scoring: A community health influencer and provider is considered active within a period if they produce and submit to the LGA health authority, a verified and approved report on mobilization and health prevention actions or activities they have conducted in their catchment area</text:p>
            <text:p><text:s text:c="3"/>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text:p>
          </table:table-cell>
          <table:table-cell office:value-type="string" table:style-name="ce32">
            <text:p>&gt;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Jobs and Economic Transformation Programme Ghana (JET)</text:p>
          </table:table-cell>
          <table:table-cell office:value-type="string" table:style-name="ce32">
            <text:p>Palladium International Limite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5058/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Good Governance Fund (GGF) Programme Management Unit (PMU)</text:p>
          </table:table-cell>
          <table:table-cell office:value-type="string" table:style-name="ce32">
            <text:p>Alinea International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5093/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stainable Manufacturing and Environmental Pollution (SMEP) Programme – Programme Manager Component</text:p>
          </table:table-cell>
          <table:table-cell office:value-type="string" table:style-name="ce32">
            <text:p>Pegasys Limite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124/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Multi-stakeholder Forest Governance and Accountability Project (MFGAP), Liberia</text:p>
          </table:table-cell>
          <table:table-cell office:value-type="string" table:style-name="ce32">
            <text:p>Palladium International Limite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1724/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EXPANDING SOCIAL PROTECTION PHASE II</text:p>
          </table:table-cell>
          <table:table-cell office:value-type="string" table:style-name="ce32">
            <text:p>DAI Global UK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4861/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Leave no one behind: Mental Health &amp; Disability (MH&amp;D) Ghana</text:p>
          </table:table-cell>
          <table:table-cell office:value-type="string" table:style-name="ce32">
            <text:p>Options Consultancy Services Limited</text:p>
          </table:table-cell>
          <table:table-cell office:value-type="string" table:style-name="ce32">
            <text:p>Proportion of log frame indicator targets met</text:p>
          </table:table-cell>
          <table:table-cell office:value-type="string" table:style-name="ce32">
            <text:p>At least 90% of log frame indicator targets me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Leave no one behind: Mental Health &amp; Disability (MH&amp;D) Ghana</text:p>
          </table:table-cell>
          <table:table-cell office:value-type="string" table:style-name="ce32">
            <text:p>Options Consultancy Services Limited</text:p>
          </table:table-cell>
          <table:table-cell office:value-type="string" table:style-name="ce32">
            <text:p>Quality and proportion of payment deliverables delivered on agreed schedule and budget</text:p>
          </table:table-cell>
          <table:table-cell office:value-type="string" table:style-name="ce32">
            <text:p>At least 90% of payment milestones are delivered on time and of good quality</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Leave no one behind: Mental Health &amp; Disability (MH&amp;D) Ghana</text:p>
          </table:table-cell>
          <table:table-cell office:value-type="string" table:style-name="ce32">
            <text:p>Options Consultancy Services Limite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0385/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pport to tax reform in Mozambique under the tax and economic governance programme (TEG)</text:p>
          </table:table-cell>
          <table:table-cell office:value-type="string" table:style-name="ce32">
            <text:p>Cowatersogema International Inc</text:p>
          </table:table-cell>
          <table:table-cell office:value-type="string" table:style-name="ce32">
            <text:p>Accuracy of timely forecasting and invoice: Quarterly reported spend is within 5% variance of forecast and monthly deviations do not exceed 10% - both based on the monthly forecast review submitted by the 25th every month. Invoices are submitted in line with agreed invoicing calendar.</text:p>
          </table:table-cell>
          <table:table-cell office:value-type="string" table:style-name="ce32">
            <text:p>&lt;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pport to tax reform in Mozambique under the tax and economic governance programme (TEG)</text:p>
          </table:table-cell>
          <table:table-cell office:value-type="string" table:style-name="ce32">
            <text:p>Cowatersogema International Inc</text:p>
          </table:table-cell>
          <table:table-cell office:value-type="string" table:style-name="ce32">
            <text:p>Implementation of the work-plan October-December 2021: <text:s/>The overall progress of the work plan meets or exceeds at least 90% of its milestones for the period. When any milestone is not met, quarterly reporting includes clear and concise narrative on areas on- and off-track; reasons for delays (within and outside project team control) and assessment of effects on project outputs and outcomes.</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Support to tax reform in Mozambique under the tax and economic governance programme (TEG)</text:p>
          </table:table-cell>
          <table:table-cell office:value-type="string" table:style-name="ce32">
            <text:p>Cowatersogema International Inc</text:p>
          </table:table-cell>
          <table:table-cell office:value-type="string" table:style-name="ce32">
            <text:p>Timeliness of Reporting: Quarterly progress and financial reports to be submitted by the end-of the 3rd week after the reporting quarter; annual progress report to be submitted by the 2nd week of July and annual financial report by the 25th of July. Monthly updates to financial information and forecast to be submitted by the 25th of the next month. The progress reports can be revised once and should be resubmitted within 5 working days from receiving FCDO comments</text:p>
          </table:table-cell>
          <table:table-cell office:value-type="string" table:style-name="ce32">
            <text:p>All reporting submitted within 2 working days of due dat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omprehensive Sexual and Reproductive Health and Rights Programme</text:p>
          </table:table-cell>
          <table:table-cell office:value-type="string" table:style-name="ce32">
            <text:p>EngenderHealth International</text:p>
          </table:table-cell>
          <table:table-cell office:value-type="string" table:style-name="ce32">
            <text:p>Accurate and timely submission of financial forecasting</text:p>
          </table:table-cell>
          <table:table-cell office:value-type="string" table:style-name="ce32">
            <text:p>Less than 10% variance of the forecas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omprehensive Sexual and Reproductive Health and Rights Programme</text:p>
          </table:table-cell>
          <table:table-cell office:value-type="string" table:style-name="ce32">
            <text:p>EngenderHealth International</text:p>
          </table:table-cell>
          <table:table-cell office:value-type="string" table:style-name="ce32">
            <text:p>Quarterly updates on how the programme has successfully reached the most marginalised with SRHR services including young people before having children, refugees and the poorest</text:p>
          </table:table-cell>
          <table:table-cell office:value-type="string" table:style-name="ce32">
            <text:p>Quarterly report including progress on reaching the most marginalise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omprehensive Sexual and Reproductive Health and Rights Programme</text:p>
          </table:table-cell>
          <table:table-cell office:value-type="string" table:style-name="ce32">
            <text:p>EngenderHealth International</text:p>
          </table:table-cell>
          <table:table-cell office:value-type="string" table:style-name="ce32">
            <text:p>Total number of Couple years of protection (CYPs) delivered by the programme outreach activities</text:p>
          </table:table-cell>
          <table:table-cell office:value-type="string" table:style-name="ce32">
            <text:p>7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Health RPC Lot 1 - Health Systems</text:p>
          </table:table-cell>
          <table:table-cell office:value-type="string" table:style-name="ce32">
            <text:p>Liverpool School of Tropical Medicine</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1133/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Health RPC Lot 2 - Vulnerable Groups</text:p>
          </table:table-cell>
          <table:table-cell office:value-type="string" table:style-name="ce32">
            <text:p>London School Of Hygiene And Tropical Medicine</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1134/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Health RPC Lot 2 - Vulnerable Groups</text:p>
          </table:table-cell>
          <table:table-cell office:value-type="string" table:style-name="ce32">
            <text:p>The Population Council</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1136/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Health RPC Lot 2 - Vulnerable Groups</text:p>
          </table:table-cell>
          <table:table-cell office:value-type="string" table:style-name="ce32">
            <text:p>International Rescue Committee Inc</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1135/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Health RPC Lot 3 - Infectious Diseases</text:p>
          </table:table-cell>
          <table:table-cell office:value-type="string" table:style-name="ce32">
            <text:p>Liverpool School of Tropical Medicine</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1138/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Health RPC Lot 3 - Infectious Diseases</text:p>
          </table:table-cell>
          <table:table-cell office:value-type="string" table:style-name="ce32">
            <text:p>London School Of Hygiene And Tropical Medicine</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1139/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Health RPC Lot 1 Leeds Uni</text:p>
          </table:table-cell>
          <table:table-cell office:value-type="string" table:style-name="ce32">
            <text:p>University Of Leeds</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GOV-1-301132/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Good Governance Fund (GGF) Technical Assistance Facility (TAF): Eastern Partnership</text:p>
          </table:table-cell>
          <table:table-cell office:value-type="string" table:style-name="ce32">
            <text:p>Abt Britain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Programme performance ‘Annual Review’ data is published on https://devtracker.fcdo.gov.uk/. The reporting on Development Tracker is updated outside of the schedule of KPI reporting :https://devtracker.fcdo.gov.uk/projects/GB-1-205093/documents</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One HMG Healthcare Contract</text:p>
          </table:table-cell>
          <table:table-cell office:value-type="string" table:style-name="ce32">
            <text:p>Healix International Limited</text:p>
          </table:table-cell>
          <table:table-cell office:value-type="string" table:style-name="ce32">
            <text:p>Complaints Process (% of complaints handled in accordance with agreed process and timings).</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One HMG Healthcare Contract</text:p>
          </table:table-cell>
          <table:table-cell office:value-type="string" table:style-name="ce32">
            <text:p>Healix International Limited</text:p>
          </table:table-cell>
          <table:table-cell office:value-type="string" table:style-name="ce32">
            <text:p>Critical Care &amp; Complex Casework (critical cases notified to relevant PAG within 24 hours, onward referrals actioned within 72 working hours, users receiving regular updates on referral progress as per agreed timelines).</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One HMG Healthcare Contract</text:p>
          </table:table-cell>
          <table:table-cell office:value-type="string" table:style-name="ce32">
            <text:p>Healix International Limited</text:p>
          </table:table-cell>
          <table:table-cell office:value-type="string" table:style-name="ce32">
            <text:p>Medical Intelligence</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SSF:Global Monitoring, Evaluation and Learning</text:p>
          </table:table-cell>
          <table:table-cell office:value-type="string" table:style-name="ce32">
            <text:p>Integrity Research And Consultancy</text:p>
          </table:table-cell>
          <table:table-cell office:value-type="string" table:style-name="ce32">
            <text:p>% applicable GMEL interventions achieving expected target for delivery of MEL standards or standardised approaches that are being used by the network.   KPI % is measured by assessing planned and completed deliverables and resultant network uptake, using intervention delivery scorecard.</text:p>
          </table:table-cell>
          <table:table-cell office:value-type="string" table:style-name="ce32">
            <text:p>7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SSF:Global Monitoring, Evaluation and Learning</text:p>
          </table:table-cell>
          <table:table-cell office:value-type="string" table:style-name="ce32">
            <text:p>Integrity Research And Consultancy</text:p>
          </table:table-cell>
          <table:table-cell office:value-type="string" table:style-name="ce32">
            <text:p>% GMEL interventions achieving target engagement level with the CSSF network. KPI % is measured by assessing planned and delivered engagement activities, including results,  using intervention engagement scorecard.</text:p>
          </table:table-cell>
          <table:table-cell office:value-type="string" table:style-name="ce32">
            <text:p>7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SSF:Global Monitoring, Evaluation and Learning</text:p>
          </table:table-cell>
          <table:table-cell office:value-type="string" table:style-name="ce32">
            <text:p>Integrity Research And Consultancy</text:p>
          </table:table-cell>
          <table:table-cell office:value-type="string" table:style-name="ce32">
            <text:p>% programme expenditure on technical delivery compared to programme management to maximise efficiency in GMEL delivery. </text:p>
          </table:table-cell>
          <table:table-cell office:value-type="string" table:style-name="ce32">
            <text:p>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F - Brazil - Global Health Programme</text:p>
          </table:table-cell>
          <table:table-cell office:value-type="string" table:style-name="ce32">
            <text:p>McKinsey &amp; Company</text:p>
          </table:table-cell>
          <table:table-cell office:value-type="string" table:style-name="ce32">
            <text:p>100% of reports to be submitted within the timescales agreed</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F - Brazil - Global Health Programme</text:p>
          </table:table-cell>
          <table:table-cell office:value-type="string" table:style-name="ce32">
            <text:p>McKinsey &amp; Company</text:p>
          </table:table-cell>
          <table:table-cell office:value-type="string" table:style-name="ce32">
            <text:p>Annual forecasting versus actual spend: 2% target variance or less - <text:s/>All costs not to exceed +2% of the staff fee budget in the costed annual workplan budget for any given year</text:p>
          </table:table-cell>
          <table:table-cell office:value-type="string" table:style-name="ce32">
            <text:p>&lt;2%</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F - Brazil - Global Health Programme</text:p>
          </table:table-cell>
          <table:table-cell office:value-type="string" table:style-name="ce32">
            <text:p>McKinsey &amp; Company</text:p>
          </table:table-cell>
          <table:table-cell office:value-type="string" table:style-name="ce32">
            <text:p>Monthly forecasting versus actual spend: 10% target variance or less - All costs not to exceed +10% of the monthly staff fee budget in the costed annual workplan budget for given month</text:p>
          </table:table-cell>
          <table:table-cell office:value-type="string" table:style-name="ce32">
            <text:p>&lt;1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F - <text:s/>South East Asia - Global Health Programme</text:p>
          </table:table-cell>
          <table:table-cell office:value-type="string" table:style-name="ce32">
            <text:p>PricewaterhouseCoopers LLP</text:p>
          </table:table-cell>
          <table:table-cell office:value-type="string" table:style-name="ce32">
            <text:p>Annual forecasting versus actual spend: 2% target variance or less - <text:s/>All costs not to exceed +2% of the staff fee budget in the costed annual workplan budget for any given year</text:p>
          </table:table-cell>
          <table:table-cell office:value-type="string" table:style-name="ce32">
            <text:p>&lt;2%</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F - <text:s/>South East Asia - Global Health Programme</text:p>
          </table:table-cell>
          <table:table-cell office:value-type="string" table:style-name="ce32">
            <text:p>PricewaterhouseCoopers LLP</text:p>
          </table:table-cell>
          <table:table-cell office:value-type="string" table:style-name="ce32">
            <text:p>Monthly forecasting versus actual spend: 10% target variance or less - All costs not to exceed +10% of the monthly staff fee budget in the costed annual workplan budget for given month</text:p>
          </table:table-cell>
          <table:table-cell office:value-type="string" table:style-name="ce32">
            <text:p>&lt;1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F - <text:s/>South East Asia - Global Health Programme</text:p>
          </table:table-cell>
          <table:table-cell office:value-type="string" table:style-name="ce32">
            <text:p>PricewaterhouseCoopers LLP</text:p>
          </table:table-cell>
          <table:table-cell office:value-type="string" table:style-name="ce32">
            <text:p>The supplier and its supply chain shall ensure 80% or more Milestones are completed by agreed due dates within the assessment quarter</text:p>
          </table:table-cell>
          <table:table-cell office:value-type="string" table:style-name="ce32">
            <text:p>&gt;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SSF Lebanon: British Policing Support Programme</text:p>
          </table:table-cell>
          <table:table-cell office:value-type="string" table:style-name="ce32">
            <text:p>Siren Associates Ltd</text:p>
          </table:table-cell>
          <table:table-cell office:value-type="string" table:style-name="ce32">
            <text:p>At least 10 ISF officers or NCOs trained/mentored per quarter on new processes for public order</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SSF Lebanon: British Policing Support Programme</text:p>
          </table:table-cell>
          <table:table-cell office:value-type="string" table:style-name="ce32">
            <text:p>Siren Associates Ltd</text:p>
          </table:table-cell>
          <table:table-cell office:value-type="string" table:style-name="ce32">
            <text:p>At least 2 trainings, seminars or workshops per month with the HRD on accepting feedback from the public, allegations of human rights violations and/or tracking human rights recommendations</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CSSF Lebanon: British Policing Support Programme</text:p>
          </table:table-cell>
          <table:table-cell office:value-type="string" table:style-name="ce32">
            <text:p>Siren Associates Ltd</text:p>
          </table:table-cell>
          <table:table-cell office:value-type="string" table:style-name="ce32">
            <text:p>At least 3 analytical reports per quarter produced by the analysis units in CCCs allowing ISF to respond to community security needs</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F Brazil - Energy Programme</text:p>
          </table:table-cell>
          <table:table-cell office:value-type="string" table:style-name="ce32">
            <text:p>Adam Smith International</text:p>
          </table:table-cell>
          <table:table-cell office:value-type="string" table:style-name="ce32">
            <text:p>BEP-funded white and strategy papers taken forward for consultation and/or adopted by regulatory bodies and public agencies.</text:p>
          </table:table-cell>
          <table:table-cell office:value-type="string" table:style-name="ce32">
            <text:p>delivery of more than 90% agreed for the Quart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F Brazil - Energy Programme</text:p>
          </table:table-cell>
          <table:table-cell office:value-type="string" table:style-name="ce32">
            <text:p>Adam Smith International</text:p>
          </table:table-cell>
          <table:table-cell office:value-type="string" table:style-name="ce32">
            <text:p>Number of public agencies actively involved in supporting the development of innovative renewable technologies fostered by BEP (inc. waste to energy, biofuels, hydrogen, solar, smart grids and storage, OSW, energy innovation)</text:p>
          </table:table-cell>
          <table:table-cell office:value-type="string" table:style-name="ce32">
            <text:p>delivery of 100% agreed for the Quart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PF Brazil - Energy Programme</text:p>
          </table:table-cell>
          <table:table-cell office:value-type="string" table:style-name="ce32">
            <text:p>Adam Smith International</text:p>
          </table:table-cell>
          <table:table-cell office:value-type="string" table:style-name="ce32">
            <text:p>Status of the adoption of regulatory framework for offshore wind</text:p>
            <text:p><text:s text:c="3"/>Note: Although this indicator is also related to KPI 1, it is particularly important since OSW is the only energy subsector of the five considered in BEP that is still totally absent in the Brazilian energy matrix.</text:p>
          </table:table-cell>
          <table:table-cell office:value-type="string" table:style-name="ce32">
            <text:p>100% of the delivery target for the Q</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acilities Management - UK Europe</text:p>
          </table:table-cell>
          <table:table-cell office:value-type="string" table:style-name="ce32">
            <text:p>Mitie</text:p>
          </table:table-cell>
          <table:table-cell office:value-type="string" table:style-name="ce32">
            <text:p>BM K1 Maintenance Service: Planned Hard FM services; comprising accurate &amp; updated PM schedule, availability of Business Critical Assets (1 error results in 80% score 2 in 50% and &gt;2 in 0%), completion of Planned Maintenance (PPM) services, completion of overdue PPMs within 72 hrs (sliding scale scores): Reactive Hard FM Services; comprising response &amp; rectification of priority A &amp; B work (98% target &amp; 95% threshold) and response &amp; rectification of priority C &amp; below work (95% target &amp; 90% threshold). <text:s/>The 8 MIs are then weighted to provide a Planned and Reactive PI score and an overall KPI score.</text:p>
          </table:table-cell>
          <table:table-cell office:value-type="string" table:style-name="ce32">
            <text:p>97%</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acilities Management - UK Europe</text:p>
          </table:table-cell>
          <table:table-cell office:value-type="string" table:style-name="ce32">
            <text:p>Mitie</text:p>
          </table:table-cell>
          <table:table-cell office:value-type="string" table:style-name="ce32">
            <text:p>SRCS K1 Staff Residential &amp; Central Service: comprising 4 MIs to monitor staff residential property (SRP) services: provision of suitable safe property in timescales, response and rectification of reactive work (target 95%, threshold 90%) and Customer satisfaction (CSAT) with SRP service (target 90%, threshold 85%); and 7 MIs to monitor centrally delivered services; <text:s/>receipt of reports and accuracy of Application for Payment (target 98%, threshold 95%) , compliance with NEC (target 100%, threshold 80%), staff turnover-Management (target 8%, threshold 20%), Staff turnover-cleaning &amp; catering staff (target 20%, threshold 28%), training delivered (target 90%, threshold 85%), Third Party Contractor payments (sliding scale score). <text:s/>All 11 MIs are weighted to provide a PI for SRPs and a PI for Central Services as well as the overall KPI score.</text:p>
          </table:table-cell>
          <table:table-cell office:value-type="string" table:style-name="ce32">
            <text:p>95%</text:p>
          </table:table-cell>
          <table:table-cell office:value-type="string" table:style-name="ce32">
            <text:p>Requires Improvement</text:p>
          </table:table-cell>
          <table:table-cell office:value-type="string" table:style-name="ce32">
            <text:p>A full contract Deep Dive is currently underway with various areas of the contract under intense scrutiny. SRCS K1 includes MI for Staff Residential Properties in Europe and the Centrally sourced data (training, turnover, invoice payment, management reporting etc. The key area of failure this quarter was in this Central Services PI, with failures in reporting, payment of invoices to TPC and NEC3 compliance.</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acilities Management - UK Europe</text:p>
          </table:table-cell>
          <table:table-cell office:value-type="string" table:style-name="ce32">
            <text:p>Mitie</text:p>
          </table:table-cell>
          <table:table-cell office:value-type="string" table:style-name="ce32">
            <text:p>SUS K1 <text:s/>Sustainability: <text:s/>Delivery of accurate monthly environmental data, compliance with statutory/EMS/EPC requirements &amp; energy directive, compliance with Govt sustainable procurement policy. <text:s/>Target 100%, threshold zero. <text:s/>The 3 MIs are weighted to provide the KPI score</text:p>
          </table:table-cell>
          <table:table-cell office:value-type="string" table:style-name="ce32">
            <text:p>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acilities Management Asia Pacific</text:p>
          </table:table-cell>
          <table:table-cell office:value-type="string" table:style-name="ce32">
            <text:p>Jones Lang LaSalle Property Consultants Pte Ltd</text:p>
          </table:table-cell>
          <table:table-cell office:value-type="string" table:style-name="ce32">
            <text:p>Management: comprising 12 Mis to monitor centrally delivered services; <text:s/>receipt of reports (target 98%, threshold 95%), requests for information, self audits completed (target 95%, threshold 90%) Rectification of audits (target 98%, threshold 94%), key staff positions filled (target 100%, threshold 84%), reactive work logged by Service Provider (target 20%, threshold 10%), timeliness of estimates (target 80%, threshold 60%), accuracy of Application for Payment (target 98%, threshold 95%), Third Party Contractor <text:s/>payments, Property expenditure paid on time, accuracy of quotes (target 98%, threshold 94%), Jobs on Application for Payment within 30 days of completion (target 98%, threshold 90%)</text:p>
            <text:p>All MIs are weighted to contribute to the KPI, at a Post and contract level</text:p>
          </table:table-cell>
          <table:table-cell office:value-type="string" table:style-name="ce32">
            <text:p>95%</text:p>
          </table:table-cell>
          <table:table-cell office:value-type="string" table:style-name="ce32">
            <text:p>Requires Improvement</text:p>
          </table:table-cell>
          <table:table-cell office:value-type="string" table:style-name="ce32">
            <text:p>This is the third set of scores from a new FM contract in Asia Pacific with JLL. <text:s/>During the 6 month transition period (April 21 to Oct 21) we worked with JLL to validate the KPI scoring logic; calculation method; establish business rules and processes for each KPI to ensure accurate reporting and the integrity of the data. <text:s/>This is still a work in progress with some IT glitches and we are investigating a technical issue which we believe is adversely affecting the score. <text:s/>Expectation among all parties is that this will be improve once resolved. <text:s/>There are 2 MIs within the Operational Performance KPI that are being reviewed. <text:s/>The key area of failure within this KPI is reactive tasks and these are being reviewed weekly. The Sustainability KPI failed in Month 3 due to reporting difficulties within the region and this is expected to be resolved in February. <text:s/>Within the Management KPI there remain some further actions that need to be completed by JLL for them to provide acceptable reports; these are being addressed in January. <text:s/>The User Experience score has been affected by delivery of reactive services to Staff Residential Properties. <text:s/>The root cause for this is under investigation.</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acilities Management Asia Pacific</text:p>
          </table:table-cell>
          <table:table-cell office:value-type="string" table:style-name="ce32">
            <text:p>Jones Lang LaSalle Property Consultants Pte Ltd</text:p>
          </table:table-cell>
          <table:table-cell office:value-type="string" table:style-name="ce32">
            <text:p>Operational Performance: all planned and reactive FM services comprising; completion of Planned Maintenance (PPM) services, completion of overdue PPMs within 72 hrs, delivery of Security guarding (target 99%, threshold 95%), availability of Business Critical Assets (target 99.97, threshold 99.8%), new works completed to reqt's, cleaning standards met, overdue tasks completed within 72 hrs (target 98%, threshold 92%), reactive hard services response &amp; rectification, reactive soft services response &amp; rectification (target 97%, threshold 92%). <text:s/>All MIs are weighted to contribute to the KPI, at a Post and contract level</text:p>
          </table:table-cell>
          <table:table-cell office:value-type="string" table:style-name="ce32">
            <text:p>97%</text:p>
          </table:table-cell>
          <table:table-cell office:value-type="string" table:style-name="ce32">
            <text:p>Inadequate</text:p>
          </table:table-cell>
          <table:table-cell office:value-type="string" table:style-name="ce32">
            <text:p>This is the third set of scores from a new FM contract in Asia Pacific with JLL. <text:s/>During the 6 month transition period (April 21 to Oct 21) we worked with JLL to validate the KPI scoring logic; calculation method; establish business rules and processes for each KPI to ensure accurate reporting and the integrity of the data. <text:s/>This is still a work in progress with some IT glitches and we are investigating a technical issue which we believe is adversely affecting the score. <text:s/>Expectation among all parties is that this will be improve once resolved. <text:s/>There are 2 MIs within the Operational Performance KPI that are being reviewed. <text:s/>The key area of failure within this KPI is reactive tasks and these are being reviewed weekly.</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acilities Management Asia Pacific</text:p>
          </table:table-cell>
          <table:table-cell office:value-type="string" table:style-name="ce32">
            <text:p>Jones Lang LaSalle Property Consultants Pte Ltd</text:p>
          </table:table-cell>
          <table:table-cell office:value-type="string" table:style-name="ce32">
            <text:p>Sustainability: <text:s/>Delivery of accurate monthly environmental data, compliance with statutory/EMS/EPC requirements &amp; energy directive, compliance with Govt sustainable procurement policy. <text:s/>Target 100%, threshold zero. <text:s/>The 3 MIs are weighted to provide the KPI score</text:p>
          </table:table-cell>
          <table:table-cell office:value-type="string" table:style-name="ce32">
            <text:p>98%</text:p>
          </table:table-cell>
          <table:table-cell office:value-type="string" table:style-name="ce32">
            <text:p>Inadequate</text:p>
          </table:table-cell>
          <table:table-cell office:value-type="string" table:style-name="ce32">
            <text:p>This is the third set of scores from a new FM contract in Asia Pacific with JLL. <text:s/>During the 6 month transition period (April 21 to Oct 21) we worked with JLL to validate the KPI scoring logic; calculation method; establish business rules and processes for each KPI to ensure accurate reporting and the integrity of the data. <text:s/>This is still a work in progress with some IT glitches and we are investigating a technical issue which we believe is adversely affecting the score. <text:s/>Expectation among all parties is that this will be improve once resolved. <text:s/>The Sustainability KPI failed in Month 3 due to reporting difficulties within the region and this is expected to be resolved in February.</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acilities Management Asia Pacific</text:p>
          </table:table-cell>
          <table:table-cell office:value-type="string" table:style-name="ce32">
            <text:p>Jones Lang LaSalle Property Consultants Pte Ltd</text:p>
          </table:table-cell>
          <table:table-cell office:value-type="string" table:style-name="ce32">
            <text:p>User Experience: <text:s/>comprising MI to monitor; availability of helpdesk (target 99.95%, threshold 99.5%), provision of suitable safe property in timescales, achievement of Helpdesk response times, Staff Residential Property (SRP) response &amp; SRP rectification of reactive work, Customer Satisfaction, (target 95%, threshold 90%), <text:s/>SRP Customer Satisfaction (target 90%, threshold 85%), Complaints (target 2%, threshold 4%), <text:s/>All MIs are weighted to contribute to the KPI, at a Post and contract level</text:p>
          </table:table-cell>
          <table:table-cell office:value-type="string" table:style-name="ce32">
            <text:p>95%</text:p>
          </table:table-cell>
          <table:table-cell office:value-type="string" table:style-name="ce32">
            <text:p>Inadequate</text:p>
          </table:table-cell>
          <table:table-cell office:value-type="string" table:style-name="ce32">
            <text:p>This is the third set of scores from a new FM contract in Asia Pacific with JLL. <text:s/>During the 6 month transition period (April 21 to Oct 21) we worked with JLL to validate the KPI scoring logic; calculation method; establish business rules and processes for each KPI to ensure accurate reporting and the integrity of the data. <text:s/>This is still a work in progress with some IT glitches and we are investigating a technical issue which we believe is adversely affecting the score. <text:s/>Expectation among all parties is that this will be improve once resolved. <text:s/>There are 2 MIs within the Operational Performance KPI that are being reviewed. <text:s/>The key area of failure within this KPI is reactive tasks and these are being reviewed weekly. The Sustainability KPI failed in Month 3 due to reporting difficulties within the region and this is expected to be resolved in February. <text:s/>Within the Management KPI there remain some further actions that need to be completed by JLL for them to provide acceptable reports; these are being addressed in January. <text:s/>The User Experience score has been affected by delivery of reactive services to Staff Residential Properties. <text:s/>The root cause for this is under investigation.</text:p>
          </table:table-cell>
          <table:table-cell table:number-columns-repeated="16375"/>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Networks 2 Direct Award RFI</text:p>
          </table:table-cell>
          <table:table-cell office:value-type="string" table:style-name="ce32">
            <text:p>Mitel Networks Limited</text:p>
          </table:table-cell>
          <table:table-cell office:value-type="string" table:style-name="ce32">
            <text:p>Completion of service requests within SLA</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Networks 2 Direct Award RFI</text:p>
          </table:table-cell>
          <table:table-cell office:value-type="string" table:style-name="ce32">
            <text:p>Mitel Networks Limited</text:p>
          </table:table-cell>
          <table:table-cell office:value-type="string" table:style-name="ce32">
            <text:p>Resolution on incidents within SLA</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Networks 2 Direct Award RFI</text:p>
          </table:table-cell>
          <table:table-cell office:value-type="string" table:style-name="ce32">
            <text:p>Mitel Networks Limited</text:p>
          </table:table-cell>
          <table:table-cell office:value-type="string" table:style-name="ce32">
            <text:p>Successful completion of changes without causing impact</text:p>
          </table:table-cell>
          <table:table-cell office:value-type="string" table:style-name="ce32">
            <text:p>100% of changes implemented successfully</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ECHO1 Global WAN, Voice and Video Framework Contract</text:p>
          </table:table-cell>
          <table:table-cell office:value-type="string" table:style-name="ce32">
            <text:p>Vodafone</text:p>
          </table:table-cell>
          <table:table-cell office:value-type="string" table:style-name="ce32">
            <text:p>Service availability - Gold (L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ECHO1 Global WAN, Voice and Video Framework Contract</text:p>
          </table:table-cell>
          <table:table-cell office:value-type="string" table:style-name="ce32">
            <text:p>Vodafone</text:p>
          </table:table-cell>
          <table:table-cell office:value-type="string" table:style-name="ce32">
            <text:p>Service availability - Gold (Video)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ECHO1 Global WAN, Voice and Video Framework Contract</text:p>
          </table:table-cell>
          <table:table-cell office:value-type="string" table:style-name="ce32">
            <text:p>Vodafone</text:p>
          </table:table-cell>
          <table:table-cell office:value-type="string" table:style-name="ce32">
            <text:p>Service availability - Gold (W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ramework Agreement for the provision of Service Management and Integration Services</text:p>
          </table:table-cell>
          <table:table-cell office:value-type="string" table:style-name="ce32">
            <text:p>BAE Applied Intelligence</text:p>
          </table:table-cell>
          <table:table-cell office:value-type="string" table:style-name="ce32">
            <text:p>CO10 001 Problem Resolution :</text:p>
            <text:p><text:s text:c="3"/>% of Problem investigations complete within 91 Days (All suppliers)) Equals R/P x 100% where<text:s/></text:p>
            <text:p><text:s text:c="3"/>P = Number of Problem records resolved or diagnosed in the Service Period.<text:s/></text:p>
            <text:p><text:s text:c="3"/>R = Number of Problem records resolved or diagnosed within 91 days in the Service Period</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ramework Agreement for the provision of Service Management and Integration Services</text:p>
          </table:table-cell>
          <table:table-cell office:value-type="string" table:style-name="ce32">
            <text:p>BAE Applied Intelligence</text:p>
          </table:table-cell>
          <table:table-cell office:value-type="string" table:style-name="ce32">
            <text:p>CO11 001 Service Desk<text:s/></text:p>
            <text:p><text:s text:c="3"/>call handling % of Service Desk calls answered within 30 seconds Equals B/C x 100% where B = Number of Calls answered within 30 seconds in the Service Period C = Number of Calls answered in the Service Period</text:p>
          </table:table-cell>
          <table:table-cell office:value-type="string" table:style-name="ce32">
            <text:p>6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ramework Agreement for the provision of Service Management and Integration Services</text:p>
          </table:table-cell>
          <table:table-cell office:value-type="string" table:style-name="ce32">
            <text:p>BAE Applied Intelligence</text:p>
          </table:table-cell>
          <table:table-cell office:value-type="string" table:style-name="ce32">
            <text:p>CO11-016 Incident Sev 1 supplier management (Aggregate of Managed Suppliers view):<text:s/></text:p>
            <text:p><text:s text:c="3"/>% of Sev 1 Incident tasks assigned to Managed Suppliers with SLAs that were resolved in the relevant Managed Supplier target time (If Managed Supplier targets or clock roles are miss-aligned, can only be reported if using ITSM System or using Managed Supplier reports) Equals A/B x 100%. Where : A = Number of Sev 1 Incident tasks assigned to Managed Suppliers with SLAs (that are not shorter than the overall target) that were resolved in the target time in the Service Period; <text:s/>B = Number of Sev 1 Incident tasks assigned to Managed Suppliers with SLAs (that are not shorter than the overall target) and are resolved in the Service Period</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ramework Agreement for the provision of Desktop Infrastructure Services</text:p>
          </table:table-cell>
          <table:table-cell office:value-type="string" table:style-name="ce32">
            <text:p>Computacenter (UK) Limited</text:p>
          </table:table-cell>
          <table:table-cell office:value-type="string" table:style-name="ce32">
            <text:p>Catalogue item completion (%) within agreed timeframes - A/B x 100</text:p>
            <text:p><text:s text:c="3"/>A = Number of Catalogue Items completed within timeframe</text:p>
            <text:p><text:s text:c="3"/>B = Number of Catalogue Items scheduled to be completed within timeframe</text:p>
          </table:table-cell>
          <table:table-cell office:value-type="string" table:style-name="ce32">
            <text:p>&gt;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ramework Agreement for the provision of Desktop Infrastructure Services</text:p>
          </table:table-cell>
          <table:table-cell office:value-type="string" table:style-name="ce32">
            <text:p>Computacenter (UK) Limited</text:p>
          </table:table-cell>
          <table:table-cell office:value-type="string" table:style-name="ce32">
            <text:p>Incidents - Severity level 1 - Critical impact on Authority business, a fault or Problem that results in a complete system or Service Failure in a Core Service Group, which affects more than 20% of End Users at any of the main UK End User Sites; or 1 or more of the top 20 Posts; or 1 or more of the Temporary High Priority Posts</text:p>
          </table:table-cell>
          <table:table-cell office:value-type="string" table:style-name="ce32">
            <text:p>3%</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FCDO</text:p>
          </table:table-cell>
          <table:table-cell table:style-name="ce32"/>
          <table:table-cell office:value-type="string" table:style-name="ce32">
            <text:p>Framework Agreement for the provision of Desktop Infrastructure Services</text:p>
          </table:table-cell>
          <table:table-cell office:value-type="string" table:style-name="ce32">
            <text:p>Computacenter (UK) Limited</text:p>
          </table:table-cell>
          <table:table-cell office:value-type="string" table:style-name="ce32">
            <text:p>Incidents - Severity level 2 - Significant impact or disruption to Authority business, a fault or Problem that results in complete system or Service Failure of any Service Group which affects more than 20% of End Users at the main UK End User sites; 1 or more of the top 20 Posts; 1 or more of the Temporary High Priority Posts, a UK site (non-major), a department, or a Post (of more than 10 End Users).</text:p>
          </table:table-cell>
          <table:table-cell office:value-type="string" table:style-name="ce32">
            <text:p>3%</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orporate Services</text:p>
          </table:table-cell>
          <table:table-cell office:value-type="string" table:style-name="ce32">
            <text:p>Debt Market Integrator</text:p>
          </table:table-cell>
          <table:table-cell office:value-type="string" table:style-name="ce32">
            <text:p>Indesser Limited</text:p>
          </table:table-cell>
          <table:table-cell office:value-type="string" table:style-name="ce32">
            <text:p>Count of accurate financial processing - no. of money transfers from the supplier to HMRC not processed at the right time and for the correct amount.</text:p>
          </table:table-cell>
          <table:table-cell office:value-type="string" table:style-name="ce32">
            <text:p>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orporate Services</text:p>
          </table:table-cell>
          <table:table-cell office:value-type="string" table:style-name="ce32">
            <text:p>Debt Market Integrator</text:p>
          </table:table-cell>
          <table:table-cell office:value-type="string" table:style-name="ce32">
            <text:p>Indesser Limited</text:p>
          </table:table-cell>
          <table:table-cell office:value-type="string" table:style-name="ce32">
            <text:p>Count of Breach's of Security -<text:s/></text:p>
            <text:p><text:s text:c="3"/>Report a Breach of Security to the Customer Representative through the incident reporting process, no later than 12 hours (24/7) after discovery.</text:p>
          </table:table-cell>
          <table:table-cell office:value-type="string" table:style-name="ce32">
            <text:p>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orporate Services</text:p>
          </table:table-cell>
          <table:table-cell office:value-type="string" table:style-name="ce32">
            <text:p>Debt Market Integrator</text:p>
          </table:table-cell>
          <table:table-cell office:value-type="string" table:style-name="ce32">
            <text:p>Indesser Limited</text:p>
          </table:table-cell>
          <table:table-cell office:value-type="string" table:style-name="ce32">
            <text:p>Percentage of Upheld Complaints - number of valid debtor complaints over a rolling 12 month period</text:p>
          </table:table-cell>
          <table:table-cell office:value-type="string" table:style-name="ce32">
            <text:p>0.02%</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DIO</text:p>
          </table:table-cell>
          <table:table-cell office:value-type="string" table:style-name="ce32">
            <text:p>Managed Desktop Service</text:p>
          </table:table-cell>
          <table:table-cell office:value-type="string" table:style-name="ce32">
            <text:p>Fujitsu</text:p>
          </table:table-cell>
          <table:table-cell office:value-type="string" table:style-name="ce32">
            <text:p>KPI 1-101 - For each device type, boot up time within agreed number of seconds (Desktop=55s, Laptop=30s, Tablet=10s)</text:p>
          </table:table-cell>
          <table:table-cell office:value-type="string" table:style-name="ce32">
            <text:p>=&gt;94.00%</text:p>
          </table:table-cell>
          <table:table-cell office:value-type="string" table:style-name="ce32">
            <text:p>Other - Consider not returned</text:p>
          </table:table-cell>
          <table:table-cell office:value-type="string" table:style-name="ce32">
            <text:p>A Microsoft update impacted the boot up time across all devices. As a result performance has not been monitored. This KPI is under a waiver</text:p>
          </table:table-cell>
          <table:table-cell table:number-columns-repeated="16375"/>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DIO</text:p>
          </table:table-cell>
          <table:table-cell office:value-type="string" table:style-name="ce32">
            <text:p>Managed Desktop Service</text:p>
          </table:table-cell>
          <table:table-cell office:value-type="string" table:style-name="ce32">
            <text:p>Fujitsu</text:p>
          </table:table-cell>
          <table:table-cell office:value-type="string" table:style-name="ce32">
            <text:p>KPI 1-102 - For each device type, Log-In time within agreed number of seconds (Desktop=55s, Laptop=30s, Tablet=20s)</text:p>
          </table:table-cell>
          <table:table-cell office:value-type="string" table:style-name="ce32">
            <text:p><text:s/>=&gt;94.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DIO</text:p>
          </table:table-cell>
          <table:table-cell office:value-type="string" table:style-name="ce32">
            <text:p>Managed Desktop Service</text:p>
          </table:table-cell>
          <table:table-cell office:value-type="string" table:style-name="ce32">
            <text:p>Fujitsu</text:p>
          </table:table-cell>
          <table:table-cell office:value-type="string" table:style-name="ce32">
            <text:p>KPI 9 - 904a<text:s/></text:p>
            <text:p>% of Services and % of Devices managed by the Supplier that can be contacted without manual intervention and patched to manufacturers specifications within 30 days of release, unless otherwise agreed with HMRC.</text:p>
          </table:table-cell>
          <table:table-cell office:value-type="string" table:style-name="ce32">
            <text:p><text:s/>=&gt;96.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Special Programmes</text:p>
          </table:table-cell>
          <table:table-cell office:value-type="string" table:style-name="ce32">
            <text:p>Help to Save</text:p>
          </table:table-cell>
          <table:table-cell office:value-type="string" table:style-name="ce32">
            <text:p>NS&amp;I</text:p>
          </table:table-cell>
          <table:table-cell office:value-type="string" table:style-name="ce32">
            <text:p>Calls Answered</text:p>
            <text:p>80% of calls answered within 20 seconds of a call becoming available</text:p>
          </table:table-cell>
          <table:table-cell office:value-type="string" table:style-name="ce32">
            <text:p>80.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Special Programmes</text:p>
          </table:table-cell>
          <table:table-cell office:value-type="string" table:style-name="ce32">
            <text:p>Help to Save</text:p>
          </table:table-cell>
          <table:table-cell office:value-type="string" table:style-name="ce32">
            <text:p>NS&amp;I</text:p>
          </table:table-cell>
          <table:table-cell office:value-type="string" table:style-name="ce32">
            <text:p>Core Banking Service Availability</text:p>
            <text:p>% of the time core banking service is available and functioning within the remit of NS&amp;I control and within core hours</text:p>
          </table:table-cell>
          <table:table-cell office:value-type="string" table:style-name="ce32">
            <text:p>99.4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Special Programmes</text:p>
          </table:table-cell>
          <table:table-cell office:value-type="string" table:style-name="ce32">
            <text:p>Help to Save</text:p>
          </table:table-cell>
          <table:table-cell office:value-type="string" table:style-name="ce32">
            <text:p>NS&amp;I</text:p>
          </table:table-cell>
          <table:table-cell office:value-type="string" table:style-name="ce32">
            <text:p>Payment processing outbound via BACS</text:p>
            <text:p>% of BACS payments, file payments to customers (ad hoc &amp; maturity) payments accurately transmitted to BACS on the same working day for onward processing<text:s/></text:p>
          </table:table-cell>
          <table:table-cell office:value-type="string" table:style-name="ce32">
            <text:p>99.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Soft FM in the Newcastle Estate- SR93079100</text:p>
          </table:table-cell>
          <table:table-cell office:value-type="string" table:style-name="ce32">
            <text:p>Servest Group</text:p>
          </table:table-cell>
          <table:table-cell office:value-type="string" table:style-name="ce32">
            <text:p>All areas to satisfy the Cleaning Service requirements prior to the commencement of each Business day</text:p>
          </table:table-cell>
          <table:table-cell office:value-type="string" table:style-name="ce32">
            <text:p>100.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Soft FM in the Newcastle Estate- SR93079100</text:p>
          </table:table-cell>
          <table:table-cell office:value-type="string" table:style-name="ce32">
            <text:p>Servest Group</text:p>
          </table:table-cell>
          <table:table-cell office:value-type="string" table:style-name="ce32">
            <text:p>All requests will be responded to within the required timeframe and required standard as detailed within the Service Level Agreement</text:p>
          </table:table-cell>
          <table:table-cell office:value-type="string" table:style-name="ce32">
            <text:p>100.00%</text:p>
          </table:table-cell>
          <table:table-cell office:value-type="string" table:style-name="ce32">
            <text:p>Approaching Target</text:p>
          </table:table-cell>
          <table:table-cell table:number-columns-repeated="16376"/>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Soft FM in the Newcastle Estate- SR93079100</text:p>
          </table:table-cell>
          <table:table-cell office:value-type="string" table:style-name="ce32">
            <text:p>Servest Group</text:p>
          </table:table-cell>
          <table:table-cell office:value-type="string" table:style-name="ce32">
            <text:p>Compliance with all relevant Statutory and Legislative Waste Regulations</text:p>
          </table:table-cell>
          <table:table-cell office:value-type="string" table:style-name="ce32">
            <text:p>100.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orporate Services</text:p>
          </table:table-cell>
          <table:table-cell office:value-type="string" table:style-name="ce32">
            <text:p>Public Sector Resourcing SR135269294</text:p>
          </table:table-cell>
          <table:table-cell office:value-type="string" table:style-name="ce32">
            <text:p>ALEXANDER MANN SOLUTIONS LTD</text:p>
          </table:table-cell>
          <table:table-cell office:value-type="string" table:style-name="ce32">
            <text:p>Hiring Manager satisfaction based on a percentage of responses received - Target is 85%</text:p>
          </table:table-cell>
          <table:table-cell office:value-type="string" table:style-name="ce32">
            <text:p>85.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orporate Services</text:p>
          </table:table-cell>
          <table:table-cell office:value-type="string" table:style-name="ce32">
            <text:p>Public Sector Resourcing SR135269294</text:p>
          </table:table-cell>
          <table:table-cell office:value-type="string" table:style-name="ce32">
            <text:p>ALEXANDER MANN SOLUTIONS LTD</text:p>
          </table:table-cell>
          <table:table-cell office:value-type="string" table:style-name="ce32">
            <text:p>Time from offer to onboard for all roles closed within quarter Target is an average of 10 days. KPI measured in % of offers made within target</text:p>
          </table:table-cell>
          <table:table-cell office:value-type="string" table:style-name="ce32">
            <text:p>95.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orporate Services</text:p>
          </table:table-cell>
          <table:table-cell office:value-type="string" table:style-name="ce32">
            <text:p>Public Sector Resourcing SR135269294</text:p>
          </table:table-cell>
          <table:table-cell office:value-type="string" table:style-name="ce32">
            <text:p>ALEXANDER MANN SOLUTIONS LTD</text:p>
          </table:table-cell>
          <table:table-cell office:value-type="string" table:style-name="ce32">
            <text:p>Time from Offer to onboard - Number of days between approved requirement to offer made - Target is an average of 12 days. KPI measured in % of offers made within target</text:p>
          </table:table-cell>
          <table:table-cell office:value-type="string" table:style-name="ce32">
            <text:p>95.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orporate Services</text:p>
          </table:table-cell>
          <table:table-cell office:value-type="string" table:style-name="ce32">
            <text:p>HMRC Scanning Services</text:p>
          </table:table-cell>
          <table:table-cell office:value-type="string" table:style-name="ce32">
            <text:p>EDM GROUP LTD</text:p>
          </table:table-cell>
          <table:table-cell office:value-type="string" table:style-name="ce32">
            <text:p>Evidential Scanning</text:p>
            <text:p>Material received from day 1 has to be successfully scanned and delivered to HMRC by the agreed operational business day.</text:p>
          </table:table-cell>
          <table:table-cell office:value-type="string" table:style-name="ce32">
            <text:p><text:s text:c="3"/>=&gt;99.90% of material received by the supplier from day 1 has to be successfully scanned and delivered to the Authority by the agreed Operational Business Day</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orporate Services</text:p>
          </table:table-cell>
          <table:table-cell office:value-type="string" table:style-name="ce32">
            <text:p>HMRC Scanning Services</text:p>
          </table:table-cell>
          <table:table-cell office:value-type="string" table:style-name="ce32">
            <text:p>EDM GROUP LTD</text:p>
          </table:table-cell>
          <table:table-cell office:value-type="string" table:style-name="ce32">
            <text:p>Non Structured Mail Scanning</text:p>
            <text:p>Correspondence received by 2pm is successfully scanned and delivered to HMRC by 2am the following operational business day</text:p>
          </table:table-cell>
          <table:table-cell office:value-type="string" table:style-name="ce32">
            <text:p><text:s text:c="2"/>=&gt;99.90% of successfully scanned images are delivered on the operational business day immediately following the Relevant Operational Business Day</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orporate Services</text:p>
          </table:table-cell>
          <table:table-cell office:value-type="string" table:style-name="ce32">
            <text:p>HMRC Scanning Services</text:p>
          </table:table-cell>
          <table:table-cell office:value-type="string" table:style-name="ce32">
            <text:p>EDM GROUP LTD</text:p>
          </table:table-cell>
          <table:table-cell office:value-type="string" table:style-name="ce32">
            <text:p>Structured Mail Scanning</text:p>
            <text:p>Correspondence received by 2pm is successfully scanned and delivered to HMRC by 2am the following operational business day</text:p>
          </table:table-cell>
          <table:table-cell office:value-type="string" table:style-name="ce32">
            <text:p><text:s text:c="2"/>=&gt;99.90% of successfully scanned images are delivered on the operational business day immediately following the Relevant Operational Business Day</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orporate Services</text:p>
          </table:table-cell>
          <table:table-cell office:value-type="string" table:style-name="ce32">
            <text:p>Internal Courier Service - SR48888431</text:p>
          </table:table-cell>
          <table:table-cell office:value-type="string" table:style-name="ce32">
            <text:p>ROYAL MAIL GROUP LTD</text:p>
          </table:table-cell>
          <table:table-cell office:value-type="string" table:style-name="ce32">
            <text:p>Cheque Performance: From the point of collection, on time delivery of scheduled cheque movements in accordance</text:p>
            <text:p>with Appendix C</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orporate Services</text:p>
          </table:table-cell>
          <table:table-cell office:value-type="string" table:style-name="ce32">
            <text:p>Internal Courier Service - SR48888431</text:p>
          </table:table-cell>
          <table:table-cell office:value-type="string" table:style-name="ce32">
            <text:p>ROYAL MAIL GROUP LTD</text:p>
          </table:table-cell>
          <table:table-cell office:value-type="string" table:style-name="ce32">
            <text:p>Next Working Day Delivery Timeliness: From the point of collection, secure, on time delivery of undamaged items, by the next working day</text:p>
            <text:p>For B2C (i.e. Royal Mail Special Delivery) this does not apply as under Royal Mail standard terms which offer a refund of the postage if the item was not delivered on time.</text:p>
          </table:table-cell>
          <table:table-cell office:value-type="string" table:style-name="ce32">
            <text:p>&gt;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orporate Services</text:p>
          </table:table-cell>
          <table:table-cell office:value-type="string" table:style-name="ce32">
            <text:p>Internal Courier Service - SR48888431</text:p>
          </table:table-cell>
          <table:table-cell office:value-type="string" table:style-name="ce32">
            <text:p>ROYAL MAIL GROUP LTD</text:p>
          </table:table-cell>
          <table:table-cell office:value-type="string" table:style-name="ce32">
            <text:p>Non-Cheque Performance: Collection and delivery punctuality excluding cheque run;</text:p>
            <text:p>i) Business Critical</text:p>
            <text:p>ii) Business Flexible</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orporate Services</text:p>
          </table:table-cell>
          <table:table-cell office:value-type="string" table:style-name="ce32">
            <text:p>HMRC Inland Pre-Clearance Logistics and Management Services SR139832259</text:p>
          </table:table-cell>
          <table:table-cell office:value-type="string" table:style-name="ce32">
            <text:p>Wincanton Group PLC</text:p>
          </table:table-cell>
          <table:table-cell office:value-type="string" table:style-name="ce32">
            <text:p>All goods, that are ready for collection at ports, are collected from port and delivered within contractual timeframes</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orporate Services</text:p>
          </table:table-cell>
          <table:table-cell office:value-type="string" table:style-name="ce32">
            <text:p>HMRC Inland Pre-Clearance Logistics and Management Services SR139832259</text:p>
          </table:table-cell>
          <table:table-cell office:value-type="string" table:style-name="ce32">
            <text:p>Wincanton Group PLC</text:p>
          </table:table-cell>
          <table:table-cell office:value-type="string" table:style-name="ce32">
            <text:p>All post inspection goods are collected and delivered within contractual timeframes</text:p>
          </table:table-cell>
          <table:table-cell office:value-type="string" table:style-name="ce32">
            <text:p>99%</text:p>
          </table:table-cell>
          <table:table-cell office:value-type="string" table:style-name="ce32">
            <text:p>Requires Improvement</text:p>
          </table:table-cell>
          <table:table-cell office:value-type="string" table:style-name="ce32">
            <text:p>Remedial actions with timescales have been agreed and are currently being implemented</text:p>
          </table:table-cell>
          <table:table-cell table:number-columns-repeated="16375"/>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orporate Services</text:p>
          </table:table-cell>
          <table:table-cell office:value-type="string" table:style-name="ce32">
            <text:p>HMRC Inland Pre-Clearance Logistics and Management Services SR139832259</text:p>
          </table:table-cell>
          <table:table-cell office:value-type="string" table:style-name="ce32">
            <text:p>Wincanton Group PLC</text:p>
          </table:table-cell>
          <table:table-cell office:value-type="string" table:style-name="ce32">
            <text:p>Following inspection, all goods, by volume of pallets, are re-packed into containers, with any expectations agreed by the Authority.<text:s/></text:p>
          </table:table-cell>
          <table:table-cell office:value-type="string" table:style-name="ce32">
            <text:p>100%</text:p>
          </table:table-cell>
          <table:table-cell office:value-type="string" table:style-name="ce32">
            <text:p>Inadequate</text:p>
          </table:table-cell>
          <table:table-cell office:value-type="string" table:style-name="ce32">
            <text:p>Remedial actions with timescales have been agreed and are currently being implemented</text:p>
          </table:table-cell>
          <table:table-cell table:number-columns-repeated="16375"/>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HMRC Hard FM Central Area SR ( NA)</text:p>
          </table:table-cell>
          <table:table-cell office:value-type="string" table:style-name="ce32">
            <text:p>Servest Group</text:p>
          </table:table-cell>
          <table:table-cell office:value-type="string" table:style-name="ce32">
            <text:p>All Statutory requirements, timescales and assurance associated with maintenance of HMRC Buildings is achieved and audited</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HMRC Hard FM Central Area SR ( NA)</text:p>
          </table:table-cell>
          <table:table-cell office:value-type="string" table:style-name="ce32">
            <text:p>Servest Group</text:p>
          </table:table-cell>
          <table:table-cell office:value-type="string" table:style-name="ce32">
            <text:p>customer Complaints acknowledged within [2] hours, updates provided within [24] hours with report and recommendations provided within [3] working days.</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HMRC Hard FM Central Area SR ( NA)</text:p>
          </table:table-cell>
          <table:table-cell office:value-type="string" table:style-name="ce32">
            <text:p>Servest Group</text:p>
          </table:table-cell>
          <table:table-cell office:value-type="string" table:style-name="ce32">
            <text:p>Respond to reactive breakdowns in compliance with FM Delivery Response Times and Service Standards</text:p>
          </table:table-cell>
          <table:table-cell office:value-type="string" table:style-name="ce32">
            <text:p>95.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HMRC Hard FM North Area SR (NA)</text:p>
          </table:table-cell>
          <table:table-cell office:value-type="string" table:style-name="ce32">
            <text:p>Bellrock Property &amp; Facilities Management Limited</text:p>
          </table:table-cell>
          <table:table-cell office:value-type="string" table:style-name="ce32">
            <text:p>All Statutory requirements, timescales and assurance associated with maintenance of HMRC Buildings is achieved and audited</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HMRC Hard FM North Area SR (NA)</text:p>
          </table:table-cell>
          <table:table-cell office:value-type="string" table:style-name="ce32">
            <text:p>Bellrock Property &amp; Facilities Management Limited</text:p>
          </table:table-cell>
          <table:table-cell office:value-type="string" table:style-name="ce32">
            <text:p>customer Complaints acknowledged within [2] hours, updates provided within [24] hours with report and recommendations provided within [3] working days.</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HMRC Hard FM North Area SR (NA)</text:p>
          </table:table-cell>
          <table:table-cell office:value-type="string" table:style-name="ce32">
            <text:p>Bellrock Property &amp; Facilities Management Limited</text:p>
          </table:table-cell>
          <table:table-cell office:value-type="string" table:style-name="ce32">
            <text:p>Respond to reactive breakdowns in compliance with FM Delivery Response Times and Service Standards</text:p>
          </table:table-cell>
          <table:table-cell office:value-type="string" table:style-name="ce32">
            <text:p>95.00%</text:p>
          </table:table-cell>
          <table:table-cell office:value-type="string" table:style-name="ce32">
            <text:p>Requires Improvement</text:p>
          </table:table-cell>
          <table:table-cell office:value-type="string" table:style-name="ce32">
            <text:p>Dip in performance due to the late closure of jobs in the reporting system by subcontractors. A rectification plan has been implemented by the supplier. This has seen the KPI performance return to a ‘good’ standard in Q4.<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HMRC Hard FM South Area SR124070642</text:p>
          </table:table-cell>
          <table:table-cell office:value-type="string" table:style-name="ce32">
            <text:p>SES (Engineering Services) Ltd</text:p>
          </table:table-cell>
          <table:table-cell office:value-type="string" table:style-name="ce32">
            <text:p>All Statutory requirements, timescales and assurance associated with maintenance of HMRC Buildings is achieved and audited</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HMRC Hard FM South Area SR124070642</text:p>
          </table:table-cell>
          <table:table-cell office:value-type="string" table:style-name="ce32">
            <text:p>SES (Engineering Services) Ltd</text:p>
          </table:table-cell>
          <table:table-cell office:value-type="string" table:style-name="ce32">
            <text:p>Customer Complaints acknowledged within [2] hours, updates provided within [24] hours with report and recommendations provided within [3] working days.</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HMRC Hard FM South Area SR124070642</text:p>
          </table:table-cell>
          <table:table-cell office:value-type="string" table:style-name="ce32">
            <text:p>SES (Engineering Services) Ltd</text:p>
          </table:table-cell>
          <table:table-cell office:value-type="string" table:style-name="ce32">
            <text:p>Respond to reactive breakdowns in compliance with FM Delivery Response Times and Service Standards</text:p>
          </table:table-cell>
          <table:table-cell office:value-type="string" table:style-name="ce32">
            <text:p>95.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HMRC Soft FM North Area SR124080136</text:p>
          </table:table-cell>
          <table:table-cell office:value-type="string" table:style-name="ce32">
            <text:p>Servest Group</text:p>
          </table:table-cell>
          <table:table-cell office:value-type="string" table:style-name="ce32">
            <text:p>All areas to satisfy the Cleaning Service requirements, including the provision of consumables, for duration of Operational Hours</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HMRC Soft FM North Area SR124080136</text:p>
          </table:table-cell>
          <table:table-cell office:value-type="string" table:style-name="ce32">
            <text:p>Servest Group</text:p>
          </table:table-cell>
          <table:table-cell office:value-type="string" table:style-name="ce32">
            <text:p>Customer Complaints acknowledged within [2] hours, updates provided within [24] hours with report and recommendations provided within [3] working days.</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HMRC Soft FM North Area SR124080136</text:p>
          </table:table-cell>
          <table:table-cell office:value-type="string" table:style-name="ce32">
            <text:p>Servest Group</text:p>
          </table:table-cell>
          <table:table-cell office:value-type="string" table:style-name="ce32">
            <text:p>Provide all planned waste collections in accordance with the requirements of the Contract. No instances of failure to demonstrate compliance with Statutory and Legislative Waste Requirements</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HMRC Soft FM Services Central SR (NA)</text:p>
          </table:table-cell>
          <table:table-cell office:value-type="string" table:style-name="ce32">
            <text:p>Sodexo Limited</text:p>
          </table:table-cell>
          <table:table-cell office:value-type="string" table:style-name="ce32">
            <text:p>All areas to satisfy the Cleaning Service requirements, including the provision of consumables, for duration of Operational Hours</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HMRC Soft FM Services Central SR (NA)</text:p>
          </table:table-cell>
          <table:table-cell office:value-type="string" table:style-name="ce32">
            <text:p>Sodexo Limited</text:p>
          </table:table-cell>
          <table:table-cell office:value-type="string" table:style-name="ce32">
            <text:p>Customer Complaints acknowledged within [2] hours, updates provided within [24] hours with report and recommendations provided within [3] working days.</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HMRC Soft FM Services Central SR (NA)</text:p>
          </table:table-cell>
          <table:table-cell office:value-type="string" table:style-name="ce32">
            <text:p>Sodexo Limited</text:p>
          </table:table-cell>
          <table:table-cell office:value-type="string" table:style-name="ce32">
            <text:p>Provide all planned waste collections in accordance with the requirements of the Contract. No instances of failure to demonstrate compliance with Statutory and Legislative Waste Requirements</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HMRC Soft FM Services South Area SR (NA)</text:p>
          </table:table-cell>
          <table:table-cell office:value-type="string" table:style-name="ce32">
            <text:p>Sodexo Limited</text:p>
          </table:table-cell>
          <table:table-cell office:value-type="string" table:style-name="ce32">
            <text:p>All areas to satisfy the Cleaning Service requirements, including the provision of consumables, for duration of Operational Hours</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HMRC Soft FM Services South Area SR (NA)</text:p>
          </table:table-cell>
          <table:table-cell office:value-type="string" table:style-name="ce32">
            <text:p>Sodexo Limited</text:p>
          </table:table-cell>
          <table:table-cell office:value-type="string" table:style-name="ce32">
            <text:p>Customer Complaints acknowledged within [2] hours, updates provided within [24] hours with report and recommendations provided within [3] working days.</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HMRC Soft FM Services South Area SR (NA)</text:p>
          </table:table-cell>
          <table:table-cell office:value-type="string" table:style-name="ce32">
            <text:p>Sodexo Limited</text:p>
          </table:table-cell>
          <table:table-cell office:value-type="string" table:style-name="ce32">
            <text:p>Provide all planned waste collections in accordance with the requirements of the Contract. No instances of failure to demonstrate compliance with Statutory and Legislative Waste Requirements</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Security Services</text:p>
          </table:table-cell>
          <table:table-cell office:value-type="string" table:style-name="ce32">
            <text:p>Mitie</text:p>
          </table:table-cell>
          <table:table-cell office:value-type="string" table:style-name="ce32">
            <text:p>All statutory requirements, timescales and assurance associated with delivery of Security Services including assets are achieved and audited.</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Security Services</text:p>
          </table:table-cell>
          <table:table-cell office:value-type="string" table:style-name="ce32">
            <text:p>Mitie</text:p>
          </table:table-cell>
          <table:table-cell office:value-type="string" table:style-name="ce32">
            <text:p>In collaboration with HMRC Estates Security team, develop, implement and maintain Security Services Operational Protocols, Service Delivery Plans and Physical Security Risks Assessments at HMRC location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Security Services</text:p>
          </table:table-cell>
          <table:table-cell office:value-type="string" table:style-name="ce32">
            <text:p>Mitie</text:p>
          </table:table-cell>
          <table:table-cell office:value-type="string" table:style-name="ce32">
            <text:p>Respond to and rectify all security incidents in accordance with the maximum permitted response and completion times within contractual requirement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FIS</text:p>
          </table:table-cell>
          <table:table-cell office:value-type="string" table:style-name="ce32">
            <text:p>HMRC Airwave Solutions Radios contract</text:p>
          </table:table-cell>
          <table:table-cell office:value-type="string" table:style-name="ce32">
            <text:p>AIRWAVE SOLUTIONS LTD</text:p>
          </table:table-cell>
          <table:table-cell office:value-type="string" table:style-name="ce32">
            <text:p>Network availability % at all sites 24/7</text:p>
          </table:table-cell>
          <table:table-cell office:value-type="string" table:style-name="ce32">
            <text:p>&gt;=99.74%</text:p>
          </table:table-cell>
          <table:table-cell office:value-type="string" table:style-name="ce32">
            <text:p>Inadequate</text:p>
          </table:table-cell>
          <table:table-cell office:value-type="string" table:style-name="ce32">
            <text:p>Network switch failure 22nd Nov 21 saw the temp loss of site service. The 2nd impact in this quarter was the Storm Arwen &amp; Barra between 26th Nov and 8th Dec</text:p>
          </table:table-cell>
          <table:table-cell table:number-columns-repeated="16375"/>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FIS</text:p>
          </table:table-cell>
          <table:table-cell office:value-type="string" table:style-name="ce32">
            <text:p>HMRC Airwave Solutions Radios contract</text:p>
          </table:table-cell>
          <table:table-cell office:value-type="string" table:style-name="ce32">
            <text:p>AIRWAVE SOLUTIONS LTD</text:p>
          </table:table-cell>
          <table:table-cell office:value-type="string" table:style-name="ce32">
            <text:p>Network fault clearances for all sites within 8 hours</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DIO</text:p>
          </table:table-cell>
          <table:table-cell office:value-type="string" table:style-name="ce32">
            <text:p>Provision of Various IT Services</text:p>
          </table:table-cell>
          <table:table-cell office:value-type="string" table:style-name="ce32">
            <text:p>Accenture</text:p>
          </table:table-cell>
          <table:table-cell office:value-type="string" table:style-name="ce32">
            <text:p>[ID 1] Availability of HMRC IT Systems (Single Applications)</text:p>
          </table:table-cell>
          <table:table-cell office:value-type="string" table:style-name="ce32">
            <text:p>[Target Service Level]</text:p>
            <text:p>Gold</text:p>
            <text:p>All applications in Delivery Group meet or exceed Availability Target of 99.9% within Working Hours and 99.6% within the Service Hours<text:s/></text:p>
            <text:p/>
            <text:p>Silver</text:p>
            <text:p>All applications in Delivery Group meet or exceed Availability Target of 99% within Working Hours and 98.7% within the Service Hours<text:s/></text:p>
            <text:p/>
            <text:p>Bronze</text:p>
            <text:p>All applications in Delivery Group meet or exceed Availability Target of 98% within Working Hours and 97.7% within the Service Hours</text:p>
            <text:p/>
          </table:table-cell>
          <table:table-cell office:value-type="string" table:style-name="ce32">
            <text:p>Good</text:p>
          </table:table-cell>
          <table:table-cell office:value-type="string" table:style-name="ce32">
            <text:p>Gold and Silver applications exceeded the availability target levels for Service and Working Hours during the reporting period.</text:p>
            <text:p/>
            <text:p>There are no bronze applications</text:p>
          </table:table-cell>
          <table:table-cell table:number-columns-repeated="16375"/>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DIO</text:p>
          </table:table-cell>
          <table:table-cell office:value-type="string" table:style-name="ce32">
            <text:p>Provision of Various IT Services</text:p>
          </table:table-cell>
          <table:table-cell office:value-type="string" table:style-name="ce32">
            <text:p>Accenture</text:p>
          </table:table-cell>
          <table:table-cell office:value-type="string" table:style-name="ce32">
            <text:p>[ID 12] Timely and effective response to identified security vulnerabilities as outlined in the contract</text:p>
          </table:table-cell>
          <table:table-cell office:value-type="string" table:style-name="ce32">
            <text:p>[Target Service Level]</text:p>
            <text:p>(i) No more than two (2) mitigation plan actions not complete by target date; and</text:p>
            <text:p>(ii) No live services/applications without current accreditation or waiv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DIO</text:p>
          </table:table-cell>
          <table:table-cell office:value-type="string" table:style-name="ce32">
            <text:p>Provision of Various IT Services</text:p>
          </table:table-cell>
          <table:table-cell office:value-type="string" table:style-name="ce32">
            <text:p>Accenture</text:p>
          </table:table-cell>
          <table:table-cell office:value-type="string" table:style-name="ce32">
            <text:p>[ID 3] Incident Resolution Times Priority 1 and 2 Incidents</text:p>
            <text:p/>
            <text:p>Priority 1 Incident definition:<text:s/></text:p>
            <text:p>50% + users unable to access a national service; or incorrect output likely to mislead the public.</text:p>
            <text:p/>
            <text:p>Priority 2 Incident definition:<text:s/></text:p>
            <text:p>10 to 50% of users unable to access a national service, business critical function unavailable or working incorrectly, overnight processing fails to update non business critical data or failure of printed output to the public.</text:p>
          </table:table-cell>
          <table:table-cell office:value-type="string" table:style-name="ce32">
            <text:p>[Target Service Level]</text:p>
            <text:p/>
            <text:p>Priority 1</text:p>
            <text:p>All Incidents but one (1) are Resolved within the baseline target Resolution Time of four (4) Service Hours</text:p>
            <text:p>No Incident takes longer than the extended target Resolution Time of eight (8) Service Hours</text:p>
            <text:p/>
            <text:p>Priority 2</text:p>
            <text:p>All Incidents but two (2) are Resolved within the baseline target Resolution Time of (8) Service Hours</text:p>
            <text:p>No Incident takes longer than the extended target Resolution Time of twelve (12) Service Hours to Resolve</text:p>
          </table:table-cell>
          <table:table-cell office:value-type="string" table:style-name="ce32">
            <text:p>Good</text:p>
          </table:table-cell>
          <table:table-cell office:value-type="string" table:style-name="ce32">
            <text:p>1 P2 incident within the reporting preiod which was resolved within the target resolution time</text:p>
          </table:table-cell>
          <table:table-cell table:number-columns-repeated="16375"/>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orporate Services</text:p>
          </table:table-cell>
          <table:table-cell office:value-type="string" table:style-name="ce32">
            <text:p>HMRC Customer Communications</text:p>
          </table:table-cell>
          <table:table-cell office:value-type="string" table:style-name="ce32">
            <text:p>Communisis</text:p>
          </table:table-cell>
          <table:table-cell office:value-type="string" table:style-name="ce32">
            <text:p>All date specific print outputs are passed to the postal service provider in accordance with the Dispatch Profile.</text:p>
          </table:table-cell>
          <table:table-cell office:value-type="string" table:style-name="ce32">
            <text:p>99.99%</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orporate Services</text:p>
          </table:table-cell>
          <table:table-cell office:value-type="string" table:style-name="ce32">
            <text:p>HMRC Customer Communications</text:p>
          </table:table-cell>
          <table:table-cell office:value-type="string" table:style-name="ce32">
            <text:p>Communisis</text:p>
          </table:table-cell>
          <table:table-cell office:value-type="string" table:style-name="ce32">
            <text:p>All files received before 6am printed and output to postal service provider on operational business day. All remaining files to be printed and handed to postal service provider the following operational business day</text:p>
          </table:table-cell>
          <table:table-cell office:value-type="string" table:style-name="ce32">
            <text:p>9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orporate Services</text:p>
          </table:table-cell>
          <table:table-cell office:value-type="string" table:style-name="ce32">
            <text:p>HMRC Customer Communications</text:p>
          </table:table-cell>
          <table:table-cell office:value-type="string" table:style-name="ce32">
            <text:p>Communisis</text:p>
          </table:table-cell>
          <table:table-cell office:value-type="string" table:style-name="ce32">
            <text:p>Category 2 (time critical letters) printed out put passed to the postal service provider on or before Operational Business Day 3</text:p>
          </table:table-cell>
          <table:table-cell office:value-type="string" table:style-name="ce32">
            <text:p>&gt;99.99% delivered to the postal service on the 3rd Operational Business Day following receipt by the suppli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Newcastle Estate Partnership (PFI)</text:p>
          </table:table-cell>
          <table:table-cell office:value-type="string" table:style-name="ce32">
            <text:p>Newcastle Estate Partnership</text:p>
          </table:table-cell>
          <table:table-cell office:value-type="string" table:style-name="ce32">
            <text:p>All Planned Maintenance tasks completed within contractual timeframes.</text:p>
          </table:table-cell>
          <table:table-cell office:value-type="string" table:style-name="ce32">
            <text:p>9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Newcastle Estate Partnership (PFI)</text:p>
          </table:table-cell>
          <table:table-cell office:value-type="string" table:style-name="ce32">
            <text:p>Newcastle Estate Partnership</text:p>
          </table:table-cell>
          <table:table-cell office:value-type="string" table:style-name="ce32">
            <text:p>Availability Regime: 100% availability of Office accommodation for Business use by Building occupants.</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Estates</text:p>
          </table:table-cell>
          <table:table-cell office:value-type="string" table:style-name="ce32">
            <text:p>Newcastle Estate Partnership (PFI)</text:p>
          </table:table-cell>
          <table:table-cell office:value-type="string" table:style-name="ce32">
            <text:p>Newcastle Estate Partnership</text:p>
          </table:table-cell>
          <table:table-cell office:value-type="string" table:style-name="ce32">
            <text:p>Response to all reactive Maintenance requests achieved within contractual timeframes.</text:p>
          </table:table-cell>
          <table:table-cell office:value-type="string" table:style-name="ce32">
            <text:p>96.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DIO</text:p>
          </table:table-cell>
          <table:table-cell office:value-type="string" table:style-name="ce32">
            <text:p>Provision of Various IT Services</text:p>
          </table:table-cell>
          <table:table-cell office:value-type="string" table:style-name="ce32">
            <text:p>Capgemini UK plc</text:p>
          </table:table-cell>
          <table:table-cell office:value-type="string" table:style-name="ce32">
            <text:p>Core Business Platforms: Availability - Portfolio (ID 1)</text:p>
            <text:p/>
            <text:p>To meet this Service Level, the Supplier must achieve the requirements set out in (i) and (ii) and (iii) below:</text:p>
            <text:p/>
            <text:p>(i) the agreed percentage of the applications in the Delivery Group meet or exceed the Availability Target for the Target Service Level, as set by the Service Level Category;<text:s/></text:p>
            <text:p>(ii) the average Availability of all applications within each Service Level Category meets or exceeds the Average Availability Target for the Target Service Level, as set by the Service Level Category; and</text:p>
            <text:p>(iii) each application in the Delivery Group meets or exceeds the Minimum Availability Target for the Target Service Level, as set by the Service Level Category (Gold, Silver, Bronze)</text:p>
          </table:table-cell>
          <table:table-cell office:value-type="string" table:style-name="ce32">
            <text:p>Target Service Level:</text:p>
            <text:p>Gold Service Level Category:</text:p>
            <text:p>(i) 80% of applications in Delivery Group meet or exceed Availability Target of 99.9%</text:p>
            <text:p>(ii) Average Availability Target = 99.93%</text:p>
            <text:p>(iii) Minimum Availability Target 99%</text:p>
            <text:p/>
            <text:p>Silver Service Level Category:</text:p>
            <text:p>(i) 80% of applications in Delivery Group meet or exceed Availability Target of 99%</text:p>
            <text:p>(ii) Average Availability Target = 99.3%</text:p>
            <text:p>(iii) Minimum Availability Target = 97.5%</text:p>
            <text:p/>
            <text:p>Bronze Service Level Category:</text:p>
            <text:p>(i) 80% of applications in Delivery Group meet or exceed Availability Target of 98%</text:p>
            <text:p>(ii) Average Availability Target = 98.5%</text:p>
            <text:p>(iii) Minimum Availability Target = 96%</text:p>
            <text:p/>
          </table:table-cell>
          <table:table-cell office:value-type="string" table:style-name="ce32">
            <text:p>Good</text:p>
          </table:table-cell>
          <table:table-cell office:value-type="string" table:style-name="ce32">
            <text:p>There are over 130 applications in scope each month for this KPI. A monthly availability failure for any one of these applications during a quarterly reporting period could result in the rating being marked below good for the whole quarter</text:p>
          </table:table-cell>
          <table:table-cell table:number-columns-repeated="16375"/>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DIO</text:p>
          </table:table-cell>
          <table:table-cell office:value-type="string" table:style-name="ce32">
            <text:p>Provision of Various IT Services</text:p>
          </table:table-cell>
          <table:table-cell office:value-type="string" table:style-name="ce32">
            <text:p>Capgemini UK plc</text:p>
          </table:table-cell>
          <table:table-cell office:value-type="string" table:style-name="ce32">
            <text:p>Data Analytics: Availability - Portfolio (ID 28)</text:p>
            <text:p/>
            <text:p>To meet this Service Level, the Supplier must achieve the requirements set out in (i) and <text:s/>(ii) and (iii) below:</text:p>
            <text:p>(i)<text:tab/>the agreed percentage of the applications in the Delivery Group meet or exceed the Availability Target for the Target Service Level, as set by the Service Level Category;<text:s/></text:p>
            <text:p>(ii)<text:tab/>the average Availability of all applications within each Service Level Category meets or exceeds the Average Availability Target for the Target Service Level, as set by the Service Level Category; and</text:p>
            <text:p>(iii)<text:tab/>each application in the Delivery Group meets or exceeds the Minimum Availability Target for the Target Service Level, as set by the Service Level Category (Gold, Silver, Bronze).</text:p>
            <text:p/>
          </table:table-cell>
          <table:table-cell office:value-type="string" table:style-name="ce32">
            <text:p>Target Service Level</text:p>
            <text:p/>
            <text:p>Gold Service Level Category:</text:p>
            <text:p>(i) 80% of applications in Delivery Group meet or exceed Availability Target of 99.9%</text:p>
            <text:p>(ii) Average Availability Target = 99.93%</text:p>
            <text:p>(iii) Minimum Availability Target 99%</text:p>
            <text:p/>
            <text:p>Silver Service Level Category:</text:p>
            <text:p>(i) 80% of applications in Delivery Group meet or exceed Availability Target of 99%</text:p>
            <text:p>(ii) Average Availability Target = 99.3%</text:p>
            <text:p>(iii) Minimum Availability Target = 97.5%</text:p>
            <text:p/>
            <text:p>Bronze Service Level Category:</text:p>
            <text:p>(i) 80% of applications in Delivery Group meet or exceed Availability Target of 98%</text:p>
            <text:p>(ii) Average Availability Target = 98.5%</text:p>
            <text:p>(iii) Minimum Availability Target = 96%</text:p>
            <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DIO</text:p>
          </table:table-cell>
          <table:table-cell office:value-type="string" table:style-name="ce32">
            <text:p>Provision of Various IT Services</text:p>
          </table:table-cell>
          <table:table-cell office:value-type="string" table:style-name="ce32">
            <text:p>Capgemini UK plc</text:p>
          </table:table-cell>
          <table:table-cell office:value-type="string" table:style-name="ce32">
            <text:p>SAP: Availability - Single Applications (ID13)</text:p>
            <text:p/>
            <text:p>To meet this Service Level, the Supplier must achieve the requirements set out below:</text:p>
            <text:p>(i)<text:tab/>each application in the Delivery Group meets or exceeds the Minimum Availability Target for the Target Service Level, as set by the Service Level Category (Gold, Silver, Bronze).</text:p>
            <text:p/>
          </table:table-cell>
          <table:table-cell office:value-type="string" table:style-name="ce32">
            <text:p>Target Service Level:</text:p>
            <text:p/>
            <text:p>Gold Service Level Category</text:p>
            <text:p>All applications in Delivery Group meet or exceed Availability Target of 99.9%</text:p>
            <text:p/>
            <text:p>Silver Service Level Category</text:p>
            <text:p>All applications in Delivery Group meet or exceed Availability Target of 99%</text:p>
            <text:p/>
            <text:p>Bronze Service Level Category</text:p>
            <text:p>All applications in Delivery Group meet or exceed Availability Target of 98%</text:p>
            <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DIO</text:p>
          </table:table-cell>
          <table:table-cell office:value-type="string" table:style-name="ce32">
            <text:p>HMRC_AWS006 Compute (OGVA)</text:p>
          </table:table-cell>
          <table:table-cell office:value-type="string" table:style-name="ce32">
            <text:p>Amazon Web Services, Inc.</text:p>
          </table:table-cell>
          <table:table-cell office:value-type="string" table:style-name="ce32">
            <text:p>Availability on Storage 24/7 - measuring the connectivity to the virtual storage devices.</text:p>
          </table:table-cell>
          <table:table-cell office:value-type="string" table:style-name="ce32">
            <text:p>9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DIO</text:p>
          </table:table-cell>
          <table:table-cell office:value-type="string" table:style-name="ce32">
            <text:p>HMRC_AWS006 Compute (OGVA)</text:p>
          </table:table-cell>
          <table:table-cell office:value-type="string" table:style-name="ce32">
            <text:p>Amazon Web Services, Inc.</text:p>
          </table:table-cell>
          <table:table-cell office:value-type="string" table:style-name="ce32">
            <text:p>Availability on Virtual Machines 24/7 - measuring the availability of the virtual servers processing the data stored.</text:p>
          </table:table-cell>
          <table:table-cell office:value-type="string" table:style-name="ce32">
            <text:p>10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DIO</text:p>
          </table:table-cell>
          <table:table-cell office:value-type="string" table:style-name="ce32">
            <text:p>HMRC_AWS006 Compute (OGVA)</text:p>
          </table:table-cell>
          <table:table-cell office:value-type="string" table:style-name="ce32">
            <text:p>Amazon Web Services, Inc.</text:p>
          </table:table-cell>
          <table:table-cell office:value-type="string" table:style-name="ce32">
            <text:p>Relational database service availability 24/7</text:p>
          </table:table-cell>
          <table:table-cell office:value-type="string" table:style-name="ce32">
            <text:p>9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DIO</text:p>
          </table:table-cell>
          <table:table-cell office:value-type="string" table:style-name="ce32">
            <text:p>Provision of various IT Services</text:p>
          </table:table-cell>
          <table:table-cell office:value-type="string" table:style-name="ce32">
            <text:p>Fujitsu</text:p>
          </table:table-cell>
          <table:table-cell office:value-type="string" table:style-name="ce32">
            <text:p>Availability (24/7) of Schedule 2 S18 FAST DB virtual environment - a measure of availability of the virtual database environment.</text:p>
          </table:table-cell>
          <table:table-cell office:value-type="string" table:style-name="ce32">
            <text:p>&gt;=99.95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DIO</text:p>
          </table:table-cell>
          <table:table-cell office:value-type="string" table:style-name="ce32">
            <text:p>Provision of various IT Services</text:p>
          </table:table-cell>
          <table:table-cell office:value-type="string" table:style-name="ce32">
            <text:p>Fujitsu</text:p>
          </table:table-cell>
          <table:table-cell office:value-type="string" table:style-name="ce32">
            <text:p>Availability (24/7) of Schedule 2 S18 FAST P virtual environment (private cloud environment that provides virtual computer power).</text:p>
          </table:table-cell>
          <table:table-cell office:value-type="string" table:style-name="ce32">
            <text:p>&gt;=99.9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DIO</text:p>
          </table:table-cell>
          <table:table-cell office:value-type="string" table:style-name="ce32">
            <text:p>Provision of various IT Services</text:p>
          </table:table-cell>
          <table:table-cell office:value-type="string" table:style-name="ce32">
            <text:p>Fujitsu</text:p>
          </table:table-cell>
          <table:table-cell office:value-type="string" table:style-name="ce32">
            <text:p>Availability (24/7) of the Schedule 2 S04 physical infrastructure - Measure of availability for a physical compute environment (servers on which data and applications are hosted)</text:p>
          </table:table-cell>
          <table:table-cell office:value-type="string" table:style-name="ce32">
            <text:p>&gt;=99.97%</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Special Programmes</text:p>
          </table:table-cell>
          <table:table-cell office:value-type="string" table:style-name="ce32">
            <text:p>Tax Free Childcare</text:p>
          </table:table-cell>
          <table:table-cell office:value-type="string" table:style-name="ce32">
            <text:p>NS&amp;I</text:p>
          </table:table-cell>
          <table:table-cell office:value-type="string" table:style-name="ce32">
            <text:p>Calls Answered</text:p>
            <text:p>80% of calls answered within 20 seconds of a call becoming available</text:p>
          </table:table-cell>
          <table:table-cell office:value-type="string" table:style-name="ce32">
            <text:p>80.00%</text:p>
          </table:table-cell>
          <table:table-cell office:value-type="string" table:style-name="ce32">
            <text:p>Inadequate</text:p>
          </table:table-cell>
          <table:table-cell office:value-type="string" table:style-name="ce32">
            <text:p>Experienced higher volumes of calls than expected, compounded by high levels of Covid sickness absence and labour shortages. This impacted the ability to provide the necessary resources. Recruitment exercise is underway and ongoing, NS&amp;I &amp; HMRC reviewing all call drivers &amp; trends to aid forecasting for the contact centre.<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Special Programmes</text:p>
          </table:table-cell>
          <table:table-cell office:value-type="string" table:style-name="ce32">
            <text:p>Tax Free Childcare</text:p>
          </table:table-cell>
          <table:table-cell office:value-type="string" table:style-name="ce32">
            <text:p>NS&amp;I</text:p>
          </table:table-cell>
          <table:table-cell office:value-type="string" table:style-name="ce32">
            <text:p>Payment to Parents</text:p>
            <text:p>% of deposits made into relevant childcare account are visible on the day of deposit</text:p>
          </table:table-cell>
          <table:table-cell office:value-type="string" table:style-name="ce32">
            <text:p>97.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Special Programmes</text:p>
          </table:table-cell>
          <table:table-cell office:value-type="string" table:style-name="ce32">
            <text:p>Tax Free Childcare</text:p>
          </table:table-cell>
          <table:table-cell office:value-type="string" table:style-name="ce32">
            <text:p>NS&amp;I</text:p>
          </table:table-cell>
          <table:table-cell office:value-type="string" table:style-name="ce32">
            <text:p>Website Availability<text:s/></text:p>
            <text:p>% of time the Childcare Service website is available 24/7</text:p>
          </table:table-cell>
          <table:table-cell office:value-type="string" table:style-name="ce32">
            <text:p>99.4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DIO</text:p>
          </table:table-cell>
          <table:table-cell office:value-type="string" table:style-name="ce32">
            <text:p>BT WAN Services</text:p>
          </table:table-cell>
          <table:table-cell office:value-type="string" table:style-name="ce32">
            <text:p>BT PLC</text:p>
          </table:table-cell>
          <table:table-cell office:value-type="string" table:style-name="ce32">
            <text:p>Network availability % for Category B sites - HMRC Offices operating Mon - Fri 0800 – 1800</text:p>
          </table:table-cell>
          <table:table-cell office:value-type="string" table:style-name="ce32">
            <text:p>99.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DIO</text:p>
          </table:table-cell>
          <table:table-cell office:value-type="string" table:style-name="ce32">
            <text:p>BT WAN Services</text:p>
          </table:table-cell>
          <table:table-cell office:value-type="string" table:style-name="ce32">
            <text:p>BT PLC</text:p>
          </table:table-cell>
          <table:table-cell office:value-type="string" table:style-name="ce32">
            <text:p>Network availability % for Category C sites - HMRC offices operating 24/7</text:p>
          </table:table-cell>
          <table:table-cell office:value-type="string" table:style-name="ce32">
            <text:p>99.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RC</text:p>
          </table:table-cell>
          <table:table-cell office:value-type="string" table:style-name="ce32">
            <text:p>CDIO</text:p>
          </table:table-cell>
          <table:table-cell office:value-type="string" table:style-name="ce32">
            <text:p>BT WAN Services</text:p>
          </table:table-cell>
          <table:table-cell office:value-type="string" table:style-name="ce32">
            <text:p>BT PLC</text:p>
          </table:table-cell>
          <table:table-cell office:value-type="string" table:style-name="ce32">
            <text:p>Network availability % for Category D sites - HMRC Regional Centres and Core Network provision operating 24/7</text:p>
          </table:table-cell>
          <table:table-cell office:value-type="string" table:style-name="ce32">
            <text:p>99.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T</text:p>
          </table:table-cell>
          <table:table-cell office:value-type="string" table:style-name="ce32">
            <text:p>Public Spending</text:p>
          </table:table-cell>
          <table:table-cell office:value-type="string" table:style-name="ce32">
            <text:p>OSCAR II</text:p>
          </table:table-cell>
          <table:table-cell office:value-type="string" table:style-name="ce32">
            <text:p>Deloitte</text:p>
          </table:table-cell>
          <table:table-cell office:value-type="string" table:style-name="ce32">
            <text:p>Application availability / uptime (during business hours only: between 08:00 and 18:00 (UK time) Monday to Friday excluding Public Holidays (England))</text:p>
          </table:table-cell>
          <table:table-cell office:value-type="string" table:style-name="ce32">
            <text:p>100%</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T</text:p>
          </table:table-cell>
          <table:table-cell office:value-type="string" table:style-name="ce32">
            <text:p>Public Spending</text:p>
          </table:table-cell>
          <table:table-cell office:value-type="string" table:style-name="ce32">
            <text:p>OSCAR II</text:p>
          </table:table-cell>
          <table:table-cell office:value-type="string" table:style-name="ce32">
            <text:p>Deloitte</text:p>
          </table:table-cell>
          <table:table-cell office:value-type="string" table:style-name="ce32">
            <text:p>Number of Priority 1 incidents not resolved within target resolution time (2 hours)</text:p>
          </table:table-cell>
          <table:table-cell office:value-type="string" table:style-name="ce32">
            <text:p>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T</text:p>
          </table:table-cell>
          <table:table-cell office:value-type="string" table:style-name="ce32">
            <text:p>Public Spending</text:p>
          </table:table-cell>
          <table:table-cell office:value-type="string" table:style-name="ce32">
            <text:p>OSCAR II</text:p>
          </table:table-cell>
          <table:table-cell office:value-type="string" table:style-name="ce32">
            <text:p>Deloitte</text:p>
          </table:table-cell>
          <table:table-cell office:value-type="string" table:style-name="ce32">
            <text:p>Number of Priority 2 incidents not resolved within target resolution time (8 hours)</text:p>
          </table:table-cell>
          <table:table-cell office:value-type="string" table:style-name="ce32">
            <text:p>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T</text:p>
          </table:table-cell>
          <table:table-cell office:value-type="string" table:style-name="ce32">
            <text:p>Corporate Centre</text:p>
          </table:table-cell>
          <table:table-cell office:value-type="string" table:style-name="ce32">
            <text:p>Core IT Services</text:p>
          </table:table-cell>
          <table:table-cell office:value-type="string" table:style-name="ce32">
            <text:p>NTT</text:p>
          </table:table-cell>
          <table:table-cell office:value-type="string" table:style-name="ce32">
            <text:p>End to end availability of the Critical Service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T</text:p>
          </table:table-cell>
          <table:table-cell office:value-type="string" table:style-name="ce32">
            <text:p>Corporate Centre</text:p>
          </table:table-cell>
          <table:table-cell office:value-type="string" table:style-name="ce32">
            <text:p>Core IT Services</text:p>
          </table:table-cell>
          <table:table-cell office:value-type="string" table:style-name="ce32">
            <text:p>NTT</text:p>
          </table:table-cell>
          <table:table-cell office:value-type="string" table:style-name="ce32">
            <text:p>Incident management service - Priority Level 1 and Priority Level 2 resolution within target times. </text:p>
          </table:table-cell>
          <table:table-cell office:value-type="string" table:style-name="ce32">
            <text:p>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T</text:p>
          </table:table-cell>
          <table:table-cell office:value-type="string" table:style-name="ce32">
            <text:p>Corporate Centre</text:p>
          </table:table-cell>
          <table:table-cell office:value-type="string" table:style-name="ce32">
            <text:p>Core IT Services</text:p>
          </table:table-cell>
          <table:table-cell office:value-type="string" table:style-name="ce32">
            <text:p>NTT</text:p>
          </table:table-cell>
          <table:table-cell office:value-type="string" table:style-name="ce32">
            <text:p>User accounts and accounts management service - Account creation and closure times and certain access right changes meet agreed target times.</text:p>
          </table:table-cell>
          <table:table-cell office:value-type="string" table:style-name="ce32">
            <text:p>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T</text:p>
          </table:table-cell>
          <table:table-cell office:value-type="string" table:style-name="ce32">
            <text:p>Corporate Centre</text:p>
          </table:table-cell>
          <table:table-cell office:value-type="string" table:style-name="ce32">
            <text:p>Public Sector Resourcing</text:p>
          </table:table-cell>
          <table:table-cell office:value-type="string" table:style-name="ce32">
            <text:p>Alexander Mann Solutions</text:p>
          </table:table-cell>
          <table:table-cell office:value-type="string" table:style-name="ce32">
            <text:p>Fieldglass requirement portal availability (working hours): System available 09:00 - 17:00 only.</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T</text:p>
          </table:table-cell>
          <table:table-cell office:value-type="string" table:style-name="ce32">
            <text:p>Corporate Centre</text:p>
          </table:table-cell>
          <table:table-cell office:value-type="string" table:style-name="ce32">
            <text:p>Public Sector Resourcing</text:p>
          </table:table-cell>
          <table:table-cell office:value-type="string" table:style-name="ce32">
            <text:p>Alexander Mann Solutions</text:p>
          </table:table-cell>
          <table:table-cell office:value-type="string" table:style-name="ce32">
            <text:p>Hiring manager satisfaction</text:p>
          </table:table-cell>
          <table:table-cell office:value-type="string" table:style-name="ce32">
            <text:p>85%</text:p>
          </table:table-cell>
          <table:table-cell office:value-type="string" table:style-name="ce32">
            <text:p>Inadequate</text:p>
          </table:table-cell>
          <table:table-cell office:value-type="string" table:style-name="ce32">
            <text:p>Standards not achieved as gaps in communication and time lags in provision of onboarding documentation. <text:s/>Rectification plan implemented and performance has improved.<text:s text:c="2"/></text:p>
          </table:table-cell>
          <table:table-cell table:number-columns-repeated="16375"/>
        </table:table-row>
        <table:table-row table:style-name="ro1">
          <table:table-cell office:value-type="string" table:style-name="ce32">
            <text:p>FY21-22 Q3 Oct-Nov-Dec</text:p>
          </table:table-cell>
          <table:table-cell office:value-type="string" table:style-name="ce32">
            <text:p>HMT</text:p>
          </table:table-cell>
          <table:table-cell office:value-type="string" table:style-name="ce32">
            <text:p>Corporate Centre</text:p>
          </table:table-cell>
          <table:table-cell office:value-type="string" table:style-name="ce32">
            <text:p>Public Sector Resourcing</text:p>
          </table:table-cell>
          <table:table-cell office:value-type="string" table:style-name="ce32">
            <text:p>Alexander Mann Solutions</text:p>
          </table:table-cell>
          <table:table-cell office:value-type="string" table:style-name="ce32">
            <text:p>Time from requirement being approved in supplier portal to Offer being made</text:p>
          </table:table-cell>
          <table:table-cell office:value-type="string" table:style-name="ce32">
            <text:p>12 days</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T</text:p>
          </table:table-cell>
          <table:table-cell office:value-type="string" table:style-name="ce32">
            <text:p>Fiscal</text:p>
          </table:table-cell>
          <table:table-cell office:value-type="string" table:style-name="ce32">
            <text:p>Supply of UK Coinage and Related Services</text:p>
          </table:table-cell>
          <table:table-cell office:value-type="string" table:style-name="ce32">
            <text:p>Royal Mint</text:p>
          </table:table-cell>
          <table:table-cell office:value-type="string" table:style-name="ce32">
            <text:p>Forecast demand for new circulating coin from cash industry vs actual demand</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T</text:p>
          </table:table-cell>
          <table:table-cell office:value-type="string" table:style-name="ce32">
            <text:p>Fiscal</text:p>
          </table:table-cell>
          <table:table-cell office:value-type="string" table:style-name="ce32">
            <text:p>Supply of UK Coinage and Related Services</text:p>
          </table:table-cell>
          <table:table-cell office:value-type="string" table:style-name="ce32">
            <text:p>Royal Mint</text:p>
          </table:table-cell>
          <table:table-cell office:value-type="string" table:style-name="ce32">
            <text:p>Management of UK coin account in line with agreed targets set out in the service agreement.</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MT</text:p>
          </table:table-cell>
          <table:table-cell office:value-type="string" table:style-name="ce32">
            <text:p>Fiscal</text:p>
          </table:table-cell>
          <table:table-cell office:value-type="string" table:style-name="ce32">
            <text:p>Supply of UK Coinage and Related Services</text:p>
          </table:table-cell>
          <table:table-cell office:value-type="string" table:style-name="ce32">
            <text:p>Royal Mint</text:p>
          </table:table-cell>
          <table:table-cell office:value-type="string" table:style-name="ce32">
            <text:p>Service level agreement breache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RICU International - Global Delivery Partner</text:p>
          </table:table-cell>
          <table:table-cell office:value-type="string" table:style-name="ce32">
            <text:p>ADAM SMITH INTERNATIONAL LTD</text:p>
          </table:table-cell>
          <table:table-cell office:value-type="string" table:style-name="ce32">
            <text:p>Delivering operational capability reports, project management reports and non-financial workplans monthly. Monthly check ins to discuss project management actions. Accurate monthly report of spend with any financial risks identified. Risks proactively identified and recorded in risk register.</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RICU International - Global Delivery Partner</text:p>
          </table:table-cell>
          <table:table-cell office:value-type="string" table:style-name="ce32">
            <text:p>ADAM SMITH INTERNATIONAL LTD</text:p>
          </table:table-cell>
          <table:table-cell office:value-type="string" table:style-name="ce32">
            <text:p>The supplier meets the agreed acceptance criteria set out for each deliverable, as referenced in Service Workplans and Budget for Outcome and Programme Services. Achievement will be measured through formal process for assessing deliverables and activity.<text: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number-rows-repeated="3"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Travel Services for Immigration Purposes</text:p>
          </table:table-cell>
          <table:table-cell office:value-type="string" table:style-name="ce32">
            <text:p>CWT UK GROUP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Uniforms - BF/IE, UKVI/HMPO, MoE clothing/equipment.</text:p>
          </table:table-cell>
          <table:table-cell office:value-type="string" table:style-name="ce32">
            <text:p>DHL INTERNATIONAL (UK) LTD T/A DHL EXPRESS</text:p>
          </table:table-cell>
          <table:table-cell office:value-type="string" table:style-name="ce32">
            <text:p>Dynamic Ordering Platform, System availability : percentage of a 24/7 time period that the system is available</text:p>
          </table:table-cell>
          <table:table-cell office:value-type="string" table:style-name="ce32">
            <text:p>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Uniforms - BF/IE, UKVI/HMPO, MoE clothing/equipment.</text:p>
          </table:table-cell>
          <table:table-cell office:value-type="string" table:style-name="ce32">
            <text:p>DHL INTERNATIONAL (UK) LTD T/A DHL EXPRESS</text:p>
          </table:table-cell>
          <table:table-cell office:value-type="string" table:style-name="ce32">
            <text:p>Service Delivery, Product Quality : <text:s/>percentage of total products delivered with reported issues</text:p>
          </table:table-cell>
          <table:table-cell office:value-type="string" table:style-name="ce32">
            <text:p>1%</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Uniforms - BF/IE, UKVI/HMPO, MoE clothing/equipment.</text:p>
          </table:table-cell>
          <table:table-cell office:value-type="string" table:style-name="ce32">
            <text:p>DHL INTERNATIONAL (UK) LTD T/A DHL EXPRESS</text:p>
          </table:table-cell>
          <table:table-cell office:value-type="string" table:style-name="ce32">
            <text:p>Service delivery : On-time delivery</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Security Guarding</text:p>
          </table:table-cell>
          <table:table-cell office:value-type="string" table:style-name="ce32">
            <text:p>Mitie Limited</text:p>
          </table:table-cell>
          <table:table-cell office:value-type="string" table:style-name="ce32">
            <text:p>Contract Management - MI Reports - All agreed Management Information is submitted on time, in the correct format without any material errors or omissions.</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Security Guarding</text:p>
          </table:table-cell>
          <table:table-cell office:value-type="string" table:style-name="ce32">
            <text:p>Mitie Limited</text:p>
          </table:table-cell>
          <table:table-cell office:value-type="string" table:style-name="ce32">
            <text:p>Operational Delivery - Assignment, Instructions &amp; Standards - Assignment Instructions and Equipment Inventory records are present and up to date.</text:p>
            <text:p>1. <text:s/>Full adherence to agreed Assignment Instructions, Standing Instructions and Operational Standards (e.g. appropriately controlling and monitoring all visitor access in accordance with the stated processes).<text:s/></text:p>
            <text:p>2. All issues of non-compliance reported to the Authority immediately.</text:p>
            <text:p>3. <text:s/>No valid complaints received from staff/contractor's/visitors.</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Security Guarding</text:p>
          </table:table-cell>
          <table:table-cell office:value-type="string" table:style-name="ce32">
            <text:p>Mitie Limited</text:p>
          </table:table-cell>
          <table:table-cell office:value-type="string" table:style-name="ce32">
            <text:p>Staffing &amp; Resources - Recruitment &amp; Induction</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s/></text:p>
          </table:table-cell>
          <table:table-cell office:value-type="string" table:style-name="ce32">
            <text:p>Passport Production and Associated Services Agreement (Thales DIS Ltd)</text:p>
          </table:table-cell>
          <table:table-cell office:value-type="string" table:style-name="ce32">
            <text:p>Thales DIS UK Ltd</text:p>
          </table:table-cell>
          <table:table-cell office:value-type="string" table:style-name="ce32">
            <text:p>The percentage volume of Packaged Passports issued in accordance with the specified criteria, over a monthly period</text:p>
          </table:table-cell>
          <table:table-cell office:value-type="string" table:style-name="ce32">
            <text:p>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s/></text:p>
          </table:table-cell>
          <table:table-cell office:value-type="string" table:style-name="ce32">
            <text:p>Passport Production and Associated Services Agreement (Thales DIS Ltd)</text:p>
          </table:table-cell>
          <table:table-cell office:value-type="string" table:style-name="ce32">
            <text:p>Thales DIS UK Ltd</text:p>
          </table:table-cell>
          <table:table-cell office:value-type="string" table:style-name="ce32">
            <text:p>The percentage volume of requested 24 hour Passports which were personalised and issued Ready for Collection by Secure Delivery provider within 24 hours, over a monthly period</text:p>
          </table:table-cell>
          <table:table-cell office:value-type="string" table:style-name="ce32">
            <text:p>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s/></text:p>
          </table:table-cell>
          <table:table-cell office:value-type="string" table:style-name="ce32">
            <text:p>Passport Production and Associated Services Agreement (Thales DIS Ltd)</text:p>
          </table:table-cell>
          <table:table-cell office:value-type="string" table:style-name="ce32">
            <text:p>Thales DIS UK Ltd</text:p>
          </table:table-cell>
          <table:table-cell office:value-type="string" table:style-name="ce32">
            <text:p>The percentage volume of requested 48 hour Passports which were personalised and issued Ready for Collection by Secure delivery provider within 48 hours, over a monthly period.<text:s/></text:p>
          </table:table-cell>
          <table:table-cell office:value-type="string" table:style-name="ce32">
            <text:p>9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2020 Modern Slavery Victim Care</text:p>
          </table:table-cell>
          <table:table-cell office:value-type="string" table:style-name="ce32">
            <text:p>THE SALVATION ARMY</text:p>
          </table:table-cell>
          <table:table-cell office:value-type="string" table:style-name="ce32">
            <text:p>All Service Users have a Journey Plan in place within 5 days of their Initial Risk Assessment taking place. The Journey Plan should be a living document and updated at a minimum monthly</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2020 Modern Slavery Victim Care</text:p>
          </table:table-cell>
          <table:table-cell office:value-type="string" table:style-name="ce32">
            <text:p>THE SALVATION ARMY</text:p>
          </table:table-cell>
          <table:table-cell office:value-type="string" table:style-name="ce32">
            <text:p>At the end of the Move-On Period (excluding Service Users receiving Extended Move-on Support), the Service User achieves at a minimum one of the following outcomes a-d: a) Moves into own accommodation, including Local Authority accommodation, private rented and/or with family/friend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2020 Modern Slavery Victim Care</text:p>
          </table:table-cell>
          <table:table-cell office:value-type="string" table:style-name="ce32">
            <text:p>THE SALVATION ARMY</text:p>
          </table:table-cell>
          <table:table-cell office:value-type="string" table:style-name="ce32">
            <text:p>Service Users requiring Accommodation enter safe Accommodation within 8 hours of the need for Accommodation being identified (i.e. within 8 hours of Initial Risk Assessment, or the point at which the need is identified if it is later)</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IRE - Advice Issue Reporting and Elligibility</text:p>
          </table:table-cell>
          <table:table-cell office:value-type="string" table:style-name="ce32">
            <text:p>Migrant Help T/A Migrant Help</text:p>
          </table:table-cell>
          <table:table-cell office:value-type="string" table:style-name="ce32">
            <text:p>Call waiting times - percentage answered within accepted timeframes</text:p>
          </table:table-cell>
          <table:table-cell office:value-type="string" table:style-name="ce32">
            <text:p>90.00%</text:p>
          </table:table-cell>
          <table:table-cell office:value-type="string" table:style-name="ce32">
            <text:p>Inadequate</text:p>
          </table:table-cell>
          <table:table-cell office:value-type="string" table:style-name="ce32">
            <text:p>All organisation supporting asylum seekers have been significantly impacted by the pandemic and the unprecedented asylum intake. It is acknowledged that the performance is outside the KPI, however this is being addressed through a structured remedial plan.</text:p>
          </table:table-cell>
          <table:table-cell table:number-columns-repeated="16375"/>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IRE - Advice Issue Reporting and Elligibility</text:p>
          </table:table-cell>
          <table:table-cell office:value-type="string" table:style-name="ce32">
            <text:p>Migrant Help T/A Migrant Help</text:p>
          </table:table-cell>
          <table:table-cell office:value-type="string" table:style-name="ce32">
            <text:p>Complaints resolution - percentage closed within accepted timeframes</text:p>
          </table:table-cell>
          <table:table-cell office:value-type="string" table:style-name="ce32">
            <text:p>98.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IRE - Advice Issue Reporting and Elligibility</text:p>
          </table:table-cell>
          <table:table-cell office:value-type="string" table:style-name="ce32">
            <text:p>Migrant Help T/A Migrant Help</text:p>
          </table:table-cell>
          <table:table-cell office:value-type="string" table:style-name="ce32">
            <text:p>Completion and Submission of S95 Eligibility Documentation</text:p>
          </table:table-cell>
          <table:table-cell office:value-type="string" table:style-name="ce32">
            <text:p>5 days</text:p>
          </table:table-cell>
          <table:table-cell office:value-type="string" table:style-name="ce32">
            <text:p>Inadequate</text:p>
          </table:table-cell>
          <table:table-cell office:value-type="string" table:style-name="ce32">
            <text:p>All organisation supporting asylum seekers have been significantly impacted by the pandemic and the unprecedented asylum intake. It is acknowledged that the performance is outside the KPI, however this is being addressed through a structured remedial plan.</text:p>
          </table:table-cell>
          <table:table-cell table:number-columns-repeated="16375"/>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NEYH</text:p>
          </table:table-cell>
          <table:table-cell office:value-type="string" table:style-name="ce32">
            <text:p>Mears Limited</text:p>
          </table:table-cell>
          <table:table-cell office:value-type="string" table:style-name="ce32">
            <text:p>Accommodation Proposals - percentage submitted within accepted timeframes</text:p>
          </table:table-cell>
          <table:table-cell office:value-type="string" table:style-name="ce32">
            <text:p>98.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NEYH</text:p>
          </table:table-cell>
          <table:table-cell office:value-type="string" table:style-name="ce32">
            <text:p>Mears Limited</text:p>
          </table:table-cell>
          <table:table-cell office:value-type="string" table:style-name="ce32">
            <text:p>Move-in Services - percentage inductions carried out within accepted timeframes</text:p>
          </table:table-cell>
          <table:table-cell office:value-type="string" table:style-name="ce32">
            <text:p>98.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NEYH</text:p>
          </table:table-cell>
          <table:table-cell office:value-type="string" table:style-name="ce32">
            <text:p>Mears Limited</text:p>
          </table:table-cell>
          <table:table-cell office:value-type="string" table:style-name="ce32">
            <text:p>Percentage of maintenance issues resolved within contractual timeframes</text:p>
          </table:table-cell>
          <table:table-cell office:value-type="string" table:style-name="ce32">
            <text:p>98.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NI</text:p>
          </table:table-cell>
          <table:table-cell office:value-type="string" table:style-name="ce32">
            <text:p>Mears Limited</text:p>
          </table:table-cell>
          <table:table-cell office:value-type="string" table:style-name="ce32">
            <text:p>Accommodation Proposals - percentage submitted within accepted timeframes</text:p>
          </table:table-cell>
          <table:table-cell office:value-type="string" table:style-name="ce32">
            <text:p>98.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NI</text:p>
          </table:table-cell>
          <table:table-cell office:value-type="string" table:style-name="ce32">
            <text:p>Mears Limited</text:p>
          </table:table-cell>
          <table:table-cell office:value-type="string" table:style-name="ce32">
            <text:p>Move-in Services - percentage inductions carried out within accepted timeframes</text:p>
          </table:table-cell>
          <table:table-cell office:value-type="string" table:style-name="ce32">
            <text:p>98.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NI</text:p>
          </table:table-cell>
          <table:table-cell office:value-type="string" table:style-name="ce32">
            <text:p>Mears Limited</text:p>
          </table:table-cell>
          <table:table-cell office:value-type="string" table:style-name="ce32">
            <text:p>Percentage of maintenance issues resolved within contractual timeframes</text:p>
          </table:table-cell>
          <table:table-cell office:value-type="string" table:style-name="ce32">
            <text:p>98.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Scotland</text:p>
          </table:table-cell>
          <table:table-cell office:value-type="string" table:style-name="ce32">
            <text:p>Mears Limited</text:p>
          </table:table-cell>
          <table:table-cell office:value-type="string" table:style-name="ce32">
            <text:p>Accommodation Proposals - percentage submitted within accepted timeframes</text:p>
          </table:table-cell>
          <table:table-cell office:value-type="string" table:style-name="ce32">
            <text:p>98.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Scotland</text:p>
          </table:table-cell>
          <table:table-cell office:value-type="string" table:style-name="ce32">
            <text:p>Mears Limited</text:p>
          </table:table-cell>
          <table:table-cell office:value-type="string" table:style-name="ce32">
            <text:p>Move-in Services - percentage inductions carried out within accepted timeframes</text:p>
          </table:table-cell>
          <table:table-cell office:value-type="string" table:style-name="ce32">
            <text:p>98.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Scotland</text:p>
          </table:table-cell>
          <table:table-cell office:value-type="string" table:style-name="ce32">
            <text:p>Mears Limited</text:p>
          </table:table-cell>
          <table:table-cell office:value-type="string" table:style-name="ce32">
            <text:p>Percentage of maintenance issues resolved within contractual timeframes</text:p>
          </table:table-cell>
          <table:table-cell office:value-type="string" table:style-name="ce32">
            <text:p>98.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NW</text:p>
          </table:table-cell>
          <table:table-cell office:value-type="string" table:style-name="ce32">
            <text:p>SERCO LTD</text:p>
          </table:table-cell>
          <table:table-cell office:value-type="string" table:style-name="ce32">
            <text:p>Accommodation Proposals - percentage submitted within accepted timeframes</text:p>
          </table:table-cell>
          <table:table-cell office:value-type="string" table:style-name="ce32">
            <text:p>98.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NW</text:p>
          </table:table-cell>
          <table:table-cell office:value-type="string" table:style-name="ce32">
            <text:p>SERCO LTD</text:p>
          </table:table-cell>
          <table:table-cell office:value-type="string" table:style-name="ce32">
            <text:p>Move-in Services - percentage inductions carried out within accepted timeframes</text:p>
          </table:table-cell>
          <table:table-cell office:value-type="string" table:style-name="ce32">
            <text:p>98.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NW</text:p>
          </table:table-cell>
          <table:table-cell office:value-type="string" table:style-name="ce32">
            <text:p>SERCO LTD</text:p>
          </table:table-cell>
          <table:table-cell office:value-type="string" table:style-name="ce32">
            <text:p>Percentage of maintenance issues resolved within contractual timeframes</text:p>
          </table:table-cell>
          <table:table-cell office:value-type="string" table:style-name="ce32">
            <text:p>98.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South</text:p>
          </table:table-cell>
          <table:table-cell office:value-type="string" table:style-name="ce32">
            <text:p>Clearsprings Ready Homes Ltd</text:p>
          </table:table-cell>
          <table:table-cell office:value-type="string" table:style-name="ce32">
            <text:p>Accommodation Proposals - percentage submitted within accepted timeframes</text:p>
          </table:table-cell>
          <table:table-cell office:value-type="string" table:style-name="ce32">
            <text:p>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South</text:p>
          </table:table-cell>
          <table:table-cell office:value-type="string" table:style-name="ce32">
            <text:p>Clearsprings Ready Homes Ltd</text:p>
          </table:table-cell>
          <table:table-cell office:value-type="string" table:style-name="ce32">
            <text:p>Move-in Services - percentage inductions carried out within accepted timeframes</text:p>
          </table:table-cell>
          <table:table-cell office:value-type="string" table:style-name="ce32">
            <text:p>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South</text:p>
          </table:table-cell>
          <table:table-cell office:value-type="string" table:style-name="ce32">
            <text:p>Clearsprings Ready Homes Ltd</text:p>
          </table:table-cell>
          <table:table-cell office:value-type="string" table:style-name="ce32">
            <text:p>Percentage of maintenance issues resolved within contractual timeframe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Wales</text:p>
          </table:table-cell>
          <table:table-cell office:value-type="string" table:style-name="ce32">
            <text:p>Clearsprings Ready Homes Ltd</text:p>
          </table:table-cell>
          <table:table-cell office:value-type="string" table:style-name="ce32">
            <text:p>Accommodation Proposals - percentage submitted within accepted timeframes</text:p>
          </table:table-cell>
          <table:table-cell office:value-type="string" table:style-name="ce32">
            <text:p>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Wales</text:p>
          </table:table-cell>
          <table:table-cell office:value-type="string" table:style-name="ce32">
            <text:p>Clearsprings Ready Homes Ltd</text:p>
          </table:table-cell>
          <table:table-cell office:value-type="string" table:style-name="ce32">
            <text:p>Move-in Services - percentage inductions carried out within accepted timeframes</text:p>
          </table:table-cell>
          <table:table-cell office:value-type="string" table:style-name="ce32">
            <text:p>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Wales</text:p>
          </table:table-cell>
          <table:table-cell office:value-type="string" table:style-name="ce32">
            <text:p>Clearsprings Ready Homes Ltd</text:p>
          </table:table-cell>
          <table:table-cell office:value-type="string" table:style-name="ce32">
            <text:p>Percentage of maintenance issues resolved within contractual timeframe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HMPO DAP Development Services</text:p>
          </table:table-cell>
          <table:table-cell office:value-type="string" table:style-name="ce32">
            <text:p>EQUAL EXPERTS UK LTD</text:p>
          </table:table-cell>
          <table:table-cell office:value-type="string" table:style-name="ce32">
            <text:p>Partnering Behaviours &amp; Value Add Delivery - Supplier promotes positive collaborative working relationships within the team acting in a transparent manner. Supplier shows commitment to buyers goals through adding value over and above the provision of compensated skills.</text:p>
          </table:table-cell>
          <table:table-cell office:value-type="string" table:style-name="ce32">
            <text:p>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HMPO DAP Development Services</text:p>
          </table:table-cell>
          <table:table-cell office:value-type="string" table:style-name="ce32">
            <text:p>EQUAL EXPERTS UK LTD</text:p>
          </table:table-cell>
          <table:table-cell office:value-type="string" table:style-name="ce32">
            <text:p>People (Resourcing) - Successful placement of Key resources/provisions of facilities to meet the planned deliverables and contractual obligations.</text:p>
          </table:table-cell>
          <table:table-cell office:value-type="string" table:style-name="ce32">
            <text:p>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HMPO DAP Development Services</text:p>
          </table:table-cell>
          <table:table-cell office:value-type="string" table:style-name="ce32">
            <text:p>EQUAL EXPERTS UK LTD</text:p>
          </table:table-cell>
          <table:table-cell office:value-type="string" table:style-name="ce32">
            <text:p>Performance to Pay Process - In agreement with the performance to pay process with the supplier delivering against key inputs.</text:p>
          </table:table-cell>
          <table:table-cell office:value-type="string" table:style-name="ce32">
            <text:p>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Networks Capability Supplier</text:p>
          </table:table-cell>
          <table:table-cell office:value-type="string" table:style-name="ce32">
            <text:p>SPECIALIST COMPUTER CENTRES PLC</text:p>
          </table:table-cell>
          <table:table-cell office:value-type="string" table:style-name="ce32">
            <text:p>During the design of a transition plan a series of milestones will be identified, agreed and suitable dates assigned to them. The metric will record the percentage of key dates met within the agreed service level.<text:s/></text:p>
          </table:table-cell>
          <table:table-cell office:value-type="string" table:style-name="ce32">
            <text:p>&lt;5%</text:p>
          </table:table-cell>
          <table:table-cell office:value-type="string" table:style-name="ce32">
            <text:p>Approaching Target</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Networks Capability Supplier</text:p>
          </table:table-cell>
          <table:table-cell office:value-type="string" table:style-name="ce32">
            <text:p>SPECIALIST COMPUTER CENTRES PLC</text:p>
          </table:table-cell>
          <table:table-cell office:value-type="string" table:style-name="ce32">
            <text:p>Forecasting accuracy and the reliability of cost estimates</text:p>
          </table:table-cell>
          <table:table-cell office:value-type="string" table:style-name="ce32">
            <text:p>&gt;=1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Networks Capability Supplier</text:p>
          </table:table-cell>
          <table:table-cell office:value-type="string" table:style-name="ce32">
            <text:p>SPECIALIST COMPUTER CENTRES PLC</text:p>
          </table:table-cell>
          <table:table-cell office:value-type="string" table:style-name="ce32">
            <text:p>SCC will agree to produce a statement of work within 15 days of a request providing there is adequate access to stakeholders and other dependencies.</text:p>
          </table:table-cell>
          <table:table-cell office:value-type="string" table:style-name="ce32">
            <text:p>&gt; = 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roc560 - Framework Engineering</text:p>
          </table:table-cell>
          <table:table-cell office:value-type="string" table:style-name="ce32">
            <text:p>MASTEK (UK) LTD</text:p>
          </table:table-cell>
          <table:table-cell office:value-type="string" table:style-name="ce32">
            <text:p>Code Coverage</text:p>
          </table:table-cell>
          <table:table-cell office:value-type="string" table:style-name="ce32">
            <text:p>8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roc560 - Framework Engineering</text:p>
          </table:table-cell>
          <table:table-cell office:value-type="string" table:style-name="ce32">
            <text:p>MASTEK (UK) LTD</text:p>
          </table:table-cell>
          <table:table-cell office:value-type="string" table:style-name="ce32">
            <text:p>Deployments to AUTOSIT Per Sprint</text:p>
          </table:table-cell>
          <table:table-cell office:value-type="string" table:style-name="ce32">
            <text:p>4</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roc560 - Framework Engineering</text:p>
          </table:table-cell>
          <table:table-cell office:value-type="string" table:style-name="ce32">
            <text:p>MASTEK (UK) LTD</text:p>
          </table:table-cell>
          <table:table-cell office:value-type="string" table:style-name="ce32">
            <text:p>PRP1/PRP4 - <text:s/>Test failures per Sprint</text:p>
          </table:table-cell>
          <table:table-cell office:value-type="string" table:style-name="ce32">
            <text:p>2</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DSC and other programmes HMPO</text:p>
          </table:table-cell>
          <table:table-cell office:value-type="string" table:style-name="ce32">
            <text:p>eSynergy Solutions Limited</text:p>
          </table:table-cell>
          <table:table-cell office:value-type="string" table:style-name="ce32">
            <text:p>Partnering Behaviours &amp; Value Add Delivery - Supplier promotes positive collaborative working relationships within the team acting in a transparent manner. Supplier shows commitment to buyers goals through adding value over and above the provision of compensated skills.</text:p>
          </table:table-cell>
          <table:table-cell office:value-type="string" table:style-name="ce32">
            <text:p>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DSC and other programmes HMPO</text:p>
          </table:table-cell>
          <table:table-cell office:value-type="string" table:style-name="ce32">
            <text:p>eSynergy Solutions Limited</text:p>
          </table:table-cell>
          <table:table-cell office:value-type="string" table:style-name="ce32">
            <text:p>People (Resourcing) - Successful placement of Key resources/provisions of facilities to meet the planned deliverables and contractual obligations.</text:p>
          </table:table-cell>
          <table:table-cell office:value-type="string" table:style-name="ce32">
            <text:p>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DSC and other programmes HMPO</text:p>
          </table:table-cell>
          <table:table-cell office:value-type="string" table:style-name="ce32">
            <text:p>eSynergy Solutions Limited</text:p>
          </table:table-cell>
          <table:table-cell office:value-type="string" table:style-name="ce32">
            <text:p>Performance to Pay Process - In agreement with the performance to pay process with the supplier delivering against key inputs.</text:p>
          </table:table-cell>
          <table:table-cell office:value-type="string" table:style-name="ce32">
            <text:p>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roc526 - Technical Architecture</text:p>
          </table:table-cell>
          <table:table-cell office:value-type="string" table:style-name="ce32">
            <text:p>6POINT6 LTD</text:p>
          </table:table-cell>
          <table:table-cell office:value-type="string" table:style-name="ce32">
            <text:p>Partnering Behaviours &amp; Value Add Delivery - Supplier promotes positive collaborative working relationships within the team acting in a transparent manner. Supplier shows commitment to buyers goals through adding value over and above the provision of compensated skills.</text:p>
          </table:table-cell>
          <table:table-cell office:value-type="string" table:style-name="ce32">
            <text:p>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roc526 - Technical Architecture</text:p>
          </table:table-cell>
          <table:table-cell office:value-type="string" table:style-name="ce32">
            <text:p>6POINT6 LTD</text:p>
          </table:table-cell>
          <table:table-cell office:value-type="string" table:style-name="ce32">
            <text:p>People (Resourcing) - Successful placement of Key resources/provisions of facilities to meet the planned deliverables and contractual obligations.</text:p>
          </table:table-cell>
          <table:table-cell office:value-type="string" table:style-name="ce32">
            <text:p>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roc526 - Technical Architecture</text:p>
          </table:table-cell>
          <table:table-cell office:value-type="string" table:style-name="ce32">
            <text:p>6POINT6 LTD</text:p>
          </table:table-cell>
          <table:table-cell office:value-type="string" table:style-name="ce32">
            <text:p>Performance to Pay Process - In agreement with the performance to pay process with the supplier delivering against key inputs.</text:p>
          </table:table-cell>
          <table:table-cell office:value-type="string" table:style-name="ce32">
            <text:p>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NAS Services Agreement</text:p>
          </table:table-cell>
          <table:table-cell office:value-type="string" table:style-name="ce32">
            <text:p>Leonardo MW Ltd</text:p>
          </table:table-cell>
          <table:table-cell office:value-type="string" table:style-name="ce32">
            <text:p>Availability in the Production Environment: <text:s/>The percentage of time over a monthly period that the Services, as defined within Schedule 2, are Available.</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NAS Services Agreement</text:p>
          </table:table-cell>
          <table:table-cell office:value-type="string" table:style-name="ce32">
            <text:p>Leonardo MW Ltd</text:p>
          </table:table-cell>
          <table:table-cell office:value-type="string" table:style-name="ce32">
            <text:p>Priority 1 Incident Resolution for Production &amp; Reference environments. The percentage of priority 1 incidents reported to the Supplier over a monthly period that are resolved within 4 hours during Core Hours and 6 hours during Extended Hours, as measured within the Authority’s IT Service Management Toolset.</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NAS Services Agreement</text:p>
          </table:table-cell>
          <table:table-cell office:value-type="string" table:style-name="ce32">
            <text:p>Leonardo MW Ltd</text:p>
          </table:table-cell>
          <table:table-cell office:value-type="string" table:style-name="ce32">
            <text:p>Priority 1 Incident Response for Production &amp; Reference environments. The percentage of priority 1 incidents reported to the Supplier over a monthly period that are responded to within 30 minutes for Production &amp; Reference environments, as measured within the Authority’s IT Service Management Toolset.</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PCS- Places of Worship Grant F&amp;21/22</text:p>
          </table:table-cell>
          <table:table-cell office:value-type="string" table:style-name="ce32">
            <text:p>ESOTEC</text:p>
          </table:table-cell>
          <table:table-cell office:value-type="string" table:style-name="ce32">
            <text:p>Completion Report submitted within two weeks of completion of work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PCS- Places of Worship Grant F&amp;21/22</text:p>
          </table:table-cell>
          <table:table-cell office:value-type="string" table:style-name="ce32">
            <text:p>ESOTEC</text:p>
          </table:table-cell>
          <table:table-cell office:value-type="string" table:style-name="ce32">
            <text:p>Installation Completed within one month of works approved.</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PCS- Places of Worship Grant F&amp;21/22</text:p>
          </table:table-cell>
          <table:table-cell office:value-type="string" table:style-name="ce32">
            <text:p>ESOTEC</text:p>
          </table:table-cell>
          <table:table-cell office:value-type="string" table:style-name="ce32">
            <text:p>Installation Scheduled within one month of approval.</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olice National Database (PND) 2[AutoRenew]</text:p>
          </table:table-cell>
          <table:table-cell office:value-type="string" table:style-name="ce32">
            <text:p>CGI UK IT</text:p>
          </table:table-cell>
          <table:table-cell office:value-type="string" table:style-name="ce32">
            <text:p>A1 PND Critical Service Availability (Live Environment) - % availability of Critical Services affected by Severity Level 1 or 2 Incidents</text:p>
          </table:table-cell>
          <table:table-cell office:value-type="string" table:style-name="ce32">
            <text:p>99.8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olice National Database (PND) 2[AutoRenew]</text:p>
          </table:table-cell>
          <table:table-cell office:value-type="string" table:style-name="ce32">
            <text:p>CGI UK IT</text:p>
          </table:table-cell>
          <table:table-cell office:value-type="string" table:style-name="ce32">
            <text:p>A4 PND Service Availability (Training Environment) % availability of Services affected by Severity Level 1 or 2 Incidents</text:p>
          </table:table-cell>
          <table:table-cell office:value-type="string" table:style-name="ce32">
            <text:p>99.5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olice National Database (PND) 2[AutoRenew]</text:p>
          </table:table-cell>
          <table:table-cell office:value-type="string" table:style-name="ce32">
            <text:p>CGI UK IT</text:p>
          </table:table-cell>
          <table:table-cell office:value-type="string" table:style-name="ce32">
            <text:p>P1 PND Search Performance - Timeliness of Search Service Response Category: Unique Search; Simple Search; and Complex Search.</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101 Single Non Emergency Helpline</text:p>
          </table:table-cell>
          <table:table-cell office:value-type="string" table:style-name="ce32">
            <text:p>VODAFONE LTD</text:p>
          </table:table-cell>
          <table:table-cell office:value-type="string" table:style-name="ce32">
            <text:p>Calls automatically directed to police systems</text:p>
          </table:table-cell>
          <table:table-cell office:value-type="string" table:style-name="ce32">
            <text:p>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101 Single Non Emergency Helpline</text:p>
          </table:table-cell>
          <table:table-cell office:value-type="string" table:style-name="ce32">
            <text:p>VODAFONE LTD</text:p>
          </table:table-cell>
          <table:table-cell office:value-type="string" table:style-name="ce32">
            <text:p>Incident Resolution within service level agreement</text:p>
          </table:table-cell>
          <table:table-cell office:value-type="string" table:style-name="ce32">
            <text:p>99.71%</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101 Single Non Emergency Helpline</text:p>
          </table:table-cell>
          <table:table-cell office:value-type="string" table:style-name="ce32">
            <text:p>VODAFONE LTD</text:p>
          </table:table-cell>
          <table:table-cell office:value-type="string" table:style-name="ce32">
            <text:p>Platform availability (24/7/365)</text:p>
          </table:table-cell>
          <table:table-cell office:value-type="string" table:style-name="ce32">
            <text:p>99.3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WAN Circuits (aka C53)</text:p>
          </table:table-cell>
          <table:table-cell office:value-type="string" table:style-name="ce32">
            <text:p>BRITISH TELECOMMUNICATIONS LTD</text:p>
          </table:table-cell>
          <table:table-cell office:value-type="string" table:style-name="ce32">
            <text:p>Availability Management - Availability of service to all sites<text:s/></text:p>
          </table:table-cell>
          <table:table-cell office:value-type="string" table:style-name="ce32">
            <text:p>99.5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WAN Circuits (aka C53)</text:p>
          </table:table-cell>
          <table:table-cell office:value-type="string" table:style-name="ce32">
            <text:p>BRITISH TELECOMMUNICATIONS LTD</text:p>
          </table:table-cell>
          <table:table-cell office:value-type="string" table:style-name="ce32">
            <text:p>Change Management - Advance notice of planned engineering works (PEW)</text:p>
          </table:table-cell>
          <table:table-cell office:value-type="string" table:style-name="ce32">
            <text:p>8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WAN Circuits (aka C53)</text:p>
          </table:table-cell>
          <table:table-cell office:value-type="string" table:style-name="ce32">
            <text:p>BRITISH TELECOMMUNICATIONS LTD</text:p>
          </table:table-cell>
          <table:table-cell office:value-type="string" table:style-name="ce32">
            <text:p>Incident Management - Response to incidents logged by telephone</text:p>
          </table:table-cell>
          <table:table-cell office:value-type="string" table:style-name="ce32">
            <text:p>99%</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pplication and Enrolment Agreement</text:p>
          </table:table-cell>
          <table:table-cell office:value-type="string" table:style-name="ce32">
            <text:p>CSC Computer Sciences Limited</text:p>
          </table:table-cell>
          <table:table-cell office:value-type="string" table:style-name="ce32">
            <text:p>The percentage of Severity 1 incidents resolved within 4 Operating Hours for the affected service over a monthly period, that are closed within the measurement period.</text:p>
          </table:table-cell>
          <table:table-cell office:value-type="string" table:style-name="ce32">
            <text:p>95.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pplication and Enrolment Agreement</text:p>
          </table:table-cell>
          <table:table-cell office:value-type="string" table:style-name="ce32">
            <text:p>CSC Computer Sciences Limited</text:p>
          </table:table-cell>
          <table:table-cell office:value-type="string" table:style-name="ce32">
            <text:p>The percentage of time the Application Management System (used for the production and issuing of passports to UK citizens) is available for user access and use over a monthly period for New Service Components only.</text:p>
          </table:table-cell>
          <table:table-cell office:value-type="string" table:style-name="ce32">
            <text:p>99.7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pplication and Enrolment Agreement</text:p>
          </table:table-cell>
          <table:table-cell office:value-type="string" table:style-name="ce32">
            <text:p>CSC Computer Sciences Limited</text:p>
          </table:table-cell>
          <table:table-cell office:value-type="string" table:style-name="ce32">
            <text:p>The percentage of total requests over a monthly period where the response time for the Application Management System (including all New Service Components under the Suppliers responsibility, excluding LAN) to display data (stored in AMS or WIP store) following a request is equal to or less than the specified 95%</text:p>
          </table:table-cell>
          <table:table-cell office:value-type="string" table:style-name="ce32">
            <text:p>95.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pplication and Enrolment BPO Service Agreement</text:p>
          </table:table-cell>
          <table:table-cell office:value-type="string" table:style-name="ce32">
            <text:p>Sopra Steria Ltd</text:p>
          </table:table-cell>
          <table:table-cell office:value-type="string" table:style-name="ce32">
            <text:p>Applications over a monthly period for Fast Track and Fast Tack Collect where Applications are delivered to HMPO within ten (10) Operating Hours of being cashiered</text:p>
          </table:table-cell>
          <table:table-cell office:value-type="string" table:style-name="ce32">
            <text:p>99.8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pplication and Enrolment BPO Service Agreement</text:p>
          </table:table-cell>
          <table:table-cell office:value-type="string" table:style-name="ce32">
            <text:p>Sopra Steria Ltd</text:p>
          </table:table-cell>
          <table:table-cell office:value-type="string" table:style-name="ce32">
            <text:p>Applications over a monthly period where Standard Applications are delivered to HMPO within two (2) Operating Days of mailbag delivery time</text:p>
          </table:table-cell>
          <table:table-cell office:value-type="string" table:style-name="ce32">
            <text:p>99.8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pplication and Enrolment BPO Service Agreement</text:p>
          </table:table-cell>
          <table:table-cell office:value-type="string" table:style-name="ce32">
            <text:p>Sopra Steria Ltd</text:p>
          </table:table-cell>
          <table:table-cell office:value-type="string" table:style-name="ce32">
            <text:p>Premium Applications over a monthly period where applications are delivered to HMPO within one Operating Hour of being cashiered</text:p>
          </table:table-cell>
          <table:table-cell office:value-type="string" table:style-name="ce32">
            <text:p>99.8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Next Generation of Visa (NGOV) Services - International</text:p>
          </table:table-cell>
          <table:table-cell office:value-type="string" table:style-name="ce32">
            <text:p>VF Worldwide Holdings Ltd</text:p>
          </table:table-cell>
          <table:table-cell office:value-type="string" table:style-name="ce32">
            <text:p>Appointment Availability : percentage of customers with appointments within 5 working days, or the next centre opening cycle</text:p>
          </table:table-cell>
          <table:table-cell office:value-type="string" table:style-name="ce32">
            <text:p>99.4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Next Generation of Visa (NGOV) Services - International</text:p>
          </table:table-cell>
          <table:table-cell office:value-type="string" table:style-name="ce32">
            <text:p>VF Worldwide Holdings Ltd</text:p>
          </table:table-cell>
          <table:table-cell office:value-type="string" table:style-name="ce32">
            <text:p>Appointment Turnaround time : average time in minutes for customers to be serviced/processed</text:p>
          </table:table-cell>
          <table:table-cell office:value-type="string" table:style-name="ce32">
            <text:p>&lt;=45 min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Next Generation of Visa (NGOV) Services - International</text:p>
          </table:table-cell>
          <table:table-cell office:value-type="string" table:style-name="ce32">
            <text:p>VF Worldwide Holdings Ltd</text:p>
          </table:table-cell>
          <table:table-cell office:value-type="string" table:style-name="ce32">
            <text:p>Complaints Management : percentage of complaints reviewed, declared and acknowledged within 10 working days</text:p>
          </table:table-cell>
          <table:table-cell office:value-type="string" table:style-name="ce32">
            <text:p>98.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Next Generation of Visa (NGOV) Services - International</text:p>
          </table:table-cell>
          <table:table-cell office:value-type="string" table:style-name="ce32">
            <text:p>Teleperformance Ltd</text:p>
          </table:table-cell>
          <table:table-cell office:value-type="string" table:style-name="ce32">
            <text:p>Appointment Availability : percentage of customers with appointments within 5 working days, or the next centre opening cycle</text:p>
          </table:table-cell>
          <table:table-cell office:value-type="string" table:style-name="ce32">
            <text:p>99.4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Next Generation of Visa (NGOV) Services - International</text:p>
          </table:table-cell>
          <table:table-cell office:value-type="string" table:style-name="ce32">
            <text:p>Teleperformance Ltd</text:p>
          </table:table-cell>
          <table:table-cell office:value-type="string" table:style-name="ce32">
            <text:p>Appointment Turnaround time : average time in minutes for customers to be serviced/processed</text:p>
          </table:table-cell>
          <table:table-cell office:value-type="string" table:style-name="ce32">
            <text:p>&lt;=45 min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Next Generation of Visa (NGOV) Services - International</text:p>
          </table:table-cell>
          <table:table-cell office:value-type="string" table:style-name="ce32">
            <text:p>Teleperformance Ltd</text:p>
          </table:table-cell>
          <table:table-cell office:value-type="string" table:style-name="ce32">
            <text:p>Complaints Management : percentage of complaints reviewed, declared and acknowledged within 10 working days</text:p>
          </table:table-cell>
          <table:table-cell office:value-type="string" table:style-name="ce32">
            <text:p>98.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Record Management</text:p>
          </table:table-cell>
          <table:table-cell office:value-type="string" table:style-name="ce32">
            <text:p>Iron Mountain (UK) Ltd</text:p>
          </table:table-cell>
          <table:table-cell office:value-type="string" table:style-name="ce32">
            <text:p>On Time Deliveries (Van) - within +/- 30 Minutes<text:s/></text:p>
          </table:table-cell>
          <table:table-cell office:value-type="string" table:style-name="ce32">
            <text:p>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Record Management</text:p>
          </table:table-cell>
          <table:table-cell office:value-type="string" table:style-name="ce32">
            <text:p>Iron Mountain (UK) Ltd</text:p>
          </table:table-cell>
          <table:table-cell office:value-type="string" table:style-name="ce32">
            <text:p>Record retrieval - percentage of records retrieved within 24 Hours<text:s/></text:p>
          </table:table-cell>
          <table:table-cell office:value-type="string" table:style-name="ce32">
            <text:p>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Record Management</text:p>
          </table:table-cell>
          <table:table-cell office:value-type="string" table:style-name="ce32">
            <text:p>Iron Mountain (UK) Ltd</text:p>
          </table:table-cell>
          <table:table-cell office:value-type="string" table:style-name="ce32">
            <text:p>Record retrieval - percentage of records retrieved within 48 Hours</text:p>
          </table:table-cell>
          <table:table-cell office:value-type="string" table:style-name="ce32">
            <text:p>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MEE</text:p>
          </table:table-cell>
          <table:table-cell office:value-type="string" table:style-name="ce32">
            <text:p>SERCO LTD</text:p>
          </table:table-cell>
          <table:table-cell office:value-type="string" table:style-name="ce32">
            <text:p>Accommodation Proposals - percentage submitted within accepted timeframes</text:p>
          </table:table-cell>
          <table:table-cell office:value-type="string" table:style-name="ce32">
            <text:p>98.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ASC - Asylum Accommodation &amp; Support Services Contract MEE</text:p>
          </table:table-cell>
          <table:table-cell office:value-type="string" table:style-name="ce32">
            <text:p>SERCO LTD</text:p>
          </table:table-cell>
          <table:table-cell office:value-type="string" table:style-name="ce32">
            <text:p>Move-in Services - percentage inductions carried out within accepted timeframes</text:p>
          </table:table-cell>
          <table:table-cell office:value-type="string" table:style-name="ce32">
            <text:p>98.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Front End Services UK</text:p>
          </table:table-cell>
          <table:table-cell office:value-type="string" table:style-name="ce32">
            <text:p>SOPRA STERIA LTD</text:p>
          </table:table-cell>
          <table:table-cell office:value-type="string" table:style-name="ce32">
            <text:p>Biometric Capture Process - Percentage of data from the Biometric Capture Event transferred to the Authority by 23:59 on the day the appointment took place (or within 1 hour of appointment conclusion for Priority Services)</text:p>
          </table:table-cell>
          <table:table-cell office:value-type="string" table:style-name="ce32">
            <text:p>100.00%</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Front End Services UK</text:p>
          </table:table-cell>
          <table:table-cell office:value-type="string" table:style-name="ce32">
            <text:p>SOPRA STERIA LTD</text:p>
          </table:table-cell>
          <table:table-cell office:value-type="string" table:style-name="ce32">
            <text:p>Complaints process - Number of Substantiated Complaints still to be resolved after twenty (20) working days of the Customer complaint.</text:p>
          </table:table-cell>
          <table:table-cell office:value-type="string" table:style-name="ce32">
            <text:p>1 in 70 = 1.4%</text:p>
            <text:p>1 in 45 = 2.22%</text:p>
            <text:p>1 in 22 = 4.5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Body Detection Dog Services</text:p>
          </table:table-cell>
          <table:table-cell office:value-type="string" table:style-name="ce32">
            <text:p>WAGTAIL UK LTD</text:p>
          </table:table-cell>
          <table:table-cell office:value-type="string" table:style-name="ce32">
            <text:p>Detention Services Performance - 100% of Detention Services are available at Dunkerque 24 hours per day/365 days per year with a minimum of three (3) Detainee Custody Officers (DCO) present at all times including one female DCO in order to ensure that the Detention Holding Room remains open at all times with trained Staff.</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Body Detection Dog Services</text:p>
          </table:table-cell>
          <table:table-cell office:value-type="string" table:style-name="ce32">
            <text:p>WAGTAIL UK LTD</text:p>
          </table:table-cell>
          <table:table-cell office:value-type="string" table:style-name="ce32">
            <text:p>Freight Searching Services Performance - 100% of continuous freight searching services are provided 24 hours per day, 365 days per year including that; a) The specified number of ASO?s are provided on every shift; b) Staff who are unexpectedly absent are replaced within one hour; c) Staff meal breaks do not impact on continuous delivery of the Service; and d) Detention of illegal migrants do not impact on the operational capability to continue searching by redeploying existing resources to maintain the search operation.</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Body Detection Dog Services</text:p>
          </table:table-cell>
          <table:table-cell office:value-type="string" table:style-name="ce32">
            <text:p>WAGTAIL UK LTD</text:p>
          </table:table-cell>
          <table:table-cell office:value-type="string" table:style-name="ce32">
            <text:p>Training &amp; Authorisation - 100% of Staff deployed for the provision of the Services are fully trained in accordance with Schedule 1 (Specifications), have received appropriate refresher training and have been Authorised by the Secretary of State for the Home Department</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uthorised Freight Searching of Persons,Escorting and Detection Service</text:p>
          </table:table-cell>
          <table:table-cell office:value-type="string" table:style-name="ce32">
            <text:p>EAMUS CORK SOLUTIONS (ECS)</text:p>
          </table:table-cell>
          <table:table-cell office:value-type="string" table:style-name="ce32">
            <text:p>Ensure staff are briefed daily with the latest intelligence updates by liaising with the Duty Border Force Manager every shift.</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uthorised Freight Searching of Persons,Escorting and Detection Service</text:p>
          </table:table-cell>
          <table:table-cell office:value-type="string" table:style-name="ce32">
            <text:p>EAMUS CORK SOLUTIONS (ECS)</text:p>
          </table:table-cell>
          <table:table-cell office:value-type="string" table:style-name="ce32">
            <text:p>Staff carry relevant ID/authorisations to search people and vehicles, and clearly identify themselves to stakeholder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Authorised Freight Searching of Persons,Escorting and Detection Service</text:p>
          </table:table-cell>
          <table:table-cell office:value-type="string" table:style-name="ce32">
            <text:p>EAMUS CORK SOLUTIONS (ECS)</text:p>
          </table:table-cell>
          <table:table-cell office:value-type="string" table:style-name="ce32">
            <text:p>The required number of dog teams are deployed and available at all times to ensure that continuous freight searching is maintained. At shift changeover times the incoming team relives the outgoing team at the point of delivery unless previously agreed with the Authority. There is no 'downtime' in Service Delivery</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Haulage and Storage (H&amp;S)</text:p>
          </table:table-cell>
          <table:table-cell office:value-type="string" table:style-name="ce32">
            <text:p>GXO Logistics UK Limited</text:p>
          </table:table-cell>
          <table:table-cell office:value-type="string" table:style-name="ce32">
            <text:p>Planned Service - Attend at the relevant pick up point to collect and deliver all types of Seized Goods within 15 minutes of the agreed time for the planned service.</text:p>
          </table:table-cell>
          <table:table-cell office:value-type="string" table:style-name="ce32">
            <text:p>96%</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Haulage and Storage (H&amp;S)</text:p>
          </table:table-cell>
          <table:table-cell office:value-type="string" table:style-name="ce32">
            <text:p>GXO Logistics UK Limited</text:p>
          </table:table-cell>
          <table:table-cell office:value-type="string" table:style-name="ce32">
            <text:p>Rapid Response Service - respond to the SR and be on site ready to deliver the relevant rapid response service within 5 hours regardless of location within UK / NI.</text:p>
          </table:table-cell>
          <table:table-cell office:value-type="string" table:style-name="ce32">
            <text:p>96%</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Haulage and Storage (H&amp;S)</text:p>
          </table:table-cell>
          <table:table-cell office:value-type="string" table:style-name="ce32">
            <text:p>GXO Logistics UK Limited</text:p>
          </table:table-cell>
          <table:table-cell office:value-type="string" table:style-name="ce32">
            <text:p>Stand-by Service - Position stand-by vehicles so they can reach the point of seizure within one hour of being notified to attend.</text:p>
          </table:table-cell>
          <table:table-cell office:value-type="string" table:style-name="ce32">
            <text:p>96%</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HMPO Passport Contact Centre Services (TP)</text:p>
          </table:table-cell>
          <table:table-cell office:value-type="string" table:style-name="ce32">
            <text:p>Teleperformance Ltd</text:p>
          </table:table-cell>
          <table:table-cell office:value-type="string" table:style-name="ce32">
            <text:p>Email response rate - 100% of e-mails responded to within 4 hours<text:s/></text:p>
          </table:table-cell>
          <table:table-cell office:value-type="string" table:style-name="ce32">
            <text:p>100.00%</text:p>
          </table:table-cell>
          <table:table-cell office:value-type="string" table:style-name="ce32">
            <text:p>Inadequate</text:p>
          </table:table-cell>
          <table:table-cell office:value-type="string" table:style-name="ce32">
            <text:p>Performance was inadequate because performance on calls was prioritised over e-mail responses. <text:s/>Email responses were provided within 24 hours. <text:s/>The supplier and HMPO are working closely to return the service to 4 hr response times by increasing the number of security cleared staff required to undertake the work.</text:p>
          </table:table-cell>
          <table:table-cell table:number-columns-repeated="16375"/>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HMPO Passport Contact Centre Services (TP)</text:p>
          </table:table-cell>
          <table:table-cell office:value-type="string" table:style-name="ce32">
            <text:p>Teleperformance Ltd</text:p>
          </table:table-cell>
          <table:table-cell office:value-type="string" table:style-name="ce32">
            <text:p>Response Rate 30seconds - 80% of calls answered within 30 seconds</text:p>
          </table:table-cell>
          <table:table-cell office:value-type="string" table:style-name="ce32">
            <text:p>80.00%</text:p>
          </table:table-cell>
          <table:table-cell office:value-type="string" table:style-name="ce32">
            <text:p>Inadequate</text:p>
          </table:table-cell>
          <table:table-cell office:value-type="string" table:style-name="ce32">
            <text:p>The three month average shows in adequate performance but does not reflect the improvement in performance over the period. <text:s/>By December the supplier had exceeded the 80% Service Level</text:p>
          </table:table-cell>
          <table:table-cell table:number-columns-repeated="16375"/>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HMPO Passport Contact Centre Services (TP)</text:p>
          </table:table-cell>
          <table:table-cell office:value-type="string" table:style-name="ce32">
            <text:p>Teleperformance Ltd</text:p>
          </table:table-cell>
          <table:table-cell office:value-type="string" table:style-name="ce32">
            <text:p>Response Rate 70 seconds - 90% of calls answered within 70 seconds</text:p>
          </table:table-cell>
          <table:table-cell office:value-type="string" table:style-name="ce32">
            <text:p>90.00%</text:p>
          </table:table-cell>
          <table:table-cell office:value-type="string" table:style-name="ce32">
            <text:p>Requires Improvement</text:p>
          </table:table-cell>
          <table:table-cell office:value-type="string" table:style-name="ce32">
            <text:p>The three month average shows in adequate performance but does not reflect the improvement in performance over the period. <text:s/>By December the supplier had exceeded the 90% Service Level</text:p>
          </table:table-cell>
          <table:table-cell table:number-columns-repeated="16375"/>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ublic Safety Radio Communications Service - Police 2023/26</text:p>
          </table:table-cell>
          <table:table-cell office:value-type="string" table:style-name="ce32">
            <text:p>AIRWAVE SOLUTIONS LTD</text:p>
          </table:table-cell>
          <table:table-cell office:value-type="string" table:style-name="ce32">
            <text:p>GBNR Service Availability - A percentage measure of the availability of specific parts of the Airwave network across England, Scotland and Wales in the reporting period.</text:p>
          </table:table-cell>
          <table:table-cell office:value-type="string" table:style-name="ce32">
            <text:p>99.86%</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ublic Safety Radio Communications Service - Police 2023/26</text:p>
          </table:table-cell>
          <table:table-cell office:value-type="string" table:style-name="ce32">
            <text:p>AIRWAVE SOLUTIONS LTD</text:p>
          </table:table-cell>
          <table:table-cell office:value-type="string" table:style-name="ce32">
            <text:p>Service Availability - This is a percentage measure of the national availability of the Airwave Network across England, Scotland and Wales in the reporting period.</text:p>
          </table:table-cell>
          <table:table-cell office:value-type="string" table:style-name="ce32">
            <text:p>99.74%</text:p>
          </table:table-cell>
          <table:table-cell office:value-type="string" table:style-name="ce32">
            <text:p>Approaching Target</text:p>
          </table:table-cell>
          <table:table-cell office:value-type="string" table:style-name="ce32">
            <text:p>The reason that the percentage is 'Approaching Target' is due to the storms experienced in November 2021 which had an adverse effect upon the network.</text:p>
          </table:table-cell>
          <table:table-cell table:number-columns-repeated="16375"/>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ublic Safety Radio Communications Service - Police 2023/26</text:p>
          </table:table-cell>
          <table:table-cell office:value-type="string" table:style-name="ce32">
            <text:p>AIRWAVE SOLUTIONS LTD</text:p>
          </table:table-cell>
          <table:table-cell office:value-type="string" table:style-name="ce32">
            <text:p>Supplier Network Management Centre Help Desk - Call answering within 15 seconds</text:p>
          </table:table-cell>
          <table:table-cell office:value-type="string" table:style-name="ce32">
            <text:p>90.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ublic Safety Radio Communications Service - Firelink 2006/26</text:p>
          </table:table-cell>
          <table:table-cell office:value-type="string" table:style-name="ce32">
            <text:p>AIRWAVE SOLUTIONS LTD</text:p>
          </table:table-cell>
          <table:table-cell office:value-type="string" table:style-name="ce32">
            <text:p>Max Call Set UP - A measure of the maximum time to set-up a call on the Airwave network, from when a request is made to transmit on an Airwave Radio to successful connection to the intended recipient. A 100% measure means the maximum time allowed to set-up a call was never exceeded.</text:p>
          </table:table-cell>
          <table:table-cell office:value-type="string" table:style-name="ce32">
            <text:p>99.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ublic Safety Radio Communications Service - Firelink 2006/26</text:p>
          </table:table-cell>
          <table:table-cell office:value-type="string" table:style-name="ce32">
            <text:p>AIRWAVE SOLUTIONS LTD</text:p>
          </table:table-cell>
          <table:table-cell office:value-type="string" table:style-name="ce32">
            <text:p>Mean Call Set Up Time - A measure of the mean time to set-up a call on the Airwave network, from when a request is made to transmit on an Airwave Radio to successful connection to the intended recipient. A 100% measure means the mean parameter measurements were always met or exceeded.</text:p>
          </table:table-cell>
          <table:table-cell office:value-type="string" table:style-name="ce32">
            <text:p>99.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ublic Safety Radio Communications Service - Firelink 2006/26</text:p>
          </table:table-cell>
          <table:table-cell office:value-type="string" table:style-name="ce32">
            <text:p>AIRWAVE SOLUTIONS LTD</text:p>
          </table:table-cell>
          <table:table-cell office:value-type="string" table:style-name="ce32">
            <text:p>Service Availability - This is a percentage measure of the national availability of the Airwave Network across England, Scotland and Wales in the reporting period.</text:p>
          </table:table-cell>
          <table:table-cell office:value-type="string" table:style-name="ce32">
            <text:p>99.86%</text:p>
          </table:table-cell>
          <table:table-cell office:value-type="string" table:style-name="ce32">
            <text:p>Good</text:p>
          </table:table-cell>
          <table:table-cell table:number-columns-repeated="16376" table:style-name="ce32"/>
        </table:table-row>
        <table:table-row table:number-rows-repeated="3"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Heathrow</text:p>
          </table:table-cell>
          <table:table-cell office:value-type="string" table:style-name="ce32">
            <text:p>MITIE CARE &amp; CUSTODY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number-rows-repeated="3"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Yarl's Wood</text:p>
          </table:table-cell>
          <table:table-cell office:value-type="string" table:style-name="ce32">
            <text:p>SERCO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number-rows-repeated="3"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Escorting Services</text:p>
          </table:table-cell>
          <table:table-cell office:value-type="string" table:style-name="ce32">
            <text:p>MITIE CARE &amp; CUSTODY LTD</text:p>
          </table:table-cell>
          <table:table-cell office:value-type="string" table:style-name="ce32">
            <text:p>See comments</text:p>
          </table:table-cell>
          <table:table-cell office:value-type="string" table:style-name="ce32">
            <text:p>See comments</text:p>
          </table:table-cell>
          <table:table-cell office:value-type="string" table:style-name="ce32">
            <text:p>Recorded Elsewhere</text:p>
          </table:table-cell>
          <table:table-cell office:value-type="string" table:style-name="ce32">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assport Secure Delivery International (DHL)</text:p>
          </table:table-cell>
          <table:table-cell office:value-type="string" table:style-name="ce32">
            <text:p>DHL GLOBAL FORWARDING UK LTD</text:p>
          </table:table-cell>
          <table:table-cell office:value-type="string" table:style-name="ce32">
            <text:p>KPI relating to Damage. The Supplier will pay the Organisation 100 per Item, where the SL has not been met.</text:p>
          </table:table-cell>
          <table:table-cell office:value-type="string" table:style-name="ce32">
            <text:p>100%</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assport Secure Delivery International (DHL)</text:p>
          </table:table-cell>
          <table:table-cell office:value-type="string" table:style-name="ce32">
            <text:p>DHL GLOBAL FORWARDING UK LTD</text:p>
          </table:table-cell>
          <table:table-cell office:value-type="string" table:style-name="ce32">
            <text:p>KPI relating to Loss and Theft.˜ The Supplier will pay the Organisation 250 per Item, where the SL has not been met.</text:p>
          </table:table-cell>
          <table:table-cell office:value-type="string" table:style-name="ce32">
            <text:p>100%</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assport Secure Delivery International (DHL)</text:p>
          </table:table-cell>
          <table:table-cell office:value-type="string" table:style-name="ce32">
            <text:p>DHL GLOBAL FORWARDING UK LTD</text:p>
          </table:table-cell>
          <table:table-cell office:value-type="string" table:style-name="ce32">
            <text:p>This KPI measures delivery &amp; redelivery (both inbound &amp; outbound) of all packages within 7 working days with a 99.75% target. The Supplier will pay the Organisation a Service Credit equating to the amount of the cost of the delivery service, for each item where the SLA is not met.</text:p>
          </table:table-cell>
          <table:table-cell office:value-type="string" table:style-name="ce32">
            <text:p>99.7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assport Secure Delivery UK (FedEx)</text:p>
          </table:table-cell>
          <table:table-cell office:value-type="string" table:style-name="ce32">
            <text:p>Fedex Express UK Transportation Ltd</text:p>
          </table:table-cell>
          <table:table-cell office:value-type="string" table:style-name="ce32">
            <text:p>GRO 48 hour delivery</text:p>
          </table:table-cell>
          <table:table-cell office:value-type="string" table:style-name="ce32">
            <text:p>99%</text:p>
          </table:table-cell>
          <table:table-cell office:value-type="string" table:style-name="ce32">
            <text:p>Inadequate</text:p>
          </table:table-cell>
          <table:table-cell office:value-type="string" table:style-name="ce32">
            <text:p>Covid travel restrictions throughout 2020 and 2021 created a latent demand in passport applications. Passports not renewed for travel in 2020 and 2021 are now being renewed for travel in 2022 in addition to 2022 expected demand and therefore current demand is significantly higher than anticipated. FedEx continue to increase their capacity to respond to current demand and meet contract service levels.</text:p>
          </table:table-cell>
          <table:table-cell table:number-columns-repeated="16375"/>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assport Secure Delivery UK (FedEx)</text:p>
          </table:table-cell>
          <table:table-cell office:value-type="string" table:style-name="ce32">
            <text:p>Fedex Express UK Transportation Ltd</text:p>
          </table:table-cell>
          <table:table-cell office:value-type="string" table:style-name="ce32">
            <text:p>HMPO 24 hour delivery</text:p>
          </table:table-cell>
          <table:table-cell office:value-type="string" table:style-name="ce32">
            <text:p>99.75%</text:p>
          </table:table-cell>
          <table:table-cell office:value-type="string" table:style-name="ce32">
            <text:p>Inadequate</text:p>
          </table:table-cell>
          <table:table-cell office:value-type="string" table:style-name="ce32">
            <text:p>Covid travel restrictions throughout 2020 and 2021 created a latent demand in passport applications. <text:s/>Passports not renewed for travel in 2020 and 2021 are now being renewed for travel in 2022 in addition to 2022 expected demand and therefore current demand is significantly higher than anticipated. FedEx continue to increase their capacity to respond to current demand and meet contract service levels.</text:p>
          </table:table-cell>
          <table:table-cell table:number-columns-repeated="16375"/>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assport Secure Delivery UK (FedEx)</text:p>
          </table:table-cell>
          <table:table-cell office:value-type="string" table:style-name="ce32">
            <text:p>Fedex Express UK Transportation Ltd</text:p>
          </table:table-cell>
          <table:table-cell office:value-type="string" table:style-name="ce32">
            <text:p>HMPO 48 hour delivery</text:p>
          </table:table-cell>
          <table:table-cell office:value-type="string" table:style-name="ce32">
            <text:p>99.75%</text:p>
          </table:table-cell>
          <table:table-cell office:value-type="string" table:style-name="ce32">
            <text:p>Inadequate</text:p>
          </table:table-cell>
          <table:table-cell office:value-type="string" table:style-name="ce32">
            <text:p>Covid travel restrictions throughout 2020 and 2021 created a latent demand in passport applications. Passports not renewed for travel in 2020 and 2021 are now being renewed for travel in 2022 in addition to 2022 expected demand and therefore current demand is significantly higher than anticipated. FedEx continue to increase their capacity to respond to current demand and meet contract service levels.</text:p>
          </table:table-cell>
          <table:table-cell table:number-columns-repeated="16375"/>
        </table:table-row>
        <table:table-row table:style-name="ro1">
          <table:table-cell office:value-type="string" table:style-name="ce32">
            <text:p>FY21-22 Q3 Oct-Nov-Dec</text:p>
          </table:table-cell>
          <table:table-cell office:value-type="string" table:style-name="ce32">
            <text:p>HO</text:p>
          </table:table-cell>
          <table:table-cell office:value-type="string" table:style-name="ce32">
            <text:p>Home Office</text:p>
          </table:table-cell>
          <table:table-cell office:value-type="string" table:style-name="ce32">
            <text:p>Passport Secure Delivery UK (FedEx)</text:p>
          </table:table-cell>
          <table:table-cell office:value-type="string" table:style-name="ce32">
            <text:p>Fedex Express UK Transportation Ltd</text:p>
          </table:table-cell>
          <table:table-cell office:value-type="string" table:style-name="ce32">
            <text:p>UKVI 48 hour delivery</text:p>
          </table:table-cell>
          <table:table-cell office:value-type="string" table:style-name="ce32">
            <text:p>99%</text:p>
          </table:table-cell>
          <table:table-cell office:value-type="string" table:style-name="ce32">
            <text:p>Inadequate</text:p>
          </table:table-cell>
          <table:table-cell office:value-type="string" table:style-name="ce32">
            <text:p>Covid travel restrictions throughout 2020 and 2021 created a latent demand in passport applications. <text:s/>Passports not renewed for travel in 2020 and 2021 are now being renewed for travel in 2022 in addition to 2022 expected demand and therefore current demand is significantly higher than anticipated. FedEx continue to increase their capacity to respond to current demand and meet contract service levels.</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AESAS - Provision of Aircraft Engineering Support and Airfield Services at Royal Naval Air Stations Yeovilton and Culdrose</text:p>
          </table:table-cell>
          <table:table-cell office:value-type="string" table:style-name="ce32">
            <text:p>SERCO LIMITED</text:p>
          </table:table-cell>
          <table:table-cell office:value-type="string" table:style-name="ce32">
            <text:p>Aircraft Engineering Service Delivery;</text:p>
          </table:table-cell>
          <table:table-cell office:value-type="string" table:style-name="ce32">
            <text:p>100% delivery without issue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AESAS - Provision of Aircraft Engineering Support and Airfield Services at Royal Naval Air Stations Yeovilton and Culdrose</text:p>
          </table:table-cell>
          <table:table-cell office:value-type="string" table:style-name="ce32">
            <text:p>SERCO LIMITED</text:p>
          </table:table-cell>
          <table:table-cell office:value-type="string" table:style-name="ce32">
            <text:p>Safety</text:p>
          </table:table-cell>
          <table:table-cell office:value-type="string" table:style-name="ce32">
            <text:p>100% delivery without issue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AESAS - Provision of Aircraft Engineering Support and Airfield Services at Royal Naval Air Stations Yeovilton and Culdrose</text:p>
          </table:table-cell>
          <table:table-cell office:value-type="string" table:style-name="ce32">
            <text:p>SERCO LIMITED</text:p>
          </table:table-cell>
          <table:table-cell office:value-type="string" table:style-name="ce32">
            <text:p>Training Delivery</text:p>
          </table:table-cell>
          <table:table-cell office:value-type="string" table:style-name="ce32">
            <text:p>100% delivery without issue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PMAP/0097 - Aviation Support to British Forces Cyprus</text:p>
          </table:table-cell>
          <table:table-cell office:value-type="string" table:style-name="ce32">
            <text:p>F B HELISERVICES LTD</text:p>
          </table:table-cell>
          <table:table-cell office:value-type="string" table:style-name="ce32">
            <text:p>KPI 1 refers to provision of the task line(s) in Cyprus. The intention of KPI 1 is to focus the Contractor’s behaviour on effectively managing and maintaining the fleet to ensure aircraft availability, in the correct configuration, pursuant to the SOR</text:p>
          </table:table-cell>
          <table:table-cell office:value-type="string" table:style-name="ce32">
            <text:p>95%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700004296- Supply and Support of Large Aircraft Coolers (LAC)</text:p>
          </table:table-cell>
          <table:table-cell office:value-type="string" table:style-name="ce32">
            <text:p>BABCOCK AEROSPACE LIMITED</text:p>
          </table:table-cell>
          <table:table-cell office:value-type="string" table:style-name="ce32">
            <text:p>Percentage of repairs and spares delivered on time</text:p>
          </table:table-cell>
          <table:table-cell office:value-type="string" table:style-name="ce32">
            <text:p>95%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Provision of Contact Centre services to Support Royal Navy and Royal Air Force Recruitment</text:p>
          </table:table-cell>
          <table:table-cell office:value-type="string" table:style-name="ce32">
            <text:p>TELEPERFORMANCE LTD</text:p>
          </table:table-cell>
          <table:table-cell office:value-type="string" table:style-name="ce32">
            <text:p>80% of all calls to be answered within 20 seconds</text:p>
          </table:table-cell>
          <table:table-cell office:value-type="string" table:style-name="ce32">
            <text:p>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Provision of Contact Centre services to Support Royal Navy and Royal Air Force Recruitment</text:p>
          </table:table-cell>
          <table:table-cell office:value-type="string" table:style-name="ce32">
            <text:p>TELEPERFORMANCE LTD</text:p>
          </table:table-cell>
          <table:table-cell office:value-type="string" table:style-name="ce32">
            <text:p>Emails should be answered within 24 hours of receipt</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Provision of Contact Centre services to Support Royal Navy and Royal Air Force Recruitment</text:p>
          </table:table-cell>
          <table:table-cell office:value-type="string" table:style-name="ce32">
            <text:p>TELEPERFORMANCE LTD</text:p>
          </table:table-cell>
          <table:table-cell office:value-type="string" table:style-name="ce32">
            <text:p>Social media contact should be answered within an average of 30 minutes of receipt during operational hour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DSOM Implementation</text:p>
          </table:table-cell>
          <table:table-cell office:value-type="string" table:style-name="ce32">
            <text:p>KPMG LLP</text:p>
          </table:table-cell>
          <table:table-cell office:value-type="string" table:style-name="ce32">
            <text:p>Key Milestones and deliverables:</text:p>
            <text:p>The Contractor shall submit for approval relevant deliverables set out in the Task Authorisation Form (TAF) within a timeframe agreed with the nominated Project Lead<text:s/></text:p>
          </table:table-cell>
          <table:table-cell office:value-type="string" table:style-name="ce32">
            <text:p>On Tim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DSOM Implementation</text:p>
          </table:table-cell>
          <table:table-cell office:value-type="string" table:style-name="ce32">
            <text:p>KPMG LLP</text:p>
          </table:table-cell>
          <table:table-cell office:value-type="string" table:style-name="ce32">
            <text:p>Meetings &amp; Reports:</text:p>
            <text:p>The Contractor shall submit a monthly progress report within 5 business days prior to the monthly programme board meeting to the nominated Project Manager and Commercial Officer.</text:p>
          </table:table-cell>
          <table:table-cell office:value-type="string" table:style-name="ce32">
            <text:p>On Tim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DSOM Implementation</text:p>
          </table:table-cell>
          <table:table-cell office:value-type="string" table:style-name="ce32">
            <text:p>KPMG LLP</text:p>
          </table:table-cell>
          <table:table-cell office:value-type="string" table:style-name="ce32">
            <text:p>Project / Technical Support:</text:p>
            <text:p>The Contractor shall provide initial response or acknowledgement of receipt the Authorities request for Project / Technical Support within 10 business days of receipt (either by telephone or email). The Contractor shall provide a response to support marked as urgent within 2 business days of receipt or as otherwise agreed with the Authority’s appointed PM</text:p>
          </table:table-cell>
          <table:table-cell office:value-type="string" table:style-name="ce32">
            <text:p>On Tim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Brize Support Contract BSC)</text:p>
          </table:table-cell>
          <table:table-cell office:value-type="string" table:style-name="ce32">
            <text:p>SERCO LIMITED</text:p>
          </table:table-cell>
          <table:table-cell office:value-type="string" table:style-name="ce32">
            <text:p>Station Output. Deliver 100% of Critical Tasks</text:p>
          </table:table-cell>
          <table:table-cell office:value-type="string" table:style-name="ce32">
            <text:p>100%</text:p>
          </table:table-cell>
          <table:table-cell office:value-type="string" table:style-name="ce32">
            <text:p>Requires Improvement</text:p>
          </table:table-cell>
          <table:table-cell office:value-type="string" table:style-name="ce32">
            <text:p>First month of contract. Recruitment is continuing with the expectation the full headcount will be achieved for the next qtr and the KPI for 'Critical Task' reporting 'Good'.</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Brize Support Contract BSC)</text:p>
          </table:table-cell>
          <table:table-cell office:value-type="string" table:style-name="ce32">
            <text:p>SERCO LIMITED</text:p>
          </table:table-cell>
          <table:table-cell office:value-type="string" table:style-name="ce32">
            <text:p>Sustained, timely and effective provision of supplier enabling service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UEW/011 - Procurement and Availability In-Service Support of DE Equipment</text:p>
          </table:table-cell>
          <table:table-cell office:value-type="string" table:style-name="ce32">
            <text:p>JFD LIMITED</text:p>
          </table:table-cell>
          <table:table-cell office:value-type="string" table:style-name="ce32">
            <text:p>Contractor Management Activities<text:s/></text:p>
          </table:table-cell>
          <table:table-cell office:value-type="string" table:style-name="ce32">
            <text:p>Green Performance Level for one or more of PIs 2.1 and 2.2, with no Red Performance Level</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UEW/011 - Procurement and Availability In-Service Support of DE Equipment</text:p>
          </table:table-cell>
          <table:table-cell office:value-type="string" table:style-name="ce32">
            <text:p>JFD LIMITED</text:p>
          </table:table-cell>
          <table:table-cell office:value-type="string" table:style-name="ce32">
            <text:p>Service Delivery for Availability</text:p>
          </table:table-cell>
          <table:table-cell office:value-type="string" table:style-name="ce32">
            <text:p>Green Performance Level for two or more of PIs 1.1, 1,2 and 1.3, with no Red Performance Level</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UEW/011 - Procurement and Availability In-Service Support of DE Equipment</text:p>
          </table:table-cell>
          <table:table-cell office:value-type="string" table:style-name="ce32">
            <text:p>JFD LIMITED</text:p>
          </table:table-cell>
          <table:table-cell office:value-type="string" table:style-name="ce32">
            <text:p>Technical Support</text:p>
          </table:table-cell>
          <table:table-cell office:value-type="string" table:style-name="ce32">
            <text:p>Green Performance Level for two or more of PIs 3.1, 3.2 and 3.3, with no Red Performance Level</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Miscellaneous Sonar Equipment Follow-on Support (MSE FoS)</text:p>
          </table:table-cell>
          <table:table-cell office:value-type="string" table:style-name="ce32">
            <text:p>SYSTEMS ENGINEERING &amp; ASSESSMENT LTD</text:p>
          </table:table-cell>
          <table:table-cell office:value-type="string" table:style-name="ce32">
            <text:p>Availability 1 (AV1) - Total number of spares demands not satisfied on or prior to the applicable Required Delivery Date (RDD)</text:p>
          </table:table-cell>
          <table:table-cell office:value-type="string" table:style-name="ce32">
            <text:p>5 or less (Gree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Miscellaneous Sonar Equipment Follow-on Support (MSE FoS)</text:p>
          </table:table-cell>
          <table:table-cell office:value-type="string" table:style-name="ce32">
            <text:p>SYSTEMS ENGINEERING &amp; ASSESSMENT LTD</text:p>
          </table:table-cell>
          <table:table-cell office:value-type="string" table:style-name="ce32">
            <text:p>Reliability 1 (REL1) - Number of Equipment Related Operational Defects (OpDefs) Raised</text:p>
          </table:table-cell>
          <table:table-cell office:value-type="string" table:style-name="ce32">
            <text:p>4 or less (Gree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Miscellaneous Sonar Equipment Follow-on Support (MSE FoS)</text:p>
          </table:table-cell>
          <table:table-cell office:value-type="string" table:style-name="ce32">
            <text:p>SYSTEMS ENGINEERING &amp; ASSESSMENT LTD</text:p>
          </table:table-cell>
          <table:table-cell office:value-type="string" table:style-name="ce32">
            <text:p>Time to Fix 1 (FIX 1) - Operational Defect (OpDef) Technical Advice 1. OpDef B2 &amp; above 2. OpDef below B2</text:p>
          </table:table-cell>
          <table:table-cell office:value-type="string" table:style-name="ce32">
            <text:p>1. Within 24 hours 2. Within 2 business day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CCLL19A01- LOT 1 - The Provision of Litigation Lawyers for the MOD.</text:p>
          </table:table-cell>
          <table:table-cell office:value-type="string" table:style-name="ce32">
            <text:p>KEOGHS LLP</text:p>
          </table:table-cell>
          <table:table-cell office:value-type="string" table:style-name="ce32">
            <text:p>Compliance with Performance Standards necessary to maintain LEXCEL accreditation.<text:s/></text:p>
          </table:table-cell>
          <table:table-cell office:value-type="string" table:style-name="ce32">
            <text:p>Compliance Me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CCLL19A01- LOT 1 - The Provision of Litigation Lawyers for the MOD.</text:p>
          </table:table-cell>
          <table:table-cell office:value-type="string" table:style-name="ce32">
            <text:p>KEOGHS LLP</text:p>
          </table:table-cell>
          <table:table-cell office:value-type="string" table:style-name="ce32">
            <text:p>To demonstrate how value for money has been achieved in the delivery of the contract, including efforts to explore continuous improvement / business performance.<text:s/></text:p>
          </table:table-cell>
          <table:table-cell office:value-type="string" table:style-name="ce32">
            <text:p>Value for Money demonstrate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CCLL19A01- LOT 1 - The Provision of Litigation Lawyers for the MOD.</text:p>
          </table:table-cell>
          <table:table-cell office:value-type="string" table:style-name="ce32">
            <text:p>KEOGHS LLP</text:p>
          </table:table-cell>
          <table:table-cell office:value-type="string" table:style-name="ce32">
            <text:p>To minimise the MPDs Legal Costs, both Claimant and Defendant, through effective case management and seek to maximise potential recoveries.<text:s/></text:p>
          </table:table-cell>
          <table:table-cell office:value-type="string" table:style-name="ce32">
            <text:p>Legal costs minimise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HOCS3a -Supply of Printed Books, Monographs, leaflets and Other Publications</text:p>
          </table:table-cell>
          <table:table-cell office:value-type="string" table:style-name="ce32">
            <text:p>BLACKWELL LIMITED</text:p>
          </table:table-cell>
          <table:table-cell office:value-type="string" table:style-name="ce32">
            <text:p>The Contractor must endeavour to obtain early notice of any supply problems and must inform the appropriate Demanding Officer within 3 working days</text:p>
          </table:table-cell>
          <table:table-cell office:value-type="string" table:style-name="ce32">
            <text:p>Supply problems notified within 3 working day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HOCS3a -Supply of Printed Books, Monographs, leaflets and Other Publications</text:p>
          </table:table-cell>
          <table:table-cell office:value-type="string" table:style-name="ce32">
            <text:p>BLACKWELL LIMITED</text:p>
          </table:table-cell>
          <table:table-cell office:value-type="string" table:style-name="ce32">
            <text:p>The Contractor must initiate all orders within three working days of receipt</text:p>
          </table:table-cell>
          <table:table-cell office:value-type="string" table:style-name="ce32">
            <text:p>&gt;95% &lt; 3 weeks<text:s/></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EMTC2 2021</text:p>
          </table:table-cell>
          <table:table-cell office:value-type="string" table:style-name="ce32">
            <text:p>BABCOCK LAND DEFENCE LIMITED</text:p>
          </table:table-cell>
          <table:table-cell office:value-type="string" table:style-name="ce32">
            <text:p>Contractor provided training delivery</text:p>
          </table:table-cell>
          <table:table-cell office:value-type="string" table:style-name="ce32">
            <text:p>&gt;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EMTC2 2021</text:p>
          </table:table-cell>
          <table:table-cell office:value-type="string" table:style-name="ce32">
            <text:p>BABCOCK LAND DEFENCE LIMITED</text:p>
          </table:table-cell>
          <table:table-cell office:value-type="string" table:style-name="ce32">
            <text:p>Training Documentation Upkeep and Maintenance</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Provision of Professional Services to Navy Command People Transformation Analytics (NCPTA)</text:p>
          </table:table-cell>
          <table:table-cell office:value-type="string" table:style-name="ce32">
            <text:p>TECHMODAL LIMITED</text:p>
          </table:table-cell>
          <table:table-cell office:value-type="string" table:style-name="ce32">
            <text:p>Percentage of taskings assigned suitably skilled and experienced personnel</text:p>
          </table:table-cell>
          <table:table-cell office:value-type="string" table:style-name="ce32">
            <text:p>100%</text:p>
          </table:table-cell>
          <table:table-cell office:value-type="string" table:style-name="ce32">
            <text:p>Other - Consider returned</text:p>
          </table:table-cell>
          <table:table-cell office:value-type="string" table:style-name="ce32">
            <text:p>No taskings have been undertaken during the reporting period for contract 700007881. As such no Average performance for Quarter or KPI Rating is available for this period for any of the KPIs reported.</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Provision of Professional Services to Navy Command People Transformation Analytics (NCPTA)</text:p>
          </table:table-cell>
          <table:table-cell office:value-type="string" table:style-name="ce32">
            <text:p>TECHMODAL LIMITED</text:p>
          </table:table-cell>
          <table:table-cell office:value-type="string" table:style-name="ce32">
            <text:p>Percentage of taskings meeting a 5-day response time after issue of Tasking by the Authority</text:p>
          </table:table-cell>
          <table:table-cell office:value-type="string" table:style-name="ce32">
            <text:p>90%</text:p>
          </table:table-cell>
          <table:table-cell office:value-type="string" table:style-name="ce32">
            <text:p>Other - Consider returned</text:p>
          </table:table-cell>
          <table:table-cell office:value-type="string" table:style-name="ce32">
            <text:p>No taskings have been undertaken during the reporting period for contract 700007881. As such no Average performance for Quarter or KPI Rating is available for this period for any of the KPIs reported.</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Provision of Professional Services to Navy Command People Transformation Analytics (NCPTA)</text:p>
          </table:table-cell>
          <table:table-cell office:value-type="string" table:style-name="ce32">
            <text:p>TECHMODAL LIMITED</text:p>
          </table:table-cell>
          <table:table-cell office:value-type="string" table:style-name="ce32">
            <text:p>Percentage of taskings supported by effective Project and Programme management</text:p>
          </table:table-cell>
          <table:table-cell office:value-type="string" table:style-name="ce32">
            <text:p>100%</text:p>
          </table:table-cell>
          <table:table-cell office:value-type="string" table:style-name="ce32">
            <text:p>Other - Consider returned</text:p>
          </table:table-cell>
          <table:table-cell office:value-type="string" table:style-name="ce32">
            <text:p>No taskings have been undertaken during the reporting period for contract 700007881. As such no Average performance for Quarter or KPI Rating is available for this period for any of the KPIs reported.</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Provision of RAF Air and Space Power Training</text:p>
          </table:table-cell>
          <table:table-cell office:value-type="string" table:style-name="ce32">
            <text:p>UNIVERSITY OF PORTSMOUTH</text:p>
          </table:table-cell>
          <table:table-cell office:value-type="string" table:style-name="ce32">
            <text:p>Assessment- Contractor <text:s/>provides assessments as per agreed Assessment Specification (Aspecs)</text:p>
          </table:table-cell>
          <table:table-cell office:value-type="string" table:style-name="ce32">
            <text:p>99% of Learning Specification (Lspec) learning points achieve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Provision of RAF Air and Space Power Training</text:p>
          </table:table-cell>
          <table:table-cell office:value-type="string" table:style-name="ce32">
            <text:p>UNIVERSITY OF PORTSMOUTH</text:p>
          </table:table-cell>
          <table:table-cell office:value-type="string" table:style-name="ce32">
            <text:p>Lesson content- Contractor teaches material as per agreed Learning Specification (Lspec)</text:p>
          </table:table-cell>
          <table:table-cell office:value-type="string" table:style-name="ce32">
            <text:p>99% of Learning Specification (Lspec) learning points achieve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Provision of RAF Air and Space Power Training</text:p>
          </table:table-cell>
          <table:table-cell office:value-type="string" table:style-name="ce32">
            <text:p>UNIVERSITY OF PORTSMOUTH</text:p>
          </table:table-cell>
          <table:table-cell office:value-type="string" table:style-name="ce32">
            <text:p>Upkeep of Technology enhanced learning (TEL) materials on Virtual learning environment (VLE) - Contractor maintain VLE material as per agreed Technology Enhanced Learning Specification (TELLSpec)</text:p>
          </table:table-cell>
          <table:table-cell office:value-type="string" table:style-name="ce32">
            <text:p>99% of Technology Enhanced Learning Specification (TELLSpec) material populated on Local Research Network (LRN) VLE<text: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OIP/0046-MP - Manufacture and In-Service Support</text:p>
          </table:table-cell>
          <table:table-cell office:value-type="string" table:style-name="ce32">
            <text:p>W F E L LTD</text:p>
          </table:table-cell>
          <table:table-cell office:value-type="string" table:style-name="ce32">
            <text:p>Completion times for repair and Post Design Services tasks</text:p>
          </table:table-cell>
          <table:table-cell office:value-type="string" table:style-name="ce32">
            <text:p>Green (all repair and Post Design Services tasks completed within agreed timeframe)</text:p>
          </table:table-cell>
          <table:table-cell office:value-type="string" table:style-name="ce32">
            <text:p>Other - Consider returned</text:p>
          </table:table-cell>
          <table:table-cell office:value-type="string" table:style-name="ce32">
            <text:p>No repair or PDS tasks were placed during this quarter</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OIP/0046-MP - Manufacture and In-Service Support</text:p>
          </table:table-cell>
          <table:table-cell office:value-type="string" table:style-name="ce32">
            <text:p>W F E L LTD</text:p>
          </table:table-cell>
          <table:table-cell office:value-type="string" table:style-name="ce32">
            <text:p>Management Reporting - provision of monthly report by the penultimate business day of each month</text:p>
          </table:table-cell>
          <table:table-cell office:value-type="string" table:style-name="ce32">
            <text:p>Green (all reports delivered on tim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OIP/0046-MP - Manufacture and In-Service Support</text:p>
          </table:table-cell>
          <table:table-cell office:value-type="string" table:style-name="ce32">
            <text:p>W F E L LTD</text:p>
          </table:table-cell>
          <table:table-cell office:value-type="string" table:style-name="ce32">
            <text:p>Provision of Quotations for Tasking Forms</text:p>
          </table:table-cell>
          <table:table-cell office:value-type="string" table:style-name="ce32">
            <text:p>Green (all quotations provided within 10 working days)</text:p>
          </table:table-cell>
          <table:table-cell office:value-type="string" table:style-name="ce32">
            <text:p>Other - Consider returned</text:p>
          </table:table-cell>
          <table:table-cell office:value-type="string" table:style-name="ce32">
            <text:p>No repair or PDS tasks were placed during this quarter</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Rapid Access Diagnostic Imaging and Surgery</text:p>
          </table:table-cell>
          <table:table-cell office:value-type="string" table:style-name="ce32">
            <text:p>SPIRE HEALTHCARE LIMITED</text:p>
          </table:table-cell>
          <table:table-cell office:value-type="string" table:style-name="ce32">
            <text:p>Accelerated Spinal Surgical interventions performed within 2 weeks</text:p>
          </table:table-cell>
          <table:table-cell office:value-type="string" table:style-name="ce32">
            <text:p>95%</text:p>
          </table:table-cell>
          <table:table-cell office:value-type="string" table:style-name="ce32">
            <text:p>Inadequate</text:p>
          </table:table-cell>
          <table:table-cell office:value-type="string" table:style-name="ce32">
            <text:p>Hospitals are talking to staff and consultants to see if they can increase capacity across the hospital network.</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Rapid Access Diagnostic Imaging and Surgery</text:p>
          </table:table-cell>
          <table:table-cell office:value-type="string" table:style-name="ce32">
            <text:p>SPIRE HEALTHCARE LIMITED</text:p>
          </table:table-cell>
          <table:table-cell office:value-type="string" table:style-name="ce32">
            <text:p>All patients referred for imaging must have the diagnostic image performed, reported, and the results to be received by the referring MIAC within 10 working days of referral</text:p>
          </table:table-cell>
          <table:table-cell office:value-type="string" table:style-name="ce32">
            <text:p>95%</text:p>
          </table:table-cell>
          <table:table-cell office:value-type="string" table:style-name="ce32">
            <text:p>Inadequate</text:p>
          </table:table-cell>
          <table:table-cell office:value-type="string" table:style-name="ce32">
            <text:p>Hospitals are talking to staff and consultants to see if they can increase capacity across the hospital network.</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Rapid Access Diagnostic Imaging and Surgery</text:p>
          </table:table-cell>
          <table:table-cell office:value-type="string" table:style-name="ce32">
            <text:p>SPIRE HEALTHCARE LIMITED</text:p>
          </table:table-cell>
          <table:table-cell office:value-type="string" table:style-name="ce32">
            <text:p>Orthopaedic Surgery referrals to be performed within 6 weeks</text:p>
          </table:table-cell>
          <table:table-cell office:value-type="string" table:style-name="ce32">
            <text:p>95%</text:p>
          </table:table-cell>
          <table:table-cell office:value-type="string" table:style-name="ce32">
            <text:p>Inadequate</text:p>
          </table:table-cell>
          <table:table-cell office:value-type="string" table:style-name="ce32">
            <text:p>Hospitals are talking to staff and consultants to see if they can increase capacity across the hospital network.</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SUPPLY OF GROUND FUELS</text:p>
          </table:table-cell>
          <table:table-cell office:value-type="string" table:style-name="ce32">
            <text:p>HELLENIC PETROLEUM CYPRUS LTD</text:p>
          </table:table-cell>
          <table:table-cell office:value-type="string" table:style-name="ce32">
            <text:p>Fuel delivered is of consistent volume to that of fuel ordered. <text:s/>Count of loads achieving the ordered volume as a percentage of total deliveries.</text:p>
          </table:table-cell>
          <table:table-cell office:value-type="string" table:style-name="ce32">
            <text:p>97%</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SUPPLY OF GROUND FUELS</text:p>
          </table:table-cell>
          <table:table-cell office:value-type="string" table:style-name="ce32">
            <text:p>HELLENIC PETROLEUM CYPRUS LTD</text:p>
          </table:table-cell>
          <table:table-cell office:value-type="string" table:style-name="ce32">
            <text:p>Fuel is consistent with Joint Services Publication (JSP) 317. <text:s/>Fuel will be tested after handover by a representative of the Authority. <text:s/>Count of loads passing the quality assurance check as a percentage of total deliverie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SUPPLY OF GROUND FUELS</text:p>
          </table:table-cell>
          <table:table-cell office:value-type="string" table:style-name="ce32">
            <text:p>HELLENIC PETROLEUM CYPRUS LTD</text:p>
          </table:table-cell>
          <table:table-cell office:value-type="string" table:style-name="ce32">
            <text:p>Road delivered fuel - deliveries are made within 48 hours from the time of the order and within receipt times in accordance with the terms of the Contract. <text:s/>Retrospective comparison of Order date and time against delivery date sourced from the Contractor's management information and supporting consignment notes and delivery requests.</text:p>
          </table:table-cell>
          <table:table-cell office:value-type="string" table:style-name="ce32">
            <text:p>9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Support for Maritime Secret and Above</text:p>
            <text:p>Secret Operational ICT Domains</text:p>
          </table:table-cell>
          <table:table-cell office:value-type="string" table:style-name="ce32">
            <text:p>CARBON60 LIMITED</text:p>
          </table:table-cell>
          <table:table-cell office:value-type="string" table:style-name="ce32">
            <text:p>All Operational Deficiencies (OPDEFs) at Cat B2 and above to have a response to the issuing unit within 4 hours of receiving the notification.</text:p>
          </table:table-cell>
          <table:table-cell office:value-type="string" table:style-name="ce32">
            <text:p>Within 4 hour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Support for Maritime Secret and Above</text:p>
            <text:p>Secret Operational ICT Domains</text:p>
          </table:table-cell>
          <table:table-cell office:value-type="string" table:style-name="ce32">
            <text:p>CARBON60 LIMITED</text:p>
          </table:table-cell>
          <table:table-cell office:value-type="string" table:style-name="ce32">
            <text:p>All Operational Deficiencies (OPDEFs) at Cat C2 and below to have a response to the issuing unit within 24 business hours of receiving the notification.</text:p>
          </table:table-cell>
          <table:table-cell office:value-type="string" table:style-name="ce32">
            <text:p>Within 24 hour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Support for Maritime Secret and Above</text:p>
            <text:p>Secret Operational ICT Domains</text:p>
          </table:table-cell>
          <table:table-cell office:value-type="string" table:style-name="ce32">
            <text:p>CARBON60 LIMITED</text:p>
          </table:table-cell>
          <table:table-cell office:value-type="string" table:style-name="ce32">
            <text:p>MODCERT directives will be implemented for supported systems as directed.</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FTS5/700040374 Provision of contracted solution to conduct Military Airworthiness Reviews (MAR)</text:p>
          </table:table-cell>
          <table:table-cell office:value-type="string" table:style-name="ce32">
            <text:p>ATKINS LIMITED</text:p>
          </table:table-cell>
          <table:table-cell office:value-type="string" table:style-name="ce32">
            <text:p>KPI 1 - Number of Aviation Reviews completed</text:p>
          </table:table-cell>
          <table:table-cell office:value-type="string" table:style-name="ce32">
            <text:p>Good progres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FTS5/700040374 Provision of contracted solution to conduct Military Airworthiness Reviews (MAR)</text:p>
          </table:table-cell>
          <table:table-cell office:value-type="string" table:style-name="ce32">
            <text:p>ATKINS LIMITED</text:p>
          </table:table-cell>
          <table:table-cell office:value-type="string" table:style-name="ce32">
            <text:p>KPI 2 – Missed days/opportunities</text:p>
          </table:table-cell>
          <table:table-cell office:value-type="string" table:style-name="ce32">
            <text:p>Good progres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FTS5/700040374 Provision of contracted solution to conduct Military Airworthiness Reviews (MAR)</text:p>
          </table:table-cell>
          <table:table-cell office:value-type="string" table:style-name="ce32">
            <text:p>ATKINS LIMITED</text:p>
          </table:table-cell>
          <table:table-cell office:value-type="string" table:style-name="ce32">
            <text:p>KPI 3 – Average number of days per Military Aviation Review</text:p>
          </table:table-cell>
          <table:table-cell office:value-type="string" table:style-name="ce32">
            <text:p>Good progres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SSP Lot 2 - Process and Business Modernisation Design and Delivery</text:p>
          </table:table-cell>
          <table:table-cell office:value-type="string" table:style-name="ce32">
            <text:p>PA Consulting Services Ltd</text:p>
          </table:table-cell>
          <table:table-cell office:value-type="string" table:style-name="ce32">
            <text:p>Credible and sustainable knowledge transfer to MOD resources</text:p>
          </table:table-cell>
          <table:table-cell office:value-type="string" table:style-name="ce32">
            <text:p>&gt;2 upskilling sessions monthly / no negative feedback</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SSP Lot 2 - Process and Business Modernisation Design and Delivery</text:p>
          </table:table-cell>
          <table:table-cell office:value-type="string" table:style-name="ce32">
            <text:p>PA Consulting Services Ltd</text:p>
          </table:table-cell>
          <table:table-cell office:value-type="string" table:style-name="ce32">
            <text:p>Sustained, timely and effective provision of supplier enabling services</text:p>
          </table:table-cell>
          <table:table-cell office:value-type="string" table:style-name="ce32">
            <text:p>New posts are filled within 28 days of start date / No negative feedback</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SSP Lot 2 - Process and Business Modernisation Design and Delivery</text:p>
          </table:table-cell>
          <table:table-cell office:value-type="string" table:style-name="ce32">
            <text:p>PA Consulting Services Ltd</text:p>
          </table:table-cell>
          <table:table-cell office:value-type="string" table:style-name="ce32">
            <text:p>Sustained provision of effective and beneficial insights from other sectors and organisations</text:p>
          </table:table-cell>
          <table:table-cell office:value-type="string" table:style-name="ce32">
            <text:p>&gt;2 insight sessions delivered within quarter</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Contractor Support to Chinook and Puma Force</text:p>
          </table:table-cell>
          <table:table-cell office:value-type="string" table:style-name="ce32">
            <text:p>MORSON HUMAN RESOURCES LIMITED</text:p>
          </table:table-cell>
          <table:table-cell office:value-type="string" table:style-name="ce32">
            <text:p>Deliver all outputs to expected quality.</text:p>
          </table:table-cell>
          <table:table-cell office:value-type="string" table:style-name="ce32">
            <text:p>No more than two (2) failures by the Contractor to deliver output to expected quality resulting in formal action via Quality Occurrence Report (QOR).</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Contractor Support to Chinook and Puma Force</text:p>
          </table:table-cell>
          <table:table-cell office:value-type="string" table:style-name="ce32">
            <text:p>MORSON HUMAN RESOURCES LIMITED</text:p>
          </table:table-cell>
          <table:table-cell office:value-type="string" table:style-name="ce32">
            <text:p>Ensure Contractor personnel are SQEP appropriate to output type. </text:p>
          </table:table-cell>
          <table:table-cell office:value-type="string" table:style-name="ce32">
            <text:p>100% of Contractor personnel are Suitably Qualified and Experienced Personnel (SQEP) in accordance with the Schedule of Requirements (SOR), and, MOD is consulted in the recruitment of 100% of personnel. </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Contractor Support to Chinook and Puma Force</text:p>
          </table:table-cell>
          <table:table-cell office:value-type="string" table:style-name="ce32">
            <text:p>MORSON HUMAN RESOURCES LIMITED</text:p>
          </table:table-cell>
          <table:table-cell office:value-type="string" table:style-name="ce32">
            <text:p>Full Participation in Contract governance in accordance with the Schedule of Requirements.. </text:p>
          </table:table-cell>
          <table:table-cell office:value-type="string" table:style-name="ce32">
            <text:p>No occurrences where the Contractor nominated attendees are not present at the governance meeting, OR associated governance reports are not submitted in accordance with the agreed timescale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Defence Aviation Conflict Awareness Planning Tool</text:p>
          </table:table-cell>
          <table:table-cell office:value-type="string" table:style-name="ce32">
            <text:p>BAE SYSTEMS (OPERATIONS) LIMITED</text:p>
          </table:table-cell>
          <table:table-cell office:value-type="string" table:style-name="ce32">
            <text:p>Problem acknowledgement: allowed average acknowledgement time 120 mins</text:p>
          </table:table-cell>
          <table:table-cell office:value-type="string" table:style-name="ce32">
            <text:p>&gt;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Defence Aviation Conflict Awareness Planning Tool</text:p>
          </table:table-cell>
          <table:table-cell office:value-type="string" table:style-name="ce32">
            <text:p>BAE SYSTEMS (OPERATIONS) LIMITED</text:p>
          </table:table-cell>
          <table:table-cell office:value-type="string" table:style-name="ce32">
            <text:p>Problem Analysis -average time allowed across problem categories</text:p>
            <text:p/>
          </table:table-cell>
          <table:table-cell office:value-type="string" table:style-name="ce32">
            <text:p>&gt;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Defence Aviation Conflict Awareness Planning Tool</text:p>
          </table:table-cell>
          <table:table-cell office:value-type="string" table:style-name="ce32">
            <text:p>BAE SYSTEMS (OPERATIONS) LIMITED</text:p>
          </table:table-cell>
          <table:table-cell office:value-type="string" table:style-name="ce32">
            <text:p>Service (system) availability &gt;=99%</text:p>
          </table:table-cell>
          <table:table-cell office:value-type="string" table:style-name="ce32">
            <text:p>&gt;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Foreign Language Training.</text:p>
          </table:table-cell>
          <table:table-cell office:value-type="string" table:style-name="ce32">
            <text:p>CAPITA BUSINESS SERVICES LTD</text:p>
          </table:table-cell>
          <table:table-cell office:value-type="string" table:style-name="ce32">
            <text:p>Course Delivery - Subcontractors to receive relevant briefing and all materials in advance of delivering a programme</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Foreign Language Training.</text:p>
          </table:table-cell>
          <table:table-cell office:value-type="string" table:style-name="ce32">
            <text:p>CAPITA BUSINESS SERVICES LTD</text:p>
          </table:table-cell>
          <table:table-cell office:value-type="string" table:style-name="ce32">
            <text:p>Customer Service - Response time to routine or urgent enquiries within 24 hours</text:p>
          </table:table-cell>
          <table:table-cell office:value-type="string" table:style-name="ce32">
            <text:p>95%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Foreign Language Training.</text:p>
          </table:table-cell>
          <table:table-cell office:value-type="string" table:style-name="ce32">
            <text:p>CAPITA BUSINESS SERVICES LTD</text:p>
          </table:table-cell>
          <table:table-cell office:value-type="string" table:style-name="ce32">
            <text:p>Staffing Guarantee - Routine:Required CVs provided per post for course delivery (minimum of 2 CV's required per post)</text:p>
          </table:table-cell>
          <table:table-cell office:value-type="string" table:style-name="ce32">
            <text:p>95% and above</text:p>
          </table:table-cell>
          <table:table-cell office:value-type="string" table:style-name="ce32">
            <text:p>Inadequate</text:p>
          </table:table-cell>
          <table:table-cell office:value-type="string" table:style-name="ce32">
            <text:p>KPI1 - This relates to only one request, which has caused a fail to this quarterly publication.<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eafox Mine Disposal System (MDS) Exploration contract. The Seafox MDS is the primary Mine Counter Measure Vessel (MCMV) providing the Mine Neutralisation capabilities on both Hunt and Sandown class Ships.</text:p>
          </table:table-cell>
          <table:table-cell office:value-type="string" table:style-name="ce32">
            <text:p>ATLAS ELEKTRONIK UK LIMITED</text:p>
          </table:table-cell>
          <table:table-cell office:value-type="string" table:style-name="ce32">
            <text:p>Provision of deliverable reports</text:p>
          </table:table-cell>
          <table:table-cell office:value-type="string" table:style-name="ce32">
            <text:p>All PIs are scored Green / PI not relevant for month</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eafox Mine Disposal System (MDS) Exploration contract. The Seafox MDS is the primary Mine Counter Measure Vessel (MCMV) providing the Mine Neutralisation capabilities on both Hunt and Sandown class Ships.</text:p>
          </table:table-cell>
          <table:table-cell office:value-type="string" table:style-name="ce32">
            <text:p>ATLAS ELEKTRONIK UK LIMITED</text:p>
          </table:table-cell>
          <table:table-cell office:value-type="string" table:style-name="ce32">
            <text:p>Service Delivery</text:p>
          </table:table-cell>
          <table:table-cell office:value-type="string" table:style-name="ce32">
            <text:p>All PIs are scored Green / PI not relevant for month</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eafox Mine Disposal System (MDS) Exploration contract. The Seafox MDS is the primary Mine Counter Measure Vessel (MCMV) providing the Mine Neutralisation capabilities on both Hunt and Sandown class Ships.</text:p>
          </table:table-cell>
          <table:table-cell office:value-type="string" table:style-name="ce32">
            <text:p>ATLAS ELEKTRONIK UK LIMITED</text:p>
          </table:table-cell>
          <table:table-cell office:value-type="string" table:style-name="ce32">
            <text:p>Technical Support</text:p>
          </table:table-cell>
          <table:table-cell office:value-type="string" table:style-name="ce32">
            <text:p>All PIs are scored Green / PI not relevant for month</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PROFESSIONAL SERVICES TO NAVY COMMAND PEOPLE AND TRAINING DIGITAL TRANSFORMATION</text:p>
          </table:table-cell>
          <table:table-cell office:value-type="string" table:style-name="ce32">
            <text:p>ERNST &amp; YOUNG LLP</text:p>
          </table:table-cell>
          <table:table-cell office:value-type="string" table:style-name="ce32">
            <text:p>5-day response times after issue of Tasking request by the Authority</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PROFESSIONAL SERVICES TO NAVY COMMAND PEOPLE AND TRAINING DIGITAL TRANSFORMATION</text:p>
          </table:table-cell>
          <table:table-cell office:value-type="string" table:style-name="ce32">
            <text:p>ERNST &amp; YOUNG LLP</text:p>
          </table:table-cell>
          <table:table-cell office:value-type="string" table:style-name="ce32">
            <text:p>Delivery of verbal report at quarterly review meeting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PROFESSIONAL SERVICES TO NAVY COMMAND PEOPLE AND TRAINING DIGITAL TRANSFORMATION</text:p>
          </table:table-cell>
          <table:table-cell office:value-type="string" table:style-name="ce32">
            <text:p>ERNST &amp; YOUNG LLP</text:p>
          </table:table-cell>
          <table:table-cell office:value-type="string" table:style-name="ce32">
            <text:p>Suitably skilled and experienced personnel are deployed to the tasking</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HVM ADAPT Part B Contract</text:p>
          </table:table-cell>
          <table:table-cell office:value-type="string" table:style-name="ce32">
            <text:p>THALES UK LIMITED</text:p>
          </table:table-cell>
          <table:table-cell office:value-type="string" table:style-name="ce32">
            <text:p> Delivery of Equipment readiness levels in accordance with the service definition specification</text:p>
          </table:table-cell>
          <table:table-cell office:value-type="string" table:style-name="ce32">
            <text:p>Delivery of the required number of Equipment at readines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HVM ADAPT Part B Contract</text:p>
          </table:table-cell>
          <table:table-cell office:value-type="string" table:style-name="ce32">
            <text:p>THALES UK LIMITED</text:p>
          </table:table-cell>
          <table:table-cell office:value-type="string" table:style-name="ce32">
            <text:p>Fulfilment of Equipment availability in accordance with the user demand profile specification</text:p>
          </table:table-cell>
          <table:table-cell office:value-type="string" table:style-name="ce32">
            <text:p>Equipment availability delivered in accordance with the user demand profil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HVM ADAPT Part B Contract</text:p>
          </table:table-cell>
          <table:table-cell office:value-type="string" table:style-name="ce32">
            <text:p>THALES UK LIMITED</text:p>
          </table:table-cell>
          <table:table-cell office:value-type="string" table:style-name="ce32">
            <text:p>Sustainment of Equipment delivered IAW Authority repairable demands as specified in service definition specification</text:p>
          </table:table-cell>
          <table:table-cell office:value-type="string" table:style-name="ce32">
            <text:p>Delivery of 90% of repairable item demands where the demand quantity is greater than 20 unit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Digital Service Programme Partner: Command and Support</text:p>
          </table:table-cell>
          <table:table-cell office:value-type="string" table:style-name="ce32">
            <text:p>DIGI2AL LIMITED</text:p>
          </table:table-cell>
          <table:table-cell office:value-type="string" table:style-name="ce32">
            <text:p>Response time from point of Statement of Work sign off to point of candidate being subject to internal NDS security process and onboarding to be less than 20 working days.</text:p>
          </table:table-cell>
          <table:table-cell office:value-type="string" table:style-name="ce32">
            <text:p>20 Working Days or les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Digital Service Programme Partner: Command and Support</text:p>
          </table:table-cell>
          <table:table-cell office:value-type="string" table:style-name="ce32">
            <text:p>DIGI2AL LIMITED</text:p>
          </table:table-cell>
          <table:table-cell office:value-type="string" table:style-name="ce32">
            <text:p>Support the improvement of working practices in the Royal Navy by delivering Agile Delivery and Product Ownership training and leading on technical communities of practice within Data and Navy Applications.</text:p>
          </table:table-cell>
          <table:table-cell office:value-type="string" table:style-name="ce32">
            <text:p>Training delivered to 100% of MOD Personnel supporting projects in defined agile or project leadership roles (should they wish to undertake training)<text: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Digital Service Programme Partner: Command and Support</text:p>
          </table:table-cell>
          <table:table-cell office:value-type="string" table:style-name="ce32">
            <text:p>DIGI2AL LIMITED</text:p>
          </table:table-cell>
          <table:table-cell office:value-type="string" table:style-name="ce32">
            <text:p>Unless specifically stated otherwise by the Data and Navy Applications Executive, developers and delivery managers should make core data accessible by other applications on the network through appropriate architectural design.<text:s/></text:p>
          </table:table-cell>
          <table:table-cell office:value-type="string" table:style-name="ce32">
            <text:p>0 Instances of non-complianc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Digital Service Programme Partner People and Public</text:p>
          </table:table-cell>
          <table:table-cell office:value-type="string" table:style-name="ce32">
            <text:p>E3 MEDIA LIMITED</text:p>
          </table:table-cell>
          <table:table-cell office:value-type="string" table:style-name="ce32">
            <text:p>Expression of Interest Increase in efficiency<text:s/></text:p>
          </table:table-cell>
          <table:table-cell office:value-type="string" table:style-name="ce32">
            <text:p>by 8% relative</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Digital Service Programme Partner People and Public</text:p>
          </table:table-cell>
          <table:table-cell office:value-type="string" table:style-name="ce32">
            <text:p>E3 MEDIA LIMITED</text:p>
          </table:table-cell>
          <table:table-cell office:value-type="string" table:style-name="ce32">
            <text:p>Increase in website matrixes</text:p>
          </table:table-cell>
          <table:table-cell office:value-type="string" table:style-name="ce32">
            <text:p>6% relative increase in pages per session<text:s/></text:p>
          </table:table-cell>
          <table:table-cell office:value-type="string" table:style-name="ce32">
            <text:p>Approaching Target</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Digital Service Programme Partner People and Public</text:p>
          </table:table-cell>
          <table:table-cell office:value-type="string" table:style-name="ce32">
            <text:p>E3 MEDIA LIMITED</text:p>
          </table:table-cell>
          <table:table-cell office:value-type="string" table:style-name="ce32">
            <text:p>SLA – Response to incidents, within 20 mins</text:p>
          </table:table-cell>
          <table:table-cell office:value-type="string" table:style-name="ce32">
            <text:p>within 20 mins<text: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Payroll &amp; Expenses System Integrator</text:p>
          </table:table-cell>
          <table:table-cell office:value-type="string" table:style-name="ce32">
            <text:p>DELOITTE LLP</text:p>
          </table:table-cell>
          <table:table-cell office:value-type="string" table:style-name="ce32">
            <text:p>100% attendance at Project Boards with suitably senior representation with input provided as necessary to allow the Board to monitor progress of the Project and make informed decision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Payroll &amp; Expenses System Integrator</text:p>
          </table:table-cell>
          <table:table-cell office:value-type="string" table:style-name="ce32">
            <text:p>DELOITTE LLP</text:p>
          </table:table-cell>
          <table:table-cell office:value-type="string" table:style-name="ce32">
            <text:p>100% attendance at weekly checkpoint meetings (or as required and directed by the Authority Project Manager. All issues or concerns raised at the earliest opportunity and actions tracked and monitored.</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Payroll &amp; Expenses System Integrator</text:p>
          </table:table-cell>
          <table:table-cell office:value-type="string" table:style-name="ce32">
            <text:p>DELOITTE LLP</text:p>
          </table:table-cell>
          <table:table-cell office:value-type="string" table:style-name="ce32">
            <text:p>No delays to Project delivery resulting from the quality or timeliness  of contractor provided suitably qualified experienced people</text:p>
          </table:table-cell>
          <table:table-cell office:value-type="string" table:style-name="ce32">
            <text:p>0 Delay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PROVISION OF TEST &amp; EVALUATION SERVICES TO SUPPORT A400M UK DELTA CAPABILITY-A400M/072</text:p>
          </table:table-cell>
          <table:table-cell office:value-type="string" table:style-name="ce32">
            <text:p>QINETIQ LIMITED</text:p>
          </table:table-cell>
          <table:table-cell office:value-type="string" table:style-name="ce32">
            <text:p>UK A400M-95% of trials Preparedness and Analysis Reports are delivered within 12 weeks of the completion of relevant trials to the specification and standards set out in the contract.<text:s/></text:p>
          </table:table-cell>
          <table:table-cell office:value-type="string" table:style-name="ce32">
            <text:p>95% and above</text:p>
          </table:table-cell>
          <table:table-cell office:value-type="string" table:style-name="ce32">
            <text:p>Approaching Target</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A400M UK MEDIUM TERM AIRCRAFT IN SERVICE SUPPORT.</text:p>
          </table:table-cell>
          <table:table-cell office:value-type="string" table:style-name="ce32">
            <text:p>AIRBUS MILITARY SOCIEDAD LIMITADA</text:p>
          </table:table-cell>
          <table:table-cell office:value-type="string" table:style-name="ce32">
            <text:p>Sortie Incentive Ratio (SIR). This KPI refers to an incentivisation when a high level of performance is achieved. It is a measure of the Sorties that commence in a given week relative to those planned before the start of such week.<text:s/></text:p>
          </table:table-cell>
          <table:table-cell office:value-type="string" table:style-name="ce32">
            <text:p>&gt;90% The application of the SIR is such that where the SIR exceeds 90% (ninety percent) the Contractor shall be entitled to an incentive, according to a ratio of the number of sorties planned and the number of sorties achieved where the cancellation of any sortie is due to a technical reason.<text:s text:c="2"/></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ARRESTOR SYSTEMS COMPETITION</text:p>
          </table:table-cell>
          <table:table-cell office:value-type="string" table:style-name="ce32">
            <text:p>MARSHALL LAND SYSTEMS LTD</text:p>
          </table:table-cell>
          <table:table-cell office:value-type="string" table:style-name="ce32">
            <text:p>The Authority requires the Contractor to satisfy demands for Barriers spares by Required Delivery Date (RDD) and satisfy undertaking of repairs and maintenance in accordance with the requirements of the Statement of Work.</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AIR TRANSPORT SECURITY SCREENING EQUIPMENT</text:p>
          </table:table-cell>
          <table:table-cell office:value-type="string" table:style-name="ce32">
            <text:p>SMITHS DETECTION-WATFORD LIMITED</text:p>
          </table:table-cell>
          <table:table-cell office:value-type="string" table:style-name="ce32">
            <text:p>The Authority requires the Contractor to measure the breakdown response time and is being assessed on the number of failed call-outs.</text:p>
          </table:table-cell>
          <table:table-cell office:value-type="string" table:style-name="ce32">
            <text:p>Greater than or equal to 1</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UPPORT SOLUTION FOR AIRCRAFT ARRESTOR SYSTEMS - PHAG&amp;RHAG</text:p>
          </table:table-cell>
          <table:table-cell office:value-type="string" table:style-name="ce32">
            <text:p>MARSHALL LAND SYSTEMS LTD</text:p>
          </table:table-cell>
          <table:table-cell office:value-type="string" table:style-name="ce32">
            <text:p>The Authority requires the Contractor to achieve 100% Readiness Level for Portable Aircraft Arrestor Gear (PAAG) as described in the Statement of Work and delivery to the Authority by the Required Delivery Date (RDD)</text:p>
          </table:table-cell>
          <table:table-cell office:value-type="string" table:style-name="ce32">
            <text:p>0 System not at Contracted Readiness level, against all MOD identified Serviceable System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UPPORT SOLUTION FOR AIRCRAFT ARRESTOR SYSTEMS - PHAG&amp;RHAG</text:p>
          </table:table-cell>
          <table:table-cell office:value-type="string" table:style-name="ce32">
            <text:p>MARSHALL LAND SYSTEMS LTD</text:p>
          </table:table-cell>
          <table:table-cell office:value-type="string" table:style-name="ce32">
            <text:p>The Authority requires the Contractor to satisfy demands for Rotary Hydraulic Arrestor Gear (RHAG) spares by Required Delivery Date (RDD) and satisfy undertaking of repairs and maintenance in accordance with the requirements of the Statement of Work</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UPPLY &amp; SUPPORT OF AIRCRAFT GROUND POWER-ACCOMM2/7068</text:p>
          </table:table-cell>
          <table:table-cell office:value-type="string" table:style-name="ce32">
            <text:p>TERBERG DTS (UK) LIMITED</text:p>
          </table:table-cell>
          <table:table-cell office:value-type="string" table:style-name="ce32">
            <text:p>The Authority requires the Contractor to sustain the in-service Fleet Availability of Ground Power Units at a minimum of 95% across the fleet over the life of the contract.</text:p>
          </table:table-cell>
          <table:table-cell office:value-type="string" table:style-name="ce32">
            <text:p>95% and abov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UPPLY AND THROUGH LIFE SUPPORT OF MOBILE ELEVATED WORK PLATFORMS-ACCOMM2B/7100</text:p>
          </table:table-cell>
          <table:table-cell office:value-type="string" table:style-name="ce32">
            <text:p>TERBERG DTS (UK) LIMITED</text:p>
          </table:table-cell>
          <table:table-cell office:value-type="string" table:style-name="ce32">
            <text:p>Fleet Availability of Mobile Evaluated Work Platforms (MEWPS)</text:p>
          </table:table-cell>
          <table:table-cell office:value-type="string" table:style-name="ce32">
            <text:p>95% and abov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PROVISION OF AIRCRAFT, INSTRUCTORS &amp; SERVICES TO SUPPORT UAS &amp; EFT, YRS 5 &amp; 6</text:p>
          </table:table-cell>
          <table:table-cell office:value-type="string" table:style-name="ce32">
            <text:p>BABCOCK AEROSPACE LIMITED</text:p>
          </table:table-cell>
          <table:table-cell office:value-type="string" table:style-name="ce32">
            <text:p>Number of Sorties not conducted due to aircraft availability</text:p>
          </table:table-cell>
          <table:table-cell office:value-type="string" table:style-name="ce32">
            <text:p>0-2%</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THE PROVISION OF GLIDER MAINTENANCE AT SYERSTON-ACT/03098</text:p>
          </table:table-cell>
          <table:table-cell office:value-type="string" table:style-name="ce32">
            <text:p>SERCO LIMITED</text:p>
          </table:table-cell>
          <table:table-cell office:value-type="string" table:style-name="ce32">
            <text:p>Meeting Contracted Engineering &amp; Logistics Standards Including 100% Support of all Continuing Airworthiness in accordance with Continuous Airworthiness Maintenance and Engineering (CAME)</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THE PROVISION OF GLIDER MAINTENANCE AT SYERSTON-ACT/03098</text:p>
          </table:table-cell>
          <table:table-cell office:value-type="string" table:style-name="ce32">
            <text:p>SERCO LIMITED</text:p>
          </table:table-cell>
          <table:table-cell office:value-type="string" table:style-name="ce32">
            <text:p>Performance against acceptance and scheduled maintenance to meet the Fleet Management Output Delivery Plan.</text:p>
          </table:table-cell>
          <table:table-cell office:value-type="string" table:style-name="ce32">
            <text:p>Output Requirements Met - All depth maintenance lines utilised and aircraft released in accordance with the scheduled output pla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THE PROVISION OF GLIDER MAINTENANCE AT SYERSTON-ACT/03098</text:p>
          </table:table-cell>
          <table:table-cell office:value-type="string" table:style-name="ce32">
            <text:p>SERCO LIMITED</text:p>
          </table:table-cell>
          <table:table-cell office:value-type="string" table:style-name="ce32">
            <text:p>Performance Against Delivery to 2 Flying Training School (FTS) Flying Programme (Sustaining Recovered Aircraft)</text:p>
          </table:table-cell>
          <table:table-cell office:value-type="string" table:style-name="ce32">
            <text:p>&gt;=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PROVISION OF SUPPORT SERVICES TO THE SSPAR AT RAF FLYINGDALES.</text:p>
          </table:table-cell>
          <table:table-cell office:value-type="string" table:style-name="ce32">
            <text:p>SERCO LIMITED</text:p>
          </table:table-cell>
          <table:table-cell office:value-type="string" table:style-name="ce32">
            <text:p>Building Management System Availability</text:p>
          </table:table-cell>
          <table:table-cell office:value-type="string" table:style-name="ce32">
            <text:p>&gt;99.9%</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PROVISION OF SUPPORT SERVICES TO THE SSPAR AT RAF FLYINGDALES.</text:p>
          </table:table-cell>
          <table:table-cell office:value-type="string" table:style-name="ce32">
            <text:p>SERCO LIMITED</text:p>
          </table:table-cell>
          <table:table-cell office:value-type="string" table:style-name="ce32">
            <text:p>Chilled Water System Availability</text:p>
          </table:table-cell>
          <table:table-cell office:value-type="string" table:style-name="ce32">
            <text:p>&gt;99%</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PROVISION OF SUPPORT SERVICES TO THE SSPAR AT RAF FLYINGDALES.</text:p>
          </table:table-cell>
          <table:table-cell office:value-type="string" table:style-name="ce32">
            <text:p>SERCO LIMITED</text:p>
          </table:table-cell>
          <table:table-cell office:value-type="string" table:style-name="ce32">
            <text:p>Survivable Power Enhancement Start Reliability</text:p>
          </table:table-cell>
          <table:table-cell office:value-type="string" table:style-name="ce32">
            <text:p>&gt;99.9%</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FALCON STEADY STATE TRAINING-ACT/04227</text:p>
          </table:table-cell>
          <table:table-cell office:value-type="string" table:style-name="ce32">
            <text:p>BAE SYSTEMS (OPERATIONS) LIMITED</text:p>
          </table:table-cell>
          <table:table-cell office:value-type="string" table:style-name="ce32">
            <text:p>Instructor Resources - Contracted Instructor resources must have the relevant skill sets and capabilities to deliver the required and agreed training.</text:p>
          </table:table-cell>
          <table:table-cell office:value-type="string" table:style-name="ce32">
            <text:p>Contracted Instructor resources must have the relevant skill sets and capabilities to deliver. <text:s/>Performance reported and minuted monthly at the tactical level (user community/Designated Officer) and Quarterly at the operational level. Monthly/Quarterly <text:s/>reports are analysed by Air Commercial and the Designated Officer.<text:s text:c="2"/></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FALCON STEADY STATE TRAINING-ACT/04227</text:p>
          </table:table-cell>
          <table:table-cell office:value-type="string" table:style-name="ce32">
            <text:p>BAE SYSTEMS (OPERATIONS) LIMITED</text:p>
          </table:table-cell>
          <table:table-cell office:value-type="string" table:style-name="ce32">
            <text:p>The Contractor must ensure the FMS (Falcon Management System Vmware (Virtual Machine applications within the PC based classrooms are available for the delivery of all relevant FT courses.</text:p>
          </table:table-cell>
          <table:table-cell office:value-type="string" table:style-name="ce32">
            <text:p>Vmware (Virtual Machine) applications within the PC based classrooms are available for the delivery of all relevant Steady State Training (SST) course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FALCON STEADY STATE TRAINING-ACT/04227</text:p>
          </table:table-cell>
          <table:table-cell office:value-type="string" table:style-name="ce32">
            <text:p>BAE SYSTEMS (OPERATIONS) LIMITED</text:p>
          </table:table-cell>
          <table:table-cell office:value-type="string" table:style-name="ce32">
            <text:p>The Contractor must provide effective management of their contracted services.<text:s/></text:p>
          </table:table-cell>
          <table:table-cell office:value-type="string" table:style-name="ce32">
            <text:p>Contractor must provide effective management of their contracted services. Performance reported and minuted monthly at the tactical level (user community/Designated Officer) and Quarterly at the operational level. Monthly/Quarterly <text:s/>reports are analysed by Air Commercial and the Designated Officer.</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ONTRACTOR LOGISTIC SUPPORT FOR VAP 60 POWERED LOADING SYSTEM</text:p>
          </table:table-cell>
          <table:table-cell office:value-type="string" table:style-name="ce32">
            <text:p>EQUIPOS INDUSTRIALES DE MANUTENCION SA (EINSA)</text:p>
          </table:table-cell>
          <table:table-cell office:value-type="string" table:style-name="ce32">
            <text:p>The Authority requires the Contractor to <text:s/>sustain the in-service total Powered Weapons Loader (VAP 60) fleet availability at a minimum of 95% over the life of the contract.</text:p>
          </table:table-cell>
          <table:table-cell office:value-type="string" table:style-name="ce32">
            <text:p>&gt;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upport for ALE47 Counter Measure Dispensing System</text:p>
          </table:table-cell>
          <table:table-cell office:value-type="string" table:style-name="ce32">
            <text:p>PETARDS JOYCE-LOEBL LIMITED</text:p>
          </table:table-cell>
          <table:table-cell office:value-type="string" table:style-name="ce32">
            <text:p>Quarterly report completed within 10 days afterthe end of the quarter ( Milestone Payment)</text:p>
          </table:table-cell>
          <table:table-cell office:value-type="string" table:style-name="ce32">
            <text:p>Quarterly report on time or early.</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upport for ALE47 Counter Measure Dispensing System</text:p>
          </table:table-cell>
          <table:table-cell office:value-type="string" table:style-name="ce32">
            <text:p>PETARDS JOYCE-LOEBL LIMITED</text:p>
          </table:table-cell>
          <table:table-cell office:value-type="string" table:style-name="ce32">
            <text:p>Repairs carried out within 60 days from Air Platform Systems (APS) agreement of repair price</text:p>
          </table:table-cell>
          <table:table-cell office:value-type="string" table:style-name="ce32">
            <text:p>All repairs carried out within 60 days<text: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upport for ALE47 Counter Measure Dispensing System</text:p>
          </table:table-cell>
          <table:table-cell office:value-type="string" table:style-name="ce32">
            <text:p>PETARDS JOYCE-LOEBL LIMITED</text:p>
          </table:table-cell>
          <table:table-cell office:value-type="string" table:style-name="ce32">
            <text:p>Tasking Authorisation Form (TAF)to be submitted by the Contractor within 10 working days of Request for Quotation (RFQ) being acknowledged by Petard Joyce-Loebl, with agreed completion date and firm price.</text:p>
          </table:table-cell>
          <table:table-cell office:value-type="string" table:style-name="ce32">
            <text:p>all Tasking Authorisation Forms (TAFs) less than or equal to 10 working days<text: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Large Aircraft Infrared Countermeasure In Service Support</text:p>
          </table:table-cell>
          <table:table-cell office:value-type="string" table:style-name="ce32">
            <text:p>NORTHROP GRUMMAN INTERNATIONAL TRADING INC</text:p>
          </table:table-cell>
          <table:table-cell office:value-type="string" table:style-name="ce32">
            <text:p>Line Replaceable Unit (LRU) Repair Turn Around Times (12-month rolling average)</text:p>
          </table:table-cell>
          <table:table-cell office:value-type="string" table:style-name="ce32">
            <text:p>Under 110 day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In Service Support and Post Design Services to the Advanced Mission Planning Aid</text:p>
          </table:table-cell>
          <table:table-cell office:value-type="string" table:style-name="ce32">
            <text:p>ENTERPRISE SERVICES DEFENCE AND SECURITY UK LIMITED</text:p>
          </table:table-cell>
          <table:table-cell office:value-type="string" table:style-name="ce32">
            <text:p>Network Attached Storage (NAS) servers’ availability. The Authority requires NAS servers to</text:p>
            <text:p>be available for more than 8 hours in a Business Day.</text:p>
          </table:table-cell>
          <table:table-cell office:value-type="string" table:style-name="ce32">
            <text:p>Greater than or equal to 98% of NAS servers available each</text:p>
            <text:p>Business Day.</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In Service Support and Post Design Services to the Advanced Mission Planning Aid</text:p>
          </table:table-cell>
          <table:table-cell office:value-type="string" table:style-name="ce32">
            <text:p>ENTERPRISE SERVICES DEFENCE AND SECURITY UK LIMITED</text:p>
          </table:table-cell>
          <table:table-cell office:value-type="string" table:style-name="ce32">
            <text:p>Storm Shadow servers’ availability. The Authority requires Storm Shadow</text:p>
            <text:p>servers to be available for more than 8 hours in a Business Day</text:p>
          </table:table-cell>
          <table:table-cell office:value-type="string" table:style-name="ce32">
            <text:p>Greater than or equal to 96% of Storm Shadow servers available</text:p>
            <text:p>each Business Day</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In Service Support and Post Design Services to the Advanced Mission Planning Aid</text:p>
          </table:table-cell>
          <table:table-cell office:value-type="string" table:style-name="ce32">
            <text:p>ENTERPRISE SERVICES DEFENCE AND SECURITY UK LIMITED</text:p>
          </table:table-cell>
          <table:table-cell office:value-type="string" table:style-name="ce32">
            <text:p>User Access Devices (UAD) availability. The Authority requires User Access</text:p>
            <text:p>Devices (UADs) are available for more than 8 hours in a Business Day</text:p>
          </table:table-cell>
          <table:table-cell office:value-type="string" table:style-name="ce32">
            <text:p>Greater than or equal to 98.8% of User Access Devices (UADs) available each Business</text:p>
            <text:p>Day</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Provision of Defence Fire and Rescue Services.</text:p>
          </table:table-cell>
          <table:table-cell office:value-type="string" table:style-name="ce32">
            <text:p>CAPITA BUSINESS SERVICES LTD</text:p>
          </table:table-cell>
          <table:table-cell office:value-type="string" table:style-name="ce32">
            <text:p>Availability of the correct number of appropriately trained and qualified personnel. Includes Performance Indicators such as Provision of professional and non-professional fire related trained personnel and measures such as average annual first time pass rate of Military Phase 2 trainee Firefighters.</text:p>
          </table:table-cell>
          <table:table-cell office:value-type="string" table:style-name="ce32">
            <text:p>&gt;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Provision of Defence Fire and Rescue Services.</text:p>
          </table:table-cell>
          <table:table-cell office:value-type="string" table:style-name="ce32">
            <text:p>CAPITA BUSINESS SERVICES LTD</text:p>
          </table:table-cell>
          <table:table-cell office:value-type="string" table:style-name="ce32">
            <text:p>Provision of appropriate fire prevention and protection capability i.e. Risk Management Plans, fire-safety related advice through telephone advice line or e-mail and timeliness of Fire Investigations, including measures such as the % of Fire Risk Assessments completed, the % of sites for which an Integrated Risk Management Plan has been produced and % of Fire Investigations that are completed within the target timescale.<text:s text:c="2"/></text:p>
          </table:table-cell>
          <table:table-cell office:value-type="string" table:style-name="ce32">
            <text:p>&gt;8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Provision of Defence Fire and Rescue Services.</text:p>
          </table:table-cell>
          <table:table-cell office:value-type="string" table:style-name="ce32">
            <text:p>CAPITA BUSINESS SERVICES LTD</text:p>
          </table:table-cell>
          <table:table-cell office:value-type="string" table:style-name="ce32">
            <text:p>Provision of fire and rescue capability to mitigate the impact of Incidents that have occurred, including measures such as % of Incidents, False Alarms and Simulations for which the Response capability provided matches that specified in the contract.</text:p>
          </table:table-cell>
          <table:table-cell office:value-type="string" table:style-name="ce32">
            <text:p>&gt;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Provision of VERITAS Enduring Support</text:p>
          </table:table-cell>
          <table:table-cell office:value-type="string" table:style-name="ce32">
            <text:p>TECHMODAL LIMITED</text:p>
          </table:table-cell>
          <table:table-cell office:value-type="string" table:style-name="ce32">
            <text:p>The code is delivered to the Authority within the agreed timeframe.</text:p>
          </table:table-cell>
          <table:table-cell office:value-type="string" table:style-name="ce32">
            <text:p>Code is delivered on or before agreed dat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Provision of VERITAS Enduring Support</text:p>
          </table:table-cell>
          <table:table-cell office:value-type="string" table:style-name="ce32">
            <text:p>TECHMODAL LIMITED</text:p>
          </table:table-cell>
          <table:table-cell office:value-type="string" table:style-name="ce32">
            <text:p>The code is tested and working on the Authority system.</text:p>
          </table:table-cell>
          <table:table-cell office:value-type="string" table:style-name="ce32">
            <text:p>Code runs on the Authority system, with less than ten (10) error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Provision of VERITAS Enduring Support</text:p>
          </table:table-cell>
          <table:table-cell office:value-type="string" table:style-name="ce32">
            <text:p>TECHMODAL LIMITED</text:p>
          </table:table-cell>
          <table:table-cell office:value-type="string" table:style-name="ce32">
            <text:p>The Contractor must provide all release related documentation covered under Appendix 1 to Annex A to Schedule 2, 4.2 and Annex A to Schedule 2; Paragraph 29.e within the agreed timeframe.</text:p>
          </table:table-cell>
          <table:table-cell office:value-type="string" table:style-name="ce32">
            <text:p>All documents received within two (2) working days of agreed dat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Training, Maintenance and Support Services (TMASS2) -ARMYHQ3/00025</text:p>
          </table:table-cell>
          <table:table-cell office:value-type="string" table:style-name="ce32">
            <text:p>BABCOCK LAND LIMITED</text:p>
          </table:table-cell>
          <table:table-cell office:value-type="string" table:style-name="ce32">
            <text:p>MA1 - Contract Management</text:p>
          </table:table-cell>
          <table:table-cell office:value-type="string" table:style-name="ce32">
            <text:p>Contractor nominated attendees present at all governance meetings, AND; timely provision by the Contractor of associated governance reports. (i.e. no occurrences of non-presence at meetings or governance reports not being submitted in accordance with the agreed timescale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Training, Maintenance and Support Services (TMASS2) -ARMYHQ3/00025</text:p>
          </table:table-cell>
          <table:table-cell office:value-type="string" table:style-name="ce32">
            <text:p>BABCOCK LAND LIMITED</text:p>
          </table:table-cell>
          <table:table-cell office:value-type="string" table:style-name="ce32">
            <text:p>MA3 - Recruitment of Suitably Qualified &amp; Experienced Personnel (SQEP)</text:p>
          </table:table-cell>
          <table:table-cell office:value-type="string" table:style-name="ce32">
            <text:p>95% of SQEP personnel recruited in accordance with the SQEP requirements specified in Section 1 Table 3 of Schedule 1 and within the timescales agreed with the Authority.</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Training, Maintenance and Support Services (TMASS2) -ARMYHQ3/00025</text:p>
          </table:table-cell>
          <table:table-cell office:value-type="string" table:style-name="ce32">
            <text:p>BABCOCK LAND LIMITED</text:p>
          </table:table-cell>
          <table:table-cell office:value-type="string" table:style-name="ce32">
            <text:p>MA4.1 - Maintenance of Instructional Staff SQEP</text:p>
          </table:table-cell>
          <table:table-cell office:value-type="string" table:style-name="ce32">
            <text:p>No more than two (2) personnel do not have the required SQEP in accordance with the SQEP requirement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COEFOR Support - Proj Thespis</text:p>
          </table:table-cell>
          <table:table-cell office:value-type="string" table:style-name="ce32">
            <text:p>MABWAY LIMITED</text:p>
          </table:table-cell>
          <table:table-cell office:value-type="string" table:style-name="ce32">
            <text:p>KPI 1 - Delivery of Management Services</text:p>
          </table:table-cell>
          <table:table-cell office:value-type="string" table:style-name="ce32">
            <text:p>At all times the Supplier provides updated plans and reports, point of contact service, a sufficient and suitably qualified Contract Management Team, SME support for Event Planning and Technical Writers for Event Planning, in accordance with the Contract.</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COEFOR Support - Proj Thespis</text:p>
          </table:table-cell>
          <table:table-cell office:value-type="string" table:style-name="ce32">
            <text:p>MABWAY LIMITED</text:p>
          </table:table-cell>
          <table:table-cell office:value-type="string" table:style-name="ce32">
            <text:p>KPI 2 - Delivery of Events in accordance with the agreed plan</text:p>
          </table:table-cell>
          <table:table-cell office:value-type="string" table:style-name="ce32">
            <text:p>The Supplier provides Management Support, Training Support, and delivery of all Events (except for provision of numbers (4.5.1) and/or provision of transport (4.5.2), where this has no impact on other serial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ARTDIPT/098/1 Provision of Air and Ground MEDEVAC and General Aviation Support</text:p>
          </table:table-cell>
          <table:table-cell office:value-type="string" table:style-name="ce32">
            <text:p>EVERETT AVIATION CHARTER LTD</text:p>
          </table:table-cell>
          <table:table-cell office:value-type="string" table:style-name="ce32">
            <text:p>Aircraft On-Task Reliability (KPI 2)</text:p>
          </table:table-cell>
          <table:table-cell office:value-type="string" table:style-name="ce32">
            <text:p>No tasks aborted and all delivered within the timelines set out in the SOR.</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ARTDIPT/098/1 Provision of Air and Ground MEDEVAC and General Aviation Support</text:p>
          </table:table-cell>
          <table:table-cell office:value-type="string" table:style-name="ce32">
            <text:p>EVERETT AVIATION CHARTER LTD</text:p>
          </table:table-cell>
          <table:table-cell office:value-type="string" table:style-name="ce32">
            <text:p>Standby Non-Availability (KPI 1)</text:p>
          </table:table-cell>
          <table:table-cell office:value-type="string" table:style-name="ce32">
            <text:p>No hours where the aircraft is unavailable due to an attributable caus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ARTDIPT/098/2 Provision of Air and Ground Support MEDEVAC and General Aviation Support BATUK Lot 2 Range Clearance</text:p>
          </table:table-cell>
          <table:table-cell office:value-type="string" table:style-name="ce32">
            <text:p>TROPIC AIR LTD</text:p>
          </table:table-cell>
          <table:table-cell office:value-type="string" table:style-name="ce32">
            <text:p>Aircraft On-Task Reliability (KPI 2)</text:p>
          </table:table-cell>
          <table:table-cell office:value-type="string" table:style-name="ce32">
            <text:p>No tasks aborted and all delivered within the timelines set out in the SOR.</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ARTDIPT/098/2 Provision of Air and Ground Support MEDEVAC and General Aviation Support BATUK Lot 2 Range Clearance</text:p>
          </table:table-cell>
          <table:table-cell office:value-type="string" table:style-name="ce32">
            <text:p>TROPIC AIR LTD</text:p>
          </table:table-cell>
          <table:table-cell office:value-type="string" table:style-name="ce32">
            <text:p>Standby Non-Availability (KPI 1)</text:p>
          </table:table-cell>
          <table:table-cell office:value-type="string" table:style-name="ce32">
            <text:p>No hours where the aircraft is unavailable due to an attributable caus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HE SUPPLY OF LARGE AIRCRAFT TOW TRACTORS</text:p>
          </table:table-cell>
          <table:table-cell office:value-type="string" table:style-name="ce32">
            <text:p>TERBERG DTS (UK) LIMITED</text:p>
          </table:table-cell>
          <table:table-cell office:value-type="string" table:style-name="ce32">
            <text:p>The Contractor is to sustain the Large Aircraft Tow-Tractor Vehicle in-service global availability at a minimum of 95% across the fleet over the life of the contract.</text:p>
          </table:table-cell>
          <table:table-cell office:value-type="string" table:style-name="ce32">
            <text:p>&gt;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UPPLY OF AIRFIELD DE-ICING VEHICLES</text:p>
          </table:table-cell>
          <table:table-cell office:value-type="string" table:style-name="ce32">
            <text:p>AEBI SCHMIDT UK LIMITED</text:p>
          </table:table-cell>
          <table:table-cell office:value-type="string" table:style-name="ce32">
            <text:p>The Contractor is to sustain the Airfield De-Icing Vehicle in-service global availability at a minimum of 95% across the fleet over the life of the contract.</text:p>
          </table:table-cell>
          <table:table-cell office:value-type="string" table:style-name="ce32">
            <text:p>&gt;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UPPLY AND IN-SERVICE SUPPORT OF MEDIUM AIRCRAFT TOW TRACTORS</text:p>
          </table:table-cell>
          <table:table-cell office:value-type="string" table:style-name="ce32">
            <text:p>TERBERG DTS (UK) LIMITED</text:p>
          </table:table-cell>
          <table:table-cell office:value-type="string" table:style-name="ce32">
            <text:p>The Authority requires the Contractor to <text:s/>sustain the in-service Fleet Availability of Medium Aircraft Tow Tractors at a minimum of 95% across the fleet over the life of the contract.</text:p>
          </table:table-cell>
          <table:table-cell office:value-type="string" table:style-name="ce32">
            <text:p>&gt;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HE SUPPLY AND IN-SERVICE SUPPORT OF AIRFIELD SURFACE SWEEPING VEHICLES-ASCOMM5/1199</text:p>
          </table:table-cell>
          <table:table-cell office:value-type="string" table:style-name="ce32">
            <text:p>AEBI SCHMIDT UK LIMITED</text:p>
          </table:table-cell>
          <table:table-cell office:value-type="string" table:style-name="ce32">
            <text:p>The Contractor is to sustain the Airfield Surface Sweeping Vehicle (ASSV) in-service global availability at a minimum of 95% across the fleet over the life of the contract.</text:p>
          </table:table-cell>
          <table:table-cell office:value-type="string" table:style-name="ce32">
            <text:p>&gt;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AFC HARROGATE PFI CONTRACT.</text:p>
          </table:table-cell>
          <table:table-cell office:value-type="string" table:style-name="ce32">
            <text:p>DEFENCE TRAINING SERVICES LIMITED</text:p>
          </table:table-cell>
          <table:table-cell office:value-type="string" table:style-name="ce32">
            <text:p>Domestic Services - Serial 6.30 - Provide a Regular Cleaning Service. Includes management and the provision of labour, tools, equipment, materials and transportation.</text:p>
          </table:table-cell>
          <table:table-cell office:value-type="string" table:style-name="ce32">
            <text:p>98% and abov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AFC HARROGATE PFI CONTRACT.</text:p>
          </table:table-cell>
          <table:table-cell office:value-type="string" table:style-name="ce32">
            <text:p>DEFENCE TRAINING SERVICES LIMITED</text:p>
          </table:table-cell>
          <table:table-cell office:value-type="string" table:style-name="ce32">
            <text:p>Estates Management - Serial 5.12 - Operate a reactive repair system which includes a 24 Hours call out system to effect emergency repairs.</text:p>
          </table:table-cell>
          <table:table-cell office:value-type="string" table:style-name="ce32">
            <text:p>98% and abov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AFC HARROGATE PFI CONTRACT.</text:p>
          </table:table-cell>
          <table:table-cell office:value-type="string" table:style-name="ce32">
            <text:p>DEFENCE TRAINING SERVICES LIMITED</text:p>
          </table:table-cell>
          <table:table-cell office:value-type="string" table:style-name="ce32">
            <text:p>Leadership &amp; Initiative Training (L&amp;IT) - Serial 8.12 - Provide instructional support for the L&amp;IT of the Army Student on both the Long and Short Course. Provide technical training in L&amp;IT disciplines for Permanent Staff as agreed between the SPV (Contractor) and Authority.</text:p>
          </table:table-cell>
          <table:table-cell office:value-type="string" table:style-name="ce32">
            <text:p>98% and abov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SUPPLY AND SUPPORT OF JOINT COMMON REMOTE VIEWING TERMINAL (JCRVT)</text:p>
          </table:table-cell>
          <table:table-cell office:value-type="string" table:style-name="ce32">
            <text:p>L-3 COMMUNICATIONS SYSTEMS- WEST</text:p>
          </table:table-cell>
          <table:table-cell office:value-type="string" table:style-name="ce32">
            <text:p>Documentation on Time. All documentation is delivered to the Authority on agreed delivery date (reports and publications e.g. the monthly report or AESPs (Army Equipment Support Publications))<text:s/></text:p>
          </table:table-cell>
          <table:table-cell office:value-type="string" table:style-name="ce32">
            <text:p>Documentation is delivered on agreed delivery date.<text: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SUPPLY AND SUPPORT OF JOINT COMMON REMOTE VIEWING TERMINAL (JCRVT)</text:p>
          </table:table-cell>
          <table:table-cell office:value-type="string" table:style-name="ce32">
            <text:p>L-3 COMMUNICATIONS SYSTEMS- WEST</text:p>
          </table:table-cell>
          <table:table-cell office:value-type="string" table:style-name="ce32">
            <text:p>Obsolescence management<text:s/></text:p>
            <text:p>Contractor to inform the Authority within 10 working days of the Contractor becoming aware of items of supply (Annex A to Statement Of Requirement) becoming obsolete, with impact statement and initial mitigation suggestion to allow Authority time to assess impact to the project.<text:s/></text:p>
          </table:table-cell>
          <table:table-cell office:value-type="string" table:style-name="ce32">
            <text:p>Authority informed within ten (10) working days (after contractor is made aware) with initial impact statement and suggested mitigation.<text: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SUPPLY AND SUPPORT OF JOINT COMMON REMOTE VIEWING TERMINAL (JCRVT)</text:p>
          </table:table-cell>
          <table:table-cell office:value-type="string" table:style-name="ce32">
            <text:p>L-3 COMMUNICATIONS SYSTEMS- WEST</text:p>
          </table:table-cell>
          <table:table-cell office:value-type="string" table:style-name="ce32">
            <text:p>Safety and Environmental documentation up to date - The Contractor is to provide impact statement upon being informed by the Authority of legislation changes, relating to new substances added to REACH (Registration, Evaluation, Authorisation and Restriction of Chemicals) or RoHS (Restriction of Hazardous Substances) with regards to both safety and environmental aspects.<text:s/></text:p>
          </table:table-cell>
          <table:table-cell office:value-type="string" table:style-name="ce32">
            <text:p>Impact statement not provided to the Authority within ten (10) working days of becoming informed of change.<text: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BATCM/0298 Design Services Contract (DSC)</text:p>
          </table:table-cell>
          <table:table-cell office:value-type="string" table:style-name="ce32">
            <text:p>GENERAL DYNAMICS UNITED KINGDOM LIMITED</text:p>
          </table:table-cell>
          <table:table-cell office:value-type="string" table:style-name="ce32">
            <text:p>All documentation relating to the system and the Design Authority role shall be maintained to quality, delivered on time and available on Bowman User Community Knowledgebase Defence Portal (BUCK+). This includes non-standard documentation and Technical Bulletins in support of both peace-keeping and operational activities.<text:s/></text:p>
          </table:table-cell>
          <table:table-cell office:value-type="string" table:style-name="ce32">
            <text:p>95% achievement of milestones declared in the Forward Programme of Work, as defined in Sch 6, KPI tabl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BATCM/0298 Design Services Contract (DSC)</text:p>
          </table:table-cell>
          <table:table-cell office:value-type="string" table:style-name="ce32">
            <text:p>GENERAL DYNAMICS UNITED KINGDOM LIMITED</text:p>
          </table:table-cell>
          <table:table-cell office:value-type="string" table:style-name="ce32">
            <text:p>Availability of Bowman User Community Knowledgebase Defence Portal (BUCK+). The BUCK + provides the critical information backbone to the User in relation to the Bowman, ComBAT (Common Battlefield Applications Toolset), Infrastructure and Platform (BCIP) system. The BUCK + supplies information, system updates and tracks Design Services Tasks for Battlefield and Tactical Communications &amp; Information Systems (BATCIS) and the User.<text:s/></text:p>
          </table:table-cell>
          <table:table-cell office:value-type="string" table:style-name="ce32">
            <text:p>95% availability, as defined in Sch 6,KPI tabl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BATCM/0298 Design Services Contract (DSC)</text:p>
          </table:table-cell>
          <table:table-cell office:value-type="string" table:style-name="ce32">
            <text:p>GENERAL DYNAMICS UNITED KINGDOM LIMITED</text:p>
          </table:table-cell>
          <table:table-cell office:value-type="string" table:style-name="ce32">
            <text:p>Delivery of Task Quality. These tasks help to maintain the system in a safe and secure manner. They further tackle obsolescence within the system and potentially add to the systems capability through the introduction of new/updated functionality.</text:p>
          </table:table-cell>
          <table:table-cell office:value-type="string" table:style-name="ce32">
            <text:p>95% achievement of milestones and in accordance with threshold defined in Sch 6, KPI tabl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THE SUPPLY OF SECONDARY HEALTHCARE SERVICES-BFC/CB/1270</text:p>
          </table:table-cell>
          <table:table-cell office:value-type="string" table:style-name="ce32">
            <text:p>YGIA POLYCLINIC PRIVATE HOSPITAL</text:p>
          </table:table-cell>
          <table:table-cell office:value-type="string" table:style-name="ce32">
            <text:p>Communication. <text:s/>All consultations are to be conducted in English. <text:s/>All patient documentation is to be translated into English.</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THE SUPPLY OF SECONDARY HEALTHCARE SERVICES-BFC/CB/1270</text:p>
          </table:table-cell>
          <table:table-cell office:value-type="string" table:style-name="ce32">
            <text:p>YGIA POLYCLINIC PRIVATE HOSPITAL</text:p>
          </table:table-cell>
          <table:table-cell office:value-type="string" table:style-name="ce32">
            <text:p>Complaints: A measure of the percentage of patients registering a complaint against all services provided by the Ygia Polyclinic, from the overall number of patients.</text:p>
          </table:table-cell>
          <table:table-cell office:value-type="string" table:style-name="ce32">
            <text:p>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THE SUPPLY OF SECONDARY HEALTHCARE SERVICES-BFC/CB/1270</text:p>
          </table:table-cell>
          <table:table-cell office:value-type="string" table:style-name="ce32">
            <text:p>YGIA POLYCLINIC PRIVATE HOSPITAL</text:p>
          </table:table-cell>
          <table:table-cell office:value-type="string" table:style-name="ce32">
            <text:p>Outpatients. The Provider will start consultant led treatment within the stated timelines by specialty from receipt of General Practitioner referral.</text:p>
          </table:table-cell>
          <table:table-cell office:value-type="string" table:style-name="ce32">
            <text:p>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BFC - LOGISTICS MOVEMENT SUPPORT-BFCCB/1354</text:p>
          </table:table-cell>
          <table:table-cell office:value-type="string" table:style-name="ce32">
            <text:p>CPPC LOGISTIC GROUP OF COMPANIES LIMITED</text:p>
          </table:table-cell>
          <table:table-cell office:value-type="string" table:style-name="ce32">
            <text:p>Cargo Clearance Services completed in time with the RDD</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BFC - LOGISTICS MOVEMENT SUPPORT-BFCCB/1354</text:p>
          </table:table-cell>
          <table:table-cell office:value-type="string" table:style-name="ce32">
            <text:p>CPPC LOGISTIC GROUP OF COMPANIES LIMITED</text:p>
          </table:table-cell>
          <table:table-cell office:value-type="string" table:style-name="ce32">
            <text:p>Demand Order Form, Amendments and cancellations receipted and accepted by the Contractor</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BFC - LOGISTICS MOVEMENT SUPPORT-BFCCB/1354</text:p>
          </table:table-cell>
          <table:table-cell office:value-type="string" table:style-name="ce32">
            <text:p>CPPC LOGISTIC GROUP OF COMPANIES LIMITED</text:p>
          </table:table-cell>
          <table:table-cell office:value-type="string" table:style-name="ce32">
            <text:p>Vehicles meet SBA/RoC and EU legislation for the load being transported<text: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In-Service Support Availability Contract (ISSAC)</text:p>
          </table:table-cell>
          <table:table-cell office:value-type="string" table:style-name="ce32">
            <text:p>BAE SYSTEMS (OPERATIONS) LIMITED</text:p>
          </table:table-cell>
          <table:table-cell office:value-type="string" table:style-name="ce32">
            <text:p>Aircraft Tasking Line availability</text:p>
          </table:table-cell>
          <table:table-cell office:value-type="string" table:style-name="ce32">
            <text:p>97% - 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In-Service Support Availability Contract (ISSAC)</text:p>
          </table:table-cell>
          <table:table-cell office:value-type="string" table:style-name="ce32">
            <text:p>BAE SYSTEMS (OPERATIONS) LIMITED</text:p>
          </table:table-cell>
          <table:table-cell office:value-type="string" table:style-name="ce32">
            <text:p>Number of trained personnel available for Sponsored Reserves duty</text:p>
          </table:table-cell>
          <table:table-cell office:value-type="string" table:style-name="ce32">
            <text:p>24 to 27 in number<text: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PARACHUTE EQUIPMENT SUPPORT CONTRACT</text:p>
          </table:table-cell>
          <table:table-cell office:value-type="string" table:style-name="ce32">
            <text:p>IRVINGQ LIMITED</text:p>
          </table:table-cell>
          <table:table-cell office:value-type="string" table:style-name="ce32">
            <text:p>Contractor to be at drop zone with sufficient equipment, pallets, cages and packing materials at the end of each exercise</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PARACHUTE EQUIPMENT SUPPORT CONTRACT</text:p>
          </table:table-cell>
          <table:table-cell office:value-type="string" table:style-name="ce32">
            <text:p>IRVINGQ LIMITED</text:p>
          </table:table-cell>
          <table:table-cell office:value-type="string" table:style-name="ce32">
            <text:p>Delivery of parachutes to the Authority (British mainland only)</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PARACHUTE EQUIPMENT SUPPORT CONTRACT</text:p>
          </table:table-cell>
          <table:table-cell office:value-type="string" table:style-name="ce32">
            <text:p>IRVINGQ LIMITED</text:p>
          </table:table-cell>
          <table:table-cell office:value-type="string" table:style-name="ce32">
            <text:p>Tasking from Authority for Parachute Equipment</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ROYAL SCHOOL OF MILITARY ENGINEERING (RSME) PUBLIC PRIVATE PARTNERSHIP (PPP) PROJECT-CB/ARTDIPT/054</text:p>
          </table:table-cell>
          <table:table-cell office:value-type="string" table:style-name="ce32">
            <text:p>HOLDFAST TRAINING SERVICES LIMITED</text:p>
          </table:table-cell>
          <table:table-cell office:value-type="string" table:style-name="ce32">
            <text:p>Equipment Support. The Contractor shall provide the following services, equipment management, equipment inspection, equipment maintenance and repair, equipment modification, vehicle recovery, field repair and recovery and armaments inspection. Stores and Engineer Resources. The Contractor shall provide the following services Authority equipment accounting and control. Authority equipment issuing. Stock repair and maintenance. Hazardous substance storage. Engineering resources accounting and inventory control. Engineering resources. Field Engineer resources. Engineer resources inspections. Maintenance, manufacture and repair. Modifications. Armaments Stores. Ammunition and stores. Clothing stores. Personal Clothing record, tailoring. Miscellaneous stores. Deceased personal effects. Absent without leave effects. MT. The Contractor shall provide the following services. Transport booking, Fuel card, FMT 600 Permit issuing, Accident and damage reporting, Passenger transport, Special goods transport, Staff car, Self-drive transport, Self-drive all-terrain vehicle, Self-drive dog transport.</text:p>
          </table:table-cell>
          <table:table-cell office:value-type="string" table:style-name="ce32">
            <text:p>95% and abov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ROYAL SCHOOL OF MILITARY ENGINEERING (RSME) PUBLIC PRIVATE PARTNERSHIP (PPP) PROJECT-CB/ARTDIPT/054</text:p>
          </table:table-cell>
          <table:table-cell office:value-type="string" table:style-name="ce32">
            <text:p>HOLDFAST TRAINING SERVICES LIMITED</text:p>
          </table:table-cell>
          <table:table-cell office:value-type="string" table:style-name="ce32">
            <text:p>The Contractor shall provide Physical asset maintenance; Infrastructure maintenance; Utilities infrastructure maintenance; Utilities management; Miscellaneous asset management; Grounds maintenance; Miscellaneous services.</text:p>
          </table:table-cell>
          <table:table-cell office:value-type="string" table:style-name="ce32">
            <text:p>95% and abov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ROYAL SCHOOL OF MILITARY ENGINEERING (RSME) PUBLIC PRIVATE PARTNERSHIP (PPP) PROJECT-CB/ARTDIPT/054</text:p>
          </table:table-cell>
          <table:table-cell office:value-type="string" table:style-name="ce32">
            <text:p>HOLDFAST TRAINING SERVICES LIMITED</text:p>
          </table:table-cell>
          <table:table-cell office:value-type="string" table:style-name="ce32">
            <text:p>Training Service Support - The Contractor shall provide, erect and dismantle all necessary training equipment and material to support the delivery of List B Courses, List C Courses and Authority Modules of List D Courses as stated In the Course Training Plans.  In addition, at the Minley Site, the Contractor, with the assistance of the Authority’s organic training support resources, shall provide training over water safety support and explosive range and explosive training area safety support.</text:p>
          </table:table-cell>
          <table:table-cell office:value-type="string" table:style-name="ce32">
            <text:p>95% and abov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PROVISION OF SOFT FM SERVICES FOR THE FALKLAND ISLANDS</text:p>
          </table:table-cell>
          <table:table-cell office:value-type="string" table:style-name="ce32">
            <text:p>SODEXO LTD</text:p>
          </table:table-cell>
          <table:table-cell office:value-type="string" table:style-name="ce32">
            <text:p>Provide Office &amp; Accommodation Cleaning Services for all designated areas.<text:s/></text:p>
          </table:table-cell>
          <table:table-cell office:value-type="string" table:style-name="ce32">
            <text:p>&gt;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HE PFI FOR BRISTOL BATH AND PORTSMOUTH AREAS</text:p>
          </table:table-cell>
          <table:table-cell office:value-type="string" table:style-name="ce32">
            <text:p>TRICOMM HOUSING LIMITED</text:p>
          </table:table-cell>
          <table:table-cell office:value-type="string" table:style-name="ce32">
            <text:p>Grounds Maintenance</text:p>
          </table:table-cell>
          <table:table-cell office:value-type="string" table:style-name="ce32">
            <text:p>Greater than or equal to 99%</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HE PFI FOR BRISTOL BATH AND PORTSMOUTH AREAS</text:p>
          </table:table-cell>
          <table:table-cell office:value-type="string" table:style-name="ce32">
            <text:p>TRICOMM HOUSING LIMITED</text:p>
          </table:table-cell>
          <table:table-cell office:value-type="string" table:style-name="ce32">
            <text:p>Move-In Performance</text:p>
          </table:table-cell>
          <table:table-cell office:value-type="string" table:style-name="ce32">
            <text:p>Greater than or equal to 99%</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HE PFI FOR BRISTOL BATH AND PORTSMOUTH AREAS</text:p>
          </table:table-cell>
          <table:table-cell office:value-type="string" table:style-name="ce32">
            <text:p>TRICOMM HOUSING LIMITED</text:p>
          </table:table-cell>
          <table:table-cell office:value-type="string" table:style-name="ce32">
            <text:p>Reactive &amp; Response Maintenance</text:p>
          </table:table-cell>
          <table:table-cell office:value-type="string" table:style-name="ce32">
            <text:p>Greater than or equal to 99%</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PFI PORTSMOUTH CONSTRUCTION CONTRACT</text:p>
          </table:table-cell>
          <table:table-cell office:value-type="string" table:style-name="ce32">
            <text:p>TRICOMM HOUSING (PORTSMOUTH) LIMITED</text:p>
          </table:table-cell>
          <table:table-cell office:value-type="string" table:style-name="ce32">
            <text:p>Health and Safety<text:s/></text:p>
          </table:table-cell>
          <table:table-cell office:value-type="string" table:style-name="ce32">
            <text:p>Greater than or equal to 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PFI PORTSMOUTH CONSTRUCTION CONTRACT</text:p>
          </table:table-cell>
          <table:table-cell office:value-type="string" table:style-name="ce32">
            <text:p>TRICOMM HOUSING (PORTSMOUTH) LIMITED</text:p>
          </table:table-cell>
          <table:table-cell office:value-type="string" table:style-name="ce32">
            <text:p>Help Desk Performance</text:p>
          </table:table-cell>
          <table:table-cell office:value-type="string" table:style-name="ce32">
            <text:p>Greater than or equal to 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PFI PORTSMOUTH CONSTRUCTION CONTRACT</text:p>
          </table:table-cell>
          <table:table-cell office:value-type="string" table:style-name="ce32">
            <text:p>TRICOMM HOUSING (PORTSMOUTH) LIMITED</text:p>
          </table:table-cell>
          <table:table-cell office:value-type="string" table:style-name="ce32">
            <text:p>Reactive / Response Maintenance</text:p>
          </table:table-cell>
          <table:table-cell office:value-type="string" table:style-name="ce32">
            <text:p>Greater than or equal to 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AGREEMENT RELATING TO THE GOVERNMENT PIPELINE AND STORAGE SYSTEM</text:p>
          </table:table-cell>
          <table:table-cell office:value-type="string" table:style-name="ce32">
            <text:p>EXOLUM PIPELINE SYSTEMS LTD</text:p>
          </table:table-cell>
          <table:table-cell office:value-type="string" table:style-name="ce32">
            <text:p>Quantity of Fuel transported</text:p>
            <text:p>Demands satisfied for all Strategic Sites as per Pumping Requirement Plan.</text:p>
          </table:table-cell>
          <table:table-cell office:value-type="string" table:style-name="ce32">
            <text:p>Green - 99.8% or more of Fuel ordered in respect of any Strategic Site is delivered in accordance with the Pumping Requirement Pla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AGREEMENT RELATING TO THE GOVERNMENT PIPELINE AND STORAGE SYSTEM</text:p>
          </table:table-cell>
          <table:table-cell office:value-type="string" table:style-name="ce32">
            <text:p>EXOLUM PIPELINE SYSTEMS LTD</text:p>
          </table:table-cell>
          <table:table-cell office:value-type="string" table:style-name="ce32">
            <text:p>Timeliness of Deliveries</text:p>
            <text:p>Delivery of Fuel on delivery date agreed in Pumping Requirement Plan</text:p>
          </table:table-cell>
          <table:table-cell office:value-type="string" table:style-name="ce32">
            <text:p>Green - Delivery of any fuel order in respect of any Strategic Site is on time (as agreed between the Customer and the Network Operato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PROVISION OF ENERGY TO RAF FYLINGDALES. FILE MIGRATION.</text:p>
          </table:table-cell>
          <table:table-cell office:value-type="string" table:style-name="ce32">
            <text:p>T.G. POWER LTD</text:p>
          </table:table-cell>
          <table:table-cell office:value-type="string" table:style-name="ce32">
            <text:p>Electrical Power Availability - Ensure that there is constant electrical power availability across the site (excluding scheduled maintenance of the Power House and test operation of the MOD Equipment)</text:p>
          </table:table-cell>
          <table:table-cell office:value-type="string" table:style-name="ce32">
            <text:p>99.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PROVISION OF ENERGY TO RAF FYLINGDALES. FILE MIGRATION.</text:p>
          </table:table-cell>
          <table:table-cell office:value-type="string" table:style-name="ce32">
            <text:p>T.G. POWER LTD</text:p>
          </table:table-cell>
          <table:table-cell office:value-type="string" table:style-name="ce32">
            <text:p>Heat Availability/Reliability - Ensure that there is constant heat availability throughout the site</text:p>
          </table:table-cell>
          <table:table-cell office:value-type="string" table:style-name="ce32">
            <text:p>99.5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ACADEMIC PROVIDER CONTRACT FOR DEFENCE ACADEMY-CBC(PI)/037</text:p>
          </table:table-cell>
          <table:table-cell office:value-type="string" table:style-name="ce32">
            <text:p>CRANFIELD UNIVERSITY</text:p>
          </table:table-cell>
          <table:table-cell office:value-type="string" table:style-name="ce32">
            <text:p>Academic Registry - Undertake course administration. Performance Standard - Accurate Joining Instructions (JI's) received by enrolled students by 20 Business Days prior to start of Courses.<text: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ACADEMIC PROVIDER CONTRACT FOR DEFENCE ACADEMY-CBC(PI)/037</text:p>
          </table:table-cell>
          <table:table-cell office:value-type="string" table:style-name="ce32">
            <text:p>CRANFIELD UNIVERSITY</text:p>
          </table:table-cell>
          <table:table-cell office:value-type="string" table:style-name="ce32">
            <text:p>Education Provision - Provide a Distance Learning Support Service. Performance Standard - 95% of helpdesk queries to be resolved within 1 hour.<text:s text:c="3"/></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ACADEMIC PROVIDER CONTRACT FOR DEFENCE ACADEMY-CBC(PI)/037</text:p>
          </table:table-cell>
          <table:table-cell office:value-type="string" table:style-name="ce32">
            <text:p>CRANFIELD UNIVERSITY</text:p>
          </table:table-cell>
          <table:table-cell office:value-type="string" table:style-name="ce32">
            <text:p>Education Support - Develop Courses which meet specific needs of the Authority. Performance Standard - 90% Course development work to be completed according to agreed specifications on time as agreedbetween the parties. 10% Course development work to be completed according toagreed specifications within 10 Business Days.<text:s/></text:p>
          </table:table-cell>
          <table:table-cell office:value-type="string" table:style-name="ce32">
            <text:p>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CBC(PI)038 PPP MIGRATION PROVISION OF FACILITIES AND SERVICES AT THE DEFENCE ACADEMY OF THE UK-CBC(PI)038</text:p>
          </table:table-cell>
          <table:table-cell office:value-type="string" table:style-name="ce32">
            <text:p>SERCO LIMITED</text:p>
          </table:table-cell>
          <table:table-cell office:value-type="string" table:style-name="ce32">
            <text:p>Catering: The contractor is to provide appropriate catering services to support the Campus in accordance with contractually defined standards</text:p>
          </table:table-cell>
          <table:table-cell office:value-type="string" table:style-name="ce32">
            <text:p>7204 Failure Point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CBC(PI)038 PPP MIGRATION PROVISION OF FACILITIES AND SERVICES AT THE DEFENCE ACADEMY OF THE UK-CBC(PI)038</text:p>
          </table:table-cell>
          <table:table-cell office:value-type="string" table:style-name="ce32">
            <text:p>SERCO LIMITED</text:p>
          </table:table-cell>
          <table:table-cell office:value-type="string" table:style-name="ce32">
            <text:p>Core Information Infrastructure: The Contractor shall be responsible for the provision of core information infrastructure and services across the Site in accordance with the Contract</text:p>
          </table:table-cell>
          <table:table-cell office:value-type="string" table:style-name="ce32">
            <text:p>3108 Failure Point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CBC(PI)038 PPP MIGRATION PROVISION OF FACILITIES AND SERVICES AT THE DEFENCE ACADEMY OF THE UK-CBC(PI)038</text:p>
          </table:table-cell>
          <table:table-cell office:value-type="string" table:style-name="ce32">
            <text:p>SERCO LIMITED</text:p>
          </table:table-cell>
          <table:table-cell office:value-type="string" table:style-name="ce32">
            <text:p>Management of Assets: To maintain the function of publicly owned Assets in accordance with the Contract. The Defence Academy (DA) has 158 Assets as defined by the contract. The large majority are dated from the 1940’s to the 1970’s with significant additional assets being added during the Defence Academy Campus Integrator (DACI) contract over the last 12 years. Building types include domestic housing, large accommodation, office and training assets, lecture theatres, laboratories and workshops along with a range of utility and storage assets, carparks and infrastructure all of which has to be maintained.</text:p>
          </table:table-cell>
          <table:table-cell office:value-type="string" table:style-name="ce32">
            <text:p>&lt; 665 Failure Point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Provision of Temporary Healthcare Workers to the MoD.</text:p>
          </table:table-cell>
          <table:table-cell office:value-type="string" table:style-name="ce32">
            <text:p>HONEYBEERECRUITMENT.COM LTD</text:p>
          </table:table-cell>
          <table:table-cell office:value-type="string" table:style-name="ce32">
            <text:p>Completion of Assignment</text:p>
          </table:table-cell>
          <table:table-cell office:value-type="string" table:style-name="ce32">
            <text:p>&gt;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Provision of Temporary Healthcare Workers to the MoD.</text:p>
          </table:table-cell>
          <table:table-cell office:value-type="string" table:style-name="ce32">
            <text:p>HONEYBEERECRUITMENT.COM LTD</text:p>
          </table:table-cell>
          <table:table-cell office:value-type="string" table:style-name="ce32">
            <text:p>CV's Submitted</text:p>
          </table:table-cell>
          <table:table-cell office:value-type="string" table:style-name="ce32">
            <text:p>&gt;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Provision of Temporary Healthcare Workers to the MoD.</text:p>
          </table:table-cell>
          <table:table-cell office:value-type="string" table:style-name="ce32">
            <text:p>HONEYBEERECRUITMENT.COM LTD</text:p>
          </table:table-cell>
          <table:table-cell office:value-type="string" table:style-name="ce32">
            <text:p><text:s/>Provision 1st Day Documents</text:p>
          </table:table-cell>
          <table:table-cell office:value-type="string" table:style-name="ce32">
            <text:p>&gt;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CCCC19A28 Provision of a P3M Partner to support the Army Portfolio Office Transformation and P3M Capability Development</text:p>
          </table:table-cell>
          <table:table-cell office:value-type="string" table:style-name="ce32">
            <text:p>PA CONSULTING SERVICES LTD</text:p>
          </table:table-cell>
          <table:table-cell office:value-type="string" table:style-name="ce32">
            <text:p>KPI 1 - Delivery</text:p>
          </table:table-cell>
          <table:table-cell office:value-type="string" table:style-name="ce32">
            <text:p>90% or more of deliverables are prepared and received by MOD in accordance with the Tx Roadmap and the Cap Dev Pla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CCCC19A28 Provision of a P3M Partner to support the Army Portfolio Office Transformation and P3M Capability Development</text:p>
          </table:table-cell>
          <table:table-cell office:value-type="string" table:style-name="ce32">
            <text:p>PA CONSULTING SERVICES LTD</text:p>
          </table:table-cell>
          <table:table-cell office:value-type="string" table:style-name="ce32">
            <text:p>KPI 7 - Reporting</text:p>
          </table:table-cell>
          <table:table-cell office:value-type="string" table:style-name="ce32">
            <text:p>The Supplier provides a monthly dashboard and quarterly written report in accordance with the Contract timescale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Royal Navy and Royal Air Force Recruitment Campaigns Creative Services</text:p>
          </table:table-cell>
          <table:table-cell office:value-type="string" table:style-name="ce32">
            <text:p>Engine Partners Ltd</text:p>
          </table:table-cell>
          <table:table-cell office:value-type="string" table:style-name="ce32">
            <text:p>Account Management</text:p>
          </table:table-cell>
          <table:table-cell office:value-type="string" table:style-name="ce32">
            <text:p>98%</text:p>
          </table:table-cell>
          <table:table-cell office:value-type="string" table:style-name="ce32">
            <text:p>Good</text:p>
          </table:table-cell>
          <table:table-cell office:value-type="string" table:style-name="ce32">
            <text:p> </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Royal Navy and Royal Air Force Recruitment Campaigns Creative Services</text:p>
          </table:table-cell>
          <table:table-cell office:value-type="string" table:style-name="ce32">
            <text:p>Engine Partners Ltd</text:p>
          </table:table-cell>
          <table:table-cell office:value-type="string" table:style-name="ce32">
            <text:p>Service Delivery</text:p>
          </table:table-cell>
          <table:table-cell office:value-type="string" table:style-name="ce32">
            <text:p>95%</text:p>
          </table:table-cell>
          <table:table-cell office:value-type="string" table:style-name="ce32">
            <text:p>Good</text:p>
          </table:table-cell>
          <table:table-cell office:value-type="string" table:style-name="ce32">
            <text:p> </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Delivery of Category B / B+E / C / C+E / D / D1 / D1+E Licence Acquisition Training <text:s/>(South / South West / South East / London region)</text:p>
          </table:table-cell>
          <table:table-cell office:value-type="string" table:style-name="ce32">
            <text:p>J COATES (H.G.V. SERVICES) LIMITED</text:p>
          </table:table-cell>
          <table:table-cell office:value-type="string" table:style-name="ce32">
            <text:p>The Supplier must ensure that a candidate is collected by the instructor at the pick-up point specified.</text:p>
          </table:table-cell>
          <table:table-cell office:value-type="string" table:style-name="ce32">
            <text:p>98% to 100% of tasks commenced at the time and date specified in the Order to Train (OT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Delivery of Category B / B+E / C / C+E / D / D1 / D1+E Licence Acquisition Training <text:s/>(South / South West / South East / London region)</text:p>
          </table:table-cell>
          <table:table-cell office:value-type="string" table:style-name="ce32">
            <text:p>J COATES (H.G.V. SERVICES) LIMITED</text:p>
          </table:table-cell>
          <table:table-cell office:value-type="string" table:style-name="ce32">
            <text:p>The Supplier shall ensure Candidates pass a practical test in no more than 3 attempts.</text:p>
          </table:table-cell>
          <table:table-cell office:value-type="string" table:style-name="ce32">
            <text:p>The average number of candidates passing a practical test in no more than three (3) attempts is 85% to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Delivery of Category B / B+E / C / C+E / D / D1 / D1+E Licence Acquisition Training <text:s/>(South / South West / South East / London region)</text:p>
          </table:table-cell>
          <table:table-cell office:value-type="string" table:style-name="ce32">
            <text:p>J COATES (H.G.V. SERVICES) LIMITED</text:p>
          </table:table-cell>
          <table:table-cell office:value-type="string" table:style-name="ce32">
            <text:p>The Supplier’s training vehicles used to deliver the Services shall be available at the dates and times specified in each Order to Train (OTT) so that no planned Licence Aquistion Training (LAT) is delayed, abandoned or cancelled due to a training vehicle having a break down, being unavailable, or being un-roadworthy.</text:p>
          </table:table-cell>
          <table:table-cell office:value-type="string" table:style-name="ce32">
            <text:p>Availability as described is between 95% and 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Delivery of Category B / B+E Licence Acquisition Training (nationally at Phase 2 training establishments)</text:p>
          </table:table-cell>
          <table:table-cell office:value-type="string" table:style-name="ce32">
            <text:p>ACCIDON'T LIMITED</text:p>
          </table:table-cell>
          <table:table-cell office:value-type="string" table:style-name="ce32">
            <text:p>The Supplier must ensure that a candidate is collected by the instructor at the pick-up point specified.</text:p>
          </table:table-cell>
          <table:table-cell office:value-type="string" table:style-name="ce32">
            <text:p>98% to 100% of tasks commenced at the time and date specified in the Order to Train (OT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Delivery of Category B / B+E Licence Acquisition Training (nationally at Phase 2 training establishments)</text:p>
          </table:table-cell>
          <table:table-cell office:value-type="string" table:style-name="ce32">
            <text:p>ACCIDON'T LIMITED</text:p>
          </table:table-cell>
          <table:table-cell office:value-type="string" table:style-name="ce32">
            <text:p>The Supplier shall ensure Candidates pass a practical test in no more than 3 attempts.</text:p>
          </table:table-cell>
          <table:table-cell office:value-type="string" table:style-name="ce32">
            <text:p>The average number of candidates passing a practical test in no more than three (3) attempts is 85% to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Delivery of Category B / B+E Licence Acquisition Training (nationally at Phase 2 training establishments)</text:p>
          </table:table-cell>
          <table:table-cell office:value-type="string" table:style-name="ce32">
            <text:p>ACCIDON'T LIMITED</text:p>
          </table:table-cell>
          <table:table-cell office:value-type="string" table:style-name="ce32">
            <text:p>The Supplier’s training vehicles used to deliver the Services shall be available at the dates and times specified in each Order to Train (OTT) so that no planned Licence Aquistion Training (LAT) is delayed, abandoned or cancelled due to a training vehicle having a break down, being unavailable, or being un-roadworthy.</text:p>
          </table:table-cell>
          <table:table-cell office:value-type="string" table:style-name="ce32">
            <text:p>Availability as described is between 95% and 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Delivery of Category C / C+E Licence Acquisition Training (nationally at Phase 2 training establishments)</text:p>
          </table:table-cell>
          <table:table-cell office:value-type="string" table:style-name="ce32">
            <text:p>MAINSTREAM TRAINING LIMITED</text:p>
          </table:table-cell>
          <table:table-cell office:value-type="string" table:style-name="ce32">
            <text:p>The Supplier must ensure that a candidate is collected by the instructor at the pick-up point specified.</text:p>
          </table:table-cell>
          <table:table-cell office:value-type="string" table:style-name="ce32">
            <text:p>98% to 100% of tasks commenced at the time and date specified in the Order to Train (OT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Delivery of Category C / C+E Licence Acquisition Training (nationally at Phase 2 training establishments)</text:p>
          </table:table-cell>
          <table:table-cell office:value-type="string" table:style-name="ce32">
            <text:p>MAINSTREAM TRAINING LIMITED</text:p>
          </table:table-cell>
          <table:table-cell office:value-type="string" table:style-name="ce32">
            <text:p>The Supplier shall ensure Candidates pass a practical test in no more than 3 attempts.</text:p>
          </table:table-cell>
          <table:table-cell office:value-type="string" table:style-name="ce32">
            <text:p>The average number of candidates passing a practical test in no more than three (3) attempts is 85% to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Delivery of Category C / C+E Licence Acquisition Training (nationally at Phase 2 training establishments)</text:p>
          </table:table-cell>
          <table:table-cell office:value-type="string" table:style-name="ce32">
            <text:p>MAINSTREAM TRAINING LIMITED</text:p>
          </table:table-cell>
          <table:table-cell office:value-type="string" table:style-name="ce32">
            <text:p>The Supplier’s training vehicles used to deliver the Services shall be available at the dates and times specified in each Order to Train (OTT) so that no planned Licence Aquistion Training (LAT) is delayed, abandoned or cancelled due to a training vehicle having a break down, being unavailable, or being un-roadworthy.</text:p>
          </table:table-cell>
          <table:table-cell office:value-type="string" table:style-name="ce32">
            <text:p>Availability as described is between 95% and 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LEGAL SERVICES FOR NON-FREEZING COLD INJURY AND ROAD TRAFFIC ACCIDENT CLAIMS UNDER LEGAL SERVICES CCS FRAMEWORK - RM919 LOT 7</text:p>
          </table:table-cell>
          <table:table-cell office:value-type="string" table:style-name="ce32">
            <text:p>KEOGHS LLP</text:p>
          </table:table-cell>
          <table:table-cell office:value-type="string" table:style-name="ce32">
            <text:p>Compliance with Performance Standards necessary to maintain LEXCEL accreditation.<text:s/></text:p>
          </table:table-cell>
          <table:table-cell office:value-type="string" table:style-name="ce32">
            <text:p>Compliance Me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LEGAL SERVICES FOR NON-FREEZING COLD INJURY AND ROAD TRAFFIC ACCIDENT CLAIMS UNDER LEGAL SERVICES CCS FRAMEWORK - RM919 LOT 7</text:p>
          </table:table-cell>
          <table:table-cell office:value-type="string" table:style-name="ce32">
            <text:p>KEOGHS LLP</text:p>
          </table:table-cell>
          <table:table-cell office:value-type="string" table:style-name="ce32">
            <text:p>To demonstrate how value for money has been achieved in the delievery of the contract, including efforts to explore continous improvement / business performance.<text:s/></text:p>
          </table:table-cell>
          <table:table-cell office:value-type="string" table:style-name="ce32">
            <text:p>Value for Money demonstrate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LEGAL SERVICES FOR NON-FREEZING COLD INJURY AND ROAD TRAFFIC ACCIDENT CLAIMS UNDER LEGAL SERVICES CCS FRAMEWORK - RM919 LOT 7</text:p>
          </table:table-cell>
          <table:table-cell office:value-type="string" table:style-name="ce32">
            <text:p>KEOGHS LLP</text:p>
          </table:table-cell>
          <table:table-cell office:value-type="string" table:style-name="ce32">
            <text:p>To minimise the MPDs Legal Costs, both Claiment and Defendant, through effective case management and seek to maximise potential recoveries.<text:s/></text:p>
          </table:table-cell>
          <table:table-cell office:value-type="string" table:style-name="ce32">
            <text:p>Legal costs minimised</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PROVISION OF A FULLY END TO END PRINT MANAGEMENT SERVICE - CONTRACT NO: CCZW17A05</text:p>
          </table:table-cell>
          <table:table-cell office:value-type="string" table:style-name="ce32">
            <text:p>CORPORATE DOCUMENT SERVICES <text:s/>LIMITED</text:p>
          </table:table-cell>
          <table:table-cell office:value-type="string" table:style-name="ce32">
            <text:p>The Contractor acknowledges order placement to demander within 1 working day of placing the order.</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PROVISION OF A FULLY END TO END PRINT MANAGEMENT SERVICE - CONTRACT NO: CCZW17A05</text:p>
          </table:table-cell>
          <table:table-cell office:value-type="string" table:style-name="ce32">
            <text:p>CORPORATE DOCUMENT SERVICES <text:s/>LIMITED</text:p>
          </table:table-cell>
          <table:table-cell office:value-type="string" table:style-name="ce32">
            <text:p>The Contractor delivers all print requirements to the agreed destination by the agreed date/time.</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PROVISION OF A FULLY END TO END PRINT MANAGEMENT SERVICE - CONTRACT NO: CCZW17A05</text:p>
          </table:table-cell>
          <table:table-cell office:value-type="string" table:style-name="ce32">
            <text:p>CORPORATE DOCUMENT SERVICES <text:s/>LIMITED</text:p>
          </table:table-cell>
          <table:table-cell office:value-type="string" table:style-name="ce32">
            <text:p>The Contractor provides quotation on agreed specification within 1 working day unless otherwise agreed with the demander.</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ESIGN CONSTRUCTION FINANCING MANAGEMENT AND DELIVERY OF SERVICED ACCOMMODATION AT COLCHESTER</text:p>
          </table:table-cell>
          <table:table-cell office:value-type="string" table:style-name="ce32">
            <text:p>RMPA SERVICES PLC</text:p>
          </table:table-cell>
          <table:table-cell office:value-type="string" table:style-name="ce32">
            <text:p>Cleaning as defined in dictionary. It comprises a number of measures, e.g. “skirting boards free of dirt, dust etc”.</text:p>
          </table:table-cell>
          <table:table-cell office:value-type="string" table:style-name="ce32">
            <text:p>&gt;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ESIGN CONSTRUCTION FINANCING MANAGEMENT AND DELIVERY OF SERVICED ACCOMMODATION AT COLCHESTER</text:p>
          </table:table-cell>
          <table:table-cell office:value-type="string" table:style-name="ce32">
            <text:p>RMPA SERVICES PLC</text:p>
          </table:table-cell>
          <table:table-cell office:value-type="string" table:style-name="ce32">
            <text:p>Mess cleaning - e.g. walls free of spillages, glass free of fingerprints.<text:s/></text:p>
          </table:table-cell>
          <table:table-cell office:value-type="string" table:style-name="ce32">
            <text:p>&gt;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ESIGN CONSTRUCTION FINANCING MANAGEMENT AND DELIVERY OF SERVICED ACCOMMODATION AT COLCHESTER</text:p>
          </table:table-cell>
          <table:table-cell office:value-type="string" table:style-name="ce32">
            <text:p>RMPA SERVICES PLC</text:p>
          </table:table-cell>
          <table:table-cell office:value-type="string" table:style-name="ce32">
            <text:p>Pest Control – e.g. location attended and investigated within 4 hours of receipt of Authority's notice</text:p>
          </table:table-cell>
          <table:table-cell office:value-type="string" table:style-name="ce32">
            <text:p>&gt;9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PROVISION AND OPERATION OF A JOINT FORCES COMMAND AND STAFF COLLEGE-CP/PFI/101</text:p>
          </table:table-cell>
          <table:table-cell office:value-type="string" table:style-name="ce32">
            <text:p>DEFENCE MANAGEMENT (WATCHFIELD) LIMITED</text:p>
          </table:table-cell>
          <table:table-cell office:value-type="string" table:style-name="ce32">
            <text:p>Academic Services: To provide academic services including the preparation and delivery of training and military education in accordance with Joint Services Command and Staff College (JSCSC) course syllabi, and research in direct support of designated subject areas, as per contract requirements.</text:p>
          </table:table-cell>
          <table:table-cell office:value-type="string" table:style-name="ce32">
            <text:p>&lt;15 Deficiency (failure) Point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PROVISION AND OPERATION OF A JOINT FORCES COMMAND AND STAFF COLLEGE-CP/PFI/101</text:p>
          </table:table-cell>
          <table:table-cell office:value-type="string" table:style-name="ce32">
            <text:p>DEFENCE MANAGEMENT (WATCHFIELD) LIMITED</text:p>
          </table:table-cell>
          <table:table-cell office:value-type="string" table:style-name="ce32">
            <text:p>Estates Services: Management of Assets: To maintain the function of Private Finanve Initiative (PFI) assets in accordance with the Contract. The PFI Assets include the Cormorant building which has teaching wings, residential living accommodation, office accommodation, lecture theatres and syndicate rooms to support education provision, 290 domestic housing for military staff, sports pavilions, sports fields, storage assets, car parks and infrastructure all of which has to be maintained.<text:s text:c="2"/></text:p>
          </table:table-cell>
          <table:table-cell office:value-type="string" table:style-name="ce32">
            <text:p>&lt;95 Deficiency (failure) Points</text:p>
          </table:table-cell>
          <table:table-cell office:value-type="string" table:style-name="ce32">
            <text:p>Inadequate</text:p>
          </table:table-cell>
          <table:table-cell office:value-type="string" table:style-name="ce32">
            <text:p>Note that Q1 for this contract runs from Sep-Nov as defined within the contract in line with an academic contract year. <text:s/>The high average qtly performance allocation of Deficiency Points is a result of a loss heating across Joint Services Command and Staff College (JSCSC) as a result of a Defence Management (Watchfield) Limited (DM(W)L) delivered lifecycle project for the replacement of boilers and chillers. <text:s/>DM(W)L were swift to install a temporary heating solution but some areas of JSCSC remained without heating during the Q1 period.</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PROVISION AND OPERATION OF A JOINT FORCES COMMAND AND STAFF COLLEGE-CP/PFI/101</text:p>
          </table:table-cell>
          <table:table-cell office:value-type="string" table:style-name="ce32">
            <text:p>DEFENCE MANAGEMENT (WATCHFIELD) LIMITED</text:p>
          </table:table-cell>
          <table:table-cell office:value-type="string" table:style-name="ce32">
            <text:p>Support Services: The contractor is to provide Support Services, including Catering, Cleaning, Waste, Electronic Media Communications Systems Services, Library, Security and Administration Services in accordance with the Contract</text:p>
          </table:table-cell>
          <table:table-cell office:value-type="string" table:style-name="ce32">
            <text:p>&lt;1543 Deficiency (failure) Point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84,603,927.90 + £1,381,793.46 CP&amp;F Reconciliation 07 July 2021 Revised Total 85,985,721.36.October 2021 Additional funding approved £2,108,275.40 to cover payments until December 2021. RT£ 88,102,856.77</text:p>
          </table:table-cell>
          <table:table-cell office:value-type="string" table:style-name="ce32">
            <text:p>RESTORE PLC</text:p>
          </table:table-cell>
          <table:table-cell office:value-type="string" table:style-name="ce32">
            <text:p>Accuracy of Indexing Transcription (Secondary key) - %age accuracy of all input calculated from errors identified during audits (no. of errors)</text:p>
          </table:table-cell>
          <table:table-cell office:value-type="string" table:style-name="ce32">
            <text:p>&gt;9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84,603,927.90 + £1,381,793.46 CP&amp;F Reconciliation 07 July 2021 Revised Total 85,985,721.36.October 2021 Additional funding approved £2,108,275.40 to cover payments until December 2021. RT£ 88,102,856.77</text:p>
          </table:table-cell>
          <table:table-cell office:value-type="string" table:style-name="ce32">
            <text:p>RESTORE PLC</text:p>
          </table:table-cell>
          <table:table-cell office:value-type="string" table:style-name="ce32">
            <text:p>Delivery on Time (%age of total orders that meet 'contracted for' delivery time (no. of exceptions)).</text:p>
            <text:p>This is a binary KPI covering all deliverables under the contract and is either met or not.</text:p>
            <text:p/>
          </table:table-cell>
          <table:table-cell office:value-type="string" table:style-name="ce32">
            <text:p>&gt;/=98%</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84,603,927.90 + £1,381,793.46 CP&amp;F Reconciliation 07 July 2021 Revised Total 85,985,721.36.October 2021 Additional funding approved £2,108,275.40 to cover payments until December 2021. RT£ 88,102,856.77</text:p>
          </table:table-cell>
          <table:table-cell office:value-type="string" table:style-name="ce32">
            <text:p>RESTORE PLC</text:p>
          </table:table-cell>
          <table:table-cell office:value-type="string" table:style-name="ce32">
            <text:p>Efficiency of Storage – Box fill/Consolidation Levels.</text:p>
            <text:p>%age of boxes filled to 75% capacity</text:p>
            <text:p/>
          </table:table-cell>
          <table:table-cell office:value-type="string" table:style-name="ce32">
            <text:p>&gt;/=75% of boxes at least 75% full</text:p>
          </table:table-cell>
          <table:table-cell office:value-type="string" table:style-name="ce32">
            <text:p>Other - Consider returned</text:p>
          </table:table-cell>
          <table:table-cell office:value-type="string" table:style-name="ce32">
            <text:p>No MoD audits carried out this quarter due to Covid. First MoD audits conducted, post Covid, November 2021.</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Design, Demonstration, Manufacture, Installation and support for V/UHF Communication Replacement (VCR) CSA/1093</text:p>
          </table:table-cell>
          <table:table-cell office:value-type="string" table:style-name="ce32">
            <text:p>THALES UK LIMITED</text:p>
          </table:table-cell>
          <table:table-cell office:value-type="string" table:style-name="ce32">
            <text:p>KPI 1 - Order Management</text:p>
          </table:table-cell>
          <table:table-cell office:value-type="string" table:style-name="ce32">
            <text:p>Greater than or equal to 95% orders satisfied on time in month and no orders outstanding for greater than 90 calendar days from Firm delivery date or turnaround time quoted on CP&amp;F ord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Design, Demonstration, Manufacture, Installation and support for V/UHF Communication Replacement (VCR) CSA/1093</text:p>
          </table:table-cell>
          <table:table-cell office:value-type="string" table:style-name="ce32">
            <text:p>THALES UK LIMITED</text:p>
          </table:table-cell>
          <table:table-cell office:value-type="string" table:style-name="ce32">
            <text:p>KPI 2 - Response to operational deficiency</text:p>
          </table:table-cell>
          <table:table-cell office:value-type="string" table:style-name="ce32">
            <text:p>No Category A or Category B Operational Deficiency (OpDef) Formal response with plan overdue in accordance with the timelines detailed in the Statement of Work (SOW) at Annex B to the Contract and no more than 1 Category C OpDef Formal response with plan overdue in accordance with the timelines detailed in the SOW at Annex B to the Contrac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Design, Demonstration, Manufacture, Installation and support for V/UHF Communication Replacement (VCR) CSA/1093</text:p>
          </table:table-cell>
          <table:table-cell office:value-type="string" table:style-name="ce32">
            <text:p>THALES UK LIMITED</text:p>
          </table:table-cell>
          <table:table-cell office:value-type="string" table:style-name="ce32">
            <text:p>KPI 3 - Responses to S2022’s - System Design Issues Reporting</text:p>
          </table:table-cell>
          <table:table-cell office:value-type="string" table:style-name="ce32">
            <text:p>No High Priority Safety S2022s overdue and no more than 1 Priority / Routine / Information S2022s overdu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A/1097 - CCTV</text:p>
          </table:table-cell>
          <table:table-cell office:value-type="string" table:style-name="ce32">
            <text:p>TOTAL INTEGRATED SOLUTIONS LIMITED</text:p>
          </table:table-cell>
          <table:table-cell office:value-type="string" table:style-name="ce32">
            <text:p>Repair orders past original required delivery date</text:p>
          </table:table-cell>
          <table:table-cell office:value-type="string" table:style-name="ce32">
            <text:p>Greater than or equal to 90% orders delivered on-time and no overdue orders outstanding Greater than 30 calendar days after the due date for performanc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A/1097 - CCTV</text:p>
          </table:table-cell>
          <table:table-cell office:value-type="string" table:style-name="ce32">
            <text:p>TOTAL INTEGRATED SOLUTIONS LIMITED</text:p>
          </table:table-cell>
          <table:table-cell office:value-type="string" table:style-name="ce32">
            <text:p>Response to S2022s – respond within the stated timeframes.</text:p>
          </table:table-cell>
          <table:table-cell office:value-type="string" table:style-name="ce32">
            <text:p>Greater than or equal to 90% orders delivered on-time and no overdue orders outstanding greater than 30 calendar days after the due date for performanc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A/1097 - CCTV</text:p>
          </table:table-cell>
          <table:table-cell office:value-type="string" table:style-name="ce32">
            <text:p>TOTAL INTEGRATED SOLUTIONS LIMITED</text:p>
          </table:table-cell>
          <table:table-cell office:value-type="string" table:style-name="ce32">
            <text:p>Spares orders past original required delivery date</text:p>
          </table:table-cell>
          <table:table-cell office:value-type="string" table:style-name="ce32">
            <text:p>Greater than or equal to 90% orders delivered on-time and no overdue orders outstanding greater than 30 calendar days after the due date for performanc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A/1100 - AVAILABILITY BASED, IN SERVICE SUPPORT FOR COMMS EQUIPMENT (Contract Amendment 006)</text:p>
          </table:table-cell>
          <table:table-cell office:value-type="string" table:style-name="ce32">
            <text:p>THALES UK LIMITED</text:p>
          </table:table-cell>
          <table:table-cell office:value-type="string" table:style-name="ce32">
            <text:p>KPI 1 refers to provision of the task line(s) in Cyprus. The intention of KPI 1 is to focus the Contractor’s behaviour on effectively managing and maintaining the fleet to ensure aircraft availability, in the correct configuration, pursuant to the SOR</text:p>
          </table:table-cell>
          <table:table-cell office:value-type="string" table:style-name="ce32">
            <text:p>95%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A/3055 - ISS for Visual Landing Aids (VLA) Equipment</text:p>
          </table:table-cell>
          <table:table-cell office:value-type="string" table:style-name="ce32">
            <text:p>AERONAUTICAL &amp; GENERAL INSTRUMENTS LIMITED</text:p>
          </table:table-cell>
          <table:table-cell office:value-type="string" table:style-name="ce32">
            <text:p>Service Delivery - Repair orders past original required delivery date</text:p>
          </table:table-cell>
          <table:table-cell office:value-type="string" table:style-name="ce32">
            <text:p>Greater than or equal to 90% orders delivered on-time and no overdue orders outstanding greater than 30 calendar days after the due date for performanc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A/3055 - ISS for Visual Landing Aids (VLA) Equipment</text:p>
          </table:table-cell>
          <table:table-cell office:value-type="string" table:style-name="ce32">
            <text:p>AERONAUTICAL &amp; GENERAL INSTRUMENTS LIMITED</text:p>
          </table:table-cell>
          <table:table-cell office:value-type="string" table:style-name="ce32">
            <text:p>Service Delivery - Spares orders past original required delivery date</text:p>
          </table:table-cell>
          <table:table-cell office:value-type="string" table:style-name="ce32">
            <text:p>Greater than or equal to 90% orders delivered on-time and no overdue orders outstanding greater than 30 calendar days after the due date for performanc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A/3055 - ISS for Visual Landing Aids (VLA) Equipment</text:p>
          </table:table-cell>
          <table:table-cell office:value-type="string" table:style-name="ce32">
            <text:p>AERONAUTICAL &amp; GENERAL INSTRUMENTS LIMITED</text:p>
          </table:table-cell>
          <table:table-cell office:value-type="string" table:style-name="ce32">
            <text:p>Service Delivery - Tasks completed past required delivery date</text:p>
          </table:table-cell>
          <table:table-cell office:value-type="string" table:style-name="ce32">
            <text:p>Greater than or equal to 90% orders delivered on-time and no overdue orders outstanding greater than 30 calendar days after the due date for performanc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45 INTEGRATED NAVIGATION BRIDGE SYSTEM (INBS) IN SERVICE SUPPORT</text:p>
          </table:table-cell>
          <table:table-cell office:value-type="string" table:style-name="ce32">
            <text:p>RAYTHEON SYSTEMS LIMITED</text:p>
          </table:table-cell>
          <table:table-cell office:value-type="string" table:style-name="ce32">
            <text:p>Helpdesk Responsiveness &amp; Resolution Plan</text:p>
          </table:table-cell>
          <table:table-cell office:value-type="string" table:style-name="ce32">
            <text:p>No overdue Category A or Category B Operational Defects (OpDef) Formal response with plan, in accordance with the timelines detailed in the contract and no more than 1 overdue Category C OpDef Formal response with plan in accordance with the timelines detailed in the contrac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45 INTEGRATED NAVIGATION BRIDGE SYSTEM (INBS) IN SERVICE SUPPORT</text:p>
          </table:table-cell>
          <table:table-cell office:value-type="string" table:style-name="ce32">
            <text:p>RAYTHEON SYSTEMS LIMITED</text:p>
          </table:table-cell>
          <table:table-cell office:value-type="string" table:style-name="ce32">
            <text:p>Provision of Reports and Deliverable Documentation</text:p>
          </table:table-cell>
          <table:table-cell office:value-type="string" table:style-name="ce32">
            <text:p>Monthly Progress Report received on time and to the satisfaction of the Authority.</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45 INTEGRATED NAVIGATION BRIDGE SYSTEM (INBS) IN SERVICE SUPPORT</text:p>
          </table:table-cell>
          <table:table-cell office:value-type="string" table:style-name="ce32">
            <text:p>RAYTHEON SYSTEMS LIMITED</text:p>
          </table:table-cell>
          <table:table-cell office:value-type="string" table:style-name="ce32">
            <text:p>Spares &amp; Repair Orders past original required delivery date</text:p>
          </table:table-cell>
          <table:table-cell office:value-type="string" table:style-name="ce32">
            <text:p>Greater than or equal to 90% of Demand Orders Delivered On Time in Full (OTIF) in month and No overdue Demand Orders outstanding more than 30 calendar days after their due date for performance measuremen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RCOPV CFA SUPPORT</text:p>
          </table:table-cell>
          <table:table-cell office:value-type="string" table:style-name="ce32">
            <text:p>BAE SYSTEMS SURFACE SHIPS LIMITED</text:p>
          </table:table-cell>
          <table:table-cell office:value-type="string" table:style-name="ce32">
            <text:p>Defect Repair Plans - Percentage of agreed Defect repair plans</text:p>
            <text:p>developed within the required Service Credit</text:p>
            <text:p>timescale.</text:p>
          </table:table-cell>
          <table:table-cell office:value-type="string" table:style-name="ce32">
            <text:p>Greater than or equal to 85% = +120 Service Credits</text:p>
          </table:table-cell>
          <table:table-cell office:value-type="string" table:style-name="ce32">
            <text:p>Good</text:p>
          </table:table-cell>
          <table:table-cell office:value-type="string" table:style-name="ce32">
            <text:p>KPIs are reported Yearly and cover the period 01.01.21 - 31.12.21</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RCOPV CFA SUPPORT</text:p>
          </table:table-cell>
          <table:table-cell office:value-type="string" table:style-name="ce32">
            <text:p>BAE SYSTEMS SURFACE SHIPS LIMITED</text:p>
          </table:table-cell>
          <table:table-cell office:value-type="string" table:style-name="ce32">
            <text:p>Operational Deficiency Performance.</text:p>
          </table:table-cell>
          <table:table-cell office:value-type="string" table:style-name="ce32">
            <text:p>95% and above</text:p>
          </table:table-cell>
          <table:table-cell office:value-type="string" table:style-name="ce32">
            <text:p>Good</text:p>
          </table:table-cell>
          <table:table-cell office:value-type="string" table:style-name="ce32">
            <text:p>KPIs are reported Yearly and cover the period 01.01.21 - 31.12.21</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RCOPV CFA SUPPORT</text:p>
          </table:table-cell>
          <table:table-cell office:value-type="string" table:style-name="ce32">
            <text:p>BAE SYSTEMS SURFACE SHIPS LIMITED</text:p>
          </table:table-cell>
          <table:table-cell office:value-type="string" table:style-name="ce32">
            <text:p>Stores Performance Demand to Delivery - The percentage of Stores Demands raised by</text:p>
            <text:p>the Vessel and delivered by the Contractor</text:p>
            <text:p>within 120 days.</text:p>
          </table:table-cell>
          <table:table-cell office:value-type="string" table:style-name="ce32">
            <text:p>Greater than or equal to 90% = +120 Service Credits</text:p>
          </table:table-cell>
          <table:table-cell office:value-type="string" table:style-name="ce32">
            <text:p>Good</text:p>
          </table:table-cell>
          <table:table-cell office:value-type="string" table:style-name="ce32">
            <text:p>KPIs are reported Yearly and cover the period 01.01.21 - 31.12.21</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he Delivery of Engine Support to Maintain the Capability of MoD Boats</text:p>
          </table:table-cell>
          <table:table-cell office:value-type="string" table:style-name="ce32">
            <text:p>E.P.BARRUS LTD</text:p>
          </table:table-cell>
          <table:table-cell office:value-type="string" table:style-name="ce32">
            <text:p>Achieve the Agreed Delivery Date as stated on the Task Approval Form</text:p>
          </table:table-cell>
          <table:table-cell office:value-type="string" table:style-name="ce32">
            <text:p>Greater than 8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he Delivery of Engine Support to Maintain the Capability of MoD Boats</text:p>
          </table:table-cell>
          <table:table-cell office:value-type="string" table:style-name="ce32">
            <text:p>E.P.BARRUS LTD</text:p>
          </table:table-cell>
          <table:table-cell office:value-type="string" table:style-name="ce32">
            <text:p>The Engines are supplied/repaired to the required quality standards</text:p>
          </table:table-cell>
          <table:table-cell office:value-type="string" table:style-name="ce32">
            <text:p>Greater than 8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S/0153 - Boats In-Service Support (1) - Overseas</text:p>
          </table:table-cell>
          <table:table-cell office:value-type="string" table:style-name="ce32">
            <text:p>DEVONPORT ROYAL DOCKYARD LIMITED</text:p>
          </table:table-cell>
          <table:table-cell office:value-type="string" table:style-name="ce32">
            <text:p>Achieve the Agreed Delivery Date - The Actual Delivery Date the boat or task was accepted by the Authority on, before or after the Agreed Delivery Date in the reporting calendar month</text:p>
          </table:table-cell>
          <table:table-cell office:value-type="string" table:style-name="ce32">
            <text:p>Greater than 85% - Gree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S/0153 - Boats In-Service Support (1) - Overseas</text:p>
          </table:table-cell>
          <table:table-cell office:value-type="string" table:style-name="ce32">
            <text:p>DEVONPORT ROYAL DOCKYARD LIMITED</text:p>
          </table:table-cell>
          <table:table-cell office:value-type="string" table:style-name="ce32">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32">
            <text:p>Greater than 85% - Gree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S/0154 - Boats In-Service Support (2) - Royal Navy (RN) / Royal Fleet Auxiliary (RFA)</text:p>
          </table:table-cell>
          <table:table-cell office:value-type="string" table:style-name="ce32">
            <text:p>BAE SYSTEMS SURFACE SHIPS LIMITED</text:p>
          </table:table-cell>
          <table:table-cell office:value-type="string" table:style-name="ce32">
            <text:p>Achieve the Agreed Delivery Date - The Actual Delivery Date the boat or task was accepted by the Authority on, before or after the Agreed Delivery Date in the reporting calendar month</text:p>
          </table:table-cell>
          <table:table-cell office:value-type="string" table:style-name="ce32">
            <text:p>Greater than 85% - Gree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S/0154 - Boats In-Service Support (2) - Royal Navy (RN) / Royal Fleet Auxiliary (RFA)</text:p>
          </table:table-cell>
          <table:table-cell office:value-type="string" table:style-name="ce32">
            <text:p>BAE SYSTEMS SURFACE SHIPS LIMITED</text:p>
          </table:table-cell>
          <table:table-cell office:value-type="string" table:style-name="ce32">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32">
            <text:p>Greater than 85% - Gree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S/0155 - Boats In-Service Support (3) - Ministry of Defence Police (MDP)</text:p>
          </table:table-cell>
          <table:table-cell office:value-type="string" table:style-name="ce32">
            <text:p>BAE SYSTEMS SURFACE SHIPS LIMITED</text:p>
          </table:table-cell>
          <table:table-cell office:value-type="string" table:style-name="ce32">
            <text:p>Achieve the Agreed Delivery Date - The Actual Delivery Date the boat or task was accepted by the Authority on, before or after the Agreed Delivery Date in the reporting calendar month</text:p>
          </table:table-cell>
          <table:table-cell office:value-type="string" table:style-name="ce32">
            <text:p>Greater than 85% - Gree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S/0155 - Boats In-Service Support (3) - Ministry of Defence Police (MDP)</text:p>
          </table:table-cell>
          <table:table-cell office:value-type="string" table:style-name="ce32">
            <text:p>BAE SYSTEMS SURFACE SHIPS LIMITED</text:p>
          </table:table-cell>
          <table:table-cell office:value-type="string" table:style-name="ce32">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32">
            <text:p>Greater than 85% -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S/0157 - Boats In-Service Support (5) - Royal Marines (RM) Tamar</text:p>
          </table:table-cell>
          <table:table-cell office:value-type="string" table:style-name="ce32">
            <text:p>GRIFFON HOVERWORK LIMITED</text:p>
          </table:table-cell>
          <table:table-cell office:value-type="string" table:style-name="ce32">
            <text:p>Achieve the Agreed Delivery Date - The Actual Delivery Date the boat or task was accepted by the Authority on, before or after the Agreed Delivery Date in the reporting calendar month</text:p>
          </table:table-cell>
          <table:table-cell office:value-type="string" table:style-name="ce32">
            <text:p>Greater than 85% -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S/0157 - Boats In-Service Support (5) - Royal Marines (RM) Tamar</text:p>
          </table:table-cell>
          <table:table-cell office:value-type="string" table:style-name="ce32">
            <text:p>GRIFFON HOVERWORK LIMITED</text:p>
          </table:table-cell>
          <table:table-cell office:value-type="string" table:style-name="ce32">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32">
            <text:p>Greater than 85% -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S/0158 - Boats In-Service Support (6) - Army</text:p>
          </table:table-cell>
          <table:table-cell office:value-type="string" table:style-name="ce32">
            <text:p>BAE SYSTEMS SURFACE SHIPS LIMITED</text:p>
          </table:table-cell>
          <table:table-cell office:value-type="string" table:style-name="ce32">
            <text:p>Achieve the Agreed Delivery Date - The Actual Delivery Date the boat or task was accepted by the Authority on, before or after the Agreed Delivery Date in the reporting calendar month</text:p>
          </table:table-cell>
          <table:table-cell office:value-type="string" table:style-name="ce32">
            <text:p>Greater than 85% -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S/0158 - Boats In-Service Support (6) - Army</text:p>
          </table:table-cell>
          <table:table-cell office:value-type="string" table:style-name="ce32">
            <text:p>BAE SYSTEMS SURFACE SHIPS LIMITED</text:p>
          </table:table-cell>
          <table:table-cell office:value-type="string" table:style-name="ce32">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32">
            <text:p>Greater than 85% -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S/0159 - Boats In-Service Support (7) - 2nd Line Training</text:p>
          </table:table-cell>
          <table:table-cell office:value-type="string" table:style-name="ce32">
            <text:p>DEVONPORT ROYAL DOCKYARD LIMITED</text:p>
          </table:table-cell>
          <table:table-cell office:value-type="string" table:style-name="ce32">
            <text:p>Achieve the Agreed Delivery Date - The Actual Delivery Date the boat or task was accepted by the Authority on, before or after the Agreed Delivery Date in the reporting calendar month</text:p>
          </table:table-cell>
          <table:table-cell office:value-type="string" table:style-name="ce32">
            <text:p>Greater than 85% -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S/0159 - Boats In-Service Support (7) - 2nd Line Training</text:p>
          </table:table-cell>
          <table:table-cell office:value-type="string" table:style-name="ce32">
            <text:p>DEVONPORT ROYAL DOCKYARD LIMITED</text:p>
          </table:table-cell>
          <table:table-cell office:value-type="string" table:style-name="ce32">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32">
            <text:p>Greater than 85% -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S/0160 - Boats In-Service Support (8) - Faslane</text:p>
          </table:table-cell>
          <table:table-cell office:value-type="string" table:style-name="ce32">
            <text:p>HOLYHEAD MARINE SERVICES LIMITED</text:p>
          </table:table-cell>
          <table:table-cell office:value-type="string" table:style-name="ce32">
            <text:p>Achieve the Agreed Delivery Date - The Actual Delivery Date the boat or task was accepted by the Authority on, before or after the Agreed Delivery Date in the reporting calendar month</text:p>
          </table:table-cell>
          <table:table-cell office:value-type="string" table:style-name="ce32">
            <text:p>Greater than 85% -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S/0160 - Boats In-Service Support (8) - Faslane</text:p>
          </table:table-cell>
          <table:table-cell office:value-type="string" table:style-name="ce32">
            <text:p>HOLYHEAD MARINE SERVICES LIMITED</text:p>
          </table:table-cell>
          <table:table-cell office:value-type="string" table:style-name="ce32">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32">
            <text:p>Greater than 85% -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S/0161 - Boats In-Service Support (9) - 4th Line Training</text:p>
          </table:table-cell>
          <table:table-cell office:value-type="string" table:style-name="ce32">
            <text:p>DEVONPORT ROYAL DOCKYARD LIMITED</text:p>
          </table:table-cell>
          <table:table-cell office:value-type="string" table:style-name="ce32">
            <text:p>Achieve the Agreed Delivery Date - The Actual Delivery Date the boat or task was accepted by the Authority on, before or after the Agreed Delivery Date in the reporting calendar month</text:p>
          </table:table-cell>
          <table:table-cell office:value-type="string" table:style-name="ce32">
            <text:p>Greater than 85% -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S/0161 - Boats In-Service Support (9) - 4th Line Training</text:p>
          </table:table-cell>
          <table:table-cell office:value-type="string" table:style-name="ce32">
            <text:p>DEVONPORT ROYAL DOCKYARD LIMITED</text:p>
          </table:table-cell>
          <table:table-cell office:value-type="string" table:style-name="ce32">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32">
            <text:p>Greater than 85% -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S/0162 - Boats In-Service Support (10) - Royal Marines (RM) Poole</text:p>
          </table:table-cell>
          <table:table-cell office:value-type="string" table:style-name="ce32">
            <text:p>BAE SYSTEMS SURFACE SHIPS LIMITED</text:p>
          </table:table-cell>
          <table:table-cell office:value-type="string" table:style-name="ce32">
            <text:p>Achieve the Agreed Delivery Date - The Actual Delivery Date the boat or task was accepted by the Authority on, before or after the Agreed Delivery Date in the reporting calendar month</text:p>
          </table:table-cell>
          <table:table-cell office:value-type="string" table:style-name="ce32">
            <text:p>Greater than 85% -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SS/0162 - Boats In-Service Support (10) - Royal Marines (RM) Poole</text:p>
          </table:table-cell>
          <table:table-cell office:value-type="string" table:style-name="ce32">
            <text:p>BAE SYSTEMS SURFACE SHIPS LIMITED</text:p>
          </table:table-cell>
          <table:table-cell office:value-type="string" table:style-name="ce32">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32">
            <text:p>Greater than 85% -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CYPRUS SOFT FM - CT/DIO1/0054-CT/DIO1/0054</text:p>
          </table:table-cell>
          <table:table-cell office:value-type="string" table:style-name="ce32">
            <text:p>SODEXO LTD</text:p>
          </table:table-cell>
          <table:table-cell office:value-type="string" table:style-name="ce32">
            <text:p>Catering Service Availability</text:p>
          </table:table-cell>
          <table:table-cell office:value-type="string" table:style-name="ce32">
            <text:p>&gt;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CYPRUS SOFT FM - CT/DIO1/0054-CT/DIO1/0054</text:p>
          </table:table-cell>
          <table:table-cell office:value-type="string" table:style-name="ce32">
            <text:p>SODEXO LTD</text:p>
          </table:table-cell>
          <table:table-cell office:value-type="string" table:style-name="ce32">
            <text:p>Cleaning Service Availability</text:p>
          </table:table-cell>
          <table:table-cell office:value-type="string" table:style-name="ce32">
            <text:p>&gt;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CYPRUS SOFT FM - CT/DIO1/0054-CT/DIO1/0054</text:p>
          </table:table-cell>
          <table:table-cell office:value-type="string" table:style-name="ce32">
            <text:p>SODEXO LTD</text:p>
          </table:table-cell>
          <table:table-cell office:value-type="string" table:style-name="ce32">
            <text:p>Laundry &amp; Dry Cleaning Services</text:p>
          </table:table-cell>
          <table:table-cell office:value-type="string" table:style-name="ce32">
            <text:p>&gt;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PROJECT GRAPEVINE 2 CONNECTIVITY SEE TO REPLACE THE SERVICES (WAN AND GATEWAY) CURRENTLY PROVIDED BY THE DEFENCE FIXED TELECOMMUNICATIONS SERVICE (DFTS) CONTRACT AND THE LAN ELEMENT OF THE DEFENCE INFORMATION INFRASTRUCTURE (DII) CONTRACT-D</text:p>
          </table:table-cell>
          <table:table-cell office:value-type="string" table:style-name="ce32">
            <text:p>FUJITSU SERVICES LIMITED</text:p>
          </table:table-cell>
          <table:table-cell office:value-type="string" table:style-name="ce32">
            <text:p>Boundary Protection Service (BPS); The percentage of total time during the Service Measurement Period during which the Remote Access Gateway is Available</text:p>
          </table:table-cell>
          <table:table-cell office:value-type="string" table:style-name="ce32">
            <text:p>99.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PROJECT GRAPEVINE 2 CONNECTIVITY SEE TO REPLACE THE SERVICES (WAN AND GATEWAY) CURRENTLY PROVIDED BY THE DEFENCE FIXED TELECOMMUNICATIONS SERVICE (DFTS) CONTRACT AND THE LAN ELEMENT OF THE DEFENCE INFORMATION INFRASTRUCTURE (DII) CONTRACT-D</text:p>
          </table:table-cell>
          <table:table-cell office:value-type="string" table:style-name="ce32">
            <text:p>FUJITSU SERVICES LIMITED</text:p>
          </table:table-cell>
          <table:table-cell office:value-type="string" table:style-name="ce32">
            <text:p>Connectivity Service (WAN); The percentage of total time during the Service Measurement Period, during which the relevant Connection is Available and provides Connectivity (the “Connection Percentage Connectivity”)</text:p>
          </table:table-cell>
          <table:table-cell office:value-type="string" table:style-name="ce32">
            <text:p>99.99% and abov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PROJECT GRAPEVINE 2 CONNECTIVITY SEE TO REPLACE THE SERVICES (WAN AND GATEWAY) CURRENTLY PROVIDED BY THE DEFENCE FIXED TELECOMMUNICATIONS SERVICE (DFTS) CONTRACT AND THE LAN ELEMENT OF THE DEFENCE INFORMATION INFRASTRUCTURE (DII) CONTRACT-D</text:p>
          </table:table-cell>
          <table:table-cell office:value-type="string" table:style-name="ce32">
            <text:p>FUJITSU SERVICES LIMITED</text:p>
          </table:table-cell>
          <table:table-cell office:value-type="string" table:style-name="ce32">
            <text:p>Local Area Network Service (LAN); The percentage of total time during the Service Measurement Period during which Data LAN Connectivity is Available excluding any wireless connections</text:p>
          </table:table-cell>
          <table:table-cell office:value-type="string" table:style-name="ce32">
            <text:p>99.99% and above</text:p>
          </table:table-cell>
          <table:table-cell office:value-type="string" table:style-name="ce32">
            <text:p>Approaching Target</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PROVISION OF WATER SEWERAGE AND SEWAGE DISPOSAL SERVICES</text:p>
          </table:table-cell>
          <table:table-cell office:value-type="string" table:style-name="ce32">
            <text:p>ANCALA WATER SERVICES (ESTATES) LIMITED</text:p>
          </table:table-cell>
          <table:table-cell office:value-type="string" table:style-name="ce32">
            <text:p>Collect and dispose of sewage and surface water safely and hygienically from all points of sewage and surface water receipt.</text:p>
          </table:table-cell>
          <table:table-cell office:value-type="string" table:style-name="ce32">
            <text:p>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PROVISION OF WATER SEWERAGE AND SEWAGE DISPOSAL SERVICES</text:p>
          </table:table-cell>
          <table:table-cell office:value-type="string" table:style-name="ce32">
            <text:p>ANCALA WATER SERVICES (ESTATES) LIMITED</text:p>
          </table:table-cell>
          <table:table-cell office:value-type="string" table:style-name="ce32">
            <text:p>Ensure that there is no flooding from surface water or combined surface water and sewage systems caused by a failure to provide the services.</text:p>
          </table:table-cell>
          <table:table-cell office:value-type="string" table:style-name="ce32">
            <text:p>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PROVISION OF WATER SEWERAGE AND SEWAGE DISPOSAL SERVICES</text:p>
          </table:table-cell>
          <table:table-cell office:value-type="string" table:style-name="ce32">
            <text:p>ANCALA WATER SERVICES (ESTATES) LIMITED</text:p>
          </table:table-cell>
          <table:table-cell office:value-type="string" table:style-name="ce32">
            <text:p>Provide an uninterrupted supply of water, in accordance with the Water Supply (Quality) Regulations 2000, to all points of supply.<text:s/></text:p>
          </table:table-cell>
          <table:table-cell office:value-type="string" table:style-name="ce32">
            <text:p>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PROJECT AQUATRINE- TO DELIVER WATER AND WASTE WATER SERVICES TO GB BASED MOD SITES REMOVING THE MOD FROM ENVIRONMENTAL AND LEGISLATIVE RISKS.</text:p>
          </table:table-cell>
          <table:table-cell office:value-type="string" table:style-name="ce32">
            <text:p>VEOLIA WATER NEVIS LIMITED</text:p>
          </table:table-cell>
          <table:table-cell office:value-type="string" table:style-name="ce32">
            <text:p>Collect and dispose of sewage and surface water safely and hygienically from all points of sewage and surface water receipt.</text:p>
          </table:table-cell>
          <table:table-cell office:value-type="string" table:style-name="ce32">
            <text:p>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PROJECT AQUATRINE- TO DELIVER WATER AND WASTE WATER SERVICES TO GB BASED MOD SITES REMOVING THE MOD FROM ENVIRONMENTAL AND LEGISLATIVE RISKS.</text:p>
          </table:table-cell>
          <table:table-cell office:value-type="string" table:style-name="ce32">
            <text:p>VEOLIA WATER NEVIS LIMITED</text:p>
          </table:table-cell>
          <table:table-cell office:value-type="string" table:style-name="ce32">
            <text:p>Ensure that there is no flooding from surface water or combined surface water and sewage systems caused by a failure to provide the services.</text:p>
          </table:table-cell>
          <table:table-cell office:value-type="string" table:style-name="ce32">
            <text:p>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PROJECT AQUATRINE- TO DELIVER WATER AND WASTE WATER SERVICES TO GB BASED MOD SITES REMOVING THE MOD FROM ENVIRONMENTAL AND LEGISLATIVE RISKS.</text:p>
          </table:table-cell>
          <table:table-cell office:value-type="string" table:style-name="ce32">
            <text:p>VEOLIA WATER NEVIS LIMITED</text:p>
          </table:table-cell>
          <table:table-cell office:value-type="string" table:style-name="ce32">
            <text:p>Provide an uninterrupted supply of water, in accordance with the Water Supply (Quality) Regulations 2000, to all points of supply.<text:s/></text:p>
          </table:table-cell>
          <table:table-cell office:value-type="string" table:style-name="ce32">
            <text:p>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PROVISION OF WATER, SEWERAGE AND SEWAGE DISPOSAL SERVICES</text:p>
          </table:table-cell>
          <table:table-cell office:value-type="string" table:style-name="ce32">
            <text:p>SEVERN TRENT SERVICES DEFENCE LIMITED</text:p>
          </table:table-cell>
          <table:table-cell office:value-type="string" table:style-name="ce32">
            <text:p>Collect and dispose of sewage and surface water safely and hygienically from all points of sewage and surface water receipt.</text:p>
          </table:table-cell>
          <table:table-cell office:value-type="string" table:style-name="ce32">
            <text:p>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PROVISION OF WATER, SEWERAGE AND SEWAGE DISPOSAL SERVICES</text:p>
          </table:table-cell>
          <table:table-cell office:value-type="string" table:style-name="ce32">
            <text:p>SEVERN TRENT SERVICES DEFENCE LIMITED</text:p>
          </table:table-cell>
          <table:table-cell office:value-type="string" table:style-name="ce32">
            <text:p>Ensure that there is no flooding from surface water or combined surface water and sewage systems caused by a failure to provide the services.</text:p>
          </table:table-cell>
          <table:table-cell office:value-type="string" table:style-name="ce32">
            <text:p>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PROVISION OF WATER, SEWERAGE AND SEWAGE DISPOSAL SERVICES</text:p>
          </table:table-cell>
          <table:table-cell office:value-type="string" table:style-name="ce32">
            <text:p>SEVERN TRENT SERVICES DEFENCE LIMITED</text:p>
          </table:table-cell>
          <table:table-cell office:value-type="string" table:style-name="ce32">
            <text:p>Provide an uninterrupted supply of water, in accordance with the Water Supply (Quality) Regulations 2000, to all points of supply.<text:s/></text:p>
          </table:table-cell>
          <table:table-cell office:value-type="string" table:style-name="ce32">
            <text:p>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HE PROVISION OF THE JOINT OPERATIONAL FUEL SYSTEM (JOFS) CAPABILITY-DEPI/0002</text:p>
          </table:table-cell>
          <table:table-cell office:value-type="string" table:style-name="ce32">
            <text:p>KELLOGG BROWN &amp; ROOT LIMITED</text:p>
          </table:table-cell>
          <table:table-cell office:value-type="string" table:style-name="ce32">
            <text:p>KPI 1a (Equipment Delivery Timescales)<text:s/></text:p>
          </table:table-cell>
          <table:table-cell office:value-type="string" table:style-name="ce32">
            <text:p>(Green) All Equipment Delivery Targets Met</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HE PROVISION OF THE JOINT OPERATIONAL FUEL SYSTEM (JOFS) CAPABILITY-DEPI/0002</text:p>
          </table:table-cell>
          <table:table-cell office:value-type="string" table:style-name="ce32">
            <text:p>KELLOGG BROWN &amp; ROOT LIMITED</text:p>
          </table:table-cell>
          <table:table-cell office:value-type="string" table:style-name="ce32">
            <text:p>KPI 1b (Provision of Spares)<text:s/></text:p>
          </table:table-cell>
          <table:table-cell office:value-type="string" table:style-name="ce32">
            <text:p>(Green) All Spares Supply Targets Met</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HE PROVISION OF THE JOINT OPERATIONAL FUEL SYSTEM (JOFS) CAPABILITY-DEPI/0002</text:p>
          </table:table-cell>
          <table:table-cell office:value-type="string" table:style-name="ce32">
            <text:p>KELLOGG BROWN &amp; ROOT LIMITED</text:p>
          </table:table-cell>
          <table:table-cell office:value-type="string" table:style-name="ce32">
            <text:p>KPI 2b (Safety and Environmental Requirements)<text:s/></text:p>
          </table:table-cell>
          <table:table-cell office:value-type="string" table:style-name="ce32">
            <text:p>(Green) All Safety and Environmental Targets Met</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Defence Information Infrastructure Contract<text:s/></text:p>
          </table:table-cell>
          <table:table-cell office:value-type="string" table:style-name="ce32">
            <text:p>ENTERPRISE SERVICES DEFENCE AND SECURITY UK LIMITED</text:p>
          </table:table-cell>
          <table:table-cell office:value-type="string" table:style-name="ce32">
            <text:p>Availability of Official Applications</text:p>
          </table:table-cell>
          <table:table-cell office:value-type="string" table:style-name="ce32">
            <text:p>99.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Defence Information Infrastructure Contract<text:s/></text:p>
          </table:table-cell>
          <table:table-cell office:value-type="string" table:style-name="ce32">
            <text:p>ENTERPRISE SERVICES DEFENCE AND SECURITY UK LIMITED</text:p>
          </table:table-cell>
          <table:table-cell office:value-type="string" table:style-name="ce32">
            <text:p>Availability of Official Communication Tools</text:p>
          </table:table-cell>
          <table:table-cell office:value-type="string" table:style-name="ce32">
            <text:p>99.9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Defence Information Infrastructure Contract<text:s/></text:p>
          </table:table-cell>
          <table:table-cell office:value-type="string" table:style-name="ce32">
            <text:p>ENTERPRISE SERVICES DEFENCE AND SECURITY UK LIMITED</text:p>
          </table:table-cell>
          <table:table-cell office:value-type="string" table:style-name="ce32">
            <text:p>Availability of Official Productivity Tools</text:p>
          </table:table-cell>
          <table:table-cell office:value-type="string" table:style-name="ce32">
            <text:p>99%</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Service Level Agreement for Catering, Retail &amp; Leisure Facilities Management Services for British Army Germany</text:p>
          </table:table-cell>
          <table:table-cell office:value-type="string" table:style-name="ce32">
            <text:p>NAVY,ARMY AND AIR FORCE INSTITUTES,(THE)</text:p>
          </table:table-cell>
          <table:table-cell office:value-type="string" table:style-name="ce32">
            <text:p>BA(G) Customer Satisfaction<text:s/></text:p>
          </table:table-cell>
          <table:table-cell office:value-type="string" table:style-name="ce32">
            <text:p>&gt;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Service Level Agreement for Catering, Retail &amp; Leisure Facilities Management Services for British Army Germany</text:p>
          </table:table-cell>
          <table:table-cell office:value-type="string" table:style-name="ce32">
            <text:p>NAVY,ARMY AND AIR FORCE INSTITUTES,(THE)</text:p>
          </table:table-cell>
          <table:table-cell office:value-type="string" table:style-name="ce32">
            <text:p>Consumer Mess Services Overall Satisfaction</text:p>
          </table:table-cell>
          <table:table-cell office:value-type="string" table:style-name="ce32">
            <text:p>&gt;8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Service Level Agreement for Catering, Retail &amp; Leisure Facilities Management Services for British Army Germany</text:p>
          </table:table-cell>
          <table:table-cell office:value-type="string" table:style-name="ce32">
            <text:p>NAVY,ARMY AND AIR FORCE INSTITUTES,(THE)</text:p>
          </table:table-cell>
          <table:table-cell office:value-type="string" table:style-name="ce32">
            <text:p>Service omissions measured, ie if a meal (breakfast/lunch/dinner) is missed in a given location, or if a building does not receive its scheduled cleaning on a given day, a service omission has occurred.</text:p>
          </table:table-cell>
          <table:table-cell office:value-type="string" table:style-name="ce32">
            <text:p>&gt;99%</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 Strategic Property Advisor (Lot 2).</text:p>
          </table:table-cell>
          <table:table-cell office:value-type="string" table:style-name="ce32">
            <text:p>AVISON YOUNG (UK) LIMITED</text:p>
          </table:table-cell>
          <table:table-cell office:value-type="string" table:style-name="ce32">
            <text:p>Cost Management – Supplier - For every Tasking Order (TO), ensuring that Supplier is quoting agreed fixed fees for Stage 1 and grade/rate fees for Stages 2-4 on TO's. Ensuring that work is not being duplicated by extant contracts on Sennelager Protected Area/Sennelager Engineering Training Area (SPA/SETA) sites and that quotes for Business as Usual (BAU) sites are in line with market price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 Strategic Property Advisor (Lot 2).</text:p>
          </table:table-cell>
          <table:table-cell office:value-type="string" table:style-name="ce32">
            <text:p>AVISON YOUNG (UK) LIMITED</text:p>
          </table:table-cell>
          <table:table-cell office:value-type="string" table:style-name="ce32">
            <text:p>Invoicing Process – Authority - Tracking time taken for Defence Infrastucture Organisation (DIO) project approval of the completion/part completion certificates – Also Tracking the submission date of the completion certificate and the date the certificate is approved  <text:s/></text:p>
          </table:table-cell>
          <table:table-cell office:value-type="string" table:style-name="ce32">
            <text:p>96% &amp; over</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 Strategic Property Advisor (Lot 2).</text:p>
          </table:table-cell>
          <table:table-cell office:value-type="string" table:style-name="ce32">
            <text:p>AVISON YOUNG (UK) LIMITED</text:p>
          </table:table-cell>
          <table:table-cell office:value-type="string" table:style-name="ce32">
            <text:p>Risk Management  - Supplier  - Ensure Supplier had updated Risk Management plan for every  meeting &amp; evaluated plan every 3 months   <text:s/></text:p>
          </table:table-cell>
          <table:table-cell office:value-type="string" table:style-name="ce32">
            <text:p>Risk programme &amp; forecast are updated periodically &amp; proactively &amp; any changes managed &amp; reported to fully understand delays in order to mitigate their impact. All outputs delivered on tim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 Strategic Property Advisor (Lot 3).</text:p>
          </table:table-cell>
          <table:table-cell office:value-type="string" table:style-name="ce32">
            <text:p>CAPITA PROPERTY AND INFRASTRUCTURE LIMITED</text:p>
          </table:table-cell>
          <table:table-cell office:value-type="string" table:style-name="ce32">
            <text:p>Cost Management – Supplier - For every Tasking Order (TO), ensuring that Supplier is quoting agreed fixed fees for Stage 1 and grade/rate fees for Stages 2-4 on TO's. Ensuring that work is not being duplicated by extant contracts on Sennelager Protected Area/Sennelager Engineering Training Area (SPA/SETA) sites and that quotes for Business as Usual (BAU)sites are in line with market price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 Strategic Property Advisor (Lot 3).</text:p>
          </table:table-cell>
          <table:table-cell office:value-type="string" table:style-name="ce32">
            <text:p>CAPITA PROPERTY AND INFRASTRUCTURE LIMITED</text:p>
          </table:table-cell>
          <table:table-cell office:value-type="string" table:style-name="ce32">
            <text:p>Invoicing Process – Authority - Tracking time taken for Defence Infrastructure Organisation (DIO) project approval of the completion/part completion certificates – Also Tracking the submission date of the completion certificate and the date the certificate is approved  <text:s/></text:p>
          </table:table-cell>
          <table:table-cell office:value-type="string" table:style-name="ce32">
            <text:p>96% &amp; over</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 Strategic Property Advisor (Lot 3).</text:p>
          </table:table-cell>
          <table:table-cell office:value-type="string" table:style-name="ce32">
            <text:p>CAPITA PROPERTY AND INFRASTRUCTURE LIMITED</text:p>
          </table:table-cell>
          <table:table-cell office:value-type="string" table:style-name="ce32">
            <text:p>Risk Management  - Supplier  - Ensure Supplier had updated Risk Management plan for every  meeting &amp; evaluate plan every 3 months   <text:s/></text:p>
          </table:table-cell>
          <table:table-cell office:value-type="string" table:style-name="ce32">
            <text:p>Risk programme &amp; forecast are updated periodically &amp; proactively &amp; any changes managed &amp; reported to fully understand delays in order to mitigate their impact. All outputs delivered on tim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 Strategic Property Advisor (Lot 1)</text:p>
          </table:table-cell>
          <table:table-cell office:value-type="string" table:style-name="ce32">
            <text:p>MONTAGU EVANS LLP</text:p>
          </table:table-cell>
          <table:table-cell office:value-type="string" table:style-name="ce32">
            <text:p>Cost Management – Supplier - For every Tasking Order (TO), ensuring that Supplier is quoting agreed fixed fees for Stage 1 and grade/rate fees for Stages 2-4 on TO's. Ensuring that work is not being duplicated by extant contracts on Sennelager Protected Area/Sennelager Engineering Training Area (SPA/SETA) sites and that quotes for Business as Usual (BAU) sites are in line with market price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 Strategic Property Advisor (Lot 1)</text:p>
          </table:table-cell>
          <table:table-cell office:value-type="string" table:style-name="ce32">
            <text:p>MONTAGU EVANS LLP</text:p>
          </table:table-cell>
          <table:table-cell office:value-type="string" table:style-name="ce32">
            <text:p>Invoicing Process – Authority - Tracking time taken for Defence Infrastucture Organisation (DIO) project approval of the completion/part completion certificates – Also Tracking the submission date of the completion certificate and the date the certificate is approved  <text:s/></text:p>
          </table:table-cell>
          <table:table-cell office:value-type="string" table:style-name="ce32">
            <text:p>96% &amp; over</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 Strategic Property Advisor (Lot 1)</text:p>
          </table:table-cell>
          <table:table-cell office:value-type="string" table:style-name="ce32">
            <text:p>MONTAGU EVANS LLP</text:p>
          </table:table-cell>
          <table:table-cell office:value-type="string" table:style-name="ce32">
            <text:p>Risk Management  - Supplier  - Ensure Supplier had updated Risk Management plan for every  meeting &amp; evaluate plan every 3 months   <text:s/></text:p>
          </table:table-cell>
          <table:table-cell office:value-type="string" table:style-name="ce32">
            <text:p>Risk programme &amp; forecast are updated periodically &amp; proactively &amp; any changes managed &amp; reported to fully understand delays in order to mitigate their impact. All outputs delivered on tim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 Strategic Environmental Technical Advisor Lot 3.</text:p>
          </table:table-cell>
          <table:table-cell office:value-type="string" table:style-name="ce32">
            <text:p>WOOD GROUP UK LIMITED</text:p>
          </table:table-cell>
          <table:table-cell office:value-type="string" table:style-name="ce32">
            <text:p>Cost Management – Supplier - For every Tasking Order (TO), ensuring that Supplier is quoting agreed fixed fees for Stage 1 and grade/rate fees for Stages 2-4 on TO's. Ensuring that work is not being duplicated by extant contracts on Sennelager Protected Area/Sennelager Engineering Training Area (SPA/SETA) sites and that quotes for Business as Usual (BAU) sites are in line with market price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 Strategic Environmental Technical Advisor Lot 3.</text:p>
          </table:table-cell>
          <table:table-cell office:value-type="string" table:style-name="ce32">
            <text:p>WOOD GROUP UK LIMITED</text:p>
          </table:table-cell>
          <table:table-cell office:value-type="string" table:style-name="ce32">
            <text:p>Invoicing Process – Authority - Tracking time taken for Defence Infrastructure Organisation (DIO) project approval of the completion/part completion certificates – Also Tracking the submission date of the completion certificate and the date the certificate is approved  <text:s/></text:p>
          </table:table-cell>
          <table:table-cell office:value-type="string" table:style-name="ce32">
            <text:p>96% &amp; over</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 Strategic Environmental Technical Advisor Lot 3.</text:p>
          </table:table-cell>
          <table:table-cell office:value-type="string" table:style-name="ce32">
            <text:p>WOOD GROUP UK LIMITED</text:p>
          </table:table-cell>
          <table:table-cell office:value-type="string" table:style-name="ce32">
            <text:p>Risk Management  - Supplier  - Ensure Supplier had updated Risk Management plan for every  meeting &amp; evaluate plan every 3 months   <text:s/></text:p>
          </table:table-cell>
          <table:table-cell office:value-type="string" table:style-name="ce32">
            <text:p>Risk programme &amp; forecast are updated periodically &amp; proactively &amp; any changes managed &amp; reported to fully understand delays in order to mitigate their impact. All outputs delivered on tim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 Strategic Environmental Technical Advisor Lot 1</text:p>
          </table:table-cell>
          <table:table-cell office:value-type="string" table:style-name="ce32">
            <text:p>SWECO UK LIMITED</text:p>
          </table:table-cell>
          <table:table-cell office:value-type="string" table:style-name="ce32">
            <text:p>Cost Management – Supplier - For every Tasking Order (TO), ensuring that Supplier is quoting agreed fixed fees for Stage 1 and grade/rate fees for Stages 2-4 on TO's. Ensuring that work is not being duplicated by extant contracts on Sennelager Protected Area/Sennelager Engineering Training Area (SPA/SETA) sites and that quotes for Business as Usual(BAU) sites are in line with market price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 Strategic Environmental Technical Advisor Lot 1</text:p>
          </table:table-cell>
          <table:table-cell office:value-type="string" table:style-name="ce32">
            <text:p>SWECO UK LIMITED</text:p>
          </table:table-cell>
          <table:table-cell office:value-type="string" table:style-name="ce32">
            <text:p>Invoicing Process – Authority - Tracking time taken for Defence Infrastructure Organisation (DIO) project approval of the completion/part completion certificates – Also Tracking the submission date of the completion certificate and the date the certificate is approved  <text:s/></text:p>
          </table:table-cell>
          <table:table-cell office:value-type="string" table:style-name="ce32">
            <text:p>96% &amp; ov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 Strategic Environmental Technical Advisor Lot 1</text:p>
          </table:table-cell>
          <table:table-cell office:value-type="string" table:style-name="ce32">
            <text:p>SWECO UK LIMITED</text:p>
          </table:table-cell>
          <table:table-cell office:value-type="string" table:style-name="ce32">
            <text:p>Risk Management  - Supplier  - Ensure Supplier had updated Risk Management plan for every  meeting &amp; evaluate plan every 3 months   <text:s/></text:p>
          </table:table-cell>
          <table:table-cell office:value-type="string" table:style-name="ce32">
            <text:p>Risk programme &amp; forecast are updated periodically &amp; proactively &amp; any changes managed &amp; reported to fully understand delays in order to mitigate their impact. All outputs delivered on tim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 Strategic Environmental Technical Advisor Lot 2</text:p>
          </table:table-cell>
          <table:table-cell office:value-type="string" table:style-name="ce32">
            <text:p>CAPITA PROPERTY AND INFRASTRUCTURE LIMITED</text:p>
          </table:table-cell>
          <table:table-cell office:value-type="string" table:style-name="ce32">
            <text:p>Cost Management – Supplier - For every Tasking Order (TO), ensuring that Supplier is quoting agreed fixed fees for Stage 1 and grade/rate fees for Stages 2-4 on TO's. Ensuring that work is not being duplicated by extant contracts on Sennelager Protected Area/Sennelager Engineering Training Area (SPA/SETA) sites and that quotes for Business as Usual (BAU) sites are in line with market price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 Strategic Environmental Technical Advisor Lot 2</text:p>
          </table:table-cell>
          <table:table-cell office:value-type="string" table:style-name="ce32">
            <text:p>CAPITA PROPERTY AND INFRASTRUCTURE LIMITED</text:p>
          </table:table-cell>
          <table:table-cell office:value-type="string" table:style-name="ce32">
            <text:p>Invoicing Process – Authority - Tracking time taken for Defence Infrastructure Organisation (DIO) project approval of the completion/part completion certificates – Also Tracking the submission date of the completion certificate and the date the certificate is approved  <text:s/></text:p>
          </table:table-cell>
          <table:table-cell office:value-type="string" table:style-name="ce32">
            <text:p>96% &amp; ov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 Strategic Environmental Technical Advisor Lot 2</text:p>
          </table:table-cell>
          <table:table-cell office:value-type="string" table:style-name="ce32">
            <text:p>CAPITA PROPERTY AND INFRASTRUCTURE LIMITED</text:p>
          </table:table-cell>
          <table:table-cell office:value-type="string" table:style-name="ce32">
            <text:p>Risk Management  - Supplier  - Ensure Supplier had updated Risk Management plan for every  meeting &amp; evaluate plan every 3 months   <text:s/></text:p>
          </table:table-cell>
          <table:table-cell office:value-type="string" table:style-name="ce32">
            <text:p>Risk programme &amp; forecast are updated periodically &amp; proactively &amp; any changes managed &amp; reported to fully understand delays in order to mitigate their impact. All outputs delivered on tim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CONTRACT FOR PROVISION OF SUBSTITUTE ACCOMMODATION FOR SERVICE PERSONNEL-DIOCB4/008</text:p>
          </table:table-cell>
          <table:table-cell office:value-type="string" table:style-name="ce32">
            <text:p>MEARS LIMITED</text:p>
          </table:table-cell>
          <table:table-cell office:value-type="string" table:style-name="ce32">
            <text:p>Critical Maintenance<text:s/></text:p>
            <text:p>The contractor shall manage and resolve all critical maintenance issues in accordance with the contract and provide and demonstrate consideration of continuous improvement</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CONTRACT FOR PROVISION OF SUBSTITUTE ACCOMMODATION FOR SERVICE PERSONNEL-DIOCB4/008</text:p>
          </table:table-cell>
          <table:table-cell office:value-type="string" table:style-name="ce32">
            <text:p>MEARS LIMITED</text:p>
          </table:table-cell>
          <table:table-cell office:value-type="string" table:style-name="ce32">
            <text:p>Entitlement<text:s/></text:p>
            <text:p>Obtain substitute accommodation that meets the applicants entitlement as defined in conditions of contract. This shall include the contractor providing suitable evidence in support of the utilisation of bed spaces prior to the utilisation of new properties for sharing rank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CONTRACT FOR PROVISION OF SUBSTITUTE ACCOMMODATION FOR SERVICE PERSONNEL-DIOCB4/008</text:p>
          </table:table-cell>
          <table:table-cell office:value-type="string" table:style-name="ce32">
            <text:p>MEARS LIMITED</text:p>
          </table:table-cell>
          <table:table-cell office:value-type="string" table:style-name="ce32">
            <text:p>Timelines<text:s/></text:p>
            <text:p>Accommodation shall be obtained and provided to occupants by the Required By Date (RBD) as instructed by the Authority</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CB6/023 HESTIA SOUTH REGION MULTI ACTIVITY CONTRACT</text:p>
          </table:table-cell>
          <table:table-cell office:value-type="string" table:style-name="ce32">
            <text:p>SODEXO LTD</text:p>
          </table:table-cell>
          <table:table-cell office:value-type="string" table:style-name="ce32">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32">
            <text:p>97%</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CB6/023 HESTIA SOUTH REGION MULTI ACTIVITY CONTRACT</text:p>
          </table:table-cell>
          <table:table-cell office:value-type="string" table:style-name="ce32">
            <text:p>SODEXO LTD</text:p>
          </table:table-cell>
          <table:table-cell office:value-type="string" table:style-name="ce32">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32">
            <text:p>97%</text:p>
          </table:table-cell>
          <table:table-cell office:value-type="string" table:style-name="ce32">
            <text:p>Requires Improvement</text:p>
          </table:table-cell>
          <table:table-cell office:value-type="string" table:style-name="ce32">
            <text:p>Post Pandemic hospitality labour market conditions are challenging creating pressure on staffing levels in some locations<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CB6/024 - HESTIA South East Multi Activity Contract.</text:p>
          </table:table-cell>
          <table:table-cell office:value-type="string" table:style-name="ce32">
            <text:p>ARAMARK DEFENCE SERVICES LIMITED</text:p>
          </table:table-cell>
          <table:table-cell office:value-type="string" table:style-name="ce32">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32">
            <text:p>97%</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CB6/024 - HESTIA South East Multi Activity Contract.</text:p>
          </table:table-cell>
          <table:table-cell office:value-type="string" table:style-name="ce32">
            <text:p>ARAMARK DEFENCE SERVICES LIMITED</text:p>
          </table:table-cell>
          <table:table-cell office:value-type="string" table:style-name="ce32">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32">
            <text:p>97%</text:p>
          </table:table-cell>
          <table:table-cell office:value-type="string" table:style-name="ce32">
            <text:p>Approaching Target</text:p>
          </table:table-cell>
          <table:table-cell office:value-type="string" table:style-name="ce32">
            <text:p>Post Pandemic hospitality labour market conditions are challenging creating pressure on staffing levels in some locations<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HESTIA SCOTLAND AND NORTHERN IRELAND MULTI ACTIVITY CONTRACT</text:p>
          </table:table-cell>
          <table:table-cell office:value-type="string" table:style-name="ce32">
            <text:p>ARAMARK DEFENCE SERVICES LIMITED</text:p>
          </table:table-cell>
          <table:table-cell office:value-type="string" table:style-name="ce32">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32">
            <text:p>97%</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HESTIA SCOTLAND AND NORTHERN IRELAND MULTI ACTIVITY CONTRACT</text:p>
          </table:table-cell>
          <table:table-cell office:value-type="string" table:style-name="ce32">
            <text:p>ARAMARK DEFENCE SERVICES LIMITED</text:p>
          </table:table-cell>
          <table:table-cell office:value-type="string" table:style-name="ce32">
            <text:p>Soft FM Satisfaction<text:s/></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32">
            <text:p>97%</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HESTIA NORTH REGION MULTI-ACTIVITY CONTRACT</text:p>
          </table:table-cell>
          <table:table-cell office:value-type="string" table:style-name="ce32">
            <text:p>ARAMARK DEFENCE SERVICES LIMITED</text:p>
          </table:table-cell>
          <table:table-cell office:value-type="string" table:style-name="ce32">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32">
            <text:p>9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HESTIA NORTH REGION MULTI-ACTIVITY CONTRACT</text:p>
          </table:table-cell>
          <table:table-cell office:value-type="string" table:style-name="ce32">
            <text:p>ARAMARK DEFENCE SERVICES LIMITED</text:p>
          </table:table-cell>
          <table:table-cell office:value-type="string" table:style-name="ce32">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32">
            <text:p>9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WALES AND WEST MIDLANDS REGION MULTI-ACTIVITY CONTRACT (HESTIA)</text:p>
          </table:table-cell>
          <table:table-cell office:value-type="string" table:style-name="ce32">
            <text:p>COMPASS CONTRACT SERVICES (U.K.) LIMITED</text:p>
          </table:table-cell>
          <table:table-cell office:value-type="string" table:style-name="ce32">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32">
            <text:p>9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WALES AND WEST MIDLANDS REGION MULTI-ACTIVITY CONTRACT (HESTIA)</text:p>
          </table:table-cell>
          <table:table-cell office:value-type="string" table:style-name="ce32">
            <text:p>COMPASS CONTRACT SERVICES (U.K.) LIMITED</text:p>
          </table:table-cell>
          <table:table-cell office:value-type="string" table:style-name="ce32">
            <text:p>Soft FM Satisfaction<text:s/></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32">
            <text:p>9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CB6/028 HESTIA EAST REGION MULTI ACTIVITY CONTRACT</text:p>
          </table:table-cell>
          <table:table-cell office:value-type="string" table:style-name="ce32">
            <text:p>COMPASS CONTRACT SERVICES (U.K.) LIMITED</text:p>
          </table:table-cell>
          <table:table-cell office:value-type="string" table:style-name="ce32">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32">
            <text:p>9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DIOCB6/028 HESTIA EAST REGION MULTI ACTIVITY CONTRACT</text:p>
          </table:table-cell>
          <table:table-cell office:value-type="string" table:style-name="ce32">
            <text:p>COMPASS CONTRACT SERVICES (U.K.) LIMITED</text:p>
          </table:table-cell>
          <table:table-cell office:value-type="string" table:style-name="ce32">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32">
            <text:p>9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HESTIA South West Multi Activity Contract</text:p>
          </table:table-cell>
          <table:table-cell office:value-type="string" table:style-name="ce32">
            <text:p>COMPASS CONTRACT SERVICES (U.K.) LIMITED</text:p>
          </table:table-cell>
          <table:table-cell office:value-type="string" table:style-name="ce32">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32">
            <text:p>97%</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HESTIA South West Multi Activity Contract</text:p>
          </table:table-cell>
          <table:table-cell office:value-type="string" table:style-name="ce32">
            <text:p>COMPASS CONTRACT SERVICES (U.K.) LIMITED</text:p>
          </table:table-cell>
          <table:table-cell office:value-type="string" table:style-name="ce32">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32">
            <text:p>97%</text:p>
          </table:table-cell>
          <table:table-cell office:value-type="string" table:style-name="ce32">
            <text:p>Approaching Target</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REGIONAL PRIME CONTRACT SCOTLAND &amp; NORTHERN IRELAND (NGEC)</text:p>
          </table:table-cell>
          <table:table-cell office:value-type="string" table:style-name="ce32">
            <text:p>AMEY DEFENCE SERVICES LIMITED</text:p>
          </table:table-cell>
          <table:table-cell office:value-type="string" table:style-name="ce32">
            <text:p>Customer satisfaction survey results</text:p>
          </table:table-cell>
          <table:table-cell office:value-type="string" table:style-name="ce32">
            <text:p>80 -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REGIONAL PRIME CONTRACT SCOTLAND &amp; NORTHERN IRELAND (NGEC)</text:p>
          </table:table-cell>
          <table:table-cell office:value-type="string" table:style-name="ce32">
            <text:p>AMEY DEFENCE SERVICES LIMITED</text:p>
          </table:table-cell>
          <table:table-cell office:value-type="string" table:style-name="ce32">
            <text:p>Restore Functionality on Reactive Maintenance</text:p>
          </table:table-cell>
          <table:table-cell office:value-type="string" table:style-name="ce32">
            <text:p>95 - 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REGIONAL PRIME CONTRACT SCOTLAND &amp; NORTHERN IRELAND (NGEC)</text:p>
          </table:table-cell>
          <table:table-cell office:value-type="string" table:style-name="ce32">
            <text:p>AMEY DEFENCE SERVICES LIMITED</text:p>
          </table:table-cell>
          <table:table-cell office:value-type="string" table:style-name="ce32">
            <text:p>Sustainability Assessments undertaken on Additional Works Projects</text:p>
          </table:table-cell>
          <table:table-cell office:value-type="string" table:style-name="ce32">
            <text:p>100%</text:p>
          </table:table-cell>
          <table:table-cell office:value-type="string" table:style-name="ce32">
            <text:p>Approaching Target</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NATIONAL HOUSING PRIME (NGEC)-DIOCB6/7019</text:p>
            <text:p>Do not select when raising requisitions</text:p>
          </table:table-cell>
          <table:table-cell office:value-type="string" table:style-name="ce32">
            <text:p>AMEY DEFENCE SERVICES (HOUSING) LIMITED</text:p>
          </table:table-cell>
          <table:table-cell office:value-type="string" table:style-name="ce32">
            <text:p>For allocations: Percentage of number of offers achieved within agreed timeframes, against total number of application for Service Family Accommodation tasks with a target date for offer within the reporting period</text:p>
          </table:table-cell>
          <table:table-cell office:value-type="string" table:style-name="ce32">
            <text:p>98%</text:p>
          </table:table-cell>
          <table:table-cell office:value-type="string" table:style-name="ce32">
            <text:p>Approaching Target</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NATIONAL HOUSING PRIME (NGEC)-DIOCB6/7019</text:p>
            <text:p>Do not select when raising requisitions</text:p>
          </table:table-cell>
          <table:table-cell office:value-type="string" table:style-name="ce32">
            <text:p>AMEY DEFENCE SERVICES (HOUSING) LIMITED</text:p>
          </table:table-cell>
          <table:table-cell office:value-type="string" table:style-name="ce32">
            <text:p>Number of repairs (permanent or temporary resolution) achieved within contractual timeframes for Reactive Maintenance tasks against total number of Reactive Maintenance tasks with a target completion date in the reporting period.</text:p>
          </table:table-cell>
          <table:table-cell office:value-type="string" table:style-name="ce32">
            <text:p>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NATIONAL HOUSING PRIME (NGEC)-DIOCB6/7019</text:p>
            <text:p>Do not select when raising requisitions</text:p>
          </table:table-cell>
          <table:table-cell office:value-type="string" table:style-name="ce32">
            <text:p>AMEY DEFENCE SERVICES (HOUSING) LIMITED</text:p>
          </table:table-cell>
          <table:table-cell office:value-type="string" table:style-name="ce32">
            <text:p>Percentage of number of Service Family Accommodation Residences prepared for occupation in accordance with MinS (Void Preparation to Move In Standard) that have no faults at Move-In against total number of Move-ins with a target date in the reporting period.</text:p>
          </table:table-cell>
          <table:table-cell office:value-type="string" table:style-name="ce32">
            <text:p>95%</text:p>
          </table:table-cell>
          <table:table-cell office:value-type="string" table:style-name="ce32">
            <text:p>Approaching Target</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PROVISION OF NGEC FOR NATIONAL TRAINING ESTATE (NTEP)-DIOCB6/7020</text:p>
          </table:table-cell>
          <table:table-cell office:value-type="string" table:style-name="ce32">
            <text:p>LANDMARC SUPPORT SERVICES LIMITED</text:p>
          </table:table-cell>
          <table:table-cell office:value-type="string" table:style-name="ce32">
            <text:p>Percentage of number of inspections where the work category is Mandatory, achieved on time (target date scheduled in annual programme of inspections in agreed Establishment Specific Task Schedule) against total number of inspections where the work category is Mandatory with a target completion date in the reporting period.</text:p>
          </table:table-cell>
          <table:table-cell office:value-type="string" table:style-name="ce32">
            <text:p>100-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PROVISION OF NGEC FOR NATIONAL TRAINING ESTATE (NTEP)-DIOCB6/7020</text:p>
          </table:table-cell>
          <table:table-cell office:value-type="string" table:style-name="ce32">
            <text:p>LANDMARC SUPPORT SERVICES LIMITED</text:p>
          </table:table-cell>
          <table:table-cell office:value-type="string" table:style-name="ce32">
            <text:p>Percentage of number of inspections where the work category is Statutory, achieved on time (target date scheduled in annual programme of inspections in agreed Establishment Specific Task Schedule) against total number of inspections where the work category is Statutory with a target completion date in the reporting period.</text:p>
          </table:table-cell>
          <table:table-cell office:value-type="string" table:style-name="ce32">
            <text:p>100-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PROVISION OF NGEC FOR NATIONAL TRAINING ESTATE (NTEP)-DIOCB6/7020</text:p>
          </table:table-cell>
          <table:table-cell office:value-type="string" table:style-name="ce32">
            <text:p>LANDMARC SUPPORT SERVICES LIMITED</text:p>
          </table:table-cell>
          <table:table-cell office:value-type="string" table:style-name="ce32">
            <text:p>Percentage of number of make safe tasks, Response Category Emergency, where immediate response achieved against total number of make safe tasks, Response Category Emergency.</text:p>
          </table:table-cell>
          <table:table-cell office:value-type="string" table:style-name="ce32">
            <text:p>100-96%</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REGIONAL PRIME CENTRAL (NGEC)-DIOCB6/7026</text:p>
          </table:table-cell>
          <table:table-cell office:value-type="string" table:style-name="ce32">
            <text:p>AMEY DEFENCE SERVICES LIMITED</text:p>
          </table:table-cell>
          <table:table-cell office:value-type="string" table:style-name="ce32">
            <text:p>Customer satisfaction survey results.</text:p>
          </table:table-cell>
          <table:table-cell office:value-type="string" table:style-name="ce32">
            <text:p>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REGIONAL PRIME CENTRAL (NGEC)-DIOCB6/7026</text:p>
          </table:table-cell>
          <table:table-cell office:value-type="string" table:style-name="ce32">
            <text:p>AMEY DEFENCE SERVICES LIMITED</text:p>
          </table:table-cell>
          <table:table-cell office:value-type="string" table:style-name="ce32">
            <text:p>Restore Functionality on Reactive Maintenance</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REGIONAL PRIME CENTRAL (NGEC)-DIOCB6/7026</text:p>
          </table:table-cell>
          <table:table-cell office:value-type="string" table:style-name="ce32">
            <text:p>AMEY DEFENCE SERVICES LIMITED</text:p>
          </table:table-cell>
          <table:table-cell office:value-type="string" table:style-name="ce32">
            <text:p>Sustainability Assessments undertaken on Additional Works Project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REGIONAL PRIME SOUTH EAST (NGEC)</text:p>
          </table:table-cell>
          <table:table-cell office:value-type="string" table:style-name="ce32">
            <text:p>AMEY DEFENCE SERVICES LIMITED</text:p>
          </table:table-cell>
          <table:table-cell office:value-type="string" table:style-name="ce32">
            <text:p>Customer satisfaction survey results</text:p>
          </table:table-cell>
          <table:table-cell office:value-type="string" table:style-name="ce32">
            <text:p>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REGIONAL PRIME SOUTH EAST (NGEC)</text:p>
          </table:table-cell>
          <table:table-cell office:value-type="string" table:style-name="ce32">
            <text:p>AMEY DEFENCE SERVICES LIMITED</text:p>
          </table:table-cell>
          <table:table-cell office:value-type="string" table:style-name="ce32">
            <text:p>Restore Functionality on Reactive Maintenance</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REGIONAL PRIME SOUTH EAST (NGEC)</text:p>
          </table:table-cell>
          <table:table-cell office:value-type="string" table:style-name="ce32">
            <text:p>AMEY DEFENCE SERVICES LIMITED</text:p>
          </table:table-cell>
          <table:table-cell office:value-type="string" table:style-name="ce32">
            <text:p>Sustainability Assessments undertaken on Additional Works Project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REGIONAL PRIME CONTRACT SOUTH WEST (NGEC)</text:p>
          </table:table-cell>
          <table:table-cell office:value-type="string" table:style-name="ce32">
            <text:p>AMEY DEFENCE SERVICES LIMITED</text:p>
          </table:table-cell>
          <table:table-cell office:value-type="string" table:style-name="ce32">
            <text:p>Customer satisfaction survey results</text:p>
          </table:table-cell>
          <table:table-cell office:value-type="string" table:style-name="ce32">
            <text:p>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REGIONAL PRIME CONTRACT SOUTH WEST (NGEC)</text:p>
          </table:table-cell>
          <table:table-cell office:value-type="string" table:style-name="ce32">
            <text:p>AMEY DEFENCE SERVICES LIMITED</text:p>
          </table:table-cell>
          <table:table-cell office:value-type="string" table:style-name="ce32">
            <text:p>Restore Functionality on Reactive Maintenance</text:p>
          </table:table-cell>
          <table:table-cell office:value-type="string" table:style-name="ce32">
            <text:p>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REGIONAL PRIME CONTRACT SOUTH WEST (NGEC)</text:p>
          </table:table-cell>
          <table:table-cell office:value-type="string" table:style-name="ce32">
            <text:p>AMEY DEFENCE SERVICES LIMITED</text:p>
          </table:table-cell>
          <table:table-cell office:value-type="string" table:style-name="ce32">
            <text:p>Sustainability Assessments undertaken on Additional Works Projects</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Weapons Sector Research Framework (WSRF)</text:p>
          </table:table-cell>
          <table:table-cell office:value-type="string" table:style-name="ce32">
            <text:p>QinetiQ Ltd</text:p>
          </table:table-cell>
          <table:table-cell office:value-type="string" table:style-name="ce32">
            <text:p>Exploitation and Impact is a strategic measure of the Benefit being provided by the activities contracted through the Framework and the Contractors ability to demonstrate this.</text:p>
          </table:table-cell>
          <table:table-cell office:value-type="string" table:style-name="ce32">
            <text:p>PASS: Required stakeholders fully engaged on 90% or above of activities. Robust process for monitoring exploitation in place and quarterly meetings to assess activity exploitation and resolve any issues.</text:p>
          </table:table-cell>
          <table:table-cell office:value-type="string" table:style-name="ce32">
            <text:p>Good</text:p>
          </table:table-cell>
          <table:table-cell office:value-type="string" table:style-name="ce32">
            <text:p>Bi-annually scored. Reported KPI Rating covers the period April 2021 – September 2021</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Weapons Sector Research Framework (WSRF)</text:p>
          </table:table-cell>
          <table:table-cell office:value-type="string" table:style-name="ce32">
            <text:p>QinetiQ Ltd</text:p>
          </table:table-cell>
          <table:table-cell office:value-type="string" table:style-name="ce32">
            <text:p>Quality and timeliness of Deliverables is a key measure of the Contractor’s ability to perform its contractual duties on-time and in-full.</text:p>
          </table:table-cell>
          <table:table-cell office:value-type="string" table:style-name="ce32">
            <text:p>PASS: 70% and above of deliverables received to an acceptable quality and within 1 month of the scheduled date. Unless individual Deliverables are identified as time critical by the Authority (on average this will be no more than 1 Deliverable per task).</text:p>
          </table:table-cell>
          <table:table-cell office:value-type="string" table:style-name="ce32">
            <text:p>Good</text:p>
          </table:table-cell>
          <table:table-cell office:value-type="string" table:style-name="ce32">
            <text:p>Bi-annually scored. Reported KPI Rating covers the period April 2021 – September 2021</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Weapons Sector Research Framework (WSRF)</text:p>
          </table:table-cell>
          <table:table-cell office:value-type="string" table:style-name="ce32">
            <text:p>QinetiQ Ltd</text:p>
          </table:table-cell>
          <table:table-cell office:value-type="string" table:style-name="ce32">
            <text:p>Stakeholder engagement is a key measure of the Contractor’s ability to ensure the Stakeholders are fully conversant with the activities and have an opportunity to influence the strategic direction being employed within the Framework</text:p>
          </table:table-cell>
          <table:table-cell office:value-type="string" table:style-name="ce32">
            <text:p>PASS: Front Line Commands (FLCs) are satisfied with the engagement levels and have sufficient opportunities to influence aspects of the Portfolio relevant to their area(s) of interest. Contractor manages all stakeholders effectively. Executes Conference(s) with all scores greater than 75% satisfaction on a jointly agreed stakeholder satisfaction form, which is to be mutually agreed within 3 months of contract award, to inform an overall qualitative decision of performance.</text:p>
          </table:table-cell>
          <table:table-cell office:value-type="string" table:style-name="ce32">
            <text:p>Good</text:p>
          </table:table-cell>
          <table:table-cell office:value-type="string" table:style-name="ce32">
            <text:p>Bi-annually scored. Reported KPI Rating covers the period April 2021 – September 2021</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Analysis for Science &amp; Technology Research in Defence Framework (ASTRID)</text:p>
          </table:table-cell>
          <table:table-cell office:value-type="string" table:style-name="ce32">
            <text:p>BAE Systems (Operations) Limited trading as CORDA</text:p>
          </table:table-cell>
          <table:table-cell office:value-type="string" table:style-name="ce32">
            <text:p>Quality of Deliverables - Quality of Deliverables is a key measure of the Contractors internal technical ability and the technical ability of its supply chain</text:p>
          </table:table-cell>
          <table:table-cell office:value-type="string" table:style-name="ce32">
            <text:p>Score of 10 - Deliverables are technically and editorially acceptable. Minor changes may be needed to improve exploitability of the output or to tailor the output for the custom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Analysis for Science &amp; Technology Research in Defence Framework (ASTRID)</text:p>
          </table:table-cell>
          <table:table-cell office:value-type="string" table:style-name="ce32">
            <text:p>BAE Systems (Operations) Limited trading as CORDA</text:p>
          </table:table-cell>
          <table:table-cell office:value-type="string" table:style-name="ce32">
            <text:p>Timeliness of Deliverables: Timeliness of Deliverables is a key measure of the Contractor ability to perform its contractual duties on-time and in-full.</text:p>
          </table:table-cell>
          <table:table-cell office:value-type="string" table:style-name="ce32">
            <text:p>Score of 1 - All Deliverables received in Qtr by required due dat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Analysis for Science &amp; Technology Research in Defence Framework (ASTRID)</text:p>
          </table:table-cell>
          <table:table-cell office:value-type="string" table:style-name="ce32">
            <text:p>BAE Systems (Operations) Limited trading as CORDA</text:p>
          </table:table-cell>
          <table:table-cell office:value-type="string" table:style-name="ce32">
            <text:p>Value for Money: Value for Money is a key measure of the Contractors ability to perform its contractual duties in the most economical and advantageous method.</text:p>
          </table:table-cell>
          <table:table-cell office:value-type="string" table:style-name="ce32">
            <text:p>Score of 1: For each Task Statement of Work submitted, the Contractor has provided evidence of Value for Money in their Statement of Work.</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Serapis Framework Agreement - Lot 4 - Assured information infrastructure</text:p>
          </table:table-cell>
          <table:table-cell office:value-type="string" table:style-name="ce32">
            <text:p>QinetiQ Ltd</text:p>
          </table:table-cell>
          <table:table-cell office:value-type="string" table:style-name="ce32">
            <text:p>Quality of deliverables: Quality of Deliverables is a key measure of the Contractors internal technical ability and the technical ability of its supply chain.</text:p>
          </table:table-cell>
          <table:table-cell office:value-type="string" table:style-name="ce32">
            <text:p>76%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Serapis Framework Agreement - Lot 4 - Assured information infrastructure</text:p>
          </table:table-cell>
          <table:table-cell office:value-type="string" table:style-name="ce32">
            <text:p>QinetiQ Ltd</text:p>
          </table:table-cell>
          <table:table-cell office:value-type="string" table:style-name="ce32">
            <text:p>Timeliness of Deliverables: Timeliness of Deliverables is a key measure of the Contractor(s’) ability to perform its contractual duties on-time and in-full.</text:p>
          </table:table-cell>
          <table:table-cell office:value-type="string" table:style-name="ce32">
            <text:p>76%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Serapis Framework Agreement - Lot 4 - Assured information infrastructure</text:p>
          </table:table-cell>
          <table:table-cell office:value-type="string" table:style-name="ce32">
            <text:p>QinetiQ Ltd</text:p>
          </table:table-cell>
          <table:table-cell office:value-type="string" table:style-name="ce32">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32">
            <text:p>76% and above</text:p>
          </table:table-cell>
          <table:table-cell office:value-type="string" table:style-name="ce32">
            <text:p>Inadequate</text:p>
          </table:table-cell>
          <table:table-cell office:value-type="string" table:style-name="ce32">
            <text:p>The performance of Time to Place a task fell due to a significant increase in tasks being contracted through the Lot. A number of new to Serapis staff were utilised and slippages occurred as they familiarised themselves with the contracting mechanism. QinetiQ have now created a Framework Management Office to support the process, with the intention of showing recovery next quarter.</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Serapis Framework Agreement - Lot 1 - Collect</text:p>
          </table:table-cell>
          <table:table-cell office:value-type="string" table:style-name="ce32">
            <text:p>Roke Manor Research Ltd</text:p>
          </table:table-cell>
          <table:table-cell office:value-type="string" table:style-name="ce32">
            <text:p>Quality of deliverables: Quality of Deliverables is a key measure of the Contractors internal technical ability and the technical ability of its supply chain.</text:p>
          </table:table-cell>
          <table:table-cell office:value-type="string" table:style-name="ce32">
            <text:p>76%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Serapis Framework Agreement - Lot 1 - Collect</text:p>
          </table:table-cell>
          <table:table-cell office:value-type="string" table:style-name="ce32">
            <text:p>Roke Manor Research Ltd</text:p>
          </table:table-cell>
          <table:table-cell office:value-type="string" table:style-name="ce32">
            <text:p>Timeliness of Deliverables: Timeliness of Deliverables is a key measure of the Contractor(s’) ability to perform its contractual duties on-time and in-full.</text:p>
          </table:table-cell>
          <table:table-cell office:value-type="string" table:style-name="ce32">
            <text:p>76%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Serapis Framework Agreement - Lot 1 - Collect</text:p>
          </table:table-cell>
          <table:table-cell office:value-type="string" table:style-name="ce32">
            <text:p>Roke Manor Research Ltd</text:p>
          </table:table-cell>
          <table:table-cell office:value-type="string" table:style-name="ce32">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32">
            <text:p>76%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Serapis Framework Agreement - Lot 3 - Decide</text:p>
          </table:table-cell>
          <table:table-cell office:value-type="string" table:style-name="ce32">
            <text:p>QinetiQ Ltd</text:p>
          </table:table-cell>
          <table:table-cell office:value-type="string" table:style-name="ce32">
            <text:p>Quality of deliverables: Quality of Deliverables is a key measure of the Contractors internal technical ability and the technical ability of its supply chain.</text:p>
          </table:table-cell>
          <table:table-cell office:value-type="string" table:style-name="ce32">
            <text:p>76%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Serapis Framework Agreement - Lot 3 - Decide</text:p>
          </table:table-cell>
          <table:table-cell office:value-type="string" table:style-name="ce32">
            <text:p>QinetiQ Ltd</text:p>
          </table:table-cell>
          <table:table-cell office:value-type="string" table:style-name="ce32">
            <text:p>Timeliness of Deliverables: Timeliness of Deliverables is a key measure of the Contractor(s’) ability to perform its contractual duties on-time and in-full.</text:p>
          </table:table-cell>
          <table:table-cell office:value-type="string" table:style-name="ce32">
            <text:p>76% and above</text:p>
          </table:table-cell>
          <table:table-cell office:value-type="string" table:style-name="ce32">
            <text:p>Inadequate</text:p>
          </table:table-cell>
          <table:table-cell office:value-type="string" table:style-name="ce32">
            <text:p>QinetiQ has recognised some slippage in applying processes. It has put in place a Framework Management Office to improve tracking of deliverables and is running briefing and coaching sessions for those involved in the review process to ensure improvement in delivery.</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Serapis Framework Agreement - Lot 3 - Decide</text:p>
          </table:table-cell>
          <table:table-cell office:value-type="string" table:style-name="ce32">
            <text:p>QinetiQ Ltd</text:p>
          </table:table-cell>
          <table:table-cell office:value-type="string" table:style-name="ce32">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32">
            <text:p>76%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Serapis Framework Agreement - Lot 2 - Space</text:p>
          </table:table-cell>
          <table:table-cell office:value-type="string" table:style-name="ce32">
            <text:p>BAE Systems Applied Intelligence Ltd</text:p>
          </table:table-cell>
          <table:table-cell office:value-type="string" table:style-name="ce32">
            <text:p>Quality of deliverables: Quality of Deliverables is a key measure of the Contractors internal technical ability and the technical ability of its supply chain.</text:p>
          </table:table-cell>
          <table:table-cell office:value-type="string" table:style-name="ce32">
            <text:p>76%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Serapis Framework Agreement - Lot 2 - Space</text:p>
          </table:table-cell>
          <table:table-cell office:value-type="string" table:style-name="ce32">
            <text:p>BAE Systems Applied Intelligence Ltd</text:p>
          </table:table-cell>
          <table:table-cell office:value-type="string" table:style-name="ce32">
            <text:p>Timeliness of Deliverables: Timeliness of Deliverables is a key measure of the Contractor(s’) ability to perform its contractual duties on-time and in-full.</text:p>
          </table:table-cell>
          <table:table-cell office:value-type="string" table:style-name="ce32">
            <text:p>76%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Serapis Framework Agreement - Lot 2 - Space</text:p>
          </table:table-cell>
          <table:table-cell office:value-type="string" table:style-name="ce32">
            <text:p>BAE Systems Applied Intelligence Ltd</text:p>
          </table:table-cell>
          <table:table-cell office:value-type="string" table:style-name="ce32">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32">
            <text:p>76%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Serapis Framework Agreement - Lot 5 <text:s/>-Simulation and synthetic environments</text:p>
          </table:table-cell>
          <table:table-cell office:value-type="string" table:style-name="ce32">
            <text:p>Newman &amp; Spurr Consultancy Ltd</text:p>
          </table:table-cell>
          <table:table-cell office:value-type="string" table:style-name="ce32">
            <text:p>Quality of deliverables: Quality of Deliverables is a key measure of the Contractors internal technical ability and the technical ability of its supply chain.</text:p>
          </table:table-cell>
          <table:table-cell office:value-type="string" table:style-name="ce32">
            <text:p>76%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Serapis Framework Agreement - Lot 5 <text:s/>-Simulation and synthetic environments</text:p>
          </table:table-cell>
          <table:table-cell office:value-type="string" table:style-name="ce32">
            <text:p>Newman &amp; Spurr Consultancy Ltd</text:p>
          </table:table-cell>
          <table:table-cell office:value-type="string" table:style-name="ce32">
            <text:p>Timeliness of Deliverables: Timeliness of Deliverables is a key measure of the Contractor(s’) ability to perform its contractual duties on-time and in-full.</text:p>
          </table:table-cell>
          <table:table-cell office:value-type="string" table:style-name="ce32">
            <text:p>76%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Serapis Framework Agreement - Lot 5 <text:s/>-Simulation and synthetic environments</text:p>
          </table:table-cell>
          <table:table-cell office:value-type="string" table:style-name="ce32">
            <text:p>Newman &amp; Spurr Consultancy Ltd</text:p>
          </table:table-cell>
          <table:table-cell office:value-type="string" table:style-name="ce32">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32">
            <text:p>76% and above</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Serapis Framework Agreement - Lot 6 - Understand</text:p>
          </table:table-cell>
          <table:table-cell office:value-type="string" table:style-name="ce32">
            <text:p>Frazer-Nash Consultancy Ltd</text:p>
          </table:table-cell>
          <table:table-cell office:value-type="string" table:style-name="ce32">
            <text:p>Quality of deliverables: Quality of Deliverables is a key measure of the Contractors internal technical ability and the technical ability of its supply chain.</text:p>
          </table:table-cell>
          <table:table-cell office:value-type="string" table:style-name="ce32">
            <text:p>76%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Serapis Framework Agreement - Lot 6 - Understand</text:p>
          </table:table-cell>
          <table:table-cell office:value-type="string" table:style-name="ce32">
            <text:p>Frazer-Nash Consultancy Ltd</text:p>
          </table:table-cell>
          <table:table-cell office:value-type="string" table:style-name="ce32">
            <text:p>Timeliness of Deliverables: Timeliness of Deliverables is a key measure of the Contractor(s’) ability to perform its contractual duties on-time and in-full.</text:p>
          </table:table-cell>
          <table:table-cell office:value-type="string" table:style-name="ce32">
            <text:p>76%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Serapis Framework Agreement - Lot 6 - Understand</text:p>
          </table:table-cell>
          <table:table-cell office:value-type="string" table:style-name="ce32">
            <text:p>Frazer-Nash Consultancy Ltd</text:p>
          </table:table-cell>
          <table:table-cell office:value-type="string" table:style-name="ce32">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32">
            <text:p>76% and abov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Electronic Warfare &amp; Cyber (EW&amp;C) Framework – <text:s/>Lot 2 - Cyber, software and modelling<text:s/></text:p>
          </table:table-cell>
          <table:table-cell office:value-type="string" table:style-name="ce32">
            <text:p>BAE Systems Applied Intelligence Limited</text:p>
          </table:table-cell>
          <table:table-cell office:value-type="string" table:style-name="ce32">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32">
            <text:p>Deliverables received within the Tasking Contract / Purchase Order which meet the acceptance criteria and are not rejected and measured in relation to agreed milestone payment pla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Electronic Warfare &amp; Cyber (EW&amp;C) Framework – <text:s/>Lot 2 - Cyber, software and modelling<text:s/></text:p>
          </table:table-cell>
          <table:table-cell office:value-type="string" table:style-name="ce32">
            <text:p>BAE Systems Applied Intelligence Limited</text:p>
          </table:table-cell>
          <table:table-cell office:value-type="string" table:style-name="ce32">
            <text:p>Spend Sub-Contracted for each core capability lot. Between 40% and 60% (inclusive) of discharged Spend Sub-Contracted for each core capability lot. Percentage of Spend on Sub-Contracts discharged through each core capability lot per Quarter.</text:p>
          </table:table-cell>
          <table:table-cell office:value-type="string" table:style-name="ce32">
            <text:p>Between 40% and 60% (inclusive) of discharged Spend Sub-Contracted for each core capability lo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Electronic Warfare &amp; Cyber (EW&amp;C) Framework – <text:s/>Lot 2 - Cyber, software and modelling<text:s/></text:p>
          </table:table-cell>
          <table:table-cell office:value-type="string" table:style-name="ce32">
            <text:p>BAE Systems Applied Intelligence Limited</text:p>
          </table:table-cell>
          <table:table-cell office:value-type="string" table:style-name="ce32">
            <text:p>Timeliness of a Deliverable: Timeliness of Deliverable(s) in a Tasking Contract / Purchase Order that are on time to the due date specified within the call-off tasking form part B and purchase order.<text:s/></text:p>
          </table:table-cell>
          <table:table-cell office:value-type="string" table:style-name="ce32">
            <text:p>Deliverables received on time within the Tasking Contract / Purchase Order and measured in relation to agreed milestone payment pla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Electronic Warfare &amp; Cyber (EW&amp;C) Framework – Lot 1 - Engineering design, manufacture and assessment<text:s/></text:p>
          </table:table-cell>
          <table:table-cell office:value-type="string" table:style-name="ce32">
            <text:p>Leonardo UK Ltd</text:p>
          </table:table-cell>
          <table:table-cell office:value-type="string" table:style-name="ce32">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32">
            <text:p>Deliverables received within the Tasking Contract / Purchase Order which meet the acceptance criteria and are not rejected and measured in relation to agreed milestone payment pla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Electronic Warfare &amp; Cyber (EW&amp;C) Framework – Lot 1 - Engineering design, manufacture and assessment<text:s/></text:p>
          </table:table-cell>
          <table:table-cell office:value-type="string" table:style-name="ce32">
            <text:p>Leonardo UK Ltd</text:p>
          </table:table-cell>
          <table:table-cell office:value-type="string" table:style-name="ce32">
            <text:p>Spend Sub-Contracted for each core capability lot. Between 40% and 60% (inclusive) of discharged Spend Sub-Contracted for each core capability lot. Percentage of Spend on Sub-Contracts discharged through each core capability lot per Quarter.</text:p>
          </table:table-cell>
          <table:table-cell office:value-type="string" table:style-name="ce32">
            <text:p>Between 40% and 60% (inclusive) of discharged Spend Sub-Contracted for each core capability lo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Electronic Warfare &amp; Cyber (EW&amp;C) Framework – Lot 1 - Engineering design, manufacture and assessment<text:s/></text:p>
          </table:table-cell>
          <table:table-cell office:value-type="string" table:style-name="ce32">
            <text:p>Leonardo UK Ltd</text:p>
          </table:table-cell>
          <table:table-cell office:value-type="string" table:style-name="ce32">
            <text:p>Timeliness of a Deliverable: Timeliness of Deliverable(s) in a Tasking Contract / Purchase Order that are on time to the due date specified within the call-off tasking form part B and purchase order.<text:s/></text:p>
          </table:table-cell>
          <table:table-cell office:value-type="string" table:style-name="ce32">
            <text:p>Deliverables received on time within the Tasking Contract / Purchase Order and measured in relation to agreed milestone payment pla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Electronic Warfare &amp; Cyber (EW&amp;C) Framework – Lot 3 - Sensor, sensor system and signature measurement</text:p>
          </table:table-cell>
          <table:table-cell office:value-type="string" table:style-name="ce32">
            <text:p>Atlas Elektronik UK Ltd</text:p>
          </table:table-cell>
          <table:table-cell office:value-type="string" table:style-name="ce32">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32">
            <text:p>Deliverables received within the Tasking Contract / Purchase Order which meet the acceptance criteria and are not rejected and measured in relation to agreed milestone payment plan.</text:p>
          </table:table-cell>
          <table:table-cell office:value-type="string" table:style-name="ce32">
            <text:p>Inadequate</text:p>
          </table:table-cell>
          <table:table-cell office:value-type="string" table:style-name="ce32">
            <text:p>In this reporting period, 10 deliverables were accepted and 1 deliverable was rejected, giving an overall percentage of 91%.<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Electronic Warfare &amp; Cyber (EW&amp;C) Framework – Lot 3 - Sensor, sensor system and signature measurement</text:p>
          </table:table-cell>
          <table:table-cell office:value-type="string" table:style-name="ce32">
            <text:p>Atlas Elektronik UK Ltd</text:p>
          </table:table-cell>
          <table:table-cell office:value-type="string" table:style-name="ce32">
            <text:p>Spend Sub-Contracted for each core capability lot. Between 40% and 60% (inclusive) of discharged Spend Sub-Contracted for each core capability lot. Percentage of Spend on Sub-Contracts discharged through each core capability lot per Quarter.</text:p>
          </table:table-cell>
          <table:table-cell office:value-type="string" table:style-name="ce32">
            <text:p>Between 40% and 60% (inclusive) of discharged Spend Sub-Contracted for each core capability lot.</text:p>
          </table:table-cell>
          <table:table-cell office:value-type="string" table:style-name="ce32">
            <text:p>Inadequate</text:p>
          </table:table-cell>
          <table:table-cell office:value-type="string" table:style-name="ce32">
            <text:p>It is recognised that this KPI is less than the required 40% minimum; however, this is as agreed with Dstl owing to the relatively low throughput of tasks in Lot 3 when compared to the other Lots.</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Electronic Warfare &amp; Cyber (EW&amp;C) Framework – Lot 3 - Sensor, sensor system and signature measurement</text:p>
          </table:table-cell>
          <table:table-cell office:value-type="string" table:style-name="ce32">
            <text:p>Atlas Elektronik UK Ltd</text:p>
          </table:table-cell>
          <table:table-cell office:value-type="string" table:style-name="ce32">
            <text:p>Timeliness of a Deliverable: Timeliness of Deliverable(s) in a Tasking Contract / Purchase Order that are on time to the due date specified within the call-off tasking form part B and purchase order.<text:s/></text:p>
          </table:table-cell>
          <table:table-cell office:value-type="string" table:style-name="ce32">
            <text:p>Deliverables received on time within the Tasking Contract / Purchase Order and measured in relation to agreed milestone payment pla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Electronic Warfare &amp; Cyber (EW&amp;C) Framework – Lot 4 - Trials and capability operation</text:p>
          </table:table-cell>
          <table:table-cell office:value-type="string" table:style-name="ce32">
            <text:p>QinetiQ Ltd</text:p>
          </table:table-cell>
          <table:table-cell office:value-type="string" table:style-name="ce32">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32">
            <text:p>Deliverables received within the Tasking Contract / Purchase Order which meet the acceptance criteria and are not rejected and measured in relation to agreed milestone payment pla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Electronic Warfare &amp; Cyber (EW&amp;C) Framework – Lot 4 - Trials and capability operation</text:p>
          </table:table-cell>
          <table:table-cell office:value-type="string" table:style-name="ce32">
            <text:p>QinetiQ Ltd</text:p>
          </table:table-cell>
          <table:table-cell office:value-type="string" table:style-name="ce32">
            <text:p>Spend Sub-Contracted for each core capability lot. Between 40% and 60% (inclusive) of discharged Spend Sub-Contracted for each core capability lot. Percentage of Spend on Sub-Contracts discharged through each core capability lot per Quarter.</text:p>
          </table:table-cell>
          <table:table-cell office:value-type="string" table:style-name="ce32">
            <text:p>Between 40% and 60% (inclusive) of discharged Spend Sub-Contracted for each core capability lo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Electronic Warfare &amp; Cyber (EW&amp;C) Framework – Lot 4 - Trials and capability operation</text:p>
          </table:table-cell>
          <table:table-cell office:value-type="string" table:style-name="ce32">
            <text:p>QinetiQ Ltd</text:p>
          </table:table-cell>
          <table:table-cell office:value-type="string" table:style-name="ce32">
            <text:p>Timeliness of a Deliverable: Timeliness of Deliverable(s) in a Tasking Contract / Purchase Order that are on time to the due date specified within the call-off tasking form part B and purchase order.<text:s/></text:p>
          </table:table-cell>
          <table:table-cell office:value-type="string" table:style-name="ce32">
            <text:p>Deliverables received on time within the Tasking Contract / Purchase Order and measured in relation to agreed milestone payment plan.</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FAST BUSINESS CRITICAL TOOLSET-FAST/00134</text:p>
          </table:table-cell>
          <table:table-cell office:value-type="string" table:style-name="ce32">
            <text:p>TLMNEXUS LTD</text:p>
          </table:table-cell>
          <table:table-cell office:value-type="string" table:style-name="ce32">
            <text:p>Incident Management</text:p>
          </table:table-cell>
          <table:table-cell office:value-type="string" table:style-name="ce32">
            <text:p>100-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FAST BUSINESS CRITICAL TOOLSET-FAST/00134</text:p>
          </table:table-cell>
          <table:table-cell office:value-type="string" table:style-name="ce32">
            <text:p>TLMNEXUS LTD</text:p>
          </table:table-cell>
          <table:table-cell office:value-type="string" table:style-name="ce32">
            <text:p>Service Availability<text:s/></text:p>
          </table:table-cell>
          <table:table-cell office:value-type="string" table:style-name="ce32">
            <text:p>100-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FAST BUSINESS CRITICAL TOOLSET-FAST/00134</text:p>
          </table:table-cell>
          <table:table-cell office:value-type="string" table:style-name="ce32">
            <text:p>TLMNEXUS LTD</text:p>
          </table:table-cell>
          <table:table-cell office:value-type="string" table:style-name="ce32">
            <text:p>System Availability</text:p>
          </table:table-cell>
          <table:table-cell office:value-type="string" table:style-name="ce32">
            <text:p>100-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Training Services to the Royal Navy and Royal Marines (Selborne).</text:p>
          </table:table-cell>
          <table:table-cell office:value-type="string" table:style-name="ce32">
            <text:p>CAPITA BUSINESS SERVICES LTD</text:p>
          </table:table-cell>
          <table:table-cell office:value-type="string" table:style-name="ce32">
            <text:p>Courses passed for Phase 2 Individual Training. Phase 2 Training is initial individual specialisation, sub-specialisation and technical training following Phase 1 Individual Training, delivered to phase 2 Trainees. This KPI includes numerous courses which each have their own performance thresholds which aggregate to provide a KPI performance result.</text:p>
          </table:table-cell>
          <table:table-cell office:value-type="string" table:style-name="ce32">
            <text:p>Satisfactory Performance (Green)" means a level of Contractor performance which meets or exceeds the required levels of performance across each training course in the KPI.</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Training Services to the Royal Navy and Royal Marines (Selborne).</text:p>
          </table:table-cell>
          <table:table-cell office:value-type="string" table:style-name="ce32">
            <text:p>CAPITA BUSINESS SERVICES LTD</text:p>
          </table:table-cell>
          <table:table-cell office:value-type="string" table:style-name="ce32">
            <text:p>Courses passed for Phase 3 Further Training. Phase 3 Training is Individual Training undertaken at any stage in any Service Personnel careers after Phase 2 Individual Training. This KPI includes numerous courses which each have their own performance thresholds which aggregate to provide a KPI performance result.</text:p>
          </table:table-cell>
          <table:table-cell office:value-type="string" table:style-name="ce32">
            <text:p>Satisfactory Performance (Green)" means a level of Contractor performance which meets or exceeds the required levels of performance across each training course in the KPI.</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Navy Cmnd</text:p>
          </table:table-cell>
          <table:table-cell office:value-type="string" table:style-name="ce32">
            <text:p>Training Services to the Royal Navy and Royal Marines (Selborne).</text:p>
          </table:table-cell>
          <table:table-cell office:value-type="string" table:style-name="ce32">
            <text:p>CAPITA BUSINESS SERVICES LTD</text:p>
          </table:table-cell>
          <table:table-cell office:value-type="string" table:style-name="ce32">
            <text:p>Trainees passing out from Phase 1 Individual Training. Phase 1 training is all new individual entry training delivered to phase 1 recruits to provide basic military skills. This KPI includes numerous courses which each have their own performance thresholds which aggregate to provide a KPI performance result.</text:p>
          </table:table-cell>
          <table:table-cell office:value-type="string" table:style-name="ce32">
            <text:p>Satisfactory Performance (Green)" means a level of Contractor performance which meets or exceeds the required levels of performance across each training course in the KPI.</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HIGH G TRAINING AND TEST CAPABILITY-FSASTC/00114</text:p>
          </table:table-cell>
          <table:table-cell office:value-type="string" table:style-name="ce32">
            <text:p>THALES UK LIMITED</text:p>
          </table:table-cell>
          <table:table-cell office:value-type="string" table:style-name="ce32">
            <text:p>The continued upkeep and maintenance of the Training Facility measured as “Facilities discrepancies”</text:p>
          </table:table-cell>
          <table:table-cell office:value-type="string" table:style-name="ce32">
            <text:p>Maximum of 15 service credits / month</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HIGH G TRAINING AND TEST CAPABILITY-FSASTC/00114</text:p>
          </table:table-cell>
          <table:table-cell office:value-type="string" table:style-name="ce32">
            <text:p>THALES UK LIMITED</text:p>
          </table:table-cell>
          <table:table-cell office:value-type="string" table:style-name="ce32">
            <text:p>The successful provision of the training service measured as “Training Service discrepancies”</text:p>
          </table:table-cell>
          <table:table-cell office:value-type="string" table:style-name="ce32">
            <text:p>Maximum of 15 service credits / month</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Ground Training Maintenance Services</text:p>
          </table:table-cell>
          <table:table-cell office:value-type="string" table:style-name="ce32">
            <text:p>LEONARDO UK LTD</text:p>
          </table:table-cell>
          <table:table-cell office:value-type="string" table:style-name="ce32">
            <text:p>Bookings for Preventative Maintenance are made within 4 weeks of the last maintenance (service) date of the individual Synthetic Training Environment to ensure that they are available for training.</text:p>
          </table:table-cell>
          <table:table-cell office:value-type="string" table:style-name="ce32">
            <text:p>Greater than 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Ground Training Maintenance Services</text:p>
          </table:table-cell>
          <table:table-cell office:value-type="string" table:style-name="ce32">
            <text:p>LEONARDO UK LTD</text:p>
          </table:table-cell>
          <table:table-cell office:value-type="string" table:style-name="ce32">
            <text:p>Corrective Maintenance queries from users are logged and responded to by the Contractor within the Contractually stated periods in order to support availability of the Ground Training Equipment.</text:p>
          </table:table-cell>
          <table:table-cell office:value-type="string" table:style-name="ce32">
            <text:p>Above 95%<text: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Ground Training Maintenance Services</text:p>
          </table:table-cell>
          <table:table-cell office:value-type="string" table:style-name="ce32">
            <text:p>LEONARDO UK LTD</text:p>
          </table:table-cell>
          <table:table-cell office:value-type="string" table:style-name="ce32">
            <text:p>Preventative and Corrective Maintenance requirements listed are carried out as defined in the contract, in order to support the availability of the End User.</text:p>
          </table:table-cell>
          <table:table-cell office:value-type="string" table:style-name="ce32">
            <text:p>Greater than 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Provision of Military Airworthiness Reviews</text:p>
          </table:table-cell>
          <table:table-cell office:value-type="string" table:style-name="ce32">
            <text:p>ATKINS LIMITED</text:p>
          </table:table-cell>
          <table:table-cell office:value-type="string" table:style-name="ce32">
            <text:p>Bi-monthly Performance Review Meetings held within the agreed timescales, subject to any agreed exceptions</text:p>
          </table:table-cell>
          <table:table-cell office:value-type="string" table:style-name="ce32">
            <text:p>Meeting held by 19th of the month, every other month</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Provision of Military Airworthiness Reviews</text:p>
          </table:table-cell>
          <table:table-cell office:value-type="string" table:style-name="ce32">
            <text:p>ATKINS LIMITED</text:p>
          </table:table-cell>
          <table:table-cell office:value-type="string" table:style-name="ce32">
            <text:p>Monthly performance reports produced and electronically distributed within the agreed timescales, subject to any agreed exceptions</text:p>
          </table:table-cell>
          <table:table-cell office:value-type="string" table:style-name="ce32">
            <text:p>Report received by 15th of the month</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Provision of Military Airworthiness Reviews</text:p>
          </table:table-cell>
          <table:table-cell office:value-type="string" table:style-name="ce32">
            <text:p>ATKINS LIMITED</text:p>
          </table:table-cell>
          <table:table-cell office:value-type="string" table:style-name="ce32">
            <text:p>Required number of Military Airworthiness Reviews are completed within the Quarter - that are within the Contractor's control</text:p>
          </table:table-cell>
          <table:table-cell office:value-type="string" table:style-name="ce32">
            <text:p>&gt;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FUEL HEDGING PROGRAMME RE-LET</text:p>
          </table:table-cell>
          <table:table-cell office:value-type="string" table:style-name="ce32">
            <text:p>BRITANNIC TRADING LIMITED</text:p>
          </table:table-cell>
          <table:table-cell office:value-type="string" table:style-name="ce32">
            <text:p>To provide an ongoing financial instrument that allows MOD to mitigate fuel price changes and mitigate budget uncertainty’</text:p>
          </table:table-cell>
          <table:table-cell office:value-type="string" table:style-name="ce32">
            <text:p>Supplier has provided all funds to MOD on time (&lt;30 days) where the price of Fuel has exceeded the hedge price or has invoiced MOD within this timescale were the supplier is due the balance between a lower fuel price and the hedge pric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PROVISION OF FUEL HEDGING SERVICES</text:p>
          </table:table-cell>
          <table:table-cell office:value-type="string" table:style-name="ce32">
            <text:p>GOLDMAN SACHS INTERNATIONAL</text:p>
          </table:table-cell>
          <table:table-cell office:value-type="string" table:style-name="ce32">
            <text:p>To provide an ongoing financial instrument that allows MOD to mitigate fuel price changes and mitigate budget uncertainty’</text:p>
          </table:table-cell>
          <table:table-cell office:value-type="string" table:style-name="ce32">
            <text:p>Supplier has provided all funds to MOD on time (&lt;30 days) where the price of Fuel has exceeded the hedge price or has invoiced MOD within this timescale were the supplier is due the balance between a lower fuel price and the hedge pric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CONTRACT NO: HOCS4/00015</text:p>
            <text:p>FUTURE SERVICES DELIVERY CONTRACT</text:p>
            <text:p>relating to the provision of<text:s/></text:p>
            <text:p>Armed Forces Pay, Pensions, other Military HR Services and Administrative Services</text:p>
          </table:table-cell>
          <table:table-cell office:value-type="string" table:style-name="ce32">
            <text:p>SHARED SERVICES CONNECTED LTD</text:p>
          </table:table-cell>
          <table:table-cell office:value-type="string" table:style-name="ce32">
            <text:p>Calculate, authorise and issue payment Instructions for all Armed Forces Service Personnel (being the Service Person’s name, service number, bank details, and the amount to be paid), including salary-based pay and attendance-based pay, on the correct day of the month for which pay is due.</text:p>
          </table:table-cell>
          <table:table-cell office:value-type="string" table:style-name="ce32">
            <text:p>99.99%</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CONTRACT NO: HOCS4/00015</text:p>
            <text:p>FUTURE SERVICES DELIVERY CONTRACT</text:p>
            <text:p>relating to the provision of<text:s/></text:p>
            <text:p>Armed Forces Pay, Pensions, other Military HR Services and Administrative Services</text:p>
          </table:table-cell>
          <table:table-cell office:value-type="string" table:style-name="ce32">
            <text:p>SHARED SERVICES CONNECTED LTD</text:p>
          </table:table-cell>
          <table:table-cell office:value-type="string" table:style-name="ce32">
            <text:p>Contract Change to be delivered to the live environment in accordance with the requirements set out in the Request For Change and within the timelines agreed with the Authority.</text:p>
          </table:table-cell>
          <table:table-cell office:value-type="string" table:style-name="ce32">
            <text:p>99%</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CONTRACT NO: HOCS4/00015</text:p>
            <text:p>FUTURE SERVICES DELIVERY CONTRACT</text:p>
            <text:p>relating to the provision of<text:s/></text:p>
            <text:p>Armed Forces Pay, Pensions, other Military HR Services and Administrative Services</text:p>
          </table:table-cell>
          <table:table-cell office:value-type="string" table:style-name="ce32">
            <text:p>SHARED SERVICES CONNECTED LTD</text:p>
          </table:table-cell>
          <table:table-cell office:value-type="string" table:style-name="ce32">
            <text:p>Pay (in accordance with the data held) Armed Forces pensions: to the right payee, the correct amount, at the correct time, to the right destination, for the correct period.</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PROVISION OF INDEPENDENTLY CONTRACTED REGULATORY SUPPORT TO THE DEFENCE NUCLEAR SAFETY REGULATOR (DNSR)-HOCSCM3/00019</text:p>
          </table:table-cell>
          <table:table-cell office:value-type="string" table:style-name="ce32">
            <text:p>ENERGY, SAFETY AND RISK CONSULTANTS (UK) LIMITED</text:p>
          </table:table-cell>
          <table:table-cell office:value-type="string" table:style-name="ce32">
            <text:p>The supplier shall provide reports summarising technical assessments undertaken of safety cases and demonstration of safety submission, and achievement of delivery requiring no substantial re-work.</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PROVISION OF INDEPENDENTLY CONTRACTED REGULATORY SUPPORT TO THE DEFENCE NUCLEAR SAFETY REGULATOR (DNSR)-HOCSCM3/00019</text:p>
          </table:table-cell>
          <table:table-cell office:value-type="string" table:style-name="ce32">
            <text:p>ENERGY, SAFETY AND RISK CONSULTANTS (UK) LIMITED</text:p>
          </table:table-cell>
          <table:table-cell office:value-type="string" table:style-name="ce32">
            <text:p>The supplier shall provide the required regulatory and technical safety expertise and sufficient number of experts to fulfil Regulatory Inspection at multiple Defence sites.</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CAREER TRANSITION PARTNERSHIP - THE PROVISION OF AN ARMED FORCES RESETTLEMENT SERVICE-HOCSCM6/00002</text:p>
          </table:table-cell>
          <table:table-cell office:value-type="string" table:style-name="ce32">
            <text:p>RIGHT MANAGEMENT LIMITED</text:p>
          </table:table-cell>
          <table:table-cell office:value-type="string" table:style-name="ce32">
            <text:p>% of service leavers in continual permanent employment or self-employment within 6 months post discharge.</text:p>
          </table:table-cell>
          <table:table-cell office:value-type="string" table:style-name="ce32">
            <text:p>&gt; 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CAREER TRANSITION PARTNERSHIP - THE PROVISION OF AN ARMED FORCES RESETTLEMENT SERVICE-HOCSCM6/00002</text:p>
          </table:table-cell>
          <table:table-cell office:value-type="string" table:style-name="ce32">
            <text:p>RIGHT MANAGEMENT LIMITED</text:p>
          </table:table-cell>
          <table:table-cell office:value-type="string" table:style-name="ce32">
            <text:p>Service Leavers' satisfaction with service provided - 6 monthly assessment via on line survey</text:p>
          </table:table-cell>
          <table:table-cell office:value-type="string" table:style-name="ce32">
            <text:p>&gt;7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HO&amp;CS</text:p>
          </table:table-cell>
          <table:table-cell office:value-type="string" table:style-name="ce32">
            <text:p>CAREER TRANSITION PARTNERSHIP - THE PROVISION OF AN ARMED FORCES RESETTLEMENT SERVICE-HOCSCM6/00002</text:p>
          </table:table-cell>
          <table:table-cell office:value-type="string" table:style-name="ce32">
            <text:p>RIGHT MANAGEMENT LIMITED</text:p>
          </table:table-cell>
          <table:table-cell office:value-type="string" table:style-name="ce32">
            <text:p>Take up of training. <text:s/>% of overall occupancy of contract funded courses over the contract year (Oct-Sept).</text:p>
          </table:table-cell>
          <table:table-cell office:value-type="string" table:style-name="ce32">
            <text:p>&gt;8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RECRUITING PARTNERING CONTRACT-HQLF2/1739</text:p>
          </table:table-cell>
          <table:table-cell office:value-type="string" table:style-name="ce32">
            <text:p>CAPITA BUSINESS SERVICES LTD</text:p>
          </table:table-cell>
          <table:table-cell office:value-type="string" table:style-name="ce32">
            <text:p>Recruitment of Officers Demand/Delivery %</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RECRUITING PARTNERING CONTRACT-HQLF2/1739</text:p>
          </table:table-cell>
          <table:table-cell office:value-type="string" table:style-name="ce32">
            <text:p>CAPITA BUSINESS SERVICES LTD</text:p>
          </table:table-cell>
          <table:table-cell office:value-type="string" table:style-name="ce32">
            <text:p>Recruitment of Regular Soldier Demand/Baseline Recruit Allocation Plan %</text:p>
          </table:table-cell>
          <table:table-cell office:value-type="string" table:style-name="ce32">
            <text:p>&gt;95%</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rmy Cmnd</text:p>
          </table:table-cell>
          <table:table-cell office:value-type="string" table:style-name="ce32">
            <text:p>RECRUITING PARTNERING CONTRACT-HQLF2/1739</text:p>
          </table:table-cell>
          <table:table-cell office:value-type="string" table:style-name="ce32">
            <text:p>CAPITA BUSINESS SERVICES LTD</text:p>
          </table:table-cell>
          <table:table-cell office:value-type="string" table:style-name="ce32">
            <text:p>Recruitment of Reserves Applications/Performance %</text:p>
          </table:table-cell>
          <table:table-cell office:value-type="string" table:style-name="ce32">
            <text:p>&gt;95%</text:p>
          </table:table-cell>
          <table:table-cell office:value-type="string" table:style-name="ce32">
            <text:p>Inadequate</text:p>
          </table:table-cell>
          <table:table-cell office:value-type="string" table:style-name="ce32">
            <text:p>Performance on KPI3 was impacted by the number of applications during the period however the KPI is measured annually. In the interim, the following measures are being taken to further support performance: Capita are working closely with the Army Reserve Units and have created a working group who are driving a number of initiatives to increase volumes/ further improve conversion rates.</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Provision of Armed Forces Medical Examinations to RAF &amp; RN.</text:p>
          </table:table-cell>
          <table:table-cell office:value-type="string" table:style-name="ce32">
            <text:p>CAPITA BUSINESS SERVICES LTD</text:p>
          </table:table-cell>
          <table:table-cell office:value-type="string" table:style-name="ce32">
            <text:p>Number of Errors by Service Provider against the standard at Pre-Entry Scrutiny.</text:p>
            <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Provision of Armed Forces Medical Examinations to RAF &amp; RN.</text:p>
          </table:table-cell>
          <table:table-cell office:value-type="string" table:style-name="ce32">
            <text:p>CAPITA BUSINESS SERVICES LTD</text:p>
          </table:table-cell>
          <table:table-cell office:value-type="string" table:style-name="ce32">
            <text:p>Number of recruits who retire in training due to medical reasons that should have been evident at the decision to pass fit.</text:p>
            <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Provision of Armed Forces Medical Examinations to RAF &amp; RN.</text:p>
          </table:table-cell>
          <table:table-cell office:value-type="string" table:style-name="ce32">
            <text:p>CAPITA BUSINESS SERVICES LTD</text:p>
          </table:table-cell>
          <table:table-cell office:value-type="string" table:style-name="ce32">
            <text:p>Report/Decision of Triage and Fit to Fly (FTF) medical issued on Portal - 99% within 1 Working Day</text:p>
          </table:table-cell>
          <table:table-cell office:value-type="string" table:style-name="ce32">
            <text:p>9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DESIGN, PROCUREMENT AND INSTALLATION OF MILITARY AIR TRAFFIC MANAGEMENT CAPABILITY AND THE PROVISION OF CERTAIN SERVICES IN SUPPORT THEREOF-MARSHALL/001</text:p>
          </table:table-cell>
          <table:table-cell office:value-type="string" table:style-name="ce32">
            <text:p>AQUILA AIR TRAFFIC MANAGEMENT SERVICES LIMITED</text:p>
          </table:table-cell>
          <table:table-cell office:value-type="string" table:style-name="ce32">
            <text:p>Availability of Air Traffic Management Services (ATMS)</text:p>
            <text:p>Aggregated performance over a 12 month period<text:s text:c="2"/></text:p>
          </table:table-cell>
          <table:table-cell office:value-type="string" table:style-name="ce32">
            <text:p>100%</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DESIGN, PROCUREMENT AND INSTALLATION OF MILITARY AIR TRAFFIC MANAGEMENT CAPABILITY AND THE PROVISION OF CERTAIN SERVICES IN SUPPORT THEREOF-MARSHALL/001</text:p>
          </table:table-cell>
          <table:table-cell office:value-type="string" table:style-name="ce32">
            <text:p>AQUILA AIR TRAFFIC MANAGEMENT SERVICES LIMITED</text:p>
          </table:table-cell>
          <table:table-cell office:value-type="string" table:style-name="ce32">
            <text:p>Temporary Technical Service 02 – Record &amp; Replay</text:p>
            <text:p>Aggregated performance over a 12 month period<text:s text:c="2"/></text:p>
          </table:table-cell>
          <table:table-cell office:value-type="string" table:style-name="ce32">
            <text:p>Maximum Tolerable Unavailability: 0.1680 Operational Day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DESIGN, PROCUREMENT AND INSTALLATION OF MILITARY AIR TRAFFIC MANAGEMENT CAPABILITY AND THE PROVISION OF CERTAIN SERVICES IN SUPPORT THEREOF-MARSHALL/001</text:p>
          </table:table-cell>
          <table:table-cell office:value-type="string" table:style-name="ce32">
            <text:p>AQUILA AIR TRAFFIC MANAGEMENT SERVICES LIMITED</text:p>
          </table:table-cell>
          <table:table-cell office:value-type="string" table:style-name="ce32">
            <text:p>Temporary Technical Service 07 – Electronic Surveillance - NON CO-OPERATIVE SURVEILLANCE. Aggregated performance over a 12 month period<text:s text:c="2"/></text:p>
          </table:table-cell>
          <table:table-cell office:value-type="string" table:style-name="ce32">
            <text:p>Maximum Tolerable Unavailability = 12.3826 Operational Days</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ENSOR SUPPORT OPTIMISATION (SSO) PROJECT</text:p>
          </table:table-cell>
          <table:table-cell office:value-type="string" table:style-name="ce32">
            <text:p>THALES UK LIMITED</text:p>
          </table:table-cell>
          <table:table-cell office:value-type="string" table:style-name="ce32">
            <text:p>Availability 1: Total number of spares demands not satisfied on or prior to the applicable Required Delivery Date (RDD) for:</text:p>
            <text:p>- Sonar</text:p>
            <text:p>-EW</text:p>
            <text:p>-VS</text:p>
          </table:table-cell>
          <table:table-cell office:value-type="string" table:style-name="ce32">
            <text:p>&lt; 47</text:p>
            <text:p>&lt;11</text:p>
            <text:p>&lt;9</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ENSOR SUPPORT OPTIMISATION (SSO) PROJECT</text:p>
          </table:table-cell>
          <table:table-cell office:value-type="string" table:style-name="ce32">
            <text:p>THALES UK LIMITED</text:p>
          </table:table-cell>
          <table:table-cell office:value-type="string" table:style-name="ce32">
            <text:p>Minimising &amp; Accounting for Authority Assets within Supply Chain Over 12 Months (ASSET 1):The combined total ‘dues in’ within Comprehensive Royal Navy Inventory Support/Supply Programme (CRISP) for more than 12 months and any dues in greater than 12 months attributable to Demands Past Required Delivery Date (DPRDDs);</text:p>
            <text:p>-Sonar</text:p>
            <text:p>-Electronic Warfare (EW)</text:p>
            <text:p>-Visual Systems (VS)</text:p>
          </table:table-cell>
          <table:table-cell office:value-type="string" table:style-name="ce32">
            <text:p>&lt;63</text:p>
            <text:p>&lt;13</text:p>
            <text:p>&lt;12</text:p>
          </table:table-cell>
          <table:table-cell office:value-type="string" table:style-name="ce32">
            <text:p>Approaching Target</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ENSOR SUPPORT OPTIMISATION (SSO) PROJECT</text:p>
          </table:table-cell>
          <table:table-cell office:value-type="string" table:style-name="ce32">
            <text:p>THALES UK LIMITED</text:p>
          </table:table-cell>
          <table:table-cell office:value-type="string" table:style-name="ce32">
            <text:p>Time to Repair 1 (FIX1) - Resolve OpDefs with priority A1, A2, B1 or B2 (KPI) <text:s text:c="50"/>Performance Failure Points</text:p>
          </table:table-cell>
          <table:table-cell office:value-type="string" table:style-name="ce32">
            <text:p>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JOINT SUPPORT SOLUTION 2 SUPPORT CONTRACT</text:p>
          </table:table-cell>
          <table:table-cell office:value-type="string" table:style-name="ce32">
            <text:p>BAE SYSTEMS SURFACE SHIPS LIMITED</text:p>
          </table:table-cell>
          <table:table-cell office:value-type="string" table:style-name="ce32">
            <text:p>KPI 1 - Availability</text:p>
          </table:table-cell>
          <table:table-cell office:value-type="string" table:style-name="ce32">
            <text:p>95% or high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JOINT SUPPORT SOLUTION 2 SUPPORT CONTRACT</text:p>
          </table:table-cell>
          <table:table-cell office:value-type="string" table:style-name="ce32">
            <text:p>BAE SYSTEMS SURFACE SHIPS LIMITED</text:p>
          </table:table-cell>
          <table:table-cell office:value-type="string" table:style-name="ce32">
            <text:p>KPI 2 - Operational Defect/Defect Repair (OPDEF/DEFREP) Rectification</text:p>
          </table:table-cell>
          <table:table-cell office:value-type="string" table:style-name="ce32">
            <text:p>Cat A - 1 day or less. Cat B 3 days or less. Cat C 14 days or less</text:p>
          </table:table-cell>
          <table:table-cell office:value-type="string" table:style-name="ce32">
            <text:p>Requires Improvement</text:p>
          </table:table-cell>
          <table:table-cell office:value-type="string" table:style-name="ce32">
            <text:p>Comment from BAE against KPI2: In the month of October 2021, a rating of inadequate was assigned to KPI2 due to a Cat C Operational Deficiency (OPDEF) being in place for more than 25 days. However, this was returned to good for the months November and December 2021.</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JOINT SUPPORT SOLUTION 2 SUPPORT CONTRACT</text:p>
          </table:table-cell>
          <table:table-cell office:value-type="string" table:style-name="ce32">
            <text:p>BAE SYSTEMS SURFACE SHIPS LIMITED</text:p>
          </table:table-cell>
          <table:table-cell office:value-type="string" table:style-name="ce32">
            <text:p>KPI 3 - Hazard Management</text:p>
          </table:table-cell>
          <table:table-cell office:value-type="string" table:style-name="ce32">
            <text:p>100%</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NAVAL COMBAT SYSTEM INTEGRATION AND SUPPORT SERVICES (NCSISS) - PHASE 2</text:p>
          </table:table-cell>
          <table:table-cell office:value-type="string" table:style-name="ce32">
            <text:p>QINETIQ LIMITED</text:p>
          </table:table-cell>
          <table:table-cell office:value-type="string" table:style-name="ce32">
            <text:p>KPI 1 - Integration facilities: Provision of integration test facilities, including representative combat systems, synthetic test environment and recording and analysis tools, to meet the Joint Planning Programme Organisation (JPPO) programme</text:p>
          </table:table-cell>
          <table:table-cell office:value-type="string" table:style-name="ce32">
            <text:p>90% or high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NAVAL COMBAT SYSTEM INTEGRATION AND SUPPORT SERVICES (NCSISS) - PHASE 2</text:p>
          </table:table-cell>
          <table:table-cell office:value-type="string" table:style-name="ce32">
            <text:p>QINETIQ LIMITED</text:p>
          </table:table-cell>
          <table:table-cell office:value-type="string" table:style-name="ce32">
            <text:p>KPI 2 - Combat System Engineering Group (CSEG) Task output performance: Quality, timeliness and responsiveness, assessed by MoD customer on CSEG Task completion.</text:p>
          </table:table-cell>
          <table:table-cell office:value-type="string" table:style-name="ce32">
            <text:p>90% or high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NAVAL COMBAT SYSTEM INTEGRATION AND SUPPORT SERVICES (NCSISS) - PHASE 2</text:p>
          </table:table-cell>
          <table:table-cell office:value-type="string" table:style-name="ce32">
            <text:p>QINETIQ LIMITED</text:p>
          </table:table-cell>
          <table:table-cell office:value-type="string" table:style-name="ce32">
            <text:p>KPI 3 - Naval Combat Systems Integration Support Service (NCSISS) Combat System Engineering Group (CSEG) availability: Measure of whether the agreed NCSISS CSEG resource is available for CSEG tasking.</text:p>
          </table:table-cell>
          <table:table-cell office:value-type="string" table:style-name="ce32">
            <text:p>85% or high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NAVAL COMBAT SYSTEMS INTEGRATION SUPPORT SERVICE PHASE 2 (MCS2008)</text:p>
          </table:table-cell>
          <table:table-cell office:value-type="string" table:style-name="ce32">
            <text:p>BAE SYSTEMS SURFACE SHIPS LIMITED</text:p>
          </table:table-cell>
          <table:table-cell office:value-type="string" table:style-name="ce32">
            <text:p>KPI 1 - Integration facilities: Provision of integration test facilities, including representative combat systems, synthetic test environment and recording and analysis tools, to meet the Joint Planning Programme Organisation (JPPO) programme</text:p>
          </table:table-cell>
          <table:table-cell office:value-type="string" table:style-name="ce32">
            <text:p>90% or high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NAVAL COMBAT SYSTEMS INTEGRATION SUPPORT SERVICE PHASE 2 (MCS2008)</text:p>
          </table:table-cell>
          <table:table-cell office:value-type="string" table:style-name="ce32">
            <text:p>BAE SYSTEMS SURFACE SHIPS LIMITED</text:p>
          </table:table-cell>
          <table:table-cell office:value-type="string" table:style-name="ce32">
            <text:p>KPI 2 - Core Task output performance: Quality, timeliness and responsiveness, assessed by MoD customer on Core Task completion.</text:p>
          </table:table-cell>
          <table:table-cell office:value-type="string" table:style-name="ce32">
            <text:p>90% or high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NAVAL COMBAT SYSTEMS INTEGRATION SUPPORT SERVICE PHASE 2 (MCS2008)</text:p>
          </table:table-cell>
          <table:table-cell office:value-type="string" table:style-name="ce32">
            <text:p>BAE SYSTEMS SURFACE SHIPS LIMITED</text:p>
          </table:table-cell>
          <table:table-cell office:value-type="string" table:style-name="ce32">
            <text:p>KPI 3 - Naval Combat Systems Integration Support Service (NCSISS) Combat System Engineering Group (CSEG) availability: Measure of whether the agreed NCSISS CSEG resource is available for Core tasking.</text:p>
          </table:table-cell>
          <table:table-cell office:value-type="string" table:style-name="ce32">
            <text:p>85% or higher</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IN - SERVICE SUPPORT (ISS) OF SEAGNAT, AIR WEAPON HANDLING EQUIPMENT, MAGAZINE TORPEDO LAUNCH SYSTEM (SAM)-MCS/3017.</text:p>
          </table:table-cell>
          <table:table-cell office:value-type="string" table:style-name="ce32">
            <text:p>SYSTEMS ENGINEERING &amp; ASSESSMENT LTD</text:p>
          </table:table-cell>
          <table:table-cell office:value-type="string" table:style-name="ce32">
            <text:p>Delivery of the Core Service</text:p>
          </table:table-cell>
          <table:table-cell office:value-type="string" table:style-name="ce32">
            <text:p>100% of documents are up to dat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IN - SERVICE SUPPORT (ISS) OF SEAGNAT, AIR WEAPON HANDLING EQUIPMENT, MAGAZINE TORPEDO LAUNCH SYSTEM (SAM)-MCS/3017.</text:p>
          </table:table-cell>
          <table:table-cell office:value-type="string" table:style-name="ce32">
            <text:p>SYSTEMS ENGINEERING &amp; ASSESSMENT LTD</text:p>
          </table:table-cell>
          <table:table-cell office:value-type="string" table:style-name="ce32">
            <text:p>Non-Core Tasking</text:p>
          </table:table-cell>
          <table:table-cell office:value-type="string" table:style-name="ce32">
            <text:p>100% tasks complete on time and in scop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IN - SERVICE SUPPORT (ISS) OF SEAGNAT, AIR WEAPON HANDLING EQUIPMENT, MAGAZINE TORPEDO LAUNCH SYSTEM (SAM)-MCS/3017.</text:p>
          </table:table-cell>
          <table:table-cell office:value-type="string" table:style-name="ce32">
            <text:p>SYSTEMS ENGINEERING &amp; ASSESSMENT LTD</text:p>
          </table:table-cell>
          <table:table-cell office:value-type="string" table:style-name="ce32">
            <text:p>Spares Delivery</text:p>
          </table:table-cell>
          <table:table-cell office:value-type="string" table:style-name="ce32">
            <text:p>Greater than or equal to 95% of Purchase Orders delivered on tim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MCS/NDP/017 - Technical Support to Naval Design Partnering (NDP)</text:p>
          </table:table-cell>
          <table:table-cell office:value-type="string" table:style-name="ce32">
            <text:p>ROSYTH ROYAL DOCKYARD LTD</text:p>
          </table:table-cell>
          <table:table-cell office:value-type="string" table:style-name="ce32">
            <text:p>Action Plan for Framework Growth and Change.<text:s/></text:p>
          </table:table-cell>
          <table:table-cell office:value-type="string" table:style-name="ce32">
            <text:p>&gt;95% of actions on time</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MCS/NDP/017 - Technical Support to Naval Design Partnering (NDP)</text:p>
          </table:table-cell>
          <table:table-cell office:value-type="string" table:style-name="ce32">
            <text:p>ROSYTH ROYAL DOCKYARD LTD</text:p>
          </table:table-cell>
          <table:table-cell office:value-type="string" table:style-name="ce32">
            <text:p>Quality of Task Reports within Statement of Work measured by Stakeholder feedback forms which provides confirmation from Stakeholder that they are happy with the report and details the level of rework (if applicable) required.</text:p>
          </table:table-cell>
          <table:table-cell office:value-type="string" table:style-name="ce32">
            <text:p>100% Stakeholder feedback reported, No Remedial Work required on Task Report</text:p>
          </table:table-cell>
          <table:table-cell office:value-type="string" table:style-name="ce32">
            <text:p>Good</text:p>
          </table:table-cell>
          <table:table-cell table:number-columns-repeated="16376" table:style-name="ce32"/>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MCS/NDP/017 - Technical Support to Naval Design Partnering (NDP)</text:p>
          </table:table-cell>
          <table:table-cell office:value-type="string" table:style-name="ce32">
            <text:p>ROSYTH ROYAL DOCKYARD LTD</text:p>
          </table:table-cell>
          <table:table-cell office:value-type="string" table:style-name="ce32">
            <text:p>Task(s) combined into Statement of Work(s), issued to all Framework members. <text:s/>Suitable Qualified Engineering Personnel (SQEP) from the Framework for Task(s) to be recommended with detailed justification for price appraisal - within 2 weeks of receipt. The Authority will challenge if it disagrees. “Task(s) means any specific package of work placed by the Authority, which the Contractor is required to perform pursuant to the Contract.”</text:p>
          </table:table-cell>
          <table:table-cell office:value-type="string" table:style-name="ce32">
            <text:p>100% on time, and 0% Authority's Challenges have been successful</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MPS/004/2 - DSSHIPS MSS MARINE SYSTEMS SUPPORT PARTNER (MSSP) - LOT 2, ENVIRONMENTAL, DOMESTIC &amp; HABITABILITY (EDH).</text:p>
          </table:table-cell>
          <table:table-cell office:value-type="string" table:style-name="ce32">
            <text:p>BABCOCK INTEGRATED TECHNOLOGY <text:s/>LIMITED</text:p>
          </table:table-cell>
          <table:table-cell office:value-type="string" table:style-name="ce32">
            <text:p>Other Demands and Articles. A number of PIs sit beneath this KPI, each with differing individual targets; the rating score is therefore reported against the aggregated target for these.<text:s/></text:p>
            <text:p>PI 2.A: Satisfying Altered DRS Demands</text:p>
            <text:p>PI 2.B: Quality of Articles</text:p>
            <text:p>PI 2.C: Satisfying emergent Fleet Time Demands by the Demand Delivery Date</text:p>
            <text:p/>
          </table:table-cell>
          <table:table-cell office:value-type="string" table:style-name="ce32">
            <text:p>All PIs in period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MPS/004/2 - DSSHIPS MSS MARINE SYSTEMS SUPPORT PARTNER (MSSP) - LOT 2, ENVIRONMENTAL, DOMESTIC &amp; HABITABILITY (EDH).</text:p>
          </table:table-cell>
          <table:table-cell office:value-type="string" table:style-name="ce32">
            <text:p>BABCOCK INTEGRATED TECHNOLOGY <text:s/>LIMITED</text:p>
          </table:table-cell>
          <table:table-cell office:value-type="string" table:style-name="ce32">
            <text:p>Repairs, Overhauls and Refurbishments. A number of PIs sit beneath this KPI, each with differing individual targets; the rating score is therefore reported against the aggregated target for these</text:p>
            <text:p>PI 3.A: Strip and Survey Activity</text:p>
            <text:p>PI 3.B: Repair (including refurbishment and overhaul), test, certify and packaging</text:p>
            <text:p/>
          </table:table-cell>
          <table:table-cell office:value-type="string" table:style-name="ce32">
            <text:p>All PIs in period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MPS/004/2 - DSSHIPS MSS MARINE SYSTEMS SUPPORT PARTNER (MSSP) - LOT 2, ENVIRONMENTAL, DOMESTIC &amp; HABITABILITY (EDH).</text:p>
          </table:table-cell>
          <table:table-cell office:value-type="string" table:style-name="ce32">
            <text:p>BABCOCK INTEGRATED TECHNOLOGY <text:s/>LIMITED</text:p>
          </table:table-cell>
          <table:table-cell office:value-type="string" table:style-name="ce32">
            <text:p>System Safety. A number of PIs sit beneath this KPI. Each with differing individual targets; A number of PIs sit beneath this KPI; the rating score is therefore reported against the aggregated target for these.</text:p>
            <text:p>PI 5.A: Provision of Safety Case Reports<text:s text:c="5"/></text:p>
            <text:p>PI 5.B: Support to System Maintenance Concessions</text:p>
            <text:p>PI 5.C: Classification of Equipment/System Hazards</text:p>
            <text:p>PI 5.D: Reduction of Non-Endorsed Hazards</text:p>
            <text:p>PI 5.E: Reduction of Hazard Mitigation Actions</text:p>
            <text:p/>
          </table:table-cell>
          <table:table-cell office:value-type="string" table:style-name="ce32">
            <text:p>All PIs in period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MPS/004/3 - DSHIPS MSS MARINE SYSTEMS SUPPORT PARTNER (MSSP) - LOT 3, PLATFORM SYSTEMS.</text:p>
          </table:table-cell>
          <table:table-cell office:value-type="string" table:style-name="ce32">
            <text:p>BABCOCK INTEGRATED TECHNOLOGY <text:s/>LIMITED</text:p>
          </table:table-cell>
          <table:table-cell office:value-type="string" table:style-name="ce32">
            <text:p>Other Demands and Articles. A number of PIs sit beneath this KPI, each with differing individual targets; the rating score is therefore reported against the aggregated target for these.<text:s/></text:p>
            <text:p>PI 2.A: Satisfying Altered DRS Demands</text:p>
            <text:p>PI 2.B: Quality of Articles</text:p>
            <text:p>PI 2.C: Satisfying emergent Fleet Time Demands by the Demand Delivery Date</text:p>
            <text:p/>
          </table:table-cell>
          <table:table-cell office:value-type="string" table:style-name="ce32">
            <text:p>All PIs in period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MPS/004/3 - DSHIPS MSS MARINE SYSTEMS SUPPORT PARTNER (MSSP) - LOT 3, PLATFORM SYSTEMS.</text:p>
          </table:table-cell>
          <table:table-cell office:value-type="string" table:style-name="ce32">
            <text:p>BABCOCK INTEGRATED TECHNOLOGY <text:s/>LIMITED</text:p>
          </table:table-cell>
          <table:table-cell office:value-type="string" table:style-name="ce32">
            <text:p>Repairs, Overhauls and Refurbishments. A number of PIs sit beneath this KPI, each with differing individual targets; the rating score is therefore reported against the aggregated target for these</text:p>
            <text:p>PI 3.A: Strip and Survey Activity</text:p>
            <text:p>PI 3.B: Repair (including refurbishment and overhaul), test, certify and packaging</text:p>
            <text:p/>
          </table:table-cell>
          <table:table-cell office:value-type="string" table:style-name="ce32">
            <text:p>All PIs in period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MPS/004/3 - DSHIPS MSS MARINE SYSTEMS SUPPORT PARTNER (MSSP) - LOT 3, PLATFORM SYSTEMS.</text:p>
          </table:table-cell>
          <table:table-cell office:value-type="string" table:style-name="ce32">
            <text:p>BABCOCK INTEGRATED TECHNOLOGY <text:s/>LIMITED</text:p>
          </table:table-cell>
          <table:table-cell office:value-type="string" table:style-name="ce32">
            <text:p>System Safety. A number of PIs sit beneath this KPI. Each with differing individual targets; A number of PIs sit beneath this KPI; the rating score is therefore reported against the aggregated target for these.</text:p>
            <text:p>PI 5.A: Provision of Safety Case Reports<text:s text:c="5"/></text:p>
            <text:p>PI 5.B: Support to System Maintenance Concessions</text:p>
            <text:p>PI 5.C: Classification of Equipment/System Hazards</text:p>
            <text:p>PI 5.D: Reduction of Non-Endorsed Hazards</text:p>
            <text:p>PI 5.E: Reduction of Hazard Mitigation Actions</text:p>
            <text:p/>
          </table:table-cell>
          <table:table-cell office:value-type="string" table:style-name="ce32">
            <text:p>All PIs in period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MPS/004/4 - DSHIPS MSS MARINE SYSTEMS SUPPORT PARTNER, LOT 4 MECH &amp; CONS SYsTEMS</text:p>
          </table:table-cell>
          <table:table-cell office:value-type="string" table:style-name="ce32">
            <text:p>BABCOCK INTEGRATED TECHNOLOGY <text:s/>LIMITED</text:p>
          </table:table-cell>
          <table:table-cell office:value-type="string" table:style-name="ce32">
            <text:p>Other Demands and Articles. A number of PIs sit beneath this KPI, each with differing individual targets; the rating score is therefore reported against the aggregated target for these.<text:s/></text:p>
            <text:p>PI 2.A: Satisfying Altered DRS Demands</text:p>
            <text:p>PI 2.B: Quality of Articles</text:p>
            <text:p>PI 2.C: Satisfying emergent Fleet Time Demands by the Demand Delivery Date</text:p>
            <text:p/>
          </table:table-cell>
          <table:table-cell office:value-type="string" table:style-name="ce32">
            <text:p>All PIs in period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MPS/004/4 - DSHIPS MSS MARINE SYSTEMS SUPPORT PARTNER, LOT 4 MECH &amp; CONS SYsTEMS</text:p>
          </table:table-cell>
          <table:table-cell office:value-type="string" table:style-name="ce32">
            <text:p>BABCOCK INTEGRATED TECHNOLOGY <text:s/>LIMITED</text:p>
          </table:table-cell>
          <table:table-cell office:value-type="string" table:style-name="ce32">
            <text:p>Repairs, Overhauls and Refurbishments. A number of PIs sit beneath this KPI, each with differing individual targets; the rating score is therefore reported against the aggregated target for these.</text:p>
            <text:p>PI 3.A: Strip and Survey Activity</text:p>
            <text:p>PI 3.B: Repair (including refurbishment and overhaul), test, certify and packaging</text:p>
            <text:p/>
          </table:table-cell>
          <table:table-cell office:value-type="string" table:style-name="ce32">
            <text:p>All PIs in period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MPS/004/4 - DSHIPS MSS MARINE SYSTEMS SUPPORT PARTNER, LOT 4 MECH &amp; CONS SYsTEMS</text:p>
          </table:table-cell>
          <table:table-cell office:value-type="string" table:style-name="ce32">
            <text:p>BABCOCK INTEGRATED TECHNOLOGY <text:s/>LIMITED</text:p>
          </table:table-cell>
          <table:table-cell office:value-type="string" table:style-name="ce32">
            <text:p>System Safety. A number of PIs sit beneath this KPI. Each with differing individual targets; A number of PIs sit beneath this KPI; the rating score is therefore reported against the aggregated target for these.</text:p>
            <text:p>PI 5.A: Provision of Safety Case Reports<text:s text:c="5"/></text:p>
            <text:p>PI 5.B: Support to System Maintenance Concessions</text:p>
            <text:p>PI 5.C: Classification of Equipment/System Hazards</text:p>
            <text:p>PI 5.D: Reduction of Non-Endorsed Hazards</text:p>
            <text:p>PI 5.E: Reduction of Hazard Mitigation Actions</text:p>
            <text:p/>
          </table:table-cell>
          <table:table-cell office:value-type="string" table:style-name="ce32">
            <text:p>All PIs in period "green"</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REPLACEMENT ENABLING ARRANGEMENT PROGRAMME (REAP) FOR IN-SERVICE SUPPORT OF WATER PRODUCTION EQUIPMENT.-MPS/020</text:p>
          </table:table-cell>
          <table:table-cell office:value-type="string" table:style-name="ce32">
            <text:p>SALT SEPARATION SERVICES LIMITED</text:p>
          </table:table-cell>
          <table:table-cell office:value-type="string" table:style-name="ce32">
            <text:p>Equipment Upkeep Management Turn Round Time</text:p>
          </table:table-cell>
          <table:table-cell office:value-type="string" table:style-name="ce32">
            <text:p>Greater than or equal to 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REPLACEMENT ENABLING ARRANGEMENT PROGRAMME (REAP) FOR IN-SERVICE SUPPORT OF WATER PRODUCTION EQUIPMENT.-MPS/020</text:p>
          </table:table-cell>
          <table:table-cell office:value-type="string" table:style-name="ce32">
            <text:p>SALT SEPARATION SERVICES LIMITED</text:p>
          </table:table-cell>
          <table:table-cell office:value-type="string" table:style-name="ce32">
            <text:p>Procurement Lead Time<text:s/></text:p>
          </table:table-cell>
          <table:table-cell office:value-type="string" table:style-name="ce32">
            <text:p>Greater than or equal to 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Provision of Marine Support to Range Safety and Aircrew Training (RSACT)</text:p>
          </table:table-cell>
          <table:table-cell office:value-type="string" table:style-name="ce32">
            <text:p>SMIT INTERNATIONAL (SCOTLAND) LTD</text:p>
          </table:table-cell>
          <table:table-cell office:value-type="string" table:style-name="ce32">
            <text:p>All annual Management Plans detailed at Section D12 of the Statement of Requirement are delivered in accordance with contractually agreed timescales.</text:p>
          </table:table-cell>
          <table:table-cell office:value-type="string" table:style-name="ce32">
            <text:p>Management Plans are delivered on or before the required delivery dat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Provision of Marine Support to Range Safety and Aircrew Training (RSACT)</text:p>
          </table:table-cell>
          <table:table-cell office:value-type="string" table:style-name="ce32">
            <text:p>SMIT INTERNATIONAL (SCOTLAND) LTD</text:p>
          </table:table-cell>
          <table:table-cell office:value-type="string" table:style-name="ce32">
            <text:p>All tasks detailed at Section C of the Statement of Requirements (including Range Clearance and Safety, Operational Sea Training, Helicopter Training, Aircrew Training, Sea Survival Training and Marine Target Towing) are delivered in accordance with contractually agreed timescales.<text:s/></text:p>
          </table:table-cell>
          <table:table-cell office:value-type="string" table:style-name="ce32">
            <text:p>All tasks delivered on time during the reporting period (quarterly)</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Provision of Marine Support to Range Safety and Aircrew Training (RSACT)</text:p>
          </table:table-cell>
          <table:table-cell office:value-type="string" table:style-name="ce32">
            <text:p>SMIT INTERNATIONAL (SCOTLAND) LTD</text:p>
          </table:table-cell>
          <table:table-cell office:value-type="string" table:style-name="ce32">
            <text:p>All tasks detailed at Section C of the Statement of Requirements (including Range Clearance and Safety, Operational Sea Training, Helicopter Training, Aircrew Training, Sea Survival Training and Marine Target Towing) meet the Customer’s requirement on the day and are in accordance with any operating guidelines and procedures provided by the Authority.</text:p>
          </table:table-cell>
          <table:table-cell office:value-type="string" table:style-name="ce32">
            <text:p>All tasks during the reporting period (quarterly) meet the Customer’s requirements on the day</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PROVISION OF MARINE SERVICES-MSCM/2000</text:p>
          </table:table-cell>
          <table:table-cell office:value-type="string" table:style-name="ce32">
            <text:p>SD MARINE SERVICES LIMITED</text:p>
          </table:table-cell>
          <table:table-cell office:value-type="string" table:style-name="ce32">
            <text:p>All monthly Performance Monitoring Reports are delivered in accordance with contractually agreed timescales</text:p>
          </table:table-cell>
          <table:table-cell office:value-type="string" table:style-name="ce32">
            <text:p>All Performance Monitoring Reports are delivered on or before the required delivery date (measured quarterly)</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PROVISION OF MARINE SERVICES-MSCM/2000</text:p>
          </table:table-cell>
          <table:table-cell office:value-type="string" table:style-name="ce32">
            <text:p>SD MARINE SERVICES LIMITED</text:p>
          </table:table-cell>
          <table:table-cell office:value-type="string" table:style-name="ce32">
            <text:p>All tasks relating to in port and out of port services as detailed at Section 1 and Section 2 of the Statement of Requirement (Packages A and B) are delivered in accordance with contractually agreed criteria for performance</text:p>
          </table:table-cell>
          <table:table-cell office:value-type="string" table:style-name="ce32">
            <text:p>Monthly aggregate of service points does not exceed 225 and falls within Band 0 (measured quarterly).</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OMBAT WATER SUPPLY SYSTEM (CWSS) PRIME CONTRACT FOR PROVISION AND SUPPORT OF EXPEDITIONARY WATER SERVICES</text:p>
          </table:table-cell>
          <table:table-cell office:value-type="string" table:style-name="ce32">
            <text:p>KELLOGG BROWN &amp; ROOT LIMITED</text:p>
          </table:table-cell>
          <table:table-cell office:value-type="string" table:style-name="ce32">
            <text:p>KPI 2a – Equipment Readiness  </text:p>
          </table:table-cell>
          <table:table-cell office:value-type="string" table:style-name="ce32">
            <text:p>(Green) All readiness targets Met</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OMBAT WATER SUPPLY SYSTEM (CWSS) PRIME CONTRACT FOR PROVISION AND SUPPORT OF EXPEDITIONARY WATER SERVICES</text:p>
          </table:table-cell>
          <table:table-cell office:value-type="string" table:style-name="ce32">
            <text:p>KELLOGG BROWN &amp; ROOT LIMITED</text:p>
          </table:table-cell>
          <table:table-cell office:value-type="string" table:style-name="ce32">
            <text:p>KPI 2b – Spares Demand Achievement<text:s/></text:p>
          </table:table-cell>
          <table:table-cell office:value-type="string" table:style-name="ce32">
            <text:p>(Green) All supply targets Met</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OMBAT WATER SUPPLY SYSTEM (CWSS) PRIME CONTRACT FOR PROVISION AND SUPPORT OF EXPEDITIONARY WATER SERVICES</text:p>
          </table:table-cell>
          <table:table-cell office:value-type="string" table:style-name="ce32">
            <text:p>KELLOGG BROWN &amp; ROOT LIMITED</text:p>
          </table:table-cell>
          <table:table-cell office:value-type="string" table:style-name="ce32">
            <text:p>Technical Data Package (TDP) delivered at Full Operating Capability (FOC)</text:p>
          </table:table-cell>
          <table:table-cell office:value-type="string" table:style-name="ce32">
            <text:p>(Green) Performance against Serial 1 (phone calls) <text:s/>&amp; Serial 2 (email) score Green or Amber, performance against Serial 3 (non-complex queries ) <text:s/>&amp; Serial <text:s/>4 (complex queries) score Green. (see comment for further detail)</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PHOENIX II</text:p>
          </table:table-cell>
          <table:table-cell office:value-type="string" table:style-name="ce32">
            <text:p>BABCOCK LAND DEFENCE LIMITED</text:p>
          </table:table-cell>
          <table:table-cell office:value-type="string" table:style-name="ce32">
            <text:p>Request for Transport (Quoted Rate)</text:p>
          </table:table-cell>
          <table:table-cell office:value-type="string" table:style-name="ce32">
            <text:p>100%-99.3%</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PHOENIX II</text:p>
          </table:table-cell>
          <table:table-cell office:value-type="string" table:style-name="ce32">
            <text:p>BABCOCK LAND DEFENCE LIMITED</text:p>
          </table:table-cell>
          <table:table-cell office:value-type="string" table:style-name="ce32">
            <text:p>Supplier management</text:p>
          </table:table-cell>
          <table:table-cell office:value-type="string" table:style-name="ce32">
            <text:p>100%-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PHOENIX II</text:p>
          </table:table-cell>
          <table:table-cell office:value-type="string" table:style-name="ce32">
            <text:p>BABCOCK LAND DEFENCE LIMITED</text:p>
          </table:table-cell>
          <table:table-cell office:value-type="string" table:style-name="ce32">
            <text:p>Vehicle Procurement</text:p>
          </table:table-cell>
          <table:table-cell office:value-type="string" table:style-name="ce32">
            <text:p>100%-98%</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MAC FOR NORTHWOOD</text:p>
          </table:table-cell>
          <table:table-cell office:value-type="string" table:style-name="ce32">
            <text:p>EASTBURY PARK LIMITED</text:p>
          </table:table-cell>
          <table:table-cell office:value-type="string" table:style-name="ce32">
            <text:p>Customer Satisfaction.  % User Satisfaction achieved from the programme of User Survey Results.</text:p>
          </table:table-cell>
          <table:table-cell office:value-type="string" table:style-name="ce32">
            <text:p>&gt; 86%</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MAC FOR NORTHWOOD</text:p>
          </table:table-cell>
          <table:table-cell office:value-type="string" table:style-name="ce32">
            <text:p>EASTBURY PARK LIMITED</text:p>
          </table:table-cell>
          <table:table-cell office:value-type="string" table:style-name="ce32">
            <text:p>Repair and Maintain Site Mechanical and Electrical Equipment.  % of tasks resulting in a performance failure to provide services within relevant Response Times.</text:p>
          </table:table-cell>
          <table:table-cell office:value-type="string" table:style-name="ce32">
            <text:p>&lt;3%</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IO</text:p>
          </table:table-cell>
          <table:table-cell office:value-type="string" table:style-name="ce32">
            <text:p>MAC FOR NORTHWOOD</text:p>
          </table:table-cell>
          <table:table-cell office:value-type="string" table:style-name="ce32">
            <text:p>EASTBURY PARK LIMITED</text:p>
          </table:table-cell>
          <table:table-cell office:value-type="string" table:style-name="ce32">
            <text:p>Repair and Maintenance of Building Fabric. <text:s/>% of tasks resulting in a performance failure to provide services within relevant contract Response Times</text:p>
          </table:table-cell>
          <table:table-cell office:value-type="string" table:style-name="ce32">
            <text:p>&lt;2%</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Total Facilities Management</text:p>
          </table:table-cell>
          <table:table-cell office:value-type="string" table:style-name="ce32">
            <text:p>EMCOR Group (UK)</text:p>
          </table:table-cell>
          <table:table-cell office:value-type="string" table:style-name="ce32">
            <text:p>Cleaning Services</text:p>
          </table:table-cell>
          <table:table-cell office:value-type="string" table:style-name="ce32">
            <text:p>95% and higher</text:p>
            <text:p/>
          </table:table-cell>
          <table:table-cell office:value-type="string" table:style-name="ce32">
            <text:p>Approaching Target</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Total Facilities Management</text:p>
          </table:table-cell>
          <table:table-cell office:value-type="string" table:style-name="ce32">
            <text:p>EMCOR Group (UK)</text:p>
          </table:table-cell>
          <table:table-cell office:value-type="string" table:style-name="ce32">
            <text:p>Planned Maintenance Service</text:p>
          </table:table-cell>
          <table:table-cell office:value-type="string" table:style-name="ce32">
            <text:p>95% and higher</text:p>
            <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STL</text:p>
          </table:table-cell>
          <table:table-cell office:value-type="string" table:style-name="ce32">
            <text:p>Total Facilities Management</text:p>
          </table:table-cell>
          <table:table-cell office:value-type="string" table:style-name="ce32">
            <text:p>EMCOR Group (UK)</text:p>
          </table:table-cell>
          <table:table-cell office:value-type="string" table:style-name="ce32">
            <text:p>Reactive Breakdowns</text:p>
            <text:p/>
          </table:table-cell>
          <table:table-cell office:value-type="string" table:style-name="ce32">
            <text:p>95% and higher</text:p>
            <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Assets Subject to Special Controls (ASSC) and Customs and Compliance Management Information System (CCMIS) Hosting Service Provision</text:p>
          </table:table-cell>
          <table:table-cell office:value-type="string" table:style-name="ce32">
            <text:p>CGI IT UK LIMITED</text:p>
          </table:table-cell>
          <table:table-cell office:value-type="string" table:style-name="ce32">
            <text:p>Architectural diagrams to be maintained and updated reflecting all changes on the system.</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Assets Subject to Special Controls (ASSC) and Customs and Compliance Management Information System (CCMIS) Hosting Service Provision</text:p>
          </table:table-cell>
          <table:table-cell office:value-type="string" table:style-name="ce32">
            <text:p>CGI IT UK LIMITED</text:p>
          </table:table-cell>
          <table:table-cell office:value-type="string" table:style-name="ce32">
            <text:p>Facilitation and attendance at MOD Governance Meeting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Assets Subject to Special Controls (ASSC) and Customs and Compliance Management Information System (CCMIS) Hosting Service Provision</text:p>
          </table:table-cell>
          <table:table-cell office:value-type="string" table:style-name="ce32">
            <text:p>CGI IT UK LIMITED</text:p>
          </table:table-cell>
          <table:table-cell office:value-type="string" table:style-name="ce32">
            <text:p>Provision of monthly Service Reports<text: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STRATEGIC SEALIFT SERVICE</text:p>
          </table:table-cell>
          <table:table-cell office:value-type="string" table:style-name="ce32">
            <text:p>FORELAND SHIPPING LTD</text:p>
          </table:table-cell>
          <table:table-cell office:value-type="string" table:style-name="ce32">
            <text:p>Operational Defects Category A1 and A2 – Major Capability Inoperative resulting in Service not Carried out.</text:p>
          </table:table-cell>
          <table:table-cell office:value-type="string" table:style-name="ce32">
            <text:p>95% and abov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STRATEGIC SEALIFT SERVICE</text:p>
          </table:table-cell>
          <table:table-cell office:value-type="string" table:style-name="ce32">
            <text:p>FORELAND SHIPPING LTD</text:p>
          </table:table-cell>
          <table:table-cell office:value-type="string" table:style-name="ce32">
            <text:p>Operational Defects Category B – Major Capability Significantly Inoperative resulting in Service Incomplete.</text:p>
          </table:table-cell>
          <table:table-cell office:value-type="string" table:style-name="ce32">
            <text:p>95% and abov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Strategic Cmnd</text:p>
          </table:table-cell>
          <table:table-cell office:value-type="string" table:style-name="ce32">
            <text:p>STRATEGIC SEALIFT SERVICE</text:p>
          </table:table-cell>
          <table:table-cell office:value-type="string" table:style-name="ce32">
            <text:p>FORELAND SHIPPING LTD</text:p>
          </table:table-cell>
          <table:table-cell office:value-type="string" table:style-name="ce32">
            <text:p>Roll On Roll Off (RORO) vessel availability of 360 days per year.</text:p>
          </table:table-cell>
          <table:table-cell office:value-type="string" table:style-name="ce32">
            <text:p>95% and abov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Provision of a Multi Link Test Facility</text:p>
          </table:table-cell>
          <table:table-cell office:value-type="string" table:style-name="ce32">
            <text:p>SYNTHESYS SYSTEMS ENGINEERS <text:s/>LIMITED</text:p>
          </table:table-cell>
          <table:table-cell office:value-type="string" table:style-name="ce32">
            <text:p>The Contractor shall ensure the availability of the equipment installed at all sites</text:p>
          </table:table-cell>
          <table:table-cell office:value-type="string" table:style-name="ce32">
            <text:p>90-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Provision of a Multi Link Test Facility</text:p>
          </table:table-cell>
          <table:table-cell office:value-type="string" table:style-name="ce32">
            <text:p>SYNTHESYS SYSTEMS ENGINEERS <text:s/>LIMITED</text:p>
          </table:table-cell>
          <table:table-cell office:value-type="string" table:style-name="ce32">
            <text:p>The Contractor shall provide an initial response to all enquiries. The response shall include an indication of how long the user will need to wait where further investigation is warranted</text:p>
          </table:table-cell>
          <table:table-cell office:value-type="string" table:style-name="ce32">
            <text:p>95-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Provision of a Multi Link Test Facility</text:p>
          </table:table-cell>
          <table:table-cell office:value-type="string" table:style-name="ce32">
            <text:p>SYNTHESYS SYSTEMS ENGINEERS <text:s/>LIMITED</text:p>
          </table:table-cell>
          <table:table-cell office:value-type="string" table:style-name="ce32">
            <text:p>The Contractor shall provide a single point of contact for User Support between 0900-1700 Monday to Friday (excluding Public and Bank Holidays)</text:p>
          </table:table-cell>
          <table:table-cell office:value-type="string" table:style-name="ce32">
            <text:p>95-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Provision and Support of JTIDS (Joint Tactical Information Distribution System) Network Management System (JNMS) Fixed and Deployable..</text:p>
          </table:table-cell>
          <table:table-cell office:value-type="string" table:style-name="ce32">
            <text:p>THALES UK LIMITED</text:p>
          </table:table-cell>
          <table:table-cell office:value-type="string" table:style-name="ce32">
            <text:p>The Contractor shall conduct a survey and serviceability test for all assets returned as unserviceable, within five (5) business days of receipt</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Provision and Support of JTIDS (Joint Tactical Information Distribution System) Network Management System (JNMS) Fixed and Deployable..</text:p>
          </table:table-cell>
          <table:table-cell office:value-type="string" table:style-name="ce32">
            <text:p>THALES UK LIMITED</text:p>
          </table:table-cell>
          <table:table-cell office:value-type="string" table:style-name="ce32">
            <text:p>The Contractor shall ensure that the fixed Joint Network Management System (JNMS) is operationally available 95% of the time</text:p>
          </table:table-cell>
          <table:table-cell office:value-type="string" table:style-name="ce32">
            <text:p>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Provision and Support of JTIDS (Joint Tactical Information Distribution System) Network Management System (JNMS) Fixed and Deployable..</text:p>
          </table:table-cell>
          <table:table-cell office:value-type="string" table:style-name="ce32">
            <text:p>THALES UK LIMITED</text:p>
          </table:table-cell>
          <table:table-cell office:value-type="string" table:style-name="ce32">
            <text:p>The Contractor shall provide Quarterly Progress Reports ten business days prior to each meeting.</text:p>
          </table:table-cell>
          <table:table-cell office:value-type="string" table:style-name="ce32">
            <text:p>On tim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ACC/00044 - The Provision of an Asset Availability Service and Post Design Services for UK MoD Link 16 Terminals</text:p>
          </table:table-cell>
          <table:table-cell office:value-type="string" table:style-name="ce32">
            <text:p>DATA LINK SOLUTIONS LLC</text:p>
          </table:table-cell>
          <table:table-cell office:value-type="string" table:style-name="ce32">
            <text:p>Link 16 Terminal Availability</text:p>
          </table:table-cell>
          <table:table-cell office:value-type="string" table:style-name="ce32">
            <text:p>8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ACC/00044 - The Provision of an Asset Availability Service and Post Design Services for UK MoD Link 16 Terminals</text:p>
          </table:table-cell>
          <table:table-cell office:value-type="string" table:style-name="ce32">
            <text:p>DATA LINK SOLUTIONS LLC</text:p>
          </table:table-cell>
          <table:table-cell office:value-type="string" table:style-name="ce32">
            <text:p>Project Administration inclusive of: Quarterly Progress Reports, Bi-Annual Progress Review Meeting, Monthly Progress Update Teleconference</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ACC/00044 - The Provision of an Asset Availability Service and Post Design Services for UK MoD Link 16 Terminals</text:p>
          </table:table-cell>
          <table:table-cell office:value-type="string" table:style-name="ce32">
            <text:p>DATA LINK SOLUTIONS LLC</text:p>
          </table:table-cell>
          <table:table-cell office:value-type="string" table:style-name="ce32">
            <text:p>User Support Response (Technical Querie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urveillance Target Acquisition Support</text:p>
          </table:table-cell>
          <table:table-cell office:value-type="string" table:style-name="ce32">
            <text:p>QIOPTIQ LTD</text:p>
          </table:table-cell>
          <table:table-cell office:value-type="string" table:style-name="ce32">
            <text:p>100% of Non-Compliance Reports (NCR’s) rectified within 12 working days of being informed by Defence Export Services Organisation (DESO)</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urveillance Target Acquisition Support</text:p>
          </table:table-cell>
          <table:table-cell office:value-type="string" table:style-name="ce32">
            <text:p>QIOPTIQ LTD</text:p>
          </table:table-cell>
          <table:table-cell office:value-type="string" table:style-name="ce32">
            <text:p>Equipment Demand Fulfilment Percentage</text:p>
          </table:table-cell>
          <table:table-cell office:value-type="string" table:style-name="ce32">
            <text:p>7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Surveillance Target Acquisition Support</text:p>
          </table:table-cell>
          <table:table-cell office:value-type="string" table:style-name="ce32">
            <text:p>QIOPTIQ LTD</text:p>
          </table:table-cell>
          <table:table-cell office:value-type="string" table:style-name="ce32">
            <text:p>Spares Demand Fulfilment Percentage</text:p>
          </table:table-cell>
          <table:table-cell office:value-type="string" table:style-name="ce32">
            <text:p>7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PROVISION OF AIR TRAFFIC CONTROL SERVICES-STC/N/008</text:p>
          </table:table-cell>
          <table:table-cell office:value-type="string" table:style-name="ce32">
            <text:p>NATS (EN ROUTE) PUBLIC LIMITED COMPANY</text:p>
          </table:table-cell>
          <table:table-cell office:value-type="string" table:style-name="ce32">
            <text:p>Distress and Diversion Cell Workstation availability – Availability of Distress and Diversion Cell Air Traffic Control Officer (ATCO) workstations, (excluding reduced redundancy and maintenance) within the monthly period</text:p>
          </table:table-cell>
          <table:table-cell office:value-type="string" table:style-name="ce32">
            <text:p>&gt;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PROVISION OF AIR TRAFFIC CONTROL SERVICES-STC/N/008</text:p>
          </table:table-cell>
          <table:table-cell office:value-type="string" table:style-name="ce32">
            <text:p>NATS (EN ROUTE) PUBLIC LIMITED COMPANY</text:p>
          </table:table-cell>
          <table:table-cell office:value-type="string" table:style-name="ce32">
            <text:p>Record and Replay (R&amp;R) - Availability of the provision of R&amp;R Services within contracted timescales to RAF Air Traffic Control Officers within the monthly period</text:p>
          </table:table-cell>
          <table:table-cell office:value-type="string" table:style-name="ce32">
            <text:p>&gt;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Air Cmnd</text:p>
          </table:table-cell>
          <table:table-cell office:value-type="string" table:style-name="ce32">
            <text:p>PROVISION OF AIR TRAFFIC CONTROL SERVICES-STC/N/008</text:p>
          </table:table-cell>
          <table:table-cell office:value-type="string" table:style-name="ce32">
            <text:p>NATS (EN ROUTE) PUBLIC LIMITED COMPANY</text:p>
          </table:table-cell>
          <table:table-cell office:value-type="string" table:style-name="ce32">
            <text:p>The Availability of MOD Area Control Air Traffic Control Officer (ATCO) workstations (excluding reduced redundancy and maintenance) within the monthly period.</text:p>
          </table:table-cell>
          <table:table-cell office:value-type="string" table:style-name="ce32">
            <text:p>&gt;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he Provision of Contractor Logistic Support and Post Design Services for the Dismounted Close Combat Trainer (DCCT)</text:p>
          </table:table-cell>
          <table:table-cell office:value-type="string" table:style-name="ce32">
            <text:p>INVERIS TRAINING SOLUTIONS LIMITED</text:p>
          </table:table-cell>
          <table:table-cell office:value-type="string" table:style-name="ce32">
            <text:p>95% availability achieved across the <text:s/>Fleet</text:p>
          </table:table-cell>
          <table:table-cell office:value-type="string" table:style-name="ce32">
            <text:p>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he Provision of Contractor Logistic Support and Post Design Services for the Dismounted Close Combat Trainer (DCCT)</text:p>
          </table:table-cell>
          <table:table-cell office:value-type="string" table:style-name="ce32">
            <text:p>INVERIS TRAINING SOLUTIONS LIMITED</text:p>
          </table:table-cell>
          <table:table-cell office:value-type="string" table:style-name="ce32">
            <text:p>Maximum Mission Failures in a quarter - No individual Dismounted Close Combat Training system shall incur more than 4 x Mission Failures in any 65 training days per quarter.</text:p>
          </table:table-cell>
          <table:table-cell office:value-type="string" table:style-name="ce32">
            <text:p>LESS THAN 10 FAILURE SERVICE POINTS FOR ALL 3 KPI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he Provision of Contractor Logistic Support and Post Design Services for the Dismounted Close Combat Trainer (DCCT)</text:p>
          </table:table-cell>
          <table:table-cell office:value-type="string" table:style-name="ce32">
            <text:p>INVERIS TRAINING SOLUTIONS LIMITED</text:p>
          </table:table-cell>
          <table:table-cell office:value-type="string" table:style-name="ce32">
            <text:p>System Downtime - No individual Dismounted Close Combat Training system shall be down for more than 2 consecutive mission days for UK mainland systems and off shore systems covered by Joint Supply Chain. Scotland and off shore systems not covered by Joint Supply Chain shall not be down for more than 3 consecutive mission days.</text:p>
          </table:table-cell>
          <table:table-cell office:value-type="string" table:style-name="ce32">
            <text:p>LESS THAN 10 FAILURE SERVICE POINTS FOR ALL 3 KPI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SSP/114 - Joint Command &amp; Staff Training (JCAST) - Linked to legacy RFQ 701267375</text:p>
          </table:table-cell>
          <table:table-cell office:value-type="string" table:style-name="ce32">
            <text:p>MASS CONSULTANTS LIMITED</text:p>
          </table:table-cell>
          <table:table-cell office:value-type="string" table:style-name="ce32">
            <text:p>Application Management</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SSP/114 - Joint Command &amp; Staff Training (JCAST) - Linked to legacy RFQ 701267375</text:p>
          </table:table-cell>
          <table:table-cell office:value-type="string" table:style-name="ce32">
            <text:p>MASS CONSULTANTS LIMITED</text:p>
          </table:table-cell>
          <table:table-cell office:value-type="string" table:style-name="ce32">
            <text:p>Exercise Execute/Delivery</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SSP/114 - Joint Command &amp; Staff Training (JCAST) - Linked to legacy RFQ 701267375</text:p>
          </table:table-cell>
          <table:table-cell office:value-type="string" table:style-name="ce32">
            <text:p>MASS CONSULTANTS LIMITED</text:p>
          </table:table-cell>
          <table:table-cell office:value-type="string" table:style-name="ce32">
            <text:p>Exercise planning</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SSP/116 - Provision of Contractor Logistic Support and Post Design Services fro Precision Gunnery Training Equipment (PGTE) and Terrier Training Systems (TTS)</text:p>
          </table:table-cell>
          <table:table-cell office:value-type="string" table:style-name="ce32">
            <text:p>RHEINMETALL BAE SYSTEMS LAND LIMITED</text:p>
          </table:table-cell>
          <table:table-cell office:value-type="string" table:style-name="ce32">
            <text:p>RBSL will provide Quarterly Progress Meeting Minutes within 10 Business days</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SSP/116 - Provision of Contractor Logistic Support and Post Design Services fro Precision Gunnery Training Equipment (PGTE) and Terrier Training Systems (TTS)</text:p>
          </table:table-cell>
          <table:table-cell office:value-type="string" table:style-name="ce32">
            <text:p>RHEINMETALL BAE SYSTEMS LAND LIMITED</text:p>
          </table:table-cell>
          <table:table-cell office:value-type="string" table:style-name="ce32">
            <text:p>RBSL will respond to all Unscheduled Maintenance Equipment Failure Reports (EFR) within the response timeframe detailed in the Contract</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SSP/116 - Provision of Contractor Logistic Support and Post Design Services fro Precision Gunnery Training Equipment (PGTE) and Terrier Training Systems (TTS)</text:p>
          </table:table-cell>
          <table:table-cell office:value-type="string" table:style-name="ce32">
            <text:p>RHEINMETALL BAE SYSTEMS LAND LIMITED</text:p>
          </table:table-cell>
          <table:table-cell office:value-type="string" table:style-name="ce32">
            <text:p>RBSL will submit the Monthly Report and Earned Value Management (EVM) Report by the 10th Business Day of each Month</text:p>
          </table:table-cell>
          <table:table-cell office:value-type="string" table:style-name="ce32">
            <text:p>100%</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SSP/123- DFWES</text:p>
            <text:p>Amount agreed is a total Contract value and amount released covers all milestone payments for FY1 only. Child has been raised to cover FY2 - FY3.</text:p>
          </table:table-cell>
          <table:table-cell office:value-type="string" table:style-name="ce32">
            <text:p>SAAB AB</text:p>
          </table:table-cell>
          <table:table-cell office:value-type="string" table:style-name="ce32">
            <text:p>Availability</text:p>
          </table:table-cell>
          <table:table-cell office:value-type="string" table:style-name="ce32">
            <text:p>Greater than or equal to 95%</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SSP/123- DFWES</text:p>
            <text:p>Amount agreed is a total Contract value and amount released covers all milestone payments for FY1 only. Child has been raised to cover FY2 - FY3.</text:p>
          </table:table-cell>
          <table:table-cell office:value-type="string" table:style-name="ce32">
            <text:p>SAAB AB</text:p>
          </table:table-cell>
          <table:table-cell office:value-type="string" table:style-name="ce32">
            <text:p>Management Information</text:p>
          </table:table-cell>
          <table:table-cell office:value-type="string" table:style-name="ce32">
            <text:p>On tim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SSP 125 AWES</text:p>
          </table:table-cell>
          <table:table-cell office:value-type="string" table:style-name="ce32">
            <text:p>CUBIC DEFENCE UK LTD.</text:p>
          </table:table-cell>
          <table:table-cell office:value-type="string" table:style-name="ce32">
            <text:p>Availability</text:p>
          </table:table-cell>
          <table:table-cell office:value-type="string" table:style-name="ce32">
            <text:p>0 Service Credits</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SSP 125 AWES</text:p>
          </table:table-cell>
          <table:table-cell office:value-type="string" table:style-name="ce32">
            <text:p>CUBIC DEFENCE UK LTD.</text:p>
          </table:table-cell>
          <table:table-cell office:value-type="string" table:style-name="ce32">
            <text:p>Management Information</text:p>
          </table:table-cell>
          <table:table-cell office:value-type="string" table:style-name="ce32">
            <text:p>On time</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TSSP 125 AWES</text:p>
          </table:table-cell>
          <table:table-cell office:value-type="string" table:style-name="ce32">
            <text:p>CUBIC DEFENCE UK LTD.</text:p>
          </table:table-cell>
          <table:table-cell office:value-type="string" table:style-name="ce32">
            <text:p>Reliability</text:p>
          </table:table-cell>
          <table:table-cell office:value-type="string" table:style-name="ce32">
            <text:p>Less than or equal to 1%</text:p>
          </table:table-cell>
          <table:table-cell office:value-type="string" table:style-name="ce32">
            <text:p>Good</text:p>
          </table:table-cell>
          <table:table-cell table:number-columns-repeated="16376"/>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WSPT/205 - Provision of Maintenance, Revision and Amendment of Technical Publications.</text:p>
          </table:table-cell>
          <table:table-cell office:value-type="string" table:style-name="ce32">
            <text:p>ALLAN WEBB LTD</text:p>
          </table:table-cell>
          <table:table-cell office:value-type="string" table:style-name="ce32">
            <text:p>100% of percent of BR-1 (online portal for Books of Reference) &amp; TDOL (Technical Documentation Online) weekly information updates supplied to MoD intranet applications.</text:p>
          </table:table-cell>
          <table:table-cell office:value-type="string" table:style-name="ce32">
            <text:p>100%</text:p>
          </table:table-cell>
          <table:table-cell office:value-type="string" table:style-name="ce32">
            <text:p>Good</text:p>
          </table:table-cell>
          <table:table-cell office:value-type="string" table:style-name="ce32">
            <text:p><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WSPT/205 - Provision of Maintenance, Revision and Amendment of Technical Publications.</text:p>
          </table:table-cell>
          <table:table-cell office:value-type="string" table:style-name="ce32">
            <text:p>ALLAN WEBB LTD</text:p>
          </table:table-cell>
          <table:table-cell office:value-type="string" table:style-name="ce32">
            <text:p>97% of tasks at 1st draft delivered to MoD within the agreed contracted timescales.</text:p>
          </table:table-cell>
          <table:table-cell office:value-type="string" table:style-name="ce32">
            <text:p>97%</text:p>
          </table:table-cell>
          <table:table-cell office:value-type="string" table:style-name="ce32">
            <text:p>Good</text:p>
          </table:table-cell>
          <table:table-cell office:value-type="string" table:style-name="ce32">
            <text:p><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WSPT/205 - Provision of Maintenance, Revision and Amendment of Technical Publications.</text:p>
          </table:table-cell>
          <table:table-cell office:value-type="string" table:style-name="ce32">
            <text:p>ALLAN WEBB LTD</text:p>
          </table:table-cell>
          <table:table-cell office:value-type="string" table:style-name="ce32">
            <text:p>99% percent of tasks not requiring re-work due to errors introduced by Contractor at MoD Sponsor view of draft document.</text:p>
          </table:table-cell>
          <table:table-cell office:value-type="string" table:style-name="ce32">
            <text:p>99%</text:p>
          </table:table-cell>
          <table:table-cell office:value-type="string" table:style-name="ce32">
            <text:p>Good</text:p>
          </table:table-cell>
          <table:table-cell office:value-type="string" table:style-name="ce32">
            <text:p><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ataloguing &amp; Codification<text:s/></text:p>
            <text:p>service for Maritime<text:s/></text:p>
            <text:p>Technical Documentation<text:s/></text:p>
            <text:p>WSPT/207</text:p>
          </table:table-cell>
          <table:table-cell office:value-type="string" table:style-name="ce32">
            <text:p>ALLAN WEBB LTD</text:p>
          </table:table-cell>
          <table:table-cell office:value-type="string" table:style-name="ce32">
            <text:p>100% occurrence of non-failure to supply, monthly, Illustrated Parts Catalogue (IPC) “Change” spread sheet and Type B Comma Separated Values Files supplied to MOD.</text:p>
          </table:table-cell>
          <table:table-cell office:value-type="string" table:style-name="ce32">
            <text:p>100%</text:p>
          </table:table-cell>
          <table:table-cell office:value-type="string" table:style-name="ce32">
            <text:p>Good</text:p>
          </table:table-cell>
          <table:table-cell office:value-type="string" table:style-name="ce32">
            <text:p><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ataloguing &amp; Codification<text:s/></text:p>
            <text:p>service for Maritime<text:s/></text:p>
            <text:p>Technical Documentation<text:s/></text:p>
            <text:p>WSPT/207</text:p>
          </table:table-cell>
          <table:table-cell office:value-type="string" table:style-name="ce32">
            <text:p>ALLAN WEBB LTD</text:p>
          </table:table-cell>
          <table:table-cell office:value-type="string" table:style-name="ce32">
            <text:p>98% percent of Task Approval Forms (TAF) Part B Firm Price Quotes, provided to MOD within 21 days receipt of F117/F117a</text:p>
          </table:table-cell>
          <table:table-cell office:value-type="string" table:style-name="ce32">
            <text:p>98%</text:p>
          </table:table-cell>
          <table:table-cell office:value-type="string" table:style-name="ce32">
            <text:p>Good</text:p>
          </table:table-cell>
          <table:table-cell office:value-type="string" table:style-name="ce32">
            <text:p><text:s/></text:p>
          </table:table-cell>
          <table:table-cell table:number-columns-repeated="16375"/>
        </table:table-row>
        <table:table-row table:style-name="ro1">
          <table:table-cell office:value-type="string" table:style-name="ce32">
            <text:p>FY21-22 Q3 Oct-Nov-Dec</text:p>
          </table:table-cell>
          <table:table-cell office:value-type="string" table:style-name="ce32">
            <text:p>MOD</text:p>
          </table:table-cell>
          <table:table-cell office:value-type="string" table:style-name="ce32">
            <text:p>DE&amp;S</text:p>
          </table:table-cell>
          <table:table-cell office:value-type="string" table:style-name="ce32">
            <text:p>Cataloguing &amp; Codification<text:s/></text:p>
            <text:p>service for Maritime<text:s/></text:p>
            <text:p>Technical Documentation<text:s/></text:p>
            <text:p>WSPT/207</text:p>
          </table:table-cell>
          <table:table-cell office:value-type="string" table:style-name="ce32">
            <text:p>ALLAN WEBB LTD</text:p>
          </table:table-cell>
          <table:table-cell office:value-type="string" table:style-name="ce32">
            <text:p>99.5% of tasks not requiring re-work due to errors introduced by Contractor upon Sponsor review of supplied output.</text:p>
          </table:table-cell>
          <table:table-cell office:value-type="string" table:style-name="ce32">
            <text:p>99.50%</text:p>
          </table:table-cell>
          <table:table-cell office:value-type="string" table:style-name="ce32">
            <text:p>Good</text:p>
          </table:table-cell>
          <table:table-cell office:value-type="string" table:style-name="ce32">
            <text:p><text:s/></text:p>
          </table:table-cell>
          <table:table-cell table:number-columns-repeated="16375"/>
        </table:table-row>
        <table:table-row table:number-rows-repeated="1046730" table:style-name="ro2">
          <table:table-cell table:number-columns-repeated="16384"/>
        </table:table-row>
      </table:table>
      <table:table table:name="KPI_Performance_Analysis" table:style-name="ta2">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number-columns-repeated="16375" table:default-cell-style-name="ce1"/>
        <table:table-row table:style-name="ro3">
          <table:table-cell office:value-type="string" table:number-columns-spanned="2" table:number-rows-spanned="1" table:style-name="ce40">
            <text:p>KPI Performance Analysis by Rating</text:p>
          </table:table-cell>
          <table:covered-table-cell/>
          <table:table-cell table:number-columns-repeated="7" table:style-name="ce2"/>
          <table:table-cell table:number-columns-repeated="16" table:style-name="ce3"/>
          <table:table-cell table:number-columns-repeated="16359"/>
        </table:table-row>
        <table:table-row table:style-name="ro3">
          <table:table-cell table:style-name="ce4"/>
          <table:table-cell office:value-type="string" table:style-name="ce5">
            <text:p>Good</text:p>
          </table:table-cell>
          <table:table-cell office:value-type="string" table:style-name="ce5">
            <text:p>Approaching Target</text:p>
          </table:table-cell>
          <table:table-cell office:value-type="string" table:style-name="ce5">
            <text:p>Requires Improvement</text:p>
          </table:table-cell>
          <table:table-cell office:value-type="string" table:style-name="ce5">
            <text:p>Inadequate</text:p>
          </table:table-cell>
          <table:table-cell office:value-type="string" table:style-name="ce5">
            <text:p>Other - Consider returned</text:p>
          </table:table-cell>
          <table:table-cell office:value-type="string" table:style-name="ce5">
            <text:p>Other - Not returned</text:p>
          </table:table-cell>
          <table:table-cell office:value-type="string" table:style-name="ce5">
            <text:p>Recorded Elsewhere</text:p>
          </table:table-cell>
          <table:table-cell office:value-type="string" table:style-name="ce6">
            <text:p>KPI Count for Quarter</text:p>
          </table:table-cell>
          <table:table-cell table:number-columns-repeated="16" table:style-name="ce3"/>
          <table:table-cell table:number-columns-repeated="16359"/>
        </table:table-row>
        <table:table-row table:style-name="ro3">
          <table:table-cell office:value-type="string" table:style-name="ce2">
            <text:p>BEIS</text:p>
          </table:table-cell>
          <table:table-cell office:value-type="float" office:value="49" table:style-name="ce7">
            <text:p>49</text:p>
          </table:table-cell>
          <table:table-cell office:value-type="float" office:value="5" table:style-name="ce7">
            <text:p>5</text:p>
          </table:table-cell>
          <table:table-cell office:value-type="float" office:value="3" table:style-name="ce7">
            <text:p>3</text:p>
          </table:table-cell>
          <table:table-cell office:value-type="float" office:value="0" table:style-name="ce7">
            <text:p>0</text:p>
          </table:table-cell>
          <table:table-cell office:value-type="float" office:value="5" table:style-name="ce7">
            <text:p>5</text:p>
          </table:table-cell>
          <table:table-cell office:value-type="float" office:value="0" table:style-name="ce7">
            <text:p>0</text:p>
          </table:table-cell>
          <table:table-cell office:value-type="float" office:value="0" table:style-name="ce7">
            <text:p>0</text:p>
          </table:table-cell>
          <table:table-cell office:value-type="float" office:value="62" table:style-name="ce8">
            <text:p>62</text:p>
          </table:table-cell>
          <table:table-cell table:number-columns-repeated="16" table:style-name="ce3"/>
          <table:table-cell table:number-columns-repeated="16359"/>
        </table:table-row>
        <table:table-row table:style-name="ro3">
          <table:table-cell office:value-type="string" table:style-name="ce2">
            <text:p>CO</text:p>
          </table:table-cell>
          <table:table-cell office:value-type="float" office:value="57" table:style-name="ce7">
            <text:p>57</text:p>
          </table:table-cell>
          <table:table-cell office:value-type="float" office:value="2" table:style-name="ce7">
            <text:p>2</text:p>
          </table:table-cell>
          <table:table-cell office:value-type="float" office:value="0" table:style-name="ce7">
            <text:p>0</text:p>
          </table:table-cell>
          <table:table-cell office:value-type="float" office:value="1" table:style-name="ce7">
            <text:p>1</text:p>
          </table:table-cell>
          <table:table-cell office:value-type="float" office:value="3" table:style-name="ce7">
            <text:p>3</text:p>
          </table:table-cell>
          <table:table-cell office:value-type="float" office:value="0" table:style-name="ce7">
            <text:p>0</text:p>
          </table:table-cell>
          <table:table-cell office:value-type="float" office:value="0" table:style-name="ce7">
            <text:p>0</text:p>
          </table:table-cell>
          <table:table-cell office:value-type="float" office:value="63" table:style-name="ce8">
            <text:p>63</text:p>
          </table:table-cell>
          <table:table-cell table:number-columns-repeated="16" table:style-name="ce3"/>
          <table:table-cell table:number-columns-repeated="16359"/>
        </table:table-row>
        <table:table-row table:style-name="ro3">
          <table:table-cell office:value-type="string" table:style-name="ce2">
            <text:p>DCMS</text:p>
          </table:table-cell>
          <table:table-cell office:value-type="float" office:value="10" table:style-name="ce7">
            <text:p>1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2" table:style-name="ce7">
            <text:p>2</text:p>
          </table:table-cell>
          <table:table-cell office:value-type="float" office:value="0" table:style-name="ce7">
            <text:p>0</text:p>
          </table:table-cell>
          <table:table-cell office:value-type="float" office:value="0" table:style-name="ce7">
            <text:p>0</text:p>
          </table:table-cell>
          <table:table-cell office:value-type="float" office:value="12" table:style-name="ce8">
            <text:p>12</text:p>
          </table:table-cell>
          <table:table-cell table:number-columns-repeated="16" table:style-name="ce3"/>
          <table:table-cell table:number-columns-repeated="16359"/>
        </table:table-row>
        <table:table-row table:style-name="ro3">
          <table:table-cell office:value-type="string" table:style-name="ce2">
            <text:p>DEFRA</text:p>
          </table:table-cell>
          <table:table-cell office:value-type="float" office:value="81" table:style-name="ce9">
            <text:p>81</text:p>
          </table:table-cell>
          <table:table-cell office:value-type="float" office:value="6" table:style-name="ce7">
            <text:p>6</text:p>
          </table:table-cell>
          <table:table-cell office:value-type="float" office:value="3" table:style-name="ce7">
            <text:p>3</text:p>
          </table:table-cell>
          <table:table-cell office:value-type="float" office:value="2" table:style-name="ce7">
            <text:p>2</text:p>
          </table:table-cell>
          <table:table-cell office:value-type="float" office:value="5" table:style-name="ce7">
            <text:p>5</text:p>
          </table:table-cell>
          <table:table-cell office:value-type="float" office:value="10" table:style-name="ce7">
            <text:p>10</text:p>
          </table:table-cell>
          <table:table-cell office:value-type="float" office:value="0" table:style-name="ce7">
            <text:p>0</text:p>
          </table:table-cell>
          <table:table-cell office:value-type="float" office:value="107" table:style-name="ce8">
            <text:p>107</text:p>
          </table:table-cell>
          <table:table-cell table:number-columns-repeated="16" table:style-name="ce3"/>
          <table:table-cell table:number-columns-repeated="16359"/>
        </table:table-row>
        <table:table-row table:style-name="ro3">
          <table:table-cell office:value-type="string" table:style-name="ce2">
            <text:p>DFE</text:p>
          </table:table-cell>
          <table:table-cell office:value-type="float" office:value="79" table:style-name="ce7">
            <text:p>79</text:p>
          </table:table-cell>
          <table:table-cell office:value-type="float" office:value="8" table:style-name="ce7">
            <text:p>8</text:p>
          </table:table-cell>
          <table:table-cell office:value-type="float" office:value="2" table:style-name="ce7">
            <text:p>2</text:p>
          </table:table-cell>
          <table:table-cell office:value-type="float" office:value="1" table:style-name="ce7">
            <text:p>1</text:p>
          </table:table-cell>
          <table:table-cell office:value-type="float" office:value="50" table:style-name="ce7">
            <text:p>50</text:p>
          </table:table-cell>
          <table:table-cell office:value-type="float" office:value="19" table:style-name="ce7">
            <text:p>19</text:p>
          </table:table-cell>
          <table:table-cell office:value-type="float" office:value="0" table:style-name="ce7">
            <text:p>0</text:p>
          </table:table-cell>
          <table:table-cell office:value-type="float" office:value="159" table:style-name="ce8">
            <text:p>159</text:p>
          </table:table-cell>
          <table:table-cell table:number-columns-repeated="16" table:style-name="ce3"/>
          <table:table-cell table:number-columns-repeated="16359"/>
        </table:table-row>
        <table:table-row table:style-name="ro3">
          <table:table-cell office:value-type="string" table:style-name="ce2">
            <text:p>DFT</text:p>
          </table:table-cell>
          <table:table-cell office:value-type="float" office:value="44" table:style-name="ce7">
            <text:p>44</text:p>
          </table:table-cell>
          <table:table-cell office:value-type="float" office:value="1" table:style-name="ce7">
            <text:p>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42" table:style-name="ce7">
            <text:p>42</text:p>
          </table:table-cell>
          <table:table-cell office:value-type="float" office:value="87" table:style-name="ce10">
            <text:p>87</text:p>
          </table:table-cell>
          <table:table-cell table:number-columns-repeated="16" table:style-name="ce3"/>
          <table:table-cell table:number-columns-repeated="16359"/>
        </table:table-row>
        <table:table-row table:style-name="ro3">
          <table:table-cell office:value-type="string" table:style-name="ce2">
            <text:p>DHSC</text:p>
          </table:table-cell>
          <table:table-cell office:value-type="float" office:value="137" table:style-name="ce7">
            <text:p>137</text:p>
          </table:table-cell>
          <table:table-cell office:value-type="float" office:value="8" table:style-name="ce7">
            <text:p>8</text:p>
          </table:table-cell>
          <table:table-cell office:value-type="float" office:value="4" table:style-name="ce7">
            <text:p>4</text:p>
          </table:table-cell>
          <table:table-cell office:value-type="float" office:value="3" table:style-name="ce7">
            <text:p>3</text:p>
          </table:table-cell>
          <table:table-cell office:value-type="float" office:value="29" table:style-name="ce7">
            <text:p>29</text:p>
          </table:table-cell>
          <table:table-cell office:value-type="float" office:value="1" table:style-name="ce7">
            <text:p>1</text:p>
          </table:table-cell>
          <table:table-cell office:value-type="float" office:value="0" table:style-name="ce7">
            <text:p>0</text:p>
          </table:table-cell>
          <table:table-cell office:value-type="float" office:value="182" table:style-name="ce10">
            <text:p>182</text:p>
          </table:table-cell>
          <table:table-cell table:number-columns-repeated="16" table:style-name="ce3"/>
          <table:table-cell table:number-columns-repeated="16359"/>
        </table:table-row>
        <table:table-row table:style-name="ro3">
          <table:table-cell office:value-type="string" table:style-name="ce2">
            <text:p>DIT</text:p>
          </table:table-cell>
          <table:table-cell office:value-type="float" office:value="58" table:style-name="ce7">
            <text:p>58</text:p>
          </table:table-cell>
          <table:table-cell office:value-type="float" office:value="3" table:style-name="ce7">
            <text:p>3</text:p>
          </table:table-cell>
          <table:table-cell office:value-type="float" office:value="1" table:style-name="ce7">
            <text:p>1</text:p>
          </table:table-cell>
          <table:table-cell office:value-type="float" office:value="1" table:style-name="ce7">
            <text:p>1</text:p>
          </table:table-cell>
          <table:table-cell office:value-type="float" office:value="6" table:style-name="ce7">
            <text:p>6</text:p>
          </table:table-cell>
          <table:table-cell office:value-type="float" office:value="0" table:style-name="ce7">
            <text:p>0</text:p>
          </table:table-cell>
          <table:table-cell office:value-type="float" office:value="3" table:style-name="ce7">
            <text:p>3</text:p>
          </table:table-cell>
          <table:table-cell office:value-type="float" office:value="72" table:style-name="ce10">
            <text:p>72</text:p>
          </table:table-cell>
          <table:table-cell table:number-columns-repeated="16" table:style-name="ce3"/>
          <table:table-cell table:number-columns-repeated="16359"/>
        </table:table-row>
        <table:table-row table:style-name="ro3">
          <table:table-cell office:value-type="string" table:style-name="ce2">
            <text:p>DLUHC</text:p>
          </table:table-cell>
          <table:table-cell office:value-type="float" office:value="25" table:style-name="ce7">
            <text:p>25</text:p>
          </table:table-cell>
          <table:table-cell office:value-type="float" office:value="6" table:style-name="ce7">
            <text:p>6</text:p>
          </table:table-cell>
          <table:table-cell office:value-type="float" office:value="1" table:style-name="ce7">
            <text:p>1</text:p>
          </table:table-cell>
          <table:table-cell office:value-type="float" office:value="0" table:style-name="ce7">
            <text:p>0</text:p>
          </table:table-cell>
          <table:table-cell office:value-type="float" office:value="2" table:style-name="ce7">
            <text:p>2</text:p>
          </table:table-cell>
          <table:table-cell office:value-type="float" office:value="0" table:style-name="ce7">
            <text:p>0</text:p>
          </table:table-cell>
          <table:table-cell office:value-type="float" office:value="0" table:style-name="ce7">
            <text:p>0</text:p>
          </table:table-cell>
          <table:table-cell office:value-type="float" office:value="34" table:style-name="ce10">
            <text:p>34</text:p>
          </table:table-cell>
          <table:table-cell table:number-columns-repeated="16" table:style-name="ce3"/>
          <table:table-cell table:number-columns-repeated="16359"/>
        </table:table-row>
        <table:table-row table:style-name="ro3">
          <table:table-cell office:value-type="string" table:style-name="ce2">
            <text:p>DWP</text:p>
          </table:table-cell>
          <table:table-cell office:value-type="float" office:value="129" table:style-name="ce7">
            <text:p>129</text:p>
          </table:table-cell>
          <table:table-cell office:value-type="float" office:value="12" table:style-name="ce7">
            <text:p>12</text:p>
          </table:table-cell>
          <table:table-cell office:value-type="float" office:value="4" table:style-name="ce7">
            <text:p>4</text:p>
          </table:table-cell>
          <table:table-cell office:value-type="float" office:value="9" table:style-name="ce7">
            <text:p>9</text:p>
          </table:table-cell>
          <table:table-cell office:value-type="float" office:value="0" table:style-name="ce7">
            <text:p>0</text:p>
          </table:table-cell>
          <table:table-cell office:value-type="float" office:value="2" table:style-name="ce7">
            <text:p>2</text:p>
          </table:table-cell>
          <table:table-cell office:value-type="float" office:value="0" table:style-name="ce7">
            <text:p>0</text:p>
          </table:table-cell>
          <table:table-cell office:value-type="float" office:value="156" table:style-name="ce10">
            <text:p>156</text:p>
          </table:table-cell>
          <table:table-cell table:number-columns-repeated="16" table:style-name="ce3"/>
          <table:table-cell table:number-columns-repeated="16359"/>
        </table:table-row>
        <table:table-row table:style-name="ro3">
          <table:table-cell office:value-type="string" table:style-name="ce2">
            <text:p>FCDO</text:p>
          </table:table-cell>
          <table:table-cell office:value-type="float" office:value="145" table:style-name="ce7">
            <text:p>145</text:p>
          </table:table-cell>
          <table:table-cell office:value-type="float" office:value="8" table:style-name="ce7">
            <text:p>8</text:p>
          </table:table-cell>
          <table:table-cell office:value-type="float" office:value="4" table:style-name="ce7">
            <text:p>4</text:p>
          </table:table-cell>
          <table:table-cell office:value-type="float" office:value="5" table:style-name="ce7">
            <text:p>5</text:p>
          </table:table-cell>
          <table:table-cell office:value-type="float" office:value="3" table:style-name="ce7">
            <text:p>3</text:p>
          </table:table-cell>
          <table:table-cell office:value-type="float" office:value="1" table:style-name="ce7">
            <text:p>1</text:p>
          </table:table-cell>
          <table:table-cell office:value-type="float" office:value="79" table:style-name="ce7">
            <text:p>79</text:p>
          </table:table-cell>
          <table:table-cell office:value-type="float" office:value="245" table:style-name="ce10">
            <text:p>245</text:p>
          </table:table-cell>
          <table:table-cell table:number-columns-repeated="16" table:style-name="ce3"/>
          <table:table-cell table:number-columns-repeated="16359"/>
        </table:table-row>
        <table:table-row table:style-name="ro3">
          <table:table-cell office:value-type="string" table:style-name="ce2">
            <text:p>HMRC</text:p>
          </table:table-cell>
          <table:table-cell office:value-type="float" office:value="63" table:style-name="ce7">
            <text:p>63</text:p>
          </table:table-cell>
          <table:table-cell office:value-type="float" office:value="2" table:style-name="ce7">
            <text:p>2</text:p>
          </table:table-cell>
          <table:table-cell office:value-type="float" office:value="2" table:style-name="ce7">
            <text:p>2</text:p>
          </table:table-cell>
          <table:table-cell office:value-type="float" office:value="3" table:style-name="ce7">
            <text:p>3</text:p>
          </table:table-cell>
          <table:table-cell office:value-type="float" office:value="0" table:style-name="ce7">
            <text:p>0</text:p>
          </table:table-cell>
          <table:table-cell office:value-type="float" office:value="1" table:style-name="ce7">
            <text:p>1</text:p>
          </table:table-cell>
          <table:table-cell office:value-type="float" office:value="0" table:style-name="ce7">
            <text:p>0</text:p>
          </table:table-cell>
          <table:table-cell office:value-type="float" office:value="71" table:style-name="ce10">
            <text:p>71</text:p>
          </table:table-cell>
          <table:table-cell table:number-columns-repeated="16" table:style-name="ce3"/>
          <table:table-cell table:number-columns-repeated="16359"/>
        </table:table-row>
        <table:table-row table:style-name="ro3">
          <table:table-cell office:value-type="string" table:style-name="ce2">
            <text:p>HMT</text:p>
          </table:table-cell>
          <table:table-cell office:value-type="float" office:value="9" table:style-name="ce7">
            <text:p>9</text:p>
          </table:table-cell>
          <table:table-cell office:value-type="float" office:value="2" table:style-name="ce7">
            <text:p>2</text:p>
          </table:table-cell>
          <table:table-cell office:value-type="float" office:value="0" table:style-name="ce7">
            <text:p>0</text:p>
          </table:table-cell>
          <table:table-cell office:value-type="float" office:value="1" table:style-name="ce7">
            <text:p>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2" table:style-name="ce10">
            <text:p>12</text:p>
          </table:table-cell>
          <table:table-cell table:number-columns-repeated="16" table:style-name="ce3"/>
          <table:table-cell table:number-columns-repeated="16359"/>
        </table:table-row>
        <table:table-row table:style-name="ro3">
          <table:table-cell office:value-type="string" table:style-name="ce2">
            <text:p>HO</text:p>
          </table:table-cell>
          <table:table-cell office:value-type="float" office:value="95" table:style-name="ce7">
            <text:p>95</text:p>
          </table:table-cell>
          <table:table-cell office:value-type="float" office:value="5" table:style-name="ce7">
            <text:p>5</text:p>
          </table:table-cell>
          <table:table-cell office:value-type="float" office:value="1" table:style-name="ce7">
            <text:p>1</text:p>
          </table:table-cell>
          <table:table-cell office:value-type="float" office:value="8" table:style-name="ce7">
            <text:p>8</text:p>
          </table:table-cell>
          <table:table-cell office:value-type="float" office:value="0" table:style-name="ce7">
            <text:p>0</text:p>
          </table:table-cell>
          <table:table-cell office:value-type="float" office:value="0" table:style-name="ce7">
            <text:p>0</text:p>
          </table:table-cell>
          <table:table-cell office:value-type="float" office:value="12" table:style-name="ce7">
            <text:p>12</text:p>
          </table:table-cell>
          <table:table-cell office:value-type="float" office:value="121" table:style-name="ce10">
            <text:p>121</text:p>
          </table:table-cell>
          <table:table-cell table:number-columns-repeated="16" table:style-name="ce3"/>
          <table:table-cell table:number-columns-repeated="16359"/>
        </table:table-row>
        <table:table-row table:style-name="ro3">
          <table:table-cell office:value-type="string" table:style-name="ce2">
            <text:p>MOD</text:p>
          </table:table-cell>
          <table:table-cell office:value-type="float" office:value="429" table:style-name="ce7">
            <text:p>429</text:p>
          </table:table-cell>
          <table:table-cell office:value-type="float" office:value="14" table:style-name="ce7">
            <text:p>14</text:p>
          </table:table-cell>
          <table:table-cell office:value-type="float" office:value="3" table:style-name="ce7">
            <text:p>3</text:p>
          </table:table-cell>
          <table:table-cell office:value-type="float" office:value="10" table:style-name="ce7">
            <text:p>10</text:p>
          </table:table-cell>
          <table:table-cell office:value-type="float" office:value="6" table:style-name="ce7">
            <text:p>6</text:p>
          </table:table-cell>
          <table:table-cell office:value-type="float" office:value="0" table:style-name="ce7">
            <text:p>0</text:p>
          </table:table-cell>
          <table:table-cell office:value-type="float" office:value="0" table:style-name="ce7">
            <text:p>0</text:p>
          </table:table-cell>
          <table:table-cell office:value-type="float" office:value="462" table:style-name="ce10">
            <text:p>462</text:p>
          </table:table-cell>
          <table:table-cell table:number-columns-repeated="16" table:style-name="ce3"/>
          <table:table-cell table:number-columns-repeated="16359"/>
        </table:table-row>
        <table:table-row table:style-name="ro3">
          <table:table-cell office:value-type="string" table:style-name="ce2">
            <text:p>MOJ</text:p>
          </table:table-cell>
          <table:table-cell office:value-type="float" office:value="260" table:style-name="ce7">
            <text:p>260</text:p>
          </table:table-cell>
          <table:table-cell office:value-type="float" office:value="22" table:style-name="ce7">
            <text:p>22</text:p>
          </table:table-cell>
          <table:table-cell office:value-type="float" office:value="16" table:style-name="ce7">
            <text:p>16</text:p>
          </table:table-cell>
          <table:table-cell office:value-type="float" office:value="30" table:style-name="ce7">
            <text:p>30</text:p>
          </table:table-cell>
          <table:table-cell office:value-type="float" office:value="60" table:style-name="ce7">
            <text:p>60</text:p>
          </table:table-cell>
          <table:table-cell office:value-type="float" office:value="39" table:style-name="ce7">
            <text:p>39</text:p>
          </table:table-cell>
          <table:table-cell office:value-type="float" office:value="45" table:style-name="ce7">
            <text:p>45</text:p>
          </table:table-cell>
          <table:table-cell office:value-type="float" office:value="472" table:style-name="ce10">
            <text:p>472</text:p>
          </table:table-cell>
          <table:table-cell table:number-columns-repeated="16" table:style-name="ce3"/>
          <table:table-cell table:number-columns-repeated="16359"/>
        </table:table-row>
        <table:table-row table:style-name="ro3">
          <table:table-cell table:style-name="ce11"/>
          <table:table-cell office:value-type="float" office:value="1670" table:style-name="ce10">
            <text:p>1670</text:p>
          </table:table-cell>
          <table:table-cell office:value-type="float" office:value="104" table:style-name="ce10">
            <text:p>104</text:p>
          </table:table-cell>
          <table:table-cell office:value-type="float" office:value="44" table:style-name="ce10">
            <text:p>44</text:p>
          </table:table-cell>
          <table:table-cell office:value-type="float" office:value="74" table:style-name="ce10">
            <text:p>74</text:p>
          </table:table-cell>
          <table:table-cell office:value-type="float" office:value="171" table:style-name="ce10">
            <text:p>171</text:p>
          </table:table-cell>
          <table:table-cell office:value-type="float" office:value="73" table:style-name="ce10">
            <text:p>73</text:p>
          </table:table-cell>
          <table:table-cell office:value-type="float" office:value="181" table:style-name="ce10">
            <text:p>181</text:p>
          </table:table-cell>
          <table:table-cell office:value-type="float" office:value="2317" table:style-name="ce10">
            <text:p>2317</text:p>
          </table:table-cell>
          <table:table-cell table:number-columns-repeated="16" table:style-name="ce3"/>
          <table:table-cell table:number-columns-repeated="16359"/>
        </table:table-row>
        <table:table-row table:style-name="ro3">
          <table:table-cell table:number-columns-repeated="25" table:style-name="ce3"/>
          <table:table-cell table:number-columns-repeated="16359"/>
        </table:table-row>
        <table:table-row table:style-name="ro3">
          <table:table-cell office:value-type="string" table:style-name="ce12">
            <text:p>Other:</text:p>
          </table:table-cell>
          <table:table-cell office:value-type="string" table:number-columns-spanned="6" table:number-rows-spanned="1" table:style-name="ce36">
            <text:p>The service was not used during this period/ The service was temporarily suspended/ Contract is being handled by another department</text:p>
          </table:table-cell>
          <table:covered-table-cell table:number-columns-repeated="5"/>
          <table:table-cell table:number-columns-repeated="18" table:style-name="ce3"/>
          <table:table-cell table:number-columns-repeated="16359"/>
        </table:table-row>
        <table:table-row table:style-name="ro3">
          <table:table-cell office:value-type="string" table:style-name="ce12">
            <text:p>Contract count for quarter:</text:p>
          </table:table-cell>
          <table:table-cell office:value-type="float" office:value="845" table:style-name="ce13">
            <text:p>845</text:p>
          </table:table-cell>
          <table:table-cell table:number-columns-repeated="23" table:style-name="ce3"/>
          <table:table-cell table:number-columns-repeated="16359"/>
        </table:table-row>
        <table:table-row table:style-name="ro3">
          <table:table-cell office:value-type="string" table:style-name="ce14">
            <text:p>This performance table records performance of all KPIs returned including recently added ALB contracts and lower value contracts</text:p>
          </table:table-cell>
          <table:table-cell table:number-columns-repeated="24" table:style-name="ce3"/>
          <table:table-cell table:number-columns-repeated="16359"/>
        </table:table-row>
        <table:table-row table:number-rows-repeated="2" table:style-name="ro3">
          <table:table-cell table:number-columns-repeated="25" table:style-name="ce3"/>
          <table:table-cell table:number-columns-repeated="16359"/>
        </table:table-row>
        <table:table-row table:style-name="ro3">
          <table:table-cell office:value-type="string" table:number-columns-spanned="2" table:number-rows-spanned="1" table:style-name="ce38">
            <text:p>KPI League Table</text:p>
          </table:table-cell>
          <table:covered-table-cell/>
          <table:table-cell table:number-columns-repeated="4" table:style-name="ce15"/>
          <table:table-cell table:number-columns-repeated="19" table:style-name="ce3"/>
          <table:table-cell table:number-columns-repeated="16359"/>
        </table:table-row>
        <table:table-row table:style-name="ro3">
          <table:table-cell office:value-type="string" table:style-name="ce16">
            <text:p>Ranking</text:p>
          </table:table-cell>
          <table:table-cell office:value-type="string" table:style-name="ce17">
            <text:p>Department</text:p>
          </table:table-cell>
          <table:table-cell office:value-type="string" table:style-name="ce17">
            <text:p>Expected KPI Return</text:p>
          </table:table-cell>
          <table:table-cell office:value-type="string" table:style-name="ce17">
            <text:p>Returned KPIs</text:p>
          </table:table-cell>
          <table:table-cell office:value-type="string" table:style-name="ce17">
            <text:p>of which, KPIs Recorded Elsewhere</text:p>
          </table:table-cell>
          <table:table-cell office:value-type="string" table:style-name="ce17">
            <text:p>Return Rate</text:p>
          </table:table-cell>
          <table:table-cell table:number-columns-repeated="19" table:style-name="ce3"/>
          <table:table-cell table:number-columns-repeated="16359"/>
        </table:table-row>
        <table:table-row table:style-name="ro3">
          <table:table-cell office:value-type="float" office:value="1" table:style-name="ce18">
            <text:p>1</text:p>
          </table:table-cell>
          <table:table-cell office:value-type="string" table:style-name="ce19">
            <text:p>BEIS</text:p>
          </table:table-cell>
          <table:table-cell office:value-type="float" office:value="26" table:style-name="ce20">
            <text:p>26</text:p>
          </table:table-cell>
          <table:table-cell office:value-type="float" office:value="26" table:style-name="ce20">
            <text:p>26</text:p>
          </table:table-cell>
          <table:table-cell office:value-type="float" office:value="0" table:style-name="ce7">
            <text:p>0</text:p>
          </table:table-cell>
          <table:table-cell office:value-type="percentage" office:value="1" table:style-name="ce21">
            <text:p>100.00%</text:p>
          </table:table-cell>
          <table:table-cell table:number-columns-repeated="19" table:style-name="ce3"/>
          <table:table-cell table:number-columns-repeated="16359"/>
        </table:table-row>
        <table:table-row table:style-name="ro3">
          <table:table-cell office:value-type="float" office:value="1" table:style-name="ce18">
            <text:p>1</text:p>
          </table:table-cell>
          <table:table-cell office:value-type="string" table:style-name="ce19">
            <text:p>CO</text:p>
          </table:table-cell>
          <table:table-cell office:value-type="float" office:value="51" table:style-name="ce20">
            <text:p>51</text:p>
          </table:table-cell>
          <table:table-cell office:value-type="float" office:value="51" table:style-name="ce20">
            <text:p>51</text:p>
          </table:table-cell>
          <table:table-cell office:value-type="float" office:value="0" table:style-name="ce7">
            <text:p>0</text:p>
          </table:table-cell>
          <table:table-cell office:value-type="percentage" office:value="1" table:style-name="ce21">
            <text:p>100.00%</text:p>
          </table:table-cell>
          <table:table-cell table:number-columns-repeated="19" table:style-name="ce3"/>
          <table:table-cell table:number-columns-repeated="16359"/>
        </table:table-row>
        <table:table-row table:style-name="ro3">
          <table:table-cell office:value-type="float" office:value="1" table:style-name="ce18">
            <text:p>1</text:p>
          </table:table-cell>
          <table:table-cell office:value-type="string" table:style-name="ce19">
            <text:p>DCMS</text:p>
          </table:table-cell>
          <table:table-cell office:value-type="float" office:value="3" table:style-name="ce20">
            <text:p>3</text:p>
          </table:table-cell>
          <table:table-cell office:value-type="float" office:value="3" table:style-name="ce20">
            <text:p>3</text:p>
          </table:table-cell>
          <table:table-cell office:value-type="float" office:value="0" table:style-name="ce7">
            <text:p>0</text:p>
          </table:table-cell>
          <table:table-cell office:value-type="percentage" office:value="1" table:style-name="ce21">
            <text:p>100.00%</text:p>
          </table:table-cell>
          <table:table-cell table:number-columns-repeated="19" table:style-name="ce3"/>
          <table:table-cell table:number-columns-repeated="16359"/>
        </table:table-row>
        <table:table-row table:style-name="ro3">
          <table:table-cell office:value-type="float" office:value="1" table:style-name="ce18">
            <text:p>1</text:p>
          </table:table-cell>
          <table:table-cell office:value-type="string" table:style-name="ce19">
            <text:p>DIT</text:p>
          </table:table-cell>
          <table:table-cell office:value-type="float" office:value="60" table:style-name="ce20">
            <text:p>60</text:p>
          </table:table-cell>
          <table:table-cell office:value-type="float" office:value="60" table:style-name="ce22">
            <text:p>60</text:p>
          </table:table-cell>
          <table:table-cell office:value-type="float" office:value="3" table:style-name="ce7">
            <text:p>3</text:p>
          </table:table-cell>
          <table:table-cell office:value-type="percentage" office:value="1" table:style-name="ce21">
            <text:p>100.00%</text:p>
          </table:table-cell>
          <table:table-cell table:number-columns-repeated="19" table:style-name="ce3"/>
          <table:table-cell table:number-columns-repeated="16359"/>
        </table:table-row>
        <table:table-row table:style-name="ro3">
          <table:table-cell office:value-type="float" office:value="1" table:style-name="ce18">
            <text:p>1</text:p>
          </table:table-cell>
          <table:table-cell office:value-type="string" table:style-name="ce19">
            <text:p>DLUHC</text:p>
          </table:table-cell>
          <table:table-cell office:value-type="float" office:value="28" table:style-name="ce20">
            <text:p>28</text:p>
          </table:table-cell>
          <table:table-cell office:value-type="float" office:value="28" table:style-name="ce20">
            <text:p>28</text:p>
          </table:table-cell>
          <table:table-cell office:value-type="float" office:value="0" table:style-name="ce7">
            <text:p>0</text:p>
          </table:table-cell>
          <table:table-cell office:value-type="percentage" office:value="1" table:style-name="ce21">
            <text:p>100.00%</text:p>
          </table:table-cell>
          <table:table-cell table:number-columns-repeated="19" table:style-name="ce3"/>
          <table:table-cell table:number-columns-repeated="16359"/>
        </table:table-row>
        <table:table-row table:style-name="ro3">
          <table:table-cell office:value-type="float" office:value="1" table:style-name="ce18">
            <text:p>1</text:p>
          </table:table-cell>
          <table:table-cell office:value-type="string" table:style-name="ce19">
            <text:p>HMT</text:p>
          </table:table-cell>
          <table:table-cell office:value-type="float" office:value="9" table:style-name="ce20">
            <text:p>9</text:p>
          </table:table-cell>
          <table:table-cell office:value-type="float" office:value="9" table:style-name="ce20">
            <text:p>9</text:p>
          </table:table-cell>
          <table:table-cell office:value-type="float" office:value="0" table:style-name="ce7">
            <text:p>0</text:p>
          </table:table-cell>
          <table:table-cell office:value-type="percentage" office:value="1" table:style-name="ce21">
            <text:p>100.00%</text:p>
          </table:table-cell>
          <table:table-cell table:number-columns-repeated="19" table:style-name="ce3"/>
          <table:table-cell table:number-columns-repeated="16359"/>
        </table:table-row>
        <table:table-row table:style-name="ro3">
          <table:table-cell office:value-type="float" office:value="1" table:style-name="ce18">
            <text:p>1</text:p>
          </table:table-cell>
          <table:table-cell office:value-type="string" table:style-name="ce19">
            <text:p>HO</text:p>
          </table:table-cell>
          <table:table-cell office:value-type="float" office:value="73" table:style-name="ce20">
            <text:p>73</text:p>
          </table:table-cell>
          <table:table-cell office:value-type="float" office:value="73" table:style-name="ce20">
            <text:p>73</text:p>
          </table:table-cell>
          <table:table-cell office:value-type="float" office:value="12" table:style-name="ce7">
            <text:p>12</text:p>
          </table:table-cell>
          <table:table-cell office:value-type="percentage" office:value="1" table:style-name="ce21">
            <text:p>100.00%</text:p>
          </table:table-cell>
          <table:table-cell table:number-columns-repeated="19" table:style-name="ce3"/>
          <table:table-cell table:number-columns-repeated="16359"/>
        </table:table-row>
        <table:table-row table:style-name="ro3">
          <table:table-cell office:value-type="float" office:value="8" table:style-name="ce18">
            <text:p>8</text:p>
          </table:table-cell>
          <table:table-cell office:value-type="string" table:style-name="ce19">
            <text:p>FCDO</text:p>
          </table:table-cell>
          <table:table-cell office:value-type="float" office:value="131" table:style-name="ce20">
            <text:p>131</text:p>
          </table:table-cell>
          <table:table-cell office:value-type="float" office:value="130" table:style-name="ce20">
            <text:p>130</text:p>
          </table:table-cell>
          <table:table-cell office:value-type="float" office:value="79" table:style-name="ce7">
            <text:p>79</text:p>
          </table:table-cell>
          <table:table-cell office:value-type="percentage" office:value="0.99236641221374045" table:style-name="ce21">
            <text:p>99.24%</text:p>
          </table:table-cell>
          <table:table-cell table:number-columns-repeated="19" table:style-name="ce3"/>
          <table:table-cell table:number-columns-repeated="16359"/>
        </table:table-row>
        <table:table-row table:style-name="ro3">
          <table:table-cell office:value-type="float" office:value="9" table:style-name="ce18">
            <text:p>9</text:p>
          </table:table-cell>
          <table:table-cell office:value-type="string" table:style-name="ce19">
            <text:p>HMRC</text:p>
          </table:table-cell>
          <table:table-cell office:value-type="float" office:value="39" table:style-name="ce20">
            <text:p>39</text:p>
          </table:table-cell>
          <table:table-cell office:value-type="float" office:value="38" table:style-name="ce20">
            <text:p>38</text:p>
          </table:table-cell>
          <table:table-cell office:value-type="float" office:value="0" table:style-name="ce7">
            <text:p>0</text:p>
          </table:table-cell>
          <table:table-cell office:value-type="percentage" office:value="0.97435897435897434" table:style-name="ce21">
            <text:p>97.44%</text:p>
          </table:table-cell>
          <table:table-cell table:number-columns-repeated="19" table:style-name="ce3"/>
          <table:table-cell table:number-columns-repeated="16359"/>
        </table:table-row>
        <table:table-row table:style-name="ro3">
          <table:table-cell office:value-type="float" office:value="10" table:style-name="ce18">
            <text:p>10</text:p>
          </table:table-cell>
          <table:table-cell office:value-type="string" table:style-name="ce19">
            <text:p>DWP</text:p>
          </table:table-cell>
          <table:table-cell office:value-type="float" office:value="89" table:style-name="ce20">
            <text:p>89</text:p>
          </table:table-cell>
          <table:table-cell office:value-type="float" office:value="85" table:style-name="ce20">
            <text:p>85</text:p>
          </table:table-cell>
          <table:table-cell office:value-type="float" office:value="0" table:style-name="ce7">
            <text:p>0</text:p>
          </table:table-cell>
          <table:table-cell office:value-type="percentage" office:value="0.9550561797752809" table:style-name="ce21">
            <text:p>95.51%</text:p>
          </table:table-cell>
          <table:table-cell table:style-name="ce3"/>
          <table:table-cell table:style-name="ce13"/>
          <table:table-cell table:number-columns-repeated="17" table:style-name="ce3"/>
          <table:table-cell table:number-columns-repeated="16359"/>
        </table:table-row>
        <table:table-row table:style-name="ro3">
          <table:table-cell office:value-type="float" office:value="11" table:style-name="ce18">
            <text:p>11</text:p>
          </table:table-cell>
          <table:table-cell office:value-type="string" table:style-name="ce19">
            <text:p>DFT</text:p>
          </table:table-cell>
          <table:table-cell office:value-type="float" office:value="78" table:style-name="ce20">
            <text:p>78</text:p>
          </table:table-cell>
          <table:table-cell office:value-type="float" office:value="72" table:style-name="ce20">
            <text:p>72</text:p>
          </table:table-cell>
          <table:table-cell office:value-type="float" office:value="42" table:style-name="ce7">
            <text:p>42</text:p>
          </table:table-cell>
          <table:table-cell office:value-type="percentage" office:value="0.92307692307692313" table:style-name="ce21">
            <text:p>92.31%</text:p>
          </table:table-cell>
          <table:table-cell table:number-columns-repeated="19" table:style-name="ce3"/>
          <table:table-cell table:number-columns-repeated="16359"/>
        </table:table-row>
        <table:table-row table:style-name="ro3">
          <table:table-cell office:value-type="float" office:value="12" table:style-name="ce18">
            <text:p>12</text:p>
          </table:table-cell>
          <table:table-cell office:value-type="string" table:style-name="ce19">
            <text:p>MOJ</text:p>
          </table:table-cell>
          <table:table-cell office:value-type="float" office:value="310" table:style-name="ce20">
            <text:p>310</text:p>
          </table:table-cell>
          <table:table-cell office:value-type="float" office:value="282" table:style-name="ce20">
            <text:p>282</text:p>
          </table:table-cell>
          <table:table-cell office:value-type="float" office:value="45" table:style-name="ce7">
            <text:p>45</text:p>
          </table:table-cell>
          <table:table-cell office:value-type="percentage" office:value="0.9096774193548387" table:style-name="ce21">
            <text:p>90.97%</text:p>
          </table:table-cell>
          <table:table-cell table:number-columns-repeated="19" table:style-name="ce3"/>
          <table:table-cell table:number-columns-repeated="16359"/>
        </table:table-row>
        <table:table-row table:style-name="ro3">
          <table:table-cell office:value-type="float" office:value="13" table:style-name="ce18">
            <text:p>13</text:p>
          </table:table-cell>
          <table:table-cell office:value-type="string" table:style-name="ce19">
            <text:p>MOD</text:p>
          </table:table-cell>
          <table:table-cell office:value-type="float" office:value="161" table:style-name="ce20">
            <text:p>161</text:p>
          </table:table-cell>
          <table:table-cell office:value-type="float" office:value="124" table:style-name="ce20">
            <text:p>124</text:p>
          </table:table-cell>
          <table:table-cell office:value-type="float" office:value="0" table:style-name="ce7">
            <text:p>0</text:p>
          </table:table-cell>
          <table:table-cell office:value-type="percentage" office:value="0.77018633540372672" table:style-name="ce21">
            <text:p>77.02%</text:p>
          </table:table-cell>
          <table:table-cell table:number-columns-repeated="19" table:style-name="ce3"/>
          <table:table-cell table:number-columns-repeated="16359"/>
        </table:table-row>
        <table:table-row table:style-name="ro3">
          <table:table-cell office:value-type="float" office:value="14" table:style-name="ce18">
            <text:p>14</text:p>
          </table:table-cell>
          <table:table-cell office:value-type="string" table:style-name="ce23">
            <text:p>DHSC</text:p>
          </table:table-cell>
          <table:table-cell office:value-type="float" office:value="210" table:style-name="ce20">
            <text:p>210</text:p>
          </table:table-cell>
          <table:table-cell office:value-type="float" office:value="155" table:style-name="ce20">
            <text:p>155</text:p>
          </table:table-cell>
          <table:table-cell office:value-type="float" office:value="0" table:style-name="ce7">
            <text:p>0</text:p>
          </table:table-cell>
          <table:table-cell office:value-type="percentage" office:value="0.73809523809523814" table:style-name="ce24">
            <text:p>73.81%</text:p>
          </table:table-cell>
          <table:table-cell table:number-columns-repeated="19" table:style-name="ce3"/>
          <table:table-cell table:number-columns-repeated="16359"/>
        </table:table-row>
        <table:table-row table:style-name="ro3">
          <table:table-cell office:value-type="float" office:value="15" table:style-name="ce18">
            <text:p>15</text:p>
          </table:table-cell>
          <table:table-cell office:value-type="string" table:style-name="ce23">
            <text:p>DFE</text:p>
          </table:table-cell>
          <table:table-cell office:value-type="float" office:value="91" table:style-name="ce20">
            <text:p>91</text:p>
          </table:table-cell>
          <table:table-cell office:value-type="float" office:value="67" table:style-name="ce20">
            <text:p>67</text:p>
          </table:table-cell>
          <table:table-cell office:value-type="float" office:value="0" table:style-name="ce7">
            <text:p>0</text:p>
          </table:table-cell>
          <table:table-cell office:value-type="percentage" office:value="0.73626373626373631" table:style-name="ce24">
            <text:p>73.63%</text:p>
          </table:table-cell>
          <table:table-cell table:number-columns-repeated="19" table:style-name="ce3"/>
          <table:table-cell table:number-columns-repeated="16359"/>
        </table:table-row>
        <table:table-row table:style-name="ro3">
          <table:table-cell office:value-type="float" office:value="16" table:style-name="ce18">
            <text:p>16</text:p>
          </table:table-cell>
          <table:table-cell office:value-type="string" table:style-name="ce23">
            <text:p>DEFRA</text:p>
          </table:table-cell>
          <table:table-cell office:value-type="float" office:value="43" table:style-name="ce20">
            <text:p>43</text:p>
          </table:table-cell>
          <table:table-cell office:value-type="float" office:value="28" table:style-name="ce20">
            <text:p>28</text:p>
          </table:table-cell>
          <table:table-cell office:value-type="float" office:value="0" table:style-name="ce25">
            <text:p>0</text:p>
          </table:table-cell>
          <table:table-cell office:value-type="percentage" office:value="0.65116279069767447" table:style-name="ce24">
            <text:p>65.12%</text:p>
          </table:table-cell>
          <table:table-cell table:number-columns-repeated="19" table:style-name="ce3"/>
          <table:table-cell table:number-columns-repeated="16359"/>
        </table:table-row>
        <table:table-row table:style-name="ro3">
          <table:table-cell office:value-type="string" table:style-name="ce26">
            <text:p>Total</text:p>
          </table:table-cell>
          <table:table-cell table:style-name="ce27"/>
          <table:table-cell office:value-type="float" office:value="1402" table:style-name="ce28">
            <text:p>1402</text:p>
          </table:table-cell>
          <table:table-cell office:value-type="float" office:value="1231" table:style-name="ce28">
            <text:p>1231</text:p>
          </table:table-cell>
          <table:table-cell office:value-type="float" office:value="181" table:style-name="ce29">
            <text:p>181</text:p>
          </table:table-cell>
          <table:table-cell office:value-type="percentage" office:value="0.8780313837" table:style-name="ce30">
            <text:p>87.80%</text:p>
          </table:table-cell>
          <table:table-cell table:number-columns-repeated="19" table:style-name="ce3"/>
          <table:table-cell table:number-columns-repeated="16359"/>
        </table:table-row>
        <table:table-row table:style-name="ro3">
          <table:table-cell table:number-columns-repeated="6" table:style-name="ce15"/>
          <table:table-cell table:number-columns-repeated="19" table:style-name="ce3"/>
          <table:table-cell table:number-columns-repeated="16359"/>
        </table:table-row>
        <table:table-row table:style-name="ro3">
          <table:table-cell office:value-type="string" table:style-name="ce31">
            <text:p>Expected KPI Return:</text:p>
          </table:table-cell>
          <table:table-cell office:value-type="string" table:number-columns-spanned="7" table:number-rows-spanned="1" table:style-name="ce39">
            <text:p>The number of gold contract KPIs originally reported by the department as originally in-scope for publication, including ALBs and subsequently included smaller contracts</text:p>
          </table:table-cell>
          <table:covered-table-cell table:number-columns-repeated="6"/>
          <table:table-cell table:number-columns-repeated="17" table:style-name="ce3"/>
          <table:table-cell table:number-columns-repeated="16359"/>
        </table:table-row>
        <table:table-row table:style-name="ro2">
          <table:table-cell office:value-type="string" table:style-name="ce31">
            <text:p>Returned KPIs:</text:p>
          </table:table-cell>
          <table:table-cell office:value-type="string" table:number-columns-spanned="6" table:number-rows-spanned="1" table:style-name="ce39">
            <text:p>The number of the expected gold contract KPIs with performance rating approved for publication for the quarter, including those already published elsewhere</text:p>
          </table:table-cell>
          <table:covered-table-cell table:number-columns-repeated="5"/>
          <table:table-cell table:number-columns-repeated="18" table:style-name="ce3"/>
          <table:table-cell table:number-columns-repeated="16359"/>
        </table:table-row>
        <table:table-row table:number-rows-repeated="953" table:style-name="ro2">
          <table:table-cell table:number-columns-repeated="25" table:style-name="ce3"/>
          <table:table-cell table:number-columns-repeated="16359"/>
        </table:table-row>
        <table:table-row table:number-rows-repeated="1047576" table:style-name="ro3">
          <table:table-cell table:number-columns-repeated="16384"/>
        </table:table-row>
      </table:table>
      <table:database-ranges>
        <table:database-range table:target-range-address="20220428_Oct_Nov_Dec_Data.A1:20220428_Oct_Nov_Dec_Data.I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percentage-style style:name="N14">
      <number:number number:decimal-places="2" number:min-integer-digits="1"/>
      <number:text>%</number:text>
    </number:percentag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fo:color="#000000"/>
    </style:style>
    <style:default-style style:family="graphic">
      <style:graphic-properties draw:fill="solid" draw:fill-color="#4f81bd" draw:opacity="100%" draw:stroke="solid" svg:stroke-width="0.01389in" svg:stroke-color="#385d8a"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410</meta:generator>
    <dc:creator>Microsoft Office User</dc:creator>
    <meta:creation-date>2022-04-22T07:53:36Z</meta:creation-date>
    <dc:date>2022-04-27T15:09:18Z</dc:date>
  </office:meta>
</office:document-meta>
</file>